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Times New Roman" svg:font-family="'Times New Roman'"/>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0.298in"/>
    </style:style>
    <style:style style:name="co2" style:family="table-column">
      <style:table-column-properties fo:break-before="auto" style:column-width="3.4756in"/>
    </style:style>
    <style:style style:name="co3" style:family="table-column">
      <style:table-column-properties fo:break-before="auto" style:column-width="0.7181in"/>
    </style:style>
    <style:style style:name="co4" style:family="table-column">
      <style:table-column-properties fo:break-before="auto" style:column-width="0.6236in"/>
    </style:style>
    <style:style style:name="co5" style:family="table-column">
      <style:table-column-properties fo:break-before="auto" style:column-width="0.1016in"/>
    </style:style>
    <style:style style:name="co6" style:family="table-column">
      <style:table-column-properties fo:break-before="auto" style:column-width="0.452in"/>
    </style:style>
    <style:style style:name="co7" style:family="table-column">
      <style:table-column-properties fo:break-before="auto" style:column-width="0.3327in"/>
    </style:style>
    <style:style style:name="co8" style:family="table-column">
      <style:table-column-properties fo:break-before="auto" style:column-width="1.3772in"/>
    </style:style>
    <style:style style:name="co9" style:family="table-column">
      <style:table-column-properties fo:break-before="auto" style:column-width="0.7008in"/>
    </style:style>
    <style:style style:name="co10" style:family="table-column">
      <style:table-column-properties fo:break-before="auto" style:column-width="0.889in"/>
    </style:style>
    <style:style style:name="co11" style:family="table-column">
      <style:table-column-properties fo:break-before="auto" style:column-width="3.4673in"/>
    </style:style>
    <style:style style:name="co12" style:family="table-column">
      <style:table-column-properties fo:break-before="auto" style:column-width="0.8374in"/>
    </style:style>
    <style:style style:name="co13" style:family="table-column">
      <style:table-column-properties fo:break-before="auto" style:column-width="1.7626in"/>
    </style:style>
    <style:style style:name="co14" style:family="table-column">
      <style:table-column-properties fo:break-before="auto" style:column-width="0.7602in"/>
    </style:style>
    <style:style style:name="co15" style:family="table-column">
      <style:table-column-properties fo:break-before="auto" style:column-width="1.4201in"/>
    </style:style>
    <style:style style:name="co16" style:family="table-column">
      <style:table-column-properties fo:break-before="auto" style:column-width="1.4543in"/>
    </style:style>
    <style:style style:name="ro1" style:family="table-row">
      <style:table-row-properties style:row-height="1.1665in" fo:break-before="auto" style:use-optimal-row-height="false"/>
    </style:style>
    <style:style style:name="ro2" style:family="table-row">
      <style:table-row-properties style:row-height="0.2035in" fo:break-before="auto" style:use-optimal-row-height="false"/>
    </style:style>
    <style:style style:name="ro3" style:family="table-row">
      <style:table-row-properties style:row-height="0.352in" fo:break-before="auto" style:use-optimal-row-height="false"/>
    </style:style>
    <style:style style:name="ro4" style:family="table-row">
      <style:table-row-properties style:row-height="0.2035in" fo:break-before="page" style:use-optimal-row-height="false"/>
    </style:style>
    <style:style style:name="ro5" style:family="table-row">
      <style:table-row-properties style:row-height="0.178in" fo:break-before="auto" style:use-optimal-row-height="false"/>
    </style:style>
    <style:style style:name="ro6" style:family="table-row">
      <style:table-row-properties style:row-height="0.3209in" fo:break-before="auto" style:use-optimal-row-height="false"/>
    </style:style>
    <style:style style:name="ro7" style:family="table-row">
      <style:table-row-properties style:row-height="0.2209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198in" fo:break-before="auto" style:use-optimal-row-height="false"/>
    </style:style>
    <style:style style:name="ro10" style:family="table-row">
      <style:table-row-properties style:row-height="0.3043in" fo:break-before="auto" style:use-optimal-row-height="false"/>
    </style:style>
    <style:style style:name="ro11" style:family="table-row">
      <style:table-row-properties style:row-height="0.5583in" fo:break-before="auto" style:use-optimal-row-height="false"/>
    </style:style>
    <style:style style:name="ro12" style:family="table-row">
      <style:table-row-properties style:row-height="0.8126in" fo:break-before="auto" style:use-optimal-row-height="false"/>
    </style:style>
    <style:style style:name="ro13" style:family="table-row">
      <style:table-row-properties style:row-height="0.1835in" fo:break-before="auto" style:use-optimal-row-height="false"/>
    </style:style>
    <style:style style:name="ro14" style:family="table-row">
      <style:table-row-properties style:row-height="0.2035in" fo:break-before="auto" style:use-optimal-row-height="true"/>
    </style:style>
    <style:style style:name="ro15" style:family="table-row">
      <style:table-row-properties style:row-height="0.178in" fo:break-before="auto" style:use-optimal-row-height="true"/>
    </style:style>
    <style:style style:name="ta1" style:family="table" style:master-page-name="PageStyle_5f_Comp_20_Market_20_data">
      <style:table-properties table:display="true" style:writing-mode="lr-tb"/>
    </style:style>
    <style:style style:name="ta2" style:family="table" style:master-page-name="PageStyle_5f_Current_20_Employees">
      <style:table-properties table:display="true" style:writing-mode="lr-tb"/>
    </style:style>
    <style:style style:name="ta3" style:family="table" style:master-page-name="Default">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text-style style:name="N100">
      <number:text-content/>
    </number:text-style>
    <style:style style:name="ce1" style:family="table-cell" style:parent-style-name="Default">
      <style:table-cell-properties style:glyph-orientation-vertical="0" fo:background-color="#ffff00" style:diagonal-bl-tr="none" style:diagonal-tl-br="none" style:text-align-source="fix" style:repeat-content="false" fo:wrap-option="wrap" fo:border="1.76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style:glyph-orientation-vertical="0" fo:background-color="#ffff00" style:diagonal-bl-tr="none" style:diagonal-tl-br="none" style:text-align-source="fix" style:repeat-content="false" fo:wrap-option="wrap" fo:border="1.76pt solid #000000"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4" style:family="table-cell" style:parent-style-name="Default">
      <style:table-cell-properties fo:border-bottom="none" fo:background-color="#ffffff" style:diagonal-bl-tr="none" style:diagonal-tl-br="none" fo:border-left="1.76pt solid #000000" fo:padding="0.028in" fo:border-right="1.76pt solid #000000"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1.76pt solid #000000" fo:background-color="#ffffff"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none" style:diagonal-bl-tr="none" style:diagonal-tl-br="none" fo:background-color="transparent" fo:border-left="1.76pt solid #000000" fo:padding="0.028in" fo:border-right="1.76pt solid #000000"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1.76pt solid #000000" style:diagonal-bl-tr="none" style:diagonal-tl-br="none" fo:background-color="transparent"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none" style:diagonal-bl-tr="none" style:diagonal-tl-br="none" fo:background-color="transparent"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1.76pt solid #000000" style:diagonal-bl-tr="none" style:diagonal-tl-br="none" fo:background-color="transparent"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1.76pt solid #000000"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style:diagonal-bl-tr="none" style:diagonal-tl-br="none" fo:background-color="transparent"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4"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1.76pt solid #000000"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28in" fo:border-right="1.76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28in" fo:border-right="1.76pt solid #000000"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124">
      <style:table-cell-properties style:glyph-orientation-vertical="0" fo:border-bottom="1.76pt solid #000000" fo:background-color="#ffff00" style:diagonal-bl-tr="none" style:diagonal-tl-br="none" style:text-align-source="fix" style:repeat-content="false" fo:wrap-option="wrap" fo:border-left="none" style:direction="ltr" fo:padding="0.028in" fo:border-right="1.76pt solid #000000" style:rotation-angle="90" style:rotation-align="bottom" style:shrink-to-fit="false" fo:border-top="1.76pt solid #000000"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Excel_5f_BuiltIn_5f_Comma" style:data-style-name="N124">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Excel_5f_BuiltIn_5f_Comma" style:data-style-name="N124">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data-style-name="N12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data-style-name="N132">
      <style:table-cell-properties style:glyph-orientation-vertical="0" fo:background-color="#ffff00" style:diagonal-bl-tr="none" style:diagonal-tl-br="none" style:text-align-source="fix" style:repeat-content="false" fo:wrap-option="wrap" fo:border="1.76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Excel_5f_BuiltIn_5f_Comma">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124">
      <style:table-cell-properties style:glyph-orientation-vertical="0" fo:background-color="#ffff00" style:diagonal-bl-tr="none" style:diagonal-tl-br="none" style:text-align-source="fix" style:repeat-content="false" fo:wrap-option="no-wrap" fo:border="1.76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Excel_5f_BuiltIn_5f_Comma" style:data-style-name="N124">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fo:color="#0066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data-style-name="N124">
      <style:table-cell-properties style:glyph-orientation-vertical="0" fo:background-color="#ffff00" style:diagonal-bl-tr="none" style:diagonal-tl-br="none" style:text-align-source="fix" style:repeat-content="false" fo:wrap-option="wrap" fo:border="1.76pt solid #000000" style:direction="ltr" fo:padding="0.028in" style:rotation-angle="90" style:rotation-align="bottom"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Excel_5f_BuiltIn_5f_Comma">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Excel_5f_BuiltIn_5f_Comma">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Excel_5f_BuiltIn_5f_Comma" style:data-style-name="N124">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Excel_5f_BuiltIn_5f_Comma" style:data-style-name="N124">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Excel_5f_BuiltIn_5f_Comma"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Excel_5f_BuiltIn_5f_Comma"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5f_BuiltIn_5f_Comma"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1.76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5f_BuiltIn_5f_Comma" style:data-style-name="N124">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Excel_5f_BuiltIn_5f_Comma" style:data-style-name="N12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5f_BuiltIn_5f_Comma" style:data-style-name="N12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5f_BuiltIn_5f_Comma"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5f_BuiltIn_5f_Comma"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Excel_5f_BuiltIn_5f_Comma"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028in" fo:border-right="1.76pt solid #000000"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124">
      <style:table-cell-properties style:glyph-orientation-vertical="0" fo:background-color="#ffff00"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24">
      <style:table-cell-properties fo:border-bottom="none" fo:background-color="#ffff99"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data-style-name="N124">
      <style:table-cell-properties fo:border-bottom="1.76pt solid #000000" fo:background-color="#ffff99"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data-style-name="N134">
      <style:table-cell-properties fo:border-bottom="none" fo:background-color="#ffff99" style:diagonal-bl-tr="none" style:diagonal-tl-br="none" fo:border-left="1.76pt solid #000000" fo:padding="0.028in" fo:border-right="1.76pt solid #000000"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data-style-name="N134">
      <style:table-cell-properties fo:border-bottom="none" fo:background-color="#ffff99"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data-style-name="N124">
      <style:table-cell-properties fo:border-bottom="none" fo:background-color="#ffff99" style:diagonal-bl-tr="none" style:diagonal-tl-br="none" fo:border-left="1.76pt solid #000000" fo:padding="0.028in" fo:border-right="1.76pt solid #000000" style:rotation-align="none" fo:border-top="1.76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data-style-name="N124">
      <style:table-cell-properties fo:border-bottom="1.76pt solid #000000" fo:background-color="#ffff99"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124">
      <style:table-cell-properties fo:border-bottom="none" fo:background-color="#ffff99"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data-style-name="N134">
      <style:table-cell-properties fo:border-bottom="1.76pt solid #000000" fo:background-color="#ffff99"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124">
      <style:table-cell-properties fo:border-bottom="none" fo:background-color="#ffff99"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data-style-name="N124">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fo:background-color="#ffff00" style:diagonal-bl-tr="none" style:diagonal-tl-br="none" style:text-align-source="fix" style:repeat-content="false" fo:wrap-option="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Default" style:data-style-name="N1">
      <style:table-cell-properties style:glyph-orientation-vertical="0" fo:border-bottom="none" fo:background-color="#ccccff"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data-style-name="N1">
      <style:table-cell-properties style:glyph-orientation-vertical="0" fo:border-bottom="none" fo:background-color="#ccccff"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data-style-name="N1">
      <style:table-cell-properties style:glyph-orientation-vertical="0" fo:border-bottom="1.76pt solid #000000" fo:background-color="#ccccff"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Excel_5f_BuiltIn_5f_Comma" style:data-style-name="N124">
      <style:table-cell-properties style:glyph-orientation-vertical="0" fo:border-bottom="none" fo:background-color="#ccccff"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Excel_5f_BuiltIn_5f_Comma" style:data-style-name="N124">
      <style:table-cell-properties style:glyph-orientation-vertical="0" fo:border-bottom="none" fo:background-color="#ccccff"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Excel_5f_BuiltIn_5f_Comma" style:data-style-name="N124">
      <style:table-cell-properties style:glyph-orientation-vertical="0" fo:border-bottom="1.76pt solid #000000" fo:background-color="#ccccff" style:cell-protect="protected" style:print-content="true" style:diagonal-bl-tr="none" style:diagonal-tl-br="none" style:text-align-source="fix"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Excel_5f_BuiltIn_5f_Comma" style:data-style-name="N124">
      <style:table-cell-properties style:glyph-orientation-vertical="0" fo:border-bottom="none" fo:background-color="#ccccff"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Excel_5f_BuiltIn_5f_Comma" style:data-style-name="N124">
      <style:table-cell-properties style:glyph-orientation-vertical="0" fo:border-bottom="none" fo:background-color="#ccccff"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5f_BuiltIn_5f_Comma" style:data-style-name="N124">
      <style:table-cell-properties style:glyph-orientation-vertical="0" fo:border-bottom="1.76pt solid #000000" fo:background-color="#ccccff"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5f_BuiltIn_5f_Percent">
      <style:table-cell-properties style:glyph-orientation-vertical="0" fo:background-color="#ffff00" style:cell-protect="protected" style:print-content="true" style:diagonal-bl-tr="none" style:diagonal-tl-br="none" style:text-align-source="fix" style:repeat-content="false" fo:wrap-option="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 style:family="table-cell" style:parent-style-name="Excel_5f_BuiltIn_5f_Percent" style:data-style-name="N0">
      <style:table-cell-properties style:glyph-orientation-vertical="0" fo:border-bottom="none" fo:background-color="#ccccff"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 style:family="table-cell" style:parent-style-name="Excel_5f_BuiltIn_5f_Percent" style:data-style-name="N0">
      <style:table-cell-properties style:glyph-orientation-vertical="0" fo:border-bottom="none" fo:background-color="#ccccff"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Excel_5f_BuiltIn_5f_Percent" style:data-style-name="N0">
      <style:table-cell-properties style:glyph-orientation-vertical="0" fo:border-bottom="1.76pt solid #000000" fo:background-color="#ccccff" style:cell-protect="protected" style:print-content="true"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data-style-name="N133">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style:glyph-orientation-vertical="0" fo:background-color="#c0c0c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6945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4"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7" style:family="table-cell" style:parent-style-name="Default">
      <style:table-cell-properties style:glyph-orientation-vertical="0" fo:background-color="#c0c0c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8" style:family="table-cell" style:parent-style-name="Default" style:data-style-name="N1">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tru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automatic"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Default" style:data-style-name="N3">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tru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style:glyph-orientation-vertical="0" fo:background-color="#c0c0c0" style:diagonal-bl-tr="none" style:diagonal-tl-br="none" style:text-align-source="fix" style:repeat-content="false" fo:wrap-option="wrap" fo:border="0.74pt solid #000000" style:direction="ltr" fo:padding="0.028in" style:rotation-angle="0" style:rotation-align="none" style:shrink-to-fit="false" style:vertical-align="top" loext:vertical-justify="auto"/>
      <style:paragraph-properties fo:text-align="start" css3t:text-justify="auto" fo:margin-left="0.139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5"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0" style:family="table-cell" style:parent-style-name="Default">
      <style:text-properties fo:font-weight="bold" style:font-weight-asian="bold" style:font-weight-complex="bold"/>
    </style:style>
    <style:style style:name="T1" style:family="text">
      <style:text-properties style:font-name="Arial" style:use-window-font-color="true"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2" style:family="text">
      <style:text-properties style:font-name="Arial" style:use-window-font-color="true"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11pt" style:font-size-asian="11pt" style:font-size-complex="11pt"/>
    </style:style>
    <style:style style:name="T3" style:family="text">
      <style:text-properties style:font-name="Arial" style:use-window-font-color="true" style:font-style-asian="normal" style:font-weight-complex="bold" style:font-weight-asian="bold" style:font-size-complex="11pt" style:font-size-asian="11pt" style:font-name-complex="Arial" fo:text-shadow="none" style:text-position="0% 100%" style:text-outline="false" fo:font-style="normal" style:text-line-through-type="none" style:text-underline-style="none" style:text-underline-color="font-color" fo:font-weight="bold" fo:font-size="11pt" style:font-style-complex="normal"/>
    </style:style>
    <style:style style:name="T4" style:family="text">
      <style:text-properties style:font-name="Arial" style:use-window-font-color="true" style:font-style-asian="normal" style:font-name-complex="Arial" fo:text-shadow="none" style:text-position="0% 100%" style:text-outline="false" fo:font-style="normal" style:text-line-through-type="none" style:text-underline-style="none" style:text-underline-color="font-color" style:font-style-complex="normal" fo:font-size="10pt" fo:font-weight="normal" style:font-size-asian="10pt" style:font-size-complex="10pt" style:font-weight-asian="normal" style:font-weight-complex="normal"/>
    </style:style>
    <style:style style:name="T5" style:family="text">
      <style:text-properties style:font-style-complex="normal" style:font-name="Arial" fo:font-size="11pt" fo:font-weight="bold" style:text-underline-style="none" style:text-underline-color="font-color" style:text-line-through-type="none" fo:font-style="normal" style:text-outline="false" style:text-position="0% 100%" fo:text-shadow="none" style:font-name-complex="Arial" style:font-size-asian="11pt" style:font-size-complex="11pt" style:font-weight-asian="bold" style:font-weight-complex="bold" style:font-style-asian="normal" style:use-window-font-color="true"/>
    </style:style>
    <style:style style:name="T6" style:family="text">
      <style:text-properties style:font-style-complex="normal" style:font-name="Arial" fo:font-weight="bold" style:text-underline-style="none" style:text-underline-color="font-color" style:text-line-through-type="none" fo:font-style="normal" style:text-outline="false" style:text-position="0% 100%" fo:text-shadow="none" style:font-name-complex="Arial" style:font-weight-asian="bold" style:font-weight-complex="bold" style:font-style-asian="normal" style:use-window-font-color="true" fo:font-size="10pt" style:font-size-asian="10pt" style:font-size-complex="10pt"/>
    </style:style>
    <style:style style:name="T7" style:family="text">
      <style:text-properties style:font-style-complex="normal" style:font-name="Arial" style:text-underline-style="none" style:text-underline-color="font-color" style:text-line-through-type="none" fo:font-style="normal" style:text-outline="false" style:text-position="0% 100%" fo:text-shadow="none" style:font-name-complex="Arial" style:font-style-asian="normal" style:use-window-font-color="true" fo:font-size="10pt" style:font-size-asian="10pt" style:font-size-complex="10pt" fo:font-weight="normal" style:font-weight-asian="normal" style:font-weight-complex="normal"/>
    </style:style>
    <style:style style:name="T8"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tracked-changes>
        <table:cell-content-change table:id="ct1">
          <table:cell-address table:column="9" table:row="5" table:table="0"/>
          <office:change-info>
            <dc:creator> </dc:creator>
            <dc:date>2022-03-08T02:54:00</dc:date>
          </office:change-info>
          <table:previous>
            <table:change-track-table-cell/>
          </table:previous>
        </table:cell-content-change>
        <table:cell-content-change table:id="ct2">
          <table:cell-address table:column="10" table:row="5" table:table="0"/>
          <office:change-info>
            <dc:creator> </dc:creator>
            <dc:date>2022-03-08T02:54:00</dc:date>
          </office:change-info>
          <table:previous>
            <table:change-track-table-cell/>
          </table:previous>
        </table:cell-content-change>
        <table:cell-content-change table:id="ct3">
          <table:cell-address table:column="6" table:row="7" table:table="0"/>
          <office:change-info>
            <dc:creator> </dc:creator>
            <dc:date>2022-03-08T02:54:00</dc:date>
          </office:change-info>
          <table:previous>
            <table:change-track-table-cell/>
          </table:previous>
        </table:cell-content-change>
        <table:cell-content-change table:id="ct4">
          <table:cell-address table:column="1" table:row="33" table:table="0"/>
          <office:change-info>
            <dc:creator> </dc:creator>
            <dc:date>2022-03-08T03:04:17.019824332</dc:date>
          </office:change-info>
          <table:previous>
            <table:change-track-table-cell office:value-type="string">
              <text:p>contract</text:p>
            </table:change-track-table-cell>
          </table:previous>
        </table:cell-content-change>
        <table:cell-content-change table:id="ct5">
          <table:cell-address table:column="2" table:row="33" table:table="0"/>
          <office:change-info>
            <dc:creator> </dc:creator>
            <dc:date>2022-03-08T03:05:56.340912648</dc:date>
          </office:change-info>
          <table:previous>
            <table:change-track-table-cell office:value-type="string">
              <text:p>contract</text:p>
            </table:change-track-table-cell>
          </table:previous>
        </table:cell-content-change>
        <table:cell-content-change table:id="ct6">
          <table:cell-address table:column="2" table:row="33" table:table="0"/>
          <office:change-info>
            <dc:creator> </dc:creator>
            <dc:date>2022-03-08T03:06:05.872439333</dc:date>
          </office:change-info>
          <table:previous table:id="ct5">
            <table:change-track-table-cell/>
          </table:previous>
        </table:cell-content-change>
        <table:cell-content-change table:id="ct7">
          <table:cell-address table:column="1" table:row="83" table:table="0"/>
          <office:change-info>
            <dc:creator> </dc:creator>
            <dc:date>2022-03-08T03:06:35.501756766</dc:date>
          </office:change-info>
          <table:previous>
            <table:change-track-table-cell office:value-type="string">
              <text:p>contract</text:p>
            </table:change-track-table-cell>
          </table:previous>
        </table:cell-content-change>
        <table:cell-content-change table:id="ct8">
          <table:cell-address table:column="2" table:row="83" table:table="0"/>
          <office:change-info>
            <dc:creator> </dc:creator>
            <dc:date>2022-03-08T03:06:36.565871273</dc:date>
          </office:change-info>
          <table:previous>
            <table:change-track-table-cell office:value-type="string">
              <text:p>contract</text:p>
            </table:change-track-table-cell>
          </table:previous>
        </table:cell-content-change>
        <table:cell-content-change table:id="ct9">
          <table:cell-address table:column="2" table:row="83" table:table="0"/>
          <office:change-info>
            <dc:creator> </dc:creator>
            <dc:date>2022-03-08T03:06:40.672864622</dc:date>
          </office:change-info>
          <table:previous table:id="ct8">
            <table:change-track-table-cell/>
          </table:previous>
        </table:cell-content-change>
        <table:cell-content-change table:id="ct10">
          <table:cell-address table:column="2" table:row="123" table:table="0"/>
          <office:change-info>
            <dc:creator> </dc:creator>
            <dc:date>2022-03-08T03:18:32.984545277</dc:date>
          </office:change-info>
          <table:previous>
            <table:change-track-table-cell office:value-type="string">
              <text:p>not on plan</text:p>
            </table:change-track-table-cell>
          </table:previous>
        </table:cell-content-change>
        <table:cell-content-change table:id="ct11">
          <table:cell-address table:column="4" table:row="11" table:table="0"/>
          <office:change-info>
            <dc:creator> </dc:creator>
            <dc:date>2022-03-08T03:26:59.129628110</dc:date>
          </office:change-info>
          <table:previous>
            <table:change-track-table-cell/>
          </table:previous>
        </table:cell-content-change>
        <table:cell-content-change table:id="ct12">
          <table:cell-address table:column="9" table:row="11" table:table="0"/>
          <office:change-info>
            <dc:creator> </dc:creator>
            <dc:date>2022-03-08T03:27:02.404699952</dc:date>
          </office:change-info>
          <table:previous>
            <table:change-track-table-cell/>
          </table:previous>
        </table:cell-content-change>
        <table:cell-content-change table:id="ct13">
          <table:cell-address table:column="11" table:row="11" table:table="0"/>
          <office:change-info>
            <dc:creator> </dc:creator>
            <dc:date>2022-03-08T03:27:06.370138240</dc:date>
          </office:change-info>
          <table:previous>
            <table:change-track-table-cell/>
          </table:previous>
        </table:cell-content-change>
        <table:cell-content-change table:id="ct14">
          <table:cell-address table:column="6" table:row="15" table:table="0"/>
          <office:change-info>
            <dc:creator> </dc:creator>
            <dc:date>2022-03-08T03:27:40.244616132</dc:date>
          </office:change-info>
          <table:previous>
            <table:change-track-table-cell/>
          </table:previous>
        </table:cell-content-change>
        <table:cell-content-change table:id="ct15">
          <table:cell-address table:column="9" table:row="15" table:table="0"/>
          <office:change-info>
            <dc:creator> </dc:creator>
            <dc:date>2022-03-08T03:27:43.226555160</dc:date>
          </office:change-info>
          <table:previous>
            <table:change-track-table-cell/>
          </table:previous>
        </table:cell-content-change>
        <table:cell-content-change table:id="ct16">
          <table:cell-address table:column="6" table:row="9" table:table="0"/>
          <office:change-info>
            <dc:creator> </dc:creator>
            <dc:date>2022-03-08T03:27:48.731101922</dc:date>
          </office:change-info>
          <table:previous>
            <table:change-track-table-cell/>
          </table:previous>
        </table:cell-content-change>
        <table:cell-content-change table:id="ct17">
          <table:cell-address table:column="9" table:row="7" table:table="0"/>
          <office:change-info>
            <dc:creator> </dc:creator>
            <dc:date>2022-03-08T03:27:53.055717016</dc:date>
          </office:change-info>
          <table:previous>
            <table:change-track-table-cell/>
          </table:previous>
        </table:cell-content-change>
        <table:cell-content-change table:id="ct18">
          <table:cell-address table:column="10" table:row="7" table:table="0"/>
          <office:change-info>
            <dc:creator> </dc:creator>
            <dc:date>2022-03-08T03:27:56.251560026</dc:date>
          </office:change-info>
          <table:previous>
            <table:change-track-table-cell/>
          </table:previous>
        </table:cell-content-change>
        <table:cell-content-change table:id="ct19">
          <table:cell-address table:column="12" table:row="13" table:table="0"/>
          <office:change-info>
            <dc:creator> </dc:creator>
            <dc:date>2022-03-08T03:28:54.078795466</dc:date>
          </office:change-info>
          <table:previous>
            <table:change-track-table-cell office:value-type="string">
              <text:p>stipend</text:p>
            </table:change-track-table-cell>
          </table:previous>
        </table:cell-content-change>
        <table:cell-content-change table:id="ct20">
          <table:cell-address table:column="12" table:row="14" table:table="0"/>
          <office:change-info>
            <dc:creator> </dc:creator>
            <dc:date>2022-03-08T03:28:54.078805962</dc:date>
          </office:change-info>
          <table:previous>
            <table:change-track-table-cell office:value-type="string">
              <text:p>10,084</text:p>
            </table:change-track-table-cell>
          </table:previous>
        </table:cell-content-change>
        <table:cell-content-change table:id="ct21">
          <table:cell-address table:column="6" table:row="23" table:table="0"/>
          <office:change-info>
            <dc:creator> </dc:creator>
            <dc:date>2022-03-08T03:29:14.573891189</dc:date>
          </office:change-info>
          <table:previous>
            <table:change-track-table-cell/>
          </table:previous>
        </table:cell-content-change>
        <table:cell-content-change table:id="ct22">
          <table:cell-address table:column="6" table:row="29" table:table="0"/>
          <office:change-info>
            <dc:creator> </dc:creator>
            <dc:date>2022-03-08T03:29:19.887464917</dc:date>
          </office:change-info>
          <table:previous>
            <table:change-track-table-cell/>
          </table:previous>
        </table:cell-content-change>
        <table:cell-content-change table:id="ct23">
          <table:cell-address table:column="9" table:row="29" table:table="0"/>
          <office:change-info>
            <dc:creator> </dc:creator>
            <dc:date>2022-03-08T03:29:23.303741735</dc:date>
          </office:change-info>
          <table:previous>
            <table:change-track-table-cell/>
          </table:previous>
        </table:cell-content-change>
        <table:cell-content-change table:id="ct24">
          <table:cell-address table:column="9" table:row="27" table:table="0"/>
          <office:change-info>
            <dc:creator> </dc:creator>
            <dc:date>2022-03-08T03:29:26.196886853</dc:date>
          </office:change-info>
          <table:previous>
            <table:change-track-table-cell/>
          </table:previous>
        </table:cell-content-change>
        <table:cell-content-change table:id="ct25">
          <table:cell-address table:column="11" table:row="29" table:table="0"/>
          <office:change-info>
            <dc:creator> </dc:creator>
            <dc:date>2022-03-08T03:29:29.587574611</dc:date>
          </office:change-info>
          <table:previous>
            <table:change-track-table-cell/>
          </table:previous>
        </table:cell-content-change>
        <table:cell-content-change table:id="ct26">
          <table:cell-address table:column="6" table:row="31" table:table="0"/>
          <office:change-info>
            <dc:creator> </dc:creator>
            <dc:date>2022-03-08T03:29:40.290265844</dc:date>
          </office:change-info>
          <table:previous>
            <table:change-track-table-cell/>
          </table:previous>
        </table:cell-content-change>
        <table:cell-content-change table:id="ct27">
          <table:cell-address table:column="10" table:row="31" table:table="0"/>
          <office:change-info>
            <dc:creator> </dc:creator>
            <dc:date>2022-03-08T03:29:45.765920247</dc:date>
          </office:change-info>
          <table:previous>
            <table:change-track-table-cell/>
          </table:previous>
        </table:cell-content-change>
        <table:cell-content-change table:id="ct28">
          <table:cell-address table:column="11" table:row="31" table:table="0"/>
          <office:change-info>
            <dc:creator> </dc:creator>
            <dc:date>2022-03-08T03:29:45.765942646</dc:date>
          </office:change-info>
          <table:previous>
            <table:change-track-table-cell/>
          </table:previous>
        </table:cell-content-change>
        <table:cell-content-change table:id="ct29">
          <table:cell-address table:column="9" table:row="33" table:table="0"/>
          <office:change-info>
            <dc:creator> </dc:creator>
            <dc:date>2022-03-08T03:30:06.218283062</dc:date>
          </office:change-info>
          <table:previous>
            <table:change-track-table-cell/>
          </table:previous>
        </table:cell-content-change>
        <table:cell-content-change table:id="ct30">
          <table:cell-address table:column="10" table:row="33" table:table="0"/>
          <office:change-info>
            <dc:creator> </dc:creator>
            <dc:date>2022-03-08T03:30:06.218306462</dc:date>
          </office:change-info>
          <table:previous>
            <table:change-track-table-cell/>
          </table:previous>
        </table:cell-content-change>
        <table:cell-content-change table:id="ct31">
          <table:cell-address table:column="11" table:row="33" table:table="0"/>
          <office:change-info>
            <dc:creator> </dc:creator>
            <dc:date>2022-03-08T03:30:06.218318152</dc:date>
          </office:change-info>
          <table:previous>
            <table:change-track-table-cell/>
          </table:previous>
        </table:cell-content-change>
        <table:cell-content-change table:id="ct32">
          <table:cell-address table:column="9" table:row="35" table:table="0"/>
          <office:change-info>
            <dc:creator> </dc:creator>
            <dc:date>2022-03-08T03:30:11.559488063</dc:date>
          </office:change-info>
          <table:previous>
            <table:change-track-table-cell/>
          </table:previous>
        </table:cell-content-change>
        <table:cell-content-change table:id="ct33">
          <table:cell-address table:column="10" table:row="35" table:table="0"/>
          <office:change-info>
            <dc:creator> </dc:creator>
            <dc:date>2022-03-08T03:30:11.559501344</dc:date>
          </office:change-info>
          <table:previous>
            <table:change-track-table-cell/>
          </table:previous>
        </table:cell-content-change>
        <table:cell-content-change table:id="ct34">
          <table:cell-address table:column="11" table:row="35" table:table="0"/>
          <office:change-info>
            <dc:creator> </dc:creator>
            <dc:date>2022-03-08T03:30:11.559506332</dc:date>
          </office:change-info>
          <table:previous>
            <table:change-track-table-cell/>
          </table:previous>
        </table:cell-content-change>
        <table:cell-content-change table:id="ct35">
          <table:cell-address table:column="11" table:row="41" table:table="0"/>
          <office:change-info>
            <dc:creator> </dc:creator>
            <dc:date>2022-03-08T03:30:18.478717438</dc:date>
          </office:change-info>
          <table:previous>
            <table:change-track-table-cell office:value-type="string">
              <text:p>outsourced</text:p>
            </table:change-track-table-cell>
          </table:previous>
        </table:cell-content-change>
        <table:cell-content-change table:id="ct36">
          <table:cell-address table:column="9" table:row="37" table:table="0"/>
          <office:change-info>
            <dc:creator> </dc:creator>
            <dc:date>2022-03-08T03:30:29.958180908</dc:date>
          </office:change-info>
          <table:previous>
            <table:change-track-table-cell/>
          </table:previous>
        </table:cell-content-change>
        <table:cell-content-change table:id="ct37">
          <table:cell-address table:column="11" table:row="37" table:table="0"/>
          <office:change-info>
            <dc:creator> </dc:creator>
            <dc:date>2022-03-08T03:30:32.698022016</dc:date>
          </office:change-info>
          <table:previous>
            <table:change-track-table-cell/>
          </table:previous>
        </table:cell-content-change>
        <table:cell-content-change table:id="ct38">
          <table:cell-address table:column="9" table:row="39" table:table="0"/>
          <office:change-info>
            <dc:creator> </dc:creator>
            <dc:date>2022-03-08T03:30:36.989813589</dc:date>
          </office:change-info>
          <table:previous>
            <table:change-track-table-cell/>
          </table:previous>
        </table:cell-content-change>
        <table:cell-content-change table:id="ct39">
          <table:cell-address table:column="6" table:row="41" table:table="0"/>
          <office:change-info>
            <dc:creator> </dc:creator>
            <dc:date>2022-03-08T03:30:42.274600404</dc:date>
          </office:change-info>
          <table:previous>
            <table:change-track-table-cell/>
          </table:previous>
        </table:cell-content-change>
        <table:cell-content-change table:id="ct40">
          <table:cell-address table:column="6" table:row="43" table:table="0"/>
          <office:change-info>
            <dc:creator> </dc:creator>
            <dc:date>2022-03-08T03:35:14.394651563</dc:date>
          </office:change-info>
          <table:previous>
            <table:change-track-table-cell/>
          </table:previous>
        </table:cell-content-change>
        <table:cell-content-change table:id="ct41">
          <table:cell-address table:column="6" table:row="49" table:table="0"/>
          <office:change-info>
            <dc:creator> </dc:creator>
            <dc:date>2022-03-08T03:35:18.329414886</dc:date>
          </office:change-info>
          <table:previous>
            <table:change-track-table-cell/>
          </table:previous>
        </table:cell-content-change>
        <table:cell-content-change table:id="ct42">
          <table:cell-address table:column="9" table:row="49" table:table="0"/>
          <office:change-info>
            <dc:creator> </dc:creator>
            <dc:date>2022-03-08T03:35:20.000364492</dc:date>
          </office:change-info>
          <table:previous>
            <table:change-track-table-cell/>
          </table:previous>
        </table:cell-content-change>
        <table:cell-content-change table:id="ct43">
          <table:cell-address table:column="11" table:row="49" table:table="0"/>
          <office:change-info>
            <dc:creator> </dc:creator>
            <dc:date>2022-03-08T03:35:21.939369033</dc:date>
          </office:change-info>
          <table:previous>
            <table:change-track-table-cell/>
          </table:previous>
        </table:cell-content-change>
        <table:cell-content-change table:id="ct44">
          <table:cell-address table:column="10" table:row="45" table:table="0"/>
          <office:change-info>
            <dc:creator> </dc:creator>
            <dc:date>2022-03-08T03:35:24.521003548</dc:date>
          </office:change-info>
          <table:previous>
            <table:change-track-table-cell/>
          </table:previous>
        </table:cell-content-change>
        <table:cell-content-change table:id="ct45">
          <table:cell-address table:column="6" table:row="51" table:table="0"/>
          <office:change-info>
            <dc:creator> </dc:creator>
            <dc:date>2022-03-08T03:35:28.920437472</dc:date>
          </office:change-info>
          <table:previous>
            <table:change-track-table-cell/>
          </table:previous>
        </table:cell-content-change>
        <table:cell-content-change table:id="ct46">
          <table:cell-address table:column="6" table:row="53" table:table="0"/>
          <office:change-info>
            <dc:creator> </dc:creator>
            <dc:date>2022-03-08T03:35:30.312993669</dc:date>
          </office:change-info>
          <table:previous>
            <table:change-track-table-cell/>
          </table:previous>
        </table:cell-content-change>
        <table:cell-content-change table:id="ct47">
          <table:cell-address table:column="6" table:row="55" table:table="0"/>
          <office:change-info>
            <dc:creator> </dc:creator>
            <dc:date>2022-03-08T03:35:32.152629191</dc:date>
          </office:change-info>
          <table:previous>
            <table:change-track-table-cell/>
          </table:previous>
        </table:cell-content-change>
        <table:cell-content-change table:id="ct48">
          <table:cell-address table:column="6" table:row="57" table:table="0"/>
          <office:change-info>
            <dc:creator> </dc:creator>
            <dc:date>2022-03-08T03:35:34.616908586</dc:date>
          </office:change-info>
          <table:previous>
            <table:change-track-table-cell/>
          </table:previous>
        </table:cell-content-change>
        <table:cell-content-change table:id="ct49">
          <table:cell-address table:column="9" table:row="58" table:table="0"/>
          <office:change-info>
            <dc:creator> </dc:creator>
            <dc:date>2022-03-08T03:35:35.974347616</dc:date>
          </office:change-info>
          <table:previous>
            <table:change-track-table-cell office:value-type="string">
              <text:p>outsourced</text:p>
            </table:change-track-table-cell>
          </table:previous>
        </table:cell-content-change>
        <table:cell-content-change table:id="ct50">
          <table:cell-address table:column="9" table:row="55" table:table="0"/>
          <office:change-info>
            <dc:creator> </dc:creator>
            <dc:date>2022-03-08T03:35:38.528703569</dc:date>
          </office:change-info>
          <table:previous>
            <table:change-track-table-cell/>
          </table:previous>
        </table:cell-content-change>
        <table:cell-content-change table:id="ct51">
          <table:cell-address table:column="9" table:row="53" table:table="0"/>
          <office:change-info>
            <dc:creator> </dc:creator>
            <dc:date>2022-03-08T03:35:39.944452639</dc:date>
          </office:change-info>
          <table:previous>
            <table:change-track-table-cell/>
          </table:previous>
        </table:cell-content-change>
        <table:cell-content-change table:id="ct52">
          <table:cell-address table:column="10" table:row="57" table:table="0"/>
          <office:change-info>
            <dc:creator> </dc:creator>
            <dc:date>2022-03-08T03:35:43.394729761</dc:date>
          </office:change-info>
          <table:previous>
            <table:change-track-table-cell/>
          </table:previous>
        </table:cell-content-change>
        <table:cell-content-change table:id="ct53">
          <table:cell-address table:column="11" table:row="57" table:table="0"/>
          <office:change-info>
            <dc:creator> </dc:creator>
            <dc:date>2022-03-08T03:35:43.394745057</dc:date>
          </office:change-info>
          <table:previous>
            <table:change-track-table-cell/>
          </table:previous>
        </table:cell-content-change>
        <table:cell-content-change table:id="ct54">
          <table:cell-address table:column="11" table:row="55" table:table="0"/>
          <office:change-info>
            <dc:creator> </dc:creator>
            <dc:date>2022-03-08T03:35:45.688961576</dc:date>
          </office:change-info>
          <table:previous>
            <table:change-track-table-cell/>
          </table:previous>
        </table:cell-content-change>
        <table:cell-content-change table:id="ct55">
          <table:cell-address table:column="6" table:row="59" table:table="0"/>
          <office:change-info>
            <dc:creator> </dc:creator>
            <dc:date>2022-03-08T03:35:48.744687141</dc:date>
          </office:change-info>
          <table:previous>
            <table:change-track-table-cell/>
          </table:previous>
        </table:cell-content-change>
        <table:cell-content-change table:id="ct56">
          <table:cell-address table:column="9" table:row="59" table:table="0"/>
          <office:change-info>
            <dc:creator> </dc:creator>
            <dc:date>2022-03-08T03:35:49.944562927</dc:date>
          </office:change-info>
          <table:previous>
            <table:change-track-table-cell/>
          </table:previous>
        </table:cell-content-change>
        <table:cell-content-change table:id="ct57">
          <table:cell-address table:column="11" table:row="59" table:table="0"/>
          <office:change-info>
            <dc:creator> </dc:creator>
            <dc:date>2022-03-08T03:35:51.169164933</dc:date>
          </office:change-info>
          <table:previous>
            <table:change-track-table-cell/>
          </table:previous>
        </table:cell-content-change>
        <table:cell-content-change table:id="ct58">
          <table:cell-address table:column="6" table:row="37" table:table="0"/>
          <office:change-info>
            <dc:creator> </dc:creator>
            <dc:date>2022-03-08T03:35:57.137062886</dc:date>
          </office:change-info>
          <table:previous>
            <table:change-track-table-cell/>
          </table:previous>
        </table:cell-content-change>
        <table:cell-content-change table:id="ct59">
          <table:cell-address table:column="6" table:row="35" table:table="0"/>
          <office:change-info>
            <dc:creator> </dc:creator>
            <dc:date>2022-03-08T03:35:58.771856486</dc:date>
          </office:change-info>
          <table:previous>
            <table:change-track-table-cell/>
          </table:previous>
        </table:cell-content-change>
        <table:cell-content-change table:id="ct60">
          <table:cell-address table:column="4" table:row="35" table:table="0"/>
          <office:change-info>
            <dc:creator> </dc:creator>
            <dc:date>2022-03-08T03:36:00.304893092</dc:date>
          </office:change-info>
          <table:previous>
            <table:change-track-table-cell/>
          </table:previous>
        </table:cell-content-change>
        <table:cell-content-change table:id="ct61">
          <table:cell-address table:column="4" table:row="63" table:table="0"/>
          <office:change-info>
            <dc:creator> </dc:creator>
            <dc:date>2022-03-08T03:36:07.304716183</dc:date>
          </office:change-info>
          <table:previous>
            <table:change-track-table-cell/>
          </table:previous>
        </table:cell-content-change>
        <table:cell-content-change table:id="ct62">
          <table:cell-address table:column="11" table:row="67" table:table="0"/>
          <office:change-info>
            <dc:creator> </dc:creator>
            <dc:date>2022-03-08T03:36:09.569022535</dc:date>
          </office:change-info>
          <table:previous>
            <table:change-track-table-cell/>
          </table:previous>
        </table:cell-content-change>
        <table:cell-content-change table:id="ct63">
          <table:cell-address table:column="3" table:row="71" table:table="0"/>
          <office:change-info>
            <dc:creator> </dc:creator>
            <dc:date>2022-03-08T03:36:14.537079815</dc:date>
          </office:change-info>
          <table:previous>
            <table:change-track-table-cell/>
          </table:previous>
        </table:cell-content-change>
        <table:cell-content-change table:id="ct64">
          <table:cell-address table:column="4" table:row="71" table:table="0"/>
          <office:change-info>
            <dc:creator> </dc:creator>
            <dc:date>2022-03-08T03:36:14.537102365</dc:date>
          </office:change-info>
          <table:previous>
            <table:change-track-table-cell/>
          </table:previous>
        </table:cell-content-change>
        <table:cell-content-change table:id="ct65">
          <table:cell-address table:column="6" table:row="71" table:table="0"/>
          <office:change-info>
            <dc:creator> </dc:creator>
            <dc:date>2022-03-08T03:36:14.537111838</dc:date>
          </office:change-info>
          <table:previous>
            <table:change-track-table-cell/>
          </table:previous>
        </table:cell-content-change>
        <table:cell-content-change table:id="ct66">
          <table:cell-address table:column="7" table:row="71" table:table="0"/>
          <office:change-info>
            <dc:creator> </dc:creator>
            <dc:date>2022-03-08T03:36:14.537119429</dc:date>
          </office:change-info>
          <table:previous>
            <table:change-track-table-cell/>
          </table:previous>
        </table:cell-content-change>
        <table:cell-content-change table:id="ct67">
          <table:cell-address table:column="9" table:row="71" table:table="0"/>
          <office:change-info>
            <dc:creator> </dc:creator>
            <dc:date>2022-03-08T03:36:14.537127212</dc:date>
          </office:change-info>
          <table:previous>
            <table:change-track-table-cell/>
          </table:previous>
        </table:cell-content-change>
        <table:cell-content-change table:id="ct68">
          <table:cell-address table:column="10" table:row="71" table:table="0"/>
          <office:change-info>
            <dc:creator> </dc:creator>
            <dc:date>2022-03-08T03:36:14.537134891</dc:date>
          </office:change-info>
          <table:previous>
            <table:change-track-table-cell/>
          </table:previous>
        </table:cell-content-change>
        <table:cell-content-change table:id="ct69">
          <table:cell-address table:column="6" table:row="75" table:table="0"/>
          <office:change-info>
            <dc:creator> </dc:creator>
            <dc:date>2022-03-08T03:36:18.993036559</dc:date>
          </office:change-info>
          <table:previous>
            <table:change-track-table-cell/>
          </table:previous>
        </table:cell-content-change>
        <table:cell-content-change table:id="ct70">
          <table:cell-address table:column="9" table:row="75" table:table="0"/>
          <office:change-info>
            <dc:creator> </dc:creator>
            <dc:date>2022-03-08T03:36:21.488855326</dc:date>
          </office:change-info>
          <table:previous>
            <table:change-track-table-cell/>
          </table:previous>
        </table:cell-content-change>
        <table:cell-content-change table:id="ct71">
          <table:cell-address table:column="11" table:row="75" table:table="0"/>
          <office:change-info>
            <dc:creator> </dc:creator>
            <dc:date>2022-03-08T03:36:21.488879451</dc:date>
          </office:change-info>
          <table:previous>
            <table:change-track-table-cell/>
          </table:previous>
        </table:cell-content-change>
        <table:cell-content-change table:id="ct72">
          <table:cell-address table:column="9" table:row="77" table:table="0"/>
          <office:change-info>
            <dc:creator> </dc:creator>
            <dc:date>2022-03-08T03:36:23.425307263</dc:date>
          </office:change-info>
          <table:previous>
            <table:change-track-table-cell/>
          </table:previous>
        </table:cell-content-change>
        <table:cell-content-change table:id="ct73">
          <table:cell-address table:column="9" table:row="85" table:table="0"/>
          <office:change-info>
            <dc:creator> </dc:creator>
            <dc:date>2022-03-08T03:36:30.889162867</dc:date>
          </office:change-info>
          <table:previous>
            <table:change-track-table-cell/>
          </table:previous>
        </table:cell-content-change>
        <table:cell-content-change table:id="ct74">
          <table:cell-address table:column="9" table:row="83" table:table="0"/>
          <office:change-info>
            <dc:creator> </dc:creator>
            <dc:date>2022-03-08T03:36:33.376534012</dc:date>
          </office:change-info>
          <table:previous>
            <table:change-track-table-cell/>
          </table:previous>
        </table:cell-content-change>
        <table:cell-content-change table:id="ct75">
          <table:cell-address table:column="10" table:row="83" table:table="0"/>
          <office:change-info>
            <dc:creator> </dc:creator>
            <dc:date>2022-03-08T03:36:33.376556820</dc:date>
          </office:change-info>
          <table:previous>
            <table:change-track-table-cell/>
          </table:previous>
        </table:cell-content-change>
        <table:cell-content-change table:id="ct76">
          <table:cell-address table:column="11" table:row="83" table:table="0"/>
          <office:change-info>
            <dc:creator> </dc:creator>
            <dc:date>2022-03-08T03:36:33.376565454</dc:date>
          </office:change-info>
          <table:previous>
            <table:change-track-table-cell/>
          </table:previous>
        </table:cell-content-change>
        <table:cell-content-change table:id="ct77">
          <table:cell-address table:column="6" table:row="89" table:table="0"/>
          <office:change-info>
            <dc:creator> </dc:creator>
            <dc:date>2022-03-08T03:36:36.739384533</dc:date>
          </office:change-info>
          <table:previous>
            <table:change-track-table-cell/>
          </table:previous>
        </table:cell-content-change>
        <table:cell-content-change table:id="ct78">
          <table:cell-address table:column="9" table:row="89" table:table="0"/>
          <office:change-info>
            <dc:creator> </dc:creator>
            <dc:date>2022-03-08T03:36:37.976618480</dc:date>
          </office:change-info>
          <table:previous>
            <table:change-track-table-cell/>
          </table:previous>
        </table:cell-content-change>
        <table:cell-content-change table:id="ct79">
          <table:cell-address table:column="6" table:row="91" table:table="0"/>
          <office:change-info>
            <dc:creator> </dc:creator>
            <dc:date>2022-03-08T03:36:39.544780604</dc:date>
          </office:change-info>
          <table:previous>
            <table:change-track-table-cell/>
          </table:previous>
        </table:cell-content-change>
        <table:cell-content-change table:id="ct80">
          <table:cell-address table:column="9" table:row="91" table:table="0"/>
          <office:change-info>
            <dc:creator> </dc:creator>
            <dc:date>2022-03-08T03:36:40.916986121</dc:date>
          </office:change-info>
          <table:previous>
            <table:change-track-table-cell/>
          </table:previous>
        </table:cell-content-change>
        <table:cell-content-change table:id="ct81">
          <table:cell-address table:column="6" table:row="93" table:table="0"/>
          <office:change-info>
            <dc:creator> </dc:creator>
            <dc:date>2022-03-08T03:36:42.225704755</dc:date>
          </office:change-info>
          <table:previous>
            <table:change-track-table-cell/>
          </table:previous>
        </table:cell-content-change>
        <table:cell-content-change table:id="ct82">
          <table:cell-address table:column="9" table:row="93" table:table="0"/>
          <office:change-info>
            <dc:creator> </dc:creator>
            <dc:date>2022-03-08T03:36:43.615917320</dc:date>
          </office:change-info>
          <table:previous>
            <table:change-track-table-cell/>
          </table:previous>
        </table:cell-content-change>
        <table:cell-content-change table:id="ct83">
          <table:cell-address table:column="6" table:row="95" table:table="0"/>
          <office:change-info>
            <dc:creator> </dc:creator>
            <dc:date>2022-03-08T03:36:45.520731473</dc:date>
          </office:change-info>
          <table:previous>
            <table:change-track-table-cell/>
          </table:previous>
        </table:cell-content-change>
        <table:cell-content-change table:id="ct84">
          <table:cell-address table:column="9" table:row="95" table:table="0"/>
          <office:change-info>
            <dc:creator> </dc:creator>
            <dc:date>2022-03-08T03:36:46.777789333</dc:date>
          </office:change-info>
          <table:previous>
            <table:change-track-table-cell/>
          </table:previous>
        </table:cell-content-change>
        <table:cell-content-change table:id="ct85">
          <table:cell-address table:column="4" table:row="95" table:table="0"/>
          <office:change-info>
            <dc:creator> </dc:creator>
            <dc:date>2022-03-08T03:36:48.304406537</dc:date>
          </office:change-info>
          <table:previous>
            <table:change-track-table-cell office:value-type="string">
              <text:p>.</text:p>
            </table:change-track-table-cell>
          </table:previous>
        </table:cell-content-change>
        <table:cell-content-change table:id="ct86">
          <table:cell-address table:column="9" table:row="99" table:table="0"/>
          <office:change-info>
            <dc:creator> </dc:creator>
            <dc:date>2022-03-08T03:36:51.625300770</dc:date>
          </office:change-info>
          <table:previous>
            <table:change-track-table-cell/>
          </table:previous>
        </table:cell-content-change>
        <table:cell-content-change table:id="ct87">
          <table:cell-address table:column="11" table:row="99" table:table="0"/>
          <office:change-info>
            <dc:creator> </dc:creator>
            <dc:date>2022-03-08T03:36:51.625328019</dc:date>
          </office:change-info>
          <table:previous>
            <table:change-track-table-cell/>
          </table:previous>
        </table:cell-content-change>
        <table:cell-content-change table:id="ct88">
          <table:cell-address table:column="6" table:row="105" table:table="0"/>
          <office:change-info>
            <dc:creator> </dc:creator>
            <dc:date>2022-03-08T03:36:54.224613190</dc:date>
          </office:change-info>
          <table:previous>
            <table:change-track-table-cell/>
          </table:previous>
        </table:cell-content-change>
        <table:cell-content-change table:id="ct89">
          <table:cell-address table:column="9" table:row="105" table:table="0"/>
          <office:change-info>
            <dc:creator> </dc:creator>
            <dc:date>2022-03-08T03:36:55.496883525</dc:date>
          </office:change-info>
          <table:previous>
            <table:change-track-table-cell/>
          </table:previous>
        </table:cell-content-change>
        <table:cell-content-change table:id="ct90">
          <table:cell-address table:column="6" table:row="113" table:table="0"/>
          <office:change-info>
            <dc:creator> </dc:creator>
            <dc:date>2022-03-08T03:37:00.544856182</dc:date>
          </office:change-info>
          <table:previous>
            <table:change-track-table-cell/>
          </table:previous>
        </table:cell-content-change>
        <table:cell-content-change table:id="ct91">
          <table:cell-address table:column="9" table:row="111" table:table="0"/>
          <office:change-info>
            <dc:creator> </dc:creator>
            <dc:date>2022-03-08T03:37:02.644949652</dc:date>
          </office:change-info>
          <table:previous>
            <table:change-track-table-cell/>
          </table:previous>
        </table:cell-content-change>
        <table:cell-content-change table:id="ct92">
          <table:cell-address table:column="10" table:row="111" table:table="0"/>
          <office:change-info>
            <dc:creator> </dc:creator>
            <dc:date>2022-03-08T03:37:02.644970054</dc:date>
          </office:change-info>
          <table:previous>
            <table:change-track-table-cell/>
          </table:previous>
        </table:cell-content-change>
        <table:cell-content-change table:id="ct93">
          <table:cell-address table:column="6" table:row="115" table:table="0"/>
          <office:change-info>
            <dc:creator> </dc:creator>
            <dc:date>2022-03-08T03:37:04.512750433</dc:date>
          </office:change-info>
          <table:previous>
            <table:change-track-table-cell/>
          </table:previous>
        </table:cell-content-change>
        <table:cell-content-change table:id="ct94">
          <table:cell-address table:column="9" table:row="115" table:table="0"/>
          <office:change-info>
            <dc:creator> </dc:creator>
            <dc:date>2022-03-08T03:37:05.969261347</dc:date>
          </office:change-info>
          <table:previous>
            <table:change-track-table-cell/>
          </table:previous>
        </table:cell-content-change>
        <table:cell-content-change table:id="ct95">
          <table:cell-address table:column="6" table:row="117" table:table="0"/>
          <office:change-info>
            <dc:creator> </dc:creator>
            <dc:date>2022-03-08T03:37:07.585022032</dc:date>
          </office:change-info>
          <table:previous>
            <table:change-track-table-cell/>
          </table:previous>
        </table:cell-content-change>
        <table:cell-content-change table:id="ct96">
          <table:cell-address table:column="6" table:row="119" table:table="0"/>
          <office:change-info>
            <dc:creator> </dc:creator>
            <dc:date>2022-03-08T03:37:11.776836619</dc:date>
          </office:change-info>
          <table:previous>
            <table:change-track-table-cell/>
          </table:previous>
        </table:cell-content-change>
        <table:cell-content-change table:id="ct97">
          <table:cell-address table:column="9" table:row="119" table:table="0"/>
          <office:change-info>
            <dc:creator> </dc:creator>
            <dc:date>2022-03-08T03:37:13.393159506</dc:date>
          </office:change-info>
          <table:previous>
            <table:change-track-table-cell/>
          </table:previous>
        </table:cell-content-change>
        <table:cell-content-change table:id="ct98">
          <table:cell-address table:column="11" table:row="93" table:table="0"/>
          <office:change-info>
            <dc:creator> </dc:creator>
            <dc:date>2022-03-08T03:37:15.696799124</dc:date>
          </office:change-info>
          <table:previous>
            <table:change-track-table-cell/>
          </table:previous>
        </table:cell-content-change>
        <table:cell-content-change table:id="ct99">
          <table:cell-address table:column="11" table:row="91" table:table="0"/>
          <office:change-info>
            <dc:creator> </dc:creator>
            <dc:date>2022-03-08T03:37:16.864789494</dc:date>
          </office:change-info>
          <table:previous>
            <table:change-track-table-cell/>
          </table:previous>
        </table:cell-content-change>
        <table:cell-content-change table:id="ct100">
          <table:cell-address table:column="11" table:row="89" table:table="0"/>
          <office:change-info>
            <dc:creator> </dc:creator>
            <dc:date>2022-03-08T03:37:18.485862578</dc:date>
          </office:change-info>
          <table:previous>
            <table:change-track-table-cell/>
          </table:previous>
        </table:cell-content-change>
        <table:cell-content-change table:id="ct101">
          <table:cell-address table:column="6" table:row="123" table:table="0"/>
          <office:change-info>
            <dc:creator> </dc:creator>
            <dc:date>2022-03-08T03:37:40.848917646</dc:date>
          </office:change-info>
          <table:previous>
            <table:change-track-table-cell/>
          </table:previous>
        </table:cell-content-change>
        <table:cell-content-change table:id="ct102">
          <table:cell-address table:column="11" table:row="127" table:table="0"/>
          <office:change-info>
            <dc:creator> </dc:creator>
            <dc:date>2022-03-08T03:37:56.792700981</dc:date>
          </office:change-info>
          <table:previous>
            <table:change-track-table-cell/>
          </table:previous>
        </table:cell-content-change>
        <table:cell-content-change table:id="ct103">
          <table:cell-address table:column="6" table:row="127" table:table="0"/>
          <office:change-info>
            <dc:creator> </dc:creator>
            <dc:date>2022-03-08T03:38:00.264482195</dc:date>
          </office:change-info>
          <table:previous>
            <table:change-track-table-cell/>
          </table:previous>
        </table:cell-content-change>
        <table:cell-content-change table:id="ct104">
          <table:cell-address table:column="6" table:row="129" table:table="0"/>
          <office:change-info>
            <dc:creator> </dc:creator>
            <dc:date>2022-03-08T03:38:01.952417929</dc:date>
          </office:change-info>
          <table:previous>
            <table:change-track-table-cell/>
          </table:previous>
        </table:cell-content-change>
        <table:cell-content-change table:id="ct105">
          <table:cell-address table:column="9" table:row="129" table:table="0"/>
          <office:change-info>
            <dc:creator> </dc:creator>
            <dc:date>2022-03-08T03:38:03.681240368</dc:date>
          </office:change-info>
          <table:previous>
            <table:change-track-table-cell/>
          </table:previous>
        </table:cell-content-change>
        <table:cell-content-change table:id="ct106">
          <table:cell-address table:column="10" table:row="135" table:table="0"/>
          <office:change-info>
            <dc:creator> </dc:creator>
            <dc:date>2022-03-08T03:38:23.480988188</dc:date>
          </office:change-info>
          <table:previous>
            <table:change-track-table-cell/>
          </table:previous>
        </table:cell-content-change>
        <table:cell-content-change table:id="ct107">
          <table:cell-address table:column="6" table:row="135" table:table="0"/>
          <office:change-info>
            <dc:creator> </dc:creator>
            <dc:date>2022-03-08T03:38:28.780159441</dc:date>
          </office:change-info>
          <table:previous>
            <table:change-track-table-cell/>
          </table:previous>
        </table:cell-content-change>
        <table:cell-content-change table:id="ct108">
          <table:cell-address table:column="6" table:row="133" table:table="0"/>
          <office:change-info>
            <dc:creator> </dc:creator>
            <dc:date>2022-03-08T03:38:33.241216493</dc:date>
          </office:change-info>
          <table:previous>
            <table:change-track-table-cell/>
          </table:previous>
        </table:cell-content-change>
        <table:cell-content-change table:id="ct109">
          <table:cell-address table:column="6" table:row="137" table:table="0"/>
          <office:change-info>
            <dc:creator> </dc:creator>
            <dc:date>2022-03-08T03:38:35.232646117</dc:date>
          </office:change-info>
          <table:previous>
            <table:change-track-table-cell/>
          </table:previous>
        </table:cell-content-change>
        <table:cell-content-change table:id="ct110">
          <table:cell-address table:column="9" table:row="137" table:table="0"/>
          <office:change-info>
            <dc:creator> </dc:creator>
            <dc:date>2022-03-08T03:38:36.584967319</dc:date>
          </office:change-info>
          <table:previous>
            <table:change-track-table-cell/>
          </table:previous>
        </table:cell-content-change>
        <table:cell-content-change table:id="ct111">
          <table:cell-address table:column="9" table:row="131" table:table="0"/>
          <office:change-info>
            <dc:creator> </dc:creator>
            <dc:date>2022-03-08T03:38:38.928481714</dc:date>
          </office:change-info>
          <table:previous>
            <table:change-track-table-cell/>
          </table:previous>
        </table:cell-content-change>
        <table:cell-content-change table:id="ct112">
          <table:cell-address table:column="12" table:row="133" table:table="0"/>
          <office:change-info>
            <dc:creator> </dc:creator>
            <dc:date>2022-03-08T03:38:43.974320443</dc:date>
          </office:change-info>
          <table:previous>
            <table:change-track-table-cell office:value-type="string">
              <text:p>stipend</text:p>
            </table:change-track-table-cell>
          </table:previous>
        </table:cell-content-change>
        <table:cell-content-change table:id="ct113">
          <table:cell-address table:column="12" table:row="134" table:table="0"/>
          <office:change-info>
            <dc:creator> </dc:creator>
            <dc:date>2022-03-08T03:38:43.974330591</dc:date>
          </office:change-info>
          <table:previous>
            <table:change-track-table-cell office:value-type="string">
              <text:p>8,556</text:p>
            </table:change-track-table-cell>
          </table:previous>
        </table:cell-content-change>
        <table:cell-content-change table:id="ct114">
          <table:cell-address table:column="4" table:row="139" table:table="0"/>
          <office:change-info>
            <dc:creator> </dc:creator>
            <dc:date>2022-03-08T03:38:59.254320159</dc:date>
          </office:change-info>
          <table:previous>
            <table:change-track-table-cell office:value-type="string">
              <text:p>stipend</text:p>
            </table:change-track-table-cell>
          </table:previous>
        </table:cell-content-change>
        <table:cell-content-change table:id="ct115">
          <table:cell-address table:column="4" table:row="139" table:table="0"/>
          <office:change-info>
            <dc:creator> </dc:creator>
            <dc:date>2022-03-08T03:38:59.254347878</dc:date>
          </office:change-info>
          <table:previous>
            <table:change-track-table-cell office:value-type="string">
              <text:p>$12,000</text:p>
            </table:change-track-table-cell>
          </table:previous>
        </table:cell-content-change>
        <table:cell-content-change table:id="ct116">
          <table:cell-address table:column="5" table:row="139" table:table="0"/>
          <office:change-info>
            <dc:creator> </dc:creator>
            <dc:date>2022-03-08T03:38:59.254351589</dc:date>
          </office:change-info>
          <table:previous>
            <table:change-track-table-cell office:value-type="string">
              <text:p>stipend</text:p>
            </table:change-track-table-cell>
          </table:previous>
        </table:cell-content-change>
        <table:cell-content-change table:id="ct117">
          <table:cell-address table:column="5" table:row="139" table:table="0"/>
          <office:change-info>
            <dc:creator> </dc:creator>
            <dc:date>2022-03-08T03:38:59.254354663</dc:date>
          </office:change-info>
          <table:previous>
            <table:change-track-table-cell office:value-type="string">
              <text:p>$7,619</text:p>
            </table:change-track-table-cell>
          </table:previous>
        </table:cell-content-change>
        <table:cell-content-change table:id="ct118">
          <table:cell-address table:column="6" table:row="139" table:table="0"/>
          <office:change-info>
            <dc:creator> </dc:creator>
            <dc:date>2022-03-08T03:38:59.254358097</dc:date>
          </office:change-info>
          <table:previous>
            <table:change-track-table-cell office:value-type="string">
              <text:p>stipend</text:p>
            </table:change-track-table-cell>
          </table:previous>
        </table:cell-content-change>
        <table:cell-content-change table:id="ct119">
          <table:cell-address table:column="6" table:row="139" table:table="0"/>
          <office:change-info>
            <dc:creator> </dc:creator>
            <dc:date>2022-03-08T03:38:59.254362110</dc:date>
          </office:change-info>
          <table:previous>
            <table:change-track-table-cell office:value-type="string">
              <text:p>$9,867</text:p>
            </table:change-track-table-cell>
          </table:previous>
        </table:cell-content-change>
        <table:cell-content-change table:id="ct120">
          <table:cell-address table:column="12" table:row="139" table:table="0"/>
          <office:change-info>
            <dc:creator> </dc:creator>
            <dc:date>2022-03-08T03:39:01.638459962</dc:date>
          </office:change-info>
          <table:previous>
            <table:change-track-table-cell office:value-type="string">
              <text:p>stipend</text:p>
            </table:change-track-table-cell>
          </table:previous>
        </table:cell-content-change>
        <table:cell-content-change table:id="ct121">
          <table:cell-address table:column="12" table:row="139" table:table="0"/>
          <office:change-info>
            <dc:creator> </dc:creator>
            <dc:date>2022-03-08T03:39:01.638470758</dc:date>
          </office:change-info>
          <table:previous>
            <table:change-track-table-cell office:value-type="string">
              <text:p>$13,448</text:p>
            </table:change-track-table-cell>
          </table:previous>
        </table:cell-content-change>
        <table:cell-content-change table:id="ct122">
          <table:cell-address table:column="11" table:row="139" table:table="0"/>
          <office:change-info>
            <dc:creator> </dc:creator>
            <dc:date>2022-03-08T03:39:04.287684086</dc:date>
          </office:change-info>
          <table:previous>
            <table:change-track-table-cell/>
          </table:previous>
        </table:cell-content-change>
        <table:cell-content-change table:id="ct123">
          <table:cell-address table:column="6" table:row="139" table:table="0"/>
          <office:change-info>
            <dc:creator> </dc:creator>
            <dc:date>2022-03-08T03:39:07.240196872</dc:date>
          </office:change-info>
          <table:previous>
            <table:change-track-table-cell/>
          </table:previous>
        </table:cell-content-change>
        <table:cell-content-change table:id="ct124">
          <table:cell-address table:column="6" table:row="139" table:table="0"/>
          <office:change-info>
            <dc:creator> </dc:creator>
            <dc:date>2022-03-08T03:39:15.479931988</dc:date>
          </office:change-info>
          <table:previous>
            <table:change-track-table-cell/>
          </table:previous>
        </table:cell-content-change>
        <table:cell-content-change table:id="ct125">
          <table:cell-address table:column="6" table:row="139" table:table="0"/>
          <office:change-info>
            <dc:creator> </dc:creator>
            <dc:date>2022-03-08T03:39:18.024312940</dc:date>
          </office:change-info>
          <table:previous>
            <table:change-track-table-cell/>
          </table:previous>
        </table:cell-content-change>
        <table:cell-content-change table:id="ct126">
          <table:cell-address table:column="6" table:row="139" table:table="0"/>
          <office:change-info>
            <dc:creator> </dc:creator>
            <dc:date>2022-03-08T03:39:19.904036909</dc:date>
          </office:change-info>
          <table:previous>
            <table:change-track-table-cell/>
          </table:previous>
        </table:cell-content-change>
        <table:cell-content-change table:id="ct127">
          <table:cell-address table:column="2" table:row="19" table:table="0"/>
          <office:change-info>
            <dc:creator> </dc:creator>
            <dc:date>2022-03-08T03:40:00.990536549</dc:date>
          </office:change-info>
          <table:previous>
            <table:change-track-table-cell office:value-type="string">
              <text:p>not</text:p>
            </table:change-track-table-cell>
          </table:previous>
        </table:cell-content-change>
        <table:cell-content-change table:id="ct128">
          <table:cell-address table:column="2" table:row="20" table:table="0"/>
          <office:change-info>
            <dc:creator> </dc:creator>
            <dc:date>2022-03-08T03:40:00.990561349</dc:date>
          </office:change-info>
          <table:previous>
            <table:change-track-table-cell office:value-type="string">
              <text:p>on plan</text:p>
            </table:change-track-table-cell>
          </table:previous>
        </table:cell-content-change>
        <table:insertion table:id="ct129" table:type="table" table:position="2">
          <office:change-info>
            <dc:creator> </dc:creator>
            <dc:date>2022-03-08T03:53:44.341158520</dc:date>
          </office:change-info>
          <table:dependencies>
            <table:dependency table:id="ct402"/>
            <table:dependency table:id="ct401"/>
            <table:dependency table:id="ct400"/>
            <table:dependency table:id="ct399"/>
            <table:dependency table:id="ct398"/>
            <table:dependency table:id="ct397"/>
            <table:dependency table:id="ct396"/>
            <table:dependency table:id="ct395"/>
            <table:dependency table:id="ct394"/>
            <table:dependency table:id="ct393"/>
            <table:dependency table:id="ct392"/>
            <table:dependency table:id="ct391"/>
            <table:dependency table:id="ct390"/>
            <table:dependency table:id="ct389"/>
            <table:dependency table:id="ct388"/>
            <table:dependency table:id="ct387"/>
            <table:dependency table:id="ct386"/>
            <table:dependency table:id="ct385"/>
            <table:dependency table:id="ct384"/>
            <table:dependency table:id="ct383"/>
            <table:dependency table:id="ct382"/>
            <table:dependency table:id="ct381"/>
            <table:dependency table:id="ct380"/>
            <table:dependency table:id="ct379"/>
            <table:dependency table:id="ct378"/>
            <table:dependency table:id="ct377"/>
            <table:dependency table:id="ct376"/>
            <table:dependency table:id="ct375"/>
            <table:dependency table:id="ct374"/>
            <table:dependency table:id="ct373"/>
            <table:dependency table:id="ct372"/>
            <table:dependency table:id="ct371"/>
            <table:dependency table:id="ct370"/>
            <table:dependency table:id="ct369"/>
            <table:dependency table:id="ct368"/>
            <table:dependency table:id="ct367"/>
            <table:dependency table:id="ct366"/>
            <table:dependency table:id="ct365"/>
            <table:dependency table:id="ct364"/>
            <table:dependency table:id="ct363"/>
            <table:dependency table:id="ct362"/>
            <table:dependency table:id="ct361"/>
            <table:dependency table:id="ct360"/>
            <table:dependency table:id="ct359"/>
            <table:dependency table:id="ct358"/>
            <table:dependency table:id="ct357"/>
            <table:dependency table:id="ct356"/>
            <table:dependency table:id="ct355"/>
            <table:dependency table:id="ct354"/>
            <table:dependency table:id="ct353"/>
            <table:dependency table:id="ct352"/>
            <table:dependency table:id="ct351"/>
            <table:dependency table:id="ct350"/>
            <table:dependency table:id="ct349"/>
            <table:dependency table:id="ct348"/>
            <table:dependency table:id="ct347"/>
            <table:dependency table:id="ct346"/>
            <table:dependency table:id="ct345"/>
            <table:dependency table:id="ct344"/>
            <table:dependency table:id="ct343"/>
            <table:dependency table:id="ct342"/>
            <table:dependency table:id="ct341"/>
            <table:dependency table:id="ct340"/>
            <table:dependency table:id="ct339"/>
            <table:dependency table:id="ct338"/>
            <table:dependency table:id="ct337"/>
            <table:dependency table:id="ct336"/>
            <table:dependency table:id="ct335"/>
            <table:dependency table:id="ct334"/>
            <table:dependency table:id="ct333"/>
            <table:dependency table:id="ct332"/>
            <table:dependency table:id="ct331"/>
            <table:dependency table:id="ct330"/>
            <table:dependency table:id="ct329"/>
            <table:dependency table:id="ct328"/>
            <table:dependency table:id="ct327"/>
            <table:dependency table:id="ct326"/>
            <table:dependency table:id="ct325"/>
            <table:dependency table:id="ct324"/>
            <table:dependency table:id="ct323"/>
            <table:dependency table:id="ct322"/>
            <table:dependency table:id="ct321"/>
            <table:dependency table:id="ct320"/>
            <table:dependency table:id="ct319"/>
            <table:dependency table:id="ct318"/>
            <table:dependency table:id="ct317"/>
            <table:dependency table:id="ct316"/>
            <table:dependency table:id="ct315"/>
            <table:dependency table:id="ct314"/>
            <table:dependency table:id="ct313"/>
            <table:dependency table:id="ct312"/>
            <table:dependency table:id="ct311"/>
            <table:dependency table:id="ct310"/>
            <table:dependency table:id="ct309"/>
            <table:dependency table:id="ct308"/>
            <table:dependency table:id="ct307"/>
            <table:dependency table:id="ct306"/>
            <table:dependency table:id="ct305"/>
            <table:dependency table:id="ct304"/>
            <table:dependency table:id="ct303"/>
            <table:dependency table:id="ct302"/>
            <table:dependency table:id="ct301"/>
            <table:dependency table:id="ct300"/>
            <table:dependency table:id="ct299"/>
            <table:dependency table:id="ct298"/>
            <table:dependency table:id="ct297"/>
            <table:dependency table:id="ct296"/>
            <table:dependency table:id="ct295"/>
            <table:dependency table:id="ct294"/>
            <table:dependency table:id="ct293"/>
            <table:dependency table:id="ct292"/>
            <table:dependency table:id="ct291"/>
            <table:dependency table:id="ct290"/>
            <table:dependency table:id="ct289"/>
            <table:dependency table:id="ct288"/>
            <table:dependency table:id="ct287"/>
            <table:dependency table:id="ct286"/>
            <table:dependency table:id="ct285"/>
            <table:dependency table:id="ct284"/>
            <table:dependency table:id="ct283"/>
            <table:dependency table:id="ct282"/>
            <table:dependency table:id="ct281"/>
            <table:dependency table:id="ct280"/>
            <table:dependency table:id="ct279"/>
            <table:dependency table:id="ct278"/>
            <table:dependency table:id="ct277"/>
            <table:dependency table:id="ct276"/>
            <table:dependency table:id="ct275"/>
            <table:dependency table:id="ct274"/>
            <table:dependency table:id="ct273"/>
            <table:dependency table:id="ct272"/>
            <table:dependency table:id="ct271"/>
            <table:dependency table:id="ct270"/>
            <table:dependency table:id="ct269"/>
            <table:dependency table:id="ct268"/>
            <table:dependency table:id="ct267"/>
            <table:dependency table:id="ct266"/>
            <table:dependency table:id="ct265"/>
            <table:dependency table:id="ct264"/>
            <table:dependency table:id="ct263"/>
            <table:dependency table:id="ct262"/>
            <table:dependency table:id="ct261"/>
            <table:dependency table:id="ct260"/>
            <table:dependency table:id="ct259"/>
            <table:dependency table:id="ct258"/>
            <table:dependency table:id="ct257"/>
            <table:dependency table:id="ct256"/>
            <table:dependency table:id="ct255"/>
            <table:dependency table:id="ct254"/>
            <table:dependency table:id="ct253"/>
            <table:dependency table:id="ct252"/>
            <table:dependency table:id="ct251"/>
            <table:dependency table:id="ct250"/>
            <table:dependency table:id="ct249"/>
            <table:dependency table:id="ct248"/>
            <table:dependency table:id="ct247"/>
            <table:dependency table:id="ct246"/>
            <table:dependency table:id="ct245"/>
            <table:dependency table:id="ct244"/>
            <table:dependency table:id="ct243"/>
            <table:dependency table:id="ct242"/>
            <table:dependency table:id="ct241"/>
            <table:dependency table:id="ct240"/>
            <table:dependency table:id="ct239"/>
            <table:dependency table:id="ct238"/>
            <table:dependency table:id="ct237"/>
            <table:dependency table:id="ct236"/>
            <table:dependency table:id="ct235"/>
            <table:dependency table:id="ct234"/>
            <table:dependency table:id="ct233"/>
            <table:dependency table:id="ct232"/>
            <table:dependency table:id="ct231"/>
            <table:dependency table:id="ct230"/>
            <table:dependency table:id="ct229"/>
            <table:dependency table:id="ct228"/>
            <table:dependency table:id="ct227"/>
            <table:dependency table:id="ct226"/>
            <table:dependency table:id="ct225"/>
            <table:dependency table:id="ct224"/>
            <table:dependency table:id="ct223"/>
            <table:dependency table:id="ct222"/>
            <table:dependency table:id="ct221"/>
            <table:dependency table:id="ct220"/>
            <table:dependency table:id="ct219"/>
            <table:dependency table:id="ct218"/>
            <table:dependency table:id="ct217"/>
            <table:dependency table:id="ct216"/>
            <table:dependency table:id="ct215"/>
            <table:dependency table:id="ct214"/>
            <table:dependency table:id="ct213"/>
            <table:dependency table:id="ct212"/>
            <table:dependency table:id="ct211"/>
            <table:dependency table:id="ct210"/>
            <table:dependency table:id="ct209"/>
            <table:dependency table:id="ct208"/>
            <table:dependency table:id="ct207"/>
            <table:dependency table:id="ct206"/>
            <table:dependency table:id="ct205"/>
            <table:dependency table:id="ct204"/>
            <table:dependency table:id="ct203"/>
            <table:dependency table:id="ct202"/>
            <table:dependency table:id="ct201"/>
            <table:dependency table:id="ct200"/>
            <table:dependency table:id="ct199"/>
            <table:dependency table:id="ct198"/>
            <table:dependency table:id="ct197"/>
            <table:dependency table:id="ct196"/>
            <table:dependency table:id="ct195"/>
            <table:dependency table:id="ct194"/>
            <table:dependency table:id="ct193"/>
            <table:dependency table:id="ct192"/>
            <table:dependency table:id="ct191"/>
            <table:dependency table:id="ct190"/>
            <table:dependency table:id="ct189"/>
            <table:dependency table:id="ct188"/>
            <table:dependency table:id="ct187"/>
            <table:dependency table:id="ct186"/>
            <table:dependency table:id="ct185"/>
            <table:dependency table:id="ct184"/>
            <table:dependency table:id="ct183"/>
            <table:dependency table:id="ct182"/>
            <table:dependency table:id="ct181"/>
            <table:dependency table:id="ct180"/>
            <table:dependency table:id="ct179"/>
            <table:dependency table:id="ct178"/>
            <table:dependency table:id="ct177"/>
            <table:dependency table:id="ct176"/>
            <table:dependency table:id="ct175"/>
            <table:dependency table:id="ct174"/>
            <table:dependency table:id="ct173"/>
            <table:dependency table:id="ct172"/>
            <table:dependency table:id="ct171"/>
            <table:dependency table:id="ct170"/>
            <table:dependency table:id="ct169"/>
            <table:dependency table:id="ct168"/>
            <table:dependency table:id="ct167"/>
            <table:dependency table:id="ct166"/>
            <table:dependency table:id="ct165"/>
            <table:dependency table:id="ct164"/>
            <table:dependency table:id="ct163"/>
            <table:dependency table:id="ct162"/>
            <table:dependency table:id="ct161"/>
            <table:dependency table:id="ct160"/>
            <table:dependency table:id="ct159"/>
            <table:dependency table:id="ct158"/>
            <table:dependency table:id="ct157"/>
            <table:dependency table:id="ct156"/>
            <table:dependency table:id="ct155"/>
            <table:dependency table:id="ct154"/>
            <table:dependency table:id="ct153"/>
            <table:dependency table:id="ct152"/>
            <table:dependency table:id="ct151"/>
            <table:dependency table:id="ct150"/>
            <table:dependency table:id="ct149"/>
            <table:dependency table:id="ct148"/>
            <table:dependency table:id="ct147"/>
            <table:dependency table:id="ct146"/>
            <table:dependency table:id="ct145"/>
            <table:dependency table:id="ct144"/>
            <table:dependency table:id="ct143"/>
            <table:dependency table:id="ct142"/>
            <table:dependency table:id="ct141"/>
            <table:dependency table:id="ct140"/>
            <table:dependency table:id="ct139"/>
            <table:dependency table:id="ct138"/>
            <table:dependency table:id="ct137"/>
            <table:dependency table:id="ct136"/>
            <table:dependency table:id="ct135"/>
            <table:dependency table:id="ct134"/>
            <table:dependency table:id="ct133"/>
            <table:dependency table:id="ct132"/>
            <table:dependency table:id="ct131"/>
            <table:dependency table:id="ct130"/>
          </table:dependencies>
        </table:insertion>
        <table:cell-content-change table:id="ct130">
          <table:cell-address table:column="0" table:row="0" table:table="2"/>
          <office:change-info>
            <dc:creator> </dc:creator>
            <dc:date>2022-03-08T03:53:47.276384657</dc:date>
          </office:change-info>
          <table:previous>
            <table:change-track-table-cell/>
          </table:previous>
        </table:cell-content-change>
        <table:cell-content-change table:id="ct131">
          <table:cell-address table:column="1" table:row="0" table:table="2"/>
          <office:change-info>
            <dc:creator> </dc:creator>
            <dc:date>2022-03-08T03:53:47.276410256</dc:date>
          </office:change-info>
          <table:previous>
            <table:change-track-table-cell/>
          </table:previous>
        </table:cell-content-change>
        <table:cell-content-change table:id="ct132">
          <table:cell-address table:column="2" table:row="0" table:table="2"/>
          <office:change-info>
            <dc:creator> </dc:creator>
            <dc:date>2022-03-08T03:53:47.276416037</dc:date>
          </office:change-info>
          <table:previous>
            <table:change-track-table-cell/>
          </table:previous>
        </table:cell-content-change>
        <table:cell-content-change table:id="ct133">
          <table:cell-address table:column="3" table:row="0" table:table="2"/>
          <office:change-info>
            <dc:creator> </dc:creator>
            <dc:date>2022-03-08T03:53:47.276421473</dc:date>
          </office:change-info>
          <table:previous>
            <table:change-track-table-cell/>
          </table:previous>
        </table:cell-content-change>
        <table:cell-content-change table:id="ct134">
          <table:cell-address table:column="4" table:row="0" table:table="2"/>
          <office:change-info>
            <dc:creator> </dc:creator>
            <dc:date>2022-03-08T03:53:47.276426517</dc:date>
          </office:change-info>
          <table:previous>
            <table:change-track-table-cell/>
          </table:previous>
        </table:cell-content-change>
        <table:cell-content-change table:id="ct135">
          <table:cell-address table:column="5" table:row="0" table:table="2"/>
          <office:change-info>
            <dc:creator> </dc:creator>
            <dc:date>2022-03-08T03:53:47.276431574</dc:date>
          </office:change-info>
          <table:previous>
            <table:change-track-table-cell/>
          </table:previous>
        </table:cell-content-change>
        <table:cell-content-change table:id="ct136">
          <table:cell-address table:column="6" table:row="0" table:table="2"/>
          <office:change-info>
            <dc:creator> </dc:creator>
            <dc:date>2022-03-08T03:53:47.276436899</dc:date>
          </office:change-info>
          <table:previous>
            <table:change-track-table-cell/>
          </table:previous>
        </table:cell-content-change>
        <table:cell-content-change table:id="ct137">
          <table:cell-address table:column="7" table:row="0" table:table="2"/>
          <office:change-info>
            <dc:creator> </dc:creator>
            <dc:date>2022-03-08T03:53:47.276442056</dc:date>
          </office:change-info>
          <table:previous>
            <table:change-track-table-cell/>
          </table:previous>
        </table:cell-content-change>
        <table:cell-content-change table:id="ct138">
          <table:cell-address table:column="8" table:row="0" table:table="2"/>
          <office:change-info>
            <dc:creator> </dc:creator>
            <dc:date>2022-03-08T03:53:47.276447499</dc:date>
          </office:change-info>
          <table:previous>
            <table:change-track-table-cell/>
          </table:previous>
        </table:cell-content-change>
        <table:cell-content-change table:id="ct139">
          <table:cell-address table:column="9" table:row="0" table:table="2"/>
          <office:change-info>
            <dc:creator> </dc:creator>
            <dc:date>2022-03-08T03:53:47.276452734</dc:date>
          </office:change-info>
          <table:previous>
            <table:change-track-table-cell/>
          </table:previous>
        </table:cell-content-change>
        <table:cell-content-change table:id="ct140">
          <table:cell-address table:column="10" table:row="0" table:table="2"/>
          <office:change-info>
            <dc:creator> </dc:creator>
            <dc:date>2022-03-08T03:53:47.276458929</dc:date>
          </office:change-info>
          <table:previous>
            <table:change-track-table-cell/>
          </table:previous>
        </table:cell-content-change>
        <table:cell-content-change table:id="ct141">
          <table:cell-address table:column="11" table:row="0" table:table="2"/>
          <office:change-info>
            <dc:creator> </dc:creator>
            <dc:date>2022-03-08T03:53:47.276464391</dc:date>
          </office:change-info>
          <table:previous>
            <table:change-track-table-cell/>
          </table:previous>
        </table:cell-content-change>
        <table:cell-content-change table:id="ct142">
          <table:cell-address table:column="12" table:row="0" table:table="2"/>
          <office:change-info>
            <dc:creator> </dc:creator>
            <dc:date>2022-03-08T03:53:47.276469625</dc:date>
          </office:change-info>
          <table:previous>
            <table:change-track-table-cell/>
          </table:previous>
        </table:cell-content-change>
        <table:cell-content-change table:id="ct143">
          <table:cell-address table:column="13" table:row="0" table:table="2"/>
          <office:change-info>
            <dc:creator> </dc:creator>
            <dc:date>2022-03-08T03:53:47.276475625</dc:date>
          </office:change-info>
          <table:previous>
            <table:change-track-table-cell/>
          </table:previous>
        </table:cell-content-change>
        <table:cell-content-change table:id="ct144">
          <table:cell-address table:column="14" table:row="0" table:table="2"/>
          <office:change-info>
            <dc:creator> </dc:creator>
            <dc:date>2022-03-08T03:53:47.276481601</dc:date>
          </office:change-info>
          <table:previous>
            <table:change-track-table-cell/>
          </table:previous>
        </table:cell-content-change>
        <table:cell-content-change table:id="ct145">
          <table:cell-address table:column="15" table:row="0" table:table="2"/>
          <office:change-info>
            <dc:creator> </dc:creator>
            <dc:date>2022-03-08T03:53:47.276487359</dc:date>
          </office:change-info>
          <table:previous>
            <table:change-track-table-cell/>
          </table:previous>
        </table:cell-content-change>
        <table:cell-content-change table:id="ct146">
          <table:cell-address table:column="16" table:row="0" table:table="2"/>
          <office:change-info>
            <dc:creator> </dc:creator>
            <dc:date>2022-03-08T03:53:47.276492437</dc:date>
          </office:change-info>
          <table:previous>
            <table:change-track-table-cell/>
          </table:previous>
        </table:cell-content-change>
        <table:cell-content-change table:id="ct147">
          <table:cell-address table:column="18" table:row="0" table:table="2"/>
          <office:change-info>
            <dc:creator> </dc:creator>
            <dc:date>2022-03-08T03:53:47.276498291</dc:date>
          </office:change-info>
          <table:previous>
            <table:change-track-table-cell/>
          </table:previous>
        </table:cell-content-change>
        <table:cell-content-change table:id="ct148">
          <table:cell-address table:column="19" table:row="0" table:table="2"/>
          <office:change-info>
            <dc:creator> </dc:creator>
            <dc:date>2022-03-08T03:53:47.276503354</dc:date>
          </office:change-info>
          <table:previous>
            <table:change-track-table-cell/>
          </table:previous>
        </table:cell-content-change>
        <table:cell-content-change table:id="ct149">
          <table:cell-address table:column="20" table:row="0" table:table="2"/>
          <office:change-info>
            <dc:creator> </dc:creator>
            <dc:date>2022-03-08T03:53:47.276508980</dc:date>
          </office:change-info>
          <table:previous>
            <table:change-track-table-cell/>
          </table:previous>
        </table:cell-content-change>
        <table:cell-content-change table:id="ct150">
          <table:cell-address table:column="21" table:row="0" table:table="2"/>
          <office:change-info>
            <dc:creator> </dc:creator>
            <dc:date>2022-03-08T03:53:47.276514167</dc:date>
          </office:change-info>
          <table:previous>
            <table:change-track-table-cell/>
          </table:previous>
        </table:cell-content-change>
        <table:cell-content-change table:id="ct151">
          <table:cell-address table:column="22" table:row="0" table:table="2"/>
          <office:change-info>
            <dc:creator> </dc:creator>
            <dc:date>2022-03-08T03:53:47.276519689</dc:date>
          </office:change-info>
          <table:previous>
            <table:change-track-table-cell/>
          </table:previous>
        </table:cell-content-change>
        <table:cell-content-change table:id="ct152">
          <table:cell-address table:column="23" table:row="0" table:table="2"/>
          <office:change-info>
            <dc:creator> </dc:creator>
            <dc:date>2022-03-08T03:53:47.276524896</dc:date>
          </office:change-info>
          <table:previous>
            <table:change-track-table-cell/>
          </table:previous>
        </table:cell-content-change>
        <table:cell-content-change table:id="ct153">
          <table:cell-address table:column="0" table:row="2" table:table="2"/>
          <office:change-info>
            <dc:creator> </dc:creator>
            <dc:date>2022-03-08T03:54:03.692308260</dc:date>
          </office:change-info>
          <table:previous>
            <table:change-track-table-cell/>
          </table:previous>
        </table:cell-content-change>
        <table:cell-content-change table:id="ct154">
          <table:cell-address table:column="0" table:row="4" table:table="2"/>
          <office:change-info>
            <dc:creator> </dc:creator>
            <dc:date>2022-03-08T03:54:03.692341142</dc:date>
          </office:change-info>
          <table:previous>
            <table:change-track-table-cell/>
          </table:previous>
        </table:cell-content-change>
        <table:cell-content-change table:id="ct155">
          <table:cell-address table:column="0" table:row="6" table:table="2"/>
          <office:change-info>
            <dc:creator> </dc:creator>
            <dc:date>2022-03-08T03:54:03.692350861</dc:date>
          </office:change-info>
          <table:previous>
            <table:change-track-table-cell/>
          </table:previous>
        </table:cell-content-change>
        <table:cell-content-change table:id="ct156">
          <table:cell-address table:column="0" table:row="8" table:table="2"/>
          <office:change-info>
            <dc:creator> </dc:creator>
            <dc:date>2022-03-08T03:54:03.692360283</dc:date>
          </office:change-info>
          <table:previous>
            <table:change-track-table-cell/>
          </table:previous>
        </table:cell-content-change>
        <table:cell-content-change table:id="ct157">
          <table:cell-address table:column="0" table:row="10" table:table="2"/>
          <office:change-info>
            <dc:creator> </dc:creator>
            <dc:date>2022-03-08T03:54:03.692369162</dc:date>
          </office:change-info>
          <table:previous>
            <table:change-track-table-cell/>
          </table:previous>
        </table:cell-content-change>
        <table:cell-content-change table:id="ct158">
          <table:cell-address table:column="0" table:row="12" table:table="2"/>
          <office:change-info>
            <dc:creator> </dc:creator>
            <dc:date>2022-03-08T03:54:03.692377686</dc:date>
          </office:change-info>
          <table:previous>
            <table:change-track-table-cell/>
          </table:previous>
        </table:cell-content-change>
        <table:cell-content-change table:id="ct159">
          <table:cell-address table:column="0" table:row="14" table:table="2"/>
          <office:change-info>
            <dc:creator> </dc:creator>
            <dc:date>2022-03-08T03:54:03.692385944</dc:date>
          </office:change-info>
          <table:previous>
            <table:change-track-table-cell/>
          </table:previous>
        </table:cell-content-change>
        <table:cell-content-change table:id="ct160">
          <table:cell-address table:column="0" table:row="16" table:table="2"/>
          <office:change-info>
            <dc:creator> </dc:creator>
            <dc:date>2022-03-08T03:54:03.692394579</dc:date>
          </office:change-info>
          <table:previous>
            <table:change-track-table-cell/>
          </table:previous>
        </table:cell-content-change>
        <table:cell-content-change table:id="ct161">
          <table:cell-address table:column="0" table:row="18" table:table="2"/>
          <office:change-info>
            <dc:creator> </dc:creator>
            <dc:date>2022-03-08T03:54:03.692402875</dc:date>
          </office:change-info>
          <table:previous>
            <table:change-track-table-cell/>
          </table:previous>
        </table:cell-content-change>
        <table:cell-content-change table:id="ct162">
          <table:cell-address table:column="0" table:row="20" table:table="2"/>
          <office:change-info>
            <dc:creator> </dc:creator>
            <dc:date>2022-03-08T03:54:03.692411111</dc:date>
          </office:change-info>
          <table:previous>
            <table:change-track-table-cell/>
          </table:previous>
        </table:cell-content-change>
        <table:cell-content-change table:id="ct163">
          <table:cell-address table:column="0" table:row="22" table:table="2"/>
          <office:change-info>
            <dc:creator> </dc:creator>
            <dc:date>2022-03-08T03:54:03.692420708</dc:date>
          </office:change-info>
          <table:previous>
            <table:change-track-table-cell/>
          </table:previous>
        </table:cell-content-change>
        <table:cell-content-change table:id="ct164">
          <table:cell-address table:column="0" table:row="24" table:table="2"/>
          <office:change-info>
            <dc:creator> </dc:creator>
            <dc:date>2022-03-08T03:54:03.692429014</dc:date>
          </office:change-info>
          <table:previous>
            <table:change-track-table-cell/>
          </table:previous>
        </table:cell-content-change>
        <table:cell-content-change table:id="ct165">
          <table:cell-address table:column="0" table:row="26" table:table="2"/>
          <office:change-info>
            <dc:creator> </dc:creator>
            <dc:date>2022-03-08T03:54:03.692437182</dc:date>
          </office:change-info>
          <table:previous>
            <table:change-track-table-cell/>
          </table:previous>
        </table:cell-content-change>
        <table:cell-content-change table:id="ct166">
          <table:cell-address table:column="4" table:row="1" table:table="2"/>
          <office:change-info>
            <dc:creator> </dc:creator>
            <dc:date>2022-03-08T03:54:03.692476239</dc:date>
          </office:change-info>
          <table:previous>
            <table:change-track-table-cell/>
          </table:previous>
        </table:cell-content-change>
        <table:cell-content-change table:id="ct167">
          <table:cell-address table:column="4" table:row="2" table:table="2"/>
          <office:change-info>
            <dc:creator> </dc:creator>
            <dc:date>2022-03-08T03:54:03.692483256</dc:date>
          </office:change-info>
          <table:previous>
            <table:change-track-table-cell/>
          </table:previous>
        </table:cell-content-change>
        <table:cell-content-change table:id="ct168">
          <table:cell-address table:column="4" table:row="4" table:table="2"/>
          <office:change-info>
            <dc:creator> </dc:creator>
            <dc:date>2022-03-08T03:54:03.692489445</dc:date>
          </office:change-info>
          <table:previous>
            <table:change-track-table-cell/>
          </table:previous>
        </table:cell-content-change>
        <table:cell-content-change table:id="ct169">
          <table:cell-address table:column="4" table:row="6" table:table="2"/>
          <office:change-info>
            <dc:creator> </dc:creator>
            <dc:date>2022-03-08T03:54:03.692495668</dc:date>
          </office:change-info>
          <table:previous>
            <table:change-track-table-cell/>
          </table:previous>
        </table:cell-content-change>
        <table:cell-content-change table:id="ct170">
          <table:cell-address table:column="4" table:row="8" table:table="2"/>
          <office:change-info>
            <dc:creator> </dc:creator>
            <dc:date>2022-03-08T03:54:03.692502584</dc:date>
          </office:change-info>
          <table:previous>
            <table:change-track-table-cell/>
          </table:previous>
        </table:cell-content-change>
        <table:cell-content-change table:id="ct171">
          <table:cell-address table:column="4" table:row="10" table:table="2"/>
          <office:change-info>
            <dc:creator> </dc:creator>
            <dc:date>2022-03-08T03:54:03.692510335</dc:date>
          </office:change-info>
          <table:previous>
            <table:change-track-table-cell/>
          </table:previous>
        </table:cell-content-change>
        <table:cell-content-change table:id="ct172">
          <table:cell-address table:column="4" table:row="12" table:table="2"/>
          <office:change-info>
            <dc:creator> </dc:creator>
            <dc:date>2022-03-08T03:54:03.692516684</dc:date>
          </office:change-info>
          <table:previous>
            <table:change-track-table-cell/>
          </table:previous>
        </table:cell-content-change>
        <table:cell-content-change table:id="ct173">
          <table:cell-address table:column="4" table:row="14" table:table="2"/>
          <office:change-info>
            <dc:creator> </dc:creator>
            <dc:date>2022-03-08T03:54:03.692522820</dc:date>
          </office:change-info>
          <table:previous>
            <table:change-track-table-cell/>
          </table:previous>
        </table:cell-content-change>
        <table:cell-content-change table:id="ct174">
          <table:cell-address table:column="4" table:row="16" table:table="2"/>
          <office:change-info>
            <dc:creator> </dc:creator>
            <dc:date>2022-03-08T03:54:03.692529049</dc:date>
          </office:change-info>
          <table:previous>
            <table:change-track-table-cell/>
          </table:previous>
        </table:cell-content-change>
        <table:cell-content-change table:id="ct175">
          <table:cell-address table:column="4" table:row="18" table:table="2"/>
          <office:change-info>
            <dc:creator> </dc:creator>
            <dc:date>2022-03-08T03:54:03.692535478</dc:date>
          </office:change-info>
          <table:previous>
            <table:change-track-table-cell/>
          </table:previous>
        </table:cell-content-change>
        <table:cell-content-change table:id="ct176">
          <table:cell-address table:column="4" table:row="20" table:table="2"/>
          <office:change-info>
            <dc:creator> </dc:creator>
            <dc:date>2022-03-08T03:54:03.692541725</dc:date>
          </office:change-info>
          <table:previous>
            <table:change-track-table-cell/>
          </table:previous>
        </table:cell-content-change>
        <table:cell-content-change table:id="ct177">
          <table:cell-address table:column="4" table:row="22" table:table="2"/>
          <office:change-info>
            <dc:creator> </dc:creator>
            <dc:date>2022-03-08T03:54:03.692548292</dc:date>
          </office:change-info>
          <table:previous>
            <table:change-track-table-cell/>
          </table:previous>
        </table:cell-content-change>
        <table:cell-content-change table:id="ct178">
          <table:cell-address table:column="4" table:row="24" table:table="2"/>
          <office:change-info>
            <dc:creator> </dc:creator>
            <dc:date>2022-03-08T03:54:03.692554740</dc:date>
          </office:change-info>
          <table:previous>
            <table:change-track-table-cell/>
          </table:previous>
        </table:cell-content-change>
        <table:cell-content-change table:id="ct179">
          <table:cell-address table:column="4" table:row="26" table:table="2"/>
          <office:change-info>
            <dc:creator> </dc:creator>
            <dc:date>2022-03-08T03:54:03.692561529</dc:date>
          </office:change-info>
          <table:previous>
            <table:change-track-table-cell/>
          </table:previous>
        </table:cell-content-change>
        <table:cell-content-change table:id="ct180">
          <table:cell-address table:column="6" table:row="2" table:table="2"/>
          <office:change-info>
            <dc:creator> </dc:creator>
            <dc:date>2022-03-08T03:54:03.692585320</dc:date>
          </office:change-info>
          <table:previous>
            <table:change-track-table-cell/>
          </table:previous>
        </table:cell-content-change>
        <table:cell-content-change table:id="ct181">
          <table:cell-address table:column="6" table:row="3" table:table="2"/>
          <office:change-info>
            <dc:creator> </dc:creator>
            <dc:date>2022-03-08T03:54:03.692595904</dc:date>
          </office:change-info>
          <table:previous>
            <table:change-track-table-cell/>
          </table:previous>
        </table:cell-content-change>
        <table:cell-content-change table:id="ct182">
          <table:cell-address table:column="6" table:row="8" table:table="2"/>
          <office:change-info>
            <dc:creator> </dc:creator>
            <dc:date>2022-03-08T03:54:03.692607286</dc:date>
          </office:change-info>
          <table:previous>
            <table:change-track-table-cell/>
          </table:previous>
        </table:cell-content-change>
        <table:cell-content-change table:id="ct183">
          <table:cell-address table:column="6" table:row="9" table:table="2"/>
          <office:change-info>
            <dc:creator> </dc:creator>
            <dc:date>2022-03-08T03:54:03.692617098</dc:date>
          </office:change-info>
          <table:previous>
            <table:change-track-table-cell/>
          </table:previous>
        </table:cell-content-change>
        <table:cell-content-change table:id="ct184">
          <table:cell-address table:column="6" table:row="10" table:table="2"/>
          <office:change-info>
            <dc:creator> </dc:creator>
            <dc:date>2022-03-08T03:54:03.692626191</dc:date>
          </office:change-info>
          <table:previous>
            <table:change-track-table-cell/>
          </table:previous>
        </table:cell-content-change>
        <table:cell-content-change table:id="ct185">
          <table:cell-address table:column="6" table:row="11" table:table="2"/>
          <office:change-info>
            <dc:creator> </dc:creator>
            <dc:date>2022-03-08T03:54:03.692635409</dc:date>
          </office:change-info>
          <table:previous>
            <table:change-track-table-cell/>
          </table:previous>
        </table:cell-content-change>
        <table:cell-content-change table:id="ct186">
          <table:cell-address table:column="6" table:row="14" table:table="2"/>
          <office:change-info>
            <dc:creator> </dc:creator>
            <dc:date>2022-03-08T03:54:03.692647434</dc:date>
          </office:change-info>
          <table:previous>
            <table:change-track-table-cell/>
          </table:previous>
        </table:cell-content-change>
        <table:cell-content-change table:id="ct187">
          <table:cell-address table:column="6" table:row="15" table:table="2"/>
          <office:change-info>
            <dc:creator> </dc:creator>
            <dc:date>2022-03-08T03:54:03.692657426</dc:date>
          </office:change-info>
          <table:previous>
            <table:change-track-table-cell/>
          </table:previous>
        </table:cell-content-change>
        <table:cell-content-change table:id="ct188">
          <table:cell-address table:column="6" table:row="16" table:table="2"/>
          <office:change-info>
            <dc:creator> </dc:creator>
            <dc:date>2022-03-08T03:54:03.692667293</dc:date>
          </office:change-info>
          <table:previous>
            <table:change-track-table-cell/>
          </table:previous>
        </table:cell-content-change>
        <table:cell-content-change table:id="ct189">
          <table:cell-address table:column="6" table:row="17" table:table="2"/>
          <office:change-info>
            <dc:creator> </dc:creator>
            <dc:date>2022-03-08T03:54:03.692676940</dc:date>
          </office:change-info>
          <table:previous>
            <table:change-track-table-cell/>
          </table:previous>
        </table:cell-content-change>
        <table:cell-content-change table:id="ct190">
          <table:cell-address table:column="6" table:row="20" table:table="2"/>
          <office:change-info>
            <dc:creator> </dc:creator>
            <dc:date>2022-03-08T03:54:03.692695675</dc:date>
          </office:change-info>
          <table:previous>
            <table:change-track-table-cell/>
          </table:previous>
        </table:cell-content-change>
        <table:cell-content-change table:id="ct191">
          <table:cell-address table:column="6" table:row="21" table:table="2"/>
          <office:change-info>
            <dc:creator> </dc:creator>
            <dc:date>2022-03-08T03:54:03.692713571</dc:date>
          </office:change-info>
          <table:previous>
            <table:change-track-table-cell/>
          </table:previous>
        </table:cell-content-change>
        <table:cell-content-change table:id="ct192">
          <table:cell-address table:column="6" table:row="24" table:table="2"/>
          <office:change-info>
            <dc:creator> </dc:creator>
            <dc:date>2022-03-08T03:54:03.692724154</dc:date>
          </office:change-info>
          <table:previous>
            <table:change-track-table-cell/>
          </table:previous>
        </table:cell-content-change>
        <table:cell-content-change table:id="ct193">
          <table:cell-address table:column="6" table:row="25" table:table="2"/>
          <office:change-info>
            <dc:creator> </dc:creator>
            <dc:date>2022-03-08T03:54:03.692733770</dc:date>
          </office:change-info>
          <table:previous>
            <table:change-track-table-cell/>
          </table:previous>
        </table:cell-content-change>
        <table:cell-content-change table:id="ct194">
          <table:cell-address table:column="6" table:row="26" table:table="2"/>
          <office:change-info>
            <dc:creator> </dc:creator>
            <dc:date>2022-03-08T03:54:03.692743582</dc:date>
          </office:change-info>
          <table:previous>
            <table:change-track-table-cell/>
          </table:previous>
        </table:cell-content-change>
        <table:cell-content-change table:id="ct195">
          <table:cell-address table:column="6" table:row="27" table:table="2"/>
          <office:change-info>
            <dc:creator> </dc:creator>
            <dc:date>2022-03-08T03:54:03.692753946</dc:date>
          </office:change-info>
          <table:previous>
            <table:change-track-table-cell/>
          </table:previous>
        </table:cell-content-change>
        <table:cell-content-change table:id="ct196">
          <table:cell-address table:column="7" table:row="2" table:table="2"/>
          <office:change-info>
            <dc:creator> </dc:creator>
            <dc:date>2022-03-08T03:54:03.692765002</dc:date>
          </office:change-info>
          <table:previous>
            <table:change-track-table-cell/>
          </table:previous>
        </table:cell-content-change>
        <table:cell-content-change table:id="ct197">
          <table:cell-address table:column="7" table:row="3" table:table="2"/>
          <office:change-info>
            <dc:creator> </dc:creator>
            <dc:date>2022-03-08T03:54:03.692775280</dc:date>
          </office:change-info>
          <table:previous>
            <table:change-track-table-cell/>
          </table:previous>
        </table:cell-content-change>
        <table:cell-content-change table:id="ct198">
          <table:cell-address table:column="7" table:row="6" table:table="2"/>
          <office:change-info>
            <dc:creator> </dc:creator>
            <dc:date>2022-03-08T03:54:03.692786124</dc:date>
          </office:change-info>
          <table:previous>
            <table:change-track-table-cell/>
          </table:previous>
        </table:cell-content-change>
        <table:cell-content-change table:id="ct199">
          <table:cell-address table:column="7" table:row="7" table:table="2"/>
          <office:change-info>
            <dc:creator> </dc:creator>
            <dc:date>2022-03-08T03:54:03.692796253</dc:date>
          </office:change-info>
          <table:previous>
            <table:change-track-table-cell/>
          </table:previous>
        </table:cell-content-change>
        <table:cell-content-change table:id="ct200">
          <table:cell-address table:column="7" table:row="8" table:table="2"/>
          <office:change-info>
            <dc:creator> </dc:creator>
            <dc:date>2022-03-08T03:54:03.692806248</dc:date>
          </office:change-info>
          <table:previous>
            <table:change-track-table-cell/>
          </table:previous>
        </table:cell-content-change>
        <table:cell-content-change table:id="ct201">
          <table:cell-address table:column="7" table:row="9" table:table="2"/>
          <office:change-info>
            <dc:creator> </dc:creator>
            <dc:date>2022-03-08T03:54:03.692816366</dc:date>
          </office:change-info>
          <table:previous>
            <table:change-track-table-cell/>
          </table:previous>
        </table:cell-content-change>
        <table:cell-content-change table:id="ct202">
          <table:cell-address table:column="7" table:row="24" table:table="2"/>
          <office:change-info>
            <dc:creator> </dc:creator>
            <dc:date>2022-03-08T03:54:03.692832711</dc:date>
          </office:change-info>
          <table:previous>
            <table:change-track-table-cell/>
          </table:previous>
        </table:cell-content-change>
        <table:cell-content-change table:id="ct203">
          <table:cell-address table:column="7" table:row="25" table:table="2"/>
          <office:change-info>
            <dc:creator> </dc:creator>
            <dc:date>2022-03-08T03:54:03.692843153</dc:date>
          </office:change-info>
          <table:previous>
            <table:change-track-table-cell/>
          </table:previous>
        </table:cell-content-change>
        <table:cell-content-change table:id="ct204">
          <table:cell-address table:column="8" table:row="6" table:table="2"/>
          <office:change-info>
            <dc:creator> </dc:creator>
            <dc:date>2022-03-08T03:54:03.692857120</dc:date>
          </office:change-info>
          <table:previous>
            <table:change-track-table-cell/>
          </table:previous>
        </table:cell-content-change>
        <table:cell-content-change table:id="ct205">
          <table:cell-address table:column="8" table:row="7" table:table="2"/>
          <office:change-info>
            <dc:creator> </dc:creator>
            <dc:date>2022-03-08T03:54:03.692867188</dc:date>
          </office:change-info>
          <table:previous>
            <table:change-track-table-cell/>
          </table:previous>
        </table:cell-content-change>
        <table:cell-content-change table:id="ct206">
          <table:cell-address table:column="8" table:row="8" table:table="2"/>
          <office:change-info>
            <dc:creator> </dc:creator>
            <dc:date>2022-03-08T03:54:03.692877469</dc:date>
          </office:change-info>
          <table:previous>
            <table:change-track-table-cell/>
          </table:previous>
        </table:cell-content-change>
        <table:cell-content-change table:id="ct207">
          <table:cell-address table:column="8" table:row="9" table:table="2"/>
          <office:change-info>
            <dc:creator> </dc:creator>
            <dc:date>2022-03-08T03:54:03.692887530</dc:date>
          </office:change-info>
          <table:previous>
            <table:change-track-table-cell/>
          </table:previous>
        </table:cell-content-change>
        <table:cell-content-change table:id="ct208">
          <table:cell-address table:column="8" table:row="16" table:table="2"/>
          <office:change-info>
            <dc:creator> </dc:creator>
            <dc:date>2022-03-08T03:54:03.692900150</dc:date>
          </office:change-info>
          <table:previous>
            <table:change-track-table-cell/>
          </table:previous>
        </table:cell-content-change>
        <table:cell-content-change table:id="ct209">
          <table:cell-address table:column="8" table:row="17" table:table="2"/>
          <office:change-info>
            <dc:creator> </dc:creator>
            <dc:date>2022-03-08T03:54:03.692910129</dc:date>
          </office:change-info>
          <table:previous>
            <table:change-track-table-cell/>
          </table:previous>
        </table:cell-content-change>
        <table:cell-content-change table:id="ct210">
          <table:cell-address table:column="9" table:row="6" table:table="2"/>
          <office:change-info>
            <dc:creator> </dc:creator>
            <dc:date>2022-03-08T03:54:03.692926566</dc:date>
          </office:change-info>
          <table:previous>
            <table:change-track-table-cell/>
          </table:previous>
        </table:cell-content-change>
        <table:cell-content-change table:id="ct211">
          <table:cell-address table:column="9" table:row="7" table:table="2"/>
          <office:change-info>
            <dc:creator> </dc:creator>
            <dc:date>2022-03-08T03:54:03.692938254</dc:date>
          </office:change-info>
          <table:previous>
            <table:change-track-table-cell/>
          </table:previous>
        </table:cell-content-change>
        <table:cell-content-change table:id="ct212">
          <table:cell-address table:column="9" table:row="14" table:table="2"/>
          <office:change-info>
            <dc:creator> </dc:creator>
            <dc:date>2022-03-08T03:54:03.692952245</dc:date>
          </office:change-info>
          <table:previous>
            <table:change-track-table-cell/>
          </table:previous>
        </table:cell-content-change>
        <table:cell-content-change table:id="ct213">
          <table:cell-address table:column="9" table:row="15" table:table="2"/>
          <office:change-info>
            <dc:creator> </dc:creator>
            <dc:date>2022-03-08T03:54:03.692963082</dc:date>
          </office:change-info>
          <table:previous>
            <table:change-track-table-cell/>
          </table:previous>
        </table:cell-content-change>
        <table:cell-content-change table:id="ct214">
          <table:cell-address table:column="9" table:row="16" table:table="2"/>
          <office:change-info>
            <dc:creator> </dc:creator>
            <dc:date>2022-03-08T03:54:03.692973726</dc:date>
          </office:change-info>
          <table:previous>
            <table:change-track-table-cell/>
          </table:previous>
        </table:cell-content-change>
        <table:cell-content-change table:id="ct215">
          <table:cell-address table:column="9" table:row="17" table:table="2"/>
          <office:change-info>
            <dc:creator> </dc:creator>
            <dc:date>2022-03-08T03:54:03.692984397</dc:date>
          </office:change-info>
          <table:previous>
            <table:change-track-table-cell/>
          </table:previous>
        </table:cell-content-change>
        <table:cell-content-change table:id="ct216">
          <table:cell-address table:column="9" table:row="24" table:table="2"/>
          <office:change-info>
            <dc:creator> </dc:creator>
            <dc:date>2022-03-08T03:54:03.692997864</dc:date>
          </office:change-info>
          <table:previous>
            <table:change-track-table-cell/>
          </table:previous>
        </table:cell-content-change>
        <table:cell-content-change table:id="ct217">
          <table:cell-address table:column="9" table:row="25" table:table="2"/>
          <office:change-info>
            <dc:creator> </dc:creator>
            <dc:date>2022-03-08T03:54:03.693008781</dc:date>
          </office:change-info>
          <table:previous>
            <table:change-track-table-cell/>
          </table:previous>
        </table:cell-content-change>
        <table:cell-content-change table:id="ct218">
          <table:cell-address table:column="10" table:row="6" table:table="2"/>
          <office:change-info>
            <dc:creator> </dc:creator>
            <dc:date>2022-03-08T03:54:03.693022909</dc:date>
          </office:change-info>
          <table:previous>
            <table:change-track-table-cell/>
          </table:previous>
        </table:cell-content-change>
        <table:cell-content-change table:id="ct219">
          <table:cell-address table:column="10" table:row="7" table:table="2"/>
          <office:change-info>
            <dc:creator> </dc:creator>
            <dc:date>2022-03-08T03:54:03.693034970</dc:date>
          </office:change-info>
          <table:previous>
            <table:change-track-table-cell/>
          </table:previous>
        </table:cell-content-change>
        <table:cell-content-change table:id="ct220">
          <table:cell-address table:column="10" table:row="8" table:table="2"/>
          <office:change-info>
            <dc:creator> </dc:creator>
            <dc:date>2022-03-08T03:54:03.693045813</dc:date>
          </office:change-info>
          <table:previous>
            <table:change-track-table-cell/>
          </table:previous>
        </table:cell-content-change>
        <table:cell-content-change table:id="ct221">
          <table:cell-address table:column="10" table:row="9" table:table="2"/>
          <office:change-info>
            <dc:creator> </dc:creator>
            <dc:date>2022-03-08T03:54:03.693056296</dc:date>
          </office:change-info>
          <table:previous>
            <table:change-track-table-cell/>
          </table:previous>
        </table:cell-content-change>
        <table:cell-content-change table:id="ct222">
          <table:cell-address table:column="10" table:row="10" table:table="2"/>
          <office:change-info>
            <dc:creator> </dc:creator>
            <dc:date>2022-03-08T03:54:03.693066784</dc:date>
          </office:change-info>
          <table:previous>
            <table:change-track-table-cell/>
          </table:previous>
        </table:cell-content-change>
        <table:cell-content-change table:id="ct223">
          <table:cell-address table:column="10" table:row="11" table:table="2"/>
          <office:change-info>
            <dc:creator> </dc:creator>
            <dc:date>2022-03-08T03:54:03.693077359</dc:date>
          </office:change-info>
          <table:previous>
            <table:change-track-table-cell/>
          </table:previous>
        </table:cell-content-change>
        <table:cell-content-change table:id="ct224">
          <table:cell-address table:column="10" table:row="14" table:table="2"/>
          <office:change-info>
            <dc:creator> </dc:creator>
            <dc:date>2022-03-08T03:54:03.693088473</dc:date>
          </office:change-info>
          <table:previous>
            <table:change-track-table-cell/>
          </table:previous>
        </table:cell-content-change>
        <table:cell-content-change table:id="ct225">
          <table:cell-address table:column="10" table:row="15" table:table="2"/>
          <office:change-info>
            <dc:creator> </dc:creator>
            <dc:date>2022-03-08T03:54:03.693098942</dc:date>
          </office:change-info>
          <table:previous>
            <table:change-track-table-cell/>
          </table:previous>
        </table:cell-content-change>
        <table:cell-content-change table:id="ct226">
          <table:cell-address table:column="10" table:row="16" table:table="2"/>
          <office:change-info>
            <dc:creator> </dc:creator>
            <dc:date>2022-03-08T03:54:03.693109306</dc:date>
          </office:change-info>
          <table:previous>
            <table:change-track-table-cell/>
          </table:previous>
        </table:cell-content-change>
        <table:cell-content-change table:id="ct227">
          <table:cell-address table:column="10" table:row="17" table:table="2"/>
          <office:change-info>
            <dc:creator> </dc:creator>
            <dc:date>2022-03-08T03:54:03.693119931</dc:date>
          </office:change-info>
          <table:previous>
            <table:change-track-table-cell/>
          </table:previous>
        </table:cell-content-change>
        <table:cell-content-change table:id="ct228">
          <table:cell-address table:column="10" table:row="18" table:table="2"/>
          <office:change-info>
            <dc:creator> </dc:creator>
            <dc:date>2022-03-08T03:54:03.693130429</dc:date>
          </office:change-info>
          <table:previous>
            <table:change-track-table-cell/>
          </table:previous>
        </table:cell-content-change>
        <table:cell-content-change table:id="ct229">
          <table:cell-address table:column="10" table:row="19" table:table="2"/>
          <office:change-info>
            <dc:creator> </dc:creator>
            <dc:date>2022-03-08T03:54:03.693141251</dc:date>
          </office:change-info>
          <table:previous>
            <table:change-track-table-cell/>
          </table:previous>
        </table:cell-content-change>
        <table:cell-content-change table:id="ct230">
          <table:cell-address table:column="10" table:row="24" table:table="2"/>
          <office:change-info>
            <dc:creator> </dc:creator>
            <dc:date>2022-03-08T03:54:03.693153826</dc:date>
          </office:change-info>
          <table:previous>
            <table:change-track-table-cell/>
          </table:previous>
        </table:cell-content-change>
        <table:cell-content-change table:id="ct231">
          <table:cell-address table:column="10" table:row="25" table:table="2"/>
          <office:change-info>
            <dc:creator> </dc:creator>
            <dc:date>2022-03-08T03:54:03.693164772</dc:date>
          </office:change-info>
          <table:previous>
            <table:change-track-table-cell/>
          </table:previous>
        </table:cell-content-change>
        <table:cell-content-change table:id="ct232">
          <table:cell-address table:column="11" table:row="20" table:table="2"/>
          <office:change-info>
            <dc:creator> </dc:creator>
            <dc:date>2022-03-08T03:54:03.693183405</dc:date>
          </office:change-info>
          <table:previous>
            <table:change-track-table-cell/>
          </table:previous>
        </table:cell-content-change>
        <table:cell-content-change table:id="ct233">
          <table:cell-address table:column="11" table:row="21" table:table="2"/>
          <office:change-info>
            <dc:creator> </dc:creator>
            <dc:date>2022-03-08T03:54:03.693193985</dc:date>
          </office:change-info>
          <table:previous>
            <table:change-track-table-cell/>
          </table:previous>
        </table:cell-content-change>
        <table:cell-content-change table:id="ct234">
          <table:cell-address table:column="11" table:row="24" table:table="2"/>
          <office:change-info>
            <dc:creator> </dc:creator>
            <dc:date>2022-03-08T03:54:03.693205668</dc:date>
          </office:change-info>
          <table:previous>
            <table:change-track-table-cell/>
          </table:previous>
        </table:cell-content-change>
        <table:cell-content-change table:id="ct235">
          <table:cell-address table:column="11" table:row="25" table:table="2"/>
          <office:change-info>
            <dc:creator> </dc:creator>
            <dc:date>2022-03-08T03:54:03.693216824</dc:date>
          </office:change-info>
          <table:previous>
            <table:change-track-table-cell/>
          </table:previous>
        </table:cell-content-change>
        <table:cell-content-change table:id="ct236">
          <table:cell-address table:column="12" table:row="8" table:table="2"/>
          <office:change-info>
            <dc:creator> </dc:creator>
            <dc:date>2022-03-08T03:54:03.693233004</dc:date>
          </office:change-info>
          <table:previous>
            <table:change-track-table-cell/>
          </table:previous>
        </table:cell-content-change>
        <table:cell-content-change table:id="ct237">
          <table:cell-address table:column="12" table:row="9" table:table="2"/>
          <office:change-info>
            <dc:creator> </dc:creator>
            <dc:date>2022-03-08T03:54:03.693245517</dc:date>
          </office:change-info>
          <table:previous>
            <table:change-track-table-cell/>
          </table:previous>
        </table:cell-content-change>
        <table:cell-content-change table:id="ct238">
          <table:cell-address table:column="12" table:row="15" table:table="2"/>
          <office:change-info>
            <dc:creator> </dc:creator>
            <dc:date>2022-03-08T03:54:03.693259527</dc:date>
          </office:change-info>
          <table:previous>
            <table:change-track-table-cell/>
          </table:previous>
        </table:cell-content-change>
        <table:cell-content-change table:id="ct239">
          <table:cell-address table:column="13" table:row="8" table:table="2"/>
          <office:change-info>
            <dc:creator> </dc:creator>
            <dc:date>2022-03-08T03:54:03.693279388</dc:date>
          </office:change-info>
          <table:previous>
            <table:change-track-table-cell/>
          </table:previous>
        </table:cell-content-change>
        <table:cell-content-change table:id="ct240">
          <table:cell-address table:column="13" table:row="9" table:table="2"/>
          <office:change-info>
            <dc:creator> </dc:creator>
            <dc:date>2022-03-08T03:54:03.693290616</dc:date>
          </office:change-info>
          <table:previous>
            <table:change-track-table-cell/>
          </table:previous>
        </table:cell-content-change>
        <table:cell-content-change table:id="ct241">
          <table:cell-address table:column="13" table:row="16" table:table="2"/>
          <office:change-info>
            <dc:creator> </dc:creator>
            <dc:date>2022-03-08T03:54:03.693304712</dc:date>
          </office:change-info>
          <table:previous>
            <table:change-track-table-cell/>
          </table:previous>
        </table:cell-content-change>
        <table:cell-content-change table:id="ct242">
          <table:cell-address table:column="13" table:row="17" table:table="2"/>
          <office:change-info>
            <dc:creator> </dc:creator>
            <dc:date>2022-03-08T03:54:03.693316180</dc:date>
          </office:change-info>
          <table:previous>
            <table:change-track-table-cell/>
          </table:previous>
        </table:cell-content-change>
        <table:cell-content-change table:id="ct243">
          <table:cell-address table:column="13" table:row="20" table:table="2"/>
          <office:change-info>
            <dc:creator> </dc:creator>
            <dc:date>2022-03-08T03:54:03.693328648</dc:date>
          </office:change-info>
          <table:previous>
            <table:change-track-table-cell/>
          </table:previous>
        </table:cell-content-change>
        <table:cell-content-change table:id="ct244">
          <table:cell-address table:column="13" table:row="21" table:table="2"/>
          <office:change-info>
            <dc:creator> </dc:creator>
            <dc:date>2022-03-08T03:54:03.693339728</dc:date>
          </office:change-info>
          <table:previous>
            <table:change-track-table-cell/>
          </table:previous>
        </table:cell-content-change>
        <table:cell-content-change table:id="ct245">
          <table:cell-address table:column="14" table:row="12" table:table="2"/>
          <office:change-info>
            <dc:creator> </dc:creator>
            <dc:date>2022-03-08T03:54:03.693357786</dc:date>
          </office:change-info>
          <table:previous>
            <table:change-track-table-cell/>
          </table:previous>
        </table:cell-content-change>
        <table:cell-content-change table:id="ct246">
          <table:cell-address table:column="14" table:row="13" table:table="2"/>
          <office:change-info>
            <dc:creator> </dc:creator>
            <dc:date>2022-03-08T03:54:03.693369801</dc:date>
          </office:change-info>
          <table:previous>
            <table:change-track-table-cell/>
          </table:previous>
        </table:cell-content-change>
        <table:cell-content-change table:id="ct247">
          <table:cell-address table:column="15" table:row="18" table:table="2"/>
          <office:change-info>
            <dc:creator> </dc:creator>
            <dc:date>2022-03-08T03:54:03.693393539</dc:date>
          </office:change-info>
          <table:previous>
            <table:change-track-table-cell/>
          </table:previous>
        </table:cell-content-change>
        <table:cell-content-change table:id="ct248">
          <table:cell-address table:column="15" table:row="19" table:table="2"/>
          <office:change-info>
            <dc:creator> </dc:creator>
            <dc:date>2022-03-08T03:54:03.693405027</dc:date>
          </office:change-info>
          <table:previous>
            <table:change-track-table-cell/>
          </table:previous>
        </table:cell-content-change>
        <table:cell-content-change table:id="ct249">
          <table:cell-address table:column="15" table:row="24" table:table="2"/>
          <office:change-info>
            <dc:creator> </dc:creator>
            <dc:date>2022-03-08T03:54:03.693418514</dc:date>
          </office:change-info>
          <table:previous>
            <table:change-track-table-cell/>
          </table:previous>
        </table:cell-content-change>
        <table:cell-content-change table:id="ct250">
          <table:cell-address table:column="15" table:row="25" table:table="2"/>
          <office:change-info>
            <dc:creator> </dc:creator>
            <dc:date>2022-03-08T03:54:03.693429740</dc:date>
          </office:change-info>
          <table:previous>
            <table:change-track-table-cell/>
          </table:previous>
        </table:cell-content-change>
        <table:cell-content-change table:id="ct251">
          <table:cell-address table:column="15" table:row="26" table:table="2"/>
          <office:change-info>
            <dc:creator> </dc:creator>
            <dc:date>2022-03-08T03:54:03.693441164</dc:date>
          </office:change-info>
          <table:previous>
            <table:change-track-table-cell/>
          </table:previous>
        </table:cell-content-change>
        <table:cell-content-change table:id="ct252">
          <table:cell-address table:column="15" table:row="27" table:table="2"/>
          <office:change-info>
            <dc:creator> </dc:creator>
            <dc:date>2022-03-08T03:54:03.693452275</dc:date>
          </office:change-info>
          <table:previous>
            <table:change-track-table-cell/>
          </table:previous>
        </table:cell-content-change>
        <table:cell-content-change table:id="ct253">
          <table:cell-address table:column="16" table:row="2" table:table="2"/>
          <office:change-info>
            <dc:creator> </dc:creator>
            <dc:date>2022-03-08T03:54:03.693464499</dc:date>
          </office:change-info>
          <table:previous>
            <table:change-track-table-cell/>
          </table:previous>
        </table:cell-content-change>
        <table:cell-content-change table:id="ct254">
          <table:cell-address table:column="16" table:row="3" table:table="2"/>
          <office:change-info>
            <dc:creator> </dc:creator>
            <dc:date>2022-03-08T03:54:03.693477233</dc:date>
          </office:change-info>
          <table:previous>
            <table:change-track-table-cell/>
          </table:previous>
        </table:cell-content-change>
        <table:cell-content-change table:id="ct255">
          <table:cell-address table:column="16" table:row="4" table:table="2"/>
          <office:change-info>
            <dc:creator> </dc:creator>
            <dc:date>2022-03-08T03:54:03.693489124</dc:date>
          </office:change-info>
          <table:previous>
            <table:change-track-table-cell/>
          </table:previous>
        </table:cell-content-change>
        <table:cell-content-change table:id="ct256">
          <table:cell-address table:column="16" table:row="5" table:table="2"/>
          <office:change-info>
            <dc:creator> </dc:creator>
            <dc:date>2022-03-08T03:54:03.693500377</dc:date>
          </office:change-info>
          <table:previous>
            <table:change-track-table-cell/>
          </table:previous>
        </table:cell-content-change>
        <table:cell-content-change table:id="ct257">
          <table:cell-address table:column="16" table:row="6" table:table="2"/>
          <office:change-info>
            <dc:creator> </dc:creator>
            <dc:date>2022-03-08T03:54:03.693511623</dc:date>
          </office:change-info>
          <table:previous>
            <table:change-track-table-cell/>
          </table:previous>
        </table:cell-content-change>
        <table:cell-content-change table:id="ct258">
          <table:cell-address table:column="16" table:row="7" table:table="2"/>
          <office:change-info>
            <dc:creator> </dc:creator>
            <dc:date>2022-03-08T03:54:03.693522803</dc:date>
          </office:change-info>
          <table:previous>
            <table:change-track-table-cell/>
          </table:previous>
        </table:cell-content-change>
        <table:cell-content-change table:id="ct259">
          <table:cell-address table:column="16" table:row="10" table:table="2"/>
          <office:change-info>
            <dc:creator> </dc:creator>
            <dc:date>2022-03-08T03:54:03.693535159</dc:date>
          </office:change-info>
          <table:previous>
            <table:change-track-table-cell/>
          </table:previous>
        </table:cell-content-change>
        <table:cell-content-change table:id="ct260">
          <table:cell-address table:column="16" table:row="11" table:table="2"/>
          <office:change-info>
            <dc:creator> </dc:creator>
            <dc:date>2022-03-08T03:54:03.693546545</dc:date>
          </office:change-info>
          <table:previous>
            <table:change-track-table-cell/>
          </table:previous>
        </table:cell-content-change>
        <table:cell-content-change table:id="ct261">
          <table:cell-address table:column="16" table:row="12" table:table="2"/>
          <office:change-info>
            <dc:creator> </dc:creator>
            <dc:date>2022-03-08T03:54:03.693558146</dc:date>
          </office:change-info>
          <table:previous>
            <table:change-track-table-cell/>
          </table:previous>
        </table:cell-content-change>
        <table:cell-content-change table:id="ct262">
          <table:cell-address table:column="16" table:row="13" table:table="2"/>
          <office:change-info>
            <dc:creator> </dc:creator>
            <dc:date>2022-03-08T03:54:03.693569341</dc:date>
          </office:change-info>
          <table:previous>
            <table:change-track-table-cell/>
          </table:previous>
        </table:cell-content-change>
        <table:cell-content-change table:id="ct263">
          <table:cell-address table:column="16" table:row="14" table:table="2"/>
          <office:change-info>
            <dc:creator> </dc:creator>
            <dc:date>2022-03-08T03:54:03.693580981</dc:date>
          </office:change-info>
          <table:previous>
            <table:change-track-table-cell/>
          </table:previous>
        </table:cell-content-change>
        <table:cell-content-change table:id="ct264">
          <table:cell-address table:column="16" table:row="15" table:table="2"/>
          <office:change-info>
            <dc:creator> </dc:creator>
            <dc:date>2022-03-08T03:54:03.693592255</dc:date>
          </office:change-info>
          <table:previous>
            <table:change-track-table-cell/>
          </table:previous>
        </table:cell-content-change>
        <table:cell-content-change table:id="ct265">
          <table:cell-address table:column="16" table:row="18" table:table="2"/>
          <office:change-info>
            <dc:creator> </dc:creator>
            <dc:date>2022-03-08T03:54:03.693604894</dc:date>
          </office:change-info>
          <table:previous>
            <table:change-track-table-cell/>
          </table:previous>
        </table:cell-content-change>
        <table:cell-content-change table:id="ct266">
          <table:cell-address table:column="16" table:row="19" table:table="2"/>
          <office:change-info>
            <dc:creator> </dc:creator>
            <dc:date>2022-03-08T03:54:03.693616238</dc:date>
          </office:change-info>
          <table:previous>
            <table:change-track-table-cell/>
          </table:previous>
        </table:cell-content-change>
        <table:cell-content-change table:id="ct267">
          <table:cell-address table:column="16" table:row="20" table:table="2"/>
          <office:change-info>
            <dc:creator> </dc:creator>
            <dc:date>2022-03-08T03:54:03.693627909</dc:date>
          </office:change-info>
          <table:previous>
            <table:change-track-table-cell/>
          </table:previous>
        </table:cell-content-change>
        <table:cell-content-change table:id="ct268">
          <table:cell-address table:column="16" table:row="21" table:table="2"/>
          <office:change-info>
            <dc:creator> </dc:creator>
            <dc:date>2022-03-08T03:54:03.693639344</dc:date>
          </office:change-info>
          <table:previous>
            <table:change-track-table-cell/>
          </table:previous>
        </table:cell-content-change>
        <table:cell-content-change table:id="ct269">
          <table:cell-address table:column="16" table:row="22" table:table="2"/>
          <office:change-info>
            <dc:creator> </dc:creator>
            <dc:date>2022-03-08T03:54:03.693650977</dc:date>
          </office:change-info>
          <table:previous>
            <table:change-track-table-cell/>
          </table:previous>
        </table:cell-content-change>
        <table:cell-content-change table:id="ct270">
          <table:cell-address table:column="16" table:row="23" table:table="2"/>
          <office:change-info>
            <dc:creator> </dc:creator>
            <dc:date>2022-03-08T03:54:03.693662559</dc:date>
          </office:change-info>
          <table:previous>
            <table:change-track-table-cell/>
          </table:previous>
        </table:cell-content-change>
        <table:cell-content-change table:id="ct271">
          <table:cell-address table:column="16" table:row="26" table:table="2"/>
          <office:change-info>
            <dc:creator> </dc:creator>
            <dc:date>2022-03-08T03:54:03.693675264</dc:date>
          </office:change-info>
          <table:previous>
            <table:change-track-table-cell/>
          </table:previous>
        </table:cell-content-change>
        <table:cell-content-change table:id="ct272">
          <table:cell-address table:column="16" table:row="27" table:table="2"/>
          <office:change-info>
            <dc:creator> </dc:creator>
            <dc:date>2022-03-08T03:54:03.693687976</dc:date>
          </office:change-info>
          <table:previous>
            <table:change-track-table-cell/>
          </table:previous>
        </table:cell-content-change>
        <table:cell-content-change table:id="ct273">
          <table:cell-address table:column="18" table:row="2" table:table="2"/>
          <office:change-info>
            <dc:creator> </dc:creator>
            <dc:date>2022-03-08T03:54:03.693710507</dc:date>
          </office:change-info>
          <table:previous>
            <table:change-track-table-cell/>
          </table:previous>
        </table:cell-content-change>
        <table:cell-content-change table:id="ct274">
          <table:cell-address table:column="18" table:row="3" table:table="2"/>
          <office:change-info>
            <dc:creator> </dc:creator>
            <dc:date>2022-03-08T03:54:03.693721124</dc:date>
          </office:change-info>
          <table:previous>
            <table:change-track-table-cell/>
          </table:previous>
        </table:cell-content-change>
        <table:cell-content-change table:id="ct275">
          <table:cell-address table:column="18" table:row="4" table:table="2"/>
          <office:change-info>
            <dc:creator> </dc:creator>
            <dc:date>2022-03-08T03:54:03.693731202</dc:date>
          </office:change-info>
          <table:previous>
            <table:change-track-table-cell/>
          </table:previous>
        </table:cell-content-change>
        <table:cell-content-change table:id="ct276">
          <table:cell-address table:column="18" table:row="5" table:table="2"/>
          <office:change-info>
            <dc:creator> </dc:creator>
            <dc:date>2022-03-08T03:54:03.693741435</dc:date>
          </office:change-info>
          <table:previous>
            <table:change-track-table-cell/>
          </table:previous>
        </table:cell-content-change>
        <table:cell-content-change table:id="ct277">
          <table:cell-address table:column="18" table:row="6" table:table="2"/>
          <office:change-info>
            <dc:creator> </dc:creator>
            <dc:date>2022-03-08T03:54:03.693751936</dc:date>
          </office:change-info>
          <table:previous>
            <table:change-track-table-cell/>
          </table:previous>
        </table:cell-content-change>
        <table:cell-content-change table:id="ct278">
          <table:cell-address table:column="18" table:row="7" table:table="2"/>
          <office:change-info>
            <dc:creator> </dc:creator>
            <dc:date>2022-03-08T03:54:03.693762621</dc:date>
          </office:change-info>
          <table:previous>
            <table:change-track-table-cell/>
          </table:previous>
        </table:cell-content-change>
        <table:cell-content-change table:id="ct279">
          <table:cell-address table:column="18" table:row="8" table:table="2"/>
          <office:change-info>
            <dc:creator> </dc:creator>
            <dc:date>2022-03-08T03:54:03.693773167</dc:date>
          </office:change-info>
          <table:previous>
            <table:change-track-table-cell/>
          </table:previous>
        </table:cell-content-change>
        <table:cell-content-change table:id="ct280">
          <table:cell-address table:column="18" table:row="9" table:table="2"/>
          <office:change-info>
            <dc:creator> </dc:creator>
            <dc:date>2022-03-08T03:54:03.693783364</dc:date>
          </office:change-info>
          <table:previous>
            <table:change-track-table-cell/>
          </table:previous>
        </table:cell-content-change>
        <table:cell-content-change table:id="ct281">
          <table:cell-address table:column="18" table:row="10" table:table="2"/>
          <office:change-info>
            <dc:creator> </dc:creator>
            <dc:date>2022-03-08T03:54:03.693793803</dc:date>
          </office:change-info>
          <table:previous>
            <table:change-track-table-cell/>
          </table:previous>
        </table:cell-content-change>
        <table:cell-content-change table:id="ct282">
          <table:cell-address table:column="18" table:row="11" table:table="2"/>
          <office:change-info>
            <dc:creator> </dc:creator>
            <dc:date>2022-03-08T03:54:03.693803943</dc:date>
          </office:change-info>
          <table:previous>
            <table:change-track-table-cell/>
          </table:previous>
        </table:cell-content-change>
        <table:cell-content-change table:id="ct283">
          <table:cell-address table:column="18" table:row="12" table:table="2"/>
          <office:change-info>
            <dc:creator> </dc:creator>
            <dc:date>2022-03-08T03:54:03.693814530</dc:date>
          </office:change-info>
          <table:previous>
            <table:change-track-table-cell/>
          </table:previous>
        </table:cell-content-change>
        <table:cell-content-change table:id="ct284">
          <table:cell-address table:column="18" table:row="13" table:table="2"/>
          <office:change-info>
            <dc:creator> </dc:creator>
            <dc:date>2022-03-08T03:54:03.693824905</dc:date>
          </office:change-info>
          <table:previous>
            <table:change-track-table-cell/>
          </table:previous>
        </table:cell-content-change>
        <table:cell-content-change table:id="ct285">
          <table:cell-address table:column="18" table:row="14" table:table="2"/>
          <office:change-info>
            <dc:creator> </dc:creator>
            <dc:date>2022-03-08T03:54:03.693835359</dc:date>
          </office:change-info>
          <table:previous>
            <table:change-track-table-cell/>
          </table:previous>
        </table:cell-content-change>
        <table:cell-content-change table:id="ct286">
          <table:cell-address table:column="18" table:row="15" table:table="2"/>
          <office:change-info>
            <dc:creator> </dc:creator>
            <dc:date>2022-03-08T03:54:03.693845676</dc:date>
          </office:change-info>
          <table:previous>
            <table:change-track-table-cell/>
          </table:previous>
        </table:cell-content-change>
        <table:cell-content-change table:id="ct287">
          <table:cell-address table:column="18" table:row="16" table:table="2"/>
          <office:change-info>
            <dc:creator> </dc:creator>
            <dc:date>2022-03-08T03:54:03.693856645</dc:date>
          </office:change-info>
          <table:previous>
            <table:change-track-table-cell/>
          </table:previous>
        </table:cell-content-change>
        <table:cell-content-change table:id="ct288">
          <table:cell-address table:column="18" table:row="17" table:table="2"/>
          <office:change-info>
            <dc:creator> </dc:creator>
            <dc:date>2022-03-08T03:54:03.693867161</dc:date>
          </office:change-info>
          <table:previous>
            <table:change-track-table-cell/>
          </table:previous>
        </table:cell-content-change>
        <table:cell-content-change table:id="ct289">
          <table:cell-address table:column="18" table:row="18" table:table="2"/>
          <office:change-info>
            <dc:creator> </dc:creator>
            <dc:date>2022-03-08T03:54:03.693877865</dc:date>
          </office:change-info>
          <table:previous>
            <table:change-track-table-cell/>
          </table:previous>
        </table:cell-content-change>
        <table:cell-content-change table:id="ct290">
          <table:cell-address table:column="18" table:row="19" table:table="2"/>
          <office:change-info>
            <dc:creator> </dc:creator>
            <dc:date>2022-03-08T03:54:03.693888634</dc:date>
          </office:change-info>
          <table:previous>
            <table:change-track-table-cell/>
          </table:previous>
        </table:cell-content-change>
        <table:cell-content-change table:id="ct291">
          <table:cell-address table:column="18" table:row="20" table:table="2"/>
          <office:change-info>
            <dc:creator> </dc:creator>
            <dc:date>2022-03-08T03:54:03.693900151</dc:date>
          </office:change-info>
          <table:previous>
            <table:change-track-table-cell/>
          </table:previous>
        </table:cell-content-change>
        <table:cell-content-change table:id="ct292">
          <table:cell-address table:column="18" table:row="21" table:table="2"/>
          <office:change-info>
            <dc:creator> </dc:creator>
            <dc:date>2022-03-08T03:54:03.693910932</dc:date>
          </office:change-info>
          <table:previous>
            <table:change-track-table-cell/>
          </table:previous>
        </table:cell-content-change>
        <table:cell-content-change table:id="ct293">
          <table:cell-address table:column="18" table:row="22" table:table="2"/>
          <office:change-info>
            <dc:creator> </dc:creator>
            <dc:date>2022-03-08T03:54:03.693921550</dc:date>
          </office:change-info>
          <table:previous>
            <table:change-track-table-cell/>
          </table:previous>
        </table:cell-content-change>
        <table:cell-content-change table:id="ct294">
          <table:cell-address table:column="18" table:row="23" table:table="2"/>
          <office:change-info>
            <dc:creator> </dc:creator>
            <dc:date>2022-03-08T03:54:03.693932391</dc:date>
          </office:change-info>
          <table:previous>
            <table:change-track-table-cell/>
          </table:previous>
        </table:cell-content-change>
        <table:cell-content-change table:id="ct295">
          <table:cell-address table:column="18" table:row="24" table:table="2"/>
          <office:change-info>
            <dc:creator> </dc:creator>
            <dc:date>2022-03-08T03:54:03.693943212</dc:date>
          </office:change-info>
          <table:previous>
            <table:change-track-table-cell/>
          </table:previous>
        </table:cell-content-change>
        <table:cell-content-change table:id="ct296">
          <table:cell-address table:column="18" table:row="25" table:table="2"/>
          <office:change-info>
            <dc:creator> </dc:creator>
            <dc:date>2022-03-08T03:54:03.693954015</dc:date>
          </office:change-info>
          <table:previous>
            <table:change-track-table-cell/>
          </table:previous>
        </table:cell-content-change>
        <table:cell-content-change table:id="ct297">
          <table:cell-address table:column="18" table:row="26" table:table="2"/>
          <office:change-info>
            <dc:creator> </dc:creator>
            <dc:date>2022-03-08T03:54:03.693964743</dc:date>
          </office:change-info>
          <table:previous>
            <table:change-track-table-cell/>
          </table:previous>
        </table:cell-content-change>
        <table:cell-content-change table:id="ct298">
          <table:cell-address table:column="18" table:row="27" table:table="2"/>
          <office:change-info>
            <dc:creator> </dc:creator>
            <dc:date>2022-03-08T03:54:03.693975694</dc:date>
          </office:change-info>
          <table:previous>
            <table:change-track-table-cell/>
          </table:previous>
        </table:cell-content-change>
        <table:cell-content-change table:id="ct299">
          <table:cell-address table:column="19" table:row="2" table:table="2"/>
          <office:change-info>
            <dc:creator> </dc:creator>
            <dc:date>2022-03-08T03:54:03.693987995</dc:date>
          </office:change-info>
          <table:previous>
            <table:change-track-table-cell/>
          </table:previous>
        </table:cell-content-change>
        <table:cell-content-change table:id="ct300">
          <table:cell-address table:column="19" table:row="3" table:table="2"/>
          <office:change-info>
            <dc:creator> </dc:creator>
            <dc:date>2022-03-08T03:54:03.694000574</dc:date>
          </office:change-info>
          <table:previous>
            <table:change-track-table-cell/>
          </table:previous>
        </table:cell-content-change>
        <table:cell-content-change table:id="ct301">
          <table:cell-address table:column="19" table:row="4" table:table="2"/>
          <office:change-info>
            <dc:creator> </dc:creator>
            <dc:date>2022-03-08T03:54:03.694012888</dc:date>
          </office:change-info>
          <table:previous>
            <table:change-track-table-cell/>
          </table:previous>
        </table:cell-content-change>
        <table:cell-content-change table:id="ct302">
          <table:cell-address table:column="19" table:row="5" table:table="2"/>
          <office:change-info>
            <dc:creator> </dc:creator>
            <dc:date>2022-03-08T03:54:03.694025146</dc:date>
          </office:change-info>
          <table:previous>
            <table:change-track-table-cell/>
          </table:previous>
        </table:cell-content-change>
        <table:cell-content-change table:id="ct303">
          <table:cell-address table:column="19" table:row="6" table:table="2"/>
          <office:change-info>
            <dc:creator> </dc:creator>
            <dc:date>2022-03-08T03:54:03.694037675</dc:date>
          </office:change-info>
          <table:previous>
            <table:change-track-table-cell/>
          </table:previous>
        </table:cell-content-change>
        <table:cell-content-change table:id="ct304">
          <table:cell-address table:column="19" table:row="7" table:table="2"/>
          <office:change-info>
            <dc:creator> </dc:creator>
            <dc:date>2022-03-08T03:54:03.694049921</dc:date>
          </office:change-info>
          <table:previous>
            <table:change-track-table-cell/>
          </table:previous>
        </table:cell-content-change>
        <table:cell-content-change table:id="ct305">
          <table:cell-address table:column="19" table:row="8" table:table="2"/>
          <office:change-info>
            <dc:creator> </dc:creator>
            <dc:date>2022-03-08T03:54:03.694062203</dc:date>
          </office:change-info>
          <table:previous>
            <table:change-track-table-cell/>
          </table:previous>
        </table:cell-content-change>
        <table:cell-content-change table:id="ct306">
          <table:cell-address table:column="19" table:row="9" table:table="2"/>
          <office:change-info>
            <dc:creator> </dc:creator>
            <dc:date>2022-03-08T03:54:03.694075073</dc:date>
          </office:change-info>
          <table:previous>
            <table:change-track-table-cell/>
          </table:previous>
        </table:cell-content-change>
        <table:cell-content-change table:id="ct307">
          <table:cell-address table:column="19" table:row="10" table:table="2"/>
          <office:change-info>
            <dc:creator> </dc:creator>
            <dc:date>2022-03-08T03:54:03.694087792</dc:date>
          </office:change-info>
          <table:previous>
            <table:change-track-table-cell/>
          </table:previous>
        </table:cell-content-change>
        <table:cell-content-change table:id="ct308">
          <table:cell-address table:column="19" table:row="11" table:table="2"/>
          <office:change-info>
            <dc:creator> </dc:creator>
            <dc:date>2022-03-08T03:54:03.694100102</dc:date>
          </office:change-info>
          <table:previous>
            <table:change-track-table-cell/>
          </table:previous>
        </table:cell-content-change>
        <table:cell-content-change table:id="ct309">
          <table:cell-address table:column="19" table:row="12" table:table="2"/>
          <office:change-info>
            <dc:creator> </dc:creator>
            <dc:date>2022-03-08T03:54:03.694112505</dc:date>
          </office:change-info>
          <table:previous>
            <table:change-track-table-cell/>
          </table:previous>
        </table:cell-content-change>
        <table:cell-content-change table:id="ct310">
          <table:cell-address table:column="19" table:row="13" table:table="2"/>
          <office:change-info>
            <dc:creator> </dc:creator>
            <dc:date>2022-03-08T03:54:03.694124906</dc:date>
          </office:change-info>
          <table:previous>
            <table:change-track-table-cell/>
          </table:previous>
        </table:cell-content-change>
        <table:cell-content-change table:id="ct311">
          <table:cell-address table:column="19" table:row="14" table:table="2"/>
          <office:change-info>
            <dc:creator> </dc:creator>
            <dc:date>2022-03-08T03:54:03.694137309</dc:date>
          </office:change-info>
          <table:previous>
            <table:change-track-table-cell/>
          </table:previous>
        </table:cell-content-change>
        <table:cell-content-change table:id="ct312">
          <table:cell-address table:column="19" table:row="15" table:table="2"/>
          <office:change-info>
            <dc:creator> </dc:creator>
            <dc:date>2022-03-08T03:54:03.694149445</dc:date>
          </office:change-info>
          <table:previous>
            <table:change-track-table-cell/>
          </table:previous>
        </table:cell-content-change>
        <table:cell-content-change table:id="ct313">
          <table:cell-address table:column="19" table:row="16" table:table="2"/>
          <office:change-info>
            <dc:creator> </dc:creator>
            <dc:date>2022-03-08T03:54:03.694161340</dc:date>
          </office:change-info>
          <table:previous>
            <table:change-track-table-cell/>
          </table:previous>
        </table:cell-content-change>
        <table:cell-content-change table:id="ct314">
          <table:cell-address table:column="19" table:row="17" table:table="2"/>
          <office:change-info>
            <dc:creator> </dc:creator>
            <dc:date>2022-03-08T03:54:03.694173819</dc:date>
          </office:change-info>
          <table:previous>
            <table:change-track-table-cell/>
          </table:previous>
        </table:cell-content-change>
        <table:cell-content-change table:id="ct315">
          <table:cell-address table:column="19" table:row="18" table:table="2"/>
          <office:change-info>
            <dc:creator> </dc:creator>
            <dc:date>2022-03-08T03:54:03.694187086</dc:date>
          </office:change-info>
          <table:previous>
            <table:change-track-table-cell/>
          </table:previous>
        </table:cell-content-change>
        <table:cell-content-change table:id="ct316">
          <table:cell-address table:column="19" table:row="19" table:table="2"/>
          <office:change-info>
            <dc:creator> </dc:creator>
            <dc:date>2022-03-08T03:54:03.694199892</dc:date>
          </office:change-info>
          <table:previous>
            <table:change-track-table-cell/>
          </table:previous>
        </table:cell-content-change>
        <table:cell-content-change table:id="ct317">
          <table:cell-address table:column="19" table:row="20" table:table="2"/>
          <office:change-info>
            <dc:creator> </dc:creator>
            <dc:date>2022-03-08T03:54:03.694212407</dc:date>
          </office:change-info>
          <table:previous>
            <table:change-track-table-cell/>
          </table:previous>
        </table:cell-content-change>
        <table:cell-content-change table:id="ct318">
          <table:cell-address table:column="19" table:row="21" table:table="2"/>
          <office:change-info>
            <dc:creator> </dc:creator>
            <dc:date>2022-03-08T03:54:03.694224907</dc:date>
          </office:change-info>
          <table:previous>
            <table:change-track-table-cell/>
          </table:previous>
        </table:cell-content-change>
        <table:cell-content-change table:id="ct319">
          <table:cell-address table:column="19" table:row="22" table:table="2"/>
          <office:change-info>
            <dc:creator> </dc:creator>
            <dc:date>2022-03-08T03:54:03.694237597</dc:date>
          </office:change-info>
          <table:previous>
            <table:change-track-table-cell/>
          </table:previous>
        </table:cell-content-change>
        <table:cell-content-change table:id="ct320">
          <table:cell-address table:column="19" table:row="23" table:table="2"/>
          <office:change-info>
            <dc:creator> </dc:creator>
            <dc:date>2022-03-08T03:54:03.694249863</dc:date>
          </office:change-info>
          <table:previous>
            <table:change-track-table-cell/>
          </table:previous>
        </table:cell-content-change>
        <table:cell-content-change table:id="ct321">
          <table:cell-address table:column="19" table:row="24" table:table="2"/>
          <office:change-info>
            <dc:creator> </dc:creator>
            <dc:date>2022-03-08T03:54:03.694261945</dc:date>
          </office:change-info>
          <table:previous>
            <table:change-track-table-cell/>
          </table:previous>
        </table:cell-content-change>
        <table:cell-content-change table:id="ct322">
          <table:cell-address table:column="19" table:row="25" table:table="2"/>
          <office:change-info>
            <dc:creator> </dc:creator>
            <dc:date>2022-03-08T03:54:03.694274023</dc:date>
          </office:change-info>
          <table:previous>
            <table:change-track-table-cell/>
          </table:previous>
        </table:cell-content-change>
        <table:cell-content-change table:id="ct323">
          <table:cell-address table:column="19" table:row="26" table:table="2"/>
          <office:change-info>
            <dc:creator> </dc:creator>
            <dc:date>2022-03-08T03:54:03.694286624</dc:date>
          </office:change-info>
          <table:previous>
            <table:change-track-table-cell/>
          </table:previous>
        </table:cell-content-change>
        <table:cell-content-change table:id="ct324">
          <table:cell-address table:column="19" table:row="27" table:table="2"/>
          <office:change-info>
            <dc:creator> </dc:creator>
            <dc:date>2022-03-08T03:54:03.694299288</dc:date>
          </office:change-info>
          <table:previous>
            <table:change-track-table-cell/>
          </table:previous>
        </table:cell-content-change>
        <table:cell-content-change table:id="ct325">
          <table:cell-address table:column="20" table:row="2" table:table="2"/>
          <office:change-info>
            <dc:creator> </dc:creator>
            <dc:date>2022-03-08T03:54:03.694312650</dc:date>
          </office:change-info>
          <table:previous>
            <table:change-track-table-cell/>
          </table:previous>
        </table:cell-content-change>
        <table:cell-content-change table:id="ct326">
          <table:cell-address table:column="20" table:row="3" table:table="2"/>
          <office:change-info>
            <dc:creator> </dc:creator>
            <dc:date>2022-03-08T03:54:03.694325247</dc:date>
          </office:change-info>
          <table:previous>
            <table:change-track-table-cell/>
          </table:previous>
        </table:cell-content-change>
        <table:cell-content-change table:id="ct327">
          <table:cell-address table:column="20" table:row="4" table:table="2"/>
          <office:change-info>
            <dc:creator> </dc:creator>
            <dc:date>2022-03-08T03:54:03.694338179</dc:date>
          </office:change-info>
          <table:previous>
            <table:change-track-table-cell/>
          </table:previous>
        </table:cell-content-change>
        <table:cell-content-change table:id="ct328">
          <table:cell-address table:column="20" table:row="5" table:table="2"/>
          <office:change-info>
            <dc:creator> </dc:creator>
            <dc:date>2022-03-08T03:54:03.694350848</dc:date>
          </office:change-info>
          <table:previous>
            <table:change-track-table-cell/>
          </table:previous>
        </table:cell-content-change>
        <table:cell-content-change table:id="ct329">
          <table:cell-address table:column="20" table:row="6" table:table="2"/>
          <office:change-info>
            <dc:creator> </dc:creator>
            <dc:date>2022-03-08T03:54:03.694363440</dc:date>
          </office:change-info>
          <table:previous>
            <table:change-track-table-cell/>
          </table:previous>
        </table:cell-content-change>
        <table:cell-content-change table:id="ct330">
          <table:cell-address table:column="20" table:row="7" table:table="2"/>
          <office:change-info>
            <dc:creator> </dc:creator>
            <dc:date>2022-03-08T03:54:03.694376183</dc:date>
          </office:change-info>
          <table:previous>
            <table:change-track-table-cell/>
          </table:previous>
        </table:cell-content-change>
        <table:cell-content-change table:id="ct331">
          <table:cell-address table:column="20" table:row="8" table:table="2"/>
          <office:change-info>
            <dc:creator> </dc:creator>
            <dc:date>2022-03-08T03:54:03.694389007</dc:date>
          </office:change-info>
          <table:previous>
            <table:change-track-table-cell/>
          </table:previous>
        </table:cell-content-change>
        <table:cell-content-change table:id="ct332">
          <table:cell-address table:column="20" table:row="9" table:table="2"/>
          <office:change-info>
            <dc:creator> </dc:creator>
            <dc:date>2022-03-08T03:54:03.694401833</dc:date>
          </office:change-info>
          <table:previous>
            <table:change-track-table-cell/>
          </table:previous>
        </table:cell-content-change>
        <table:cell-content-change table:id="ct333">
          <table:cell-address table:column="20" table:row="10" table:table="2"/>
          <office:change-info>
            <dc:creator> </dc:creator>
            <dc:date>2022-03-08T03:54:03.694414011</dc:date>
          </office:change-info>
          <table:previous>
            <table:change-track-table-cell/>
          </table:previous>
        </table:cell-content-change>
        <table:cell-content-change table:id="ct334">
          <table:cell-address table:column="20" table:row="11" table:table="2"/>
          <office:change-info>
            <dc:creator> </dc:creator>
            <dc:date>2022-03-08T03:54:03.694425958</dc:date>
          </office:change-info>
          <table:previous>
            <table:change-track-table-cell/>
          </table:previous>
        </table:cell-content-change>
        <table:cell-content-change table:id="ct335">
          <table:cell-address table:column="20" table:row="12" table:table="2"/>
          <office:change-info>
            <dc:creator> </dc:creator>
            <dc:date>2022-03-08T03:54:03.694438783</dc:date>
          </office:change-info>
          <table:previous>
            <table:change-track-table-cell/>
          </table:previous>
        </table:cell-content-change>
        <table:cell-content-change table:id="ct336">
          <table:cell-address table:column="20" table:row="13" table:table="2"/>
          <office:change-info>
            <dc:creator> </dc:creator>
            <dc:date>2022-03-08T03:54:03.694451368</dc:date>
          </office:change-info>
          <table:previous>
            <table:change-track-table-cell/>
          </table:previous>
        </table:cell-content-change>
        <table:cell-content-change table:id="ct337">
          <table:cell-address table:column="20" table:row="14" table:table="2"/>
          <office:change-info>
            <dc:creator> </dc:creator>
            <dc:date>2022-03-08T03:54:03.694470717</dc:date>
          </office:change-info>
          <table:previous>
            <table:change-track-table-cell/>
          </table:previous>
        </table:cell-content-change>
        <table:cell-content-change table:id="ct338">
          <table:cell-address table:column="20" table:row="15" table:table="2"/>
          <office:change-info>
            <dc:creator> </dc:creator>
            <dc:date>2022-03-08T03:54:03.694484390</dc:date>
          </office:change-info>
          <table:previous>
            <table:change-track-table-cell/>
          </table:previous>
        </table:cell-content-change>
        <table:cell-content-change table:id="ct339">
          <table:cell-address table:column="20" table:row="16" table:table="2"/>
          <office:change-info>
            <dc:creator> </dc:creator>
            <dc:date>2022-03-08T03:54:03.694498029</dc:date>
          </office:change-info>
          <table:previous>
            <table:change-track-table-cell/>
          </table:previous>
        </table:cell-content-change>
        <table:cell-content-change table:id="ct340">
          <table:cell-address table:column="20" table:row="17" table:table="2"/>
          <office:change-info>
            <dc:creator> </dc:creator>
            <dc:date>2022-03-08T03:54:03.694512961</dc:date>
          </office:change-info>
          <table:previous>
            <table:change-track-table-cell/>
          </table:previous>
        </table:cell-content-change>
        <table:cell-content-change table:id="ct341">
          <table:cell-address table:column="20" table:row="18" table:table="2"/>
          <office:change-info>
            <dc:creator> </dc:creator>
            <dc:date>2022-03-08T03:54:03.694526373</dc:date>
          </office:change-info>
          <table:previous>
            <table:change-track-table-cell/>
          </table:previous>
        </table:cell-content-change>
        <table:cell-content-change table:id="ct342">
          <table:cell-address table:column="20" table:row="19" table:table="2"/>
          <office:change-info>
            <dc:creator> </dc:creator>
            <dc:date>2022-03-08T03:54:03.694539325</dc:date>
          </office:change-info>
          <table:previous>
            <table:change-track-table-cell/>
          </table:previous>
        </table:cell-content-change>
        <table:cell-content-change table:id="ct343">
          <table:cell-address table:column="20" table:row="20" table:table="2"/>
          <office:change-info>
            <dc:creator> </dc:creator>
            <dc:date>2022-03-08T03:54:03.694552459</dc:date>
          </office:change-info>
          <table:previous>
            <table:change-track-table-cell/>
          </table:previous>
        </table:cell-content-change>
        <table:cell-content-change table:id="ct344">
          <table:cell-address table:column="20" table:row="21" table:table="2"/>
          <office:change-info>
            <dc:creator> </dc:creator>
            <dc:date>2022-03-08T03:54:03.694565876</dc:date>
          </office:change-info>
          <table:previous>
            <table:change-track-table-cell/>
          </table:previous>
        </table:cell-content-change>
        <table:cell-content-change table:id="ct345">
          <table:cell-address table:column="20" table:row="22" table:table="2"/>
          <office:change-info>
            <dc:creator> </dc:creator>
            <dc:date>2022-03-08T03:54:03.694579441</dc:date>
          </office:change-info>
          <table:previous>
            <table:change-track-table-cell/>
          </table:previous>
        </table:cell-content-change>
        <table:cell-content-change table:id="ct346">
          <table:cell-address table:column="20" table:row="23" table:table="2"/>
          <office:change-info>
            <dc:creator> </dc:creator>
            <dc:date>2022-03-08T03:54:03.694592727</dc:date>
          </office:change-info>
          <table:previous>
            <table:change-track-table-cell/>
          </table:previous>
        </table:cell-content-change>
        <table:cell-content-change table:id="ct347">
          <table:cell-address table:column="20" table:row="24" table:table="2"/>
          <office:change-info>
            <dc:creator> </dc:creator>
            <dc:date>2022-03-08T03:54:03.694605972</dc:date>
          </office:change-info>
          <table:previous>
            <table:change-track-table-cell/>
          </table:previous>
        </table:cell-content-change>
        <table:cell-content-change table:id="ct348">
          <table:cell-address table:column="20" table:row="25" table:table="2"/>
          <office:change-info>
            <dc:creator> </dc:creator>
            <dc:date>2022-03-08T03:54:03.694619119</dc:date>
          </office:change-info>
          <table:previous>
            <table:change-track-table-cell/>
          </table:previous>
        </table:cell-content-change>
        <table:cell-content-change table:id="ct349">
          <table:cell-address table:column="20" table:row="26" table:table="2"/>
          <office:change-info>
            <dc:creator> </dc:creator>
            <dc:date>2022-03-08T03:54:03.694632168</dc:date>
          </office:change-info>
          <table:previous>
            <table:change-track-table-cell/>
          </table:previous>
        </table:cell-content-change>
        <table:cell-content-change table:id="ct350">
          <table:cell-address table:column="20" table:row="27" table:table="2"/>
          <office:change-info>
            <dc:creator> </dc:creator>
            <dc:date>2022-03-08T03:54:03.694645300</dc:date>
          </office:change-info>
          <table:previous>
            <table:change-track-table-cell/>
          </table:previous>
        </table:cell-content-change>
        <table:cell-content-change table:id="ct351">
          <table:cell-address table:column="21" table:row="2" table:table="2"/>
          <office:change-info>
            <dc:creator> </dc:creator>
            <dc:date>2022-03-08T03:54:03.694659572</dc:date>
          </office:change-info>
          <table:previous>
            <table:change-track-table-cell/>
          </table:previous>
        </table:cell-content-change>
        <table:cell-content-change table:id="ct352">
          <table:cell-address table:column="21" table:row="3" table:table="2"/>
          <office:change-info>
            <dc:creator> </dc:creator>
            <dc:date>2022-03-08T03:54:03.694673130</dc:date>
          </office:change-info>
          <table:previous>
            <table:change-track-table-cell/>
          </table:previous>
        </table:cell-content-change>
        <table:cell-content-change table:id="ct353">
          <table:cell-address table:column="21" table:row="4" table:table="2"/>
          <office:change-info>
            <dc:creator> </dc:creator>
            <dc:date>2022-03-08T03:54:03.694686665</dc:date>
          </office:change-info>
          <table:previous>
            <table:change-track-table-cell/>
          </table:previous>
        </table:cell-content-change>
        <table:cell-content-change table:id="ct354">
          <table:cell-address table:column="21" table:row="5" table:table="2"/>
          <office:change-info>
            <dc:creator> </dc:creator>
            <dc:date>2022-03-08T03:54:03.694700187</dc:date>
          </office:change-info>
          <table:previous>
            <table:change-track-table-cell/>
          </table:previous>
        </table:cell-content-change>
        <table:cell-content-change table:id="ct355">
          <table:cell-address table:column="21" table:row="6" table:table="2"/>
          <office:change-info>
            <dc:creator> </dc:creator>
            <dc:date>2022-03-08T03:54:03.694713936</dc:date>
          </office:change-info>
          <table:previous>
            <table:change-track-table-cell/>
          </table:previous>
        </table:cell-content-change>
        <table:cell-content-change table:id="ct356">
          <table:cell-address table:column="21" table:row="7" table:table="2"/>
          <office:change-info>
            <dc:creator> </dc:creator>
            <dc:date>2022-03-08T03:54:03.694727678</dc:date>
          </office:change-info>
          <table:previous>
            <table:change-track-table-cell/>
          </table:previous>
        </table:cell-content-change>
        <table:cell-content-change table:id="ct357">
          <table:cell-address table:column="21" table:row="8" table:table="2"/>
          <office:change-info>
            <dc:creator> </dc:creator>
            <dc:date>2022-03-08T03:54:03.694741313</dc:date>
          </office:change-info>
          <table:previous>
            <table:change-track-table-cell/>
          </table:previous>
        </table:cell-content-change>
        <table:cell-content-change table:id="ct358">
          <table:cell-address table:column="21" table:row="9" table:table="2"/>
          <office:change-info>
            <dc:creator> </dc:creator>
            <dc:date>2022-03-08T03:54:03.694755184</dc:date>
          </office:change-info>
          <table:previous>
            <table:change-track-table-cell/>
          </table:previous>
        </table:cell-content-change>
        <table:cell-content-change table:id="ct359">
          <table:cell-address table:column="21" table:row="10" table:table="2"/>
          <office:change-info>
            <dc:creator> </dc:creator>
            <dc:date>2022-03-08T03:54:03.694769082</dc:date>
          </office:change-info>
          <table:previous>
            <table:change-track-table-cell/>
          </table:previous>
        </table:cell-content-change>
        <table:cell-content-change table:id="ct360">
          <table:cell-address table:column="21" table:row="11" table:table="2"/>
          <office:change-info>
            <dc:creator> </dc:creator>
            <dc:date>2022-03-08T03:54:03.694782796</dc:date>
          </office:change-info>
          <table:previous>
            <table:change-track-table-cell/>
          </table:previous>
        </table:cell-content-change>
        <table:cell-content-change table:id="ct361">
          <table:cell-address table:column="21" table:row="12" table:table="2"/>
          <office:change-info>
            <dc:creator> </dc:creator>
            <dc:date>2022-03-08T03:54:03.694796477</dc:date>
          </office:change-info>
          <table:previous>
            <table:change-track-table-cell/>
          </table:previous>
        </table:cell-content-change>
        <table:cell-content-change table:id="ct362">
          <table:cell-address table:column="21" table:row="13" table:table="2"/>
          <office:change-info>
            <dc:creator> </dc:creator>
            <dc:date>2022-03-08T03:54:03.694810232</dc:date>
          </office:change-info>
          <table:previous>
            <table:change-track-table-cell/>
          </table:previous>
        </table:cell-content-change>
        <table:cell-content-change table:id="ct363">
          <table:cell-address table:column="21" table:row="14" table:table="2"/>
          <office:change-info>
            <dc:creator> </dc:creator>
            <dc:date>2022-03-08T03:54:03.694823952</dc:date>
          </office:change-info>
          <table:previous>
            <table:change-track-table-cell/>
          </table:previous>
        </table:cell-content-change>
        <table:cell-content-change table:id="ct364">
          <table:cell-address table:column="21" table:row="15" table:table="2"/>
          <office:change-info>
            <dc:creator> </dc:creator>
            <dc:date>2022-03-08T03:54:03.694837813</dc:date>
          </office:change-info>
          <table:previous>
            <table:change-track-table-cell/>
          </table:previous>
        </table:cell-content-change>
        <table:cell-content-change table:id="ct365">
          <table:cell-address table:column="21" table:row="16" table:table="2"/>
          <office:change-info>
            <dc:creator> </dc:creator>
            <dc:date>2022-03-08T03:54:03.694853002</dc:date>
          </office:change-info>
          <table:previous>
            <table:change-track-table-cell/>
          </table:previous>
        </table:cell-content-change>
        <table:cell-content-change table:id="ct366">
          <table:cell-address table:column="21" table:row="17" table:table="2"/>
          <office:change-info>
            <dc:creator> </dc:creator>
            <dc:date>2022-03-08T03:54:03.694867297</dc:date>
          </office:change-info>
          <table:previous>
            <table:change-track-table-cell/>
          </table:previous>
        </table:cell-content-change>
        <table:cell-content-change table:id="ct367">
          <table:cell-address table:column="21" table:row="18" table:table="2"/>
          <office:change-info>
            <dc:creator> </dc:creator>
            <dc:date>2022-03-08T03:54:03.694881609</dc:date>
          </office:change-info>
          <table:previous>
            <table:change-track-table-cell/>
          </table:previous>
        </table:cell-content-change>
        <table:cell-content-change table:id="ct368">
          <table:cell-address table:column="21" table:row="19" table:table="2"/>
          <office:change-info>
            <dc:creator> </dc:creator>
            <dc:date>2022-03-08T03:54:03.694895651</dc:date>
          </office:change-info>
          <table:previous>
            <table:change-track-table-cell/>
          </table:previous>
        </table:cell-content-change>
        <table:cell-content-change table:id="ct369">
          <table:cell-address table:column="21" table:row="20" table:table="2"/>
          <office:change-info>
            <dc:creator> </dc:creator>
            <dc:date>2022-03-08T03:54:03.694909750</dc:date>
          </office:change-info>
          <table:previous>
            <table:change-track-table-cell/>
          </table:previous>
        </table:cell-content-change>
        <table:cell-content-change table:id="ct370">
          <table:cell-address table:column="21" table:row="21" table:table="2"/>
          <office:change-info>
            <dc:creator> </dc:creator>
            <dc:date>2022-03-08T03:54:03.694923714</dc:date>
          </office:change-info>
          <table:previous>
            <table:change-track-table-cell/>
          </table:previous>
        </table:cell-content-change>
        <table:cell-content-change table:id="ct371">
          <table:cell-address table:column="21" table:row="22" table:table="2"/>
          <office:change-info>
            <dc:creator> </dc:creator>
            <dc:date>2022-03-08T03:54:03.694938204</dc:date>
          </office:change-info>
          <table:previous>
            <table:change-track-table-cell/>
          </table:previous>
        </table:cell-content-change>
        <table:cell-content-change table:id="ct372">
          <table:cell-address table:column="21" table:row="23" table:table="2"/>
          <office:change-info>
            <dc:creator> </dc:creator>
            <dc:date>2022-03-08T03:54:03.694952185</dc:date>
          </office:change-info>
          <table:previous>
            <table:change-track-table-cell/>
          </table:previous>
        </table:cell-content-change>
        <table:cell-content-change table:id="ct373">
          <table:cell-address table:column="21" table:row="24" table:table="2"/>
          <office:change-info>
            <dc:creator> </dc:creator>
            <dc:date>2022-03-08T03:54:03.694966557</dc:date>
          </office:change-info>
          <table:previous>
            <table:change-track-table-cell/>
          </table:previous>
        </table:cell-content-change>
        <table:cell-content-change table:id="ct374">
          <table:cell-address table:column="21" table:row="25" table:table="2"/>
          <office:change-info>
            <dc:creator> </dc:creator>
            <dc:date>2022-03-08T03:54:03.694980896</dc:date>
          </office:change-info>
          <table:previous>
            <table:change-track-table-cell/>
          </table:previous>
        </table:cell-content-change>
        <table:cell-content-change table:id="ct375">
          <table:cell-address table:column="21" table:row="26" table:table="2"/>
          <office:change-info>
            <dc:creator> </dc:creator>
            <dc:date>2022-03-08T03:54:03.694995385</dc:date>
          </office:change-info>
          <table:previous>
            <table:change-track-table-cell/>
          </table:previous>
        </table:cell-content-change>
        <table:cell-content-change table:id="ct376">
          <table:cell-address table:column="21" table:row="27" table:table="2"/>
          <office:change-info>
            <dc:creator> </dc:creator>
            <dc:date>2022-03-08T03:54:03.695009641</dc:date>
          </office:change-info>
          <table:previous>
            <table:change-track-table-cell/>
          </table:previous>
        </table:cell-content-change>
        <table:cell-content-change table:id="ct377">
          <table:cell-address table:column="22" table:row="2" table:table="2"/>
          <office:change-info>
            <dc:creator> </dc:creator>
            <dc:date>2022-03-08T03:54:03.695024766</dc:date>
          </office:change-info>
          <table:previous>
            <table:change-track-table-cell/>
          </table:previous>
        </table:cell-content-change>
        <table:cell-content-change table:id="ct378">
          <table:cell-address table:column="22" table:row="3" table:table="2"/>
          <office:change-info>
            <dc:creator> </dc:creator>
            <dc:date>2022-03-08T03:54:03.695039584</dc:date>
          </office:change-info>
          <table:previous>
            <table:change-track-table-cell/>
          </table:previous>
        </table:cell-content-change>
        <table:cell-content-change table:id="ct379">
          <table:cell-address table:column="22" table:row="4" table:table="2"/>
          <office:change-info>
            <dc:creator> </dc:creator>
            <dc:date>2022-03-08T03:54:03.695053962</dc:date>
          </office:change-info>
          <table:previous>
            <table:change-track-table-cell/>
          </table:previous>
        </table:cell-content-change>
        <table:cell-content-change table:id="ct380">
          <table:cell-address table:column="22" table:row="5" table:table="2"/>
          <office:change-info>
            <dc:creator> </dc:creator>
            <dc:date>2022-03-08T03:54:03.695068378</dc:date>
          </office:change-info>
          <table:previous>
            <table:change-track-table-cell/>
          </table:previous>
        </table:cell-content-change>
        <table:cell-content-change table:id="ct381">
          <table:cell-address table:column="22" table:row="6" table:table="2"/>
          <office:change-info>
            <dc:creator> </dc:creator>
            <dc:date>2022-03-08T03:54:03.695082890</dc:date>
          </office:change-info>
          <table:previous>
            <table:change-track-table-cell/>
          </table:previous>
        </table:cell-content-change>
        <table:cell-content-change table:id="ct382">
          <table:cell-address table:column="22" table:row="7" table:table="2"/>
          <office:change-info>
            <dc:creator> </dc:creator>
            <dc:date>2022-03-08T03:54:03.695097022</dc:date>
          </office:change-info>
          <table:previous>
            <table:change-track-table-cell/>
          </table:previous>
        </table:cell-content-change>
        <table:cell-content-change table:id="ct383">
          <table:cell-address table:column="22" table:row="8" table:table="2"/>
          <office:change-info>
            <dc:creator> </dc:creator>
            <dc:date>2022-03-08T03:54:03.695111488</dc:date>
          </office:change-info>
          <table:previous>
            <table:change-track-table-cell/>
          </table:previous>
        </table:cell-content-change>
        <table:cell-content-change table:id="ct384">
          <table:cell-address table:column="22" table:row="9" table:table="2"/>
          <office:change-info>
            <dc:creator> </dc:creator>
            <dc:date>2022-03-08T03:54:03.695125177</dc:date>
          </office:change-info>
          <table:previous>
            <table:change-track-table-cell/>
          </table:previous>
        </table:cell-content-change>
        <table:cell-content-change table:id="ct385">
          <table:cell-address table:column="22" table:row="10" table:table="2"/>
          <office:change-info>
            <dc:creator> </dc:creator>
            <dc:date>2022-03-08T03:54:03.695138673</dc:date>
          </office:change-info>
          <table:previous>
            <table:change-track-table-cell/>
          </table:previous>
        </table:cell-content-change>
        <table:cell-content-change table:id="ct386">
          <table:cell-address table:column="22" table:row="11" table:table="2"/>
          <office:change-info>
            <dc:creator> </dc:creator>
            <dc:date>2022-03-08T03:54:03.695153269</dc:date>
          </office:change-info>
          <table:previous>
            <table:change-track-table-cell/>
          </table:previous>
        </table:cell-content-change>
        <table:cell-content-change table:id="ct387">
          <table:cell-address table:column="22" table:row="12" table:table="2"/>
          <office:change-info>
            <dc:creator> </dc:creator>
            <dc:date>2022-03-08T03:54:03.695168001</dc:date>
          </office:change-info>
          <table:previous>
            <table:change-track-table-cell/>
          </table:previous>
        </table:cell-content-change>
        <table:cell-content-change table:id="ct388">
          <table:cell-address table:column="22" table:row="13" table:table="2"/>
          <office:change-info>
            <dc:creator> </dc:creator>
            <dc:date>2022-03-08T03:54:03.695183137</dc:date>
          </office:change-info>
          <table:previous>
            <table:change-track-table-cell/>
          </table:previous>
        </table:cell-content-change>
        <table:cell-content-change table:id="ct389">
          <table:cell-address table:column="22" table:row="14" table:table="2"/>
          <office:change-info>
            <dc:creator> </dc:creator>
            <dc:date>2022-03-08T03:54:03.695197644</dc:date>
          </office:change-info>
          <table:previous>
            <table:change-track-table-cell/>
          </table:previous>
        </table:cell-content-change>
        <table:cell-content-change table:id="ct390">
          <table:cell-address table:column="22" table:row="15" table:table="2"/>
          <office:change-info>
            <dc:creator> </dc:creator>
            <dc:date>2022-03-08T03:54:03.695212850</dc:date>
          </office:change-info>
          <table:previous>
            <table:change-track-table-cell/>
          </table:previous>
        </table:cell-content-change>
        <table:cell-content-change table:id="ct391">
          <table:cell-address table:column="22" table:row="16" table:table="2"/>
          <office:change-info>
            <dc:creator> </dc:creator>
            <dc:date>2022-03-08T03:54:03.695227910</dc:date>
          </office:change-info>
          <table:previous>
            <table:change-track-table-cell/>
          </table:previous>
        </table:cell-content-change>
        <table:cell-content-change table:id="ct392">
          <table:cell-address table:column="22" table:row="17" table:table="2"/>
          <office:change-info>
            <dc:creator> </dc:creator>
            <dc:date>2022-03-08T03:54:03.695242550</dc:date>
          </office:change-info>
          <table:previous>
            <table:change-track-table-cell/>
          </table:previous>
        </table:cell-content-change>
        <table:cell-content-change table:id="ct393">
          <table:cell-address table:column="22" table:row="18" table:table="2"/>
          <office:change-info>
            <dc:creator> </dc:creator>
            <dc:date>2022-03-08T03:54:03.695257579</dc:date>
          </office:change-info>
          <table:previous>
            <table:change-track-table-cell/>
          </table:previous>
        </table:cell-content-change>
        <table:cell-content-change table:id="ct394">
          <table:cell-address table:column="22" table:row="19" table:table="2"/>
          <office:change-info>
            <dc:creator> </dc:creator>
            <dc:date>2022-03-08T03:54:03.695272591</dc:date>
          </office:change-info>
          <table:previous>
            <table:change-track-table-cell/>
          </table:previous>
        </table:cell-content-change>
        <table:cell-content-change table:id="ct395">
          <table:cell-address table:column="22" table:row="20" table:table="2"/>
          <office:change-info>
            <dc:creator> </dc:creator>
            <dc:date>2022-03-08T03:54:03.695287860</dc:date>
          </office:change-info>
          <table:previous>
            <table:change-track-table-cell/>
          </table:previous>
        </table:cell-content-change>
        <table:cell-content-change table:id="ct396">
          <table:cell-address table:column="22" table:row="21" table:table="2"/>
          <office:change-info>
            <dc:creator> </dc:creator>
            <dc:date>2022-03-08T03:54:03.695302853</dc:date>
          </office:change-info>
          <table:previous>
            <table:change-track-table-cell/>
          </table:previous>
        </table:cell-content-change>
        <table:cell-content-change table:id="ct397">
          <table:cell-address table:column="22" table:row="22" table:table="2"/>
          <office:change-info>
            <dc:creator> </dc:creator>
            <dc:date>2022-03-08T03:54:03.695317737</dc:date>
          </office:change-info>
          <table:previous>
            <table:change-track-table-cell/>
          </table:previous>
        </table:cell-content-change>
        <table:cell-content-change table:id="ct398">
          <table:cell-address table:column="22" table:row="23" table:table="2"/>
          <office:change-info>
            <dc:creator> </dc:creator>
            <dc:date>2022-03-08T03:54:03.695332722</dc:date>
          </office:change-info>
          <table:previous>
            <table:change-track-table-cell/>
          </table:previous>
        </table:cell-content-change>
        <table:cell-content-change table:id="ct399">
          <table:cell-address table:column="22" table:row="24" table:table="2"/>
          <office:change-info>
            <dc:creator> </dc:creator>
            <dc:date>2022-03-08T03:54:03.695347884</dc:date>
          </office:change-info>
          <table:previous>
            <table:change-track-table-cell/>
          </table:previous>
        </table:cell-content-change>
        <table:cell-content-change table:id="ct400">
          <table:cell-address table:column="22" table:row="25" table:table="2"/>
          <office:change-info>
            <dc:creator> </dc:creator>
            <dc:date>2022-03-08T03:54:03.695363663</dc:date>
          </office:change-info>
          <table:previous>
            <table:change-track-table-cell/>
          </table:previous>
        </table:cell-content-change>
        <table:cell-content-change table:id="ct401">
          <table:cell-address table:column="22" table:row="26" table:table="2"/>
          <office:change-info>
            <dc:creator> </dc:creator>
            <dc:date>2022-03-08T03:54:03.695378676</dc:date>
          </office:change-info>
          <table:previous>
            <table:change-track-table-cell/>
          </table:previous>
        </table:cell-content-change>
        <table:cell-content-change table:id="ct402">
          <table:cell-address table:column="22" table:row="27" table:table="2"/>
          <office:change-info>
            <dc:creator> </dc:creator>
            <dc:date>2022-03-08T03:54:03.695393868</dc:date>
          </office:change-info>
          <table:previous>
            <table:change-track-table-cell/>
          </table:previous>
        </table:cell-content-change>
        <table:cell-content-change table:id="ct403">
          <table:cell-address table:column="0" table:row="139" table:table="0"/>
          <office:change-info>
            <dc:creator> </dc:creator>
            <dc:date>2022-03-08T03:54:27.249598420</dc:date>
          </office:change-info>
          <table:previous>
            <table:change-track-table-cell office:value-type="float" office:value="70"/>
          </table:previous>
        </table:cell-content-change>
        <table:cell-content-change table:id="ct404">
          <table:cell-address table:column="0" table:row="139" table:table="0"/>
          <office:change-info>
            <dc:creator> </dc:creator>
            <dc:date>2022-03-08T03:54:27.249604255</dc:date>
          </office:change-info>
          <table:previous>
            <table:change-track-table-cell office:value-type="float" office:value="71"/>
          </table:previous>
        </table:cell-content-change>
        <table:cell-content-change table:id="ct405">
          <table:cell-address table:column="0" table:row="139" table:table="0"/>
          <office:change-info>
            <dc:creator> </dc:creator>
            <dc:date>2022-03-08T03:54:27.249606120</dc:date>
          </office:change-info>
          <table:previous>
            <table:change-track-table-cell office:value-type="float" office:value="72"/>
          </table:previous>
        </table:cell-content-change>
        <table:cell-content-change table:id="ct406">
          <table:cell-address table:column="0" table:row="139" table:table="0"/>
          <office:change-info>
            <dc:creator> </dc:creator>
            <dc:date>2022-03-08T03:54:27.249607972</dc:date>
          </office:change-info>
          <table:previous>
            <table:change-track-table-cell office:value-type="float" office:value="73"/>
          </table:previous>
        </table:cell-content-change>
        <table:cell-content-change table:id="ct407">
          <table:cell-address table:column="0" table:row="139" table:table="0"/>
          <office:change-info>
            <dc:creator> </dc:creator>
            <dc:date>2022-03-08T03:54:27.249609667</dc:date>
          </office:change-info>
          <table:previous>
            <table:change-track-table-cell office:value-type="float" office:value="74"/>
          </table:previous>
        </table:cell-content-change>
        <table:cell-content-change table:id="ct408">
          <table:cell-address table:column="0" table:row="139" table:table="0"/>
          <office:change-info>
            <dc:creator> </dc:creator>
            <dc:date>2022-03-08T03:54:27.249611348</dc:date>
          </office:change-info>
          <table:previous>
            <table:change-track-table-cell office:value-type="float" office:value="75"/>
          </table:previous>
        </table:cell-content-change>
        <table:cell-content-change table:id="ct409">
          <table:cell-address table:column="0" table:row="139" table:table="0"/>
          <office:change-info>
            <dc:creator> </dc:creator>
            <dc:date>2022-03-08T03:54:27.249613285</dc:date>
          </office:change-info>
          <table:previous>
            <table:change-track-table-cell office:value-type="float" office:value="76"/>
          </table:previous>
        </table:cell-content-change>
        <table:cell-content-change table:id="ct410">
          <table:cell-address table:column="0" table:row="139" table:table="0"/>
          <office:change-info>
            <dc:creator> </dc:creator>
            <dc:date>2022-03-08T03:54:27.249615227</dc:date>
          </office:change-info>
          <table:previous>
            <table:change-track-table-cell office:value-type="float" office:value="77"/>
          </table:previous>
        </table:cell-content-change>
        <table:cell-content-change table:id="ct411">
          <table:cell-address table:column="0" table:row="139" table:table="0"/>
          <office:change-info>
            <dc:creator> </dc:creator>
            <dc:date>2022-03-08T03:54:27.249617089</dc:date>
          </office:change-info>
          <table:previous>
            <table:change-track-table-cell office:value-type="float" office:value="78"/>
          </table:previous>
        </table:cell-content-change>
        <table:cell-content-change table:id="ct412">
          <table:cell-address table:column="0" table:row="139" table:table="0"/>
          <office:change-info>
            <dc:creator> </dc:creator>
            <dc:date>2022-03-08T03:54:27.249618712</dc:date>
          </office:change-info>
          <table:previous>
            <table:change-track-table-cell office:value-type="float" office:value="79"/>
          </table:previous>
        </table:cell-content-change>
        <table:cell-content-change table:id="ct413">
          <table:cell-address table:column="0" table:row="139" table:table="0"/>
          <office:change-info>
            <dc:creator> </dc:creator>
            <dc:date>2022-03-08T03:54:27.249620296</dc:date>
          </office:change-info>
          <table:previous>
            <table:change-track-table-cell office:value-type="float" office:value="80"/>
          </table:previous>
        </table:cell-content-change>
        <table:cell-content-change table:id="ct414">
          <table:cell-address table:column="0" table:row="139" table:table="0"/>
          <office:change-info>
            <dc:creator> </dc:creator>
            <dc:date>2022-03-08T03:54:27.249621908</dc:date>
          </office:change-info>
          <table:previous>
            <table:change-track-table-cell office:value-type="float" office:value="81"/>
          </table:previous>
        </table:cell-content-change>
        <table:cell-content-change table:id="ct415">
          <table:cell-address table:column="0" table:row="139" table:table="0"/>
          <office:change-info>
            <dc:creator> </dc:creator>
            <dc:date>2022-03-08T03:54:27.249623633</dc:date>
          </office:change-info>
          <table:previous>
            <table:change-track-table-cell office:value-type="float" office:value="82"/>
          </table:previous>
        </table:cell-content-change>
        <table:cell-content-change table:id="ct416">
          <table:cell-address table:column="1" table:row="139" table:table="0"/>
          <office:change-info>
            <dc:creator> </dc:creator>
            <dc:date>2022-03-08T03:54:27.249634845</dc:date>
          </office:change-info>
          <table:previous>
            <table:change-track-table-cell office:value-type="string">
              <text:p>BENCHMARK DATA</text:p>
            </table:change-track-table-cell>
          </table:previous>
        </table:cell-content-change>
        <table:cell-content-change table:id="ct417">
          <table:cell-address table:column="1" table:row="139" table:table="0"/>
          <office:change-info>
            <dc:creator> </dc:creator>
            <dc:date>2022-03-08T03:54:27.249636098</dc:date>
          </office:change-info>
          <table:previous>
            <table:change-track-table-cell office:value-type="string">
              <text:p>Assistant Health Director</text:p>
            </table:change-track-table-cell>
          </table:previous>
        </table:cell-content-change>
        <table:cell-content-change table:id="ct418">
          <table:cell-address table:column="1" table:row="139" table:table="0"/>
          <office:change-info>
            <dc:creator> </dc:creator>
            <dc:date>2022-03-08T03:54:27.249637410</dc:date>
          </office:change-info>
          <table:previous>
            <table:change-track-table-cell office:value-type="string">
              <text:p>Director - E-911</text:p>
            </table:change-track-table-cell>
          </table:previous>
        </table:cell-content-change>
        <table:cell-content-change table:id="ct419">
          <table:cell-address table:column="1" table:row="139" table:table="0"/>
          <office:change-info>
            <dc:creator> </dc:creator>
            <dc:date>2022-03-08T03:54:27.249638660</dc:date>
          </office:change-info>
          <table:previous>
            <table:change-track-table-cell office:value-type="string">
              <text:p>Dispatch Center Manager</text:p>
            </table:change-track-table-cell>
          </table:previous>
        </table:cell-content-change>
        <table:cell-content-change table:id="ct420">
          <table:cell-address table:column="1" table:row="139" table:table="0"/>
          <office:change-info>
            <dc:creator> </dc:creator>
            <dc:date>2022-03-08T03:54:27.249639717</dc:date>
          </office:change-info>
          <table:previous>
            <table:change-track-table-cell office:value-type="string">
              <text:p>Dispatcher/Communicator</text:p>
            </table:change-track-table-cell>
          </table:previous>
        </table:cell-content-change>
        <table:cell-content-change table:id="ct421">
          <table:cell-address table:column="1" table:row="139" table:table="0"/>
          <office:change-info>
            <dc:creator> </dc:creator>
            <dc:date>2022-03-08T03:54:27.249640849</dc:date>
          </office:change-info>
          <table:previous>
            <table:change-track-table-cell office:value-type="string">
              <text:p>Diversity, Equity and Inclusion Director/Coordinator</text:p>
            </table:change-track-table-cell>
          </table:previous>
        </table:cell-content-change>
        <table:cell-content-change table:id="ct422">
          <table:cell-address table:column="1" table:row="139" table:table="0"/>
          <office:change-info>
            <dc:creator> </dc:creator>
            <dc:date>2022-03-08T03:54:27.249641927</dc:date>
          </office:change-info>
          <table:previous>
            <table:change-track-table-cell office:value-type="string">
              <text:p>Emergency Management Director</text:p>
            </table:change-track-table-cell>
          </table:previous>
        </table:cell-content-change>
        <table:cell-content-change table:id="ct423">
          <table:cell-address table:column="1" table:row="139" table:table="0"/>
          <office:change-info>
            <dc:creator> </dc:creator>
            <dc:date>2022-03-08T03:54:27.249643295</dc:date>
          </office:change-info>
          <table:previous>
            <table:change-track-table-cell office:value-type="string">
              <text:p>Health and Human Services Director</text:p>
            </table:change-track-table-cell>
          </table:previous>
        </table:cell-content-change>
        <table:cell-content-change table:id="ct424">
          <table:cell-address table:column="1" table:row="139" table:table="0"/>
          <office:change-info>
            <dc:creator> </dc:creator>
            <dc:date>2022-03-08T03:54:27.249644411</dc:date>
          </office:change-info>
          <table:previous>
            <table:change-track-table-cell office:value-type="string">
              <text:p>Help Desk Technician</text:p>
            </table:change-track-table-cell>
          </table:previous>
        </table:cell-content-change>
        <table:cell-content-change table:id="ct425">
          <table:cell-address table:column="1" table:row="139" table:table="0"/>
          <office:change-info>
            <dc:creator> </dc:creator>
            <dc:date>2022-03-08T03:54:27.249645522</dc:date>
          </office:change-info>
          <table:previous>
            <table:change-track-table-cell office:value-type="string">
              <text:p>Mental Health Clinician</text:p>
            </table:change-track-table-cell>
          </table:previous>
        </table:cell-content-change>
        <table:cell-content-change table:id="ct426">
          <table:cell-address table:column="1" table:row="139" table:table="0"/>
          <office:change-info>
            <dc:creator> </dc:creator>
            <dc:date>2022-03-08T03:54:27.249646807</dc:date>
          </office:change-info>
          <table:previous>
            <table:change-track-table-cell office:value-type="string">
              <text:p>Parks Grounds Laborer (Pine Banks)</text:p>
            </table:change-track-table-cell>
          </table:previous>
        </table:cell-content-change>
        <table:cell-content-change table:id="ct427">
          <table:cell-address table:column="1" table:row="139" table:table="0"/>
          <office:change-info>
            <dc:creator> </dc:creator>
            <dc:date>2022-03-08T03:54:27.249648144</dc:date>
          </office:change-info>
          <table:previous>
            <table:change-track-table-cell office:value-type="string">
              <text:p>Park Ranger</text:p>
            </table:change-track-table-cell>
          </table:previous>
        </table:cell-content-change>
        <table:cell-content-change table:id="ct428">
          <table:cell-address table:column="1" table:row="139" table:table="0"/>
          <office:change-info>
            <dc:creator> </dc:creator>
            <dc:date>2022-03-08T03:54:27.249649260</dc:date>
          </office:change-info>
          <table:previous>
            <table:change-track-table-cell office:value-type="string">
              <text:p>Purchasing Director/Coordinator</text:p>
            </table:change-track-table-cell>
          </table:previous>
        </table:cell-content-change>
        <table:cell-content-change table:id="ct429">
          <table:cell-address table:column="1" table:row="139" table:table="0"/>
          <office:change-info>
            <dc:creator> </dc:creator>
            <dc:date>2022-03-08T03:54:27.249650680</dc:date>
          </office:change-info>
          <table:previous>
            <table:change-track-table-cell office:value-type="string">
              <text:p>Social Worker</text:p>
            </table:change-track-table-cell>
          </table:previous>
        </table:cell-content-change>
        <table:cell-content-change table:id="ct430">
          <table:cell-address table:column="3" table:row="139" table:table="0"/>
          <office:change-info>
            <dc:creator> </dc:creator>
            <dc:date>2022-03-08T03:54:27.249657140</dc:date>
          </office:change-info>
          <table:previous>
            <table:change-track-table-cell office:value-type="float" office:value="33.6076923076923"/>
          </table:previous>
        </table:cell-content-change>
        <table:cell-content-change table:id="ct431">
          <table:cell-address table:column="3" table:row="139" table:table="0"/>
          <office:change-info>
            <dc:creator> </dc:creator>
            <dc:date>2022-03-08T03:54:27.249659563</dc:date>
          </office:change-info>
          <table:previous>
            <table:change-track-table-cell office:value-type="float" office:value="43.4851648351648"/>
          </table:previous>
        </table:cell-content-change>
        <table:cell-content-change table:id="ct432">
          <table:cell-address table:column="3" table:row="139" table:table="0"/>
          <office:change-info>
            <dc:creator> </dc:creator>
            <dc:date>2022-03-08T03:54:27.249662304</dc:date>
          </office:change-info>
          <table:previous>
            <table:change-track-table-cell office:value-type="float" office:value="22.86"/>
          </table:previous>
        </table:cell-content-change>
        <table:cell-content-change table:id="ct433">
          <table:cell-address table:column="3" table:row="139" table:table="0"/>
          <office:change-info>
            <dc:creator> </dc:creator>
            <dc:date>2022-03-08T03:54:27.249664381</dc:date>
          </office:change-info>
          <table:previous>
            <table:change-track-table-cell office:value-type="float" office:value="28.38"/>
          </table:previous>
        </table:cell-content-change>
        <table:cell-content-change table:id="ct434">
          <table:cell-address table:column="3" table:row="139" table:table="0"/>
          <office:change-info>
            <dc:creator> </dc:creator>
            <dc:date>2022-03-08T03:54:27.249666668</dc:date>
          </office:change-info>
          <table:previous>
            <table:change-track-table-cell office:value-type="float" office:value="36"/>
          </table:previous>
        </table:cell-content-change>
        <table:cell-content-change table:id="ct435">
          <table:cell-address table:column="3" table:row="139" table:table="0"/>
          <office:change-info>
            <dc:creator> </dc:creator>
            <dc:date>2022-03-08T03:54:27.249668525</dc:date>
          </office:change-info>
          <table:previous>
            <table:change-track-table-cell office:value-type="float" office:value="46.582967032967"/>
          </table:previous>
        </table:cell-content-change>
        <table:cell-content-change table:id="ct436">
          <table:cell-address table:column="3" table:row="139" table:table="0"/>
          <office:change-info>
            <dc:creator> </dc:creator>
            <dc:date>2022-03-08T03:54:27.249670908</dc:date>
          </office:change-info>
          <table:previous>
            <table:change-track-table-cell office:value-type="float" office:value="54.3467032967033"/>
          </table:previous>
        </table:cell-content-change>
        <table:cell-content-change table:id="ct437">
          <table:cell-address table:column="3" table:row="139" table:table="0"/>
          <office:change-info>
            <dc:creator> </dc:creator>
            <dc:date>2022-03-08T03:54:27.249673184</dc:date>
          </office:change-info>
          <table:previous>
            <table:change-track-table-cell office:value-type="float" office:value="78.532967032967"/>
          </table:previous>
        </table:cell-content-change>
        <table:cell-content-change table:id="ct438">
          <table:cell-address table:column="3" table:row="139" table:table="0"/>
          <office:change-info>
            <dc:creator> </dc:creator>
            <dc:date>2022-03-08T03:54:27.249675187</dc:date>
          </office:change-info>
          <table:previous>
            <table:change-track-table-cell office:value-type="float" office:value="33.6032967032967"/>
          </table:previous>
        </table:cell-content-change>
        <table:cell-content-change table:id="ct439">
          <table:cell-address table:column="3" table:row="139" table:table="0"/>
          <office:change-info>
            <dc:creator> </dc:creator>
            <dc:date>2022-03-08T03:54:27.249677275</dc:date>
          </office:change-info>
          <table:previous>
            <table:change-track-table-cell office:value-type="float" office:value="45.0153846153846"/>
          </table:previous>
        </table:cell-content-change>
        <table:cell-content-change table:id="ct440">
          <table:cell-address table:column="3" table:row="139" table:table="0"/>
          <office:change-info>
            <dc:creator> </dc:creator>
            <dc:date>2022-03-08T03:54:27.249679690</dc:date>
          </office:change-info>
          <table:previous>
            <table:change-track-table-cell office:value-type="float" office:value="18.38"/>
          </table:previous>
        </table:cell-content-change>
        <table:cell-content-change table:id="ct441">
          <table:cell-address table:column="3" table:row="139" table:table="0"/>
          <office:change-info>
            <dc:creator> </dc:creator>
            <dc:date>2022-03-08T03:54:27.249681684</dc:date>
          </office:change-info>
          <table:previous>
            <table:change-track-table-cell office:value-type="float" office:value="22.95"/>
          </table:previous>
        </table:cell-content-change>
        <table:cell-content-change table:id="ct442">
          <table:cell-address table:column="3" table:row="139" table:table="0"/>
          <office:change-info>
            <dc:creator> </dc:creator>
            <dc:date>2022-03-08T03:54:27.249684354</dc:date>
          </office:change-info>
          <table:previous>
            <table:change-track-table-cell office:value-type="float" office:value="42.6554945054945"/>
          </table:previous>
        </table:cell-content-change>
        <table:cell-content-change table:id="ct443">
          <table:cell-address table:column="3" table:row="139" table:table="0"/>
          <office:change-info>
            <dc:creator> </dc:creator>
            <dc:date>2022-03-08T03:54:27.249686536</dc:date>
          </office:change-info>
          <table:previous>
            <table:change-track-table-cell office:value-type="float" office:value="55.1934065934066"/>
          </table:previous>
        </table:cell-content-change>
        <table:cell-content-change table:id="ct444">
          <table:cell-address table:column="3" table:row="139" table:table="0"/>
          <office:change-info>
            <dc:creator> </dc:creator>
            <dc:date>2022-03-08T03:54:27.249688559</dc:date>
          </office:change-info>
          <table:previous>
            <table:change-track-table-cell office:value-type="float" office:value="33.6076923076923"/>
          </table:previous>
        </table:cell-content-change>
        <table:cell-content-change table:id="ct445">
          <table:cell-address table:column="3" table:row="139" table:table="0"/>
          <office:change-info>
            <dc:creator> </dc:creator>
            <dc:date>2022-03-08T03:54:27.249690621</dc:date>
          </office:change-info>
          <table:previous>
            <table:change-track-table-cell office:value-type="float" office:value="43.4851648351648"/>
          </table:previous>
        </table:cell-content-change>
        <table:cell-content-change table:id="ct446">
          <table:cell-address table:column="4" table:row="139" table:table="0"/>
          <office:change-info>
            <dc:creator> </dc:creator>
            <dc:date>2022-03-08T03:54:27.249701384</dc:date>
          </office:change-info>
          <table:previous>
            <table:change-track-table-cell table:cell-address="'Comp Market data'.E143" table:formula="of:=61988/1850" office:value-type="float" office:value="33.507027027027"/>
          </table:previous>
        </table:cell-content-change>
        <table:cell-content-change table:id="ct447">
          <table:cell-address table:column="4" table:row="139" table:table="0"/>
          <office:change-info>
            <dc:creator> </dc:creator>
            <dc:date>2022-03-08T03:54:27.249711517</dc:date>
          </office:change-info>
          <table:previous>
            <table:change-track-table-cell table:cell-address="'Comp Market data'.E144" table:formula="of:=76150/1850" office:value-type="float" office:value="41.1621621621622"/>
          </table:previous>
        </table:cell-content-change>
        <table:cell-content-change table:id="ct448">
          <table:cell-address table:column="4" table:row="139" table:table="0"/>
          <office:change-info>
            <dc:creator> </dc:creator>
            <dc:date>2022-03-08T03:54:27.249716049</dc:date>
          </office:change-info>
          <table:previous>
            <table:change-track-table-cell table:cell-address="'Comp Market data'.E147" table:formula="of:=25.62" office:value-type="float" office:value="25.62"/>
          </table:previous>
        </table:cell-content-change>
        <table:cell-content-change table:id="ct449">
          <table:cell-address table:column="4" table:row="139" table:table="0"/>
          <office:change-info>
            <dc:creator> </dc:creator>
            <dc:date>2022-03-08T03:54:27.249719852</dc:date>
          </office:change-info>
          <table:previous>
            <table:change-track-table-cell table:cell-address="'Comp Market data'.E148" table:formula="of:=29.87" office:value-type="float" office:value="29.87"/>
          </table:previous>
        </table:cell-content-change>
        <table:cell-content-change table:id="ct450">
          <table:cell-address table:column="4" table:row="139" table:table="0"/>
          <office:change-info>
            <dc:creator> </dc:creator>
            <dc:date>2022-03-08T03:54:27.249723611</dc:date>
          </office:change-info>
          <table:previous>
            <table:change-track-table-cell office:value-type="float" office:value="20.59"/>
          </table:previous>
        </table:cell-content-change>
        <table:cell-content-change table:id="ct451">
          <table:cell-address table:column="4" table:row="139" table:table="0"/>
          <office:change-info>
            <dc:creator> </dc:creator>
            <dc:date>2022-03-08T03:54:27.249726112</dc:date>
          </office:change-info>
          <table:previous>
            <table:change-track-table-cell office:value-type="float" office:value="24.3"/>
          </table:previous>
        </table:cell-content-change>
        <table:cell-content-change table:id="ct452">
          <table:cell-address table:column="4" table:row="139" table:table="0"/>
          <office:change-info>
            <dc:creator> </dc:creator>
            <dc:date>2022-03-08T03:54:27.249730168</dc:date>
          </office:change-info>
          <table:previous>
            <table:change-track-table-cell office:value-type="float" office:value="34.19"/>
          </table:previous>
        </table:cell-content-change>
        <table:cell-content-change table:id="ct453">
          <table:cell-address table:column="4" table:row="139" table:table="0"/>
          <office:change-info>
            <dc:creator> </dc:creator>
            <dc:date>2022-03-08T03:54:27.249732244</dc:date>
          </office:change-info>
          <table:previous>
            <table:change-track-table-cell office:value-type="float" office:value="34.19"/>
          </table:previous>
        </table:cell-content-change>
        <table:cell-content-change table:id="ct454">
          <table:cell-address table:column="5" table:row="139" table:table="0"/>
          <office:change-info>
            <dc:creator> </dc:creator>
            <dc:date>2022-03-08T03:54:27.249735428</dc:date>
          </office:change-info>
          <table:previous>
            <table:change-track-table-cell office:value-type="float" office:value="27.82"/>
          </table:previous>
        </table:cell-content-change>
        <table:cell-content-change table:id="ct455">
          <table:cell-address table:column="5" table:row="139" table:table="0"/>
          <office:change-info>
            <dc:creator> </dc:creator>
            <dc:date>2022-03-08T03:54:27.249737654</dc:date>
          </office:change-info>
          <table:previous>
            <table:change-track-table-cell office:value-type="float" office:value="30.6"/>
          </table:previous>
        </table:cell-content-change>
        <table:cell-content-change table:id="ct456">
          <table:cell-address table:column="5" table:row="139" table:table="0"/>
          <office:change-info>
            <dc:creator> </dc:creator>
            <dc:date>2022-03-08T03:54:27.249739844</dc:date>
          </office:change-info>
          <table:previous>
            <table:change-track-table-cell office:value-type="float" office:value="20.55"/>
          </table:previous>
        </table:cell-content-change>
        <table:cell-content-change table:id="ct457">
          <table:cell-address table:column="5" table:row="139" table:table="0"/>
          <office:change-info>
            <dc:creator> </dc:creator>
            <dc:date>2022-03-08T03:54:27.249742255</dc:date>
          </office:change-info>
          <table:previous>
            <table:change-track-table-cell office:value-type="float" office:value="26.85"/>
          </table:previous>
        </table:cell-content-change>
        <table:cell-content-change table:id="ct458">
          <table:cell-address table:column="5" table:row="139" table:table="0"/>
          <office:change-info>
            <dc:creator> </dc:creator>
            <dc:date>2022-03-08T03:54:27.249745415</dc:date>
          </office:change-info>
          <table:previous>
            <table:change-track-table-cell office:value-type="float" office:value="28.46"/>
          </table:previous>
        </table:cell-content-change>
        <table:cell-content-change table:id="ct459">
          <table:cell-address table:column="5" table:row="139" table:table="0"/>
          <office:change-info>
            <dc:creator> </dc:creator>
            <dc:date>2022-03-08T03:54:27.249747553</dc:date>
          </office:change-info>
          <table:previous>
            <table:change-track-table-cell office:value-type="float" office:value="34.15"/>
          </table:previous>
        </table:cell-content-change>
        <table:cell-content-change table:id="ct460">
          <table:cell-address table:column="6" table:row="139" table:table="0"/>
          <office:change-info>
            <dc:creator> </dc:creator>
            <dc:date>2022-03-08T03:54:27.249751699</dc:date>
          </office:change-info>
          <table:previous table:id="ct123">
            <table:change-track-table-cell office:value-type="float" office:value="34.97"/>
          </table:previous>
        </table:cell-content-change>
        <table:cell-content-change table:id="ct461">
          <table:cell-address table:column="6" table:row="139" table:table="0"/>
          <office:change-info>
            <dc:creator> </dc:creator>
            <dc:date>2022-03-08T03:54:27.249756172</dc:date>
          </office:change-info>
          <table:previous>
            <table:change-track-table-cell table:cell-address="'Comp Market data'.G148" table:formula="of:=1.02*34.2840236686391" office:value-type="float" office:value="34.9697041420119"/>
          </table:previous>
        </table:cell-content-change>
        <table:cell-content-change table:id="ct462">
          <table:cell-address table:column="6" table:row="139" table:table="0"/>
          <office:change-info>
            <dc:creator> </dc:creator>
            <dc:date>2022-03-08T03:54:27.249760721</dc:date>
          </office:change-info>
          <table:previous table:id="ct126">
            <table:change-track-table-cell office:value-type="float" office:value="65.32"/>
          </table:previous>
        </table:cell-content-change>
        <table:cell-content-change table:id="ct463">
          <table:cell-address table:column="6" table:row="139" table:table="0"/>
          <office:change-info>
            <dc:creator> </dc:creator>
            <dc:date>2022-03-08T03:54:27.249772572</dc:date>
          </office:change-info>
          <table:previous>
            <table:change-track-table-cell table:cell-address="'Comp Market data'.G156" table:formula="of:=1.02*64.0360946745562" office:value-type="float" office:value="65.3168165680473"/>
          </table:previous>
        </table:cell-content-change>
        <table:cell-content-change table:id="ct464">
          <table:cell-address table:column="6" table:row="139" table:table="0"/>
          <office:change-info>
            <dc:creator> </dc:creator>
            <dc:date>2022-03-08T03:54:27.249777043</dc:date>
          </office:change-info>
          <table:previous table:id="ct125">
            <table:change-track-table-cell office:value-type="float" office:value="35.82"/>
          </table:previous>
        </table:cell-content-change>
        <table:cell-content-change table:id="ct465">
          <table:cell-address table:column="6" table:row="139" table:table="0"/>
          <office:change-info>
            <dc:creator> </dc:creator>
            <dc:date>2022-03-08T03:54:27.249781277</dc:date>
          </office:change-info>
          <table:previous>
            <table:change-track-table-cell table:cell-address="'Comp Market data'.G158" table:formula="of:=1.02*35.1213017751479" office:value-type="float" office:value="35.8237278106509"/>
          </table:previous>
        </table:cell-content-change>
        <table:cell-content-change table:id="ct466">
          <table:cell-address table:column="6" table:row="139" table:table="0"/>
          <office:change-info>
            <dc:creator> </dc:creator>
            <dc:date>2022-03-08T03:54:27.249786297</dc:date>
          </office:change-info>
          <table:previous table:id="ct124">
            <table:change-track-table-cell office:value-type="float" office:value="48.99"/>
          </table:previous>
        </table:cell-content-change>
        <table:cell-content-change table:id="ct467">
          <table:cell-address table:column="6" table:row="139" table:table="0"/>
          <office:change-info>
            <dc:creator> </dc:creator>
            <dc:date>2022-03-08T03:54:27.249790281</dc:date>
          </office:change-info>
          <table:previous>
            <table:change-track-table-cell table:cell-address="'Comp Market data'.G166" table:formula="of:=1.02*48.0284023668639" office:value-type="float" office:value="48.9889704142012"/>
          </table:previous>
        </table:cell-content-change>
        <table:cell-content-change table:id="ct468">
          <table:cell-address table:column="7" table:row="139" table:table="0"/>
          <office:change-info>
            <dc:creator> </dc:creator>
            <dc:date>2022-03-08T03:54:27.249795167</dc:date>
          </office:change-info>
          <table:previous>
            <table:change-track-table-cell office:value-type="float" office:value="30.8070444104135"/>
          </table:previous>
        </table:cell-content-change>
        <table:cell-content-change table:id="ct469">
          <table:cell-address table:column="7" table:row="139" table:table="0"/>
          <office:change-info>
            <dc:creator> </dc:creator>
            <dc:date>2022-03-08T03:54:27.249797878</dc:date>
          </office:change-info>
          <table:previous>
            <table:change-track-table-cell office:value-type="float" office:value="39.8524757529352"/>
          </table:previous>
        </table:cell-content-change>
        <table:cell-content-change table:id="ct470">
          <table:cell-address table:column="7" table:row="139" table:table="0"/>
          <office:change-info>
            <dc:creator> </dc:creator>
            <dc:date>2022-03-08T03:54:27.249800484</dc:date>
          </office:change-info>
          <table:previous>
            <table:change-track-table-cell office:value-type="float" office:value="28.0066360387953"/>
          </table:previous>
        </table:cell-content-change>
        <table:cell-content-change table:id="ct471">
          <table:cell-address table:column="7" table:row="139" table:table="0"/>
          <office:change-info>
            <dc:creator> </dc:creator>
            <dc:date>2022-03-08T03:54:27.249802952</dc:date>
          </office:change-info>
          <table:previous>
            <table:change-track-table-cell office:value-type="float" office:value="36.2291985706993"/>
          </table:previous>
        </table:cell-content-change>
        <table:cell-content-change table:id="ct472">
          <table:cell-address table:column="7" table:row="139" table:table="0"/>
          <office:change-info>
            <dc:creator> </dc:creator>
            <dc:date>2022-03-08T03:54:27.249805286</dc:date>
          </office:change-info>
          <table:previous>
            <table:change-track-table-cell office:value-type="float" office:value="37.2766717713119"/>
          </table:previous>
        </table:cell-content-change>
        <table:cell-content-change table:id="ct473">
          <table:cell-address table:column="7" table:row="139" table:table="0"/>
          <office:change-info>
            <dc:creator> </dc:creator>
            <dc:date>2022-03-08T03:54:27.249807685</dc:date>
          </office:change-info>
          <table:previous>
            <table:change-track-table-cell office:value-type="float" office:value="48.2210311383359"/>
          </table:previous>
        </table:cell-content-change>
        <table:cell-content-change table:id="ct474">
          <table:cell-address table:column="7" table:row="139" table:table="0"/>
          <office:change-info>
            <dc:creator> </dc:creator>
            <dc:date>2022-03-08T03:54:27.249810573</dc:date>
          </office:change-info>
          <table:previous>
            <table:change-track-table-cell office:value-type="float" office:value="49.6151097498724"/>
          </table:previous>
        </table:cell-content-change>
        <table:cell-content-change table:id="ct475">
          <table:cell-address table:column="7" table:row="139" table:table="0"/>
          <office:change-info>
            <dc:creator> </dc:creator>
            <dc:date>2022-03-08T03:54:27.249813065</dc:date>
          </office:change-info>
          <table:previous>
            <table:change-track-table-cell office:value-type="float" office:value="64.1822358346095"/>
          </table:previous>
        </table:cell-content-change>
        <table:cell-content-change table:id="ct476">
          <table:cell-address table:column="7" table:row="139" table:table="0"/>
          <office:change-info>
            <dc:creator> </dc:creator>
            <dc:date>2022-03-08T03:54:27.249815469</dc:date>
          </office:change-info>
          <table:previous>
            <table:change-track-table-cell office:value-type="float" office:value="30.8070444104135"/>
          </table:previous>
        </table:cell-content-change>
        <table:cell-content-change table:id="ct477">
          <table:cell-address table:column="7" table:row="139" table:table="0"/>
          <office:change-info>
            <dc:creator> </dc:creator>
            <dc:date>2022-03-08T03:54:27.249817850</dc:date>
          </office:change-info>
          <table:previous>
            <table:change-track-table-cell office:value-type="float" office:value="39.8524757529352"/>
          </table:previous>
        </table:cell-content-change>
        <table:cell-content-change table:id="ct478">
          <table:cell-address table:column="7" table:row="139" table:table="0"/>
          <office:change-info>
            <dc:creator> </dc:creator>
            <dc:date>2022-03-08T03:54:27.249820441</dc:date>
          </office:change-info>
          <table:previous>
            <table:change-track-table-cell office:value-type="float" office:value="25.4604389994895"/>
          </table:previous>
        </table:cell-content-change>
        <table:cell-content-change table:id="ct479">
          <table:cell-address table:column="7" table:row="139" table:table="0"/>
          <office:change-info>
            <dc:creator> </dc:creator>
            <dc:date>2022-03-08T03:54:27.249822998</dc:date>
          </office:change-info>
          <table:previous>
            <table:change-track-table-cell office:value-type="float" office:value="32.9356814701378"/>
          </table:previous>
        </table:cell-content-change>
        <table:cell-content-change table:id="ct480">
          <table:cell-address table:column="7" table:row="139" table:table="0"/>
          <office:change-info>
            <dc:creator> </dc:creator>
            <dc:date>2022-03-08T03:54:27.249826098</dc:date>
          </office:change-info>
          <table:previous>
            <table:change-track-table-cell office:value-type="float" office:value="37.2766717713119"/>
          </table:previous>
        </table:cell-content-change>
        <table:cell-content-change table:id="ct481">
          <table:cell-address table:column="7" table:row="139" table:table="0"/>
          <office:change-info>
            <dc:creator> </dc:creator>
            <dc:date>2022-03-08T03:54:27.249828625</dc:date>
          </office:change-info>
          <table:previous>
            <table:change-track-table-cell office:value-type="float" office:value="48.2210311383359"/>
          </table:previous>
        </table:cell-content-change>
        <table:cell-content-change table:id="ct482">
          <table:cell-address table:column="8" table:row="139" table:table="0"/>
          <office:change-info>
            <dc:creator> </dc:creator>
            <dc:date>2022-03-08T03:54:27.249835441</dc:date>
          </office:change-info>
          <table:previous>
            <table:change-track-table-cell table:cell-address="'Comp Market data'.I161" table:formula="of:=21.8*1.02" office:value-type="float" office:value="22.236"/>
          </table:previous>
        </table:cell-content-change>
        <table:cell-content-change table:id="ct483">
          <table:cell-address table:column="8" table:row="139" table:table="0"/>
          <office:change-info>
            <dc:creator> </dc:creator>
            <dc:date>2022-03-08T03:54:27.249840411</dc:date>
          </office:change-info>
          <table:previous>
            <table:change-track-table-cell table:cell-address="'Comp Market data'.I162" table:formula="of:=23.42*1.02" office:value-type="float" office:value="23.8884"/>
          </table:previous>
        </table:cell-content-change>
        <table:cell-content-change table:id="ct484">
          <table:cell-address table:column="8" table:row="139" table:table="0"/>
          <office:change-info>
            <dc:creator> </dc:creator>
            <dc:date>2022-03-08T03:54:27.249845016</dc:date>
          </office:change-info>
          <table:previous>
            <table:change-track-table-cell table:cell-address="'Comp Market data'.I165" table:formula="of:=1.02*23.44" office:value-type="float" office:value="23.9088"/>
          </table:previous>
        </table:cell-content-change>
        <table:cell-content-change table:id="ct485">
          <table:cell-address table:column="8" table:row="139" table:table="0"/>
          <office:change-info>
            <dc:creator> </dc:creator>
            <dc:date>2022-03-08T03:54:27.249849482</dc:date>
          </office:change-info>
          <table:previous>
            <table:change-track-table-cell table:cell-address="'Comp Market data'.I166" table:formula="of:=1.02*31.63" office:value-type="float" office:value="32.2626"/>
          </table:previous>
        </table:cell-content-change>
        <table:cell-content-change table:id="ct486">
          <table:cell-address table:column="9" table:row="139" table:table="0"/>
          <office:change-info>
            <dc:creator> </dc:creator>
            <dc:date>2022-03-08T03:54:27.249854496</dc:date>
          </office:change-info>
          <table:previous>
            <table:change-track-table-cell office:value-type="float" office:value="20.83"/>
          </table:previous>
        </table:cell-content-change>
        <table:cell-content-change table:id="ct487">
          <table:cell-address table:column="9" table:row="139" table:table="0"/>
          <office:change-info>
            <dc:creator> </dc:creator>
            <dc:date>2022-03-08T03:54:27.249857390</dc:date>
          </office:change-info>
          <table:previous>
            <table:change-track-table-cell office:value-type="float" office:value="24.91"/>
          </table:previous>
        </table:cell-content-change>
        <table:cell-content-change table:id="ct488">
          <table:cell-address table:column="9" table:row="139" table:table="0"/>
          <office:change-info>
            <dc:creator> </dc:creator>
            <dc:date>2022-03-08T03:54:27.249860731</dc:date>
          </office:change-info>
          <table:previous>
            <table:change-track-table-cell office:value-type="float" office:value="41.04"/>
          </table:previous>
        </table:cell-content-change>
        <table:cell-content-change table:id="ct489">
          <table:cell-address table:column="10" table:row="139" table:table="0"/>
          <office:change-info>
            <dc:creator> </dc:creator>
            <dc:date>2022-03-08T03:54:27.249867104</dc:date>
          </office:change-info>
          <table:previous>
            <table:change-track-table-cell table:cell-address="'Comp Market data'.K149" table:formula="of:=22.08*1.02" office:value-type="float" office:value="22.5216"/>
          </table:previous>
        </table:cell-content-change>
        <table:cell-content-change table:id="ct490">
          <table:cell-address table:column="10" table:row="139" table:table="0"/>
          <office:change-info>
            <dc:creator> </dc:creator>
            <dc:date>2022-03-08T03:54:27.249871908</dc:date>
          </office:change-info>
          <table:previous>
            <table:change-track-table-cell table:cell-address="'Comp Market data'.K150" table:formula="of:=25.59*1.02" office:value-type="float" office:value="26.1018"/>
          </table:previous>
        </table:cell-content-change>
        <table:cell-content-change table:id="ct491">
          <table:cell-address table:column="10" table:row="139" table:table="0"/>
          <office:change-info>
            <dc:creator> </dc:creator>
            <dc:date>2022-03-08T03:54:27.249877598</dc:date>
          </office:change-info>
          <table:previous>
            <table:change-track-table-cell table:cell-address="'Comp Market data'.K157" table:formula="of:=27.5*1.02" office:value-type="float" office:value="28.05"/>
          </table:previous>
        </table:cell-content-change>
        <table:cell-content-change table:id="ct492">
          <table:cell-address table:column="10" table:row="139" table:table="0"/>
          <office:change-info>
            <dc:creator> </dc:creator>
            <dc:date>2022-03-08T03:54:27.249882220</dc:date>
          </office:change-info>
          <table:previous>
            <table:change-track-table-cell table:cell-address="'Comp Market data'.K158" table:formula="of:=32.69*1.02" office:value-type="float" office:value="33.3438"/>
          </table:previous>
        </table:cell-content-change>
        <table:cell-content-change table:id="ct493">
          <table:cell-address table:column="10" table:row="139" table:table="0"/>
          <office:change-info>
            <dc:creator> </dc:creator>
            <dc:date>2022-03-08T03:54:27.249887333</dc:date>
          </office:change-info>
          <table:previous>
            <table:change-track-table-cell table:cell-address="'Comp Market data'.K161" table:formula="of:=25.17*1.02" office:value-type="float" office:value="25.6734"/>
          </table:previous>
        </table:cell-content-change>
        <table:cell-content-change table:id="ct494">
          <table:cell-address table:column="10" table:row="139" table:table="0"/>
          <office:change-info>
            <dc:creator> </dc:creator>
            <dc:date>2022-03-08T03:54:27.249891747</dc:date>
          </office:change-info>
          <table:previous>
            <table:change-track-table-cell table:cell-address="'Comp Market data'.K162" table:formula="of:=29.31*1.02" office:value-type="float" office:value="29.8962"/>
          </table:previous>
        </table:cell-content-change>
        <table:cell-content-change table:id="ct495">
          <table:cell-address table:column="11" table:row="139" table:table="0"/>
          <office:change-info>
            <dc:creator> </dc:creator>
            <dc:date>2022-03-08T03:54:27.249897704</dc:date>
          </office:change-info>
          <table:previous table:id="ct122">
            <table:change-track-table-cell office:value-type="float" office:value="45.34"/>
          </table:previous>
        </table:cell-content-change>
        <table:cell-content-change table:id="ct496">
          <table:cell-address table:column="11" table:row="139" table:table="0"/>
          <office:change-info>
            <dc:creator> </dc:creator>
            <dc:date>2022-03-08T03:54:27.249902437</dc:date>
          </office:change-info>
          <table:previous>
            <table:change-track-table-cell table:cell-address="'Comp Market data'.L154" table:formula="of:=42436/(18*52)" office:value-type="float" office:value="45.3376068376068"/>
          </table:previous>
        </table:cell-content-change>
        <table:cell-content-change table:id="ct497">
          <table:cell-address table:column="12" table:row="139" table:table="0"/>
          <office:change-info>
            <dc:creator> </dc:creator>
            <dc:date>2022-03-08T03:54:27.249910601</dc:date>
          </office:change-info>
          <table:previous>
            <table:change-track-table-cell office:value-type="float" office:value="29.87"/>
          </table:previous>
        </table:cell-content-change>
        <table:cell-content-change table:id="ct498">
          <table:cell-address table:column="12" table:row="139" table:table="0"/>
          <office:change-info>
            <dc:creator> </dc:creator>
            <dc:date>2022-03-08T03:54:27.249913552</dc:date>
          </office:change-info>
          <table:previous>
            <table:change-track-table-cell office:value-type="float" office:value="43.61"/>
          </table:previous>
        </table:cell-content-change>
        <table:cell-content-change table:id="ct499">
          <table:cell-address table:column="12" table:row="139" table:table="0"/>
          <office:change-info>
            <dc:creator> </dc:creator>
            <dc:date>2022-03-08T03:54:27.249916856</dc:date>
          </office:change-info>
          <table:previous>
            <table:change-track-table-cell office:value-type="float" office:value="34.58"/>
          </table:previous>
        </table:cell-content-change>
        <table:cell-content-change table:id="ct500">
          <table:cell-address table:column="12" table:row="139" table:table="0"/>
          <office:change-info>
            <dc:creator> </dc:creator>
            <dc:date>2022-03-08T03:54:27.249919500</dc:date>
          </office:change-info>
          <table:previous>
            <table:change-track-table-cell office:value-type="float" office:value="50.48"/>
          </table:previous>
        </table:cell-content-change>
        <table:cell-content-change table:id="ct501">
          <table:cell-address table:column="12" table:row="139" table:table="0"/>
          <office:change-info>
            <dc:creator> </dc:creator>
            <dc:date>2022-03-08T03:54:27.249922102</dc:date>
          </office:change-info>
          <table:previous>
            <table:change-track-table-cell office:value-type="float" office:value="36.31"/>
          </table:previous>
        </table:cell-content-change>
        <table:cell-content-change table:id="ct502">
          <table:cell-address table:column="12" table:row="139" table:table="0"/>
          <office:change-info>
            <dc:creator> </dc:creator>
            <dc:date>2022-03-08T03:54:27.249924685</dc:date>
          </office:change-info>
          <table:previous>
            <table:change-track-table-cell office:value-type="float" office:value="53.61"/>
          </table:previous>
        </table:cell-content-change>
        <table:cell-content-change table:id="ct503">
          <table:cell-address table:column="13" table:row="139" table:table="0"/>
          <office:change-info>
            <dc:creator> </dc:creator>
            <dc:date>2022-03-08T03:54:27.249927636</dc:date>
          </office:change-info>
          <table:previous>
            <table:change-track-table-cell office:value-type="float" office:value="29.58"/>
          </table:previous>
        </table:cell-content-change>
        <table:cell-content-change table:id="ct504">
          <table:cell-address table:column="13" table:row="139" table:table="0"/>
          <office:change-info>
            <dc:creator> </dc:creator>
            <dc:date>2022-03-08T03:54:27.249930728</dc:date>
          </office:change-info>
          <table:previous>
            <table:change-track-table-cell office:value-type="float" office:value="42.16"/>
          </table:previous>
        </table:cell-content-change>
        <table:cell-content-change table:id="ct505">
          <table:cell-address table:column="13" table:row="139" table:table="0"/>
          <office:change-info>
            <dc:creator> </dc:creator>
            <dc:date>2022-03-08T03:54:27.249933607</dc:date>
          </office:change-info>
          <table:previous>
            <table:change-track-table-cell office:value-type="float" office:value="32.87"/>
          </table:previous>
        </table:cell-content-change>
        <table:cell-content-change table:id="ct506">
          <table:cell-address table:column="13" table:row="139" table:table="0"/>
          <office:change-info>
            <dc:creator> </dc:creator>
            <dc:date>2022-03-08T03:54:27.249936369</dc:date>
          </office:change-info>
          <table:previous>
            <table:change-track-table-cell office:value-type="float" office:value="45.59"/>
          </table:previous>
        </table:cell-content-change>
        <table:cell-content-change table:id="ct507">
          <table:cell-address table:column="13" table:row="139" table:table="0"/>
          <office:change-info>
            <dc:creator> </dc:creator>
            <dc:date>2022-03-08T03:54:27.249939205</dc:date>
          </office:change-info>
          <table:previous>
            <table:change-track-table-cell office:value-type="float" office:value="22.27"/>
          </table:previous>
        </table:cell-content-change>
        <table:cell-content-change table:id="ct508">
          <table:cell-address table:column="13" table:row="139" table:table="0"/>
          <office:change-info>
            <dc:creator> </dc:creator>
            <dc:date>2022-03-08T03:54:27.249942099</dc:date>
          </office:change-info>
          <table:previous>
            <table:change-track-table-cell office:value-type="float" office:value="30.93"/>
          </table:previous>
        </table:cell-content-change>
        <table:cell-content-change table:id="ct509">
          <table:cell-address table:column="13" table:row="139" table:table="0"/>
          <office:change-info>
            <dc:creator> </dc:creator>
            <dc:date>2022-03-08T03:54:27.249945204</dc:date>
          </office:change-info>
          <table:previous>
            <table:change-track-table-cell office:value-type="float" office:value="53.94"/>
          </table:previous>
        </table:cell-content-change>
        <table:cell-content-change table:id="ct510">
          <table:cell-address table:column="13" table:row="139" table:table="0"/>
          <office:change-info>
            <dc:creator> </dc:creator>
            <dc:date>2022-03-08T03:54:27.249947994</dc:date>
          </office:change-info>
          <table:previous>
            <table:change-track-table-cell office:value-type="float" office:value="82.11"/>
          </table:previous>
        </table:cell-content-change>
        <table:cell-content-change table:id="ct511">
          <table:cell-address table:column="13" table:row="139" table:table="0"/>
          <office:change-info>
            <dc:creator> </dc:creator>
            <dc:date>2022-03-08T03:54:27.249951046</dc:date>
          </office:change-info>
          <table:previous>
            <table:change-track-table-cell office:value-type="float" office:value="40.13"/>
          </table:previous>
        </table:cell-content-change>
        <table:cell-content-change table:id="ct512">
          <table:cell-address table:column="13" table:row="139" table:table="0"/>
          <office:change-info>
            <dc:creator> </dc:creator>
            <dc:date>2022-03-08T03:54:27.249953561</dc:date>
          </office:change-info>
          <table:previous>
            <table:change-track-table-cell office:value-type="string">
              <text:p>54.97</text:p>
            </table:change-track-table-cell>
          </table:previous>
        </table:cell-content-change>
        <table:cell-content-change table:id="ct513">
          <table:cell-address table:column="13" table:row="139" table:table="0"/>
          <office:change-info>
            <dc:creator> </dc:creator>
            <dc:date>2022-03-08T03:54:27.249956154</dc:date>
          </office:change-info>
          <table:previous>
            <table:change-track-table-cell office:value-type="float" office:value="51.82"/>
          </table:previous>
        </table:cell-content-change>
        <table:cell-content-change table:id="ct514">
          <table:cell-address table:column="13" table:row="139" table:table="0"/>
          <office:change-info>
            <dc:creator> </dc:creator>
            <dc:date>2022-03-08T03:54:27.249959062</dc:date>
          </office:change-info>
          <table:previous>
            <table:change-track-table-cell office:value-type="float" office:value="70.92"/>
          </table:previous>
        </table:cell-content-change>
        <table:cell-content-change table:id="ct515">
          <table:cell-address table:column="13" table:row="139" table:table="0"/>
          <office:change-info>
            <dc:creator> </dc:creator>
            <dc:date>2022-03-08T03:54:27.249962235</dc:date>
          </office:change-info>
          <table:previous>
            <table:change-track-table-cell office:value-type="float" office:value="21.46"/>
          </table:previous>
        </table:cell-content-change>
        <table:cell-content-change table:id="ct516">
          <table:cell-address table:column="13" table:row="139" table:table="0"/>
          <office:change-info>
            <dc:creator> </dc:creator>
            <dc:date>2022-03-08T03:54:27.249965086</dc:date>
          </office:change-info>
          <table:previous>
            <table:change-track-table-cell office:value-type="float" office:value="31.56"/>
          </table:previous>
        </table:cell-content-change>
        <table:cell-content-change table:id="ct517">
          <table:cell-address table:column="13" table:row="139" table:table="0"/>
          <office:change-info>
            <dc:creator> </dc:creator>
            <dc:date>2022-03-08T03:54:27.249967922</dc:date>
          </office:change-info>
          <table:previous>
            <table:change-track-table-cell office:value-type="float" office:value="17.46"/>
          </table:previous>
        </table:cell-content-change>
        <table:cell-content-change table:id="ct518">
          <table:cell-address table:column="13" table:row="139" table:table="0"/>
          <office:change-info>
            <dc:creator> </dc:creator>
            <dc:date>2022-03-08T03:54:27.249971140</dc:date>
          </office:change-info>
          <table:previous>
            <table:change-track-table-cell office:value-type="float" office:value="22.48"/>
          </table:previous>
        </table:cell-content-change>
        <table:cell-content-change table:id="ct519">
          <table:cell-address table:column="13" table:row="139" table:table="0"/>
          <office:change-info>
            <dc:creator> </dc:creator>
            <dc:date>2022-03-08T03:54:27.249974091</dc:date>
          </office:change-info>
          <table:previous>
            <table:change-track-table-cell office:value-type="float" office:value="24.03"/>
          </table:previous>
        </table:cell-content-change>
        <table:cell-content-change table:id="ct520">
          <table:cell-address table:column="13" table:row="139" table:table="0"/>
          <office:change-info>
            <dc:creator> </dc:creator>
            <dc:date>2022-03-08T03:54:27.249977072</dc:date>
          </office:change-info>
          <table:previous>
            <table:change-track-table-cell office:value-type="float" office:value="29.96"/>
          </table:previous>
        </table:cell-content-change>
        <table:cell-content-change table:id="ct521">
          <table:cell-address table:column="13" table:row="139" table:table="0"/>
          <office:change-info>
            <dc:creator> </dc:creator>
            <dc:date>2022-03-08T03:54:27.249980317</dc:date>
          </office:change-info>
          <table:previous>
            <table:change-track-table-cell office:value-type="float" office:value="22.73"/>
          </table:previous>
        </table:cell-content-change>
        <table:cell-content-change table:id="ct522">
          <table:cell-address table:column="13" table:row="139" table:table="0"/>
          <office:change-info>
            <dc:creator> </dc:creator>
            <dc:date>2022-03-08T03:54:27.249983287</dc:date>
          </office:change-info>
          <table:previous>
            <table:change-track-table-cell office:value-type="float" office:value="33.01"/>
          </table:previous>
        </table:cell-content-change>
        <table:cell-content-change table:id="ct523">
          <table:cell-address table:column="15" table:row="139" table:table="0"/>
          <office:change-info>
            <dc:creator> </dc:creator>
            <dc:date>2022-03-08T03:54:27.249995063</dc:date>
          </office:change-info>
          <table:previous>
            <table:change-track-table-cell table:cell-address="'Comp Market data'.P143" table:formula="of:=COUNT([.D143:.N143])" office:value-type="float" office:value="0"/>
          </table:previous>
        </table:cell-content-change>
        <table:cell-content-change table:id="ct524">
          <table:cell-address table:column="15" table:row="139" table:table="0"/>
          <office:change-info>
            <dc:creator> </dc:creator>
            <dc:date>2022-03-08T03:54:27.250001826</dc:date>
          </office:change-info>
          <table:previous>
            <table:change-track-table-cell table:cell-address="'Comp Market data'.P144" table:formula="of:=COUNT([.D144:.N144])" office:value-type="float" office:value="0"/>
          </table:previous>
        </table:cell-content-change>
        <table:cell-content-change table:id="ct525">
          <table:cell-address table:column="15" table:row="139" table:table="0"/>
          <office:change-info>
            <dc:creator> </dc:creator>
            <dc:date>2022-03-08T03:54:27.250007093</dc:date>
          </office:change-info>
          <table:previous>
            <table:change-track-table-cell table:cell-address="'Comp Market data'.P145" table:formula="of:=COUNT([.D145:.N145])" office:value-type="float" office:value="0"/>
          </table:previous>
        </table:cell-content-change>
        <table:cell-content-change table:id="ct526">
          <table:cell-address table:column="15" table:row="139" table:table="0"/>
          <office:change-info>
            <dc:creator> </dc:creator>
            <dc:date>2022-03-08T03:54:27.250012402</dc:date>
          </office:change-info>
          <table:previous>
            <table:change-track-table-cell table:cell-address="'Comp Market data'.P146" table:formula="of:=COUNT([.D146:.N146])" office:value-type="float" office:value="0"/>
          </table:previous>
        </table:cell-content-change>
        <table:cell-content-change table:id="ct527">
          <table:cell-address table:column="15" table:row="139" table:table="0"/>
          <office:change-info>
            <dc:creator> </dc:creator>
            <dc:date>2022-03-08T03:54:27.250017332</dc:date>
          </office:change-info>
          <table:previous>
            <table:change-track-table-cell table:cell-address="'Comp Market data'.P147" table:formula="of:=COUNT([.D147:.N147])" office:value-type="float" office:value="0"/>
          </table:previous>
        </table:cell-content-change>
        <table:cell-content-change table:id="ct528">
          <table:cell-address table:column="15" table:row="139" table:table="0"/>
          <office:change-info>
            <dc:creator> </dc:creator>
            <dc:date>2022-03-08T03:54:27.250022288</dc:date>
          </office:change-info>
          <table:previous>
            <table:change-track-table-cell table:cell-address="'Comp Market data'.P148" table:formula="of:=COUNT([.D148:.N148])" office:value-type="float" office:value="0"/>
          </table:previous>
        </table:cell-content-change>
        <table:cell-content-change table:id="ct529">
          <table:cell-address table:column="15" table:row="139" table:table="0"/>
          <office:change-info>
            <dc:creator> </dc:creator>
            <dc:date>2022-03-08T03:54:27.250029743</dc:date>
          </office:change-info>
          <table:previous>
            <table:change-track-table-cell table:cell-address="'Comp Market data'.P149" table:formula="of:=COUNT([.D149:.N149])" office:value-type="float" office:value="0"/>
          </table:previous>
        </table:cell-content-change>
        <table:cell-content-change table:id="ct530">
          <table:cell-address table:column="15" table:row="139" table:table="0"/>
          <office:change-info>
            <dc:creator> </dc:creator>
            <dc:date>2022-03-08T03:54:27.250036467</dc:date>
          </office:change-info>
          <table:previous>
            <table:change-track-table-cell table:cell-address="'Comp Market data'.P150" table:formula="of:=COUNT([.D150:.N150])" office:value-type="float" office:value="0"/>
          </table:previous>
        </table:cell-content-change>
        <table:cell-content-change table:id="ct531">
          <table:cell-address table:column="15" table:row="139" table:table="0"/>
          <office:change-info>
            <dc:creator> </dc:creator>
            <dc:date>2022-03-08T03:54:27.250041420</dc:date>
          </office:change-info>
          <table:previous>
            <table:change-track-table-cell table:cell-address="'Comp Market data'.P151" table:formula="of:=COUNT([.D151:.N151])" office:value-type="float" office:value="0"/>
          </table:previous>
        </table:cell-content-change>
        <table:cell-content-change table:id="ct532">
          <table:cell-address table:column="15" table:row="139" table:table="0"/>
          <office:change-info>
            <dc:creator> </dc:creator>
            <dc:date>2022-03-08T03:54:27.250046778</dc:date>
          </office:change-info>
          <table:previous>
            <table:change-track-table-cell table:cell-address="'Comp Market data'.P152" table:formula="of:=COUNT([.D152:.N152])" office:value-type="float" office:value="0"/>
          </table:previous>
        </table:cell-content-change>
        <table:cell-content-change table:id="ct533">
          <table:cell-address table:column="15" table:row="139" table:table="0"/>
          <office:change-info>
            <dc:creator> </dc:creator>
            <dc:date>2022-03-08T03:54:27.250051763</dc:date>
          </office:change-info>
          <table:previous>
            <table:change-track-table-cell table:cell-address="'Comp Market data'.P153" table:formula="of:=COUNT([.D153:.N153])" office:value-type="float" office:value="0"/>
          </table:previous>
        </table:cell-content-change>
        <table:cell-content-change table:id="ct534">
          <table:cell-address table:column="15" table:row="139" table:table="0"/>
          <office:change-info>
            <dc:creator> </dc:creator>
            <dc:date>2022-03-08T03:54:27.250056879</dc:date>
          </office:change-info>
          <table:previous>
            <table:change-track-table-cell table:cell-address="'Comp Market data'.P154" table:formula="of:=COUNT([.D154:.N154])" office:value-type="float" office:value="0"/>
          </table:previous>
        </table:cell-content-change>
        <table:cell-content-change table:id="ct535">
          <table:cell-address table:column="15" table:row="139" table:table="0"/>
          <office:change-info>
            <dc:creator> </dc:creator>
            <dc:date>2022-03-08T03:54:27.250062056</dc:date>
          </office:change-info>
          <table:previous>
            <table:change-track-table-cell table:cell-address="'Comp Market data'.P155" table:formula="of:=COUNT([.D155:.N155])" office:value-type="float" office:value="0"/>
          </table:previous>
        </table:cell-content-change>
        <table:cell-content-change table:id="ct536">
          <table:cell-address table:column="15" table:row="139" table:table="0"/>
          <office:change-info>
            <dc:creator> </dc:creator>
            <dc:date>2022-03-08T03:54:27.250066965</dc:date>
          </office:change-info>
          <table:previous>
            <table:change-track-table-cell table:cell-address="'Comp Market data'.P156" table:formula="of:=COUNT([.D156:.N156])" office:value-type="float" office:value="0"/>
          </table:previous>
        </table:cell-content-change>
        <table:cell-content-change table:id="ct537">
          <table:cell-address table:column="15" table:row="139" table:table="0"/>
          <office:change-info>
            <dc:creator> </dc:creator>
            <dc:date>2022-03-08T03:54:27.250072095</dc:date>
          </office:change-info>
          <table:previous>
            <table:change-track-table-cell table:cell-address="'Comp Market data'.P157" table:formula="of:=COUNT([.D157:.N157])" office:value-type="float" office:value="0"/>
          </table:previous>
        </table:cell-content-change>
        <table:cell-content-change table:id="ct538">
          <table:cell-address table:column="15" table:row="139" table:table="0"/>
          <office:change-info>
            <dc:creator> </dc:creator>
            <dc:date>2022-03-08T03:54:27.250077026</dc:date>
          </office:change-info>
          <table:previous>
            <table:change-track-table-cell table:cell-address="'Comp Market data'.P158" table:formula="of:=COUNT([.D158:.N158])" office:value-type="float" office:value="0"/>
          </table:previous>
        </table:cell-content-change>
        <table:cell-content-change table:id="ct539">
          <table:cell-address table:column="15" table:row="139" table:table="0"/>
          <office:change-info>
            <dc:creator> </dc:creator>
            <dc:date>2022-03-08T03:54:27.250082541</dc:date>
          </office:change-info>
          <table:previous>
            <table:change-track-table-cell table:cell-address="'Comp Market data'.P159" table:formula="of:=COUNT([.D159:.N159])" office:value-type="float" office:value="0"/>
          </table:previous>
        </table:cell-content-change>
        <table:cell-content-change table:id="ct540">
          <table:cell-address table:column="15" table:row="139" table:table="0"/>
          <office:change-info>
            <dc:creator> </dc:creator>
            <dc:date>2022-03-08T03:54:27.250087664</dc:date>
          </office:change-info>
          <table:previous>
            <table:change-track-table-cell table:cell-address="'Comp Market data'.P160" table:formula="of:=COUNT([.D160:.N160])" office:value-type="float" office:value="0"/>
          </table:previous>
        </table:cell-content-change>
        <table:cell-content-change table:id="ct541">
          <table:cell-address table:column="15" table:row="139" table:table="0"/>
          <office:change-info>
            <dc:creator> </dc:creator>
            <dc:date>2022-03-08T03:54:27.250092786</dc:date>
          </office:change-info>
          <table:previous>
            <table:change-track-table-cell table:cell-address="'Comp Market data'.P161" table:formula="of:=COUNT([.D161:.N161])" office:value-type="float" office:value="0"/>
          </table:previous>
        </table:cell-content-change>
        <table:cell-content-change table:id="ct542">
          <table:cell-address table:column="15" table:row="139" table:table="0"/>
          <office:change-info>
            <dc:creator> </dc:creator>
            <dc:date>2022-03-08T03:54:27.250098223</dc:date>
          </office:change-info>
          <table:previous>
            <table:change-track-table-cell table:cell-address="'Comp Market data'.P162" table:formula="of:=COUNT([.D162:.N162])" office:value-type="float" office:value="0"/>
          </table:previous>
        </table:cell-content-change>
        <table:cell-content-change table:id="ct543">
          <table:cell-address table:column="15" table:row="139" table:table="0"/>
          <office:change-info>
            <dc:creator> </dc:creator>
            <dc:date>2022-03-08T03:54:27.250103201</dc:date>
          </office:change-info>
          <table:previous>
            <table:change-track-table-cell table:cell-address="'Comp Market data'.P163" table:formula="of:=COUNT([.D163:.N163])" office:value-type="float" office:value="0"/>
          </table:previous>
        </table:cell-content-change>
        <table:cell-content-change table:id="ct544">
          <table:cell-address table:column="15" table:row="139" table:table="0"/>
          <office:change-info>
            <dc:creator> </dc:creator>
            <dc:date>2022-03-08T03:54:27.250108215</dc:date>
          </office:change-info>
          <table:previous>
            <table:change-track-table-cell table:cell-address="'Comp Market data'.P164" table:formula="of:=COUNT([.D164:.N164])" office:value-type="float" office:value="0"/>
          </table:previous>
        </table:cell-content-change>
        <table:cell-content-change table:id="ct545">
          <table:cell-address table:column="15" table:row="139" table:table="0"/>
          <office:change-info>
            <dc:creator> </dc:creator>
            <dc:date>2022-03-08T03:54:27.250113390</dc:date>
          </office:change-info>
          <table:previous>
            <table:change-track-table-cell table:cell-address="'Comp Market data'.P165" table:formula="of:=COUNT([.D165:.N165])" office:value-type="float" office:value="0"/>
          </table:previous>
        </table:cell-content-change>
        <table:cell-content-change table:id="ct546">
          <table:cell-address table:column="15" table:row="139" table:table="0"/>
          <office:change-info>
            <dc:creator> </dc:creator>
            <dc:date>2022-03-08T03:54:27.250118639</dc:date>
          </office:change-info>
          <table:previous>
            <table:change-track-table-cell table:cell-address="'Comp Market data'.P166" table:formula="of:=COUNT([.D166:.N166])" office:value-type="float" office:value="0"/>
          </table:previous>
        </table:cell-content-change>
        <table:cell-content-change table:id="ct547">
          <table:cell-address table:column="15" table:row="139" table:table="0"/>
          <office:change-info>
            <dc:creator> </dc:creator>
            <dc:date>2022-03-08T03:54:27.250123704</dc:date>
          </office:change-info>
          <table:previous>
            <table:change-track-table-cell table:cell-address="'Comp Market data'.P167" table:formula="of:=COUNT([.D167:.N167])" office:value-type="float" office:value="0"/>
          </table:previous>
        </table:cell-content-change>
        <table:cell-content-change table:id="ct548">
          <table:cell-address table:column="15" table:row="139" table:table="0"/>
          <office:change-info>
            <dc:creator> </dc:creator>
            <dc:date>2022-03-08T03:54:27.250128873</dc:date>
          </office:change-info>
          <table:previous>
            <table:change-track-table-cell table:cell-address="'Comp Market data'.P168" table:formula="of:=COUNT([.D168:.N168])" office:value-type="float" office:value="0"/>
          </table:previous>
        </table:cell-content-change>
        <table:cell-content-change table:id="ct549">
          <table:cell-address table:column="16" table:row="139" table:table="0"/>
          <office:change-info>
            <dc:creator> </dc:creator>
            <dc:date>2022-03-08T03:54:27.250134444</dc:date>
          </office:change-info>
          <table:previous>
            <table:change-track-table-cell table:cell-address="'Comp Market data'.Q143" table:formula="of:=AVERAGE([.D143:.N143])" office:value-type="float" office:value="0"/>
          </table:previous>
        </table:cell-content-change>
        <table:cell-content-change table:id="ct550">
          <table:cell-address table:column="16" table:row="139" table:table="0"/>
          <office:change-info>
            <dc:creator> </dc:creator>
            <dc:date>2022-03-08T03:54:27.250139715</dc:date>
          </office:change-info>
          <table:previous>
            <table:change-track-table-cell table:cell-address="'Comp Market data'.Q144" table:formula="of:=AVERAGE([.D144:.N144])" office:value-type="float" office:value="0"/>
          </table:previous>
        </table:cell-content-change>
        <table:cell-content-change table:id="ct551">
          <table:cell-address table:column="16" table:row="139" table:table="0"/>
          <office:change-info>
            <dc:creator> </dc:creator>
            <dc:date>2022-03-08T03:54:27.250144793</dc:date>
          </office:change-info>
          <table:previous>
            <table:change-track-table-cell table:cell-address="'Comp Market data'.Q145" table:formula="of:=AVERAGE([.D145:.N145])" office:value-type="float" office:value="0"/>
          </table:previous>
        </table:cell-content-change>
        <table:cell-content-change table:id="ct552">
          <table:cell-address table:column="16" table:row="139" table:table="0"/>
          <office:change-info>
            <dc:creator> </dc:creator>
            <dc:date>2022-03-08T03:54:27.250149885</dc:date>
          </office:change-info>
          <table:previous>
            <table:change-track-table-cell table:cell-address="'Comp Market data'.Q146" table:formula="of:=AVERAGE([.D146:.N146])" office:value-type="float" office:value="0"/>
          </table:previous>
        </table:cell-content-change>
        <table:cell-content-change table:id="ct553">
          <table:cell-address table:column="16" table:row="139" table:table="0"/>
          <office:change-info>
            <dc:creator> </dc:creator>
            <dc:date>2022-03-08T03:54:27.250155389</dc:date>
          </office:change-info>
          <table:previous>
            <table:change-track-table-cell table:cell-address="'Comp Market data'.Q147" table:formula="of:=AVERAGE([.D147:.N147])" office:value-type="float" office:value="0"/>
          </table:previous>
        </table:cell-content-change>
        <table:cell-content-change table:id="ct554">
          <table:cell-address table:column="16" table:row="139" table:table="0"/>
          <office:change-info>
            <dc:creator> </dc:creator>
            <dc:date>2022-03-08T03:54:27.250160433</dc:date>
          </office:change-info>
          <table:previous>
            <table:change-track-table-cell table:cell-address="'Comp Market data'.Q148" table:formula="of:=AVERAGE([.D148:.N148])" office:value-type="float" office:value="0"/>
          </table:previous>
        </table:cell-content-change>
        <table:cell-content-change table:id="ct555">
          <table:cell-address table:column="16" table:row="139" table:table="0"/>
          <office:change-info>
            <dc:creator> </dc:creator>
            <dc:date>2022-03-08T03:54:27.250165534</dc:date>
          </office:change-info>
          <table:previous>
            <table:change-track-table-cell table:cell-address="'Comp Market data'.Q149" table:formula="of:=AVERAGE([.D149:.N149])" office:value-type="float" office:value="0"/>
          </table:previous>
        </table:cell-content-change>
        <table:cell-content-change table:id="ct556">
          <table:cell-address table:column="16" table:row="139" table:table="0"/>
          <office:change-info>
            <dc:creator> </dc:creator>
            <dc:date>2022-03-08T03:54:27.250171032</dc:date>
          </office:change-info>
          <table:previous>
            <table:change-track-table-cell table:cell-address="'Comp Market data'.Q150" table:formula="of:=AVERAGE([.D150:.N150])" office:value-type="float" office:value="0"/>
          </table:previous>
        </table:cell-content-change>
        <table:cell-content-change table:id="ct557">
          <table:cell-address table:column="16" table:row="139" table:table="0"/>
          <office:change-info>
            <dc:creator> </dc:creator>
            <dc:date>2022-03-08T03:54:27.250176154</dc:date>
          </office:change-info>
          <table:previous>
            <table:change-track-table-cell table:cell-address="'Comp Market data'.Q151" table:formula="of:=AVERAGE([.D151:.N151])" office:value-type="float" office:value="0"/>
          </table:previous>
        </table:cell-content-change>
        <table:cell-content-change table:id="ct558">
          <table:cell-address table:column="16" table:row="139" table:table="0"/>
          <office:change-info>
            <dc:creator> </dc:creator>
            <dc:date>2022-03-08T03:54:27.250181497</dc:date>
          </office:change-info>
          <table:previous>
            <table:change-track-table-cell table:cell-address="'Comp Market data'.Q152" table:formula="of:=AVERAGE([.D152:.N152])" office:value-type="float" office:value="0"/>
          </table:previous>
        </table:cell-content-change>
        <table:cell-content-change table:id="ct559">
          <table:cell-address table:column="16" table:row="139" table:table="0"/>
          <office:change-info>
            <dc:creator> </dc:creator>
            <dc:date>2022-03-08T03:54:27.250186633</dc:date>
          </office:change-info>
          <table:previous>
            <table:change-track-table-cell table:cell-address="'Comp Market data'.Q153" table:formula="of:=AVERAGE([.D153:.N153])" office:value-type="float" office:value="0"/>
          </table:previous>
        </table:cell-content-change>
        <table:cell-content-change table:id="ct560">
          <table:cell-address table:column="16" table:row="139" table:table="0"/>
          <office:change-info>
            <dc:creator> </dc:creator>
            <dc:date>2022-03-08T03:54:27.250192003</dc:date>
          </office:change-info>
          <table:previous>
            <table:change-track-table-cell table:cell-address="'Comp Market data'.Q154" table:formula="of:=AVERAGE([.D154:.N154])" office:value-type="float" office:value="0"/>
          </table:previous>
        </table:cell-content-change>
        <table:cell-content-change table:id="ct561">
          <table:cell-address table:column="16" table:row="139" table:table="0"/>
          <office:change-info>
            <dc:creator> </dc:creator>
            <dc:date>2022-03-08T03:54:27.250197316</dc:date>
          </office:change-info>
          <table:previous>
            <table:change-track-table-cell table:cell-address="'Comp Market data'.Q155" table:formula="of:=AVERAGE([.D155:.N155])" office:value-type="float" office:value="0"/>
          </table:previous>
        </table:cell-content-change>
        <table:cell-content-change table:id="ct562">
          <table:cell-address table:column="16" table:row="139" table:table="0"/>
          <office:change-info>
            <dc:creator> </dc:creator>
            <dc:date>2022-03-08T03:54:27.250202422</dc:date>
          </office:change-info>
          <table:previous>
            <table:change-track-table-cell table:cell-address="'Comp Market data'.Q156" table:formula="of:=AVERAGE([.D156:.N156])" office:value-type="float" office:value="0"/>
          </table:previous>
        </table:cell-content-change>
        <table:cell-content-change table:id="ct563">
          <table:cell-address table:column="16" table:row="139" table:table="0"/>
          <office:change-info>
            <dc:creator> </dc:creator>
            <dc:date>2022-03-08T03:54:27.250207859</dc:date>
          </office:change-info>
          <table:previous>
            <table:change-track-table-cell table:cell-address="'Comp Market data'.Q157" table:formula="of:=AVERAGE([.D157:.N157])" office:value-type="float" office:value="0"/>
          </table:previous>
        </table:cell-content-change>
        <table:cell-content-change table:id="ct564">
          <table:cell-address table:column="16" table:row="139" table:table="0"/>
          <office:change-info>
            <dc:creator> </dc:creator>
            <dc:date>2022-03-08T03:54:27.250213222</dc:date>
          </office:change-info>
          <table:previous>
            <table:change-track-table-cell table:cell-address="'Comp Market data'.Q158" table:formula="of:=AVERAGE([.D158:.N158])" office:value-type="float" office:value="0"/>
          </table:previous>
        </table:cell-content-change>
        <table:cell-content-change table:id="ct565">
          <table:cell-address table:column="16" table:row="139" table:table="0"/>
          <office:change-info>
            <dc:creator> </dc:creator>
            <dc:date>2022-03-08T03:54:27.250218437</dc:date>
          </office:change-info>
          <table:previous>
            <table:change-track-table-cell table:cell-address="'Comp Market data'.Q159" table:formula="of:=AVERAGE([.D159:.N159])" office:value-type="float" office:value="0"/>
          </table:previous>
        </table:cell-content-change>
        <table:cell-content-change table:id="ct566">
          <table:cell-address table:column="16" table:row="139" table:table="0"/>
          <office:change-info>
            <dc:creator> </dc:creator>
            <dc:date>2022-03-08T03:54:27.250223830</dc:date>
          </office:change-info>
          <table:previous>
            <table:change-track-table-cell table:cell-address="'Comp Market data'.Q160" table:formula="of:=AVERAGE([.D160:.N160])" office:value-type="float" office:value="0"/>
          </table:previous>
        </table:cell-content-change>
        <table:cell-content-change table:id="ct567">
          <table:cell-address table:column="16" table:row="139" table:table="0"/>
          <office:change-info>
            <dc:creator> </dc:creator>
            <dc:date>2022-03-08T03:54:27.250229328</dc:date>
          </office:change-info>
          <table:previous>
            <table:change-track-table-cell table:cell-address="'Comp Market data'.Q161" table:formula="of:=AVERAGE([.D161:.N161])" office:value-type="float" office:value="0"/>
          </table:previous>
        </table:cell-content-change>
        <table:cell-content-change table:id="ct568">
          <table:cell-address table:column="16" table:row="139" table:table="0"/>
          <office:change-info>
            <dc:creator> </dc:creator>
            <dc:date>2022-03-08T03:54:27.250234447</dc:date>
          </office:change-info>
          <table:previous>
            <table:change-track-table-cell table:cell-address="'Comp Market data'.Q162" table:formula="of:=AVERAGE([.D162:.N162])" office:value-type="float" office:value="0"/>
          </table:previous>
        </table:cell-content-change>
        <table:cell-content-change table:id="ct569">
          <table:cell-address table:column="16" table:row="139" table:table="0"/>
          <office:change-info>
            <dc:creator> </dc:creator>
            <dc:date>2022-03-08T03:54:27.250239844</dc:date>
          </office:change-info>
          <table:previous>
            <table:change-track-table-cell table:cell-address="'Comp Market data'.Q163" table:formula="of:=AVERAGE([.D163:.N163])" office:value-type="float" office:value="0"/>
          </table:previous>
        </table:cell-content-change>
        <table:cell-content-change table:id="ct570">
          <table:cell-address table:column="16" table:row="139" table:table="0"/>
          <office:change-info>
            <dc:creator> </dc:creator>
            <dc:date>2022-03-08T03:54:27.250245607</dc:date>
          </office:change-info>
          <table:previous>
            <table:change-track-table-cell table:cell-address="'Comp Market data'.Q164" table:formula="of:=AVERAGE([.D164:.N164])" office:value-type="float" office:value="0"/>
          </table:previous>
        </table:cell-content-change>
        <table:cell-content-change table:id="ct571">
          <table:cell-address table:column="16" table:row="139" table:table="0"/>
          <office:change-info>
            <dc:creator> </dc:creator>
            <dc:date>2022-03-08T03:54:27.250250940</dc:date>
          </office:change-info>
          <table:previous>
            <table:change-track-table-cell table:cell-address="'Comp Market data'.Q165" table:formula="of:=AVERAGE([.D165:.N165])" office:value-type="float" office:value="0"/>
          </table:previous>
        </table:cell-content-change>
        <table:cell-content-change table:id="ct572">
          <table:cell-address table:column="16" table:row="139" table:table="0"/>
          <office:change-info>
            <dc:creator> </dc:creator>
            <dc:date>2022-03-08T03:54:27.250256307</dc:date>
          </office:change-info>
          <table:previous>
            <table:change-track-table-cell table:cell-address="'Comp Market data'.Q166" table:formula="of:=AVERAGE([.D166:.N166])" office:value-type="float" office:value="0"/>
          </table:previous>
        </table:cell-content-change>
        <table:cell-content-change table:id="ct573">
          <table:cell-address table:column="16" table:row="139" table:table="0"/>
          <office:change-info>
            <dc:creator> </dc:creator>
            <dc:date>2022-03-08T03:54:27.250261570</dc:date>
          </office:change-info>
          <table:previous>
            <table:change-track-table-cell table:cell-address="'Comp Market data'.Q167" table:formula="of:=AVERAGE([.D167:.N167])" office:value-type="float" office:value="0"/>
          </table:previous>
        </table:cell-content-change>
        <table:cell-content-change table:id="ct574">
          <table:cell-address table:column="16" table:row="139" table:table="0"/>
          <office:change-info>
            <dc:creator> </dc:creator>
            <dc:date>2022-03-08T03:54:27.250267897</dc:date>
          </office:change-info>
          <table:previous>
            <table:change-track-table-cell table:cell-address="'Comp Market data'.Q168" table:formula="of:=AVERAGE([.D168:.N168])" office:value-type="float" office:value="0"/>
          </table:previous>
        </table:cell-content-change>
        <table:cell-content-change table:id="ct575">
          <table:cell-address table:column="17" table:row="139" table:table="0"/>
          <office:change-info>
            <dc:creator> </dc:creator>
            <dc:date>2022-03-08T03:54:27.250273797</dc:date>
          </office:change-info>
          <table:previous>
            <table:change-track-table-cell table:cell-address="'Comp Market data'.R143" table:formula="of:=MIN([.D143:.N143])" office:value-type="float" office:value="0"/>
          </table:previous>
        </table:cell-content-change>
        <table:cell-content-change table:id="ct576">
          <table:cell-address table:column="17" table:row="139" table:table="0"/>
          <office:change-info>
            <dc:creator> </dc:creator>
            <dc:date>2022-03-08T03:54:27.250279316</dc:date>
          </office:change-info>
          <table:previous>
            <table:change-track-table-cell table:cell-address="'Comp Market data'.R144" table:formula="of:=MAX([.D144:.N144])" office:value-type="float" office:value="0"/>
          </table:previous>
        </table:cell-content-change>
        <table:cell-content-change table:id="ct577">
          <table:cell-address table:column="17" table:row="139" table:table="0"/>
          <office:change-info>
            <dc:creator> </dc:creator>
            <dc:date>2022-03-08T03:54:27.250285145</dc:date>
          </office:change-info>
          <table:previous>
            <table:change-track-table-cell table:cell-address="'Comp Market data'.R145" table:formula="of:=MIN([.D145:.N145])" office:value-type="float" office:value="0"/>
          </table:previous>
        </table:cell-content-change>
        <table:cell-content-change table:id="ct578">
          <table:cell-address table:column="17" table:row="139" table:table="0"/>
          <office:change-info>
            <dc:creator> </dc:creator>
            <dc:date>2022-03-08T03:54:27.250290536</dc:date>
          </office:change-info>
          <table:previous>
            <table:change-track-table-cell table:cell-address="'Comp Market data'.R146" table:formula="of:=MAX([.D146:.N146])" office:value-type="float" office:value="0"/>
          </table:previous>
        </table:cell-content-change>
        <table:cell-content-change table:id="ct579">
          <table:cell-address table:column="17" table:row="139" table:table="0"/>
          <office:change-info>
            <dc:creator> </dc:creator>
            <dc:date>2022-03-08T03:54:27.250296118</dc:date>
          </office:change-info>
          <table:previous>
            <table:change-track-table-cell table:cell-address="'Comp Market data'.R147" table:formula="of:=MIN([.D147:.N147])" office:value-type="float" office:value="0"/>
          </table:previous>
        </table:cell-content-change>
        <table:cell-content-change table:id="ct580">
          <table:cell-address table:column="17" table:row="139" table:table="0"/>
          <office:change-info>
            <dc:creator> </dc:creator>
            <dc:date>2022-03-08T03:54:27.250301688</dc:date>
          </office:change-info>
          <table:previous>
            <table:change-track-table-cell table:cell-address="'Comp Market data'.R148" table:formula="of:=MAX([.D148:.N148])" office:value-type="float" office:value="0"/>
          </table:previous>
        </table:cell-content-change>
        <table:cell-content-change table:id="ct581">
          <table:cell-address table:column="17" table:row="139" table:table="0"/>
          <office:change-info>
            <dc:creator> </dc:creator>
            <dc:date>2022-03-08T03:54:27.250307549</dc:date>
          </office:change-info>
          <table:previous>
            <table:change-track-table-cell table:cell-address="'Comp Market data'.R149" table:formula="of:=MIN([.D149:.N149])" office:value-type="float" office:value="0"/>
          </table:previous>
        </table:cell-content-change>
        <table:cell-content-change table:id="ct582">
          <table:cell-address table:column="17" table:row="139" table:table="0"/>
          <office:change-info>
            <dc:creator> </dc:creator>
            <dc:date>2022-03-08T03:54:27.250313275</dc:date>
          </office:change-info>
          <table:previous>
            <table:change-track-table-cell table:cell-address="'Comp Market data'.R150" table:formula="of:=MAX([.D150:.N150])" office:value-type="float" office:value="0"/>
          </table:previous>
        </table:cell-content-change>
        <table:cell-content-change table:id="ct583">
          <table:cell-address table:column="17" table:row="139" table:table="0"/>
          <office:change-info>
            <dc:creator> </dc:creator>
            <dc:date>2022-03-08T03:54:27.250318860</dc:date>
          </office:change-info>
          <table:previous>
            <table:change-track-table-cell table:cell-address="'Comp Market data'.R151" table:formula="of:=MIN([.D151:.N151])" office:value-type="float" office:value="0"/>
          </table:previous>
        </table:cell-content-change>
        <table:cell-content-change table:id="ct584">
          <table:cell-address table:column="17" table:row="139" table:table="0"/>
          <office:change-info>
            <dc:creator> </dc:creator>
            <dc:date>2022-03-08T03:54:27.250324660</dc:date>
          </office:change-info>
          <table:previous>
            <table:change-track-table-cell table:cell-address="'Comp Market data'.R152" table:formula="of:=MAX([.D152:.N152])" office:value-type="float" office:value="0"/>
          </table:previous>
        </table:cell-content-change>
        <table:cell-content-change table:id="ct585">
          <table:cell-address table:column="17" table:row="139" table:table="0"/>
          <office:change-info>
            <dc:creator> </dc:creator>
            <dc:date>2022-03-08T03:54:27.250330246</dc:date>
          </office:change-info>
          <table:previous>
            <table:change-track-table-cell table:cell-address="'Comp Market data'.R153" table:formula="of:=MIN([.D153:.N153])" office:value-type="float" office:value="0"/>
          </table:previous>
        </table:cell-content-change>
        <table:cell-content-change table:id="ct586">
          <table:cell-address table:column="17" table:row="139" table:table="0"/>
          <office:change-info>
            <dc:creator> </dc:creator>
            <dc:date>2022-03-08T03:54:27.250335677</dc:date>
          </office:change-info>
          <table:previous>
            <table:change-track-table-cell table:cell-address="'Comp Market data'.R154" table:formula="of:=MAX([.D154:.N154])" office:value-type="float" office:value="0"/>
          </table:previous>
        </table:cell-content-change>
        <table:cell-content-change table:id="ct587">
          <table:cell-address table:column="17" table:row="139" table:table="0"/>
          <office:change-info>
            <dc:creator> </dc:creator>
            <dc:date>2022-03-08T03:54:27.250341169</dc:date>
          </office:change-info>
          <table:previous>
            <table:change-track-table-cell table:cell-address="'Comp Market data'.R155" table:formula="of:=MIN([.D155:.N155])" office:value-type="float" office:value="0"/>
          </table:previous>
        </table:cell-content-change>
        <table:cell-content-change table:id="ct588">
          <table:cell-address table:column="17" table:row="139" table:table="0"/>
          <office:change-info>
            <dc:creator> </dc:creator>
            <dc:date>2022-03-08T03:54:27.250347273</dc:date>
          </office:change-info>
          <table:previous>
            <table:change-track-table-cell table:cell-address="'Comp Market data'.R156" table:formula="of:=MAX([.D156:.N156])" office:value-type="float" office:value="0"/>
          </table:previous>
        </table:cell-content-change>
        <table:cell-content-change table:id="ct589">
          <table:cell-address table:column="17" table:row="139" table:table="0"/>
          <office:change-info>
            <dc:creator> </dc:creator>
            <dc:date>2022-03-08T03:54:27.250352744</dc:date>
          </office:change-info>
          <table:previous>
            <table:change-track-table-cell table:cell-address="'Comp Market data'.R157" table:formula="of:=MIN([.D157:.N157])" office:value-type="float" office:value="0"/>
          </table:previous>
        </table:cell-content-change>
        <table:cell-content-change table:id="ct590">
          <table:cell-address table:column="17" table:row="139" table:table="0"/>
          <office:change-info>
            <dc:creator> </dc:creator>
            <dc:date>2022-03-08T03:54:27.250358518</dc:date>
          </office:change-info>
          <table:previous>
            <table:change-track-table-cell table:cell-address="'Comp Market data'.R158" table:formula="of:=MAX([.D158:.N158])" office:value-type="float" office:value="0"/>
          </table:previous>
        </table:cell-content-change>
        <table:cell-content-change table:id="ct591">
          <table:cell-address table:column="17" table:row="139" table:table="0"/>
          <office:change-info>
            <dc:creator> </dc:creator>
            <dc:date>2022-03-08T03:54:27.250364290</dc:date>
          </office:change-info>
          <table:previous>
            <table:change-track-table-cell table:cell-address="'Comp Market data'.R159" table:formula="of:=MIN([.D159:.N159])" office:value-type="float" office:value="0"/>
          </table:previous>
        </table:cell-content-change>
        <table:cell-content-change table:id="ct592">
          <table:cell-address table:column="17" table:row="139" table:table="0"/>
          <office:change-info>
            <dc:creator> </dc:creator>
            <dc:date>2022-03-08T03:54:27.250369855</dc:date>
          </office:change-info>
          <table:previous>
            <table:change-track-table-cell table:cell-address="'Comp Market data'.R160" table:formula="of:=MAX([.D160:.N160])" office:value-type="float" office:value="0"/>
          </table:previous>
        </table:cell-content-change>
        <table:cell-content-change table:id="ct593">
          <table:cell-address table:column="17" table:row="139" table:table="0"/>
          <office:change-info>
            <dc:creator> </dc:creator>
            <dc:date>2022-03-08T03:54:27.250375554</dc:date>
          </office:change-info>
          <table:previous>
            <table:change-track-table-cell table:cell-address="'Comp Market data'.R161" table:formula="of:=MIN([.D161:.N161])" office:value-type="float" office:value="0"/>
          </table:previous>
        </table:cell-content-change>
        <table:cell-content-change table:id="ct594">
          <table:cell-address table:column="17" table:row="139" table:table="0"/>
          <office:change-info>
            <dc:creator> </dc:creator>
            <dc:date>2022-03-08T03:54:27.250381048</dc:date>
          </office:change-info>
          <table:previous>
            <table:change-track-table-cell table:cell-address="'Comp Market data'.R162" table:formula="of:=MAX([.D162:.N162])" office:value-type="float" office:value="0"/>
          </table:previous>
        </table:cell-content-change>
        <table:cell-content-change table:id="ct595">
          <table:cell-address table:column="17" table:row="139" table:table="0"/>
          <office:change-info>
            <dc:creator> </dc:creator>
            <dc:date>2022-03-08T03:54:27.250387048</dc:date>
          </office:change-info>
          <table:previous>
            <table:change-track-table-cell table:cell-address="'Comp Market data'.R163" table:formula="of:=MIN([.D163:.N163])" office:value-type="float" office:value="0"/>
          </table:previous>
        </table:cell-content-change>
        <table:cell-content-change table:id="ct596">
          <table:cell-address table:column="17" table:row="139" table:table="0"/>
          <office:change-info>
            <dc:creator> </dc:creator>
            <dc:date>2022-03-08T03:54:27.250392813</dc:date>
          </office:change-info>
          <table:previous>
            <table:change-track-table-cell table:cell-address="'Comp Market data'.R164" table:formula="of:=MAX([.D164:.N164])" office:value-type="float" office:value="0"/>
          </table:previous>
        </table:cell-content-change>
        <table:cell-content-change table:id="ct597">
          <table:cell-address table:column="17" table:row="139" table:table="0"/>
          <office:change-info>
            <dc:creator> </dc:creator>
            <dc:date>2022-03-08T03:54:27.250398411</dc:date>
          </office:change-info>
          <table:previous>
            <table:change-track-table-cell table:cell-address="'Comp Market data'.R165" table:formula="of:=MIN([.D165:.N165])" office:value-type="float" office:value="0"/>
          </table:previous>
        </table:cell-content-change>
        <table:cell-content-change table:id="ct598">
          <table:cell-address table:column="17" table:row="139" table:table="0"/>
          <office:change-info>
            <dc:creator> </dc:creator>
            <dc:date>2022-03-08T03:54:27.250404602</dc:date>
          </office:change-info>
          <table:previous>
            <table:change-track-table-cell table:cell-address="'Comp Market data'.R166" table:formula="of:=MAX([.D166:.N166])" office:value-type="float" office:value="0"/>
          </table:previous>
        </table:cell-content-change>
        <table:cell-content-change table:id="ct599">
          <table:cell-address table:column="17" table:row="139" table:table="0"/>
          <office:change-info>
            <dc:creator> </dc:creator>
            <dc:date>2022-03-08T03:54:27.250410263</dc:date>
          </office:change-info>
          <table:previous>
            <table:change-track-table-cell table:cell-address="'Comp Market data'.R167" table:formula="of:=MIN([.D167:.N167])" office:value-type="float" office:value="0"/>
          </table:previous>
        </table:cell-content-change>
        <table:cell-content-change table:id="ct600">
          <table:cell-address table:column="17" table:row="139" table:table="0"/>
          <office:change-info>
            <dc:creator> </dc:creator>
            <dc:date>2022-03-08T03:54:27.250415796</dc:date>
          </office:change-info>
          <table:previous>
            <table:change-track-table-cell table:cell-address="'Comp Market data'.R168" table:formula="of:=MAX([.D168:.N168])" office:value-type="float" office:value="0"/>
          </table:previous>
        </table:cell-content-change>
        <table:cell-content-change table:id="ct601">
          <table:cell-address table:column="18" table:row="139" table:table="0"/>
          <office:change-info>
            <dc:creator> </dc:creator>
            <dc:date>2022-03-08T03:54:27.250421923</dc:date>
          </office:change-info>
          <table:previous>
            <table:change-track-table-cell table:cell-address="'Comp Market data'.S143" table:formula="of:=MEDIAN([.D143:.N143])" office:value-type="float" office:value="0"/>
          </table:previous>
        </table:cell-content-change>
        <table:cell-content-change table:id="ct602">
          <table:cell-address table:column="18" table:row="139" table:table="0"/>
          <office:change-info>
            <dc:creator> </dc:creator>
            <dc:date>2022-03-08T03:54:27.250427833</dc:date>
          </office:change-info>
          <table:previous>
            <table:change-track-table-cell table:cell-address="'Comp Market data'.S144" table:formula="of:=MEDIAN([.D144:.N144])" office:value-type="float" office:value="0"/>
          </table:previous>
        </table:cell-content-change>
        <table:cell-content-change table:id="ct603">
          <table:cell-address table:column="18" table:row="139" table:table="0"/>
          <office:change-info>
            <dc:creator> </dc:creator>
            <dc:date>2022-03-08T03:54:27.250433650</dc:date>
          </office:change-info>
          <table:previous>
            <table:change-track-table-cell table:cell-address="'Comp Market data'.S145" table:formula="of:=MEDIAN([.D145:.N145])" office:value-type="float" office:value="0"/>
          </table:previous>
        </table:cell-content-change>
        <table:cell-content-change table:id="ct604">
          <table:cell-address table:column="18" table:row="139" table:table="0"/>
          <office:change-info>
            <dc:creator> </dc:creator>
            <dc:date>2022-03-08T03:54:27.250439541</dc:date>
          </office:change-info>
          <table:previous>
            <table:change-track-table-cell table:cell-address="'Comp Market data'.S146" table:formula="of:=MEDIAN([.D146:.N146])" office:value-type="float" office:value="0"/>
          </table:previous>
        </table:cell-content-change>
        <table:cell-content-change table:id="ct605">
          <table:cell-address table:column="18" table:row="139" table:table="0"/>
          <office:change-info>
            <dc:creator> </dc:creator>
            <dc:date>2022-03-08T03:54:27.250445782</dc:date>
          </office:change-info>
          <table:previous>
            <table:change-track-table-cell table:cell-address="'Comp Market data'.S147" table:formula="of:=MEDIAN([.D147:.N147])" office:value-type="float" office:value="0"/>
          </table:previous>
        </table:cell-content-change>
        <table:cell-content-change table:id="ct606">
          <table:cell-address table:column="18" table:row="139" table:table="0"/>
          <office:change-info>
            <dc:creator> </dc:creator>
            <dc:date>2022-03-08T03:54:27.250451768</dc:date>
          </office:change-info>
          <table:previous>
            <table:change-track-table-cell table:cell-address="'Comp Market data'.S148" table:formula="of:=MEDIAN([.D148:.N148])" office:value-type="float" office:value="0"/>
          </table:previous>
        </table:cell-content-change>
        <table:cell-content-change table:id="ct607">
          <table:cell-address table:column="18" table:row="139" table:table="0"/>
          <office:change-info>
            <dc:creator> </dc:creator>
            <dc:date>2022-03-08T03:54:27.250457605</dc:date>
          </office:change-info>
          <table:previous>
            <table:change-track-table-cell table:cell-address="'Comp Market data'.S149" table:formula="of:=MEDIAN([.D149:.N149])" office:value-type="float" office:value="0"/>
          </table:previous>
        </table:cell-content-change>
        <table:cell-content-change table:id="ct608">
          <table:cell-address table:column="18" table:row="139" table:table="0"/>
          <office:change-info>
            <dc:creator> </dc:creator>
            <dc:date>2022-03-08T03:54:27.250463313</dc:date>
          </office:change-info>
          <table:previous>
            <table:change-track-table-cell table:cell-address="'Comp Market data'.S150" table:formula="of:=MEDIAN([.D150:.N150])" office:value-type="float" office:value="0"/>
          </table:previous>
        </table:cell-content-change>
        <table:cell-content-change table:id="ct609">
          <table:cell-address table:column="18" table:row="139" table:table="0"/>
          <office:change-info>
            <dc:creator> </dc:creator>
            <dc:date>2022-03-08T03:54:27.250469353</dc:date>
          </office:change-info>
          <table:previous>
            <table:change-track-table-cell table:cell-address="'Comp Market data'.S151" table:formula="of:=MEDIAN([.D151:.N151])" office:value-type="float" office:value="0"/>
          </table:previous>
        </table:cell-content-change>
        <table:cell-content-change table:id="ct610">
          <table:cell-address table:column="18" table:row="139" table:table="0"/>
          <office:change-info>
            <dc:creator> </dc:creator>
            <dc:date>2022-03-08T03:54:27.250475153</dc:date>
          </office:change-info>
          <table:previous>
            <table:change-track-table-cell table:cell-address="'Comp Market data'.S152" table:formula="of:=MEDIAN([.D152:.N152])" office:value-type="float" office:value="0"/>
          </table:previous>
        </table:cell-content-change>
        <table:cell-content-change table:id="ct611">
          <table:cell-address table:column="18" table:row="139" table:table="0"/>
          <office:change-info>
            <dc:creator> </dc:creator>
            <dc:date>2022-03-08T03:54:27.250480839</dc:date>
          </office:change-info>
          <table:previous>
            <table:change-track-table-cell table:cell-address="'Comp Market data'.S153" table:formula="of:=MEDIAN([.D153:.N153])" office:value-type="float" office:value="0"/>
          </table:previous>
        </table:cell-content-change>
        <table:cell-content-change table:id="ct612">
          <table:cell-address table:column="18" table:row="139" table:table="0"/>
          <office:change-info>
            <dc:creator> </dc:creator>
            <dc:date>2022-03-08T03:54:27.250487010</dc:date>
          </office:change-info>
          <table:previous>
            <table:change-track-table-cell table:cell-address="'Comp Market data'.S154" table:formula="of:=MEDIAN([.D154:.N154])" office:value-type="float" office:value="0"/>
          </table:previous>
        </table:cell-content-change>
        <table:cell-content-change table:id="ct613">
          <table:cell-address table:column="18" table:row="139" table:table="0"/>
          <office:change-info>
            <dc:creator> </dc:creator>
            <dc:date>2022-03-08T03:54:27.250492915</dc:date>
          </office:change-info>
          <table:previous>
            <table:change-track-table-cell table:cell-address="'Comp Market data'.S155" table:formula="of:=MEDIAN([.D155:.N155])" office:value-type="float" office:value="0"/>
          </table:previous>
        </table:cell-content-change>
        <table:cell-content-change table:id="ct614">
          <table:cell-address table:column="18" table:row="139" table:table="0"/>
          <office:change-info>
            <dc:creator> </dc:creator>
            <dc:date>2022-03-08T03:54:27.250498742</dc:date>
          </office:change-info>
          <table:previous>
            <table:change-track-table-cell table:cell-address="'Comp Market data'.S156" table:formula="of:=MEDIAN([.D156:.N156])" office:value-type="float" office:value="0"/>
          </table:previous>
        </table:cell-content-change>
        <table:cell-content-change table:id="ct615">
          <table:cell-address table:column="18" table:row="139" table:table="0"/>
          <office:change-info>
            <dc:creator> </dc:creator>
            <dc:date>2022-03-08T03:54:27.250504527</dc:date>
          </office:change-info>
          <table:previous>
            <table:change-track-table-cell table:cell-address="'Comp Market data'.S157" table:formula="of:=MEDIAN([.D157:.N157])" office:value-type="float" office:value="0"/>
          </table:previous>
        </table:cell-content-change>
        <table:cell-content-change table:id="ct616">
          <table:cell-address table:column="18" table:row="139" table:table="0"/>
          <office:change-info>
            <dc:creator> </dc:creator>
            <dc:date>2022-03-08T03:54:27.250510705</dc:date>
          </office:change-info>
          <table:previous>
            <table:change-track-table-cell table:cell-address="'Comp Market data'.S158" table:formula="of:=MEDIAN([.D158:.N158])" office:value-type="float" office:value="0"/>
          </table:previous>
        </table:cell-content-change>
        <table:cell-content-change table:id="ct617">
          <table:cell-address table:column="18" table:row="139" table:table="0"/>
          <office:change-info>
            <dc:creator> </dc:creator>
            <dc:date>2022-03-08T03:54:27.250516414</dc:date>
          </office:change-info>
          <table:previous>
            <table:change-track-table-cell table:cell-address="'Comp Market data'.S159" table:formula="of:=MEDIAN([.D159:.N159])" office:value-type="float" office:value="0"/>
          </table:previous>
        </table:cell-content-change>
        <table:cell-content-change table:id="ct618">
          <table:cell-address table:column="18" table:row="139" table:table="0"/>
          <office:change-info>
            <dc:creator> </dc:creator>
            <dc:date>2022-03-08T03:54:27.250522185</dc:date>
          </office:change-info>
          <table:previous>
            <table:change-track-table-cell table:cell-address="'Comp Market data'.S160" table:formula="of:=MEDIAN([.D160:.N160])" office:value-type="float" office:value="0"/>
          </table:previous>
        </table:cell-content-change>
        <table:cell-content-change table:id="ct619">
          <table:cell-address table:column="18" table:row="139" table:table="0"/>
          <office:change-info>
            <dc:creator> </dc:creator>
            <dc:date>2022-03-08T03:54:27.250528430</dc:date>
          </office:change-info>
          <table:previous>
            <table:change-track-table-cell table:cell-address="'Comp Market data'.S161" table:formula="of:=MEDIAN([.D161:.N161])" office:value-type="float" office:value="0"/>
          </table:previous>
        </table:cell-content-change>
        <table:cell-content-change table:id="ct620">
          <table:cell-address table:column="18" table:row="139" table:table="0"/>
          <office:change-info>
            <dc:creator> </dc:creator>
            <dc:date>2022-03-08T03:54:27.250534303</dc:date>
          </office:change-info>
          <table:previous>
            <table:change-track-table-cell table:cell-address="'Comp Market data'.S162" table:formula="of:=MEDIAN([.D162:.N162])" office:value-type="float" office:value="0"/>
          </table:previous>
        </table:cell-content-change>
        <table:cell-content-change table:id="ct621">
          <table:cell-address table:column="18" table:row="139" table:table="0"/>
          <office:change-info>
            <dc:creator> </dc:creator>
            <dc:date>2022-03-08T03:54:27.250540000</dc:date>
          </office:change-info>
          <table:previous>
            <table:change-track-table-cell table:cell-address="'Comp Market data'.S163" table:formula="of:=MEDIAN([.D163:.N163])" office:value-type="float" office:value="0"/>
          </table:previous>
        </table:cell-content-change>
        <table:cell-content-change table:id="ct622">
          <table:cell-address table:column="18" table:row="139" table:table="0"/>
          <office:change-info>
            <dc:creator> </dc:creator>
            <dc:date>2022-03-08T03:54:27.250545895</dc:date>
          </office:change-info>
          <table:previous>
            <table:change-track-table-cell table:cell-address="'Comp Market data'.S164" table:formula="of:=MEDIAN([.D164:.N164])" office:value-type="float" office:value="0"/>
          </table:previous>
        </table:cell-content-change>
        <table:cell-content-change table:id="ct623">
          <table:cell-address table:column="18" table:row="139" table:table="0"/>
          <office:change-info>
            <dc:creator> </dc:creator>
            <dc:date>2022-03-08T03:54:27.250552086</dc:date>
          </office:change-info>
          <table:previous>
            <table:change-track-table-cell table:cell-address="'Comp Market data'.S165" table:formula="of:=MEDIAN([.D165:.N165])" office:value-type="float" office:value="0"/>
          </table:previous>
        </table:cell-content-change>
        <table:cell-content-change table:id="ct624">
          <table:cell-address table:column="18" table:row="139" table:table="0"/>
          <office:change-info>
            <dc:creator> </dc:creator>
            <dc:date>2022-03-08T03:54:27.250557995</dc:date>
          </office:change-info>
          <table:previous>
            <table:change-track-table-cell table:cell-address="'Comp Market data'.S166" table:formula="of:=MEDIAN([.D166:.N166])" office:value-type="float" office:value="0"/>
          </table:previous>
        </table:cell-content-change>
        <table:cell-content-change table:id="ct625">
          <table:cell-address table:column="18" table:row="139" table:table="0"/>
          <office:change-info>
            <dc:creator> </dc:creator>
            <dc:date>2022-03-08T03:54:27.250563897</dc:date>
          </office:change-info>
          <table:previous>
            <table:change-track-table-cell table:cell-address="'Comp Market data'.S167" table:formula="of:=MEDIAN([.D167:.N167])" office:value-type="float" office:value="0"/>
          </table:previous>
        </table:cell-content-change>
        <table:cell-content-change table:id="ct626">
          <table:cell-address table:column="18" table:row="139" table:table="0"/>
          <office:change-info>
            <dc:creator> </dc:creator>
            <dc:date>2022-03-08T03:54:27.250569993</dc:date>
          </office:change-info>
          <table:previous>
            <table:change-track-table-cell table:cell-address="'Comp Market data'.S168" table:formula="of:=MEDIAN([.D168:.N168])" office:value-type="float" office:value="0"/>
          </table:previous>
        </table:cell-content-change>
        <table:cell-content-change table:id="ct627">
          <table:cell-address table:column="19" table:row="139" table:table="0"/>
          <office:change-info>
            <dc:creator> </dc:creator>
            <dc:date>2022-03-08T03:54:27.250577683</dc:date>
          </office:change-info>
          <table:previous>
            <table:change-track-table-cell table:cell-address="'Comp Market data'.T143" table:formula="of:=PERCENTILE([.D143:.N143];0.75)" office:value-type="float" office:value="0"/>
          </table:previous>
        </table:cell-content-change>
        <table:cell-content-change table:id="ct628">
          <table:cell-address table:column="19" table:row="139" table:table="0"/>
          <office:change-info>
            <dc:creator> </dc:creator>
            <dc:date>2022-03-08T03:54:27.250585343</dc:date>
          </office:change-info>
          <table:previous>
            <table:change-track-table-cell table:cell-address="'Comp Market data'.T144" table:formula="of:=PERCENTILE([.D144:.N144];0.75)" office:value-type="float" office:value="0"/>
          </table:previous>
        </table:cell-content-change>
        <table:cell-content-change table:id="ct629">
          <table:cell-address table:column="19" table:row="139" table:table="0"/>
          <office:change-info>
            <dc:creator> </dc:creator>
            <dc:date>2022-03-08T03:54:27.250592916</dc:date>
          </office:change-info>
          <table:previous>
            <table:change-track-table-cell table:cell-address="'Comp Market data'.T145" table:formula="of:=PERCENTILE([.D145:.N145];0.75)" office:value-type="float" office:value="0"/>
          </table:previous>
        </table:cell-content-change>
        <table:cell-content-change table:id="ct630">
          <table:cell-address table:column="19" table:row="139" table:table="0"/>
          <office:change-info>
            <dc:creator> </dc:creator>
            <dc:date>2022-03-08T03:54:27.250601036</dc:date>
          </office:change-info>
          <table:previous>
            <table:change-track-table-cell table:cell-address="'Comp Market data'.T146" table:formula="of:=PERCENTILE([.D146:.N146];0.75)" office:value-type="float" office:value="0"/>
          </table:previous>
        </table:cell-content-change>
        <table:cell-content-change table:id="ct631">
          <table:cell-address table:column="19" table:row="139" table:table="0"/>
          <office:change-info>
            <dc:creator> </dc:creator>
            <dc:date>2022-03-08T03:54:27.250608437</dc:date>
          </office:change-info>
          <table:previous>
            <table:change-track-table-cell table:cell-address="'Comp Market data'.T147" table:formula="of:=PERCENTILE([.D147:.N147];0.75)" office:value-type="float" office:value="0"/>
          </table:previous>
        </table:cell-content-change>
        <table:cell-content-change table:id="ct632">
          <table:cell-address table:column="19" table:row="139" table:table="0"/>
          <office:change-info>
            <dc:creator> </dc:creator>
            <dc:date>2022-03-08T03:54:27.250615690</dc:date>
          </office:change-info>
          <table:previous>
            <table:change-track-table-cell table:cell-address="'Comp Market data'.T148" table:formula="of:=PERCENTILE([.D148:.N148];0.75)" office:value-type="float" office:value="0"/>
          </table:previous>
        </table:cell-content-change>
        <table:cell-content-change table:id="ct633">
          <table:cell-address table:column="19" table:row="139" table:table="0"/>
          <office:change-info>
            <dc:creator> </dc:creator>
            <dc:date>2022-03-08T03:54:27.250622713</dc:date>
          </office:change-info>
          <table:previous>
            <table:change-track-table-cell table:cell-address="'Comp Market data'.T149" table:formula="of:=PERCENTILE([.D149:.N149];0.75)" office:value-type="float" office:value="0"/>
          </table:previous>
        </table:cell-content-change>
        <table:cell-content-change table:id="ct634">
          <table:cell-address table:column="19" table:row="139" table:table="0"/>
          <office:change-info>
            <dc:creator> </dc:creator>
            <dc:date>2022-03-08T03:54:27.250629805</dc:date>
          </office:change-info>
          <table:previous>
            <table:change-track-table-cell table:cell-address="'Comp Market data'.T150" table:formula="of:=PERCENTILE([.D150:.N150];0.75)" office:value-type="float" office:value="0"/>
          </table:previous>
        </table:cell-content-change>
        <table:cell-content-change table:id="ct635">
          <table:cell-address table:column="19" table:row="139" table:table="0"/>
          <office:change-info>
            <dc:creator> </dc:creator>
            <dc:date>2022-03-08T03:54:27.250636813</dc:date>
          </office:change-info>
          <table:previous>
            <table:change-track-table-cell table:cell-address="'Comp Market data'.T151" table:formula="of:=PERCENTILE([.D151:.N151];0.75)" office:value-type="float" office:value="0"/>
          </table:previous>
        </table:cell-content-change>
        <table:cell-content-change table:id="ct636">
          <table:cell-address table:column="19" table:row="139" table:table="0"/>
          <office:change-info>
            <dc:creator> </dc:creator>
            <dc:date>2022-03-08T03:54:27.250643842</dc:date>
          </office:change-info>
          <table:previous>
            <table:change-track-table-cell table:cell-address="'Comp Market data'.T152" table:formula="of:=PERCENTILE([.D152:.N152];0.75)" office:value-type="float" office:value="0"/>
          </table:previous>
        </table:cell-content-change>
        <table:cell-content-change table:id="ct637">
          <table:cell-address table:column="19" table:row="139" table:table="0"/>
          <office:change-info>
            <dc:creator> </dc:creator>
            <dc:date>2022-03-08T03:54:27.250651443</dc:date>
          </office:change-info>
          <table:previous>
            <table:change-track-table-cell table:cell-address="'Comp Market data'.T153" table:formula="of:=PERCENTILE([.D153:.N153];0.75)" office:value-type="float" office:value="0"/>
          </table:previous>
        </table:cell-content-change>
        <table:cell-content-change table:id="ct638">
          <table:cell-address table:column="19" table:row="139" table:table="0"/>
          <office:change-info>
            <dc:creator> </dc:creator>
            <dc:date>2022-03-08T03:54:27.250658515</dc:date>
          </office:change-info>
          <table:previous>
            <table:change-track-table-cell table:cell-address="'Comp Market data'.T154" table:formula="of:=PERCENTILE([.D154:.N154];0.75)" office:value-type="float" office:value="0"/>
          </table:previous>
        </table:cell-content-change>
        <table:cell-content-change table:id="ct639">
          <table:cell-address table:column="19" table:row="139" table:table="0"/>
          <office:change-info>
            <dc:creator> </dc:creator>
            <dc:date>2022-03-08T03:54:27.250665856</dc:date>
          </office:change-info>
          <table:previous>
            <table:change-track-table-cell table:cell-address="'Comp Market data'.T155" table:formula="of:=PERCENTILE([.D155:.N155];0.75)" office:value-type="float" office:value="0"/>
          </table:previous>
        </table:cell-content-change>
        <table:cell-content-change table:id="ct640">
          <table:cell-address table:column="19" table:row="139" table:table="0"/>
          <office:change-info>
            <dc:creator> </dc:creator>
            <dc:date>2022-03-08T03:54:27.250672981</dc:date>
          </office:change-info>
          <table:previous>
            <table:change-track-table-cell table:cell-address="'Comp Market data'.T156" table:formula="of:=PERCENTILE([.D156:.N156];0.75)" office:value-type="float" office:value="0"/>
          </table:previous>
        </table:cell-content-change>
        <table:cell-content-change table:id="ct641">
          <table:cell-address table:column="19" table:row="139" table:table="0"/>
          <office:change-info>
            <dc:creator> </dc:creator>
            <dc:date>2022-03-08T03:54:27.250680047</dc:date>
          </office:change-info>
          <table:previous>
            <table:change-track-table-cell table:cell-address="'Comp Market data'.T157" table:formula="of:=PERCENTILE([.D157:.N157];0.75)" office:value-type="float" office:value="0"/>
          </table:previous>
        </table:cell-content-change>
        <table:cell-content-change table:id="ct642">
          <table:cell-address table:column="19" table:row="139" table:table="0"/>
          <office:change-info>
            <dc:creator> </dc:creator>
            <dc:date>2022-03-08T03:54:27.250687188</dc:date>
          </office:change-info>
          <table:previous>
            <table:change-track-table-cell table:cell-address="'Comp Market data'.T158" table:formula="of:=PERCENTILE([.D158:.N158];0.75)" office:value-type="float" office:value="0"/>
          </table:previous>
        </table:cell-content-change>
        <table:cell-content-change table:id="ct643">
          <table:cell-address table:column="19" table:row="139" table:table="0"/>
          <office:change-info>
            <dc:creator> </dc:creator>
            <dc:date>2022-03-08T03:54:27.250699539</dc:date>
          </office:change-info>
          <table:previous>
            <table:change-track-table-cell table:cell-address="'Comp Market data'.T159" table:formula="of:=PERCENTILE([.D159:.N159];0.75)" office:value-type="float" office:value="0"/>
          </table:previous>
        </table:cell-content-change>
        <table:cell-content-change table:id="ct644">
          <table:cell-address table:column="19" table:row="139" table:table="0"/>
          <office:change-info>
            <dc:creator> </dc:creator>
            <dc:date>2022-03-08T03:54:27.250719689</dc:date>
          </office:change-info>
          <table:previous>
            <table:change-track-table-cell table:cell-address="'Comp Market data'.T160" table:formula="of:=PERCENTILE([.D160:.N160];0.75)" office:value-type="float" office:value="0"/>
          </table:previous>
        </table:cell-content-change>
        <table:cell-content-change table:id="ct645">
          <table:cell-address table:column="19" table:row="139" table:table="0"/>
          <office:change-info>
            <dc:creator> </dc:creator>
            <dc:date>2022-03-08T03:54:27.250734295</dc:date>
          </office:change-info>
          <table:previous>
            <table:change-track-table-cell table:cell-address="'Comp Market data'.T161" table:formula="of:=PERCENTILE([.D161:.N161];0.75)" office:value-type="float" office:value="0"/>
          </table:previous>
        </table:cell-content-change>
        <table:cell-content-change table:id="ct646">
          <table:cell-address table:column="19" table:row="139" table:table="0"/>
          <office:change-info>
            <dc:creator> </dc:creator>
            <dc:date>2022-03-08T03:54:27.250748430</dc:date>
          </office:change-info>
          <table:previous>
            <table:change-track-table-cell table:cell-address="'Comp Market data'.T162" table:formula="of:=PERCENTILE([.D162:.N162];0.75)" office:value-type="float" office:value="0"/>
          </table:previous>
        </table:cell-content-change>
        <table:cell-content-change table:id="ct647">
          <table:cell-address table:column="19" table:row="139" table:table="0"/>
          <office:change-info>
            <dc:creator> </dc:creator>
            <dc:date>2022-03-08T03:54:27.250763816</dc:date>
          </office:change-info>
          <table:previous>
            <table:change-track-table-cell table:cell-address="'Comp Market data'.T163" table:formula="of:=PERCENTILE([.D163:.N163];0.75)" office:value-type="float" office:value="0"/>
          </table:previous>
        </table:cell-content-change>
        <table:cell-content-change table:id="ct648">
          <table:cell-address table:column="19" table:row="139" table:table="0"/>
          <office:change-info>
            <dc:creator> </dc:creator>
            <dc:date>2022-03-08T03:54:27.250777219</dc:date>
          </office:change-info>
          <table:previous>
            <table:change-track-table-cell table:cell-address="'Comp Market data'.T164" table:formula="of:=PERCENTILE([.D164:.N164];0.75)" office:value-type="float" office:value="0"/>
          </table:previous>
        </table:cell-content-change>
        <table:cell-content-change table:id="ct649">
          <table:cell-address table:column="19" table:row="139" table:table="0"/>
          <office:change-info>
            <dc:creator> </dc:creator>
            <dc:date>2022-03-08T03:54:27.250786047</dc:date>
          </office:change-info>
          <table:previous>
            <table:change-track-table-cell table:cell-address="'Comp Market data'.T165" table:formula="of:=PERCENTILE([.D165:.N165];0.75)" office:value-type="float" office:value="0"/>
          </table:previous>
        </table:cell-content-change>
        <table:cell-content-change table:id="ct650">
          <table:cell-address table:column="19" table:row="139" table:table="0"/>
          <office:change-info>
            <dc:creator> </dc:creator>
            <dc:date>2022-03-08T03:54:27.250793722</dc:date>
          </office:change-info>
          <table:previous>
            <table:change-track-table-cell table:cell-address="'Comp Market data'.T166" table:formula="of:=PERCENTILE([.D166:.N166];0.75)" office:value-type="float" office:value="0"/>
          </table:previous>
        </table:cell-content-change>
        <table:cell-content-change table:id="ct651">
          <table:cell-address table:column="19" table:row="139" table:table="0"/>
          <office:change-info>
            <dc:creator> </dc:creator>
            <dc:date>2022-03-08T03:54:27.250801794</dc:date>
          </office:change-info>
          <table:previous>
            <table:change-track-table-cell table:cell-address="'Comp Market data'.T167" table:formula="of:=PERCENTILE([.D167:.N167];0.75)" office:value-type="float" office:value="0"/>
          </table:previous>
        </table:cell-content-change>
        <table:cell-content-change table:id="ct652">
          <table:cell-address table:column="19" table:row="139" table:table="0"/>
          <office:change-info>
            <dc:creator> </dc:creator>
            <dc:date>2022-03-08T03:54:27.250809414</dc:date>
          </office:change-info>
          <table:previous>
            <table:change-track-table-cell table:cell-address="'Comp Market data'.T168" table:formula="of:=PERCENTILE([.D168:.N168];0.75)" office:value-type="float" office:value="0"/>
          </table:previous>
        </table:cell-content-change>
        <table:deletion table:id="ct653" table:type="column" table:position="1" table:table="0" table:multi-deletion-spanned="3">
          <office:change-info>
            <dc:creator> </dc:creator>
            <dc:date>2022-03-08T03:56:06.128074347</dc:date>
          </office:change-info>
          <table:deletions>
            <table:cell-content-deletion>
              <table:cell-address table:column="1" table:row="0" table:table="0"/>
              <table:change-track-table-cell office:value-type="string">
                <text:p>CNU Salary Schedule</text:p>
              </table:change-track-table-cell>
            </table:cell-content-deletion>
            <table:cell-content-deletion>
              <table:cell-address table:column="1" table:row="1" table:table="0"/>
              <table:change-track-table-cell office:value-type="float" office:value="2"/>
            </table:cell-content-deletion>
            <table:cell-content-deletion>
              <table:cell-address table:column="1" table:row="3" table:table="0"/>
              <table:change-track-table-cell office:value-type="float" office:value="2"/>
            </table:cell-content-deletion>
            <table:cell-content-deletion>
              <table:cell-address table:column="1" table:row="5" table:table="0"/>
              <table:change-track-table-cell office:value-type="float" office:value="1"/>
            </table:cell-content-deletion>
            <table:cell-content-deletion>
              <table:cell-address table:column="1" table:row="7" table:table="0"/>
              <table:change-track-table-cell office:value-type="float" office:value="1"/>
            </table:cell-content-deletion>
            <table:cell-content-deletion>
              <table:cell-address table:column="1" table:row="9" table:table="0"/>
              <table:change-track-table-cell office:value-type="float" office:value="1"/>
            </table:cell-content-deletion>
            <table:cell-content-deletion>
              <table:cell-address table:column="1" table:row="11" table:table="0"/>
              <table:change-track-table-cell office:value-type="float" office:value="3"/>
            </table:cell-content-deletion>
            <table:cell-content-deletion>
              <table:cell-address table:column="1" table:row="13" table:table="0"/>
              <table:change-track-table-cell office:value-type="float" office:value="1"/>
            </table:cell-content-deletion>
            <table:cell-content-deletion>
              <table:cell-address table:column="1" table:row="15" table:table="0"/>
              <table:change-track-table-cell office:value-type="float" office:value="2"/>
            </table:cell-content-deletion>
            <table:cell-content-deletion>
              <table:cell-address table:column="1" table:row="17" table:table="0"/>
              <table:change-track-table-cell office:value-type="float" office:value="1"/>
            </table:cell-content-deletion>
            <table:cell-content-deletion>
              <table:cell-address table:column="1" table:row="21" table:table="0"/>
              <table:change-track-table-cell office:value-type="float" office:value="1"/>
            </table:cell-content-deletion>
            <table:cell-content-deletion>
              <table:cell-address table:column="1" table:row="23" table:table="0"/>
              <table:change-track-table-cell office:value-type="float" office:value="1"/>
            </table:cell-content-deletion>
            <table:cell-content-deletion>
              <table:cell-address table:column="1" table:row="25" table:table="0"/>
              <table:change-track-table-cell office:value-type="float" office:value="6"/>
            </table:cell-content-deletion>
            <table:cell-content-deletion>
              <table:cell-address table:column="1" table:row="27" table:table="0"/>
              <table:change-track-table-cell office:value-type="float" office:value="2"/>
            </table:cell-content-deletion>
            <table:cell-content-deletion>
              <table:cell-address table:column="1" table:row="29" table:table="0"/>
              <table:change-track-table-cell office:value-type="float" office:value="4"/>
            </table:cell-content-deletion>
            <table:cell-content-deletion>
              <table:cell-address table:column="1" table:row="31" table:table="0"/>
              <table:change-track-table-cell office:value-type="float" office:value="3"/>
            </table:cell-content-deletion>
            <table:cell-content-deletion>
              <table:cell-address table:column="1" table:row="35" table:table="0"/>
              <table:change-track-table-cell office:value-type="float" office:value="3"/>
            </table:cell-content-deletion>
            <table:cell-content-deletion>
              <table:cell-address table:column="1" table:row="37" table:table="0"/>
              <table:change-track-table-cell office:value-type="float" office:value="3"/>
            </table:cell-content-deletion>
            <table:cell-content-deletion>
              <table:cell-address table:column="1" table:row="39" table:table="0"/>
              <table:change-track-table-cell office:value-type="float" office:value="2"/>
            </table:cell-content-deletion>
            <table:cell-content-deletion>
              <table:cell-address table:column="1" table:row="41" table:table="0"/>
              <table:change-track-table-cell office:value-type="float" office:value="3"/>
            </table:cell-content-deletion>
            <table:cell-content-deletion>
              <table:cell-address table:column="1" table:row="43" table:table="0"/>
              <table:change-track-table-cell office:value-type="float" office:value="1"/>
            </table:cell-content-deletion>
            <table:cell-content-deletion>
              <table:cell-address table:column="1" table:row="45" table:table="0"/>
              <table:change-track-table-cell office:value-type="float" office:value="1"/>
            </table:cell-content-deletion>
            <table:cell-content-deletion>
              <table:cell-address table:column="1" table:row="47" table:table="0"/>
              <table:change-track-table-cell office:value-type="float" office:value="4"/>
            </table:cell-content-deletion>
            <table:cell-content-deletion>
              <table:cell-address table:column="1" table:row="49" table:table="0"/>
              <table:change-track-table-cell office:value-type="float" office:value="1"/>
            </table:cell-content-deletion>
            <table:cell-content-deletion>
              <table:cell-address table:column="1" table:row="51" table:table="0"/>
              <table:change-track-table-cell office:value-type="float" office:value="5"/>
            </table:cell-content-deletion>
            <table:cell-content-deletion>
              <table:cell-address table:column="1" table:row="53" table:table="0"/>
              <table:change-track-table-cell office:value-type="float" office:value="3"/>
            </table:cell-content-deletion>
            <table:cell-content-deletion>
              <table:cell-address table:column="1" table:row="55" table:table="0"/>
              <table:change-track-table-cell office:value-type="float" office:value="3"/>
            </table:cell-content-deletion>
            <table:cell-content-deletion>
              <table:cell-address table:column="1" table:row="57" table:table="0"/>
              <table:change-track-table-cell office:value-type="float" office:value="3"/>
            </table:cell-content-deletion>
            <table:cell-content-deletion>
              <table:cell-address table:column="1" table:row="59" table:table="0"/>
              <table:change-track-table-cell office:value-type="float" office:value="3"/>
            </table:cell-content-deletion>
            <table:cell-content-deletion>
              <table:cell-address table:column="1" table:row="63" table:table="0"/>
              <table:change-track-table-cell office:value-type="float" office:value="1"/>
            </table:cell-content-deletion>
            <table:cell-content-deletion>
              <table:cell-address table:column="1" table:row="65" table:table="0"/>
              <table:change-track-table-cell office:value-type="float" office:value="1"/>
            </table:cell-content-deletion>
            <table:cell-content-deletion>
              <table:cell-address table:column="1" table:row="67" table:table="0"/>
              <table:change-track-table-cell office:value-type="float" office:value="4"/>
            </table:cell-content-deletion>
            <table:cell-content-deletion>
              <table:cell-address table:column="1" table:row="69" table:table="0"/>
              <table:change-track-table-cell office:value-type="float" office:value="3"/>
            </table:cell-content-deletion>
            <table:cell-content-deletion>
              <table:cell-address table:column="1" table:row="73" table:table="0"/>
              <table:change-track-table-cell office:value-type="float" office:value="2"/>
            </table:cell-content-deletion>
            <table:cell-content-deletion>
              <table:cell-address table:column="1" table:row="75" table:table="0"/>
              <table:change-track-table-cell office:value-type="float" office:value="3"/>
            </table:cell-content-deletion>
            <table:cell-content-deletion>
              <table:cell-address table:column="1" table:row="77" table:table="0"/>
              <table:change-track-table-cell office:value-type="float" office:value="1"/>
            </table:cell-content-deletion>
            <table:cell-content-deletion>
              <table:cell-address table:column="1" table:row="79" table:table="0"/>
              <table:change-track-table-cell office:value-type="float" office:value="2"/>
            </table:cell-content-deletion>
            <table:cell-content-deletion>
              <table:cell-address table:column="1" table:row="81" table:table="0"/>
              <table:change-track-table-cell office:value-type="float" office:value="3"/>
            </table:cell-content-deletion>
            <table:cell-content-deletion>
              <table:cell-address table:column="1" table:row="85" table:table="0"/>
              <table:change-track-table-cell office:value-type="float" office:value="3"/>
            </table:cell-content-deletion>
            <table:cell-content-deletion>
              <table:cell-address table:column="1" table:row="87" table:table="0"/>
              <table:change-track-table-cell office:value-type="float" office:value="2"/>
            </table:cell-content-deletion>
            <table:cell-content-deletion>
              <table:cell-address table:column="1" table:row="89" table:table="0"/>
              <table:change-track-table-cell office:value-type="float" office:value="3"/>
            </table:cell-content-deletion>
            <table:cell-content-deletion>
              <table:cell-address table:column="1" table:row="91" table:table="0"/>
              <table:change-track-table-cell office:value-type="float" office:value="1"/>
            </table:cell-content-deletion>
            <table:cell-content-deletion>
              <table:cell-address table:column="1" table:row="93" table:table="0"/>
              <table:change-track-table-cell office:value-type="float" office:value="3"/>
            </table:cell-content-deletion>
            <table:cell-content-deletion>
              <table:cell-address table:column="1" table:row="95" table:table="0"/>
              <table:change-track-table-cell office:value-type="float" office:value="2"/>
            </table:cell-content-deletion>
            <table:cell-content-deletion>
              <table:cell-address table:column="1" table:row="97" table:table="0"/>
              <table:change-track-table-cell office:value-type="float" office:value="2"/>
            </table:cell-content-deletion>
            <table:cell-content-deletion>
              <table:cell-address table:column="1" table:row="99" table:table="0"/>
              <table:change-track-table-cell office:value-type="float" office:value="3"/>
            </table:cell-content-deletion>
            <table:cell-content-deletion>
              <table:cell-address table:column="1" table:row="101" table:table="0"/>
              <table:change-track-table-cell office:value-type="float" office:value="2"/>
            </table:cell-content-deletion>
            <table:cell-content-deletion>
              <table:cell-address table:column="1" table:row="103" table:table="0"/>
              <table:change-track-table-cell office:value-type="float" office:value="2"/>
            </table:cell-content-deletion>
            <table:cell-content-deletion>
              <table:cell-address table:column="1" table:row="105" table:table="0"/>
              <table:change-track-table-cell office:value-type="float" office:value="2"/>
            </table:cell-content-deletion>
            <table:cell-content-deletion>
              <table:cell-address table:column="1" table:row="107" table:table="0"/>
              <table:change-track-table-cell office:value-type="float" office:value="2"/>
            </table:cell-content-deletion>
            <table:cell-content-deletion>
              <table:cell-address table:column="1" table:row="109" table:table="0"/>
              <table:change-track-table-cell office:value-type="float" office:value="2"/>
            </table:cell-content-deletion>
            <table:cell-content-deletion>
              <table:cell-address table:column="1" table:row="111" table:table="0"/>
              <table:change-track-table-cell office:value-type="float" office:value="1"/>
            </table:cell-content-deletion>
            <table:cell-content-deletion>
              <table:cell-address table:column="1" table:row="113" table:table="0"/>
              <table:change-track-table-cell office:value-type="float" office:value="2"/>
            </table:cell-content-deletion>
            <table:cell-content-deletion>
              <table:cell-address table:column="1" table:row="115" table:table="0"/>
              <table:change-track-table-cell office:value-type="float" office:value="3"/>
            </table:cell-content-deletion>
            <table:cell-content-deletion>
              <table:cell-address table:column="1" table:row="117" table:table="0"/>
              <table:change-track-table-cell office:value-type="float" office:value="2"/>
            </table:cell-content-deletion>
            <table:cell-content-deletion>
              <table:cell-address table:column="1" table:row="119" table:table="0"/>
              <table:change-track-table-cell office:value-type="float" office:value="2"/>
            </table:cell-content-deletion>
            <table:cell-content-deletion>
              <table:cell-address table:column="1" table:row="121" table:table="0"/>
              <table:change-track-table-cell office:value-type="float" office:value="3"/>
            </table:cell-content-deletion>
            <table:cell-content-deletion>
              <table:cell-address table:column="1" table:row="123" table:table="0"/>
              <table:change-track-table-cell office:value-type="float" office:value="3"/>
            </table:cell-content-deletion>
            <table:cell-content-deletion>
              <table:cell-address table:column="1" table:row="125" table:table="0"/>
              <table:change-track-table-cell office:value-type="float" office:value="1"/>
            </table:cell-content-deletion>
            <table:cell-content-deletion>
              <table:cell-address table:column="1" table:row="127" table:table="0"/>
              <table:change-track-table-cell office:value-type="float" office:value="1"/>
            </table:cell-content-deletion>
            <table:cell-content-deletion>
              <table:cell-address table:column="1" table:row="129" table:table="0"/>
              <table:change-track-table-cell office:value-type="float" office:value="3"/>
            </table:cell-content-deletion>
            <table:cell-content-deletion>
              <table:cell-address table:column="1" table:row="131" table:table="0"/>
              <table:change-track-table-cell office:value-type="float" office:value="2"/>
            </table:cell-content-deletion>
            <table:cell-content-deletion>
              <table:cell-address table:column="1" table:row="133" table:table="0"/>
              <table:change-track-table-cell office:value-type="float" office:value="4"/>
            </table:cell-content-deletion>
            <table:cell-content-deletion>
              <table:cell-address table:column="1" table:row="135" table:table="0"/>
              <table:change-track-table-cell office:value-type="float" office:value="1"/>
            </table:cell-content-deletion>
            <table:cell-content-deletion>
              <table:cell-address table:column="1" table:row="137" table:table="0"/>
              <table:change-track-table-cell office:value-type="float" office:value="2"/>
            </table:cell-content-deletion>
          </table:deletions>
        </table:deletion>
        <table:deletion table:id="ct654" table:type="column" table:position="1" table:table="0">
          <office:change-info>
            <dc:creator> </dc:creator>
            <dc:date>2022-03-08T03:56:06.129072715</dc:date>
          </office:change-info>
          <table:deletions>
            <table:change-deletion table:id="ct653"/>
            <table:cell-content-deletion table:id="ct7">
              <table:change-track-table-cell/>
            </table:cell-content-deletion>
            <table:cell-content-deletion table:id="ct4">
              <table:change-track-table-cell/>
            </table:cell-content-deletion>
            <table:cell-content-deletion>
              <table:cell-address table:column="1" table:row="0" table:table="0"/>
              <table:change-track-table-cell office:value-type="string">
                <text:p>Current Level</text:p>
              </table:change-track-table-cell>
            </table:cell-content-deletion>
            <table:cell-content-deletion>
              <table:cell-address table:column="1" table:row="1" table:table="0"/>
              <table:change-track-table-cell office:value-type="float" office:value="9"/>
            </table:cell-content-deletion>
            <table:cell-content-deletion>
              <table:cell-address table:column="1" table:row="3" table:table="0"/>
              <table:change-track-table-cell office:value-type="float" office:value="13"/>
            </table:cell-content-deletion>
            <table:cell-content-deletion>
              <table:cell-address table:column="1" table:row="5" table:table="0"/>
              <table:change-track-table-cell office:value-type="float" office:value="19"/>
            </table:cell-content-deletion>
            <table:cell-content-deletion>
              <table:cell-address table:column="1" table:row="7" table:table="0"/>
              <table:change-track-table-cell office:value-type="float" office:value="14"/>
            </table:cell-content-deletion>
            <table:cell-content-deletion>
              <table:cell-address table:column="1" table:row="9" table:table="0"/>
              <table:change-track-table-cell office:value-type="float" office:value="22"/>
            </table:cell-content-deletion>
            <table:cell-content-deletion>
              <table:cell-address table:column="1" table:row="11" table:table="0"/>
              <table:change-track-table-cell office:value-type="float" office:value="24"/>
            </table:cell-content-deletion>
            <table:cell-content-deletion>
              <table:cell-address table:column="1" table:row="13" table:table="0"/>
              <table:change-track-table-cell office:value-type="float" office:value="19"/>
            </table:cell-content-deletion>
            <table:cell-content-deletion>
              <table:cell-address table:column="1" table:row="15" table:table="0"/>
              <table:change-track-table-cell office:value-type="float" office:value="16"/>
            </table:cell-content-deletion>
            <table:cell-content-deletion>
              <table:cell-address table:column="1" table:row="17" table:table="0"/>
              <table:change-track-table-cell office:value-type="float" office:value="19"/>
            </table:cell-content-deletion>
            <table:cell-content-deletion>
              <table:cell-address table:column="1" table:row="21" table:table="0"/>
              <table:change-track-table-cell office:value-type="float" office:value="14"/>
            </table:cell-content-deletion>
            <table:cell-content-deletion>
              <table:cell-address table:column="1" table:row="23" table:table="0"/>
              <table:change-track-table-cell office:value-type="float" office:value="19"/>
            </table:cell-content-deletion>
            <table:cell-content-deletion>
              <table:cell-address table:column="1" table:row="25" table:table="0"/>
              <table:change-track-table-cell office:value-type="float" office:value="18"/>
            </table:cell-content-deletion>
            <table:cell-content-deletion>
              <table:cell-address table:column="1" table:row="27" table:table="0"/>
              <table:change-track-table-cell office:value-type="float" office:value="16"/>
            </table:cell-content-deletion>
            <table:cell-content-deletion>
              <table:cell-address table:column="1" table:row="29" table:table="0"/>
              <table:change-track-table-cell office:value-type="float" office:value="23"/>
            </table:cell-content-deletion>
            <table:cell-content-deletion>
              <table:cell-address table:column="1" table:row="31" table:table="0"/>
              <table:change-track-table-cell office:value-type="float" office:value="29"/>
            </table:cell-content-deletion>
            <table:cell-content-deletion>
              <table:cell-address table:column="1" table:row="35" table:table="0"/>
              <table:change-track-table-cell office:value-type="float" office:value="20"/>
            </table:cell-content-deletion>
            <table:cell-content-deletion>
              <table:cell-address table:column="1" table:row="37" table:table="0"/>
              <table:change-track-table-cell office:value-type="float" office:value="22"/>
            </table:cell-content-deletion>
            <table:cell-content-deletion>
              <table:cell-address table:column="1" table:row="39" table:table="0"/>
              <table:change-track-table-cell office:value-type="float" office:value="20"/>
            </table:cell-content-deletion>
            <table:cell-content-deletion>
              <table:cell-address table:column="1" table:row="41" table:table="0"/>
              <table:change-track-table-cell office:value-type="float" office:value="28"/>
            </table:cell-content-deletion>
            <table:cell-content-deletion>
              <table:cell-address table:column="1" table:row="43" table:table="0"/>
              <table:change-track-table-cell office:value-type="float" office:value="16"/>
            </table:cell-content-deletion>
            <table:cell-content-deletion>
              <table:cell-address table:column="1" table:row="45" table:table="0"/>
              <table:change-track-table-cell office:value-type="float" office:value="9"/>
            </table:cell-content-deletion>
            <table:cell-content-deletion>
              <table:cell-address table:column="1" table:row="47" table:table="0"/>
              <table:change-track-table-cell office:value-type="float" office:value="21"/>
            </table:cell-content-deletion>
            <table:cell-content-deletion>
              <table:cell-address table:column="1" table:row="49" table:table="0"/>
              <table:change-track-table-cell office:value-type="float" office:value="17"/>
            </table:cell-content-deletion>
            <table:cell-content-deletion>
              <table:cell-address table:column="1" table:row="51" table:table="0"/>
              <table:change-track-table-cell office:value-type="float" office:value="20"/>
            </table:cell-content-deletion>
            <table:cell-content-deletion>
              <table:cell-address table:column="1" table:row="53" table:table="0"/>
              <table:change-track-table-cell office:value-type="float" office:value="20"/>
            </table:cell-content-deletion>
            <table:cell-content-deletion>
              <table:cell-address table:column="1" table:row="55" table:table="0"/>
              <table:change-track-table-cell office:value-type="float" office:value="23"/>
            </table:cell-content-deletion>
            <table:cell-content-deletion>
              <table:cell-address table:column="1" table:row="57" table:table="0"/>
              <table:change-track-table-cell office:value-type="float" office:value="26"/>
            </table:cell-content-deletion>
            <table:cell-content-deletion>
              <table:cell-address table:column="1" table:row="59" table:table="0"/>
              <table:change-track-table-cell office:value-type="float" office:value="29"/>
            </table:cell-content-deletion>
            <table:cell-content-deletion>
              <table:cell-address table:column="1" table:row="63" table:table="0"/>
              <table:change-track-table-cell office:value-type="float" office:value="15"/>
            </table:cell-content-deletion>
            <table:cell-content-deletion>
              <table:cell-address table:column="1" table:row="65" table:table="0"/>
              <table:change-track-table-cell office:value-type="float" office:value="15"/>
            </table:cell-content-deletion>
            <table:cell-content-deletion>
              <table:cell-address table:column="1" table:row="67" table:table="0"/>
              <table:change-track-table-cell office:value-type="float" office:value="21"/>
            </table:cell-content-deletion>
            <table:cell-content-deletion>
              <table:cell-address table:column="1" table:row="69" table:table="0"/>
              <table:change-track-table-cell office:value-type="float" office:value="18"/>
            </table:cell-content-deletion>
            <table:cell-content-deletion>
              <table:cell-address table:column="1" table:row="73" table:table="0"/>
              <table:change-track-table-cell office:value-type="float" office:value="9"/>
            </table:cell-content-deletion>
            <table:cell-content-deletion>
              <table:cell-address table:column="1" table:row="75" table:table="0"/>
              <table:change-track-table-cell office:value-type="float" office:value="22"/>
            </table:cell-content-deletion>
            <table:cell-content-deletion>
              <table:cell-address table:column="1" table:row="77" table:table="0"/>
              <table:change-track-table-cell office:value-type="float" office:value="15"/>
            </table:cell-content-deletion>
            <table:cell-content-deletion>
              <table:cell-address table:column="1" table:row="79" table:table="0"/>
              <table:change-track-table-cell office:value-type="float" office:value="14"/>
            </table:cell-content-deletion>
            <table:cell-content-deletion>
              <table:cell-address table:column="1" table:row="81" table:table="0"/>
              <table:change-track-table-cell office:value-type="float" office:value="20"/>
            </table:cell-content-deletion>
            <table:cell-content-deletion>
              <table:cell-address table:column="1" table:row="85" table:table="0"/>
              <table:change-track-table-cell office:value-type="float" office:value="20"/>
            </table:cell-content-deletion>
            <table:cell-content-deletion>
              <table:cell-address table:column="1" table:row="87" table:table="0"/>
              <table:change-track-table-cell office:value-type="float" office:value="15"/>
            </table:cell-content-deletion>
            <table:cell-content-deletion>
              <table:cell-address table:column="1" table:row="89" table:table="0"/>
              <table:change-track-table-cell office:value-type="float" office:value="23"/>
            </table:cell-content-deletion>
            <table:cell-content-deletion>
              <table:cell-address table:column="1" table:row="91" table:table="0"/>
              <table:change-track-table-cell office:value-type="float" office:value="19"/>
            </table:cell-content-deletion>
            <table:cell-content-deletion>
              <table:cell-address table:column="1" table:row="93" table:table="0"/>
              <table:change-track-table-cell office:value-type="float" office:value="19"/>
            </table:cell-content-deletion>
            <table:cell-content-deletion>
              <table:cell-address table:column="1" table:row="95" table:table="0"/>
              <table:change-track-table-cell office:value-type="float" office:value="20"/>
            </table:cell-content-deletion>
            <table:cell-content-deletion>
              <table:cell-address table:column="1" table:row="97" table:table="0"/>
              <table:change-track-table-cell office:value-type="float" office:value="16"/>
            </table:cell-content-deletion>
            <table:cell-content-deletion>
              <table:cell-address table:column="1" table:row="99" table:table="0"/>
              <table:change-track-table-cell office:value-type="float" office:value="20"/>
            </table:cell-content-deletion>
            <table:cell-content-deletion>
              <table:cell-address table:column="1" table:row="101" table:table="0"/>
              <table:change-track-table-cell office:value-type="float" office:value="15"/>
            </table:cell-content-deletion>
            <table:cell-content-deletion>
              <table:cell-address table:column="1" table:row="103" table:table="0"/>
              <table:change-track-table-cell office:value-type="float" office:value="13"/>
            </table:cell-content-deletion>
            <table:cell-content-deletion>
              <table:cell-address table:column="1" table:row="105" table:table="0"/>
              <table:change-track-table-cell office:value-type="float" office:value="15"/>
            </table:cell-content-deletion>
            <table:cell-content-deletion>
              <table:cell-address table:column="1" table:row="107" table:table="0"/>
              <table:change-track-table-cell office:value-type="float" office:value="18"/>
            </table:cell-content-deletion>
            <table:cell-content-deletion>
              <table:cell-address table:column="1" table:row="109" table:table="0"/>
              <table:change-track-table-cell office:value-type="float" office:value="14"/>
            </table:cell-content-deletion>
            <table:cell-content-deletion>
              <table:cell-address table:column="1" table:row="111" table:table="0"/>
              <table:change-track-table-cell office:value-type="float" office:value="15"/>
            </table:cell-content-deletion>
            <table:cell-content-deletion>
              <table:cell-address table:column="1" table:row="113" table:table="0"/>
              <table:change-track-table-cell office:value-type="float" office:value="9"/>
            </table:cell-content-deletion>
            <table:cell-content-deletion>
              <table:cell-address table:column="1" table:row="115" table:table="0"/>
              <table:change-track-table-cell office:value-type="float" office:value="22"/>
            </table:cell-content-deletion>
            <table:cell-content-deletion>
              <table:cell-address table:column="1" table:row="117" table:table="0"/>
              <table:change-track-table-cell office:value-type="float" office:value="17"/>
            </table:cell-content-deletion>
            <table:cell-content-deletion>
              <table:cell-address table:column="1" table:row="119" table:table="0"/>
              <table:change-track-table-cell office:value-type="float" office:value="20"/>
            </table:cell-content-deletion>
            <table:cell-content-deletion>
              <table:cell-address table:column="1" table:row="121" table:table="0"/>
              <table:change-track-table-cell office:value-type="float" office:value="22"/>
            </table:cell-content-deletion>
            <table:cell-content-deletion>
              <table:cell-address table:column="1" table:row="123" table:table="0"/>
              <table:change-track-table-cell office:value-type="float" office:value="22"/>
            </table:cell-content-deletion>
            <table:cell-content-deletion>
              <table:cell-address table:column="1" table:row="125" table:table="0"/>
              <table:change-track-table-cell office:value-type="float" office:value="15"/>
            </table:cell-content-deletion>
            <table:cell-content-deletion>
              <table:cell-address table:column="1" table:row="127" table:table="0"/>
              <table:change-track-table-cell office:value-type="float" office:value="16"/>
            </table:cell-content-deletion>
            <table:cell-content-deletion>
              <table:cell-address table:column="1" table:row="129" table:table="0"/>
              <table:change-track-table-cell office:value-type="float" office:value="23"/>
            </table:cell-content-deletion>
            <table:cell-content-deletion>
              <table:cell-address table:column="1" table:row="131" table:table="0"/>
              <table:change-track-table-cell office:value-type="float" office:value="9"/>
            </table:cell-content-deletion>
            <table:cell-content-deletion>
              <table:cell-address table:column="1" table:row="133" table:table="0"/>
              <table:change-track-table-cell office:value-type="float" office:value="20"/>
            </table:cell-content-deletion>
            <table:cell-content-deletion>
              <table:cell-address table:column="1" table:row="135" table:table="0"/>
              <table:change-track-table-cell office:value-type="float" office:value="16"/>
            </table:cell-content-deletion>
            <table:cell-content-deletion>
              <table:cell-address table:column="1" table:row="137" table:table="0"/>
              <table:change-track-table-cell office:value-type="float" office:value="17"/>
            </table:cell-content-deletion>
          </table:deletions>
        </table:deletion>
        <table:deletion table:id="ct655" table:type="column" table:position="1" table:table="0">
          <office:change-info>
            <dc:creator> </dc:creator>
            <dc:date>2022-03-08T03:56:06.129901268</dc:date>
          </office:change-info>
          <table:deletions>
            <table:change-deletion table:id="ct654"/>
            <table:cell-content-deletion>
              <table:cell-address table:column="1" table:row="0" table:table="0"/>
              <table:change-track-table-cell office:value-type="string">
                <text:p>Current Tier</text:p>
              </table:change-track-table-cell>
            </table:cell-content-deletion>
            <table:cell-content-deletion>
              <table:cell-address table:column="1" table:row="1" table:table="0"/>
              <table:change-track-table-cell office:value-type="float" office:value="2"/>
            </table:cell-content-deletion>
            <table:cell-content-deletion>
              <table:cell-address table:column="1" table:row="3" table:table="0"/>
              <table:change-track-table-cell office:value-type="float" office:value="2"/>
            </table:cell-content-deletion>
            <table:cell-content-deletion>
              <table:cell-address table:column="1" table:row="5" table:table="0"/>
              <table:change-track-table-cell office:value-type="float" office:value="1"/>
            </table:cell-content-deletion>
            <table:cell-content-deletion>
              <table:cell-address table:column="1" table:row="7" table:table="0"/>
              <table:change-track-table-cell office:value-type="float" office:value="1"/>
            </table:cell-content-deletion>
            <table:cell-content-deletion>
              <table:cell-address table:column="1" table:row="9" table:table="0"/>
              <table:change-track-table-cell office:value-type="float" office:value="1"/>
            </table:cell-content-deletion>
            <table:cell-content-deletion>
              <table:cell-address table:column="1" table:row="11" table:table="0"/>
              <table:change-track-table-cell office:value-type="float" office:value="1"/>
            </table:cell-content-deletion>
            <table:cell-content-deletion>
              <table:cell-address table:column="1" table:row="13" table:table="0"/>
              <table:change-track-table-cell office:value-type="float" office:value="1"/>
            </table:cell-content-deletion>
            <table:cell-content-deletion>
              <table:cell-address table:column="1" table:row="15" table:table="0"/>
              <table:change-track-table-cell office:value-type="float" office:value="2"/>
            </table:cell-content-deletion>
            <table:cell-content-deletion>
              <table:cell-address table:column="1" table:row="17" table:table="0"/>
              <table:change-track-table-cell office:value-type="float" office:value="1"/>
            </table:cell-content-deletion>
            <table:cell-content-deletion>
              <table:cell-address table:column="1" table:row="21" table:table="0"/>
              <table:change-track-table-cell office:value-type="float" office:value="1"/>
            </table:cell-content-deletion>
            <table:cell-content-deletion>
              <table:cell-address table:column="1" table:row="23" table:table="0"/>
              <table:change-track-table-cell office:value-type="float" office:value="1"/>
            </table:cell-content-deletion>
            <table:cell-content-deletion>
              <table:cell-address table:column="1" table:row="25" table:table="0"/>
              <table:change-track-table-cell office:value-type="float" office:value="2"/>
            </table:cell-content-deletion>
            <table:cell-content-deletion>
              <table:cell-address table:column="1" table:row="27" table:table="0"/>
              <table:change-track-table-cell office:value-type="float" office:value="2"/>
            </table:cell-content-deletion>
            <table:cell-content-deletion>
              <table:cell-address table:column="1" table:row="29" table:table="0"/>
              <table:change-track-table-cell office:value-type="float" office:value="2"/>
            </table:cell-content-deletion>
            <table:cell-content-deletion>
              <table:cell-address table:column="1" table:row="31" table:table="0"/>
              <table:change-track-table-cell office:value-type="float" office:value="1"/>
            </table:cell-content-deletion>
            <table:cell-content-deletion>
              <table:cell-address table:column="1" table:row="35" table:table="0"/>
              <table:change-track-table-cell office:value-type="float" office:value="1"/>
            </table:cell-content-deletion>
            <table:cell-content-deletion>
              <table:cell-address table:column="1" table:row="37" table:table="0"/>
              <table:change-track-table-cell office:value-type="float" office:value="1"/>
            </table:cell-content-deletion>
            <table:cell-content-deletion>
              <table:cell-address table:column="1" table:row="39" table:table="0"/>
              <table:change-track-table-cell office:value-type="float" office:value="2"/>
            </table:cell-content-deletion>
            <table:cell-content-deletion>
              <table:cell-address table:column="1" table:row="41" table:table="0"/>
              <table:change-track-table-cell office:value-type="float" office:value="1"/>
            </table:cell-content-deletion>
            <table:cell-content-deletion>
              <table:cell-address table:column="1" table:row="43" table:table="0"/>
              <table:change-track-table-cell office:value-type="float" office:value="1"/>
            </table:cell-content-deletion>
            <table:cell-content-deletion>
              <table:cell-address table:column="1" table:row="45" table:table="0"/>
              <table:change-track-table-cell office:value-type="float" office:value="1"/>
            </table:cell-content-deletion>
            <table:cell-content-deletion>
              <table:cell-address table:column="1" table:row="47" table:table="0"/>
              <table:change-track-table-cell office:value-type="float" office:value="2"/>
            </table:cell-content-deletion>
            <table:cell-content-deletion>
              <table:cell-address table:column="1" table:row="49" table:table="0"/>
              <table:change-track-table-cell office:value-type="float" office:value="1"/>
            </table:cell-content-deletion>
            <table:cell-content-deletion>
              <table:cell-address table:column="1" table:row="51" table:table="0"/>
              <table:change-track-table-cell office:value-type="float" office:value="1"/>
            </table:cell-content-deletion>
            <table:cell-content-deletion>
              <table:cell-address table:column="1" table:row="53" table:table="0"/>
              <table:change-track-table-cell office:value-type="float" office:value="1"/>
            </table:cell-content-deletion>
            <table:cell-content-deletion>
              <table:cell-address table:column="1" table:row="55" table:table="0"/>
              <table:change-track-table-cell office:value-type="float" office:value="1"/>
            </table:cell-content-deletion>
            <table:cell-content-deletion>
              <table:cell-address table:column="1" table:row="57" table:table="0"/>
              <table:change-track-table-cell office:value-type="float" office:value="1"/>
            </table:cell-content-deletion>
            <table:cell-content-deletion>
              <table:cell-address table:column="1" table:row="59" table:table="0"/>
              <table:change-track-table-cell office:value-type="float" office:value="1"/>
            </table:cell-content-deletion>
            <table:cell-content-deletion>
              <table:cell-address table:column="1" table:row="63" table:table="0"/>
              <table:change-track-table-cell office:value-type="float" office:value="1"/>
            </table:cell-content-deletion>
            <table:cell-content-deletion>
              <table:cell-address table:column="1" table:row="65" table:table="0"/>
              <table:change-track-table-cell office:value-type="float" office:value="1"/>
            </table:cell-content-deletion>
            <table:cell-content-deletion>
              <table:cell-address table:column="1" table:row="67" table:table="0"/>
              <table:change-track-table-cell office:value-type="float" office:value="2"/>
            </table:cell-content-deletion>
            <table:cell-content-deletion>
              <table:cell-address table:column="1" table:row="69" table:table="0"/>
              <table:change-track-table-cell office:value-type="float" office:value="1"/>
            </table:cell-content-deletion>
            <table:cell-content-deletion>
              <table:cell-address table:column="1" table:row="73" table:table="0"/>
              <table:change-track-table-cell office:value-type="float" office:value="2"/>
            </table:cell-content-deletion>
            <table:cell-content-deletion>
              <table:cell-address table:column="1" table:row="75" table:table="0"/>
              <table:change-track-table-cell office:value-type="float" office:value="1"/>
            </table:cell-content-deletion>
            <table:cell-content-deletion>
              <table:cell-address table:column="1" table:row="77" table:table="0"/>
              <table:change-track-table-cell office:value-type="float" office:value="1"/>
            </table:cell-content-deletion>
            <table:cell-content-deletion>
              <table:cell-address table:column="1" table:row="79" table:table="0"/>
              <table:change-track-table-cell office:value-type="float" office:value="2"/>
            </table:cell-content-deletion>
            <table:cell-content-deletion>
              <table:cell-address table:column="1" table:row="81" table:table="0"/>
              <table:change-track-table-cell office:value-type="float" office:value="1"/>
            </table:cell-content-deletion>
            <table:cell-content-deletion>
              <table:cell-address table:column="1" table:row="85" table:table="0"/>
              <table:change-track-table-cell office:value-type="float" office:value="1"/>
            </table:cell-content-deletion>
            <table:cell-content-deletion>
              <table:cell-address table:column="1" table:row="87" table:table="0"/>
              <table:change-track-table-cell office:value-type="float" office:value="2"/>
            </table:cell-content-deletion>
            <table:cell-content-deletion>
              <table:cell-address table:column="1" table:row="89" table:table="0"/>
              <table:change-track-table-cell office:value-type="float" office:value="1"/>
            </table:cell-content-deletion>
            <table:cell-content-deletion>
              <table:cell-address table:column="1" table:row="91" table:table="0"/>
              <table:change-track-table-cell office:value-type="float" office:value="1"/>
            </table:cell-content-deletion>
            <table:cell-content-deletion>
              <table:cell-address table:column="1" table:row="93" table:table="0"/>
              <table:change-track-table-cell office:value-type="float" office:value="1"/>
            </table:cell-content-deletion>
            <table:cell-content-deletion>
              <table:cell-address table:column="1" table:row="95" table:table="0"/>
              <table:change-track-table-cell office:value-type="float" office:value="2"/>
            </table:cell-content-deletion>
            <table:cell-content-deletion>
              <table:cell-address table:column="1" table:row="97" table:table="0"/>
              <table:change-track-table-cell office:value-type="float" office:value="2"/>
            </table:cell-content-deletion>
            <table:cell-content-deletion>
              <table:cell-address table:column="1" table:row="99" table:table="0"/>
              <table:change-track-table-cell office:value-type="float" office:value="1"/>
            </table:cell-content-deletion>
            <table:cell-content-deletion>
              <table:cell-address table:column="1" table:row="101" table:table="0"/>
              <table:change-track-table-cell office:value-type="float" office:value="2"/>
            </table:cell-content-deletion>
            <table:cell-content-deletion>
              <table:cell-address table:column="1" table:row="103" table:table="0"/>
              <table:change-track-table-cell office:value-type="float" office:value="2"/>
            </table:cell-content-deletion>
            <table:cell-content-deletion>
              <table:cell-address table:column="1" table:row="105" table:table="0"/>
              <table:change-track-table-cell office:value-type="float" office:value="2"/>
            </table:cell-content-deletion>
            <table:cell-content-deletion>
              <table:cell-address table:column="1" table:row="107" table:table="0"/>
              <table:change-track-table-cell office:value-type="float" office:value="2"/>
            </table:cell-content-deletion>
            <table:cell-content-deletion>
              <table:cell-address table:column="1" table:row="109" table:table="0"/>
              <table:change-track-table-cell office:value-type="float" office:value="2"/>
            </table:cell-content-deletion>
            <table:cell-content-deletion>
              <table:cell-address table:column="1" table:row="111" table:table="0"/>
              <table:change-track-table-cell office:value-type="float" office:value="1"/>
            </table:cell-content-deletion>
            <table:cell-content-deletion>
              <table:cell-address table:column="1" table:row="113" table:table="0"/>
              <table:change-track-table-cell office:value-type="float" office:value="2"/>
            </table:cell-content-deletion>
            <table:cell-content-deletion>
              <table:cell-address table:column="1" table:row="115" table:table="0"/>
              <table:change-track-table-cell office:value-type="float" office:value="1"/>
            </table:cell-content-deletion>
            <table:cell-content-deletion>
              <table:cell-address table:column="1" table:row="117" table:table="0"/>
              <table:change-track-table-cell office:value-type="float" office:value="2"/>
            </table:cell-content-deletion>
            <table:cell-content-deletion>
              <table:cell-address table:column="1" table:row="119" table:table="0"/>
              <table:change-track-table-cell office:value-type="float" office:value="2"/>
            </table:cell-content-deletion>
            <table:cell-content-deletion>
              <table:cell-address table:column="1" table:row="121" table:table="0"/>
              <table:change-track-table-cell office:value-type="float" office:value="1"/>
            </table:cell-content-deletion>
            <table:cell-content-deletion>
              <table:cell-address table:column="1" table:row="123" table:table="0"/>
              <table:change-track-table-cell office:value-type="float" office:value="1"/>
            </table:cell-content-deletion>
            <table:cell-content-deletion>
              <table:cell-address table:column="1" table:row="125" table:table="0"/>
              <table:change-track-table-cell office:value-type="float" office:value="1"/>
            </table:cell-content-deletion>
            <table:cell-content-deletion>
              <table:cell-address table:column="1" table:row="127" table:table="0"/>
              <table:change-track-table-cell office:value-type="float" office:value="1"/>
            </table:cell-content-deletion>
            <table:cell-content-deletion>
              <table:cell-address table:column="1" table:row="129" table:table="0"/>
              <table:change-track-table-cell office:value-type="float" office:value="1"/>
            </table:cell-content-deletion>
            <table:cell-content-deletion>
              <table:cell-address table:column="1" table:row="131" table:table="0"/>
              <table:change-track-table-cell office:value-type="float" office:value="2"/>
            </table:cell-content-deletion>
            <table:cell-content-deletion>
              <table:cell-address table:column="1" table:row="133" table:table="0"/>
              <table:change-track-table-cell office:value-type="float" office:value="2"/>
            </table:cell-content-deletion>
            <table:cell-content-deletion>
              <table:cell-address table:column="1" table:row="135" table:table="0"/>
              <table:change-track-table-cell office:value-type="float" office:value="1"/>
            </table:cell-content-deletion>
            <table:cell-content-deletion>
              <table:cell-address table:column="1" table:row="137" table:table="0"/>
              <table:change-track-table-cell office:value-type="float" office:value="2"/>
            </table:cell-content-deletion>
          </table:deletions>
        </table:deletion>
        <table:deletion table:id="ct656" table:type="row" table:position="139" table:table="0" table:multi-deletion-spanned="26">
          <office:change-info>
            <dc:creator> </dc:creator>
            <dc:date>2022-03-08T03:56:30.436652301</dc:date>
          </office:change-info>
          <table:deletions>
            <table:change-deletion table:id="ct684"/>
            <table:cell-content-deletion table:id="ct627">
              <table:change-track-table-cell/>
            </table:cell-content-deletion>
            <table:cell-content-deletion table:id="ct601">
              <table:change-track-table-cell/>
            </table:cell-content-deletion>
            <table:cell-content-deletion table:id="ct575">
              <table:change-track-table-cell/>
            </table:cell-content-deletion>
            <table:cell-content-deletion table:id="ct549">
              <table:change-track-table-cell/>
            </table:cell-content-deletion>
            <table:cell-content-deletion table:id="ct523">
              <table:change-track-table-cell/>
            </table:cell-content-deletion>
            <table:cell-content-deletion table:id="ct503">
              <table:change-track-table-cell/>
            </table:cell-content-deletion>
            <table:cell-content-deletion table:id="ct446">
              <table:change-track-table-cell/>
            </table:cell-content-deletion>
            <table:cell-content-deletion table:id="ct430">
              <table:change-track-table-cell/>
            </table:cell-content-deletion>
            <table:cell-content-deletion table:id="ct417">
              <table:change-track-table-cell/>
            </table:cell-content-deletion>
            <table:cell-content-deletion table:id="ct403">
              <table:change-track-table-cell/>
            </table:cell-content-deletion>
          </table:deletions>
        </table:deletion>
        <table:deletion table:id="ct657" table:type="row" table:position="139" table:table="0">
          <office:change-info>
            <dc:creator> </dc:creator>
            <dc:date>2022-03-08T03:56:30.436864708</dc:date>
          </office:change-info>
          <table:deletions>
            <table:change-deletion table:id="ct656"/>
            <table:cell-content-deletion table:id="ct628">
              <table:change-track-table-cell/>
            </table:cell-content-deletion>
            <table:cell-content-deletion table:id="ct602">
              <table:change-track-table-cell/>
            </table:cell-content-deletion>
            <table:cell-content-deletion table:id="ct576">
              <table:change-track-table-cell/>
            </table:cell-content-deletion>
            <table:cell-content-deletion table:id="ct550">
              <table:change-track-table-cell/>
            </table:cell-content-deletion>
            <table:cell-content-deletion table:id="ct524">
              <table:change-track-table-cell/>
            </table:cell-content-deletion>
            <table:cell-content-deletion table:id="ct504">
              <table:change-track-table-cell/>
            </table:cell-content-deletion>
            <table:cell-content-deletion table:id="ct447">
              <table:change-track-table-cell/>
            </table:cell-content-deletion>
            <table:cell-content-deletion table:id="ct431">
              <table:change-track-table-cell/>
            </table:cell-content-deletion>
          </table:deletions>
        </table:deletion>
        <table:deletion table:id="ct658" table:type="row" table:position="139" table:table="0">
          <office:change-info>
            <dc:creator> </dc:creator>
            <dc:date>2022-03-08T03:56:30.437017845</dc:date>
          </office:change-info>
          <table:deletions>
            <table:change-deletion table:id="ct657"/>
            <table:cell-content-deletion table:id="ct629">
              <table:change-track-table-cell/>
            </table:cell-content-deletion>
            <table:cell-content-deletion table:id="ct603">
              <table:change-track-table-cell/>
            </table:cell-content-deletion>
            <table:cell-content-deletion table:id="ct577">
              <table:change-track-table-cell/>
            </table:cell-content-deletion>
            <table:cell-content-deletion table:id="ct551">
              <table:change-track-table-cell/>
            </table:cell-content-deletion>
            <table:cell-content-deletion table:id="ct525">
              <table:change-track-table-cell/>
            </table:cell-content-deletion>
            <table:cell-content-deletion table:id="ct505">
              <table:change-track-table-cell/>
            </table:cell-content-deletion>
            <table:cell-content-deletion table:id="ct418">
              <table:change-track-table-cell/>
            </table:cell-content-deletion>
            <table:cell-content-deletion table:id="ct404">
              <table:change-track-table-cell/>
            </table:cell-content-deletion>
          </table:deletions>
        </table:deletion>
        <table:deletion table:id="ct659" table:type="row" table:position="139" table:table="0">
          <office:change-info>
            <dc:creator> </dc:creator>
            <dc:date>2022-03-08T03:56:30.437132355</dc:date>
          </office:change-info>
          <table:deletions>
            <table:change-deletion table:id="ct658"/>
            <table:cell-content-deletion table:id="ct630">
              <table:change-track-table-cell/>
            </table:cell-content-deletion>
            <table:cell-content-deletion table:id="ct604">
              <table:change-track-table-cell/>
            </table:cell-content-deletion>
            <table:cell-content-deletion table:id="ct578">
              <table:change-track-table-cell/>
            </table:cell-content-deletion>
            <table:cell-content-deletion table:id="ct552">
              <table:change-track-table-cell/>
            </table:cell-content-deletion>
            <table:cell-content-deletion table:id="ct526">
              <table:change-track-table-cell/>
            </table:cell-content-deletion>
            <table:cell-content-deletion table:id="ct506">
              <table:change-track-table-cell/>
            </table:cell-content-deletion>
          </table:deletions>
        </table:deletion>
        <table:deletion table:id="ct660" table:type="row" table:position="139" table:table="0">
          <office:change-info>
            <dc:creator> </dc:creator>
            <dc:date>2022-03-08T03:56:30.437244147</dc:date>
          </office:change-info>
          <table:deletions>
            <table:change-deletion table:id="ct659"/>
            <table:cell-content-deletion table:id="ct631">
              <table:change-track-table-cell/>
            </table:cell-content-deletion>
            <table:cell-content-deletion table:id="ct605">
              <table:change-track-table-cell/>
            </table:cell-content-deletion>
            <table:cell-content-deletion table:id="ct579">
              <table:change-track-table-cell/>
            </table:cell-content-deletion>
            <table:cell-content-deletion table:id="ct553">
              <table:change-track-table-cell/>
            </table:cell-content-deletion>
            <table:cell-content-deletion table:id="ct527">
              <table:change-track-table-cell/>
            </table:cell-content-deletion>
            <table:cell-content-deletion table:id="ct507">
              <table:change-track-table-cell/>
            </table:cell-content-deletion>
            <table:cell-content-deletion table:id="ct468">
              <table:change-track-table-cell/>
            </table:cell-content-deletion>
            <table:cell-content-deletion table:id="ct454">
              <table:change-track-table-cell/>
            </table:cell-content-deletion>
            <table:cell-content-deletion table:id="ct448">
              <table:change-track-table-cell/>
            </table:cell-content-deletion>
            <table:cell-content-deletion table:id="ct419">
              <table:change-track-table-cell/>
            </table:cell-content-deletion>
            <table:cell-content-deletion table:id="ct405">
              <table:change-track-table-cell/>
            </table:cell-content-deletion>
            <table:cell-content-deletion table:id="ct460">
              <table:change-track-table-cell/>
            </table:cell-content-deletion>
          </table:deletions>
        </table:deletion>
        <table:deletion table:id="ct661" table:type="row" table:position="139" table:table="0">
          <office:change-info>
            <dc:creator> </dc:creator>
            <dc:date>2022-03-08T03:56:30.437358857</dc:date>
          </office:change-info>
          <table:deletions>
            <table:change-deletion table:id="ct660"/>
            <table:cell-content-deletion table:id="ct632">
              <table:change-track-table-cell/>
            </table:cell-content-deletion>
            <table:cell-content-deletion table:id="ct606">
              <table:change-track-table-cell/>
            </table:cell-content-deletion>
            <table:cell-content-deletion table:id="ct580">
              <table:change-track-table-cell/>
            </table:cell-content-deletion>
            <table:cell-content-deletion table:id="ct554">
              <table:change-track-table-cell/>
            </table:cell-content-deletion>
            <table:cell-content-deletion table:id="ct528">
              <table:change-track-table-cell/>
            </table:cell-content-deletion>
            <table:cell-content-deletion table:id="ct508">
              <table:change-track-table-cell/>
            </table:cell-content-deletion>
            <table:cell-content-deletion table:id="ct469">
              <table:change-track-table-cell/>
            </table:cell-content-deletion>
            <table:cell-content-deletion table:id="ct461">
              <table:change-track-table-cell/>
            </table:cell-content-deletion>
            <table:cell-content-deletion table:id="ct455">
              <table:change-track-table-cell/>
            </table:cell-content-deletion>
            <table:cell-content-deletion table:id="ct449">
              <table:change-track-table-cell/>
            </table:cell-content-deletion>
          </table:deletions>
        </table:deletion>
        <table:deletion table:id="ct662" table:type="row" table:position="139" table:table="0">
          <office:change-info>
            <dc:creator> </dc:creator>
            <dc:date>2022-03-08T03:56:30.437471830</dc:date>
          </office:change-info>
          <table:deletions>
            <table:change-deletion table:id="ct661"/>
            <table:cell-content-deletion table:id="ct633">
              <table:change-track-table-cell/>
            </table:cell-content-deletion>
            <table:cell-content-deletion table:id="ct607">
              <table:change-track-table-cell/>
            </table:cell-content-deletion>
            <table:cell-content-deletion table:id="ct581">
              <table:change-track-table-cell/>
            </table:cell-content-deletion>
            <table:cell-content-deletion table:id="ct555">
              <table:change-track-table-cell/>
            </table:cell-content-deletion>
            <table:cell-content-deletion table:id="ct529">
              <table:change-track-table-cell/>
            </table:cell-content-deletion>
            <table:cell-content-deletion table:id="ct489">
              <table:change-track-table-cell/>
            </table:cell-content-deletion>
            <table:cell-content-deletion table:id="ct486">
              <table:change-track-table-cell/>
            </table:cell-content-deletion>
            <table:cell-content-deletion table:id="ct470">
              <table:change-track-table-cell/>
            </table:cell-content-deletion>
            <table:cell-content-deletion table:id="ct456">
              <table:change-track-table-cell/>
            </table:cell-content-deletion>
            <table:cell-content-deletion table:id="ct450">
              <table:change-track-table-cell/>
            </table:cell-content-deletion>
            <table:cell-content-deletion table:id="ct432">
              <table:change-track-table-cell/>
            </table:cell-content-deletion>
            <table:cell-content-deletion table:id="ct420">
              <table:change-track-table-cell/>
            </table:cell-content-deletion>
            <table:cell-content-deletion table:id="ct406">
              <table:change-track-table-cell/>
            </table:cell-content-deletion>
          </table:deletions>
        </table:deletion>
        <table:deletion table:id="ct663" table:type="row" table:position="139" table:table="0">
          <office:change-info>
            <dc:creator> </dc:creator>
            <dc:date>2022-03-08T03:56:30.437596188</dc:date>
          </office:change-info>
          <table:deletions>
            <table:change-deletion table:id="ct662"/>
            <table:cell-content-deletion table:id="ct634">
              <table:change-track-table-cell/>
            </table:cell-content-deletion>
            <table:cell-content-deletion table:id="ct608">
              <table:change-track-table-cell/>
            </table:cell-content-deletion>
            <table:cell-content-deletion table:id="ct582">
              <table:change-track-table-cell/>
            </table:cell-content-deletion>
            <table:cell-content-deletion table:id="ct556">
              <table:change-track-table-cell/>
            </table:cell-content-deletion>
            <table:cell-content-deletion table:id="ct530">
              <table:change-track-table-cell/>
            </table:cell-content-deletion>
            <table:cell-content-deletion table:id="ct490">
              <table:change-track-table-cell/>
            </table:cell-content-deletion>
            <table:cell-content-deletion table:id="ct487">
              <table:change-track-table-cell/>
            </table:cell-content-deletion>
            <table:cell-content-deletion table:id="ct471">
              <table:change-track-table-cell/>
            </table:cell-content-deletion>
            <table:cell-content-deletion table:id="ct457">
              <table:change-track-table-cell/>
            </table:cell-content-deletion>
            <table:cell-content-deletion table:id="ct451">
              <table:change-track-table-cell/>
            </table:cell-content-deletion>
            <table:cell-content-deletion table:id="ct433">
              <table:change-track-table-cell/>
            </table:cell-content-deletion>
          </table:deletions>
        </table:deletion>
        <table:deletion table:id="ct664" table:type="row" table:position="139" table:table="0">
          <office:change-info>
            <dc:creator> </dc:creator>
            <dc:date>2022-03-08T03:56:30.437709337</dc:date>
          </office:change-info>
          <table:deletions>
            <table:change-deletion table:id="ct663"/>
            <table:cell-content-deletion table:id="ct635">
              <table:change-track-table-cell/>
            </table:cell-content-deletion>
            <table:cell-content-deletion table:id="ct609">
              <table:change-track-table-cell/>
            </table:cell-content-deletion>
            <table:cell-content-deletion table:id="ct583">
              <table:change-track-table-cell/>
            </table:cell-content-deletion>
            <table:cell-content-deletion table:id="ct557">
              <table:change-track-table-cell/>
            </table:cell-content-deletion>
            <table:cell-content-deletion table:id="ct531">
              <table:change-track-table-cell/>
            </table:cell-content-deletion>
            <table:cell-content-deletion table:id="ct509">
              <table:change-track-table-cell/>
            </table:cell-content-deletion>
            <table:cell-content-deletion table:id="ct472">
              <table:change-track-table-cell/>
            </table:cell-content-deletion>
            <table:cell-content-deletion table:id="ct434">
              <table:change-track-table-cell/>
            </table:cell-content-deletion>
            <table:cell-content-deletion table:id="ct421">
              <table:change-track-table-cell/>
            </table:cell-content-deletion>
            <table:cell-content-deletion table:id="ct407">
              <table:change-track-table-cell/>
            </table:cell-content-deletion>
          </table:deletions>
        </table:deletion>
        <table:deletion table:id="ct665" table:type="row" table:position="139" table:table="0">
          <office:change-info>
            <dc:creator> </dc:creator>
            <dc:date>2022-03-08T03:56:30.437821239</dc:date>
          </office:change-info>
          <table:deletions>
            <table:change-deletion table:id="ct664"/>
            <table:cell-content-deletion table:id="ct636">
              <table:change-track-table-cell/>
            </table:cell-content-deletion>
            <table:cell-content-deletion table:id="ct610">
              <table:change-track-table-cell/>
            </table:cell-content-deletion>
            <table:cell-content-deletion table:id="ct584">
              <table:change-track-table-cell/>
            </table:cell-content-deletion>
            <table:cell-content-deletion table:id="ct558">
              <table:change-track-table-cell/>
            </table:cell-content-deletion>
            <table:cell-content-deletion table:id="ct532">
              <table:change-track-table-cell/>
            </table:cell-content-deletion>
            <table:cell-content-deletion table:id="ct510">
              <table:change-track-table-cell/>
            </table:cell-content-deletion>
            <table:cell-content-deletion table:id="ct473">
              <table:change-track-table-cell/>
            </table:cell-content-deletion>
            <table:cell-content-deletion table:id="ct435">
              <table:change-track-table-cell/>
            </table:cell-content-deletion>
          </table:deletions>
        </table:deletion>
        <table:deletion table:id="ct666" table:type="row" table:position="139" table:table="0">
          <office:change-info>
            <dc:creator> </dc:creator>
            <dc:date>2022-03-08T03:56:30.437932662</dc:date>
          </office:change-info>
          <table:deletions>
            <table:change-deletion table:id="ct665"/>
            <table:cell-content-deletion table:id="ct637">
              <table:change-track-table-cell/>
            </table:cell-content-deletion>
            <table:cell-content-deletion table:id="ct611">
              <table:change-track-table-cell/>
            </table:cell-content-deletion>
            <table:cell-content-deletion table:id="ct585">
              <table:change-track-table-cell/>
            </table:cell-content-deletion>
            <table:cell-content-deletion table:id="ct559">
              <table:change-track-table-cell/>
            </table:cell-content-deletion>
            <table:cell-content-deletion table:id="ct533">
              <table:change-track-table-cell/>
            </table:cell-content-deletion>
            <table:cell-content-deletion table:id="ct511">
              <table:change-track-table-cell/>
            </table:cell-content-deletion>
            <table:cell-content-deletion table:id="ct422">
              <table:change-track-table-cell/>
            </table:cell-content-deletion>
            <table:cell-content-deletion table:id="ct408">
              <table:change-track-table-cell/>
            </table:cell-content-deletion>
            <table:cell-content-deletion table:id="ct495">
              <table:change-track-table-cell/>
            </table:cell-content-deletion>
            <table:cell-content-deletion table:id="ct120">
              <table:change-track-table-cell/>
            </table:cell-content-deletion>
            <table:cell-content-deletion table:id="ct118">
              <table:change-track-table-cell/>
            </table:cell-content-deletion>
            <table:cell-content-deletion table:id="ct116">
              <table:change-track-table-cell/>
            </table:cell-content-deletion>
            <table:cell-content-deletion table:id="ct114">
              <table:change-track-table-cell/>
            </table:cell-content-deletion>
          </table:deletions>
        </table:deletion>
        <table:deletion table:id="ct667" table:type="row" table:position="139" table:table="0">
          <office:change-info>
            <dc:creator> </dc:creator>
            <dc:date>2022-03-08T03:56:30.438045532</dc:date>
          </office:change-info>
          <table:deletions>
            <table:change-deletion table:id="ct666"/>
            <table:cell-content-deletion table:id="ct638">
              <table:change-track-table-cell/>
            </table:cell-content-deletion>
            <table:cell-content-deletion table:id="ct612">
              <table:change-track-table-cell/>
            </table:cell-content-deletion>
            <table:cell-content-deletion table:id="ct586">
              <table:change-track-table-cell/>
            </table:cell-content-deletion>
            <table:cell-content-deletion table:id="ct560">
              <table:change-track-table-cell/>
            </table:cell-content-deletion>
            <table:cell-content-deletion table:id="ct534">
              <table:change-track-table-cell/>
            </table:cell-content-deletion>
            <table:cell-content-deletion table:id="ct512">
              <table:change-track-table-cell/>
            </table:cell-content-deletion>
            <table:cell-content-deletion table:id="ct496">
              <table:change-track-table-cell/>
            </table:cell-content-deletion>
            <table:cell-content-deletion table:id="ct121">
              <table:change-track-table-cell/>
            </table:cell-content-deletion>
            <table:cell-content-deletion table:id="ct119">
              <table:change-track-table-cell/>
            </table:cell-content-deletion>
            <table:cell-content-deletion table:id="ct117">
              <table:change-track-table-cell/>
            </table:cell-content-deletion>
            <table:cell-content-deletion table:id="ct115">
              <table:change-track-table-cell/>
            </table:cell-content-deletion>
          </table:deletions>
        </table:deletion>
        <table:deletion table:id="ct668" table:type="row" table:position="139" table:table="0">
          <office:change-info>
            <dc:creator> </dc:creator>
            <dc:date>2022-03-08T03:56:30.438179266</dc:date>
          </office:change-info>
          <table:deletions>
            <table:change-deletion table:id="ct667"/>
            <table:cell-content-deletion table:id="ct639">
              <table:change-track-table-cell/>
            </table:cell-content-deletion>
            <table:cell-content-deletion table:id="ct613">
              <table:change-track-table-cell/>
            </table:cell-content-deletion>
            <table:cell-content-deletion table:id="ct587">
              <table:change-track-table-cell/>
            </table:cell-content-deletion>
            <table:cell-content-deletion table:id="ct561">
              <table:change-track-table-cell/>
            </table:cell-content-deletion>
            <table:cell-content-deletion table:id="ct535">
              <table:change-track-table-cell/>
            </table:cell-content-deletion>
            <table:cell-content-deletion table:id="ct513">
              <table:change-track-table-cell/>
            </table:cell-content-deletion>
            <table:cell-content-deletion table:id="ct474">
              <table:change-track-table-cell/>
            </table:cell-content-deletion>
            <table:cell-content-deletion table:id="ct436">
              <table:change-track-table-cell/>
            </table:cell-content-deletion>
            <table:cell-content-deletion table:id="ct423">
              <table:change-track-table-cell/>
            </table:cell-content-deletion>
            <table:cell-content-deletion table:id="ct409">
              <table:change-track-table-cell/>
            </table:cell-content-deletion>
            <table:cell-content-deletion table:id="ct462">
              <table:change-track-table-cell/>
            </table:cell-content-deletion>
          </table:deletions>
        </table:deletion>
        <table:deletion table:id="ct669" table:type="row" table:position="139" table:table="0">
          <office:change-info>
            <dc:creator> </dc:creator>
            <dc:date>2022-03-08T03:56:30.438335188</dc:date>
          </office:change-info>
          <table:deletions>
            <table:change-deletion table:id="ct668"/>
            <table:cell-content-deletion table:id="ct640">
              <table:change-track-table-cell/>
            </table:cell-content-deletion>
            <table:cell-content-deletion table:id="ct614">
              <table:change-track-table-cell/>
            </table:cell-content-deletion>
            <table:cell-content-deletion table:id="ct588">
              <table:change-track-table-cell/>
            </table:cell-content-deletion>
            <table:cell-content-deletion table:id="ct562">
              <table:change-track-table-cell/>
            </table:cell-content-deletion>
            <table:cell-content-deletion table:id="ct536">
              <table:change-track-table-cell/>
            </table:cell-content-deletion>
            <table:cell-content-deletion table:id="ct514">
              <table:change-track-table-cell/>
            </table:cell-content-deletion>
            <table:cell-content-deletion table:id="ct488">
              <table:change-track-table-cell/>
            </table:cell-content-deletion>
            <table:cell-content-deletion table:id="ct475">
              <table:change-track-table-cell/>
            </table:cell-content-deletion>
            <table:cell-content-deletion table:id="ct463">
              <table:change-track-table-cell/>
            </table:cell-content-deletion>
            <table:cell-content-deletion table:id="ct437">
              <table:change-track-table-cell/>
            </table:cell-content-deletion>
          </table:deletions>
        </table:deletion>
        <table:deletion table:id="ct670" table:type="row" table:position="139" table:table="0">
          <office:change-info>
            <dc:creator> </dc:creator>
            <dc:date>2022-03-08T03:56:30.438498715</dc:date>
          </office:change-info>
          <table:deletions>
            <table:change-deletion table:id="ct669"/>
            <table:cell-content-deletion table:id="ct641">
              <table:change-track-table-cell/>
            </table:cell-content-deletion>
            <table:cell-content-deletion table:id="ct615">
              <table:change-track-table-cell/>
            </table:cell-content-deletion>
            <table:cell-content-deletion table:id="ct589">
              <table:change-track-table-cell/>
            </table:cell-content-deletion>
            <table:cell-content-deletion table:id="ct563">
              <table:change-track-table-cell/>
            </table:cell-content-deletion>
            <table:cell-content-deletion table:id="ct537">
              <table:change-track-table-cell/>
            </table:cell-content-deletion>
            <table:cell-content-deletion table:id="ct491">
              <table:change-track-table-cell/>
            </table:cell-content-deletion>
            <table:cell-content-deletion table:id="ct476">
              <table:change-track-table-cell/>
            </table:cell-content-deletion>
            <table:cell-content-deletion table:id="ct458">
              <table:change-track-table-cell/>
            </table:cell-content-deletion>
            <table:cell-content-deletion table:id="ct438">
              <table:change-track-table-cell/>
            </table:cell-content-deletion>
            <table:cell-content-deletion table:id="ct424">
              <table:change-track-table-cell/>
            </table:cell-content-deletion>
            <table:cell-content-deletion table:id="ct410">
              <table:change-track-table-cell/>
            </table:cell-content-deletion>
            <table:cell-content-deletion table:id="ct464">
              <table:change-track-table-cell/>
            </table:cell-content-deletion>
          </table:deletions>
        </table:deletion>
        <table:deletion table:id="ct671" table:type="row" table:position="139" table:table="0">
          <office:change-info>
            <dc:creator> </dc:creator>
            <dc:date>2022-03-08T03:56:30.438618728</dc:date>
          </office:change-info>
          <table:deletions>
            <table:change-deletion table:id="ct670"/>
            <table:cell-content-deletion table:id="ct642">
              <table:change-track-table-cell/>
            </table:cell-content-deletion>
            <table:cell-content-deletion table:id="ct616">
              <table:change-track-table-cell/>
            </table:cell-content-deletion>
            <table:cell-content-deletion table:id="ct590">
              <table:change-track-table-cell/>
            </table:cell-content-deletion>
            <table:cell-content-deletion table:id="ct564">
              <table:change-track-table-cell/>
            </table:cell-content-deletion>
            <table:cell-content-deletion table:id="ct538">
              <table:change-track-table-cell/>
            </table:cell-content-deletion>
            <table:cell-content-deletion table:id="ct492">
              <table:change-track-table-cell/>
            </table:cell-content-deletion>
            <table:cell-content-deletion table:id="ct477">
              <table:change-track-table-cell/>
            </table:cell-content-deletion>
            <table:cell-content-deletion table:id="ct465">
              <table:change-track-table-cell/>
            </table:cell-content-deletion>
            <table:cell-content-deletion table:id="ct459">
              <table:change-track-table-cell/>
            </table:cell-content-deletion>
            <table:cell-content-deletion table:id="ct439">
              <table:change-track-table-cell/>
            </table:cell-content-deletion>
          </table:deletions>
        </table:deletion>
        <table:deletion table:id="ct672" table:type="row" table:position="139" table:table="0">
          <office:change-info>
            <dc:creator> </dc:creator>
            <dc:date>2022-03-08T03:56:30.438732600</dc:date>
          </office:change-info>
          <table:deletions>
            <table:change-deletion table:id="ct671"/>
            <table:cell-content-deletion table:id="ct643">
              <table:change-track-table-cell/>
            </table:cell-content-deletion>
            <table:cell-content-deletion table:id="ct617">
              <table:change-track-table-cell/>
            </table:cell-content-deletion>
            <table:cell-content-deletion table:id="ct591">
              <table:change-track-table-cell/>
            </table:cell-content-deletion>
            <table:cell-content-deletion table:id="ct565">
              <table:change-track-table-cell/>
            </table:cell-content-deletion>
            <table:cell-content-deletion table:id="ct539">
              <table:change-track-table-cell/>
            </table:cell-content-deletion>
            <table:cell-content-deletion table:id="ct515">
              <table:change-track-table-cell/>
            </table:cell-content-deletion>
            <table:cell-content-deletion table:id="ct497">
              <table:change-track-table-cell/>
            </table:cell-content-deletion>
            <table:cell-content-deletion table:id="ct478">
              <table:change-track-table-cell/>
            </table:cell-content-deletion>
            <table:cell-content-deletion table:id="ct425">
              <table:change-track-table-cell/>
            </table:cell-content-deletion>
            <table:cell-content-deletion table:id="ct411">
              <table:change-track-table-cell/>
            </table:cell-content-deletion>
          </table:deletions>
        </table:deletion>
        <table:deletion table:id="ct673" table:type="row" table:position="139" table:table="0">
          <office:change-info>
            <dc:creator> </dc:creator>
            <dc:date>2022-03-08T03:56:30.438844167</dc:date>
          </office:change-info>
          <table:deletions>
            <table:change-deletion table:id="ct672"/>
            <table:cell-content-deletion table:id="ct644">
              <table:change-track-table-cell/>
            </table:cell-content-deletion>
            <table:cell-content-deletion table:id="ct618">
              <table:change-track-table-cell/>
            </table:cell-content-deletion>
            <table:cell-content-deletion table:id="ct592">
              <table:change-track-table-cell/>
            </table:cell-content-deletion>
            <table:cell-content-deletion table:id="ct566">
              <table:change-track-table-cell/>
            </table:cell-content-deletion>
            <table:cell-content-deletion table:id="ct540">
              <table:change-track-table-cell/>
            </table:cell-content-deletion>
            <table:cell-content-deletion table:id="ct516">
              <table:change-track-table-cell/>
            </table:cell-content-deletion>
            <table:cell-content-deletion table:id="ct498">
              <table:change-track-table-cell/>
            </table:cell-content-deletion>
            <table:cell-content-deletion table:id="ct479">
              <table:change-track-table-cell/>
            </table:cell-content-deletion>
          </table:deletions>
        </table:deletion>
        <table:deletion table:id="ct674" table:type="row" table:position="139" table:table="0">
          <office:change-info>
            <dc:creator> </dc:creator>
            <dc:date>2022-03-08T03:56:30.438954476</dc:date>
          </office:change-info>
          <table:deletions>
            <table:change-deletion table:id="ct673"/>
            <table:cell-content-deletion table:id="ct645">
              <table:change-track-table-cell/>
            </table:cell-content-deletion>
            <table:cell-content-deletion table:id="ct619">
              <table:change-track-table-cell/>
            </table:cell-content-deletion>
            <table:cell-content-deletion table:id="ct593">
              <table:change-track-table-cell/>
            </table:cell-content-deletion>
            <table:cell-content-deletion table:id="ct567">
              <table:change-track-table-cell/>
            </table:cell-content-deletion>
            <table:cell-content-deletion table:id="ct541">
              <table:change-track-table-cell/>
            </table:cell-content-deletion>
            <table:cell-content-deletion table:id="ct517">
              <table:change-track-table-cell/>
            </table:cell-content-deletion>
            <table:cell-content-deletion table:id="ct493">
              <table:change-track-table-cell/>
            </table:cell-content-deletion>
            <table:cell-content-deletion table:id="ct482">
              <table:change-track-table-cell/>
            </table:cell-content-deletion>
            <table:cell-content-deletion table:id="ct440">
              <table:change-track-table-cell/>
            </table:cell-content-deletion>
            <table:cell-content-deletion table:id="ct426">
              <table:change-track-table-cell/>
            </table:cell-content-deletion>
            <table:cell-content-deletion table:id="ct412">
              <table:change-track-table-cell/>
            </table:cell-content-deletion>
          </table:deletions>
        </table:deletion>
        <table:deletion table:id="ct675" table:type="row" table:position="139" table:table="0">
          <office:change-info>
            <dc:creator> </dc:creator>
            <dc:date>2022-03-08T03:56:30.439066365</dc:date>
          </office:change-info>
          <table:deletions>
            <table:change-deletion table:id="ct674"/>
            <table:cell-content-deletion table:id="ct646">
              <table:change-track-table-cell/>
            </table:cell-content-deletion>
            <table:cell-content-deletion table:id="ct620">
              <table:change-track-table-cell/>
            </table:cell-content-deletion>
            <table:cell-content-deletion table:id="ct594">
              <table:change-track-table-cell/>
            </table:cell-content-deletion>
            <table:cell-content-deletion table:id="ct568">
              <table:change-track-table-cell/>
            </table:cell-content-deletion>
            <table:cell-content-deletion table:id="ct542">
              <table:change-track-table-cell/>
            </table:cell-content-deletion>
            <table:cell-content-deletion table:id="ct518">
              <table:change-track-table-cell/>
            </table:cell-content-deletion>
            <table:cell-content-deletion table:id="ct494">
              <table:change-track-table-cell/>
            </table:cell-content-deletion>
            <table:cell-content-deletion table:id="ct483">
              <table:change-track-table-cell/>
            </table:cell-content-deletion>
            <table:cell-content-deletion table:id="ct441">
              <table:change-track-table-cell/>
            </table:cell-content-deletion>
          </table:deletions>
        </table:deletion>
        <table:deletion table:id="ct676" table:type="row" table:position="139" table:table="0">
          <office:change-info>
            <dc:creator> </dc:creator>
            <dc:date>2022-03-08T03:56:30.439189004</dc:date>
          </office:change-info>
          <table:deletions>
            <table:change-deletion table:id="ct675"/>
            <table:cell-content-deletion table:id="ct647">
              <table:change-track-table-cell/>
            </table:cell-content-deletion>
            <table:cell-content-deletion table:id="ct621">
              <table:change-track-table-cell/>
            </table:cell-content-deletion>
            <table:cell-content-deletion table:id="ct595">
              <table:change-track-table-cell/>
            </table:cell-content-deletion>
            <table:cell-content-deletion table:id="ct569">
              <table:change-track-table-cell/>
            </table:cell-content-deletion>
            <table:cell-content-deletion table:id="ct543">
              <table:change-track-table-cell/>
            </table:cell-content-deletion>
            <table:cell-content-deletion table:id="ct519">
              <table:change-track-table-cell/>
            </table:cell-content-deletion>
            <table:cell-content-deletion table:id="ct427">
              <table:change-track-table-cell/>
            </table:cell-content-deletion>
            <table:cell-content-deletion table:id="ct413">
              <table:change-track-table-cell/>
            </table:cell-content-deletion>
          </table:deletions>
        </table:deletion>
        <table:deletion table:id="ct677" table:type="row" table:position="139" table:table="0">
          <office:change-info>
            <dc:creator> </dc:creator>
            <dc:date>2022-03-08T03:56:30.439301553</dc:date>
          </office:change-info>
          <table:deletions>
            <table:change-deletion table:id="ct676"/>
            <table:cell-content-deletion table:id="ct648">
              <table:change-track-table-cell/>
            </table:cell-content-deletion>
            <table:cell-content-deletion table:id="ct622">
              <table:change-track-table-cell/>
            </table:cell-content-deletion>
            <table:cell-content-deletion table:id="ct596">
              <table:change-track-table-cell/>
            </table:cell-content-deletion>
            <table:cell-content-deletion table:id="ct570">
              <table:change-track-table-cell/>
            </table:cell-content-deletion>
            <table:cell-content-deletion table:id="ct544">
              <table:change-track-table-cell/>
            </table:cell-content-deletion>
            <table:cell-content-deletion table:id="ct520">
              <table:change-track-table-cell/>
            </table:cell-content-deletion>
          </table:deletions>
        </table:deletion>
        <table:deletion table:id="ct678" table:type="row" table:position="139" table:table="0">
          <office:change-info>
            <dc:creator> </dc:creator>
            <dc:date>2022-03-08T03:56:30.439412860</dc:date>
          </office:change-info>
          <table:deletions>
            <table:change-deletion table:id="ct677"/>
            <table:cell-content-deletion table:id="ct649">
              <table:change-track-table-cell/>
            </table:cell-content-deletion>
            <table:cell-content-deletion table:id="ct623">
              <table:change-track-table-cell/>
            </table:cell-content-deletion>
            <table:cell-content-deletion table:id="ct597">
              <table:change-track-table-cell/>
            </table:cell-content-deletion>
            <table:cell-content-deletion table:id="ct571">
              <table:change-track-table-cell/>
            </table:cell-content-deletion>
            <table:cell-content-deletion table:id="ct545">
              <table:change-track-table-cell/>
            </table:cell-content-deletion>
            <table:cell-content-deletion table:id="ct499">
              <table:change-track-table-cell/>
            </table:cell-content-deletion>
            <table:cell-content-deletion table:id="ct484">
              <table:change-track-table-cell/>
            </table:cell-content-deletion>
            <table:cell-content-deletion table:id="ct480">
              <table:change-track-table-cell/>
            </table:cell-content-deletion>
            <table:cell-content-deletion table:id="ct452">
              <table:change-track-table-cell/>
            </table:cell-content-deletion>
            <table:cell-content-deletion table:id="ct442">
              <table:change-track-table-cell/>
            </table:cell-content-deletion>
            <table:cell-content-deletion table:id="ct428">
              <table:change-track-table-cell/>
            </table:cell-content-deletion>
            <table:cell-content-deletion table:id="ct414">
              <table:change-track-table-cell/>
            </table:cell-content-deletion>
            <table:cell-content-deletion table:id="ct466">
              <table:change-track-table-cell/>
            </table:cell-content-deletion>
          </table:deletions>
        </table:deletion>
        <table:deletion table:id="ct679" table:type="row" table:position="139" table:table="0">
          <office:change-info>
            <dc:creator> </dc:creator>
            <dc:date>2022-03-08T03:56:30.439527712</dc:date>
          </office:change-info>
          <table:deletions>
            <table:change-deletion table:id="ct678"/>
            <table:cell-content-deletion table:id="ct650">
              <table:change-track-table-cell/>
            </table:cell-content-deletion>
            <table:cell-content-deletion table:id="ct624">
              <table:change-track-table-cell/>
            </table:cell-content-deletion>
            <table:cell-content-deletion table:id="ct598">
              <table:change-track-table-cell/>
            </table:cell-content-deletion>
            <table:cell-content-deletion table:id="ct572">
              <table:change-track-table-cell/>
            </table:cell-content-deletion>
            <table:cell-content-deletion table:id="ct546">
              <table:change-track-table-cell/>
            </table:cell-content-deletion>
            <table:cell-content-deletion table:id="ct500">
              <table:change-track-table-cell/>
            </table:cell-content-deletion>
            <table:cell-content-deletion table:id="ct485">
              <table:change-track-table-cell/>
            </table:cell-content-deletion>
            <table:cell-content-deletion table:id="ct481">
              <table:change-track-table-cell/>
            </table:cell-content-deletion>
            <table:cell-content-deletion table:id="ct467">
              <table:change-track-table-cell/>
            </table:cell-content-deletion>
            <table:cell-content-deletion table:id="ct453">
              <table:change-track-table-cell/>
            </table:cell-content-deletion>
            <table:cell-content-deletion table:id="ct443">
              <table:change-track-table-cell/>
            </table:cell-content-deletion>
          </table:deletions>
        </table:deletion>
        <table:deletion table:id="ct680" table:type="row" table:position="139" table:table="0">
          <office:change-info>
            <dc:creator> </dc:creator>
            <dc:date>2022-03-08T03:56:30.439639888</dc:date>
          </office:change-info>
          <table:deletions>
            <table:change-deletion table:id="ct679"/>
            <table:cell-content-deletion table:id="ct651">
              <table:change-track-table-cell/>
            </table:cell-content-deletion>
            <table:cell-content-deletion table:id="ct625">
              <table:change-track-table-cell/>
            </table:cell-content-deletion>
            <table:cell-content-deletion table:id="ct599">
              <table:change-track-table-cell/>
            </table:cell-content-deletion>
            <table:cell-content-deletion table:id="ct573">
              <table:change-track-table-cell/>
            </table:cell-content-deletion>
            <table:cell-content-deletion table:id="ct547">
              <table:change-track-table-cell/>
            </table:cell-content-deletion>
            <table:cell-content-deletion table:id="ct521">
              <table:change-track-table-cell/>
            </table:cell-content-deletion>
            <table:cell-content-deletion table:id="ct501">
              <table:change-track-table-cell/>
            </table:cell-content-deletion>
            <table:cell-content-deletion table:id="ct444">
              <table:change-track-table-cell/>
            </table:cell-content-deletion>
            <table:cell-content-deletion table:id="ct429">
              <table:change-track-table-cell/>
            </table:cell-content-deletion>
            <table:cell-content-deletion table:id="ct415">
              <table:change-track-table-cell/>
            </table:cell-content-deletion>
          </table:deletions>
        </table:deletion>
        <table:deletion table:id="ct681" table:type="row" table:position="139" table:table="0">
          <office:change-info>
            <dc:creator> </dc:creator>
            <dc:date>2022-03-08T03:56:30.439750833</dc:date>
          </office:change-info>
          <table:deletions>
            <table:change-deletion table:id="ct680"/>
            <table:cell-content-deletion table:id="ct652">
              <table:change-track-table-cell/>
            </table:cell-content-deletion>
            <table:cell-content-deletion table:id="ct626">
              <table:change-track-table-cell/>
            </table:cell-content-deletion>
            <table:cell-content-deletion table:id="ct600">
              <table:change-track-table-cell/>
            </table:cell-content-deletion>
            <table:cell-content-deletion table:id="ct574">
              <table:change-track-table-cell/>
            </table:cell-content-deletion>
            <table:cell-content-deletion table:id="ct548">
              <table:change-track-table-cell/>
            </table:cell-content-deletion>
            <table:cell-content-deletion table:id="ct522">
              <table:change-track-table-cell/>
            </table:cell-content-deletion>
            <table:cell-content-deletion table:id="ct502">
              <table:change-track-table-cell/>
            </table:cell-content-deletion>
            <table:cell-content-deletion table:id="ct445">
              <table:change-track-table-cell/>
            </table:cell-content-deletion>
          </table:deletions>
        </table:deletion>
        <table:deletion table:id="ct682" table:type="row" table:position="139" table:table="0" table:multi-deletion-spanned="77">
          <office:change-info>
            <dc:creator> </dc:creator>
            <dc:date>2022-03-08T03:56:37.977964029</dc:date>
          </office:change-info>
        </table:deletion>
        <table:deletion table:id="ct683" table:type="row" table:position="139" table:table="0">
          <office:change-info>
            <dc:creator> </dc:creator>
            <dc:date>2022-03-08T03:56:37.978197708</dc:date>
          </office:change-info>
          <table:deletions>
            <table:change-deletion table:id="ct682"/>
          </table:deletions>
        </table:deletion>
        <table:deletion table:id="ct684" table:type="row" table:position="139" table:table="0">
          <office:change-info>
            <dc:creator> </dc:creator>
            <dc:date>2022-03-08T03:56:37.978341974</dc:date>
          </office:change-info>
          <table:deletions>
            <table:change-deletion table:id="ct683"/>
            <table:cell-content-deletion table:id="ct416">
              <table:change-track-table-cell/>
            </table:cell-content-deletion>
          </table:deletions>
        </table:deletion>
        <table:deletion table:id="ct685" table:type="row" table:position="139" table:table="0">
          <office:change-info>
            <dc:creator> </dc:creator>
            <dc:date>2022-03-08T03:56:37.978468786</dc:date>
          </office:change-info>
          <table:deletions>
            <table:change-deletion table:id="ct681"/>
          </table:deletions>
        </table:deletion>
        <table:deletion table:id="ct686" table:type="row" table:position="139" table:table="0">
          <office:change-info>
            <dc:creator> </dc:creator>
            <dc:date>2022-03-08T03:56:37.978576968</dc:date>
          </office:change-info>
          <table:deletions>
            <table:change-deletion table:id="ct685"/>
          </table:deletions>
        </table:deletion>
        <table:deletion table:id="ct687" table:type="row" table:position="139" table:table="0">
          <office:change-info>
            <dc:creator> </dc:creator>
            <dc:date>2022-03-08T03:56:37.978682398</dc:date>
          </office:change-info>
          <table:deletions>
            <table:change-deletion table:id="ct686"/>
          </table:deletions>
        </table:deletion>
        <table:deletion table:id="ct688" table:type="row" table:position="139" table:table="0">
          <office:change-info>
            <dc:creator> </dc:creator>
            <dc:date>2022-03-08T03:56:37.978787197</dc:date>
          </office:change-info>
          <table:deletions>
            <table:change-deletion table:id="ct687"/>
          </table:deletions>
        </table:deletion>
        <table:deletion table:id="ct689" table:type="row" table:position="139" table:table="0">
          <office:change-info>
            <dc:creator> </dc:creator>
            <dc:date>2022-03-08T03:56:37.978902621</dc:date>
          </office:change-info>
          <table:deletions>
            <table:change-deletion table:id="ct688"/>
          </table:deletions>
        </table:deletion>
        <table:deletion table:id="ct690" table:type="row" table:position="139" table:table="0">
          <office:change-info>
            <dc:creator> </dc:creator>
            <dc:date>2022-03-08T03:56:37.979009391</dc:date>
          </office:change-info>
          <table:deletions>
            <table:change-deletion table:id="ct689"/>
          </table:deletions>
        </table:deletion>
        <table:deletion table:id="ct691" table:type="row" table:position="139" table:table="0">
          <office:change-info>
            <dc:creator> </dc:creator>
            <dc:date>2022-03-08T03:56:37.979114555</dc:date>
          </office:change-info>
          <table:deletions>
            <table:change-deletion table:id="ct690"/>
          </table:deletions>
        </table:deletion>
        <table:deletion table:id="ct692" table:type="row" table:position="139" table:table="0">
          <office:change-info>
            <dc:creator> </dc:creator>
            <dc:date>2022-03-08T03:56:37.979218876</dc:date>
          </office:change-info>
          <table:deletions>
            <table:change-deletion table:id="ct691"/>
          </table:deletions>
        </table:deletion>
        <table:deletion table:id="ct693" table:type="row" table:position="139" table:table="0">
          <office:change-info>
            <dc:creator> </dc:creator>
            <dc:date>2022-03-08T03:56:37.979323615</dc:date>
          </office:change-info>
          <table:deletions>
            <table:change-deletion table:id="ct692"/>
          </table:deletions>
        </table:deletion>
        <table:deletion table:id="ct694" table:type="row" table:position="139" table:table="0">
          <office:change-info>
            <dc:creator> </dc:creator>
            <dc:date>2022-03-08T03:56:37.979427556</dc:date>
          </office:change-info>
          <table:deletions>
            <table:change-deletion table:id="ct693"/>
          </table:deletions>
        </table:deletion>
        <table:deletion table:id="ct695" table:type="row" table:position="139" table:table="0">
          <office:change-info>
            <dc:creator> </dc:creator>
            <dc:date>2022-03-08T03:56:37.979531908</dc:date>
          </office:change-info>
          <table:deletions>
            <table:change-deletion table:id="ct694"/>
          </table:deletions>
        </table:deletion>
        <table:deletion table:id="ct696" table:type="row" table:position="139" table:table="0">
          <office:change-info>
            <dc:creator> </dc:creator>
            <dc:date>2022-03-08T03:56:37.979636763</dc:date>
          </office:change-info>
          <table:deletions>
            <table:change-deletion table:id="ct695"/>
          </table:deletions>
        </table:deletion>
        <table:deletion table:id="ct697" table:type="row" table:position="139" table:table="0">
          <office:change-info>
            <dc:creator> </dc:creator>
            <dc:date>2022-03-08T03:56:37.979743805</dc:date>
          </office:change-info>
          <table:deletions>
            <table:change-deletion table:id="ct696"/>
          </table:deletions>
        </table:deletion>
        <table:deletion table:id="ct698" table:type="row" table:position="139" table:table="0">
          <office:change-info>
            <dc:creator> </dc:creator>
            <dc:date>2022-03-08T03:56:37.979848373</dc:date>
          </office:change-info>
          <table:deletions>
            <table:change-deletion table:id="ct697"/>
          </table:deletions>
        </table:deletion>
        <table:deletion table:id="ct699" table:type="row" table:position="139" table:table="0">
          <office:change-info>
            <dc:creator> </dc:creator>
            <dc:date>2022-03-08T03:56:37.979953907</dc:date>
          </office:change-info>
          <table:deletions>
            <table:change-deletion table:id="ct698"/>
          </table:deletions>
        </table:deletion>
        <table:deletion table:id="ct700" table:type="row" table:position="139" table:table="0">
          <office:change-info>
            <dc:creator> </dc:creator>
            <dc:date>2022-03-08T03:56:37.980096509</dc:date>
          </office:change-info>
          <table:deletions>
            <table:change-deletion table:id="ct699"/>
          </table:deletions>
        </table:deletion>
        <table:deletion table:id="ct701" table:type="row" table:position="139" table:table="0">
          <office:change-info>
            <dc:creator> </dc:creator>
            <dc:date>2022-03-08T03:56:37.980244484</dc:date>
          </office:change-info>
          <table:deletions>
            <table:change-deletion table:id="ct700"/>
          </table:deletions>
        </table:deletion>
        <table:deletion table:id="ct702" table:type="row" table:position="139" table:table="0">
          <office:change-info>
            <dc:creator> </dc:creator>
            <dc:date>2022-03-08T03:56:37.980398592</dc:date>
          </office:change-info>
          <table:deletions>
            <table:change-deletion table:id="ct701"/>
          </table:deletions>
        </table:deletion>
        <table:deletion table:id="ct703" table:type="row" table:position="139" table:table="0">
          <office:change-info>
            <dc:creator> </dc:creator>
            <dc:date>2022-03-08T03:56:37.980516235</dc:date>
          </office:change-info>
          <table:deletions>
            <table:change-deletion table:id="ct702"/>
          </table:deletions>
        </table:deletion>
        <table:deletion table:id="ct704" table:type="row" table:position="139" table:table="0">
          <office:change-info>
            <dc:creator> </dc:creator>
            <dc:date>2022-03-08T03:56:37.980621830</dc:date>
          </office:change-info>
          <table:deletions>
            <table:change-deletion table:id="ct703"/>
          </table:deletions>
        </table:deletion>
        <table:deletion table:id="ct705" table:type="row" table:position="139" table:table="0">
          <office:change-info>
            <dc:creator> </dc:creator>
            <dc:date>2022-03-08T03:56:37.980729082</dc:date>
          </office:change-info>
          <table:deletions>
            <table:change-deletion table:id="ct704"/>
          </table:deletions>
        </table:deletion>
        <table:deletion table:id="ct706" table:type="row" table:position="139" table:table="0">
          <office:change-info>
            <dc:creator> </dc:creator>
            <dc:date>2022-03-08T03:56:37.980834654</dc:date>
          </office:change-info>
          <table:deletions>
            <table:change-deletion table:id="ct705"/>
          </table:deletions>
        </table:deletion>
        <table:deletion table:id="ct707" table:type="row" table:position="139" table:table="0">
          <office:change-info>
            <dc:creator> </dc:creator>
            <dc:date>2022-03-08T03:56:37.980939844</dc:date>
          </office:change-info>
          <table:deletions>
            <table:change-deletion table:id="ct706"/>
          </table:deletions>
        </table:deletion>
        <table:deletion table:id="ct708" table:type="row" table:position="139" table:table="0">
          <office:change-info>
            <dc:creator> </dc:creator>
            <dc:date>2022-03-08T03:56:37.981048197</dc:date>
          </office:change-info>
          <table:deletions>
            <table:change-deletion table:id="ct707"/>
          </table:deletions>
        </table:deletion>
        <table:deletion table:id="ct709" table:type="row" table:position="139" table:table="0">
          <office:change-info>
            <dc:creator> </dc:creator>
            <dc:date>2022-03-08T03:56:37.981206796</dc:date>
          </office:change-info>
          <table:deletions>
            <table:change-deletion table:id="ct708"/>
          </table:deletions>
        </table:deletion>
        <table:deletion table:id="ct710" table:type="row" table:position="139" table:table="0">
          <office:change-info>
            <dc:creator> </dc:creator>
            <dc:date>2022-03-08T03:56:37.981319063</dc:date>
          </office:change-info>
          <table:deletions>
            <table:change-deletion table:id="ct709"/>
          </table:deletions>
        </table:deletion>
        <table:deletion table:id="ct711" table:type="row" table:position="139" table:table="0">
          <office:change-info>
            <dc:creator> </dc:creator>
            <dc:date>2022-03-08T03:56:37.981425469</dc:date>
          </office:change-info>
          <table:deletions>
            <table:change-deletion table:id="ct710"/>
          </table:deletions>
        </table:deletion>
        <table:deletion table:id="ct712" table:type="row" table:position="139" table:table="0">
          <office:change-info>
            <dc:creator> </dc:creator>
            <dc:date>2022-03-08T03:56:37.981531282</dc:date>
          </office:change-info>
          <table:deletions>
            <table:change-deletion table:id="ct711"/>
          </table:deletions>
        </table:deletion>
        <table:deletion table:id="ct713" table:type="row" table:position="139" table:table="0">
          <office:change-info>
            <dc:creator> </dc:creator>
            <dc:date>2022-03-08T03:56:37.981637669</dc:date>
          </office:change-info>
          <table:deletions>
            <table:change-deletion table:id="ct712"/>
          </table:deletions>
        </table:deletion>
        <table:deletion table:id="ct714" table:type="row" table:position="139" table:table="0">
          <office:change-info>
            <dc:creator> </dc:creator>
            <dc:date>2022-03-08T03:56:37.981744318</dc:date>
          </office:change-info>
          <table:deletions>
            <table:change-deletion table:id="ct713"/>
          </table:deletions>
        </table:deletion>
        <table:deletion table:id="ct715" table:type="row" table:position="139" table:table="0">
          <office:change-info>
            <dc:creator> </dc:creator>
            <dc:date>2022-03-08T03:56:37.981849676</dc:date>
          </office:change-info>
          <table:deletions>
            <table:change-deletion table:id="ct714"/>
          </table:deletions>
        </table:deletion>
        <table:deletion table:id="ct716" table:type="row" table:position="139" table:table="0">
          <office:change-info>
            <dc:creator> </dc:creator>
            <dc:date>2022-03-08T03:56:37.981955271</dc:date>
          </office:change-info>
          <table:deletions>
            <table:change-deletion table:id="ct715"/>
          </table:deletions>
        </table:deletion>
        <table:deletion table:id="ct717" table:type="row" table:position="139" table:table="0">
          <office:change-info>
            <dc:creator> </dc:creator>
            <dc:date>2022-03-08T03:56:37.982060699</dc:date>
          </office:change-info>
          <table:deletions>
            <table:change-deletion table:id="ct716"/>
          </table:deletions>
        </table:deletion>
        <table:deletion table:id="ct718" table:type="row" table:position="139" table:table="0">
          <office:change-info>
            <dc:creator> </dc:creator>
            <dc:date>2022-03-08T03:56:37.982176996</dc:date>
          </office:change-info>
          <table:deletions>
            <table:change-deletion table:id="ct717"/>
          </table:deletions>
        </table:deletion>
        <table:deletion table:id="ct719" table:type="row" table:position="139" table:table="0">
          <office:change-info>
            <dc:creator> </dc:creator>
            <dc:date>2022-03-08T03:56:37.982284041</dc:date>
          </office:change-info>
          <table:deletions>
            <table:change-deletion table:id="ct718"/>
          </table:deletions>
        </table:deletion>
        <table:deletion table:id="ct720" table:type="row" table:position="139" table:table="0">
          <office:change-info>
            <dc:creator> </dc:creator>
            <dc:date>2022-03-08T03:56:37.982389924</dc:date>
          </office:change-info>
          <table:deletions>
            <table:change-deletion table:id="ct719"/>
          </table:deletions>
        </table:deletion>
        <table:deletion table:id="ct721" table:type="row" table:position="139" table:table="0">
          <office:change-info>
            <dc:creator> </dc:creator>
            <dc:date>2022-03-08T03:56:37.982497913</dc:date>
          </office:change-info>
          <table:deletions>
            <table:change-deletion table:id="ct720"/>
          </table:deletions>
        </table:deletion>
        <table:deletion table:id="ct722" table:type="row" table:position="139" table:table="0">
          <office:change-info>
            <dc:creator> </dc:creator>
            <dc:date>2022-03-08T03:56:37.982604588</dc:date>
          </office:change-info>
          <table:deletions>
            <table:change-deletion table:id="ct721"/>
          </table:deletions>
        </table:deletion>
        <table:deletion table:id="ct723" table:type="row" table:position="139" table:table="0">
          <office:change-info>
            <dc:creator> </dc:creator>
            <dc:date>2022-03-08T03:56:37.982710449</dc:date>
          </office:change-info>
          <table:deletions>
            <table:change-deletion table:id="ct722"/>
          </table:deletions>
        </table:deletion>
        <table:deletion table:id="ct724" table:type="row" table:position="139" table:table="0">
          <office:change-info>
            <dc:creator> </dc:creator>
            <dc:date>2022-03-08T03:56:37.982816578</dc:date>
          </office:change-info>
          <table:deletions>
            <table:change-deletion table:id="ct723"/>
          </table:deletions>
        </table:deletion>
        <table:deletion table:id="ct725" table:type="row" table:position="139" table:table="0">
          <office:change-info>
            <dc:creator> </dc:creator>
            <dc:date>2022-03-08T03:56:37.982923480</dc:date>
          </office:change-info>
          <table:deletions>
            <table:change-deletion table:id="ct724"/>
          </table:deletions>
        </table:deletion>
        <table:deletion table:id="ct726" table:type="row" table:position="139" table:table="0">
          <office:change-info>
            <dc:creator> </dc:creator>
            <dc:date>2022-03-08T03:56:37.983029849</dc:date>
          </office:change-info>
          <table:deletions>
            <table:change-deletion table:id="ct725"/>
          </table:deletions>
        </table:deletion>
        <table:deletion table:id="ct727" table:type="row" table:position="139" table:table="0">
          <office:change-info>
            <dc:creator> </dc:creator>
            <dc:date>2022-03-08T03:56:37.983136448</dc:date>
          </office:change-info>
          <table:deletions>
            <table:change-deletion table:id="ct726"/>
          </table:deletions>
        </table:deletion>
        <table:deletion table:id="ct728" table:type="row" table:position="139" table:table="0">
          <office:change-info>
            <dc:creator> </dc:creator>
            <dc:date>2022-03-08T03:56:37.983242228</dc:date>
          </office:change-info>
          <table:deletions>
            <table:change-deletion table:id="ct727"/>
          </table:deletions>
        </table:deletion>
        <table:deletion table:id="ct729" table:type="row" table:position="139" table:table="0">
          <office:change-info>
            <dc:creator> </dc:creator>
            <dc:date>2022-03-08T03:56:37.983349805</dc:date>
          </office:change-info>
          <table:deletions>
            <table:change-deletion table:id="ct728"/>
          </table:deletions>
        </table:deletion>
        <table:deletion table:id="ct730" table:type="row" table:position="139" table:table="0">
          <office:change-info>
            <dc:creator> </dc:creator>
            <dc:date>2022-03-08T03:56:37.983456518</dc:date>
          </office:change-info>
          <table:deletions>
            <table:change-deletion table:id="ct729"/>
          </table:deletions>
        </table:deletion>
        <table:deletion table:id="ct731" table:type="row" table:position="139" table:table="0">
          <office:change-info>
            <dc:creator> </dc:creator>
            <dc:date>2022-03-08T03:56:37.983562803</dc:date>
          </office:change-info>
          <table:deletions>
            <table:change-deletion table:id="ct730"/>
          </table:deletions>
        </table:deletion>
        <table:deletion table:id="ct732" table:type="row" table:position="139" table:table="0">
          <office:change-info>
            <dc:creator> </dc:creator>
            <dc:date>2022-03-08T03:56:37.983669066</dc:date>
          </office:change-info>
          <table:deletions>
            <table:change-deletion table:id="ct731"/>
          </table:deletions>
        </table:deletion>
        <table:deletion table:id="ct733" table:type="row" table:position="139" table:table="0">
          <office:change-info>
            <dc:creator> </dc:creator>
            <dc:date>2022-03-08T03:56:37.983776098</dc:date>
          </office:change-info>
          <table:deletions>
            <table:change-deletion table:id="ct732"/>
          </table:deletions>
        </table:deletion>
        <table:deletion table:id="ct734" table:type="row" table:position="139" table:table="0">
          <office:change-info>
            <dc:creator> </dc:creator>
            <dc:date>2022-03-08T03:56:37.983882724</dc:date>
          </office:change-info>
          <table:deletions>
            <table:change-deletion table:id="ct733"/>
          </table:deletions>
        </table:deletion>
        <table:deletion table:id="ct735" table:type="row" table:position="139" table:table="0">
          <office:change-info>
            <dc:creator> </dc:creator>
            <dc:date>2022-03-08T03:56:37.983989889</dc:date>
          </office:change-info>
          <table:deletions>
            <table:change-deletion table:id="ct734"/>
          </table:deletions>
        </table:deletion>
        <table:deletion table:id="ct736" table:type="row" table:position="139" table:table="0">
          <office:change-info>
            <dc:creator> </dc:creator>
            <dc:date>2022-03-08T03:56:37.984117229</dc:date>
          </office:change-info>
          <table:deletions>
            <table:change-deletion table:id="ct735"/>
          </table:deletions>
        </table:deletion>
        <table:deletion table:id="ct737" table:type="row" table:position="139" table:table="0">
          <office:change-info>
            <dc:creator> </dc:creator>
            <dc:date>2022-03-08T03:56:37.984227262</dc:date>
          </office:change-info>
          <table:deletions>
            <table:change-deletion table:id="ct736"/>
          </table:deletions>
        </table:deletion>
        <table:deletion table:id="ct738" table:type="row" table:position="139" table:table="0">
          <office:change-info>
            <dc:creator> </dc:creator>
            <dc:date>2022-03-08T03:56:37.984334882</dc:date>
          </office:change-info>
          <table:deletions>
            <table:change-deletion table:id="ct737"/>
          </table:deletions>
        </table:deletion>
        <table:deletion table:id="ct739" table:type="row" table:position="139" table:table="0">
          <office:change-info>
            <dc:creator> </dc:creator>
            <dc:date>2022-03-08T03:56:37.984442374</dc:date>
          </office:change-info>
          <table:deletions>
            <table:change-deletion table:id="ct738"/>
          </table:deletions>
        </table:deletion>
        <table:deletion table:id="ct740" table:type="row" table:position="139" table:table="0">
          <office:change-info>
            <dc:creator> </dc:creator>
            <dc:date>2022-03-08T03:56:37.984549189</dc:date>
          </office:change-info>
          <table:deletions>
            <table:change-deletion table:id="ct739"/>
          </table:deletions>
        </table:deletion>
        <table:deletion table:id="ct741" table:type="row" table:position="139" table:table="0">
          <office:change-info>
            <dc:creator> </dc:creator>
            <dc:date>2022-03-08T03:56:37.984829260</dc:date>
          </office:change-info>
          <table:deletions>
            <table:change-deletion table:id="ct740"/>
          </table:deletions>
        </table:deletion>
        <table:deletion table:id="ct742" table:type="row" table:position="139" table:table="0">
          <office:change-info>
            <dc:creator> </dc:creator>
            <dc:date>2022-03-08T03:56:37.984943925</dc:date>
          </office:change-info>
          <table:deletions>
            <table:change-deletion table:id="ct741"/>
          </table:deletions>
        </table:deletion>
        <table:deletion table:id="ct743" table:type="row" table:position="139" table:table="0">
          <office:change-info>
            <dc:creator> </dc:creator>
            <dc:date>2022-03-08T03:56:37.985052859</dc:date>
          </office:change-info>
          <table:deletions>
            <table:change-deletion table:id="ct742"/>
          </table:deletions>
        </table:deletion>
        <table:deletion table:id="ct744" table:type="row" table:position="139" table:table="0">
          <office:change-info>
            <dc:creator> </dc:creator>
            <dc:date>2022-03-08T03:56:37.985161276</dc:date>
          </office:change-info>
          <table:deletions>
            <table:change-deletion table:id="ct743"/>
          </table:deletions>
        </table:deletion>
        <table:deletion table:id="ct745" table:type="row" table:position="139" table:table="0">
          <office:change-info>
            <dc:creator> </dc:creator>
            <dc:date>2022-03-08T03:56:37.985271685</dc:date>
          </office:change-info>
          <table:deletions>
            <table:change-deletion table:id="ct744"/>
          </table:deletions>
        </table:deletion>
        <table:deletion table:id="ct746" table:type="row" table:position="139" table:table="0">
          <office:change-info>
            <dc:creator> </dc:creator>
            <dc:date>2022-03-08T03:56:37.985380980</dc:date>
          </office:change-info>
          <table:deletions>
            <table:change-deletion table:id="ct745"/>
          </table:deletions>
        </table:deletion>
        <table:deletion table:id="ct747" table:type="row" table:position="139" table:table="0">
          <office:change-info>
            <dc:creator> </dc:creator>
            <dc:date>2022-03-08T03:56:37.985488627</dc:date>
          </office:change-info>
          <table:deletions>
            <table:change-deletion table:id="ct746"/>
          </table:deletions>
        </table:deletion>
        <table:deletion table:id="ct748" table:type="row" table:position="139" table:table="0">
          <office:change-info>
            <dc:creator> </dc:creator>
            <dc:date>2022-03-08T03:56:37.985597183</dc:date>
          </office:change-info>
          <table:deletions>
            <table:change-deletion table:id="ct747"/>
          </table:deletions>
        </table:deletion>
        <table:deletion table:id="ct749" table:type="row" table:position="139" table:table="0">
          <office:change-info>
            <dc:creator> </dc:creator>
            <dc:date>2022-03-08T03:56:37.985706525</dc:date>
          </office:change-info>
          <table:deletions>
            <table:change-deletion table:id="ct748"/>
          </table:deletions>
        </table:deletion>
        <table:deletion table:id="ct750" table:type="row" table:position="139" table:table="0">
          <office:change-info>
            <dc:creator> </dc:creator>
            <dc:date>2022-03-08T03:56:37.985814017</dc:date>
          </office:change-info>
          <table:deletions>
            <table:change-deletion table:id="ct749"/>
          </table:deletions>
        </table:deletion>
        <table:deletion table:id="ct751" table:type="row" table:position="139" table:table="0">
          <office:change-info>
            <dc:creator> </dc:creator>
            <dc:date>2022-03-08T03:56:37.985940732</dc:date>
          </office:change-info>
          <table:deletions>
            <table:change-deletion table:id="ct750"/>
          </table:deletions>
        </table:deletion>
        <table:deletion table:id="ct752" table:type="row" table:position="139" table:table="0">
          <office:change-info>
            <dc:creator> </dc:creator>
            <dc:date>2022-03-08T03:56:37.986059934</dc:date>
          </office:change-info>
          <table:deletions>
            <table:change-deletion table:id="ct751"/>
          </table:deletions>
        </table:deletion>
        <table:deletion table:id="ct753" table:type="row" table:position="139" table:table="0">
          <office:change-info>
            <dc:creator> </dc:creator>
            <dc:date>2022-03-08T03:56:37.986170655</dc:date>
          </office:change-info>
          <table:deletions>
            <table:change-deletion table:id="ct752"/>
          </table:deletions>
        </table:deletion>
        <table:deletion table:id="ct754" table:type="row" table:position="139" table:table="0">
          <office:change-info>
            <dc:creator> </dc:creator>
            <dc:date>2022-03-08T03:56:37.986279395</dc:date>
          </office:change-info>
          <table:deletions>
            <table:change-deletion table:id="ct753"/>
          </table:deletions>
        </table:deletion>
        <table:deletion table:id="ct755" table:type="row" table:position="139" table:table="0">
          <office:change-info>
            <dc:creator> </dc:creator>
            <dc:date>2022-03-08T03:56:37.986387479</dc:date>
          </office:change-info>
          <table:deletions>
            <table:change-deletion table:id="ct754"/>
          </table:deletions>
        </table:deletion>
        <table:deletion table:id="ct756" table:type="row" table:position="139" table:table="0">
          <office:change-info>
            <dc:creator> </dc:creator>
            <dc:date>2022-03-08T03:56:37.986501597</dc:date>
          </office:change-info>
          <table:deletions>
            <table:change-deletion table:id="ct755"/>
          </table:deletions>
        </table:deletion>
        <table:deletion table:id="ct757" table:type="row" table:position="139" table:table="0">
          <office:change-info>
            <dc:creator> </dc:creator>
            <dc:date>2022-03-08T03:56:37.986610684</dc:date>
          </office:change-info>
          <table:deletions>
            <table:change-deletion table:id="ct756"/>
          </table:deletions>
        </table:deletion>
        <table:deletion table:id="ct758" table:type="row" table:position="139" table:table="0">
          <office:change-info>
            <dc:creator> </dc:creator>
            <dc:date>2022-03-08T03:56:37.986719419</dc:date>
          </office:change-info>
          <table:deletions>
            <table:change-deletion table:id="ct757"/>
          </table:deletions>
        </table:deletion>
        <table:cell-content-change table:id="ct759">
          <table:cell-address table:column="23" table:row="42" table:table="0"/>
          <office:change-info>
            <dc:creator> </dc:creator>
            <dc:date>2022-03-08T04:06:26.738340099</dc:date>
          </office:change-info>
          <table:previous>
            <table:change-track-table-cell table:cell-address="'Comp Market data'.X43" table:formula="of:=23*52.2" office:value-type="float" office:value="1200.6"/>
          </table:previous>
        </table:cell-content-change>
        <table:cell-content-change table:id="ct760">
          <table:cell-address table:column="1" table:row="57" table:table="0"/>
          <office:change-info>
            <dc:creator> </dc:creator>
            <dc:date>2022-03-08T04:07:04.728652859</dc:date>
          </office:change-info>
          <table:previous>
            <table:change-track-table-cell office:value-type="string">
              <text:p>Chief Information Officer (city and schools) / IT Director</text:p>
            </table:change-track-table-cell>
          </table:previous>
        </table:cell-content-change>
        <table:cell-content-change table:id="ct761">
          <table:cell-address table:column="1" table:row="17" table:table="0"/>
          <office:change-info>
            <dc:creator> </dc:creator>
            <dc:date>2022-03-08T04:07:24.848351928</dc:date>
          </office:change-info>
          <table:previous>
            <table:change-track-table-cell office:value-type="string">
              <text:p>Assistant Library Director/Head of Technical Services </text:p>
            </table:change-track-table-cell>
          </table:previous>
        </table:cell-content-change>
        <table:cell-content-change table:id="ct762">
          <table:cell-address table:column="1" table:row="53" table:table="0"/>
          <office:change-info>
            <dc:creator> </dc:creator>
            <dc:date>2022-03-08T04:08:27.495739835</dc:date>
          </office:change-info>
          <table:previous>
            <table:change-track-table-cell office:value-type="string">
              <text:p>Director of Inspectional Services/Building Commissioner</text:p>
            </table:change-track-table-cell>
          </table:previous>
        </table:cell-content-change>
        <table:cell-content-change table:id="ct763">
          <table:cell-address table:column="1" table:row="79" table:table="0"/>
          <office:change-info>
            <dc:creator> </dc:creator>
            <dc:date>2022-03-08T04:08:57.095476428</dc:date>
          </office:change-info>
          <table:previous>
            <table:change-track-table-cell office:value-type="string">
              <text:p>Finance Administrator - Fire Dept./Public Safety</text:p>
            </table:change-track-table-cell>
          </table:previous>
        </table:cell-content-change>
        <table:cell-content-change table:id="ct764">
          <table:cell-address table:column="1" table:row="81" table:table="0"/>
          <office:change-info>
            <dc:creator> </dc:creator>
            <dc:date>2022-03-08T04:11:04.783282780</dc:date>
          </office:change-info>
          <table:previous>
            <table:change-track-table-cell office:value-type="string">
              <text:p>Financial Systems Analyst/Project Manager (Auditor/IT Depts.)</text:p>
            </table:change-track-table-cell>
          </table:previous>
        </table:cell-content-change>
        <table:cell-content-change table:id="ct765">
          <table:cell-address table:column="1" table:row="81" table:table="0"/>
          <office:change-info>
            <dc:creator> </dc:creator>
            <dc:date>2022-03-08T04:11:05.727351054</dc:date>
          </office:change-info>
          <table:previous table:id="ct764">
            <table:change-track-table-cell office:value-type="string">
              <text:p>Financial Systems Analyst/Project Manager (Auditor IT Depts.)</text:p>
            </table:change-track-table-cell>
          </table:previous>
        </table:cell-content-change>
        <table:cell-content-change table:id="ct766">
          <table:cell-address table:column="1" table:row="109" table:table="0"/>
          <office:change-info>
            <dc:creator> </dc:creator>
            <dc:date>2022-03-08T04:11:06.367521237</dc:date>
          </office:change-info>
          <table:previous>
            <table:change-track-table-cell office:value-type="string">
              <text:p>Program Coordinator - Tobacco/Alcohol</text:p>
            </table:change-track-table-cell>
          </table:previous>
        </table:cell-content-change>
        <table:cell-content-change table:id="ct767">
          <table:cell-address table:column="1" table:row="127" table:table="0"/>
          <office:change-info>
            <dc:creator> </dc:creator>
            <dc:date>2022-03-08T04:11:10.023493857</dc:date>
          </office:change-info>
          <table:previous>
            <table:change-track-table-cell office:value-type="string">
              <text:p>Systems Analyst IT (city/schools) - networks/databases</text:p>
            </table:change-track-table-cell>
          </table:previous>
        </table:cell-content-change>
        <table:cell-content-change table:id="ct768">
          <table:cell-address table:column="1" table:row="121" table:table="0"/>
          <office:change-info>
            <dc:creator> </dc:creator>
            <dc:date>2022-03-08T04:11:10.415245361</dc:date>
          </office:change-info>
          <table:previous>
            <table:change-track-table-cell office:value-type="string">
              <text:p>Superintendent of Mount Hood (Parks/Golf Course/Open Space)</text:p>
            </table:change-track-table-cell>
          </table:previous>
        </table:cell-content-change>
        <table:cell-content-change table:id="ct769">
          <table:cell-address table:column="1" table:row="129" table:table="0"/>
          <office:change-info>
            <dc:creator> </dc:creator>
            <dc:date>2022-03-08T04:11:10.791197320</dc:date>
          </office:change-info>
          <table:previous>
            <table:change-track-table-cell office:value-type="string">
              <text:p>Treasurer/Collector</text:p>
            </table:change-track-table-cell>
          </table:previous>
        </table:cell-content-change>
        <table:cell-content-change table:id="ct770">
          <table:cell-address table:column="1" table:row="131" table:table="0"/>
          <office:change-info>
            <dc:creator> </dc:creator>
            <dc:date>2022-03-08T04:11:11.451895003</dc:date>
          </office:change-info>
          <table:previous>
            <table:change-track-table-cell office:value-type="string">
              <text:p>Veteran's Administrative Assistant/PT </text:p>
            </table:change-track-table-cell>
          </table:previous>
        </table:cell-content-change>
        <table:cell-content-change table:id="ct771">
          <table:cell-address table:column="1" table:row="81" table:table="0"/>
          <office:change-info>
            <dc:creator> </dc:creator>
            <dc:date>2022-03-08T04:11:23.285461724</dc:date>
          </office:change-info>
          <table:previous table:id="ct765">
            <table:change-track-table-cell office:value-type="string">
              <text:p>Financial Systems Analyst + Project Manager (Auditor IT Depts.)</text:p>
            </table:change-track-table-cell>
          </table:previous>
        </table:cell-content-change>
        <table:cell-content-change table:id="ct772">
          <table:cell-address table:column="1" table:row="20" table:table="0"/>
          <office:change-info>
            <dc:creator> </dc:creator>
            <dc:date>2022-03-08T04:11:38.607763752</dc:date>
          </office:change-info>
          <table:previous>
            <table:change-track-table-cell office:value-type="string">
              <text:p>(Benchmark)</text:p>
            </table:change-track-table-cell>
          </table:previous>
        </table:cell-content-change>
        <table:cell-content-change table:id="ct773">
          <table:cell-address table:column="1" table:row="109" table:table="0"/>
          <office:change-info>
            <dc:creator> </dc:creator>
            <dc:date>2022-03-08T04:13:15.027416222</dc:date>
          </office:change-info>
          <table:previous table:id="ct766">
            <table:change-track-table-cell office:value-type="string">
              <text:p>Program Coordinator – Tobacco and Alcohol</text:p>
            </table:change-track-table-cell>
          </table:previous>
        </table:cell-content-change>
        <table:cell-content-change table:id="ct774">
          <table:cell-address table:column="1" table:row="127" table:table="0"/>
          <office:change-info>
            <dc:creator> </dc:creator>
            <dc:date>2022-03-08T04:15:22.419058102</dc:date>
          </office:change-info>
          <table:previous table:id="ct767">
            <table:change-track-table-cell office:value-type="string">
              <text:p>Systems Analyst IT (city and schools) - networks/databases</text:p>
            </table:change-track-table-cell>
          </table:previous>
        </table:cell-content-change>
        <table:cell-content-change table:id="ct775">
          <table:cell-address table:column="1" table:row="127" table:table="0"/>
          <office:change-info>
            <dc:creator> </dc:creator>
            <dc:date>2022-03-08T04:15:40.705812486</dc:date>
          </office:change-info>
          <table:previous table:id="ct774">
            <table:change-track-table-cell office:value-type="string">
              <text:p>Systems Analyst IT (city and schools) – networks and databases</text:p>
            </table:change-track-table-cell>
          </table:previous>
        </table:cell-content-change>
      </table:tracked-changes>
      <table:calculation-settings table:case-sensitive="false" table:automatic-find-labels="false" table:use-regular-expressions="false" table:use-wildcards="true"/>
      <table:table table:name="Comp Market data" table:style-name="ta1" table:print-ranges="'Comp Market data'.A2:'Comp Market data'.U139">
        <office:forms form:automatic-focus="false" form:apply-design-mode="false"/>
        <table:table-header-columns>
          <table:table-column table:style-name="co1" table:default-cell-style-name="ce11"/>
          <table:table-column table:style-name="co2" table:default-cell-style-name="ce48"/>
          <table:table-column table:style-name="co3" table:default-cell-style-name="ce61"/>
        </table:table-header-columns>
        <table:table-column table:style-name="co4" table:number-columns-repeated="11" table:default-cell-style-name="ce61"/>
        <table:table-column table:style-name="co5" table:default-cell-style-name="ce106"/>
        <table:table-column table:style-name="co6" table:default-cell-style-name="ce114"/>
        <table:table-column table:style-name="co4" table:number-columns-repeated="4" table:default-cell-style-name="ce119"/>
        <table:table-column table:style-name="co3" table:default-cell-style-name="ce119"/>
        <table:table-column table:style-name="co7" table:default-cell-style-name="ce119"/>
        <table:table-column table:style-name="co8" table:default-cell-style-name="ce119"/>
        <table:table-column table:style-name="co9" table:number-columns-repeated="231" table:default-cell-style-name="ce119"/>
        <table:table-header-rows>
          <table:table-row table:style-name="ro1">
            <table:table-cell table:style-name="ce1" office:value-type="string" calcext:value-type="string">
              <text:p>Line</text:p>
            </table:table-cell>
            <table:table-cell table:style-name="ce23" office:value-type="string" calcext:value-type="string">
              <text:p>POSITION TITLE</text:p>
            </table:table-cell>
            <table:table-cell table:style-name="ce49" office:value-type="string" office:string-value="Melrose Current FY22" calcext:value-type="string">
              <text:p><text:s/>Melrose Current FY22 </text:p>
            </table:table-cell>
            <table:table-cell table:style-name="ce62" office:value-type="string" office:string-value="Arlington" calcext:value-type="string">
              <text:p><text:s/>Arlington </text:p>
            </table:table-cell>
            <table:table-cell table:style-name="ce70" office:value-type="string" office:string-value="Newburyport" calcext:value-type="string">
              <text:p><text:s/>Newburyport </text:p>
            </table:table-cell>
            <table:table-cell table:style-name="ce70" office:value-type="string" office:string-value="North Andover" calcext:value-type="string">
              <text:p><text:s/>North Andover </text:p>
            </table:table-cell>
            <table:table-cell table:style-name="ce77" office:value-type="string" office:string-value="Peabody FY21+2%" calcext:value-type="string">
              <text:p><text:s/>Peabody FY21+2% </text:p>
            </table:table-cell>
            <table:table-cell table:style-name="ce62" office:value-type="string" office:string-value="Reading" calcext:value-type="string">
              <text:p><text:s/>Reading </text:p>
            </table:table-cell>
            <table:table-cell table:style-name="ce77" office:value-type="string" office:string-value="Salem FY21 +2%" calcext:value-type="string">
              <text:p><text:s/>Salem FY21 +2% </text:p>
            </table:table-cell>
            <table:table-cell table:style-name="ce70" office:value-type="string" office:string-value="Saugus" calcext:value-type="string">
              <text:p><text:s/>Saugus </text:p>
            </table:table-cell>
            <table:table-cell table:style-name="ce77" office:value-type="string" office:string-value="Stoneham FY21+2%" calcext:value-type="string">
              <text:p><text:s/>Stoneham FY21+2% </text:p>
            </table:table-cell>
            <table:table-cell table:style-name="ce70" office:value-type="string" office:string-value="Wakefield" calcext:value-type="string">
              <text:p><text:s/>Wakefield </text:p>
            </table:table-cell>
            <table:table-cell table:style-name="ce70" office:value-type="string" office:string-value="Winchester" calcext:value-type="string">
              <text:p><text:s/>Winchester </text:p>
            </table:table-cell>
            <table:table-cell table:style-name="ce70" office:value-type="string" office:string-value="ERI" calcext:value-type="string">
              <text:p><text:s/>ERI </text:p>
            </table:table-cell>
            <table:table-cell table:style-name="ce94"/>
            <table:table-cell table:style-name="ce107" office:value-type="string" calcext:value-type="string">
              <text:p>Comp Data Points</text:p>
            </table:table-cell>
            <table:table-cell table:style-name="ce107" office:value-type="string" calcext:value-type="string">
              <text:p>Comp Average</text:p>
            </table:table-cell>
            <table:table-cell table:style-name="ce107" office:value-type="string" calcext:value-type="string">
              <text:p>Comp Lo-Hi Range</text:p>
            </table:table-cell>
            <table:table-cell table:style-name="ce107" office:value-type="string" calcext:value-type="string">
              <text:p>Comp Median</text:p>
            </table:table-cell>
            <table:table-cell table:style-name="ce107" office:value-type="string" calcext:value-type="string">
              <text:p>75th Percent of Market</text:p>
            </table:table-cell>
            <table:table-cell table:style-name="ce123" office:value-type="string" calcext:value-type="string">
              <text:p>% Melrose Higher Lower than 75th Percentile</text:p>
            </table:table-cell>
            <table:table-cell table:number-columns-repeated="233"/>
          </table:table-row>
        </table:table-header-rows>
        <table:table-row table:style-name="ro2">
          <table:table-cell table:style-name="ce2" office:value-type="float" office:value="1" calcext:value-type="float">
            <text:p>1</text:p>
          </table:table-cell>
          <table:table-cell table:style-name="ce24" office:value-type="string" calcext:value-type="string">
            <text:p>Administrative Accounting Assistant (Police)</text:p>
          </table:table-cell>
          <table:table-cell table:style-name="ce50" office:value-type="float" office:value="19.51" calcext:value-type="float">
            <text:p><text:s/>19.51 </text:p>
          </table:table-cell>
          <table:table-cell table:style-name="ce63" office:value-type="float" office:value="22.9241758241758" calcext:value-type="float">
            <text:p><text:s/>22.92 </text:p>
          </table:table-cell>
          <table:table-cell table:style-name="ce50"/>
          <table:table-cell table:style-name="ce50" office:value-type="float" office:value="19" calcext:value-type="float">
            <text:p><text:s/>19.00 </text:p>
          </table:table-cell>
          <table:table-cell table:style-name="ce63" table:number-columns-repeated="2"/>
          <table:table-cell table:style-name="ce50"/>
          <table:table-cell table:style-name="ce50" office:value-type="float" office:value="31.2" calcext:value-type="float">
            <text:p><text:s/>31.20 </text:p>
          </table:table-cell>
          <table:table-cell table:style-name="ce50"/>
          <table:table-cell table:style-name="ce50" office:value-type="float" office:value="28.74" calcext:value-type="float">
            <text:p><text:s/>28.74 </text:p>
          </table:table-cell>
          <table:table-cell table:style-name="ce50"/>
          <table:table-cell table:style-name="ce89" office:value-type="float" office:value="27.3" calcext:value-type="float">
            <text:p><text:s/>27.30 </text:p>
          </table:table-cell>
          <table:table-cell table:style-name="ce95"/>
          <table:table-cell table:style-name="ce108" table:formula="of:=COUNT([.D2:.N2])" office:value-type="float" office:value="5" calcext:value-type="float">
            <text:p>5</text:p>
          </table:table-cell>
          <table:table-cell table:style-name="ce115" table:formula="of:=AVERAGE([.D2:.N2])" office:value-type="float" office:value="25.8328351648352" calcext:value-type="float">
            <text:p><text:s/>25.83 </text:p>
          </table:table-cell>
          <table:table-cell table:style-name="ce120" table:formula="of:=MIN([.D2:.N2])" office:value-type="float" office:value="19" calcext:value-type="float">
            <text:p><text:s/>19.00 </text:p>
          </table:table-cell>
          <table:table-cell table:style-name="ce120" table:formula="of:=MEDIAN([.D2:.N2])" office:value-type="float" office:value="27.3" calcext:value-type="float">
            <text:p><text:s/>27.30 </text:p>
          </table:table-cell>
          <table:table-cell table:style-name="ce120" table:formula="of:=PERCENTILE([.D2:.N2];0.75)" office:value-type="float" office:value="28.74" calcext:value-type="float">
            <text:p><text:s/>28.74 </text:p>
          </table:table-cell>
          <table:table-cell table:style-name="ce229" table:formula="of:=([.T2]-[.C2])/-[.C2]" office:value-type="float" office:value="-0.473090722706304" calcext:value-type="float">
            <text:p>-0.473090722706304</text:p>
          </table:table-cell>
          <table:table-cell table:number-columns-repeated="233"/>
        </table:table-row>
        <table:table-row table:style-name="ro2">
          <table:table-cell table:style-name="ce3"/>
          <table:table-cell table:style-name="ce25"/>
          <table:table-cell table:style-name="ce51" office:value-type="float" office:value="21.5" calcext:value-type="float">
            <text:p><text:s/>21.50 </text:p>
          </table:table-cell>
          <table:table-cell table:style-name="ce64" office:value-type="float" office:value="30.2252747252747" calcext:value-type="float">
            <text:p><text:s/>30.23 </text:p>
          </table:table-cell>
          <table:table-cell table:style-name="ce51"/>
          <table:table-cell table:style-name="ce51" office:value-type="float" office:value="23.87" calcext:value-type="float">
            <text:p><text:s/>23.87 </text:p>
          </table:table-cell>
          <table:table-cell table:style-name="ce64" table:number-columns-repeated="2"/>
          <table:table-cell table:style-name="ce51"/>
          <table:table-cell table:style-name="ce51" office:value-type="float" office:value="31.2" calcext:value-type="float">
            <text:p><text:s/>31.20 </text:p>
          </table:table-cell>
          <table:table-cell table:style-name="ce51"/>
          <table:table-cell table:style-name="ce51" office:value-type="float" office:value="35.44" calcext:value-type="float">
            <text:p><text:s/>35.44 </text:p>
          </table:table-cell>
          <table:table-cell table:style-name="ce51"/>
          <table:table-cell table:style-name="ce90" office:value-type="float" office:value="35.44" calcext:value-type="float">
            <text:p><text:s/>35.44 </text:p>
          </table:table-cell>
          <table:table-cell table:style-name="ce96"/>
          <table:table-cell table:style-name="ce109" table:formula="of:=COUNT([.D3:.N3])" office:value-type="float" office:value="5" calcext:value-type="float">
            <text:p>5</text:p>
          </table:table-cell>
          <table:table-cell table:style-name="ce116" table:formula="of:=AVERAGE([.D3:.N3])" office:value-type="float" office:value="31.2350549450549" calcext:value-type="float">
            <text:p><text:s/>31.24 </text:p>
          </table:table-cell>
          <table:table-cell table:style-name="ce121" table:formula="of:=MAX([.D3:.N3])" office:value-type="float" office:value="35.44" calcext:value-type="float">
            <text:p><text:s/>35.44 </text:p>
          </table:table-cell>
          <table:table-cell table:style-name="ce121" table:formula="of:=MEDIAN([.D3:.N3])" office:value-type="float" office:value="31.2" calcext:value-type="float">
            <text:p><text:s/>31.20 </text:p>
          </table:table-cell>
          <table:table-cell table:style-name="ce121" table:formula="of:=PERCENTILE([.D3:.N3];0.75)" office:value-type="float" office:value="35.44" calcext:value-type="float">
            <text:p><text:s/>35.44 </text:p>
          </table:table-cell>
          <table:table-cell table:style-name="ce230" table:formula="of:=([.T3]-[.C3])/-[.C3]" office:value-type="float" office:value="-0.648372093023256" calcext:value-type="float">
            <text:p>-0.648372093023256</text:p>
          </table:table-cell>
          <table:table-cell table:style-name="ce128"/>
          <table:table-cell table:number-columns-repeated="232"/>
        </table:table-row>
        <table:table-row table:style-name="ro2">
          <table:table-cell table:style-name="ce2" office:value-type="float" office:value="2" calcext:value-type="float">
            <text:p>2</text:p>
          </table:table-cell>
          <table:table-cell table:style-name="ce26" office:value-type="string" calcext:value-type="string">
            <text:p>Animal Control Officer - PT</text:p>
          </table:table-cell>
          <table:table-cell table:style-name="ce50" office:value-type="float" office:value="24.47" calcext:value-type="float">
            <text:p><text:s/>24.47 </text:p>
          </table:table-cell>
          <table:table-cell table:style-name="ce63" office:value-type="float" office:value="28.8752747252747" calcext:value-type="float">
            <text:p><text:s/>28.88 </text:p>
          </table:table-cell>
          <table:table-cell table:style-name="ce50" office:value-type="float" office:value="20.88" calcext:value-type="float">
            <text:p><text:s/>20.88 </text:p>
          </table:table-cell>
          <table:table-cell table:style-name="ce52" office:value-type="float" office:value="22.95" calcext:value-type="float">
            <text:p><text:s/>22.95 </text:p>
          </table:table-cell>
          <table:table-cell table:style-name="ce65" table:formula="of:=1.02*33.1271604938272" office:value-type="float" office:value="33.7897037037037" calcext:value-type="float">
            <text:p><text:s/>33.79 </text:p>
          </table:table-cell>
          <table:table-cell table:style-name="ce65"/>
          <table:table-cell table:style-name="ce52" table:formula="of:=1.02*13.73" office:value-type="float" office:value="14.0046" calcext:value-type="float">
            <text:p><text:s/>14.00 </text:p>
          </table:table-cell>
          <table:table-cell table:style-name="ce50" office:value-type="float" office:value="30" calcext:value-type="float">
            <text:p><text:s/>30.00 </text:p>
          </table:table-cell>
          <table:table-cell table:style-name="ce50"/>
          <table:table-cell table:style-name="ce86"/>
          <table:table-cell table:style-name="ce72" office:value-type="string" office:string-value="26.61" calcext:value-type="string">
            <text:p><text:s/>26.61 </text:p>
          </table:table-cell>
          <table:table-cell table:style-name="ce72"/>
          <table:table-cell table:style-name="ce97"/>
          <table:table-cell table:style-name="ce108" table:formula="of:=COUNT([.D4:.N4])" office:value-type="float" office:value="6" calcext:value-type="float">
            <text:p>6</text:p>
          </table:table-cell>
          <table:table-cell table:style-name="ce115" table:formula="of:=AVERAGE([.D4:.N4])" office:value-type="float" office:value="25.0832630714964" calcext:value-type="float">
            <text:p><text:s/>25.08 </text:p>
          </table:table-cell>
          <table:table-cell table:style-name="ce120" table:formula="of:=MIN([.D4:.N4])" office:value-type="float" office:value="14.0046" calcext:value-type="float">
            <text:p><text:s/>14.00 </text:p>
          </table:table-cell>
          <table:table-cell table:style-name="ce120" table:formula="of:=MEDIAN([.D4:.N4])" office:value-type="float" office:value="25.9126373626373" calcext:value-type="float">
            <text:p><text:s/>25.91 </text:p>
          </table:table-cell>
          <table:table-cell table:style-name="ce120" table:formula="of:=PERCENTILE([.D4:.N4];0.75)" office:value-type="float" office:value="29.7188186813187" calcext:value-type="float">
            <text:p><text:s/>29.72 </text:p>
          </table:table-cell>
          <table:table-cell table:style-name="ce229" table:formula="of:=([.T4]-[.C4])/-[.C4]" office:value-type="float" office:value="-0.21450015044212" calcext:value-type="float">
            <text:p>-0.21450015044212</text:p>
          </table:table-cell>
          <table:table-cell table:style-name="ce128"/>
          <table:table-cell table:number-columns-repeated="232"/>
        </table:table-row>
        <table:table-row table:style-name="ro2">
          <table:table-cell table:style-name="ce3"/>
          <table:table-cell table:style-name="ce27"/>
          <table:table-cell table:style-name="ce51" office:value-type="float" office:value="26.96" calcext:value-type="float">
            <text:p><text:s/>26.96 </text:p>
          </table:table-cell>
          <table:table-cell table:style-name="ce64" office:value-type="float" office:value="37.9263736263736" calcext:value-type="float">
            <text:p><text:s/>37.93 </text:p>
          </table:table-cell>
          <table:table-cell table:style-name="ce51" office:value-type="float" office:value="26.87" calcext:value-type="float">
            <text:p><text:s/>26.87 </text:p>
          </table:table-cell>
          <table:table-cell table:style-name="ce51" office:value-type="float" office:value="27.53" calcext:value-type="float">
            <text:p><text:s/>27.53 </text:p>
          </table:table-cell>
          <table:table-cell table:style-name="ce64" table:formula="of:=1.02*33.1271604938272" office:value-type="float" office:value="33.7897037037037" calcext:value-type="float">
            <text:p><text:s/>33.79 </text:p>
          </table:table-cell>
          <table:table-cell table:style-name="ce64"/>
          <table:table-cell table:style-name="ce51" table:formula="of:=1.02*18.53" office:value-type="float" office:value="18.9006" calcext:value-type="float">
            <text:p><text:s/>18.90 </text:p>
          </table:table-cell>
          <table:table-cell table:style-name="ce51" office:value-type="float" office:value="30" calcext:value-type="float">
            <text:p><text:s/>30.00 </text:p>
          </table:table-cell>
          <table:table-cell table:style-name="ce51"/>
          <table:table-cell table:style-name="ce82"/>
          <table:table-cell table:style-name="ce82" office:value-type="float" office:value="38.84" calcext:value-type="float">
            <text:p><text:s/>38.84 </text:p>
          </table:table-cell>
          <table:table-cell table:style-name="ce83"/>
          <table:table-cell table:style-name="ce98"/>
          <table:table-cell table:style-name="ce109" table:formula="of:=COUNT([.D5:.N5])" office:value-type="float" office:value="7" calcext:value-type="float">
            <text:p>7</text:p>
          </table:table-cell>
          <table:table-cell table:style-name="ce116" table:formula="of:=AVERAGE([.D5:.N5])" office:value-type="float" office:value="30.5509539042968" calcext:value-type="float">
            <text:p><text:s/>30.55 </text:p>
          </table:table-cell>
          <table:table-cell table:style-name="ce121" table:formula="of:=MAX([.D5:.N5])" office:value-type="float" office:value="38.84" calcext:value-type="float">
            <text:p><text:s/>38.84 </text:p>
          </table:table-cell>
          <table:table-cell table:style-name="ce121" table:formula="of:=MEDIAN([.D5:.N5])" office:value-type="float" office:value="30" calcext:value-type="float">
            <text:p><text:s/>30.00 </text:p>
          </table:table-cell>
          <table:table-cell table:style-name="ce121" table:formula="of:=PERCENTILE([.D5:.N5];0.75)" office:value-type="float" office:value="35.8580386650387" calcext:value-type="float">
            <text:p><text:s/>35.86 </text:p>
          </table:table-cell>
          <table:table-cell table:style-name="ce230" table:formula="of:=([.T5]-[.C5])/-[.C5]" office:value-type="float" office:value="-0.330045944548912" calcext:value-type="float">
            <text:p>-0.330045944548912</text:p>
          </table:table-cell>
          <table:table-cell table:style-name="ce128"/>
          <table:table-cell table:number-columns-repeated="232"/>
        </table:table-row>
        <table:table-row table:style-name="ro2">
          <table:table-cell table:style-name="ce4" office:value-type="float" office:value="3" calcext:value-type="float">
            <text:p>3</text:p>
          </table:table-cell>
          <table:table-cell table:style-name="ce28" office:value-type="string" calcext:value-type="string">
            <text:p>Assistant Auditor</text:p>
          </table:table-cell>
          <table:table-cell table:style-name="ce52" office:value-type="float" office:value="36.95" calcext:value-type="float">
            <text:p><text:s/>36.95 </text:p>
          </table:table-cell>
          <table:table-cell table:style-name="ce65" office:value-type="float" office:value="35.9967032967033" calcext:value-type="float">
            <text:p><text:s/>36.00 </text:p>
          </table:table-cell>
          <table:table-cell table:style-name="ce52"/>
          <table:table-cell table:style-name="ce52" office:value-type="float" office:value="28.46" calcext:value-type="float">
            <text:p><text:s/>28.46 </text:p>
          </table:table-cell>
          <table:table-cell table:style-name="ce65"/>
          <table:table-cell table:style-name="ce65" office:value-type="float" office:value="30.8070444104135" calcext:value-type="float">
            <text:p><text:s/>30.81 </text:p>
          </table:table-cell>
          <table:table-cell table:style-name="ce52" table:formula="of:=1.02*23.44" office:value-type="float" office:value="23.9088" calcext:value-type="float">
            <text:p><text:s/>23.91 </text:p>
          </table:table-cell>
          <table:table-cell table:style-name="ce52" office:value-type="float" office:value="34.54" calcext:value-type="float">
            <text:p><text:s/>34.54 </text:p>
          </table:table-cell>
          <table:table-cell table:style-name="ce52" office:value-type="float" office:value="44.41" calcext:value-type="float">
            <text:p><text:s/>44.41 </text:p>
          </table:table-cell>
          <table:table-cell table:style-name="ce50" office:value-type="float" office:value="31.3" calcext:value-type="float">
            <text:p><text:s/>31.30 </text:p>
          </table:table-cell>
          <table:table-cell table:style-name="ce50" office:value-type="float" office:value="40.91" calcext:value-type="float">
            <text:p><text:s/>40.91 </text:p>
          </table:table-cell>
          <table:table-cell table:style-name="ce50"/>
          <table:table-cell table:style-name="ce99"/>
          <table:table-cell table:style-name="ce108" table:formula="of:=COUNT([.D6:.N6])" office:value-type="float" office:value="8" calcext:value-type="float">
            <text:p>8</text:p>
          </table:table-cell>
          <table:table-cell table:style-name="ce115" table:formula="of:=AVERAGE([.D6:.N6])" office:value-type="float" office:value="33.7915684633896" calcext:value-type="float">
            <text:p><text:s/>33.79 </text:p>
          </table:table-cell>
          <table:table-cell table:style-name="ce120" table:formula="of:=MIN([.D6:.N6])" office:value-type="float" office:value="23.9088" calcext:value-type="float">
            <text:p><text:s/>23.91 </text:p>
          </table:table-cell>
          <table:table-cell table:style-name="ce120" table:formula="of:=MEDIAN([.D6:.N6])" office:value-type="float" office:value="32.92" calcext:value-type="float">
            <text:p><text:s/>32.92 </text:p>
          </table:table-cell>
          <table:table-cell table:style-name="ce120" table:formula="of:=PERCENTILE([.D6:.N6];0.75)" office:value-type="float" office:value="37.2250274725275" calcext:value-type="float">
            <text:p><text:s/>37.23 </text:p>
          </table:table-cell>
          <table:table-cell table:style-name="ce229" table:formula="of:=([.T6]-[.C6])/-[.C6]" office:value-type="float" office:value="-0.00744323335662975" calcext:value-type="float">
            <text:p>-0.00744323335663</text:p>
          </table:table-cell>
          <table:table-cell table:number-columns-repeated="233"/>
        </table:table-row>
        <table:table-row table:style-name="ro2">
          <table:table-cell table:style-name="ce5"/>
          <table:table-cell table:style-name="ce29"/>
          <table:table-cell table:style-name="ce51" office:value-type="float" office:value="47.49" calcext:value-type="float">
            <text:p><text:s/>47.49 </text:p>
          </table:table-cell>
          <table:table-cell table:style-name="ce64" office:value-type="float" office:value="48.2208791208791" calcext:value-type="float">
            <text:p><text:s/>48.22 </text:p>
          </table:table-cell>
          <table:table-cell table:style-name="ce71"/>
          <table:table-cell table:style-name="ce51" office:value-type="float" office:value="34.15" calcext:value-type="float">
            <text:p><text:s/>34.15 </text:p>
          </table:table-cell>
          <table:table-cell table:style-name="ce64"/>
          <table:table-cell table:style-name="ce64" office:value-type="float" office:value="39.8524757529352" calcext:value-type="float">
            <text:p><text:s/>39.85 </text:p>
          </table:table-cell>
          <table:table-cell table:style-name="ce51" table:formula="of:=1.02*31.63" office:value-type="float" office:value="32.2626" calcext:value-type="float">
            <text:p><text:s/>32.26 </text:p>
          </table:table-cell>
          <table:table-cell table:style-name="ce51" office:value-type="float" office:value="34.54" calcext:value-type="float">
            <text:p><text:s/>34.54 </text:p>
          </table:table-cell>
          <table:table-cell table:style-name="ce51" office:value-type="float" office:value="44.41" calcext:value-type="float">
            <text:p><text:s/>44.41 </text:p>
          </table:table-cell>
          <table:table-cell table:style-name="ce51" office:value-type="float" office:value="38.6" calcext:value-type="float">
            <text:p><text:s/>38.60 </text:p>
          </table:table-cell>
          <table:table-cell table:style-name="ce51" office:value-type="float" office:value="60.91" calcext:value-type="float">
            <text:p><text:s/>60.91 </text:p>
          </table:table-cell>
          <table:table-cell table:style-name="ce51"/>
          <table:table-cell table:style-name="ce100"/>
          <table:table-cell table:style-name="ce109" table:formula="of:=COUNT([.D7:.N7])" office:value-type="float" office:value="8" calcext:value-type="float">
            <text:p>8</text:p>
          </table:table-cell>
          <table:table-cell table:style-name="ce116" table:formula="of:=AVERAGE([.D7:.N7])" office:value-type="float" office:value="41.6182443592268" calcext:value-type="float">
            <text:p><text:s/>41.62 </text:p>
          </table:table-cell>
          <table:table-cell table:style-name="ce121" table:formula="of:=MAX([.D7:.N7])" office:value-type="float" office:value="60.91" calcext:value-type="float">
            <text:p><text:s/>60.91 </text:p>
          </table:table-cell>
          <table:table-cell table:style-name="ce121" table:formula="of:=MEDIAN([.D7:.N7])" office:value-type="float" office:value="39.2262378764676" calcext:value-type="float">
            <text:p><text:s/>39.23 </text:p>
          </table:table-cell>
          <table:table-cell table:style-name="ce121" table:formula="of:=PERCENTILE([.D7:.N7];0.75)" office:value-type="float" office:value="45.3627197802198" calcext:value-type="float">
            <text:p><text:s/>45.36 </text:p>
          </table:table-cell>
          <table:table-cell table:style-name="ce230" table:formula="of:=([.T7]-[.C7])/-[.C7]" office:value-type="float" office:value="0.0447942771063431" calcext:value-type="float">
            <text:p>0.044794277106343</text:p>
          </table:table-cell>
          <table:table-cell table:number-columns-repeated="233"/>
        </table:table-row>
        <table:table-row table:style-name="ro2">
          <table:table-cell table:style-name="ce2" office:value-type="float" office:value="4" calcext:value-type="float">
            <text:p>4</text:p>
          </table:table-cell>
          <table:table-cell table:style-name="ce26" office:value-type="string" calcext:value-type="string">
            <text:p>Assistant City Clerk</text:p>
          </table:table-cell>
          <table:table-cell table:style-name="ce50" office:value-type="float" office:value="31.68" calcext:value-type="float">
            <text:p><text:s/>31.68 </text:p>
          </table:table-cell>
          <table:table-cell table:style-name="ce63" office:value-type="float" office:value="25.7065934065934" calcext:value-type="float">
            <text:p><text:s/>25.71 </text:p>
          </table:table-cell>
          <table:table-cell table:style-name="ce50" table:formula="of:=75417/1850" office:value-type="float" office:value="40.7659459459459" calcext:value-type="float">
            <text:p><text:s/>40.77 </text:p>
          </table:table-cell>
          <table:table-cell table:style-name="ce52" office:value-type="float" office:value="28.46" calcext:value-type="float">
            <text:p><text:s/>28.46 </text:p>
          </table:table-cell>
          <table:table-cell table:style-name="ce65" office:value-type="float" office:value="34.9920355029586" calcext:value-type="float">
            <text:p><text:s/>34.99 </text:p>
          </table:table-cell>
          <table:table-cell table:style-name="ce65" office:value-type="float" office:value="25.4604389994895" calcext:value-type="float">
            <text:p><text:s/>25.46 </text:p>
          </table:table-cell>
          <table:table-cell table:style-name="ce50" table:formula="of:=1.02*16.87" office:value-type="float" office:value="17.2074" calcext:value-type="float">
            <text:p><text:s/>17.21 </text:p>
          </table:table-cell>
          <table:table-cell table:style-name="ce50" office:value-type="float" office:value="31.3" calcext:value-type="float">
            <text:p><text:s/>31.30 </text:p>
          </table:table-cell>
          <table:table-cell table:style-name="ce50" office:value-type="float" office:value="26.3" calcext:value-type="float">
            <text:p><text:s/>26.30 </text:p>
          </table:table-cell>
          <table:table-cell table:style-name="ce50" office:value-type="float" office:value="28.74" calcext:value-type="float">
            <text:p><text:s/>28.74 </text:p>
          </table:table-cell>
          <table:table-cell table:style-name="ce50" office:value-type="float" office:value="37.53" calcext:value-type="float">
            <text:p><text:s/>37.53 </text:p>
          </table:table-cell>
          <table:table-cell table:style-name="ce50"/>
          <table:table-cell table:style-name="ce99"/>
          <table:table-cell table:style-name="ce108" table:formula="of:=COUNT([.D8:.N8])" office:value-type="float" office:value="10" calcext:value-type="float">
            <text:p>10</text:p>
          </table:table-cell>
          <table:table-cell table:style-name="ce115" table:formula="of:=AVERAGE([.D8:.N8])" office:value-type="float" office:value="29.6462413854987" calcext:value-type="float">
            <text:p><text:s/>29.65 </text:p>
          </table:table-cell>
          <table:table-cell table:style-name="ce120" table:formula="of:=MIN([.D8:.N8])" office:value-type="float" office:value="17.2074" calcext:value-type="float">
            <text:p><text:s/>17.21 </text:p>
          </table:table-cell>
          <table:table-cell table:style-name="ce120" table:formula="of:=MEDIAN([.D8:.N8])" office:value-type="float" office:value="28.6" calcext:value-type="float">
            <text:p><text:s/>28.60 </text:p>
          </table:table-cell>
          <table:table-cell table:style-name="ce120" table:formula="of:=PERCENTILE([.D8:.N8];0.75)" office:value-type="float" office:value="34.069026627219" calcext:value-type="float">
            <text:p><text:s/>34.07 </text:p>
          </table:table-cell>
          <table:table-cell table:style-name="ce229" table:formula="of:=([.T8]-[.C8])/-[.C8]" office:value-type="float" office:value="-0.0754111940410023" calcext:value-type="float">
            <text:p>-0.075411194041002</text:p>
          </table:table-cell>
          <table:table-cell table:number-columns-repeated="233"/>
        </table:table-row>
        <table:table-row table:style-name="ro2">
          <table:table-cell table:style-name="ce5"/>
          <table:table-cell table:style-name="ce27"/>
          <table:table-cell table:style-name="ce51" office:value-type="float" office:value="40.71" calcext:value-type="float">
            <text:p><text:s/>40.71 </text:p>
          </table:table-cell>
          <table:table-cell table:style-name="ce64" office:value-type="float" office:value="34.439010989011" calcext:value-type="float">
            <text:p><text:s/>34.44 </text:p>
          </table:table-cell>
          <table:table-cell table:style-name="ce51" table:formula="of:=92649/1850" office:value-type="float" office:value="50.0805405405405" calcext:value-type="float">
            <text:p><text:s/>50.08 </text:p>
          </table:table-cell>
          <table:table-cell table:style-name="ce51" office:value-type="float" office:value="34.15" calcext:value-type="float">
            <text:p><text:s/>34.15 </text:p>
          </table:table-cell>
          <table:table-cell table:style-name="ce64" table:formula="of:=1.02*34.3059171597633" office:value-type="float" office:value="34.9920355029586" calcext:value-type="float">
            <text:p><text:s/>34.99 </text:p>
          </table:table-cell>
          <table:table-cell table:style-name="ce64" office:value-type="float" office:value="32.9356814701378" calcext:value-type="float">
            <text:p><text:s/>32.94 </text:p>
          </table:table-cell>
          <table:table-cell table:style-name="ce51" table:formula="of:=1.02*22.78" office:value-type="float" office:value="23.2356" calcext:value-type="float">
            <text:p><text:s/>23.24 </text:p>
          </table:table-cell>
          <table:table-cell table:style-name="ce51" office:value-type="float" office:value="31.3" calcext:value-type="float">
            <text:p><text:s/>31.30 </text:p>
          </table:table-cell>
          <table:table-cell table:style-name="ce51" office:value-type="float" office:value="26.3" calcext:value-type="float">
            <text:p><text:s/>26.30 </text:p>
          </table:table-cell>
          <table:table-cell table:style-name="ce51" office:value-type="float" office:value="35.44" calcext:value-type="float">
            <text:p><text:s/>35.44 </text:p>
          </table:table-cell>
          <table:table-cell table:style-name="ce51" office:value-type="float" office:value="55.88" calcext:value-type="float">
            <text:p><text:s/>55.88 </text:p>
          </table:table-cell>
          <table:table-cell table:style-name="ce51"/>
          <table:table-cell table:style-name="ce100"/>
          <table:table-cell table:style-name="ce109" table:formula="of:=COUNT([.D9:.N9])" office:value-type="float" office:value="10" calcext:value-type="float">
            <text:p>10</text:p>
          </table:table-cell>
          <table:table-cell table:style-name="ce116" table:formula="of:=AVERAGE([.D9:.N9])" office:value-type="float" office:value="35.8752868502648" calcext:value-type="float">
            <text:p><text:s/>35.88 </text:p>
          </table:table-cell>
          <table:table-cell table:style-name="ce121" table:formula="of:=MAX([.D9:.N9])" office:value-type="float" office:value="55.88" calcext:value-type="float">
            <text:p><text:s/>55.88 </text:p>
          </table:table-cell>
          <table:table-cell table:style-name="ce121" table:formula="of:=MEDIAN([.D9:.N9])" office:value-type="float" office:value="34.2945054945055" calcext:value-type="float">
            <text:p><text:s/>34.29 </text:p>
          </table:table-cell>
          <table:table-cell table:style-name="ce121" table:formula="of:=PERCENTILE([.D9:.N9];0.75)" office:value-type="float" office:value="35.3280088757396" calcext:value-type="float">
            <text:p><text:s/>35.33 </text:p>
          </table:table-cell>
          <table:table-cell table:style-name="ce230" table:formula="of:=([.T9]-[.C9])/-[.C9]" office:value-type="float" office:value="0.132203171806936" calcext:value-type="float">
            <text:p>0.132203171806936</text:p>
          </table:table-cell>
          <table:table-cell table:number-columns-repeated="233"/>
        </table:table-row>
        <table:table-row table:style-name="ro2">
          <table:table-cell table:style-name="ce2" office:value-type="float" office:value="5" calcext:value-type="float">
            <text:p>5</text:p>
          </table:table-cell>
          <table:table-cell table:style-name="ce26" office:value-type="string" calcext:value-type="string">
            <text:p>Assistant City Solicitor</text:p>
          </table:table-cell>
          <table:table-cell table:style-name="ce50" office:value-type="float" office:value="46.21" calcext:value-type="float">
            <text:p><text:s/>46.21 </text:p>
          </table:table-cell>
          <table:table-cell table:style-name="ce63" office:value-type="float" office:value="54.3467032967033" calcext:value-type="float">
            <text:p><text:s/>54.35 </text:p>
          </table:table-cell>
          <table:table-cell table:style-name="ce50" table:number-columns-repeated="2"/>
          <table:table-cell table:style-name="ce63" office:value-type="float" office:value="33.8235621301775" calcext:value-type="float">
            <text:p><text:s/>33.82 </text:p>
          </table:table-cell>
          <table:table-cell table:style-name="ce63"/>
          <table:table-cell table:style-name="ce50" table:formula="of:=1.02*16.87" office:value-type="float" office:value="17.2074" calcext:value-type="float">
            <text:p><text:s/>17.21 </text:p>
          </table:table-cell>
          <table:table-cell table:style-name="ce50" table:number-columns-repeated="4"/>
          <table:table-cell table:style-name="ce50" office:value-type="float" office:value="45.11" calcext:value-type="float">
            <text:p><text:s/>45.11 </text:p>
          </table:table-cell>
          <table:table-cell table:style-name="ce99"/>
          <table:table-cell table:style-name="ce108" table:formula="of:=COUNT([.D10:.N10])" office:value-type="float" office:value="4" calcext:value-type="float">
            <text:p>4</text:p>
          </table:table-cell>
          <table:table-cell table:style-name="ce115" table:formula="of:=AVERAGE([.D10:.N10])" office:value-type="float" office:value="37.6219163567202" calcext:value-type="float">
            <text:p><text:s/>37.62 </text:p>
          </table:table-cell>
          <table:table-cell table:style-name="ce120" table:formula="of:=MIN([.D10:.N10])" office:value-type="float" office:value="17.2074" calcext:value-type="float">
            <text:p><text:s/>17.21 </text:p>
          </table:table-cell>
          <table:table-cell table:style-name="ce120" table:formula="of:=MEDIAN([.D10:.N10])" office:value-type="float" office:value="39.4667810650888" calcext:value-type="float">
            <text:p><text:s/>39.47 </text:p>
          </table:table-cell>
          <table:table-cell table:style-name="ce120" table:formula="of:=PERCENTILE([.D10:.N10];0.75)" office:value-type="float" office:value="47.4191758241758" calcext:value-type="float">
            <text:p><text:s/>47.42 </text:p>
          </table:table-cell>
          <table:table-cell table:style-name="ce229" table:formula="of:=([.T10]-[.C10])/-[.C10]" office:value-type="float" office:value="-0.0261669730399442" calcext:value-type="float">
            <text:p>-0.026166973039944</text:p>
          </table:table-cell>
          <table:table-cell table:number-columns-repeated="233"/>
        </table:table-row>
        <table:table-row table:style-name="ro2">
          <table:table-cell table:style-name="ce3"/>
          <table:table-cell table:style-name="ce27"/>
          <table:table-cell table:style-name="ce51" office:value-type="float" office:value="59.39" calcext:value-type="float">
            <text:p><text:s/>59.39 </text:p>
          </table:table-cell>
          <table:table-cell table:style-name="ce64" office:value-type="float" office:value="78.532967032967" calcext:value-type="float">
            <text:p><text:s/>78.53 </text:p>
          </table:table-cell>
          <table:table-cell table:style-name="ce51" table:number-columns-repeated="2"/>
          <table:table-cell table:style-name="ce64" table:formula="of:=1.02*33.1603550295858" office:value-type="float" office:value="33.8235621301775" calcext:value-type="float">
            <text:p><text:s/>33.82 </text:p>
          </table:table-cell>
          <table:table-cell table:style-name="ce64"/>
          <table:table-cell table:style-name="ce51" table:formula="of:=1.02*22.78" office:value-type="float" office:value="23.2356" calcext:value-type="float">
            <text:p><text:s/>23.24 </text:p>
          </table:table-cell>
          <table:table-cell table:style-name="ce51"/>
          <table:table-cell table:style-name="ce52"/>
          <table:table-cell table:style-name="ce51" table:number-columns-repeated="2"/>
          <table:table-cell table:style-name="ce51" office:value-type="float" office:value="70.86" calcext:value-type="float">
            <text:p><text:s/>70.86 </text:p>
          </table:table-cell>
          <table:table-cell table:style-name="ce100"/>
          <table:table-cell table:style-name="ce109" table:formula="of:=COUNT([.D11:.N11])" office:value-type="float" office:value="4" calcext:value-type="float">
            <text:p>4</text:p>
          </table:table-cell>
          <table:table-cell table:style-name="ce116" table:formula="of:=AVERAGE([.D11:.N11])" office:value-type="float" office:value="51.6130322907861" calcext:value-type="float">
            <text:p><text:s/>51.61 </text:p>
          </table:table-cell>
          <table:table-cell table:style-name="ce121" table:formula="of:=MAX([.D11:.N11])" office:value-type="float" office:value="78.532967032967" calcext:value-type="float">
            <text:p><text:s/>78.53 </text:p>
          </table:table-cell>
          <table:table-cell table:style-name="ce121" table:formula="of:=MEDIAN([.D11:.N11])" office:value-type="float" office:value="52.3417810650888" calcext:value-type="float">
            <text:p><text:s/>52.34 </text:p>
          </table:table-cell>
          <table:table-cell table:style-name="ce121" table:formula="of:=PERCENTILE([.D11:.N11];0.75)" office:value-type="float" office:value="72.7782417582417" calcext:value-type="float">
            <text:p><text:s/>72.78 </text:p>
          </table:table-cell>
          <table:table-cell table:style-name="ce230" table:formula="of:=([.T11]-[.C11])/-[.C11]" office:value-type="float" office:value="-0.225429226439497" calcext:value-type="float">
            <text:p>-0.225429226439497</text:p>
          </table:table-cell>
          <table:table-cell table:number-columns-repeated="233"/>
        </table:table-row>
        <table:table-row table:style-name="ro2">
          <table:table-cell table:style-name="ce2" office:value-type="float" office:value="6" calcext:value-type="float">
            <text:p>6</text:p>
          </table:table-cell>
          <table:table-cell table:style-name="ce30" office:value-type="string" calcext:value-type="string">
            <text:p>Assistant Director - DPW Administration and Finance</text:p>
          </table:table-cell>
          <table:table-cell table:style-name="ce50" office:value-type="float" office:value="52.02" calcext:value-type="float">
            <text:p><text:s/>52.02 </text:p>
          </table:table-cell>
          <table:table-cell table:style-name="ce63" office:value-type="float" office:value="42.6554945054945" calcext:value-type="float">
            <text:p><text:s/>42.66 </text:p>
          </table:table-cell>
          <table:table-cell table:style-name="ce50" office:value-type="float" office:value="48.2935135135135" calcext:value-type="float">
            <text:p><text:s/>48.29 </text:p>
          </table:table-cell>
          <table:table-cell table:style-name="ce52"/>
          <table:table-cell table:style-name="ce65"/>
          <table:table-cell table:style-name="ce65" office:value-type="float" office:value="45.1046452271567" calcext:value-type="float">
            <text:p><text:s/>45.10 </text:p>
          </table:table-cell>
          <table:table-cell table:style-name="ce50" table:formula="of:=1.02*22.16" office:value-type="float" office:value="22.6032" calcext:value-type="float">
            <text:p><text:s/>22.60 </text:p>
          </table:table-cell>
          <table:table-cell table:style-name="ce50" office:value-type="float" office:value="44.58" calcext:value-type="float">
            <text:p><text:s/>44.58 </text:p>
          </table:table-cell>
          <table:table-cell table:style-name="ce50" office:value-type="float" office:value="45.7" calcext:value-type="float">
            <text:p><text:s/>45.70 </text:p>
          </table:table-cell>
          <table:table-cell table:style-name="ce50" office:value-type="float" office:value="62.3153846153846" calcext:value-type="float">
            <text:p><text:s/>62.32 </text:p>
          </table:table-cell>
          <table:table-cell table:style-name="ce50" office:value-type="float" office:value="37.53" calcext:value-type="float">
            <text:p><text:s/>37.53 </text:p>
          </table:table-cell>
          <table:table-cell table:style-name="ce89"/>
          <table:table-cell table:style-name="ce95"/>
          <table:table-cell table:style-name="ce108" table:formula="of:=COUNT([.D12:.N12])" office:value-type="float" office:value="8" calcext:value-type="float">
            <text:p>8</text:p>
          </table:table-cell>
          <table:table-cell table:style-name="ce115" table:formula="of:=AVERAGE([.D12:.N12])" office:value-type="float" office:value="43.5977797326937" calcext:value-type="float">
            <text:p><text:s/>43.60 </text:p>
          </table:table-cell>
          <table:table-cell table:style-name="ce120" table:formula="of:=MIN([.D12:.N12])" office:value-type="float" office:value="22.6032" calcext:value-type="float">
            <text:p><text:s/>22.60 </text:p>
          </table:table-cell>
          <table:table-cell table:style-name="ce120" table:formula="of:=MEDIAN([.D12:.N12])" office:value-type="float" office:value="44.8423226135783" calcext:value-type="float">
            <text:p><text:s/>44.84 </text:p>
          </table:table-cell>
          <table:table-cell table:style-name="ce120" table:formula="of:=PERCENTILE([.D12:.N12];0.75)" office:value-type="float" office:value="46.3483783783784" calcext:value-type="float">
            <text:p><text:s/>46.35 </text:p>
          </table:table-cell>
          <table:table-cell table:style-name="ce229" table:formula="of:=([.T12]-[.C12])/-[.C12]" office:value-type="float" office:value="0.109027712833941" calcext:value-type="float">
            <text:p>0.109027712833941</text:p>
          </table:table-cell>
          <table:table-cell table:number-columns-repeated="233"/>
        </table:table-row>
        <table:table-row table:style-name="ro2">
          <table:table-cell table:style-name="ce4"/>
          <table:table-cell table:style-name="ce28"/>
          <table:table-cell table:style-name="ce52" office:value-type="float" office:value="66.84" calcext:value-type="float">
            <text:p><text:s/>66.84 </text:p>
          </table:table-cell>
          <table:table-cell table:style-name="ce65" office:value-type="float" office:value="55.1934065934066" calcext:value-type="float">
            <text:p><text:s/>55.19 </text:p>
          </table:table-cell>
          <table:table-cell table:style-name="ce52" table:formula="of:=89343/1850" office:value-type="float" office:value="48.2935135135135" calcext:value-type="float">
            <text:p><text:s/>48.29 </text:p>
          </table:table-cell>
          <table:table-cell table:style-name="ce52"/>
          <table:table-cell table:style-name="ce65"/>
          <table:table-cell table:style-name="ce65" office:value-type="float" office:value="58.3476263399694" calcext:value-type="float">
            <text:p><text:s/>58.35 </text:p>
          </table:table-cell>
          <table:table-cell table:style-name="ce52" table:formula="of:=1.02*29.92" office:value-type="float" office:value="30.5184" calcext:value-type="float">
            <text:p><text:s/>30.52 </text:p>
          </table:table-cell>
          <table:table-cell table:style-name="ce52" office:value-type="float" office:value="44.58" calcext:value-type="float">
            <text:p><text:s/>44.58 </text:p>
          </table:table-cell>
          <table:table-cell table:style-name="ce51" office:value-type="float" office:value="54.3" calcext:value-type="float">
            <text:p><text:s/>54.30 </text:p>
          </table:table-cell>
          <table:table-cell table:style-name="ce52" table:formula="of:=129616/2080" office:value-type="float" office:value="62.3153846153846" calcext:value-type="float">
            <text:p><text:s/>62.32 </text:p>
          </table:table-cell>
          <table:table-cell table:style-name="ce52" office:value-type="float" office:value="55.88" calcext:value-type="float">
            <text:p><text:s/>55.88 </text:p>
          </table:table-cell>
          <table:table-cell table:style-name="ce58"/>
          <table:table-cell table:style-name="ce101"/>
          <table:table-cell table:style-name="ce109" table:formula="of:=COUNT([.D13:.N13])" office:value-type="float" office:value="8" calcext:value-type="float">
            <text:p>8</text:p>
          </table:table-cell>
          <table:table-cell table:style-name="ce116" table:formula="of:=AVERAGE([.D13:.N13])" office:value-type="float" office:value="51.1785413827843" calcext:value-type="float">
            <text:p><text:s/>51.18 </text:p>
          </table:table-cell>
          <table:table-cell table:style-name="ce121" table:formula="of:=MAX([.D13:.N13])" office:value-type="float" office:value="62.3153846153846" calcext:value-type="float">
            <text:p><text:s/>62.32 </text:p>
          </table:table-cell>
          <table:table-cell table:style-name="ce121" table:formula="of:=MEDIAN([.D13:.N13])" office:value-type="float" office:value="54.7467032967033" calcext:value-type="float">
            <text:p><text:s/>54.75 </text:p>
          </table:table-cell>
          <table:table-cell table:style-name="ce121" table:formula="of:=PERCENTILE([.D13:.N13];0.75)" office:value-type="float" office:value="56.4969065849924" calcext:value-type="float">
            <text:p><text:s/>56.50 </text:p>
          </table:table-cell>
          <table:table-cell table:style-name="ce230" table:formula="of:=([.T13]-[.C13])/-[.C13]" office:value-type="float" office:value="0.15474406665182" calcext:value-type="float">
            <text:p>0.15474406665182</text:p>
          </table:table-cell>
          <table:table-cell table:number-columns-repeated="233"/>
        </table:table-row>
        <table:table-row table:style-name="ro2">
          <table:table-cell table:style-name="ce2" office:value-type="float" office:value="7" calcext:value-type="float">
            <text:p>7</text:p>
          </table:table-cell>
          <table:table-cell table:style-name="ce26" office:value-type="string" calcext:value-type="string">
            <text:p>Assistant Director of IT</text:p>
          </table:table-cell>
          <table:table-cell table:style-name="ce50" office:value-type="float" office:value="36.95" calcext:value-type="float">
            <text:p><text:s/>36.95 </text:p>
          </table:table-cell>
          <table:table-cell table:style-name="ce63" office:value-type="float" office:value="45.6417582417582" calcext:value-type="float">
            <text:p><text:s/>45.64 </text:p>
          </table:table-cell>
          <table:table-cell table:style-name="ce50" table:number-columns-repeated="2"/>
          <table:table-cell table:style-name="ce63" table:number-columns-repeated="2"/>
          <table:table-cell table:style-name="ce50" table:number-columns-repeated="4"/>
          <table:table-cell table:style-name="ce72"/>
          <table:table-cell table:style-name="ce91" office:value-type="float" office:value="38.29" calcext:value-type="float">
            <text:p><text:s/>38.29 </text:p>
          </table:table-cell>
          <table:table-cell table:style-name="ce97"/>
          <table:table-cell table:style-name="ce108" table:formula="of:=COUNT([.D14:.N14])" office:value-type="float" office:value="2" calcext:value-type="float">
            <text:p>2</text:p>
          </table:table-cell>
          <table:table-cell table:style-name="ce115" table:formula="of:=AVERAGE([.D14:.N14])" office:value-type="float" office:value="41.9658791208791" calcext:value-type="float">
            <text:p><text:s/>41.97 </text:p>
          </table:table-cell>
          <table:table-cell table:style-name="ce120" table:formula="of:=MIN([.D14:.N14])" office:value-type="float" office:value="38.29" calcext:value-type="float">
            <text:p><text:s/>38.29 </text:p>
          </table:table-cell>
          <table:table-cell table:style-name="ce120" table:formula="of:=MEDIAN([.D14:.N14])" office:value-type="float" office:value="41.9658791208791" calcext:value-type="float">
            <text:p><text:s/>41.97 </text:p>
          </table:table-cell>
          <table:table-cell table:style-name="ce120" table:formula="of:=PERCENTILE([.D14:.N14];0.75)" office:value-type="float" office:value="43.8038186813187" calcext:value-type="float">
            <text:p><text:s/>43.80 </text:p>
          </table:table-cell>
          <table:table-cell table:style-name="ce229" table:formula="of:=([.T14]-[.C14])/-[.C14]" office:value-type="float" office:value="-0.185489003553955" calcext:value-type="float">
            <text:p>-0.185489003553955</text:p>
          </table:table-cell>
          <table:table-cell table:style-name="ce128"/>
          <table:table-cell table:number-columns-repeated="232"/>
        </table:table-row>
        <table:table-row table:style-name="ro2">
          <table:table-cell table:style-name="ce3"/>
          <table:table-cell table:style-name="ce27"/>
          <table:table-cell table:style-name="ce51" office:value-type="float" office:value="47.49" calcext:value-type="float">
            <text:p><text:s/>47.49 </text:p>
          </table:table-cell>
          <table:table-cell table:style-name="ce64" office:value-type="float" office:value="59.0571428571429" calcext:value-type="float">
            <text:p><text:s/>59.06 </text:p>
          </table:table-cell>
          <table:table-cell table:style-name="ce51" table:number-columns-repeated="2"/>
          <table:table-cell table:style-name="ce64" table:number-columns-repeated="2"/>
          <table:table-cell table:style-name="ce51" table:number-columns-repeated="4"/>
          <table:table-cell table:style-name="ce88"/>
          <table:table-cell table:style-name="ce92" office:value-type="float" office:value="50.54" calcext:value-type="float">
            <text:p>50.54</text:p>
          </table:table-cell>
          <table:table-cell table:style-name="ce98"/>
          <table:table-cell table:style-name="ce109" table:formula="of:=COUNT([.D15:.N15])" office:value-type="float" office:value="2" calcext:value-type="float">
            <text:p>2</text:p>
          </table:table-cell>
          <table:table-cell table:style-name="ce116" table:formula="of:=AVERAGE([.D15:.N15])" office:value-type="float" office:value="54.7985714285715" calcext:value-type="float">
            <text:p><text:s/>54.80 </text:p>
          </table:table-cell>
          <table:table-cell table:style-name="ce121" table:formula="of:=MAX([.D15:.N15])" office:value-type="float" office:value="59.0571428571429" calcext:value-type="float">
            <text:p><text:s/>59.06 </text:p>
          </table:table-cell>
          <table:table-cell table:style-name="ce121" table:formula="of:=MEDIAN([.D15:.N15])" office:value-type="float" office:value="54.7985714285715" calcext:value-type="float">
            <text:p><text:s/>54.80 </text:p>
          </table:table-cell>
          <table:table-cell table:style-name="ce121" table:formula="of:=PERCENTILE([.D15:.N15];0.75)" office:value-type="float" office:value="56.9278571428572" calcext:value-type="float">
            <text:p><text:s/>56.93 </text:p>
          </table:table-cell>
          <table:table-cell table:style-name="ce230" table:formula="of:=([.T15]-[.C15])/-[.C15]" office:value-type="float" office:value="-0.198733567969197" calcext:value-type="float">
            <text:p>-0.198733567969197</text:p>
          </table:table-cell>
          <table:table-cell table:style-name="ce128"/>
          <table:table-cell table:number-columns-repeated="232"/>
        </table:table-row>
        <table:table-row table:style-name="ro3">
          <table:table-cell table:style-name="ce6" office:value-type="float" office:value="8" calcext:value-type="float">
            <text:p>8</text:p>
          </table:table-cell>
          <table:table-cell table:style-name="ce31" office:value-type="string" calcext:value-type="string">
            <text:p>Assistant Director of Planning and Community Development</text:p>
          </table:table-cell>
          <table:table-cell table:style-name="ce50" office:value-type="float" office:value="31.03" calcext:value-type="float">
            <text:p><text:s/>31.03 </text:p>
          </table:table-cell>
          <table:table-cell table:style-name="ce63" office:value-type="float" office:value="42.6554945054945" calcext:value-type="float">
            <text:p><text:s/>42.66 </text:p>
          </table:table-cell>
          <table:table-cell table:style-name="ce50" table:number-columns-repeated="2"/>
          <table:table-cell table:style-name="ce63" office:value-type="float" office:value="54.8609112426035" calcext:value-type="float">
            <text:p><text:s/>54.86 </text:p>
          </table:table-cell>
          <table:table-cell table:style-name="ce63"/>
          <table:table-cell table:style-name="ce50"/>
          <table:table-cell table:style-name="ce50" office:value-type="float" office:value="53.1" calcext:value-type="float">
            <text:p><text:s/>53.10 </text:p>
          </table:table-cell>
          <table:table-cell table:style-name="ce50" table:number-columns-repeated="3"/>
          <table:table-cell table:style-name="ce50" office:value-type="float" office:value="44.58" calcext:value-type="float">
            <text:p><text:s/>44.58 </text:p>
          </table:table-cell>
          <table:table-cell table:style-name="ce99"/>
          <table:table-cell table:style-name="ce108" table:formula="of:=COUNT([.D16:.N16])" office:value-type="float" office:value="4" calcext:value-type="float">
            <text:p>4</text:p>
          </table:table-cell>
          <table:table-cell table:style-name="ce115" table:formula="of:=AVERAGE([.D16:.N16])" office:value-type="float" office:value="48.7991014370245" calcext:value-type="float">
            <text:p><text:s/>48.80 </text:p>
          </table:table-cell>
          <table:table-cell table:style-name="ce120" table:formula="of:=MIN([.D16:.N16])" office:value-type="float" office:value="42.6554945054945" calcext:value-type="float">
            <text:p><text:s/>42.66 </text:p>
          </table:table-cell>
          <table:table-cell table:style-name="ce120" table:formula="of:=MEDIAN([.D16:.N16])" office:value-type="float" office:value="48.84" calcext:value-type="float">
            <text:p><text:s/>48.84 </text:p>
          </table:table-cell>
          <table:table-cell table:style-name="ce120" table:formula="of:=PERCENTILE([.D16:.N16];0.75)" office:value-type="float" office:value="53.5402278106509" calcext:value-type="float">
            <text:p><text:s/>53.54 </text:p>
          </table:table-cell>
          <table:table-cell table:style-name="ce229" table:formula="of:=([.T16]-[.C16])/-[.C16]" office:value-type="float" office:value="-0.725434347748981" calcext:value-type="float">
            <text:p>-0.725434347748981</text:p>
          </table:table-cell>
          <table:table-cell table:number-columns-repeated="233"/>
        </table:table-row>
        <table:table-row table:style-name="ro2">
          <table:table-cell table:style-name="ce7"/>
          <table:table-cell table:style-name="ce32"/>
          <table:table-cell table:style-name="ce51" office:value-type="float" office:value="34.19" calcext:value-type="float">
            <text:p><text:s/>34.19 </text:p>
          </table:table-cell>
          <table:table-cell table:style-name="ce64" office:value-type="float" office:value="55.1934065934066" calcext:value-type="float">
            <text:p><text:s/>55.19 </text:p>
          </table:table-cell>
          <table:table-cell table:style-name="ce51" table:number-columns-repeated="2"/>
          <table:table-cell table:style-name="ce64" table:formula="of:=1.02*53.7852071005917" office:value-type="float" office:value="54.8609112426035" calcext:value-type="float">
            <text:p><text:s/>54.86 </text:p>
          </table:table-cell>
          <table:table-cell table:style-name="ce64"/>
          <table:table-cell table:style-name="ce51"/>
          <table:table-cell table:style-name="ce51" office:value-type="float" office:value="53.1" calcext:value-type="float">
            <text:p><text:s/>53.10 </text:p>
          </table:table-cell>
          <table:table-cell table:style-name="ce51" table:number-columns-repeated="3"/>
          <table:table-cell table:style-name="ce51" office:value-type="float" office:value="58.87" calcext:value-type="float">
            <text:p><text:s/>58.87 </text:p>
          </table:table-cell>
          <table:table-cell table:style-name="ce100"/>
          <table:table-cell table:style-name="ce109" table:formula="of:=COUNT([.D17:.N17])" office:value-type="float" office:value="4" calcext:value-type="float">
            <text:p>4</text:p>
          </table:table-cell>
          <table:table-cell table:style-name="ce116" table:formula="of:=AVERAGE([.D17:.N17])" office:value-type="float" office:value="55.5060794590025" calcext:value-type="float">
            <text:p><text:s/>55.51 </text:p>
          </table:table-cell>
          <table:table-cell table:style-name="ce121" table:formula="of:=MAX([.D17:.N17])" office:value-type="float" office:value="58.87" calcext:value-type="float">
            <text:p><text:s/>58.87 </text:p>
          </table:table-cell>
          <table:table-cell table:style-name="ce121" table:formula="of:=MEDIAN([.D17:.N17])" office:value-type="float" office:value="55.0271589180051" calcext:value-type="float">
            <text:p><text:s/>55.03 </text:p>
          </table:table-cell>
          <table:table-cell table:style-name="ce121" table:formula="of:=PERCENTILE([.D17:.N17];0.75)" office:value-type="float" office:value="56.112554945055" calcext:value-type="float">
            <text:p><text:s/>56.11 </text:p>
          </table:table-cell>
          <table:table-cell table:style-name="ce230" table:formula="of:=([.T17]-[.C17])/-[.C17]" office:value-type="float" office:value="-0.64119786326572" calcext:value-type="float">
            <text:p>-0.64119786326572</text:p>
          </table:table-cell>
          <table:table-cell table:number-columns-repeated="233"/>
        </table:table-row>
        <table:table-row table:style-name="ro2">
          <table:table-cell table:style-name="ce2" office:value-type="float" office:value="9" calcext:value-type="float">
            <text:p>9</text:p>
          </table:table-cell>
          <table:table-cell table:style-name="ce30" office:value-type="string" calcext:value-type="string">
            <text:p>Assistant Library Director + Head of Technical Services </text:p>
          </table:table-cell>
          <table:table-cell table:style-name="ce50" office:value-type="float" office:value="36.95" calcext:value-type="float">
            <text:p><text:s/>36.95 </text:p>
          </table:table-cell>
          <table:table-cell table:style-name="ce63" office:value-type="float" office:value="41.0785714285714" calcext:value-type="float">
            <text:p><text:s/>41.08 </text:p>
          </table:table-cell>
          <table:table-cell table:style-name="ce50"/>
          <table:table-cell table:style-name="ce52" office:value-type="float" office:value="31.31" calcext:value-type="float">
            <text:p><text:s/>31.31 </text:p>
          </table:table-cell>
          <table:table-cell table:style-name="ce65"/>
          <table:table-cell table:style-name="ce65" office:value-type="float" office:value="37.2766717713119" calcext:value-type="float">
            <text:p><text:s/>37.28 </text:p>
          </table:table-cell>
          <table:table-cell table:style-name="ce50" table:formula="of:=1.02*19.94" office:value-type="float" office:value="20.3388" calcext:value-type="float">
            <text:p><text:s/>20.34 </text:p>
          </table:table-cell>
          <table:table-cell table:style-name="ce50"/>
          <table:table-cell table:style-name="ce50" office:value-type="float" office:value="31.47" calcext:value-type="float">
            <text:p><text:s/>31.47 </text:p>
          </table:table-cell>
          <table:table-cell table:style-name="ce50"/>
          <table:table-cell table:style-name="ce50" office:value-type="float" office:value="40.91" calcext:value-type="float">
            <text:p><text:s/>40.91 </text:p>
          </table:table-cell>
          <table:table-cell table:style-name="ce50"/>
          <table:table-cell table:style-name="ce97"/>
          <table:table-cell table:style-name="ce108" table:formula="of:=COUNT([.D18:.N18])" office:value-type="float" office:value="6" calcext:value-type="float">
            <text:p>6</text:p>
          </table:table-cell>
          <table:table-cell table:style-name="ce115" table:formula="of:=AVERAGE([.D18:.N18])" office:value-type="float" office:value="33.7306738666472" calcext:value-type="float">
            <text:p><text:s/>33.73 </text:p>
          </table:table-cell>
          <table:table-cell table:style-name="ce120" table:formula="of:=MIN([.D18:.N18])" office:value-type="float" office:value="20.3388" calcext:value-type="float">
            <text:p><text:s/>20.34 </text:p>
          </table:table-cell>
          <table:table-cell table:style-name="ce120" table:formula="of:=MEDIAN([.D18:.N18])" office:value-type="float" office:value="34.3733358856559" calcext:value-type="float">
            <text:p><text:s/>34.37 </text:p>
          </table:table-cell>
          <table:table-cell table:style-name="ce120" table:formula="of:=PERCENTILE([.D18:.N18];0.75)" office:value-type="float" office:value="40.001667942828" calcext:value-type="float">
            <text:p><text:s/>40.00 </text:p>
          </table:table-cell>
          <table:table-cell table:style-name="ce229" table:formula="of:=([.T18]-[.C18])/-[.C18]" office:value-type="float" office:value="-0.0825891188857366" calcext:value-type="float">
            <text:p>-0.082589118885737</text:p>
          </table:table-cell>
          <table:table-cell table:style-name="ce128"/>
          <table:table-cell table:number-columns-repeated="232"/>
        </table:table-row>
        <table:table-row table:style-name="ro2">
          <table:table-cell table:style-name="ce3"/>
          <table:table-cell table:style-name="ce27"/>
          <table:table-cell table:style-name="ce51" office:value-type="float" office:value="47.49" calcext:value-type="float">
            <text:p><text:s/>47.49 </text:p>
          </table:table-cell>
          <table:table-cell table:style-name="ce64" office:value-type="float" office:value="51.2335164835165" calcext:value-type="float">
            <text:p><text:s/>51.23 </text:p>
          </table:table-cell>
          <table:table-cell table:style-name="ce51"/>
          <table:table-cell table:style-name="ce51" office:value-type="float" office:value="37.57" calcext:value-type="float">
            <text:p><text:s/>37.57 </text:p>
          </table:table-cell>
          <table:table-cell table:style-name="ce64" table:formula="of:=1.02*39.1456043956044" office:value-type="float" office:value="39.9285164835165" calcext:value-type="float">
            <text:p><text:s/>39.93 </text:p>
          </table:table-cell>
          <table:table-cell table:style-name="ce64" office:value-type="float" office:value="48.2210311383359" calcext:value-type="float">
            <text:p><text:s/>48.22 </text:p>
          </table:table-cell>
          <table:table-cell table:style-name="ce51" table:formula="of:=1.02*26.92" office:value-type="float" office:value="27.4584" calcext:value-type="float">
            <text:p><text:s/>27.46 </text:p>
          </table:table-cell>
          <table:table-cell table:style-name="ce51"/>
          <table:table-cell table:style-name="ce52" office:value-type="float" office:value="37.41" calcext:value-type="float">
            <text:p><text:s/>37.41 </text:p>
          </table:table-cell>
          <table:table-cell table:style-name="ce51"/>
          <table:table-cell table:style-name="ce51" office:value-type="float" office:value="60.91" calcext:value-type="float">
            <text:p><text:s/>60.91 </text:p>
          </table:table-cell>
          <table:table-cell table:style-name="ce52"/>
          <table:table-cell table:style-name="ce98"/>
          <table:table-cell table:style-name="ce109" table:formula="of:=COUNT([.D19:.N19])" office:value-type="float" office:value="7" calcext:value-type="float">
            <text:p>7</text:p>
          </table:table-cell>
          <table:table-cell table:style-name="ce116" table:formula="of:=AVERAGE([.D19:.N19])" office:value-type="float" office:value="43.2473520150527" calcext:value-type="float">
            <text:p><text:s/>43.25 </text:p>
          </table:table-cell>
          <table:table-cell table:style-name="ce121" table:formula="of:=MAX([.D19:.N19])" office:value-type="float" office:value="60.91" calcext:value-type="float">
            <text:p><text:s/>60.91 </text:p>
          </table:table-cell>
          <table:table-cell table:style-name="ce121" table:formula="of:=MEDIAN([.D19:.N19])" office:value-type="float" office:value="39.9285164835165" calcext:value-type="float">
            <text:p><text:s/>39.93 </text:p>
          </table:table-cell>
          <table:table-cell table:style-name="ce121" table:formula="of:=PERCENTILE([.D19:.N19];0.75)" office:value-type="float" office:value="49.7272738109262" calcext:value-type="float">
            <text:p><text:s/>49.73 </text:p>
          </table:table-cell>
          <table:table-cell table:style-name="ce230" table:formula="of:=([.T19]-[.C19])/-[.C19]" office:value-type="float" office:value="-0.0471104192656602" calcext:value-type="float">
            <text:p>-0.04711041926566</text:p>
          </table:table-cell>
          <table:table-cell table:style-name="ce128"/>
          <table:table-cell table:number-columns-repeated="232"/>
        </table:table-row>
        <table:table-row table:style-name="ro2">
          <table:table-cell table:style-name="ce2" office:value-type="float" office:value="10" calcext:value-type="float">
            <text:p>10</text:p>
          </table:table-cell>
          <table:table-cell table:style-name="ce26" office:value-type="string" calcext:value-type="string">
            <text:p>Assistant Parks Superintendent</text:p>
          </table:table-cell>
          <table:table-cell table:style-name="ce53"/>
          <table:table-cell table:style-name="ce63" office:value-type="float" office:value="33.6032967032967" calcext:value-type="float">
            <text:p><text:s/>33.60 </text:p>
          </table:table-cell>
          <table:table-cell table:style-name="ce50"/>
          <table:table-cell table:style-name="ce52"/>
          <table:table-cell table:style-name="ce65" table:number-columns-repeated="2"/>
          <table:table-cell table:style-name="ce52" table:number-columns-repeated="2"/>
          <table:table-cell table:style-name="ce50" table:number-columns-repeated="3"/>
          <table:table-cell table:style-name="ce50" office:value-type="float" office:value="27.05" calcext:value-type="float">
            <text:p><text:s/>27.05 </text:p>
          </table:table-cell>
          <table:table-cell table:style-name="ce97"/>
          <table:table-cell table:style-name="ce108" table:formula="of:=COUNT([.D20:.N20])" office:value-type="float" office:value="2" calcext:value-type="float">
            <text:p>2</text:p>
          </table:table-cell>
          <table:table-cell table:style-name="ce115" table:formula="of:=AVERAGE([.D20:.N20])" office:value-type="float" office:value="30.3266483516483" calcext:value-type="float">
            <text:p><text:s/>30.33 </text:p>
          </table:table-cell>
          <table:table-cell table:style-name="ce120" table:formula="of:=MIN([.D20:.N20])" office:value-type="float" office:value="27.05" calcext:value-type="float">
            <text:p><text:s/>27.05 </text:p>
          </table:table-cell>
          <table:table-cell table:style-name="ce120" table:formula="of:=MEDIAN([.D20:.N20])" office:value-type="float" office:value="30.3266483516483" calcext:value-type="float">
            <text:p><text:s/>30.33 </text:p>
          </table:table-cell>
          <table:table-cell table:style-name="ce120" table:formula="of:=PERCENTILE([.D20:.N20];0.75)" office:value-type="float" office:value="31.9649725274725" calcext:value-type="float">
            <text:p><text:s/>31.96 </text:p>
          </table:table-cell>
          <table:table-cell table:style-name="ce229"/>
          <table:table-cell table:style-name="ce128"/>
          <table:table-cell table:number-columns-repeated="232"/>
        </table:table-row>
        <table:table-row table:style-name="ro2">
          <table:table-cell table:style-name="ce5"/>
          <table:table-cell table:style-name="ce29"/>
          <table:table-cell table:style-name="ce54"/>
          <table:table-cell table:style-name="ce64" office:value-type="float" office:value="45.5648351648352" calcext:value-type="float">
            <text:p><text:s/>45.56 </text:p>
          </table:table-cell>
          <table:table-cell table:style-name="ce51" table:number-columns-repeated="2"/>
          <table:table-cell table:style-name="ce64" table:number-columns-repeated="2"/>
          <table:table-cell table:style-name="ce51" table:number-columns-repeated="5"/>
          <table:table-cell table:style-name="ce51" office:value-type="float" office:value="35.6" calcext:value-type="float">
            <text:p><text:s/>35.60 </text:p>
          </table:table-cell>
          <table:table-cell table:style-name="ce102"/>
          <table:table-cell table:style-name="ce109" table:formula="of:=COUNT([.D21:.N21])" office:value-type="float" office:value="2" calcext:value-type="float">
            <text:p>2</text:p>
          </table:table-cell>
          <table:table-cell table:style-name="ce116" table:formula="of:=AVERAGE([.D21:.N21])" office:value-type="float" office:value="40.5824175824176" calcext:value-type="float">
            <text:p><text:s/>40.58 </text:p>
          </table:table-cell>
          <table:table-cell table:style-name="ce121" table:formula="of:=MAX([.D21:.N21])" office:value-type="float" office:value="45.5648351648352" calcext:value-type="float">
            <text:p><text:s/>45.56 </text:p>
          </table:table-cell>
          <table:table-cell table:style-name="ce121" table:formula="of:=MEDIAN([.D21:.N21])" office:value-type="float" office:value="40.5824175824176" calcext:value-type="float">
            <text:p><text:s/>40.58 </text:p>
          </table:table-cell>
          <table:table-cell table:style-name="ce121" table:formula="of:=PERCENTILE([.D21:.N21];0.75)" office:value-type="float" office:value="43.0736263736264" calcext:value-type="float">
            <text:p><text:s/>43.07 </text:p>
          </table:table-cell>
          <table:table-cell table:style-name="ce230"/>
          <table:table-cell table:style-name="ce128"/>
          <table:table-cell table:number-columns-repeated="232"/>
        </table:table-row>
        <table:table-row table:style-name="ro2">
          <table:table-cell table:style-name="ce2" office:value-type="float" office:value="11" calcext:value-type="float">
            <text:p>11</text:p>
          </table:table-cell>
          <table:table-cell table:style-name="ce26" office:value-type="string" calcext:value-type="string">
            <text:p>Assistant to the Director of Inspectional Services</text:p>
          </table:table-cell>
          <table:table-cell table:style-name="ce50" office:value-type="float" office:value="25.93" calcext:value-type="float">
            <text:p><text:s/>25.93 </text:p>
          </table:table-cell>
          <table:table-cell table:style-name="ce63"/>
          <table:table-cell table:style-name="ce50" table:formula="of:=55107/1850" office:value-type="float" office:value="29.7875675675676" calcext:value-type="float">
            <text:p><text:s/>29.79 </text:p>
          </table:table-cell>
          <table:table-cell table:style-name="ce52" office:value-type="float" office:value="19.72" calcext:value-type="float">
            <text:p><text:s/>19.72 </text:p>
          </table:table-cell>
          <table:table-cell table:style-name="ce65" table:number-columns-repeated="2"/>
          <table:table-cell table:style-name="ce52"/>
          <table:table-cell table:style-name="ce72"/>
          <table:table-cell table:style-name="ce50"/>
          <table:table-cell table:style-name="ce50" office:value-type="float" office:value="31.3" calcext:value-type="float">
            <text:p><text:s/>31.30 </text:p>
          </table:table-cell>
          <table:table-cell table:style-name="ce50"/>
          <table:table-cell table:style-name="ce50" office:value-type="float" office:value="33.88" calcext:value-type="float">
            <text:p><text:s/>33.88 </text:p>
          </table:table-cell>
          <table:table-cell table:style-name="ce97"/>
          <table:table-cell table:style-name="ce108" table:formula="of:=COUNT([.D22:.N22])" office:value-type="float" office:value="4" calcext:value-type="float">
            <text:p>4</text:p>
          </table:table-cell>
          <table:table-cell table:style-name="ce115" table:formula="of:=AVERAGE([.D22:.N22])" office:value-type="float" office:value="28.6718918918919" calcext:value-type="float">
            <text:p><text:s/>28.67 </text:p>
          </table:table-cell>
          <table:table-cell table:style-name="ce120" table:formula="of:=MIN([.D22:.N22])" office:value-type="float" office:value="19.72" calcext:value-type="float">
            <text:p><text:s/>19.72 </text:p>
          </table:table-cell>
          <table:table-cell table:style-name="ce120" table:formula="of:=MEDIAN([.D22:.N22])" office:value-type="float" office:value="30.5437837837838" calcext:value-type="float">
            <text:p><text:s/>30.54 </text:p>
          </table:table-cell>
          <table:table-cell table:style-name="ce120" table:formula="of:=PERCENTILE([.D22:.N22];0.75)" office:value-type="float" office:value="31.945" calcext:value-type="float">
            <text:p><text:s/>31.95 </text:p>
          </table:table-cell>
          <table:table-cell table:style-name="ce229" table:formula="of:=([.T22]-[.C22])/-[.C22]" office:value-type="float" office:value="-0.231970690320093" calcext:value-type="float">
            <text:p>-0.231970690320093</text:p>
          </table:table-cell>
          <table:table-cell table:style-name="ce128"/>
          <table:table-cell table:number-columns-repeated="232"/>
        </table:table-row>
        <table:table-row table:style-name="ro2">
          <table:table-cell table:style-name="ce3"/>
          <table:table-cell table:style-name="ce27"/>
          <table:table-cell table:style-name="ce51" office:value-type="float" office:value="33.32" calcext:value-type="float">
            <text:p><text:s/>33.32 </text:p>
          </table:table-cell>
          <table:table-cell table:style-name="ce64"/>
          <table:table-cell table:style-name="ce51" table:formula="of:=67698/1850" office:value-type="float" office:value="36.5935135135135" calcext:value-type="float">
            <text:p><text:s/>36.59 </text:p>
          </table:table-cell>
          <table:table-cell table:style-name="ce51" office:value-type="float" office:value="24.79" calcext:value-type="float">
            <text:p><text:s/>24.79 </text:p>
          </table:table-cell>
          <table:table-cell table:style-name="ce64" table:number-columns-repeated="2"/>
          <table:table-cell table:style-name="ce51" table:number-columns-repeated="2"/>
          <table:table-cell table:style-name="ce51" office:value-type="float" office:value="26.3" calcext:value-type="float">
            <text:p><text:s/>26.30 </text:p>
          </table:table-cell>
          <table:table-cell table:style-name="ce51" office:value-type="float" office:value="38.6" calcext:value-type="float">
            <text:p><text:s/>38.60 </text:p>
          </table:table-cell>
          <table:table-cell table:style-name="ce51"/>
          <table:table-cell table:style-name="ce52" office:value-type="float" office:value="45.08" calcext:value-type="float">
            <text:p><text:s/>45.08 </text:p>
          </table:table-cell>
          <table:table-cell table:style-name="ce98"/>
          <table:table-cell table:style-name="ce109" table:formula="of:=COUNT([.D23:.N23])" office:value-type="float" office:value="5" calcext:value-type="float">
            <text:p>5</text:p>
          </table:table-cell>
          <table:table-cell table:style-name="ce116" table:formula="of:=AVERAGE([.D23:.N23])" office:value-type="float" office:value="34.2727027027027" calcext:value-type="float">
            <text:p><text:s/>34.27 </text:p>
          </table:table-cell>
          <table:table-cell table:style-name="ce121" table:formula="of:=MAX([.D23:.N23])" office:value-type="float" office:value="45.08" calcext:value-type="float">
            <text:p><text:s/>45.08 </text:p>
          </table:table-cell>
          <table:table-cell table:style-name="ce121" table:formula="of:=MEDIAN([.D23:.N23])" office:value-type="float" office:value="36.5935135135135" calcext:value-type="float">
            <text:p><text:s/>36.59 </text:p>
          </table:table-cell>
          <table:table-cell table:style-name="ce121" table:formula="of:=PERCENTILE([.D23:.N23];0.75)" office:value-type="float" office:value="38.6" calcext:value-type="float">
            <text:p><text:s/>38.60 </text:p>
          </table:table-cell>
          <table:table-cell table:style-name="ce230" table:formula="of:=([.T23]-[.C23])/-[.C23]" office:value-type="float" office:value="-0.158463385354142" calcext:value-type="float">
            <text:p>-0.158463385354142</text:p>
          </table:table-cell>
          <table:table-cell table:style-name="ce128"/>
          <table:table-cell table:number-columns-repeated="232"/>
        </table:table-row>
        <table:table-row table:style-name="ro2">
          <table:table-cell table:style-name="ce2" office:value-type="float" office:value="12" calcext:value-type="float">
            <text:p>12</text:p>
          </table:table-cell>
          <table:table-cell table:style-name="ce26" office:value-type="string" calcext:value-type="string">
            <text:p>Assistant Treasurer</text:p>
          </table:table-cell>
          <table:table-cell table:style-name="ce50" office:value-type="float" office:value="36.95" calcext:value-type="float">
            <text:p><text:s/>36.95 </text:p>
          </table:table-cell>
          <table:table-cell table:style-name="ce63" office:value-type="float" office:value="39.4917582417582" calcext:value-type="float">
            <text:p><text:s/>39.49 </text:p>
          </table:table-cell>
          <table:table-cell table:style-name="ce50" office:value-type="float" office:value="31.95" calcext:value-type="float">
            <text:p><text:s/>31.95 </text:p>
          </table:table-cell>
          <table:table-cell table:style-name="ce52" office:value-type="float" office:value="28.46" calcext:value-type="float">
            <text:p><text:s/>28.46 </text:p>
          </table:table-cell>
          <table:table-cell table:style-name="ce65" office:value-type="float" office:value="34.9914319526627" calcext:value-type="float">
            <text:p><text:s/>34.99 </text:p>
          </table:table-cell>
          <table:table-cell table:style-name="ce65" office:value-type="float" office:value="30.8070444104135" calcext:value-type="float">
            <text:p><text:s/>30.81 </text:p>
          </table:table-cell>
          <table:table-cell table:style-name="ce50" table:formula="of:=1.02*16.87" office:value-type="float" office:value="17.2074" calcext:value-type="float">
            <text:p><text:s/>17.21 </text:p>
          </table:table-cell>
          <table:table-cell table:style-name="ce50" office:value-type="float" office:value="28.52" calcext:value-type="float">
            <text:p><text:s/>28.52 </text:p>
          </table:table-cell>
          <table:table-cell table:style-name="ce50" table:formula="of:=31.45*1.02" office:value-type="float" office:value="32.079" calcext:value-type="float">
            <text:p><text:s/>32.08 </text:p>
          </table:table-cell>
          <table:table-cell table:style-name="ce50" office:value-type="float" office:value="31.3" calcext:value-type="float">
            <text:p><text:s/>31.30 </text:p>
          </table:table-cell>
          <table:table-cell table:style-name="ce50" office:value-type="float" office:value="37.53" calcext:value-type="float">
            <text:p><text:s/>37.53 </text:p>
          </table:table-cell>
          <table:table-cell table:style-name="ce50"/>
          <table:table-cell table:style-name="ce97"/>
          <table:table-cell table:style-name="ce108" table:formula="of:=COUNT([.D24:.N24])" office:value-type="float" office:value="10" calcext:value-type="float">
            <text:p>10</text:p>
          </table:table-cell>
          <table:table-cell table:style-name="ce115" table:formula="of:=AVERAGE([.D24:.N24])" office:value-type="float" office:value="31.2336634604834" calcext:value-type="float">
            <text:p><text:s/>31.23 </text:p>
          </table:table-cell>
          <table:table-cell table:style-name="ce120" table:formula="of:=MIN([.D24:.N24])" office:value-type="float" office:value="17.2074" calcext:value-type="float">
            <text:p><text:s/>17.21 </text:p>
          </table:table-cell>
          <table:table-cell table:style-name="ce120" table:formula="of:=MEDIAN([.D24:.N24])" office:value-type="float" office:value="31.625" calcext:value-type="float">
            <text:p><text:s/>31.63 </text:p>
          </table:table-cell>
          <table:table-cell table:style-name="ce120" table:formula="of:=PERCENTILE([.D24:.N24];0.75)" office:value-type="float" office:value="34.263323964497" calcext:value-type="float">
            <text:p><text:s/>34.26 </text:p>
          </table:table-cell>
          <table:table-cell table:style-name="ce229" table:formula="of:=([.T24]-[.C24])/-[.C24]" office:value-type="float" office:value="0.0727111241002159" calcext:value-type="float">
            <text:p>0.072711124100216</text:p>
          </table:table-cell>
          <table:table-cell table:style-name="ce128"/>
          <table:table-cell table:number-columns-repeated="232"/>
        </table:table-row>
        <table:table-row table:style-name="ro2">
          <table:table-cell table:style-name="ce3"/>
          <table:table-cell table:style-name="ce27"/>
          <table:table-cell table:style-name="ce51" office:value-type="float" office:value="47.49" calcext:value-type="float">
            <text:p><text:s/>47.49 </text:p>
          </table:table-cell>
          <table:table-cell table:style-name="ce64" office:value-type="float" office:value="52.9049450549451" calcext:value-type="float">
            <text:p><text:s/>52.90 </text:p>
          </table:table-cell>
          <table:table-cell table:style-name="ce51" office:value-type="float" office:value="40.84" calcext:value-type="float">
            <text:p><text:s/>40.84 </text:p>
          </table:table-cell>
          <table:table-cell table:style-name="ce51" office:value-type="float" office:value="34.15" calcext:value-type="float">
            <text:p><text:s/>34.15 </text:p>
          </table:table-cell>
          <table:table-cell table:style-name="ce64" table:formula="of:=1.02*34.305325443787" office:value-type="float" office:value="34.9914319526627" calcext:value-type="float">
            <text:p><text:s/>34.99 </text:p>
          </table:table-cell>
          <table:table-cell table:style-name="ce64" office:value-type="float" office:value="39.8524757529352" calcext:value-type="float">
            <text:p><text:s/>39.85 </text:p>
          </table:table-cell>
          <table:table-cell table:style-name="ce51" table:formula="of:=1.02*22.78" office:value-type="float" office:value="23.2356" calcext:value-type="float">
            <text:p><text:s/>23.24 </text:p>
          </table:table-cell>
          <table:table-cell table:style-name="ce51" office:value-type="float" office:value="35.38" calcext:value-type="float">
            <text:p><text:s/>35.38 </text:p>
          </table:table-cell>
          <table:table-cell table:style-name="ce51" table:formula="of:=37.36*1.02" office:value-type="float" office:value="38.1072" calcext:value-type="float">
            <text:p><text:s/>38.11 </text:p>
          </table:table-cell>
          <table:table-cell table:style-name="ce51" office:value-type="float" office:value="38.6" calcext:value-type="float">
            <text:p><text:s/>38.60 </text:p>
          </table:table-cell>
          <table:table-cell table:style-name="ce51" office:value-type="float" office:value="55.88" calcext:value-type="float">
            <text:p><text:s/>55.88 </text:p>
          </table:table-cell>
          <table:table-cell table:style-name="ce51"/>
          <table:table-cell table:style-name="ce102"/>
          <table:table-cell table:style-name="ce109" table:formula="of:=COUNT([.D25:.N25])" office:value-type="float" office:value="10" calcext:value-type="float">
            <text:p>10</text:p>
          </table:table-cell>
          <table:table-cell table:style-name="ce116" table:formula="of:=AVERAGE([.D25:.N25])" office:value-type="float" office:value="39.3941652760543" calcext:value-type="float">
            <text:p><text:s/>39.39 </text:p>
          </table:table-cell>
          <table:table-cell table:style-name="ce121" table:formula="of:=MAX([.D25:.N25])" office:value-type="float" office:value="55.88" calcext:value-type="float">
            <text:p><text:s/>55.88 </text:p>
          </table:table-cell>
          <table:table-cell table:style-name="ce121" table:formula="of:=MEDIAN([.D25:.N25])" office:value-type="float" office:value="38.3536" calcext:value-type="float">
            <text:p><text:s/>38.35 </text:p>
          </table:table-cell>
          <table:table-cell table:style-name="ce121" table:formula="of:=PERCENTILE([.D25:.N25];0.75)" office:value-type="float" office:value="40.5931189382338" calcext:value-type="float">
            <text:p><text:s/>40.59 </text:p>
          </table:table-cell>
          <table:table-cell table:style-name="ce230" table:formula="of:=([.T25]-[.C25])/-[.C25]" office:value-type="float" office:value="0.145228070367787" calcext:value-type="float">
            <text:p>0.145228070367787</text:p>
          </table:table-cell>
          <table:table-cell table:style-name="ce128"/>
          <table:table-cell table:number-columns-repeated="232"/>
        </table:table-row>
        <table:table-row table:style-name="ro3">
          <table:table-cell table:style-name="ce2" office:value-type="float" office:value="13" calcext:value-type="float">
            <text:p>13</text:p>
          </table:table-cell>
          <table:table-cell table:style-name="ce30" office:value-type="string" calcext:value-type="string">
            <text:p>Building Systems Supervisor (HVAC Supervisor) - DPW</text:p>
          </table:table-cell>
          <table:table-cell table:style-name="ce52" office:value-type="float" office:value="34.47" calcext:value-type="float">
            <text:p><text:s/>34.47 </text:p>
          </table:table-cell>
          <table:table-cell table:style-name="ce63" office:value-type="float" office:value="35.9967032967033" calcext:value-type="float">
            <text:p><text:s/>36.00 </text:p>
          </table:table-cell>
          <table:table-cell table:style-name="ce50" table:number-columns-repeated="2"/>
          <table:table-cell table:style-name="ce63" table:number-columns-repeated="2"/>
          <table:table-cell table:style-name="ce50" table:formula="of:=1.02*25.33" office:value-type="float" office:value="25.8366" calcext:value-type="float">
            <text:p><text:s/>25.84 </text:p>
          </table:table-cell>
          <table:table-cell table:style-name="ce50" table:number-columns-repeated="2"/>
          <table:table-cell table:style-name="ce50" office:value-type="float" office:value="32.67" calcext:value-type="float">
            <text:p><text:s/>32.67 </text:p>
          </table:table-cell>
          <table:table-cell table:style-name="ce50" office:value-type="float" office:value="34.58" calcext:value-type="float">
            <text:p><text:s/>34.58 </text:p>
          </table:table-cell>
          <table:table-cell table:style-name="ce50" office:value-type="float" office:value="27.78" calcext:value-type="float">
            <text:p><text:s/>27.78 </text:p>
          </table:table-cell>
          <table:table-cell table:style-name="ce97"/>
          <table:table-cell table:style-name="ce108" table:formula="of:=COUNT([.D26:.N26])" office:value-type="float" office:value="5" calcext:value-type="float">
            <text:p>5</text:p>
          </table:table-cell>
          <table:table-cell table:style-name="ce115" table:formula="of:=AVERAGE([.D26:.N26])" office:value-type="float" office:value="31.3726606593407" calcext:value-type="float">
            <text:p><text:s/>31.37 </text:p>
          </table:table-cell>
          <table:table-cell table:style-name="ce120" table:formula="of:=MIN([.D26:.N26])" office:value-type="float" office:value="25.8366" calcext:value-type="float">
            <text:p><text:s/>25.84 </text:p>
          </table:table-cell>
          <table:table-cell table:style-name="ce120" table:formula="of:=MEDIAN([.D26:.N26])" office:value-type="float" office:value="32.67" calcext:value-type="float">
            <text:p><text:s/>32.67 </text:p>
          </table:table-cell>
          <table:table-cell table:style-name="ce120" table:formula="of:=PERCENTILE([.D26:.N26];0.75)" office:value-type="float" office:value="34.58" calcext:value-type="float">
            <text:p><text:s/>34.58 </text:p>
          </table:table-cell>
          <table:table-cell table:style-name="ce229" table:formula="of:=([.T26]-[.C26])/-[.C26]" office:value-type="float" office:value="-0.00319118073687263" calcext:value-type="float">
            <text:p>-0.003191180736873</text:p>
          </table:table-cell>
          <table:table-cell table:style-name="ce128"/>
          <table:table-cell table:style-name="ce129"/>
          <table:table-cell table:style-name="ce130"/>
          <table:table-cell table:number-columns-repeated="230"/>
        </table:table-row>
        <table:table-row table:style-name="ro2">
          <table:table-cell table:style-name="ce3"/>
          <table:table-cell table:style-name="ce27"/>
          <table:table-cell table:style-name="ce51" office:value-type="float" office:value="37.98" calcext:value-type="float">
            <text:p><text:s/>37.98 </text:p>
          </table:table-cell>
          <table:table-cell table:style-name="ce64" office:value-type="float" office:value="48.2318681318681" calcext:value-type="float">
            <text:p><text:s/>48.23 </text:p>
          </table:table-cell>
          <table:table-cell table:style-name="ce51" table:number-columns-repeated="2"/>
          <table:table-cell table:style-name="ce64" table:number-columns-repeated="2"/>
          <table:table-cell table:style-name="ce51" table:formula="of:=1.02*34.2" office:value-type="float" office:value="34.884" calcext:value-type="float">
            <text:p><text:s/>34.88 </text:p>
          </table:table-cell>
          <table:table-cell table:style-name="ce51" table:number-columns-repeated="2"/>
          <table:table-cell table:style-name="ce51" office:value-type="float" office:value="43.11" calcext:value-type="float">
            <text:p><text:s/>43.11 </text:p>
          </table:table-cell>
          <table:table-cell table:style-name="ce51" office:value-type="float" office:value="50.48" calcext:value-type="float">
            <text:p><text:s/>50.48 </text:p>
          </table:table-cell>
          <table:table-cell table:style-name="ce51" office:value-type="float" office:value="36.56" calcext:value-type="float">
            <text:p><text:s/>36.56 </text:p>
          </table:table-cell>
          <table:table-cell table:style-name="ce102"/>
          <table:table-cell table:style-name="ce109" table:formula="of:=COUNT([.D27:.N27])" office:value-type="float" office:value="5" calcext:value-type="float">
            <text:p>5</text:p>
          </table:table-cell>
          <table:table-cell table:style-name="ce116" table:formula="of:=AVERAGE([.D27:.N27])" office:value-type="float" office:value="42.6531736263736" calcext:value-type="float">
            <text:p><text:s/>42.65 </text:p>
          </table:table-cell>
          <table:table-cell table:style-name="ce121" table:formula="of:=MAX([.D27:.N27])" office:value-type="float" office:value="50.48" calcext:value-type="float">
            <text:p><text:s/>50.48 </text:p>
          </table:table-cell>
          <table:table-cell table:style-name="ce121" table:formula="of:=MEDIAN([.D27:.N27])" office:value-type="float" office:value="43.11" calcext:value-type="float">
            <text:p><text:s/>43.11 </text:p>
          </table:table-cell>
          <table:table-cell table:style-name="ce121" table:formula="of:=PERCENTILE([.D27:.N27];0.75)" office:value-type="float" office:value="48.2318681318681" calcext:value-type="float">
            <text:p><text:s/>48.23 </text:p>
          </table:table-cell>
          <table:table-cell table:style-name="ce230" table:formula="of:=([.T27]-[.C27])/-[.C27]" office:value-type="float" office:value="-0.269928070875937" calcext:value-type="float">
            <text:p>-0.269928070875937</text:p>
          </table:table-cell>
          <table:table-cell table:style-name="ce128"/>
          <table:table-cell table:style-name="ce130" table:number-columns-repeated="2"/>
          <table:table-cell table:number-columns-repeated="230"/>
        </table:table-row>
        <table:table-row table:style-name="ro2">
          <table:table-cell table:style-name="ce2" office:value-type="float" office:value="14" calcext:value-type="float">
            <text:p>14</text:p>
          </table:table-cell>
          <table:table-cell table:style-name="ce26" office:value-type="string" calcext:value-type="string">
            <text:p>Cemetery Administrator</text:p>
          </table:table-cell>
          <table:table-cell table:style-name="ce50" office:value-type="float" office:value="31.03" calcext:value-type="float">
            <text:p><text:s/>31.03 </text:p>
          </table:table-cell>
          <table:table-cell table:style-name="ce63" office:value-type="float" office:value="33.6032967032967" calcext:value-type="float">
            <text:p><text:s/>33.60 </text:p>
          </table:table-cell>
          <table:table-cell table:style-name="ce50" table:number-columns-repeated="2"/>
          <table:table-cell table:style-name="ce63" table:number-columns-repeated="2"/>
          <table:table-cell table:style-name="ce50"/>
          <table:table-cell table:style-name="ce50" office:value-type="float" office:value="38.05" calcext:value-type="float">
            <text:p><text:s/>38.05 </text:p>
          </table:table-cell>
          <table:table-cell table:style-name="ce50"/>
          <table:table-cell table:style-name="ce50" office:value-type="float" office:value="24.75" calcext:value-type="float">
            <text:p><text:s/>24.75 </text:p>
          </table:table-cell>
          <table:table-cell table:style-name="ce50" office:value-type="float" office:value="32.93" calcext:value-type="float">
            <text:p><text:s/>32.93 </text:p>
          </table:table-cell>
          <table:table-cell table:style-name="ce50" office:value-type="float" office:value="27.05" calcext:value-type="float">
            <text:p><text:s/>27.05 </text:p>
          </table:table-cell>
          <table:table-cell table:style-name="ce97"/>
          <table:table-cell table:style-name="ce108" table:formula="of:=COUNT([.D28:.N28])" office:value-type="float" office:value="5" calcext:value-type="float">
            <text:p>5</text:p>
          </table:table-cell>
          <table:table-cell table:style-name="ce115" table:formula="of:=AVERAGE([.D28:.N28])" office:value-type="float" office:value="31.2766593406593" calcext:value-type="float">
            <text:p><text:s/>31.28 </text:p>
          </table:table-cell>
          <table:table-cell table:style-name="ce120" table:formula="of:=MIN([.D28:.N28])" office:value-type="float" office:value="24.75" calcext:value-type="float">
            <text:p><text:s/>24.75 </text:p>
          </table:table-cell>
          <table:table-cell table:style-name="ce120" table:formula="of:=MEDIAN([.D28:.N28])" office:value-type="float" office:value="32.93" calcext:value-type="float">
            <text:p><text:s/>32.93 </text:p>
          </table:table-cell>
          <table:table-cell table:style-name="ce120" table:formula="of:=PERCENTILE([.D28:.N28];0.75)" office:value-type="float" office:value="33.6032967032967" calcext:value-type="float">
            <text:p><text:s/>33.60 </text:p>
          </table:table-cell>
          <table:table-cell table:style-name="ce229" table:formula="of:=([.T28]-[.C28])/-[.C28]" office:value-type="float" office:value="-0.0829293168964453" calcext:value-type="float">
            <text:p>-0.082929316896445</text:p>
          </table:table-cell>
          <table:table-cell table:number-columns-repeated="233"/>
        </table:table-row>
        <table:table-row table:style-name="ro2">
          <table:table-cell table:style-name="ce3"/>
          <table:table-cell table:style-name="ce27"/>
          <table:table-cell table:style-name="ce51" office:value-type="float" office:value="34.19" calcext:value-type="float">
            <text:p><text:s/>34.19 </text:p>
          </table:table-cell>
          <table:table-cell table:style-name="ce64" office:value-type="float" office:value="45.0153846153846" calcext:value-type="float">
            <text:p><text:s/>45.02 </text:p>
          </table:table-cell>
          <table:table-cell table:style-name="ce51" table:number-columns-repeated="2"/>
          <table:table-cell table:style-name="ce64" table:number-columns-repeated="2"/>
          <table:table-cell table:style-name="ce51"/>
          <table:table-cell table:style-name="ce51" office:value-type="float" office:value="38.05" calcext:value-type="float">
            <text:p><text:s/>38.05 </text:p>
          </table:table-cell>
          <table:table-cell table:style-name="ce51"/>
          <table:table-cell table:style-name="ce51" office:value-type="float" office:value="29.52" calcext:value-type="float">
            <text:p><text:s/>29.52 </text:p>
          </table:table-cell>
          <table:table-cell table:style-name="ce51" office:value-type="float" office:value="48.02" calcext:value-type="float">
            <text:p><text:s/>48.02 </text:p>
          </table:table-cell>
          <table:table-cell table:style-name="ce54" office:value-type="float" office:value="35.6" calcext:value-type="float">
            <text:p><text:s/>35.60 </text:p>
          </table:table-cell>
          <table:table-cell table:style-name="ce98"/>
          <table:table-cell table:style-name="ce109" table:formula="of:=COUNT([.D29:.N29])" office:value-type="float" office:value="5" calcext:value-type="float">
            <text:p>5</text:p>
          </table:table-cell>
          <table:table-cell table:style-name="ce116" table:formula="of:=AVERAGE([.D29:.N29])" office:value-type="float" office:value="39.2410769230769" calcext:value-type="float">
            <text:p><text:s/>39.24 </text:p>
          </table:table-cell>
          <table:table-cell table:style-name="ce121" table:formula="of:=MAX([.D29:.N29])" office:value-type="float" office:value="48.02" calcext:value-type="float">
            <text:p><text:s/>48.02 </text:p>
          </table:table-cell>
          <table:table-cell table:style-name="ce121" table:formula="of:=MEDIAN([.D29:.N29])" office:value-type="float" office:value="38.05" calcext:value-type="float">
            <text:p><text:s/>38.05 </text:p>
          </table:table-cell>
          <table:table-cell table:style-name="ce121" table:formula="of:=PERCENTILE([.D29:.N29];0.75)" office:value-type="float" office:value="45.0153846153846" calcext:value-type="float">
            <text:p><text:s/>45.02 </text:p>
          </table:table-cell>
          <table:table-cell table:style-name="ce230" table:formula="of:=([.T29]-[.C29])/-[.C29]" office:value-type="float" office:value="-0.316624294103089" calcext:value-type="float">
            <text:p>-0.316624294103089</text:p>
          </table:table-cell>
          <table:table-cell table:number-columns-repeated="233"/>
        </table:table-row>
        <table:table-row table:style-name="ro2">
          <table:table-cell table:style-name="ce2" office:value-type="float" office:value="15" calcext:value-type="float">
            <text:p>15</text:p>
          </table:table-cell>
          <table:table-cell table:style-name="ce26" office:value-type="string" calcext:value-type="string">
            <text:p>Chief Assessor</text:p>
          </table:table-cell>
          <table:table-cell table:style-name="ce50" office:value-type="float" office:value="48.05" calcext:value-type="float">
            <text:p><text:s/>48.05 </text:p>
          </table:table-cell>
          <table:table-cell table:style-name="ce63" office:value-type="float" office:value="49.0489010989011" calcext:value-type="float">
            <text:p><text:s/>49.05 </text:p>
          </table:table-cell>
          <table:table-cell table:style-name="ce50" office:value-type="float" office:value="45.73" calcext:value-type="float">
            <text:p><text:s/>45.73 </text:p>
          </table:table-cell>
          <table:table-cell table:style-name="ce52" office:value-type="float" office:value="41.67" calcext:value-type="float">
            <text:p><text:s/>41.67 </text:p>
          </table:table-cell>
          <table:table-cell table:style-name="ce65" office:value-type="float" office:value="65.3168165680473" calcext:value-type="float">
            <text:p><text:s/>65.32 </text:p>
          </table:table-cell>
          <table:table-cell table:style-name="ce65" office:value-type="float" office:value="41.0040837161817" calcext:value-type="float">
            <text:p><text:s/>41.00 </text:p>
          </table:table-cell>
          <table:table-cell table:style-name="ce52" table:formula="of:=1.02*27.44" office:value-type="float" office:value="27.9888" calcext:value-type="float">
            <text:p><text:s/>27.99 </text:p>
          </table:table-cell>
          <table:table-cell table:style-name="ce52" office:value-type="float" office:value="51.23" calcext:value-type="float">
            <text:p><text:s/>51.23 </text:p>
          </table:table-cell>
          <table:table-cell table:style-name="ce52" table:formula="of:=39.42*1.02" office:value-type="float" office:value="40.2084" calcext:value-type="float">
            <text:p><text:s/>40.21 </text:p>
          </table:table-cell>
          <table:table-cell table:style-name="ce52" office:value-type="float" office:value="74.1590436590437" calcext:value-type="float">
            <text:p><text:s/>74.16 </text:p>
          </table:table-cell>
          <table:table-cell table:style-name="ce52" office:value-type="float" office:value="44.59" calcext:value-type="float">
            <text:p><text:s/>44.59 </text:p>
          </table:table-cell>
          <table:table-cell table:style-name="ce52"/>
          <table:table-cell table:style-name="ce103"/>
          <table:table-cell table:style-name="ce108" table:formula="of:=COUNT([.D30:.N30])" office:value-type="float" office:value="10" calcext:value-type="float">
            <text:p>10</text:p>
          </table:table-cell>
          <table:table-cell table:style-name="ce115" table:formula="of:=AVERAGE([.D30:.N30])" office:value-type="float" office:value="48.0946045042174" calcext:value-type="float">
            <text:p><text:s/>48.09 </text:p>
          </table:table-cell>
          <table:table-cell table:style-name="ce120" table:formula="of:=MIN([.D30:.N30])" office:value-type="float" office:value="27.9888" calcext:value-type="float">
            <text:p><text:s/>27.99 </text:p>
          </table:table-cell>
          <table:table-cell table:style-name="ce120" table:formula="of:=MEDIAN([.D30:.N30])" office:value-type="float" office:value="45.16" calcext:value-type="float">
            <text:p><text:s/>45.16 </text:p>
          </table:table-cell>
          <table:table-cell table:style-name="ce120" table:formula="of:=PERCENTILE([.D30:.N30];0.75)" office:value-type="float" office:value="50.6847252747253" calcext:value-type="float">
            <text:p><text:s/>50.68 </text:p>
          </table:table-cell>
          <table:table-cell table:style-name="ce229" table:formula="of:=([.T30]-[.C30])/-[.C30]" office:value-type="float" office:value="-0.0548329921899121" calcext:value-type="float">
            <text:p>-0.054832992189912</text:p>
          </table:table-cell>
          <table:table-cell table:number-columns-repeated="233"/>
        </table:table-row>
        <table:table-row table:style-name="ro2">
          <table:table-cell table:style-name="ce3"/>
          <table:table-cell table:style-name="ce27"/>
          <table:table-cell table:style-name="ce51" office:value-type="float" office:value="61.74" calcext:value-type="float">
            <text:p><text:s/>61.74 </text:p>
          </table:table-cell>
          <table:table-cell table:style-name="ce64" office:value-type="float" office:value="70.878021978022" calcext:value-type="float">
            <text:p><text:s/>70.88 </text:p>
          </table:table-cell>
          <table:table-cell table:style-name="ce51" office:value-type="float" office:value="51.22" calcext:value-type="float">
            <text:p><text:s/>51.22 </text:p>
          </table:table-cell>
          <table:table-cell table:style-name="ce51" office:value-type="float" office:value="50" calcext:value-type="float">
            <text:p><text:s/>50.00 </text:p>
          </table:table-cell>
          <table:table-cell table:style-name="ce64" table:formula="of:=1.02*64.0360946745562" office:value-type="float" office:value="65.3168165680473" calcext:value-type="float">
            <text:p><text:s/>65.32 </text:p>
          </table:table-cell>
          <table:table-cell table:style-name="ce64" office:value-type="float" office:value="53.0433894844308" calcext:value-type="float">
            <text:p><text:s/>53.04 </text:p>
          </table:table-cell>
          <table:table-cell table:style-name="ce51" table:formula="of:=1.02*37.05" office:value-type="float" office:value="37.791" calcext:value-type="float">
            <text:p><text:s/>37.79 </text:p>
          </table:table-cell>
          <table:table-cell table:style-name="ce51" office:value-type="float" office:value="51.23" calcext:value-type="float">
            <text:p><text:s/>51.23 </text:p>
          </table:table-cell>
          <table:table-cell table:style-name="ce51" table:formula="of:=46.84*1.02" office:value-type="float" office:value="47.7768" calcext:value-type="float">
            <text:p><text:s/>47.78 </text:p>
          </table:table-cell>
          <table:table-cell table:style-name="ce51" table:formula="of:=142682/(37*52)" office:value-type="float" office:value="74.1590436590437" calcext:value-type="float">
            <text:p><text:s/>74.16 </text:p>
          </table:table-cell>
          <table:table-cell table:style-name="ce51" office:value-type="float" office:value="66.39" calcext:value-type="float">
            <text:p><text:s/>66.39 </text:p>
          </table:table-cell>
          <table:table-cell table:style-name="ce51"/>
          <table:table-cell table:style-name="ce100"/>
          <table:table-cell table:style-name="ce109" table:formula="of:=COUNT([.D31:.N31])" office:value-type="float" office:value="10" calcext:value-type="float">
            <text:p>10</text:p>
          </table:table-cell>
          <table:table-cell table:style-name="ce116" table:formula="of:=AVERAGE([.D31:.N31])" office:value-type="float" office:value="56.7805071689544" calcext:value-type="float">
            <text:p><text:s/>56.78 </text:p>
          </table:table-cell>
          <table:table-cell table:style-name="ce121" table:formula="of:=MAX([.D31:.N31])" office:value-type="float" office:value="74.1590436590437" calcext:value-type="float">
            <text:p><text:s/>74.16 </text:p>
          </table:table-cell>
          <table:table-cell table:style-name="ce121" table:formula="of:=MEDIAN([.D31:.N31])" office:value-type="float" office:value="52.1366947422154" calcext:value-type="float">
            <text:p><text:s/>52.14 </text:p>
          </table:table-cell>
          <table:table-cell table:style-name="ce121" table:formula="of:=PERCENTILE([.D31:.N31];0.75)" office:value-type="float" office:value="66.1217041420118" calcext:value-type="float">
            <text:p><text:s/>66.12 </text:p>
          </table:table-cell>
          <table:table-cell table:style-name="ce230" table:formula="of:=([.T31]-[.C31])/-[.C31]" office:value-type="float" office:value="-0.0709702646908296" calcext:value-type="float">
            <text:p>-0.07097026469083</text:p>
          </table:table-cell>
          <table:table-cell table:number-columns-repeated="233"/>
        </table:table-row>
        <table:table-row table:style-name="ro2">
          <table:table-cell table:style-name="ce2" office:value-type="float" office:value="16" calcext:value-type="float">
            <text:p>16</text:p>
          </table:table-cell>
          <table:table-cell table:style-name="ce26" office:value-type="string" calcext:value-type="string">
            <text:p>Chief Financial Officer and City Auditor</text:p>
          </table:table-cell>
          <table:table-cell table:style-name="ce50" office:value-type="float" office:value="68.93" calcext:value-type="float">
            <text:p><text:s/>68.93 </text:p>
          </table:table-cell>
          <table:table-cell table:style-name="ce63" office:value-type="float" office:value="54.3467032967033" calcext:value-type="float">
            <text:p><text:s/>54.35 </text:p>
          </table:table-cell>
          <table:table-cell table:style-name="ce53" office:value-type="float" office:value="62.95" calcext:value-type="float">
            <text:p><text:s/>62.95 </text:p>
          </table:table-cell>
          <table:table-cell table:style-name="ce52" office:value-type="float" office:value="55.46" calcext:value-type="float">
            <text:p><text:s/>55.46 </text:p>
          </table:table-cell>
          <table:table-cell table:style-name="ce65" office:value-type="float" office:value="73.4810414201183" calcext:value-type="float">
            <text:p><text:s/>73.48 </text:p>
          </table:table-cell>
          <table:table-cell table:style-name="ce65" office:value-type="float" office:value="49.6151097498724" calcext:value-type="float">
            <text:p><text:s/>49.62 </text:p>
          </table:table-cell>
          <table:table-cell table:style-name="ce50" table:formula="of:=1.02*31.74" office:value-type="float" office:value="32.3748" calcext:value-type="float">
            <text:p><text:s/>32.37 </text:p>
          </table:table-cell>
          <table:table-cell table:style-name="ce50"/>
          <table:table-cell table:style-name="ce52" office:value-type="float" office:value="67.5036" calcext:value-type="float">
            <text:p><text:s/>67.50 </text:p>
          </table:table-cell>
          <table:table-cell table:style-name="ce53" office:value-type="float" office:value="76.0729270729271" calcext:value-type="float">
            <text:p><text:s/>76.07 </text:p>
          </table:table-cell>
          <table:table-cell table:style-name="ce53" table:number-columns-repeated="2"/>
          <table:table-cell table:style-name="ce97"/>
          <table:table-cell table:style-name="ce108" table:formula="of:=COUNT([.D32:.N32])" office:value-type="float" office:value="8" calcext:value-type="float">
            <text:p>8</text:p>
          </table:table-cell>
          <table:table-cell table:style-name="ce115" table:formula="of:=AVERAGE([.D32:.N32])" office:value-type="float" office:value="58.9755226924526" calcext:value-type="float">
            <text:p><text:s/>58.98 </text:p>
          </table:table-cell>
          <table:table-cell table:style-name="ce120" table:formula="of:=MIN([.D32:.N32])" office:value-type="float" office:value="32.3748" calcext:value-type="float">
            <text:p><text:s/>32.37 </text:p>
          </table:table-cell>
          <table:table-cell table:style-name="ce120" table:formula="of:=MEDIAN([.D32:.N32])" office:value-type="float" office:value="59.205" calcext:value-type="float">
            <text:p><text:s/>59.21 </text:p>
          </table:table-cell>
          <table:table-cell table:style-name="ce120" table:formula="of:=PERCENTILE([.D32:.N32];0.75)" office:value-type="float" office:value="68.9979603550296" calcext:value-type="float">
            <text:p><text:s/>69.00 </text:p>
          </table:table-cell>
          <table:table-cell table:style-name="ce229" table:formula="of:=([.T32]-[.C32])/-[.C32]" office:value-type="float" office:value="-0.000985932903373996" calcext:value-type="float">
            <text:p>-0.000985932903374</text:p>
          </table:table-cell>
          <table:table-cell table:number-columns-repeated="233"/>
        </table:table-row>
        <table:table-row table:style-name="ro2">
          <table:table-cell table:style-name="ce3"/>
          <table:table-cell table:style-name="ce27"/>
          <table:table-cell table:style-name="ce51" office:value-type="float" office:value="87.69" calcext:value-type="float">
            <text:p><text:s/>87.69 </text:p>
          </table:table-cell>
          <table:table-cell table:style-name="ce64" office:value-type="float" office:value="78.532967032967" calcext:value-type="float">
            <text:p><text:s/>78.53 </text:p>
          </table:table-cell>
          <table:table-cell table:style-name="ce54" office:value-type="float" office:value="62.95" calcext:value-type="float">
            <text:p><text:s/>62.95 </text:p>
          </table:table-cell>
          <table:table-cell table:style-name="ce51" office:value-type="float" office:value="66.55" calcext:value-type="float">
            <text:p><text:s/>66.55 </text:p>
          </table:table-cell>
          <table:table-cell table:style-name="ce64" table:formula="of:=1.02*72.0402366863905" office:value-type="float" office:value="73.4810414201183" calcext:value-type="float">
            <text:p><text:s/>73.48 </text:p>
          </table:table-cell>
          <table:table-cell table:style-name="ce64" office:value-type="float" office:value="64.1822358346095" calcext:value-type="float">
            <text:p><text:s/>64.18 </text:p>
          </table:table-cell>
          <table:table-cell table:style-name="ce51" table:formula="of:=1.02*43.63" office:value-type="float" office:value="44.5026" calcext:value-type="float">
            <text:p><text:s/>44.50 </text:p>
          </table:table-cell>
          <table:table-cell table:style-name="ce51"/>
          <table:table-cell table:style-name="ce51" table:formula="of:=66.18*1.02" office:value-type="float" office:value="67.5036" calcext:value-type="float">
            <text:p><text:s/>67.50 </text:p>
          </table:table-cell>
          <table:table-cell table:style-name="ce54" table:formula="of:=152298/(38.5*52)" office:value-type="float" office:value="76.0729270729271" calcext:value-type="float">
            <text:p><text:s/>76.07 </text:p>
          </table:table-cell>
          <table:table-cell table:style-name="ce54" table:number-columns-repeated="2"/>
          <table:table-cell table:style-name="ce102"/>
          <table:table-cell table:style-name="ce109" table:formula="of:=COUNT([.D33:.N33])" office:value-type="float" office:value="8" calcext:value-type="float">
            <text:p>8</text:p>
          </table:table-cell>
          <table:table-cell table:style-name="ce116" table:formula="of:=AVERAGE([.D33:.N33])" office:value-type="float" office:value="66.7219214200777" calcext:value-type="float">
            <text:p><text:s/>66.72 </text:p>
          </table:table-cell>
          <table:table-cell table:style-name="ce121" table:formula="of:=MAX([.D33:.N33])" office:value-type="float" office:value="78.532967032967" calcext:value-type="float">
            <text:p><text:s/>78.53 </text:p>
          </table:table-cell>
          <table:table-cell table:style-name="ce121" table:formula="of:=MEDIAN([.D33:.N33])" office:value-type="float" office:value="67.0268" calcext:value-type="float">
            <text:p><text:s/>67.03 </text:p>
          </table:table-cell>
          <table:table-cell table:style-name="ce121" table:formula="of:=PERCENTILE([.D33:.N33];0.75)" office:value-type="float" office:value="74.1290128333205" calcext:value-type="float">
            <text:p><text:s/>74.13 </text:p>
          </table:table-cell>
          <table:table-cell table:style-name="ce230" table:formula="of:=([.T33]-[.C33])/-[.C33]" office:value-type="float" office:value="0.154646905766672" calcext:value-type="float">
            <text:p>0.154646905766672</text:p>
          </table:table-cell>
          <table:table-cell table:number-columns-repeated="233"/>
        </table:table-row>
        <table:table-row table:style-name="ro2">
          <table:table-cell table:style-name="ce2" office:value-type="float" office:value="17" calcext:value-type="float">
            <text:p>17</text:p>
          </table:table-cell>
          <table:table-cell table:style-name="ce26" office:value-type="string" calcext:value-type="string">
            <text:p>Chief of Police</text:p>
          </table:table-cell>
          <table:table-cell table:style-name="ce50" office:value-type="float" office:value="63.58" calcext:value-type="float">
            <text:p><text:s/>63.58 </text:p>
          </table:table-cell>
          <table:table-cell table:style-name="ce63" office:value-type="float" office:value="59.7807692307692" calcext:value-type="float">
            <text:p><text:s/>59.78 </text:p>
          </table:table-cell>
          <table:table-cell table:style-name="ce50" office:value-type="float" office:value="68.88" calcext:value-type="float">
            <text:p><text:s/>68.88 </text:p>
          </table:table-cell>
          <table:table-cell table:style-name="ce52" office:value-type="float" office:value="73.81" calcext:value-type="float">
            <text:p><text:s/>73.81 </text:p>
          </table:table-cell>
          <table:table-cell table:style-name="ce65"/>
          <table:table-cell table:style-name="ce65" office:value-type="float" office:value="54.5768249106687" calcext:value-type="float">
            <text:p><text:s/>54.58 </text:p>
          </table:table-cell>
          <table:table-cell table:style-name="ce52"/>
          <table:table-cell table:style-name="ce52" office:value-type="float" office:value="88.25" calcext:value-type="float">
            <text:p><text:s/>88.25 </text:p>
          </table:table-cell>
          <table:table-cell table:style-name="ce53" office:value-type="float" office:value="79.25" calcext:value-type="float">
            <text:p><text:s/>79.25 </text:p>
          </table:table-cell>
          <table:table-cell table:style-name="ce52" office:value-type="float" office:value="94.33125" calcext:value-type="float">
            <text:p><text:s/>94.33 </text:p>
          </table:table-cell>
          <table:table-cell table:style-name="ce52" office:value-type="float" office:value="50.53" calcext:value-type="float">
            <text:p><text:s/>50.53 </text:p>
          </table:table-cell>
          <table:table-cell table:style-name="ce52"/>
          <table:table-cell table:style-name="ce103"/>
          <table:table-cell table:style-name="ce108" table:formula="of:=COUNT([.D34:.N34])" office:value-type="float" office:value="8" calcext:value-type="float">
            <text:p>8</text:p>
          </table:table-cell>
          <table:table-cell table:style-name="ce115" table:formula="of:=AVERAGE([.D34:.N34])" office:value-type="float" office:value="71.1761055176797" calcext:value-type="float">
            <text:p><text:s/>71.18 </text:p>
          </table:table-cell>
          <table:table-cell table:style-name="ce120" table:formula="of:=MIN([.D34:.N34])" office:value-type="float" office:value="50.53" calcext:value-type="float">
            <text:p><text:s/>50.53 </text:p>
          </table:table-cell>
          <table:table-cell table:style-name="ce120" table:formula="of:=MEDIAN([.D34:.N34])" office:value-type="float" office:value="71.345" calcext:value-type="float">
            <text:p><text:s/>71.35 </text:p>
          </table:table-cell>
          <table:table-cell table:style-name="ce120" table:formula="of:=PERCENTILE([.D34:.N34];0.75)" office:value-type="float" office:value="81.5" calcext:value-type="float">
            <text:p><text:s/>81.50 </text:p>
          </table:table-cell>
          <table:table-cell table:style-name="ce229"/>
          <table:table-cell table:number-columns-repeated="233"/>
        </table:table-row>
        <table:table-row table:style-name="ro2">
          <table:table-cell table:style-name="ce3"/>
          <table:table-cell table:style-name="ce27"/>
          <table:table-cell table:style-name="ce51" office:value-type="float" office:value="63.58" calcext:value-type="float">
            <text:p><text:s/>63.58 </text:p>
          </table:table-cell>
          <table:table-cell table:style-name="ce64" office:value-type="float" office:value="86.3857142857143" calcext:value-type="float">
            <text:p><text:s/>86.39 </text:p>
          </table:table-cell>
          <table:table-cell table:style-name="ce51" office:value-type="float" office:value="68.88" calcext:value-type="float">
            <text:p><text:s/>68.88 </text:p>
          </table:table-cell>
          <table:table-cell table:style-name="ce51" office:value-type="float" office:value="88.58" calcext:value-type="float">
            <text:p><text:s/>88.58 </text:p>
          </table:table-cell>
          <table:table-cell table:style-name="ce64"/>
          <table:table-cell table:style-name="ce64" office:value-type="float" office:value="70.6008167432364" calcext:value-type="float">
            <text:p><text:s/>70.60 </text:p>
          </table:table-cell>
          <table:table-cell table:style-name="ce51"/>
          <table:table-cell table:style-name="ce51" office:value-type="float" office:value="88.25" calcext:value-type="float">
            <text:p><text:s/>88.25 </text:p>
          </table:table-cell>
          <table:table-cell table:style-name="ce54" office:value-type="float" office:value="79.25" calcext:value-type="float">
            <text:p><text:s/>79.25 </text:p>
          </table:table-cell>
          <table:table-cell table:style-name="ce51" table:formula="of:=196209/2080" office:value-type="float" office:value="94.33125" calcext:value-type="float">
            <text:p><text:s/>94.33 </text:p>
          </table:table-cell>
          <table:table-cell table:style-name="ce51" office:value-type="float" office:value="75.23" calcext:value-type="float">
            <text:p><text:s/>75.23 </text:p>
          </table:table-cell>
          <table:table-cell table:style-name="ce51"/>
          <table:table-cell table:style-name="ce100"/>
          <table:table-cell table:style-name="ce109" table:formula="of:=COUNT([.D35:.N35])" office:value-type="float" office:value="8" calcext:value-type="float">
            <text:p>8</text:p>
          </table:table-cell>
          <table:table-cell table:style-name="ce116" table:formula="of:=AVERAGE([.D35:.N35])" office:value-type="float" office:value="81.4384726286188" calcext:value-type="float">
            <text:p><text:s/>81.44 </text:p>
          </table:table-cell>
          <table:table-cell table:style-name="ce121" table:formula="of:=MAX([.D35:.N35])" office:value-type="float" office:value="94.33125" calcext:value-type="float">
            <text:p><text:s/>94.33 </text:p>
          </table:table-cell>
          <table:table-cell table:style-name="ce121" table:formula="of:=MEDIAN([.D35:.N35])" office:value-type="float" office:value="82.8178571428571" calcext:value-type="float">
            <text:p><text:s/>82.82 </text:p>
          </table:table-cell>
          <table:table-cell table:style-name="ce121" table:formula="of:=PERCENTILE([.D35:.N35];0.75)" office:value-type="float" office:value="88.3325" calcext:value-type="float">
            <text:p><text:s/>88.33 </text:p>
          </table:table-cell>
          <table:table-cell table:style-name="ce230" table:formula="of:=([.T35]-[.C35])/-[.C35]" office:value-type="float" office:value="-0.389312676942435" calcext:value-type="float">
            <text:p>-0.389312676942435</text:p>
          </table:table-cell>
          <table:table-cell table:number-columns-repeated="233"/>
        </table:table-row>
        <table:table-row table:style-name="ro2">
          <table:table-cell table:style-name="ce2" office:value-type="float" office:value="18" calcext:value-type="float">
            <text:p>18</text:p>
          </table:table-cell>
          <table:table-cell table:style-name="ce26" office:value-type="string" calcext:value-type="string">
            <text:p>City Clerk</text:p>
          </table:table-cell>
          <table:table-cell table:style-name="ce50" office:value-type="float" office:value="39.52" calcext:value-type="float">
            <text:p><text:s/>39.52 </text:p>
          </table:table-cell>
          <table:table-cell table:style-name="ce63"/>
          <table:table-cell table:style-name="ce50" office:value-type="float" office:value="47.08" calcext:value-type="float">
            <text:p><text:s/>47.08 </text:p>
          </table:table-cell>
          <table:table-cell table:style-name="ce52" office:value-type="float" office:value="37.88" calcext:value-type="float">
            <text:p><text:s/>37.88 </text:p>
          </table:table-cell>
          <table:table-cell table:style-name="ce65" office:value-type="float" office:value="55.52" calcext:value-type="float">
            <text:p><text:s/>55.52 </text:p>
          </table:table-cell>
          <table:table-cell table:style-name="ce65" office:value-type="float" office:value="37.2766717713119" calcext:value-type="float">
            <text:p><text:s/>37.28 </text:p>
          </table:table-cell>
          <table:table-cell table:style-name="ce52"/>
          <table:table-cell table:style-name="ce52" office:value-type="float" office:value="41.74" calcext:value-type="float">
            <text:p><text:s/>41.74 </text:p>
          </table:table-cell>
          <table:table-cell table:style-name="ce52" office:value-type="float" office:value="39.474" calcext:value-type="float">
            <text:p><text:s/>39.47 </text:p>
          </table:table-cell>
          <table:table-cell table:style-name="ce52" office:value-type="float" office:value="49.4538461538462" calcext:value-type="float">
            <text:p><text:s/>49.45 </text:p>
          </table:table-cell>
          <table:table-cell table:style-name="ce52" office:value-type="float" office:value="44.59" calcext:value-type="float">
            <text:p><text:s/>44.59 </text:p>
          </table:table-cell>
          <table:table-cell table:style-name="ce52"/>
          <table:table-cell table:style-name="ce103"/>
          <table:table-cell table:style-name="ce108" table:formula="of:=COUNT([.D36:.N36])" office:value-type="float" office:value="8" calcext:value-type="float">
            <text:p>8</text:p>
          </table:table-cell>
          <table:table-cell table:style-name="ce115" table:formula="of:=AVERAGE([.D36:.N36])" office:value-type="float" office:value="44.1268147406448" calcext:value-type="float">
            <text:p><text:s/>44.13 </text:p>
          </table:table-cell>
          <table:table-cell table:style-name="ce120" table:formula="of:=MIN([.D36:.N36])" office:value-type="float" office:value="37.2766717713119" calcext:value-type="float">
            <text:p><text:s/>37.28 </text:p>
          </table:table-cell>
          <table:table-cell table:style-name="ce120" table:formula="of:=MEDIAN([.D36:.N36])" office:value-type="float" office:value="43.165" calcext:value-type="float">
            <text:p><text:s/>43.17 </text:p>
          </table:table-cell>
          <table:table-cell table:style-name="ce120" table:formula="of:=PERCENTILE([.D36:.N36];0.75)" office:value-type="float" office:value="47.6734615384615" calcext:value-type="float">
            <text:p><text:s/>47.67 </text:p>
          </table:table-cell>
          <table:table-cell table:style-name="ce229" table:formula="of:=([.T36]-[.C36])/-[.C36]" office:value-type="float" office:value="-0.206312285892245" calcext:value-type="float">
            <text:p>-0.206312285892245</text:p>
          </table:table-cell>
          <table:table-cell table:number-columns-repeated="233"/>
        </table:table-row>
        <table:table-row table:style-name="ro2">
          <table:table-cell table:style-name="ce3"/>
          <table:table-cell table:style-name="ce27"/>
          <table:table-cell table:style-name="ce51" office:value-type="float" office:value="50.78" calcext:value-type="float">
            <text:p><text:s/>50.78 </text:p>
          </table:table-cell>
          <table:table-cell table:style-name="ce64"/>
          <table:table-cell table:style-name="ce51" table:formula="of:=87096/1850" office:value-type="float" office:value="47.0789189189189" calcext:value-type="float">
            <text:p><text:s/>47.08 </text:p>
          </table:table-cell>
          <table:table-cell table:style-name="ce51" office:value-type="float" office:value="45.45" calcext:value-type="float">
            <text:p><text:s/>45.45 </text:p>
          </table:table-cell>
          <table:table-cell table:style-name="ce64" table:formula="of:=1.02*54.4319526627219" office:value-type="float" office:value="55.5205917159763" calcext:value-type="float">
            <text:p><text:s/>55.52 </text:p>
          </table:table-cell>
          <table:table-cell table:style-name="ce64" office:value-type="float" office:value="48.2210311383359" calcext:value-type="float">
            <text:p><text:s/>48.22 </text:p>
          </table:table-cell>
          <table:table-cell table:style-name="ce51"/>
          <table:table-cell table:style-name="ce51" office:value-type="float" office:value="41.74" calcext:value-type="float">
            <text:p><text:s/>41.74 </text:p>
          </table:table-cell>
          <table:table-cell table:style-name="ce51" table:formula="of:=38.7*1.02" office:value-type="float" office:value="39.474" calcext:value-type="float">
            <text:p><text:s/>39.47 </text:p>
          </table:table-cell>
          <table:table-cell table:style-name="ce51" table:formula="of:=90006/(35*52)" office:value-type="float" office:value="49.4538461538462" calcext:value-type="float">
            <text:p><text:s/>49.45 </text:p>
          </table:table-cell>
          <table:table-cell table:style-name="ce51" office:value-type="float" office:value="66.39" calcext:value-type="float">
            <text:p><text:s/>66.39 </text:p>
          </table:table-cell>
          <table:table-cell table:style-name="ce51"/>
          <table:table-cell table:style-name="ce100"/>
          <table:table-cell table:style-name="ce109" table:formula="of:=COUNT([.D37:.N37])" office:value-type="float" office:value="8" calcext:value-type="float">
            <text:p>8</text:p>
          </table:table-cell>
          <table:table-cell table:style-name="ce116" table:formula="of:=AVERAGE([.D37:.N37])" office:value-type="float" office:value="49.1660484908847" calcext:value-type="float">
            <text:p><text:s/>49.17 </text:p>
          </table:table-cell>
          <table:table-cell table:style-name="ce121" table:formula="of:=MAX([.D37:.N37])" office:value-type="float" office:value="66.39" calcext:value-type="float">
            <text:p><text:s/>66.39 </text:p>
          </table:table-cell>
          <table:table-cell table:style-name="ce121" table:formula="of:=MEDIAN([.D37:.N37])" office:value-type="float" office:value="47.6499750286274" calcext:value-type="float">
            <text:p><text:s/>47.65 </text:p>
          </table:table-cell>
          <table:table-cell table:style-name="ce121" table:formula="of:=PERCENTILE([.D37:.N37];0.75)" office:value-type="float" office:value="50.9705325443787" calcext:value-type="float">
            <text:p><text:s/>50.97 </text:p>
          </table:table-cell>
          <table:table-cell table:style-name="ce230" table:formula="of:=([.T37]-[.C37])/-[.C37]" office:value-type="float" office:value="-0.00375211784912757" calcext:value-type="float">
            <text:p>-0.003752117849128</text:p>
          </table:table-cell>
          <table:table-cell table:number-columns-repeated="233"/>
        </table:table-row>
        <table:table-row table:style-name="ro2">
          <table:table-cell table:style-name="ce2" office:value-type="float" office:value="19" calcext:value-type="float">
            <text:p>19</text:p>
          </table:table-cell>
          <table:table-cell table:style-name="ce26" office:value-type="string" calcext:value-type="string">
            <text:p>City Engineer</text:p>
          </table:table-cell>
          <table:table-cell table:style-name="ce50" office:value-type="float" office:value="45.76" calcext:value-type="float">
            <text:p><text:s/>45.76 </text:p>
          </table:table-cell>
          <table:table-cell table:style-name="ce63" office:value-type="float" office:value="49.75" calcext:value-type="float">
            <text:p><text:s/>49.75 </text:p>
          </table:table-cell>
          <table:table-cell table:style-name="ce50" office:value-type="float" office:value="43.64" calcext:value-type="float">
            <text:p><text:s/>43.64 </text:p>
          </table:table-cell>
          <table:table-cell table:style-name="ce52" office:value-type="float" office:value="45.83" calcext:value-type="float">
            <text:p><text:s/>45.83 </text:p>
          </table:table-cell>
          <table:table-cell table:style-name="ce65" office:value-type="float" office:value="50.26" calcext:value-type="float">
            <text:p><text:s/>50.26 </text:p>
          </table:table-cell>
          <table:table-cell table:style-name="ce65" office:value-type="float" office:value="48.7649310872894" calcext:value-type="float">
            <text:p><text:s/>48.76 </text:p>
          </table:table-cell>
          <table:table-cell table:style-name="ce50" table:formula="of:=1.02*29.72" office:value-type="float" office:value="30.3144" calcext:value-type="float">
            <text:p><text:s/>30.31 </text:p>
          </table:table-cell>
          <table:table-cell table:style-name="ce50" office:value-type="float" office:value="47.28" calcext:value-type="float">
            <text:p><text:s/>47.28 </text:p>
          </table:table-cell>
          <table:table-cell table:style-name="ce50"/>
          <table:table-cell table:style-name="ce50" office:value-type="float" office:value="68.2917082917083" calcext:value-type="float">
            <text:p><text:s/>68.29 </text:p>
          </table:table-cell>
          <table:table-cell table:style-name="ce50" office:value-type="float" office:value="44.59" calcext:value-type="float">
            <text:p><text:s/>44.59 </text:p>
          </table:table-cell>
          <table:table-cell table:style-name="ce50"/>
          <table:table-cell table:style-name="ce99"/>
          <table:table-cell table:style-name="ce108" table:formula="of:=COUNT([.D38:.N38])" office:value-type="float" office:value="9" calcext:value-type="float">
            <text:p>9</text:p>
          </table:table-cell>
          <table:table-cell table:style-name="ce115" table:formula="of:=AVERAGE([.D38:.N38])" office:value-type="float" office:value="47.6356710421109" calcext:value-type="float">
            <text:p><text:s/>47.64 </text:p>
          </table:table-cell>
          <table:table-cell table:style-name="ce120" table:formula="of:=MIN([.D38:.N38])" office:value-type="float" office:value="30.3144" calcext:value-type="float">
            <text:p><text:s/>30.31 </text:p>
          </table:table-cell>
          <table:table-cell table:style-name="ce120" table:formula="of:=MEDIAN([.D38:.N38])" office:value-type="float" office:value="47.28" calcext:value-type="float">
            <text:p><text:s/>47.28 </text:p>
          </table:table-cell>
          <table:table-cell table:style-name="ce120" table:formula="of:=PERCENTILE([.D38:.N38];0.75)" office:value-type="float" office:value="49.75" calcext:value-type="float">
            <text:p><text:s/>49.75 </text:p>
          </table:table-cell>
          <table:table-cell table:style-name="ce229" table:formula="of:=([.T38]-[.C38])/-[.C38]" office:value-type="float" office:value="-0.087194055944056" calcext:value-type="float">
            <text:p>-0.087194055944056</text:p>
          </table:table-cell>
          <table:table-cell table:number-columns-repeated="233"/>
        </table:table-row>
        <table:table-row table:style-name="ro2">
          <table:table-cell table:style-name="ce5"/>
          <table:table-cell table:style-name="ce29"/>
          <table:table-cell table:style-name="ce51" office:value-type="float" office:value="58.8" calcext:value-type="float">
            <text:p><text:s/>58.80 </text:p>
          </table:table-cell>
          <table:table-cell table:style-name="ce64" office:value-type="float" office:value="64.371978021978" calcext:value-type="float">
            <text:p><text:s/>64.37 </text:p>
          </table:table-cell>
          <table:table-cell table:style-name="ce51" office:value-type="float" office:value="48.45" calcext:value-type="float">
            <text:p><text:s/>48.45 </text:p>
          </table:table-cell>
          <table:table-cell table:style-name="ce51" office:value-type="float" office:value="55" calcext:value-type="float">
            <text:p><text:s/>55.00 </text:p>
          </table:table-cell>
          <table:table-cell table:style-name="ce64" table:formula="of:=1.02*49.2706730769231" office:value-type="float" office:value="50.2560865384616" calcext:value-type="float">
            <text:p><text:s/>50.26 </text:p>
          </table:table-cell>
          <table:table-cell table:style-name="ce64" office:value-type="float" office:value="58.2312404287902" calcext:value-type="float">
            <text:p><text:s/>58.23 </text:p>
          </table:table-cell>
          <table:table-cell table:style-name="ce51" table:formula="of:=1.02*40.13" office:value-type="float" office:value="40.9326" calcext:value-type="float">
            <text:p><text:s/>40.93 </text:p>
          </table:table-cell>
          <table:table-cell table:style-name="ce51" office:value-type="float" office:value="47.28" calcext:value-type="float">
            <text:p><text:s/>47.28 </text:p>
          </table:table-cell>
          <table:table-cell table:style-name="ce51"/>
          <table:table-cell table:style-name="ce51" table:formula="of:=136720/(38.5*52)" office:value-type="float" office:value="68.2917082917083" calcext:value-type="float">
            <text:p><text:s/>68.29 </text:p>
          </table:table-cell>
          <table:table-cell table:style-name="ce51" office:value-type="float" office:value="66.39" calcext:value-type="float">
            <text:p><text:s/>66.39 </text:p>
          </table:table-cell>
          <table:table-cell table:style-name="ce51"/>
          <table:table-cell table:style-name="ce100"/>
          <table:table-cell table:style-name="ce109" table:formula="of:=COUNT([.D39:.N39])" office:value-type="float" office:value="9" calcext:value-type="float">
            <text:p>9</text:p>
          </table:table-cell>
          <table:table-cell table:style-name="ce116" table:formula="of:=AVERAGE([.D39:.N39])" office:value-type="float" office:value="55.4670681423264" calcext:value-type="float">
            <text:p><text:s/>55.47 </text:p>
          </table:table-cell>
          <table:table-cell table:style-name="ce121" table:formula="of:=MAX([.D39:.N39])" office:value-type="float" office:value="68.2917082917083" calcext:value-type="float">
            <text:p><text:s/>68.29 </text:p>
          </table:table-cell>
          <table:table-cell table:style-name="ce121" table:formula="of:=MEDIAN([.D39:.N39])" office:value-type="float" office:value="55" calcext:value-type="float">
            <text:p><text:s/>55.00 </text:p>
          </table:table-cell>
          <table:table-cell table:style-name="ce121" table:formula="of:=PERCENTILE([.D39:.N39];0.75)" office:value-type="float" office:value="64.371978021978" calcext:value-type="float">
            <text:p><text:s/>64.37 </text:p>
          </table:table-cell>
          <table:table-cell table:style-name="ce230" table:formula="of:=([.T39]-[.C39])/-[.C39]" office:value-type="float" office:value="-0.0947615309860204" calcext:value-type="float">
            <text:p>-0.09476153098602</text:p>
          </table:table-cell>
          <table:table-cell table:number-columns-repeated="233"/>
        </table:table-row>
        <table:table-row table:style-name="ro4">
          <table:table-cell table:style-name="ce2" office:value-type="float" office:value="20" calcext:value-type="float">
            <text:p>20</text:p>
          </table:table-cell>
          <table:table-cell table:style-name="ce26" office:value-type="string" calcext:value-type="string">
            <text:p>City Planner</text:p>
          </table:table-cell>
          <table:table-cell table:style-name="ce50" office:value-type="float" office:value="40.21" calcext:value-type="float">
            <text:p><text:s/>40.21 </text:p>
          </table:table-cell>
          <table:table-cell table:style-name="ce63"/>
          <table:table-cell table:style-name="ce50"/>
          <table:table-cell table:style-name="ce50" office:value-type="float" office:value="34.44" calcext:value-type="float">
            <text:p><text:s/>34.44 </text:p>
          </table:table-cell>
          <table:table-cell table:style-name="ce63" table:number-columns-repeated="2"/>
          <table:table-cell table:style-name="ce50"/>
          <table:table-cell table:style-name="ce50" office:value-type="float" office:value="50.3" calcext:value-type="float">
            <text:p><text:s/>50.30 </text:p>
          </table:table-cell>
          <table:table-cell table:style-name="ce50" table:number-columns-repeated="2"/>
          <table:table-cell table:style-name="ce50" office:value-type="float" office:value="40.91" calcext:value-type="float">
            <text:p><text:s/>40.91 </text:p>
          </table:table-cell>
          <table:table-cell table:style-name="ce50" office:value-type="float" office:value="33.15" calcext:value-type="float">
            <text:p><text:s/>33.15 </text:p>
          </table:table-cell>
          <table:table-cell table:style-name="ce99"/>
          <table:table-cell table:style-name="ce108" table:formula="of:=COUNT([.D40:.N40])" office:value-type="float" office:value="4" calcext:value-type="float">
            <text:p>4</text:p>
          </table:table-cell>
          <table:table-cell table:style-name="ce115" table:formula="of:=AVERAGE([.D40:.N40])" office:value-type="float" office:value="39.7" calcext:value-type="float">
            <text:p><text:s/>39.70 </text:p>
          </table:table-cell>
          <table:table-cell table:style-name="ce120" table:formula="of:=MIN([.D40:.N40])" office:value-type="float" office:value="33.15" calcext:value-type="float">
            <text:p><text:s/>33.15 </text:p>
          </table:table-cell>
          <table:table-cell table:style-name="ce120" table:formula="of:=MEDIAN([.D40:.N40])" office:value-type="float" office:value="37.675" calcext:value-type="float">
            <text:p><text:s/>37.68 </text:p>
          </table:table-cell>
          <table:table-cell table:style-name="ce120" table:formula="of:=PERCENTILE([.D40:.N40];0.75)" office:value-type="float" office:value="43.2575" calcext:value-type="float">
            <text:p><text:s/>43.26 </text:p>
          </table:table-cell>
          <table:table-cell table:style-name="ce229" table:formula="of:=([.T40]-[.C40])/-[.C40]" office:value-type="float" office:value="-0.0757896045759759" calcext:value-type="float">
            <text:p>-0.075789604575976</text:p>
          </table:table-cell>
          <table:table-cell table:number-columns-repeated="233"/>
        </table:table-row>
        <table:table-row table:style-name="ro2">
          <table:table-cell table:style-name="ce5"/>
          <table:table-cell table:style-name="ce29"/>
          <table:table-cell table:style-name="ce51" office:value-type="float" office:value="44.3" calcext:value-type="float">
            <text:p><text:s/>44.30 </text:p>
          </table:table-cell>
          <table:table-cell table:style-name="ce64"/>
          <table:table-cell table:style-name="ce51"/>
          <table:table-cell table:style-name="ce51" office:value-type="float" office:value="41.32" calcext:value-type="float">
            <text:p><text:s/>41.32 </text:p>
          </table:table-cell>
          <table:table-cell table:style-name="ce64" table:number-columns-repeated="2"/>
          <table:table-cell table:style-name="ce51"/>
          <table:table-cell table:style-name="ce51" office:value-type="float" office:value="50.3" calcext:value-type="float">
            <text:p><text:s/>50.30 </text:p>
          </table:table-cell>
          <table:table-cell table:style-name="ce51" table:number-columns-repeated="2"/>
          <table:table-cell table:style-name="ce51" office:value-type="float" office:value="60.91" calcext:value-type="float">
            <text:p><text:s/>60.91 </text:p>
          </table:table-cell>
          <table:table-cell table:style-name="ce51" office:value-type="float" office:value="43.51" calcext:value-type="float">
            <text:p><text:s/>43.51 </text:p>
          </table:table-cell>
          <table:table-cell table:style-name="ce100"/>
          <table:table-cell table:style-name="ce109" table:formula="of:=COUNT([.D41:.N41])" office:value-type="float" office:value="4" calcext:value-type="float">
            <text:p>4</text:p>
          </table:table-cell>
          <table:table-cell table:style-name="ce116" table:formula="of:=AVERAGE([.D41:.N41])" office:value-type="float" office:value="49.01" calcext:value-type="float">
            <text:p><text:s/>49.01 </text:p>
          </table:table-cell>
          <table:table-cell table:style-name="ce121" table:formula="of:=MAX([.D41:.N41])" office:value-type="float" office:value="60.91" calcext:value-type="float">
            <text:p><text:s/>60.91 </text:p>
          </table:table-cell>
          <table:table-cell table:style-name="ce121" table:formula="of:=MEDIAN([.D41:.N41])" office:value-type="float" office:value="46.905" calcext:value-type="float">
            <text:p><text:s/>46.91 </text:p>
          </table:table-cell>
          <table:table-cell table:style-name="ce121" table:formula="of:=PERCENTILE([.D41:.N41];0.75)" office:value-type="float" office:value="52.9525" calcext:value-type="float">
            <text:p><text:s/>52.95 </text:p>
          </table:table-cell>
          <table:table-cell table:style-name="ce230" table:formula="of:=([.T41]-[.C41])/-[.C41]" office:value-type="float" office:value="-0.195316027088036" calcext:value-type="float">
            <text:p>-0.195316027088036</text:p>
          </table:table-cell>
          <table:table-cell table:number-columns-repeated="233"/>
        </table:table-row>
        <table:table-row table:style-name="ro2">
          <table:table-cell table:style-name="ce2" office:value-type="float" office:value="21" calcext:value-type="float">
            <text:p>21</text:p>
          </table:table-cell>
          <table:table-cell table:style-name="ce26" office:value-type="string" calcext:value-type="string">
            <text:p>City Solicitor - Labor Counsel</text:p>
          </table:table-cell>
          <table:table-cell table:style-name="ce50" office:value-type="float" office:value="65.03" calcext:value-type="float">
            <text:p><text:s/>65.03 </text:p>
          </table:table-cell>
          <table:table-cell table:style-name="ce63" office:value-type="float" office:value="59.7807692307692" calcext:value-type="float">
            <text:p><text:s/>59.78 </text:p>
          </table:table-cell>
          <table:table-cell table:style-name="ce50"/>
          <table:table-cell table:style-name="ce50" office:value-type="float" office:value="55.46" calcext:value-type="float">
            <text:p><text:s/>55.46 </text:p>
          </table:table-cell>
          <table:table-cell table:style-name="ce63" office:value-type="float" office:value="73.4810414201183" calcext:value-type="float">
            <text:p><text:s/>73.48 </text:p>
          </table:table-cell>
          <table:table-cell table:style-name="ce63"/>
          <table:table-cell table:style-name="ce50" table:formula="of:=1.02*28.75" office:value-type="float" office:value="29.325" calcext:value-type="float">
            <text:p><text:s/>29.33 </text:p>
          </table:table-cell>
          <table:table-cell table:style-name="ce50" table:number-columns-repeated="2"/>
          <table:table-cell table:style-name="ce87" table:number-columns-repeated="2"/>
          <table:table-cell table:style-name="ce93" office:value-type="float" office:value="76.01" calcext:value-type="float">
            <text:p><text:s/>76.01 </text:p>
          </table:table-cell>
          <table:table-cell table:style-name="ce99"/>
          <table:table-cell table:style-name="ce108" table:formula="of:=COUNT([.D42:.N42])" office:value-type="float" office:value="5" calcext:value-type="float">
            <text:p>5</text:p>
          </table:table-cell>
          <table:table-cell table:style-name="ce115" table:formula="of:=AVERAGE([.D42:.N42])" office:value-type="float" office:value="58.8113621301775" calcext:value-type="float">
            <text:p><text:s/>58.81 </text:p>
          </table:table-cell>
          <table:table-cell table:style-name="ce120" table:formula="of:=MIN([.D42:.N42])" office:value-type="float" office:value="29.325" calcext:value-type="float">
            <text:p><text:s/>29.33 </text:p>
          </table:table-cell>
          <table:table-cell table:style-name="ce120" table:formula="of:=MEDIAN([.D42:.N42])" office:value-type="float" office:value="59.7807692307692" calcext:value-type="float">
            <text:p><text:s/>59.78 </text:p>
          </table:table-cell>
          <table:table-cell table:style-name="ce120" table:formula="of:=PERCENTILE([.D42:.N42];0.75)" office:value-type="float" office:value="73.4810414201183" calcext:value-type="float">
            <text:p><text:s/>73.48 </text:p>
          </table:table-cell>
          <table:table-cell table:style-name="ce229" table:formula="of:=([.T42]-[.C42])/-[.C42]" office:value-type="float" office:value="-0.129956042136219" calcext:value-type="float">
            <text:p>-0.129956042136219</text:p>
          </table:table-cell>
          <table:table-cell table:number-columns-repeated="233"/>
        </table:table-row>
        <table:table-row table:style-name="ro2">
          <table:table-cell table:style-name="ce3"/>
          <table:table-cell table:style-name="ce29"/>
          <table:table-cell table:style-name="ce51" office:value-type="float" office:value="82.73" calcext:value-type="float">
            <text:p><text:s/>82.73 </text:p>
          </table:table-cell>
          <table:table-cell table:style-name="ce64" office:value-type="float" office:value="86.3857142857143" calcext:value-type="float">
            <text:p><text:s/>86.39 </text:p>
          </table:table-cell>
          <table:table-cell table:style-name="ce51"/>
          <table:table-cell table:style-name="ce51" office:value-type="float" office:value="66.55" calcext:value-type="float">
            <text:p><text:s/>66.55 </text:p>
          </table:table-cell>
          <table:table-cell table:style-name="ce64" table:formula="of:=1.02*72.0402366863905" office:value-type="float" office:value="73.4810414201183" calcext:value-type="float">
            <text:p><text:s/>73.48 </text:p>
          </table:table-cell>
          <table:table-cell table:style-name="ce64"/>
          <table:table-cell table:style-name="ce51" table:formula="of:=1.02*38.83" office:value-type="float" office:value="39.6066" calcext:value-type="float">
            <text:p><text:s/>39.61 </text:p>
          </table:table-cell>
          <table:table-cell table:style-name="ce51" table:number-columns-repeated="2"/>
          <table:table-cell table:style-name="ce81"/>
          <table:table-cell table:style-name="ce51"/>
          <table:table-cell table:style-name="ce51" office:value-type="float" office:value="90.19" calcext:value-type="float">
            <text:p><text:s/>90.19 </text:p>
          </table:table-cell>
          <table:table-cell table:style-name="ce100"/>
          <table:table-cell table:style-name="ce109" table:formula="of:=COUNT([.D43:.N43])" office:value-type="float" office:value="5" calcext:value-type="float">
            <text:p>5</text:p>
          </table:table-cell>
          <table:table-cell table:style-name="ce116" table:formula="of:=AVERAGE([.D43:.N43])" office:value-type="float" office:value="71.2426711411665" calcext:value-type="float">
            <text:p><text:s/>71.24 </text:p>
          </table:table-cell>
          <table:table-cell table:style-name="ce121" table:formula="of:=MAX([.D43:.N43])" office:value-type="float" office:value="90.19" calcext:value-type="float">
            <text:p><text:s/>90.19 </text:p>
          </table:table-cell>
          <table:table-cell table:style-name="ce121" table:formula="of:=MEDIAN([.D43:.N43])" office:value-type="float" office:value="73.4810414201183" calcext:value-type="float">
            <text:p><text:s/>73.48 </text:p>
          </table:table-cell>
          <table:table-cell table:style-name="ce121" table:formula="of:=PERCENTILE([.D43:.N43];0.75)" office:value-type="float" office:value="86.3857142857143" calcext:value-type="float">
            <text:p><text:s/>86.39 </text:p>
          </table:table-cell>
          <table:table-cell table:style-name="ce230" table:formula="of:=([.T43]-[.C43])/-[.C43]" office:value-type="float" office:value="-0.0441884961406297" calcext:value-type="float">
            <text:p>-0.04418849614063</text:p>
          </table:table-cell>
          <table:table-cell table:number-columns-repeated="233"/>
        </table:table-row>
        <table:table-row table:style-name="ro2">
          <table:table-cell table:style-name="ce2" office:value-type="float" office:value="22" calcext:value-type="float">
            <text:p>22</text:p>
          </table:table-cell>
          <table:table-cell table:style-name="ce26" office:value-type="string" calcext:value-type="string">
            <text:p>Clerk of Committees</text:p>
          </table:table-cell>
          <table:table-cell table:style-name="ce50" office:value-type="float" office:value="30.8" calcext:value-type="float">
            <text:p><text:s/>30.80 </text:p>
          </table:table-cell>
          <table:table-cell table:style-name="ce63"/>
          <table:table-cell table:style-name="ce50" table:number-columns-repeated="2"/>
          <table:table-cell table:style-name="ce63" office:value-type="float" office:value="45.93" calcext:value-type="float">
            <text:p><text:s/>45.93 </text:p>
          </table:table-cell>
          <table:table-cell table:style-name="ce63"/>
          <table:table-cell table:style-name="ce50" table:number-columns-repeated="2"/>
          <table:table-cell table:style-name="ce53"/>
          <table:table-cell table:style-name="ce50" table:number-columns-repeated="2"/>
          <table:table-cell table:style-name="ce50" office:value-type="float" office:value="35.64" calcext:value-type="float">
            <text:p><text:s/>35.64 </text:p>
          </table:table-cell>
          <table:table-cell table:style-name="ce99"/>
          <table:table-cell table:style-name="ce108" table:formula="of:=COUNT([.D44:.N44])" office:value-type="float" office:value="2" calcext:value-type="float">
            <text:p>2</text:p>
          </table:table-cell>
          <table:table-cell table:style-name="ce115" table:formula="of:=AVERAGE([.D44:.N44])" office:value-type="float" office:value="40.785" calcext:value-type="float">
            <text:p><text:s/>40.79 </text:p>
          </table:table-cell>
          <table:table-cell table:style-name="ce120" table:formula="of:=MIN([.D44:.N44])" office:value-type="float" office:value="35.64" calcext:value-type="float">
            <text:p><text:s/>35.64 </text:p>
          </table:table-cell>
          <table:table-cell table:style-name="ce120" table:formula="of:=MEDIAN([.D44:.N44])" office:value-type="float" office:value="40.785" calcext:value-type="float">
            <text:p><text:s/>40.79 </text:p>
          </table:table-cell>
          <table:table-cell table:style-name="ce120" table:formula="of:=PERCENTILE([.D44:.N44];0.75)" office:value-type="float" office:value="43.3575" calcext:value-type="float">
            <text:p><text:s/>43.36 </text:p>
          </table:table-cell>
          <table:table-cell table:style-name="ce229" table:formula="of:=([.T44]-[.C44])/-[.C44]" office:value-type="float" office:value="-0.407711038961039" calcext:value-type="float">
            <text:p>-0.407711038961039</text:p>
          </table:table-cell>
          <table:table-cell table:number-columns-repeated="233"/>
        </table:table-row>
        <table:table-row table:style-name="ro2">
          <table:table-cell table:style-name="ce3"/>
          <table:table-cell table:style-name="ce29"/>
          <table:table-cell table:style-name="ce51" office:value-type="float" office:value="39.58" calcext:value-type="float">
            <text:p><text:s/>39.58 </text:p>
          </table:table-cell>
          <table:table-cell table:style-name="ce64"/>
          <table:table-cell table:style-name="ce51" table:number-columns-repeated="2"/>
          <table:table-cell table:style-name="ce64" table:formula="of:=1.02*45.0325443786982" office:value-type="float" office:value="45.9331952662722" calcext:value-type="float">
            <text:p><text:s/>45.93 </text:p>
          </table:table-cell>
          <table:table-cell table:style-name="ce64"/>
          <table:table-cell table:style-name="ce51" table:number-columns-repeated="2"/>
          <table:table-cell table:style-name="ce54"/>
          <table:table-cell table:style-name="ce51" table:number-columns-repeated="2"/>
          <table:table-cell table:style-name="ce51" office:value-type="float" office:value="49.8" calcext:value-type="float">
            <text:p><text:s/>49.80 </text:p>
          </table:table-cell>
          <table:table-cell table:style-name="ce100"/>
          <table:table-cell table:style-name="ce109" table:formula="of:=COUNT([.D45:.N45])" office:value-type="float" office:value="2" calcext:value-type="float">
            <text:p>2</text:p>
          </table:table-cell>
          <table:table-cell table:style-name="ce116" table:formula="of:=AVERAGE([.D45:.N45])" office:value-type="float" office:value="47.8665976331361" calcext:value-type="float">
            <text:p><text:s/>47.87 </text:p>
          </table:table-cell>
          <table:table-cell table:style-name="ce121" table:formula="of:=MAX([.D45:.N45])" office:value-type="float" office:value="49.8" calcext:value-type="float">
            <text:p><text:s/>49.80 </text:p>
          </table:table-cell>
          <table:table-cell table:style-name="ce121" table:formula="of:=MEDIAN([.D45:.N45])" office:value-type="float" office:value="47.8665976331361" calcext:value-type="float">
            <text:p><text:s/>47.87 </text:p>
          </table:table-cell>
          <table:table-cell table:style-name="ce121" table:formula="of:=PERCENTILE([.D45:.N45];0.75)" office:value-type="float" office:value="48.833298816568" calcext:value-type="float">
            <text:p><text:s/>48.83 </text:p>
          </table:table-cell>
          <table:table-cell table:style-name="ce230" table:formula="of:=([.T45]-[.C45])/-[.C45]" office:value-type="float" office:value="-0.233787236396363" calcext:value-type="float">
            <text:p>-0.233787236396363</text:p>
          </table:table-cell>
          <table:table-cell table:number-columns-repeated="233"/>
        </table:table-row>
        <table:table-row table:style-name="ro2">
          <table:table-cell table:style-name="ce4" office:value-type="float" office:value="23" calcext:value-type="float">
            <text:p>23</text:p>
          </table:table-cell>
          <table:table-cell table:style-name="ce26" office:value-type="string" calcext:value-type="string">
            <text:p>Council on Aging Coordinator</text:p>
          </table:table-cell>
          <table:table-cell table:style-name="ce52" office:value-type="float" office:value="19.51" calcext:value-type="float">
            <text:p><text:s/>19.51 </text:p>
          </table:table-cell>
          <table:table-cell table:style-name="ce65"/>
          <table:table-cell table:style-name="ce52" office:value-type="float" office:value="24.52" calcext:value-type="float">
            <text:p><text:s/>24.52 </text:p>
          </table:table-cell>
          <table:table-cell table:style-name="ce53"/>
          <table:table-cell table:style-name="ce78"/>
          <table:table-cell table:style-name="ce78" office:value-type="float" office:value="23.1459928534967" calcext:value-type="float">
            <text:p><text:s/>23.15 </text:p>
          </table:table-cell>
          <table:table-cell table:style-name="ce52" table:number-columns-repeated="2"/>
          <table:table-cell table:style-name="ce52" office:value-type="float" office:value="21.3" calcext:value-type="float">
            <text:p><text:s/>21.30 </text:p>
          </table:table-cell>
          <table:table-cell table:style-name="ce52" table:number-columns-repeated="2"/>
          <table:table-cell table:style-name="ce52" office:value-type="float" office:value="24.04" calcext:value-type="float">
            <text:p><text:s/>24.04 </text:p>
          </table:table-cell>
          <table:table-cell table:style-name="ce103"/>
          <table:table-cell table:style-name="ce108" table:formula="of:=COUNT([.D46:.N46])" office:value-type="float" office:value="4" calcext:value-type="float">
            <text:p>4</text:p>
          </table:table-cell>
          <table:table-cell table:style-name="ce115" table:formula="of:=AVERAGE([.D46:.N46])" office:value-type="float" office:value="23.2514982133742" calcext:value-type="float">
            <text:p><text:s/>23.25 </text:p>
          </table:table-cell>
          <table:table-cell table:style-name="ce120" table:formula="of:=MIN([.D46:.N46])" office:value-type="float" office:value="21.3" calcext:value-type="float">
            <text:p><text:s/>21.30 </text:p>
          </table:table-cell>
          <table:table-cell table:style-name="ce120" table:formula="of:=MEDIAN([.D46:.N46])" office:value-type="float" office:value="23.5929964267484" calcext:value-type="float">
            <text:p><text:s/>23.59 </text:p>
          </table:table-cell>
          <table:table-cell table:style-name="ce120" table:formula="of:=PERCENTILE([.D46:.N46];0.75)" office:value-type="float" office:value="24.16" calcext:value-type="float">
            <text:p><text:s/>24.16 </text:p>
          </table:table-cell>
          <table:table-cell table:style-name="ce229" table:formula="of:=([.T46]-[.C46])/-[.C46]" office:value-type="float" office:value="-0.238339313172732" calcext:value-type="float">
            <text:p>-0.238339313172732</text:p>
          </table:table-cell>
          <table:table-cell table:number-columns-repeated="233"/>
        </table:table-row>
        <table:table-row table:style-name="ro2">
          <table:table-cell table:style-name="ce4"/>
          <table:table-cell table:style-name="ce33"/>
          <table:table-cell table:style-name="ce52" office:value-type="float" office:value="21.5" calcext:value-type="float">
            <text:p><text:s/>21.50 </text:p>
          </table:table-cell>
          <table:table-cell table:style-name="ce65"/>
          <table:table-cell table:style-name="ce52" office:value-type="float" office:value="24.52" calcext:value-type="float">
            <text:p><text:s/>24.52 </text:p>
          </table:table-cell>
          <table:table-cell table:style-name="ce54"/>
          <table:table-cell table:style-name="ce79"/>
          <table:table-cell table:style-name="ce79" office:value-type="float" office:value="29.9418070444104" calcext:value-type="float">
            <text:p><text:s/>29.94 </text:p>
          </table:table-cell>
          <table:table-cell table:style-name="ce52" table:number-columns-repeated="2"/>
          <table:table-cell table:style-name="ce52" office:value-type="float" office:value="21.3" calcext:value-type="float">
            <text:p><text:s/>21.30 </text:p>
          </table:table-cell>
          <table:table-cell table:style-name="ce52" table:number-columns-repeated="2"/>
          <table:table-cell table:style-name="ce52" office:value-type="float" office:value="27.37" calcext:value-type="float">
            <text:p><text:s/>27.37 </text:p>
          </table:table-cell>
          <table:table-cell table:style-name="ce103"/>
          <table:table-cell table:style-name="ce109" table:formula="of:=COUNT([.D47:.N47])" office:value-type="float" office:value="4" calcext:value-type="float">
            <text:p>4</text:p>
          </table:table-cell>
          <table:table-cell table:style-name="ce116" table:formula="of:=AVERAGE([.D47:.N47])" office:value-type="float" office:value="25.7829517611026" calcext:value-type="float">
            <text:p><text:s/>25.78 </text:p>
          </table:table-cell>
          <table:table-cell table:style-name="ce121" table:formula="of:=MAX([.D47:.N47])" office:value-type="float" office:value="29.9418070444104" calcext:value-type="float">
            <text:p><text:s/>29.94 </text:p>
          </table:table-cell>
          <table:table-cell table:style-name="ce121" table:formula="of:=MEDIAN([.D47:.N47])" office:value-type="float" office:value="25.945" calcext:value-type="float">
            <text:p><text:s/>25.95 </text:p>
          </table:table-cell>
          <table:table-cell table:style-name="ce121" table:formula="of:=PERCENTILE([.D47:.N47];0.75)" office:value-type="float" office:value="28.0129517611026" calcext:value-type="float">
            <text:p><text:s/>28.01 </text:p>
          </table:table-cell>
          <table:table-cell table:style-name="ce230" table:formula="of:=([.T47]-[.C47])/-[.C47]" office:value-type="float" office:value="-0.302927988888493" calcext:value-type="float">
            <text:p>-0.302927988888493</text:p>
          </table:table-cell>
          <table:table-cell table:number-columns-repeated="233"/>
        </table:table-row>
        <table:table-row table:style-name="ro2">
          <table:table-cell table:style-name="ce2" office:value-type="float" office:value="24" calcext:value-type="float">
            <text:p>24</text:p>
          </table:table-cell>
          <table:table-cell table:style-name="ce26" office:value-type="string" calcext:value-type="string">
            <text:p>Council on Aging Director</text:p>
          </table:table-cell>
          <table:table-cell table:style-name="ce50" office:value-type="float" office:value="48.05" calcext:value-type="float">
            <text:p><text:s/>48.05 </text:p>
          </table:table-cell>
          <table:table-cell table:style-name="ce63" office:value-type="float" office:value="39.4917582417582" calcext:value-type="float">
            <text:p><text:s/>39.49 </text:p>
          </table:table-cell>
          <table:table-cell table:style-name="ce50" office:value-type="float" office:value="35.26" calcext:value-type="float">
            <text:p><text:s/>35.26 </text:p>
          </table:table-cell>
          <table:table-cell table:style-name="ce52" office:value-type="float" office:value="34.44" calcext:value-type="float">
            <text:p><text:s/>34.44 </text:p>
          </table:table-cell>
          <table:table-cell table:style-name="ce65"/>
          <table:table-cell table:style-name="ce65" office:value-type="float" office:value="33.8876978050026" calcext:value-type="float">
            <text:p><text:s/>33.89 </text:p>
          </table:table-cell>
          <table:table-cell table:style-name="ce50" table:formula="of:=1.02*22.33" office:value-type="float" office:value="22.7766" calcext:value-type="float">
            <text:p><text:s/>22.78 </text:p>
          </table:table-cell>
          <table:table-cell table:style-name="ce50"/>
          <table:table-cell table:style-name="ce50" table:formula="of:=32.53*1.02" office:value-type="float" office:value="33.1806" calcext:value-type="float">
            <text:p><text:s/>33.18 </text:p>
          </table:table-cell>
          <table:table-cell table:style-name="ce50" office:value-type="float" office:value="47.13" calcext:value-type="float">
            <text:p><text:s/>47.13 </text:p>
          </table:table-cell>
          <table:table-cell table:style-name="ce50" office:value-type="float" office:value="40.91" calcext:value-type="float">
            <text:p><text:s/>40.91 </text:p>
          </table:table-cell>
          <table:table-cell table:style-name="ce50"/>
          <table:table-cell table:style-name="ce99"/>
          <table:table-cell table:style-name="ce108" table:formula="of:=COUNT([.D48:.N48])" office:value-type="float" office:value="8" calcext:value-type="float">
            <text:p>8</text:p>
          </table:table-cell>
          <table:table-cell table:style-name="ce115" table:formula="of:=AVERAGE([.D48:.N48])" office:value-type="float" office:value="35.8845820058451" calcext:value-type="float">
            <text:p><text:s/>35.88 </text:p>
          </table:table-cell>
          <table:table-cell table:style-name="ce120" table:formula="of:=MIN([.D48:.N48])" office:value-type="float" office:value="22.7766" calcext:value-type="float">
            <text:p><text:s/>22.78 </text:p>
          </table:table-cell>
          <table:table-cell table:style-name="ce120" table:formula="of:=MEDIAN([.D48:.N48])" office:value-type="float" office:value="34.85" calcext:value-type="float">
            <text:p><text:s/>34.85 </text:p>
          </table:table-cell>
          <table:table-cell table:style-name="ce120" table:formula="of:=PERCENTILE([.D48:.N48];0.75)" office:value-type="float" office:value="39.8463186813186" calcext:value-type="float">
            <text:p><text:s/>39.85 </text:p>
          </table:table-cell>
          <table:table-cell table:style-name="ce229" table:formula="of:=([.T48]-[.C48])/-[.C48]" office:value-type="float" office:value="0.170732181450184" calcext:value-type="float">
            <text:p>0.170732181450184</text:p>
          </table:table-cell>
          <table:table-cell table:number-columns-repeated="233"/>
        </table:table-row>
        <table:table-row table:style-name="ro2">
          <table:table-cell table:style-name="ce3"/>
          <table:table-cell table:style-name="ce29"/>
          <table:table-cell table:style-name="ce51" office:value-type="float" office:value="61.74" calcext:value-type="float">
            <text:p><text:s/>61.74 </text:p>
          </table:table-cell>
          <table:table-cell table:style-name="ce64" office:value-type="float" office:value="52.9049450549451" calcext:value-type="float">
            <text:p><text:s/>52.90 </text:p>
          </table:table-cell>
          <table:table-cell table:style-name="ce51" office:value-type="float" office:value="40.76" calcext:value-type="float">
            <text:p><text:s/>40.76 </text:p>
          </table:table-cell>
          <table:table-cell table:style-name="ce51" office:value-type="float" office:value="41.32" calcext:value-type="float">
            <text:p><text:s/>41.32 </text:p>
          </table:table-cell>
          <table:table-cell table:style-name="ce64"/>
          <table:table-cell table:style-name="ce64" office:value-type="float" office:value="43.8376722817764" calcext:value-type="float">
            <text:p><text:s/>43.84 </text:p>
          </table:table-cell>
          <table:table-cell table:style-name="ce51" table:formula="of:=1.02*30.15" office:value-type="float" office:value="30.753" calcext:value-type="float">
            <text:p><text:s/>30.75 </text:p>
          </table:table-cell>
          <table:table-cell table:style-name="ce51"/>
          <table:table-cell table:style-name="ce51" table:formula="of:=38.65*1.02" office:value-type="float" office:value="39.423" calcext:value-type="float">
            <text:p><text:s/>39.42 </text:p>
          </table:table-cell>
          <table:table-cell table:style-name="ce51" office:value-type="float" office:value="56.1" calcext:value-type="float">
            <text:p><text:s/>56.10 </text:p>
          </table:table-cell>
          <table:table-cell table:style-name="ce51" office:value-type="float" office:value="60.91" calcext:value-type="float">
            <text:p><text:s/>60.91 </text:p>
          </table:table-cell>
          <table:table-cell table:style-name="ce51"/>
          <table:table-cell table:style-name="ce100"/>
          <table:table-cell table:style-name="ce109" table:formula="of:=COUNT([.D49:.N49])" office:value-type="float" office:value="8" calcext:value-type="float">
            <text:p>8</text:p>
          </table:table-cell>
          <table:table-cell table:style-name="ce116" table:formula="of:=AVERAGE([.D49:.N49])" office:value-type="float" office:value="45.7510771670902" calcext:value-type="float">
            <text:p><text:s/>45.75 </text:p>
          </table:table-cell>
          <table:table-cell table:style-name="ce121" table:formula="of:=MAX([.D49:.N49])" office:value-type="float" office:value="60.91" calcext:value-type="float">
            <text:p><text:s/>60.91 </text:p>
          </table:table-cell>
          <table:table-cell table:style-name="ce121" table:formula="of:=MEDIAN([.D49:.N49])" office:value-type="float" office:value="42.5788361408882" calcext:value-type="float">
            <text:p><text:s/>42.58 </text:p>
          </table:table-cell>
          <table:table-cell table:style-name="ce121" table:formula="of:=PERCENTILE([.D49:.N49];0.75)" office:value-type="float" office:value="53.7037087912088" calcext:value-type="float">
            <text:p><text:s/>53.70 </text:p>
          </table:table-cell>
          <table:table-cell table:style-name="ce230" table:formula="of:=([.T49]-[.C49])/-[.C49]" office:value-type="float" office:value="0.130163446854408" calcext:value-type="float">
            <text:p>0.130163446854408</text:p>
          </table:table-cell>
          <table:table-cell table:number-columns-repeated="233"/>
        </table:table-row>
        <table:table-row table:style-name="ro2">
          <table:table-cell table:style-name="ce4" office:value-type="float" office:value="25" calcext:value-type="float">
            <text:p>25</text:p>
          </table:table-cell>
          <table:table-cell table:style-name="ce34" office:value-type="string" calcext:value-type="string">
            <text:p>Communication and Community Outreach Coordinator </text:p>
          </table:table-cell>
          <table:table-cell table:style-name="ce50" office:value-type="float" office:value="31.63" calcext:value-type="float">
            <text:p><text:s/>31.63 </text:p>
          </table:table-cell>
          <table:table-cell table:style-name="ce63"/>
          <table:table-cell table:style-name="ce50"/>
          <table:table-cell table:style-name="ce50" office:value-type="float" office:value="37.88" calcext:value-type="float">
            <text:p><text:s/>37.88 </text:p>
          </table:table-cell>
          <table:table-cell table:style-name="ce63" office:value-type="float" office:value="37.47" calcext:value-type="float">
            <text:p><text:s/>37.47 </text:p>
          </table:table-cell>
          <table:table-cell table:style-name="ce78"/>
          <table:table-cell table:style-name="ce52" table:formula="of:=1.02*20.87" office:value-type="float" office:value="21.2874" calcext:value-type="float">
            <text:p><text:s/>21.29 </text:p>
          </table:table-cell>
          <table:table-cell table:style-name="ce52" office:value-type="float" office:value="32.58" calcext:value-type="float">
            <text:p><text:s/>32.58 </text:p>
          </table:table-cell>
          <table:table-cell table:style-name="ce50"/>
          <table:table-cell table:style-name="ce52" office:value-type="float" office:value="46.37" calcext:value-type="float">
            <text:p><text:s/>46.37 </text:p>
          </table:table-cell>
          <table:table-cell table:style-name="ce52" office:value-type="float" office:value="32.93" calcext:value-type="float">
            <text:p><text:s/>32.93 </text:p>
          </table:table-cell>
          <table:table-cell table:style-name="ce52"/>
          <table:table-cell table:style-name="ce103"/>
          <table:table-cell table:style-name="ce108" table:formula="of:=COUNT([.D50:.N50])" office:value-type="float" office:value="6" calcext:value-type="float">
            <text:p>6</text:p>
          </table:table-cell>
          <table:table-cell table:style-name="ce115" table:formula="of:=AVERAGE([.D50:.N50])" office:value-type="float" office:value="34.7529" calcext:value-type="float">
            <text:p><text:s/>34.75 </text:p>
          </table:table-cell>
          <table:table-cell table:style-name="ce120" table:formula="of:=MIN([.D50:.N50])" office:value-type="float" office:value="21.2874" calcext:value-type="float">
            <text:p><text:s/>21.29 </text:p>
          </table:table-cell>
          <table:table-cell table:style-name="ce120" table:formula="of:=MEDIAN([.D50:.N50])" office:value-type="float" office:value="35.2" calcext:value-type="float">
            <text:p><text:s/>35.20 </text:p>
          </table:table-cell>
          <table:table-cell table:style-name="ce120" table:formula="of:=PERCENTILE([.D50:.N50];0.75)" office:value-type="float" office:value="37.7775" calcext:value-type="float">
            <text:p><text:s/>37.78 </text:p>
          </table:table-cell>
          <table:table-cell table:style-name="ce229" table:formula="of:=([.T50]-[.C50])/-[.C50]" office:value-type="float" office:value="-0.194356623458742" calcext:value-type="float">
            <text:p>-0.194356623458742</text:p>
          </table:table-cell>
          <table:table-cell table:number-columns-repeated="233"/>
        </table:table-row>
        <table:table-row table:style-name="ro2">
          <table:table-cell table:style-name="ce4"/>
          <table:table-cell table:style-name="ce33"/>
          <table:table-cell table:style-name="ce51" office:value-type="float" office:value="40.71" calcext:value-type="float">
            <text:p><text:s/>40.71 </text:p>
          </table:table-cell>
          <table:table-cell table:style-name="ce64"/>
          <table:table-cell table:style-name="ce51"/>
          <table:table-cell table:style-name="ce51" office:value-type="float" office:value="45.45" calcext:value-type="float">
            <text:p><text:s/>45.45 </text:p>
          </table:table-cell>
          <table:table-cell table:style-name="ce64" table:formula="of:=1.02*36.7343195266272" office:value-type="float" office:value="37.4690059171597" calcext:value-type="float">
            <text:p><text:s/>37.47 </text:p>
          </table:table-cell>
          <table:table-cell table:style-name="ce79"/>
          <table:table-cell table:style-name="ce52" table:formula="of:=1.02*28.18" office:value-type="float" office:value="28.7436" calcext:value-type="float">
            <text:p><text:s/>28.74 </text:p>
          </table:table-cell>
          <table:table-cell table:style-name="ce52" office:value-type="float" office:value="32.58" calcext:value-type="float">
            <text:p><text:s/>32.58 </text:p>
          </table:table-cell>
          <table:table-cell table:style-name="ce51"/>
          <table:table-cell table:style-name="ce52" table:formula="of:=92829/(38.5*52)" office:value-type="float" office:value="46.3681318681319" calcext:value-type="float">
            <text:p><text:s/>46.37 </text:p>
          </table:table-cell>
          <table:table-cell table:style-name="ce52" office:value-type="float" office:value="48.02" calcext:value-type="float">
            <text:p><text:s/>48.02 </text:p>
          </table:table-cell>
          <table:table-cell table:style-name="ce52"/>
          <table:table-cell table:style-name="ce103"/>
          <table:table-cell table:style-name="ce109" table:formula="of:=COUNT([.D51:.N51])" office:value-type="float" office:value="6" calcext:value-type="float">
            <text:p>6</text:p>
          </table:table-cell>
          <table:table-cell table:style-name="ce116" table:formula="of:=AVERAGE([.D51:.N51])" office:value-type="float" office:value="39.7717896308819" calcext:value-type="float">
            <text:p><text:s/>39.77 </text:p>
          </table:table-cell>
          <table:table-cell table:style-name="ce121" table:formula="of:=MAX([.D51:.N51])" office:value-type="float" office:value="48.02" calcext:value-type="float">
            <text:p><text:s/>48.02 </text:p>
          </table:table-cell>
          <table:table-cell table:style-name="ce121" table:formula="of:=MEDIAN([.D51:.N51])" office:value-type="float" office:value="41.4595029585799" calcext:value-type="float">
            <text:p><text:s/>41.46 </text:p>
          </table:table-cell>
          <table:table-cell table:style-name="ce121" table:formula="of:=PERCENTILE([.D51:.N51];0.75)" office:value-type="float" office:value="46.1385989010989" calcext:value-type="float">
            <text:p><text:s/>46.14 </text:p>
          </table:table-cell>
          <table:table-cell table:style-name="ce230" table:formula="of:=([.T51]-[.C51])/-[.C51]" office:value-type="float" office:value="-0.133348044733454" calcext:value-type="float">
            <text:p>-0.133348044733454</text:p>
          </table:table-cell>
          <table:table-cell table:number-columns-repeated="233"/>
        </table:table-row>
        <table:table-row table:style-name="ro2">
          <table:table-cell table:style-name="ce2" office:value-type="float" office:value="26" calcext:value-type="float">
            <text:p>26</text:p>
          </table:table-cell>
          <table:table-cell table:style-name="ce26" office:value-type="string" calcext:value-type="string">
            <text:p>Deputy City Engineer</text:p>
          </table:table-cell>
          <table:table-cell table:style-name="ce50" office:value-type="float" office:value="39.52" calcext:value-type="float">
            <text:p><text:s/>39.52 </text:p>
          </table:table-cell>
          <table:table-cell table:style-name="ce63" office:value-type="float" office:value="37.2571428571429" calcext:value-type="float">
            <text:p><text:s/>37.26 </text:p>
          </table:table-cell>
          <table:table-cell table:style-name="ce50" table:number-columns-repeated="2"/>
          <table:table-cell table:style-name="ce78" office:value-type="float" office:value="52.34" calcext:value-type="float">
            <text:p><text:s/>52.34 </text:p>
          </table:table-cell>
          <table:table-cell table:style-name="ce78"/>
          <table:table-cell table:style-name="ce50" table:number-columns-repeated="4"/>
          <table:table-cell table:style-name="ce50" office:value-type="float" office:value="37.53" calcext:value-type="float">
            <text:p><text:s/>37.53 </text:p>
          </table:table-cell>
          <table:table-cell table:style-name="ce50" office:value-type="float" office:value="51.3" calcext:value-type="float">
            <text:p><text:s/>51.30 </text:p>
          </table:table-cell>
          <table:table-cell table:style-name="ce99"/>
          <table:table-cell table:style-name="ce108" table:formula="of:=COUNT([.D52:.N52])" office:value-type="float" office:value="4" calcext:value-type="float">
            <text:p>4</text:p>
          </table:table-cell>
          <table:table-cell table:style-name="ce115" table:formula="of:=AVERAGE([.D52:.N52])" office:value-type="float" office:value="44.6067857142857" calcext:value-type="float">
            <text:p><text:s/>44.61 </text:p>
          </table:table-cell>
          <table:table-cell table:style-name="ce120" table:formula="of:=MIN([.D52:.N52])" office:value-type="float" office:value="37.2571428571429" calcext:value-type="float">
            <text:p><text:s/>37.26 </text:p>
          </table:table-cell>
          <table:table-cell table:style-name="ce120" table:formula="of:=MEDIAN([.D52:.N52])" office:value-type="float" office:value="44.415" calcext:value-type="float">
            <text:p><text:s/>44.42 </text:p>
          </table:table-cell>
          <table:table-cell table:style-name="ce120" table:formula="of:=PERCENTILE([.D52:.N52];0.75)" office:value-type="float" office:value="51.56" calcext:value-type="float">
            <text:p><text:s/>51.56 </text:p>
          </table:table-cell>
          <table:table-cell table:style-name="ce229" table:formula="of:=([.T52]-[.C52])/-[.C52]" office:value-type="float" office:value="-0.304655870445344" calcext:value-type="float">
            <text:p>-0.304655870445344</text:p>
          </table:table-cell>
          <table:table-cell table:number-columns-repeated="233"/>
        </table:table-row>
        <table:table-row table:style-name="ro2">
          <table:table-cell table:style-name="ce3"/>
          <table:table-cell table:style-name="ce29"/>
          <table:table-cell table:style-name="ce51" office:value-type="float" office:value="50.78" calcext:value-type="float">
            <text:p><text:s/>50.78 </text:p>
          </table:table-cell>
          <table:table-cell table:style-name="ce64" office:value-type="float" office:value="49.9093406593407" calcext:value-type="float">
            <text:p><text:s/>49.91 </text:p>
          </table:table-cell>
          <table:table-cell table:style-name="ce51" table:number-columns-repeated="2"/>
          <table:table-cell table:style-name="ce79" table:formula="of:=1.02*51.3096153846154" office:value-type="float" office:value="52.3358076923077" calcext:value-type="float">
            <text:p><text:s/>52.34 </text:p>
          </table:table-cell>
          <table:table-cell table:style-name="ce79"/>
          <table:table-cell table:style-name="ce51" table:number-columns-repeated="2"/>
          <table:table-cell table:style-name="ce52"/>
          <table:table-cell table:style-name="ce51"/>
          <table:table-cell table:style-name="ce51" office:value-type="float" office:value="55.88" calcext:value-type="float">
            <text:p><text:s/>55.88 </text:p>
          </table:table-cell>
          <table:table-cell table:style-name="ce51" office:value-type="float" office:value="69.69" calcext:value-type="float">
            <text:p><text:s/>69.69 </text:p>
          </table:table-cell>
          <table:table-cell table:style-name="ce100"/>
          <table:table-cell table:style-name="ce109" table:formula="of:=COUNT([.D53:.N53])" office:value-type="float" office:value="4" calcext:value-type="float">
            <text:p>4</text:p>
          </table:table-cell>
          <table:table-cell table:style-name="ce116" table:formula="of:=AVERAGE([.D53:.N53])" office:value-type="float" office:value="56.9537870879121" calcext:value-type="float">
            <text:p><text:s/>56.95 </text:p>
          </table:table-cell>
          <table:table-cell table:style-name="ce121" table:formula="of:=MAX([.D53:.N53])" office:value-type="float" office:value="69.69" calcext:value-type="float">
            <text:p><text:s/>69.69 </text:p>
          </table:table-cell>
          <table:table-cell table:style-name="ce121" table:formula="of:=MEDIAN([.D53:.N53])" office:value-type="float" office:value="54.1079038461539" calcext:value-type="float">
            <text:p><text:s/>54.11 </text:p>
          </table:table-cell>
          <table:table-cell table:style-name="ce121" table:formula="of:=PERCENTILE([.D53:.N53];0.75)" office:value-type="float" office:value="59.3325" calcext:value-type="float">
            <text:p><text:s/>59.33 </text:p>
          </table:table-cell>
          <table:table-cell table:style-name="ce230" table:formula="of:=([.T53]-[.C53])/-[.C53]" office:value-type="float" office:value="-0.168422607325719" calcext:value-type="float">
            <text:p>-0.168422607325719</text:p>
          </table:table-cell>
          <table:table-cell table:number-columns-repeated="233"/>
        </table:table-row>
        <table:table-row table:style-name="ro3">
          <table:table-cell table:style-name="ce2" office:value-type="float" office:value="27" calcext:value-type="float">
            <text:p>27</text:p>
          </table:table-cell>
          <table:table-cell table:style-name="ce30" office:value-type="string" calcext:value-type="string">
            <text:p>Director of Inspectional Services + Building Commissioner</text:p>
          </table:table-cell>
          <table:table-cell table:style-name="ce50" office:value-type="float" office:value="39.52" calcext:value-type="float">
            <text:p><text:s/>39.52 </text:p>
          </table:table-cell>
          <table:table-cell table:style-name="ce63" office:value-type="float" office:value="54.3467032967033" calcext:value-type="float">
            <text:p><text:s/>54.35 </text:p>
          </table:table-cell>
          <table:table-cell table:style-name="ce50" office:value-type="float" office:value="45.02" calcext:value-type="float">
            <text:p><text:s/>45.02 </text:p>
          </table:table-cell>
          <table:table-cell table:style-name="ce52" office:value-type="float" office:value="41.67" calcext:value-type="float">
            <text:p><text:s/>41.67 </text:p>
          </table:table-cell>
          <table:table-cell table:style-name="ce65" office:value-type="float" office:value="65.32" calcext:value-type="float">
            <text:p><text:s/>65.32 </text:p>
          </table:table-cell>
          <table:table-cell table:style-name="ce65" office:value-type="float" office:value="41.0040837161817" calcext:value-type="float">
            <text:p><text:s/>41.00 </text:p>
          </table:table-cell>
          <table:table-cell table:style-name="ce50"/>
          <table:table-cell table:style-name="ce50" office:value-type="float" office:value="40.27" calcext:value-type="float">
            <text:p><text:s/>40.27 </text:p>
          </table:table-cell>
          <table:table-cell table:style-name="ce50" table:formula="of:=41.22*1.02" office:value-type="float" office:value="42.0444" calcext:value-type="float">
            <text:p><text:s/>42.04 </text:p>
          </table:table-cell>
          <table:table-cell table:style-name="ce50" office:value-type="float" office:value="47.13" calcext:value-type="float">
            <text:p><text:s/>47.13 </text:p>
          </table:table-cell>
          <table:table-cell table:style-name="ce50" office:value-type="float" office:value="44.59" calcext:value-type="float">
            <text:p><text:s/>44.59 </text:p>
          </table:table-cell>
          <table:table-cell table:style-name="ce50"/>
          <table:table-cell table:style-name="ce99"/>
          <table:table-cell table:style-name="ce108" table:formula="of:=COUNT([.D54:.N54])" office:value-type="float" office:value="9" calcext:value-type="float">
            <text:p>9</text:p>
          </table:table-cell>
          <table:table-cell table:style-name="ce115" table:formula="of:=AVERAGE([.D54:.N54])" office:value-type="float" office:value="46.8216874458761" calcext:value-type="float">
            <text:p><text:s/>46.82 </text:p>
          </table:table-cell>
          <table:table-cell table:style-name="ce120" table:formula="of:=MIN([.D54:.N54])" office:value-type="float" office:value="40.27" calcext:value-type="float">
            <text:p><text:s/>40.27 </text:p>
          </table:table-cell>
          <table:table-cell table:style-name="ce120" table:formula="of:=MEDIAN([.D54:.N54])" office:value-type="float" office:value="44.59" calcext:value-type="float">
            <text:p><text:s/>44.59 </text:p>
          </table:table-cell>
          <table:table-cell table:style-name="ce120" table:formula="of:=PERCENTILE([.D54:.N54];0.75)" office:value-type="float" office:value="47.13" calcext:value-type="float">
            <text:p><text:s/>47.13 </text:p>
          </table:table-cell>
          <table:table-cell table:style-name="ce229" table:formula="of:=([.T54]-[.C54])/-[.C54]" office:value-type="float" office:value="-0.192560728744939" calcext:value-type="float">
            <text:p>-0.192560728744939</text:p>
          </table:table-cell>
          <table:table-cell table:number-columns-repeated="233"/>
        </table:table-row>
        <table:table-row table:style-name="ro2">
          <table:table-cell table:style-name="ce3"/>
          <table:table-cell table:style-name="ce29"/>
          <table:table-cell table:style-name="ce51" office:value-type="float" office:value="50.78" calcext:value-type="float">
            <text:p><text:s/>50.78 </text:p>
          </table:table-cell>
          <table:table-cell table:style-name="ce64" office:value-type="float" office:value="78.532967032967" calcext:value-type="float">
            <text:p><text:s/>78.53 </text:p>
          </table:table-cell>
          <table:table-cell table:style-name="ce51" office:value-type="float" office:value="50.51" calcext:value-type="float">
            <text:p><text:s/>50.51 </text:p>
          </table:table-cell>
          <table:table-cell table:style-name="ce51" office:value-type="float" office:value="50" calcext:value-type="float">
            <text:p><text:s/>50.00 </text:p>
          </table:table-cell>
          <table:table-cell table:style-name="ce64" table:formula="of:=1.02*64.0360946745562" office:value-type="float" office:value="65.3168165680473" calcext:value-type="float">
            <text:p><text:s/>65.32 </text:p>
          </table:table-cell>
          <table:table-cell table:style-name="ce64" office:value-type="float" office:value="53.0433894844308" calcext:value-type="float">
            <text:p><text:s/>53.04 </text:p>
          </table:table-cell>
          <table:table-cell table:style-name="ce51"/>
          <table:table-cell table:style-name="ce51" office:value-type="float" office:value="40.27" calcext:value-type="float">
            <text:p><text:s/>40.27 </text:p>
          </table:table-cell>
          <table:table-cell table:style-name="ce51" table:formula="of:=48.98*1.02" office:value-type="float" office:value="49.9596" calcext:value-type="float">
            <text:p><text:s/>49.96 </text:p>
          </table:table-cell>
          <table:table-cell table:style-name="ce51" office:value-type="float" office:value="56.1" calcext:value-type="float">
            <text:p><text:s/>56.10 </text:p>
          </table:table-cell>
          <table:table-cell table:style-name="ce51" office:value-type="float" office:value="66.39" calcext:value-type="float">
            <text:p><text:s/>66.39 </text:p>
          </table:table-cell>
          <table:table-cell table:style-name="ce51"/>
          <table:table-cell table:style-name="ce100"/>
          <table:table-cell table:style-name="ce109" table:formula="of:=COUNT([.D55:.N55])" office:value-type="float" office:value="9" calcext:value-type="float">
            <text:p>9</text:p>
          </table:table-cell>
          <table:table-cell table:style-name="ce116" table:formula="of:=AVERAGE([.D55:.N55])" office:value-type="float" office:value="56.680308120605" calcext:value-type="float">
            <text:p><text:s/>56.68 </text:p>
          </table:table-cell>
          <table:table-cell table:style-name="ce121" table:formula="of:=MAX([.D55:.N55])" office:value-type="float" office:value="78.532967032967" calcext:value-type="float">
            <text:p><text:s/>78.53 </text:p>
          </table:table-cell>
          <table:table-cell table:style-name="ce121" table:formula="of:=MEDIAN([.D55:.N55])" office:value-type="float" office:value="53.0433894844308" calcext:value-type="float">
            <text:p><text:s/>53.04 </text:p>
          </table:table-cell>
          <table:table-cell table:style-name="ce121" table:formula="of:=PERCENTILE([.D55:.N55];0.75)" office:value-type="float" office:value="65.3168165680473" calcext:value-type="float">
            <text:p><text:s/>65.32 </text:p>
          </table:table-cell>
          <table:table-cell table:style-name="ce230" table:formula="of:=([.T55]-[.C55])/-[.C55]" office:value-type="float" office:value="-0.286270511383366" calcext:value-type="float">
            <text:p>-0.286270511383366</text:p>
          </table:table-cell>
          <table:table-cell table:number-columns-repeated="233"/>
        </table:table-row>
        <table:table-row table:style-name="ro2">
          <table:table-cell table:style-name="ce2" office:value-type="float" office:value="28" calcext:value-type="float">
            <text:p>28</text:p>
          </table:table-cell>
          <table:table-cell table:style-name="ce30" office:value-type="string" calcext:value-type="string">
            <text:p>Director of Community Development and Planning</text:p>
          </table:table-cell>
          <table:table-cell table:style-name="ce50" office:value-type="float" office:value="48.05" calcext:value-type="float">
            <text:p><text:s/>48.05 </text:p>
          </table:table-cell>
          <table:table-cell table:style-name="ce63" office:value-type="float" office:value="59.7807692307692" calcext:value-type="float">
            <text:p><text:s/>59.78 </text:p>
          </table:table-cell>
          <table:table-cell table:style-name="ce50" office:value-type="float" office:value="47.87" calcext:value-type="float">
            <text:p><text:s/>47.87 </text:p>
          </table:table-cell>
          <table:table-cell table:style-name="ce52" office:value-type="float" office:value="50.42" calcext:value-type="float">
            <text:p><text:s/>50.42 </text:p>
          </table:table-cell>
          <table:table-cell table:style-name="ce65" office:value-type="float" office:value="73.48" calcext:value-type="float">
            <text:p><text:s/>73.48 </text:p>
          </table:table-cell>
          <table:table-cell table:style-name="ce65" office:value-type="float" office:value="41.0040837161817" calcext:value-type="float">
            <text:p><text:s/>41.00 </text:p>
          </table:table-cell>
          <table:table-cell table:style-name="ce50" table:formula="of:=1.02*28.75" office:value-type="float" office:value="29.325" calcext:value-type="float">
            <text:p><text:s/>29.33 </text:p>
          </table:table-cell>
          <table:table-cell table:style-name="ce50" office:value-type="float" office:value="53.1" calcext:value-type="float">
            <text:p><text:s/>53.10 </text:p>
          </table:table-cell>
          <table:table-cell table:style-name="ce50" table:formula="of:=46.33*1.02" office:value-type="float" office:value="47.2566" calcext:value-type="float">
            <text:p><text:s/>47.26 </text:p>
          </table:table-cell>
          <table:table-cell table:style-name="ce50" office:value-type="float" office:value="45.18" calcext:value-type="float">
            <text:p><text:s/>45.18 </text:p>
          </table:table-cell>
          <table:table-cell table:style-name="ce50" office:value-type="float" office:value="44.59" calcext:value-type="float">
            <text:p><text:s/>44.59 </text:p>
          </table:table-cell>
          <table:table-cell table:style-name="ce50"/>
          <table:table-cell table:style-name="ce99"/>
          <table:table-cell table:style-name="ce108" table:formula="of:=COUNT([.D56:.N56])" office:value-type="float" office:value="10" calcext:value-type="float">
            <text:p>10</text:p>
          </table:table-cell>
          <table:table-cell table:style-name="ce115" table:formula="of:=AVERAGE([.D56:.N56])" office:value-type="float" office:value="49.2006452946951" calcext:value-type="float">
            <text:p><text:s/>49.20 </text:p>
          </table:table-cell>
          <table:table-cell table:style-name="ce120" table:formula="of:=MIN([.D56:.N56])" office:value-type="float" office:value="29.325" calcext:value-type="float">
            <text:p><text:s/>29.33 </text:p>
          </table:table-cell>
          <table:table-cell table:style-name="ce120" table:formula="of:=MEDIAN([.D56:.N56])" office:value-type="float" office:value="47.5633" calcext:value-type="float">
            <text:p><text:s/>47.56 </text:p>
          </table:table-cell>
          <table:table-cell table:style-name="ce120" table:formula="of:=PERCENTILE([.D56:.N56];0.75)" office:value-type="float" office:value="52.43" calcext:value-type="float">
            <text:p><text:s/>52.43 </text:p>
          </table:table-cell>
          <table:table-cell table:style-name="ce229" table:formula="of:=([.T56]-[.C56])/-[.C56]" office:value-type="float" office:value="-0.0911550468262228" calcext:value-type="float">
            <text:p>-0.091155046826223</text:p>
          </table:table-cell>
          <table:table-cell table:number-columns-repeated="233"/>
        </table:table-row>
        <table:table-row table:style-name="ro2">
          <table:table-cell table:style-name="ce5"/>
          <table:table-cell table:style-name="ce29"/>
          <table:table-cell table:style-name="ce51" office:value-type="float" office:value="61.74" calcext:value-type="float">
            <text:p><text:s/>61.74 </text:p>
          </table:table-cell>
          <table:table-cell table:style-name="ce64" office:value-type="float" office:value="86.3857142857143" calcext:value-type="float">
            <text:p><text:s/>86.39 </text:p>
          </table:table-cell>
          <table:table-cell table:style-name="ce51" office:value-type="float" office:value="53.36" calcext:value-type="float">
            <text:p><text:s/>53.36 </text:p>
          </table:table-cell>
          <table:table-cell table:style-name="ce51" office:value-type="float" office:value="60.5" calcext:value-type="float">
            <text:p><text:s/>60.50 </text:p>
          </table:table-cell>
          <table:table-cell table:style-name="ce64" table:formula="of:=1.02*72.0402366863905" office:value-type="float" office:value="73.4810414201183" calcext:value-type="float">
            <text:p><text:s/>73.48 </text:p>
          </table:table-cell>
          <table:table-cell table:style-name="ce64" office:value-type="float" office:value="53.0433894844308" calcext:value-type="float">
            <text:p><text:s/>53.04 </text:p>
          </table:table-cell>
          <table:table-cell table:style-name="ce51" table:formula="of:=1.02*38.83" office:value-type="float" office:value="39.6066" calcext:value-type="float">
            <text:p><text:s/>39.61 </text:p>
          </table:table-cell>
          <table:table-cell table:style-name="ce51" office:value-type="float" office:value="53.1" calcext:value-type="float">
            <text:p><text:s/>53.10 </text:p>
          </table:table-cell>
          <table:table-cell table:style-name="ce51" table:formula="of:=55.07*1.02" office:value-type="float" office:value="56.1714" calcext:value-type="float">
            <text:p><text:s/>56.17 </text:p>
          </table:table-cell>
          <table:table-cell table:style-name="ce51" table:formula="of:=82224/(35*52)" office:value-type="float" office:value="45.178021978022" calcext:value-type="float">
            <text:p><text:s/>45.18 </text:p>
          </table:table-cell>
          <table:table-cell table:style-name="ce51" office:value-type="float" office:value="66.39" calcext:value-type="float">
            <text:p><text:s/>66.39 </text:p>
          </table:table-cell>
          <table:table-cell table:style-name="ce51"/>
          <table:table-cell table:style-name="ce100"/>
          <table:table-cell table:style-name="ce109" table:formula="of:=COUNT([.D57:.N57])" office:value-type="float" office:value="10" calcext:value-type="float">
            <text:p>10</text:p>
          </table:table-cell>
          <table:table-cell table:style-name="ce116" table:formula="of:=AVERAGE([.D57:.N57])" office:value-type="float" office:value="58.7216167168285" calcext:value-type="float">
            <text:p><text:s/>58.72 </text:p>
          </table:table-cell>
          <table:table-cell table:style-name="ce121" table:formula="of:=MAX([.D57:.N57])" office:value-type="float" office:value="86.3857142857143" calcext:value-type="float">
            <text:p><text:s/>86.39 </text:p>
          </table:table-cell>
          <table:table-cell table:style-name="ce121" table:formula="of:=MEDIAN([.D57:.N57])" office:value-type="float" office:value="54.7657" calcext:value-type="float">
            <text:p><text:s/>54.77 </text:p>
          </table:table-cell>
          <table:table-cell table:style-name="ce121" table:formula="of:=PERCENTILE([.D57:.N57];0.75)" office:value-type="float" office:value="64.9175" calcext:value-type="float">
            <text:p><text:s/>64.92 </text:p>
          </table:table-cell>
          <table:table-cell table:style-name="ce230" table:formula="of:=([.T57]-[.C57])/-[.C57]" office:value-type="float" office:value="-0.0514658244250081" calcext:value-type="float">
            <text:p>-0.051465824425008</text:p>
          </table:table-cell>
          <table:table-cell table:number-columns-repeated="233"/>
        </table:table-row>
        <table:table-row table:style-name="ro3">
          <table:table-cell table:style-name="ce2" office:value-type="float" office:value="29" calcext:value-type="float">
            <text:p>29</text:p>
          </table:table-cell>
          <table:table-cell table:style-name="ce30" office:value-type="string" calcext:value-type="string">
            <text:p>Chief Information Officer (city and schools) IT Director</text:p>
          </table:table-cell>
          <table:table-cell table:style-name="ce50" office:value-type="float" office:value="57.87" calcext:value-type="float">
            <text:p><text:s/>57.87 </text:p>
          </table:table-cell>
          <table:table-cell table:style-name="ce63" office:value-type="float" office:value="49.0489010989011" calcext:value-type="float">
            <text:p><text:s/>49.05 </text:p>
          </table:table-cell>
          <table:table-cell table:style-name="ce50" office:value-type="float" office:value="49.76" calcext:value-type="float">
            <text:p><text:s/>49.76 </text:p>
          </table:table-cell>
          <table:table-cell table:style-name="ce50" office:value-type="float" office:value="55.46" calcext:value-type="float">
            <text:p><text:s/>55.46 </text:p>
          </table:table-cell>
          <table:table-cell table:style-name="ce63" office:value-type="float" office:value="63.9" calcext:value-type="float">
            <text:p><text:s/>63.90 </text:p>
          </table:table-cell>
          <table:table-cell table:style-name="ce65" office:value-type="float" office:value="45.1046452271567" calcext:value-type="float">
            <text:p><text:s/>45.10 </text:p>
          </table:table-cell>
          <table:table-cell table:style-name="ce50" table:number-columns-repeated="2"/>
          <table:table-cell table:style-name="ce50" office:value-type="float" office:value="52.36" calcext:value-type="float">
            <text:p><text:s/>52.36 </text:p>
          </table:table-cell>
          <table:table-cell table:style-name="ce50" office:value-type="float" office:value="85.11" calcext:value-type="float">
            <text:p><text:s/>85.11 </text:p>
          </table:table-cell>
          <table:table-cell table:style-name="ce50" office:value-type="float" office:value="44.59" calcext:value-type="float">
            <text:p><text:s/>44.59 </text:p>
          </table:table-cell>
          <table:table-cell table:style-name="ce50"/>
          <table:table-cell table:style-name="ce99"/>
          <table:table-cell table:style-name="ce108" table:formula="of:=COUNT([.D58:.N58])" office:value-type="float" office:value="8" calcext:value-type="float">
            <text:p>8</text:p>
          </table:table-cell>
          <table:table-cell table:style-name="ce115" table:formula="of:=AVERAGE([.D58:.N58])" office:value-type="float" office:value="55.6666932907572" calcext:value-type="float">
            <text:p><text:s/>55.67 </text:p>
          </table:table-cell>
          <table:table-cell table:style-name="ce120" table:formula="of:=MIN([.D58:.N58])" office:value-type="float" office:value="44.59" calcext:value-type="float">
            <text:p><text:s/>44.59 </text:p>
          </table:table-cell>
          <table:table-cell table:style-name="ce120" table:formula="of:=MEDIAN([.D58:.N58])" office:value-type="float" office:value="51.06" calcext:value-type="float">
            <text:p><text:s/>51.06 </text:p>
          </table:table-cell>
          <table:table-cell table:style-name="ce120" table:formula="of:=PERCENTILE([.D58:.N58];0.75)" office:value-type="float" office:value="57.57" calcext:value-type="float">
            <text:p><text:s/>57.57 </text:p>
          </table:table-cell>
          <table:table-cell table:style-name="ce229" table:formula="of:=([.T58]-[.C58])/-[.C58]" office:value-type="float" office:value="0.00518403317781229" calcext:value-type="float">
            <text:p>0.005184033177812</text:p>
          </table:table-cell>
          <table:table-cell table:number-columns-repeated="233"/>
        </table:table-row>
        <table:table-row table:style-name="ro2">
          <table:table-cell table:style-name="ce5"/>
          <table:table-cell table:style-name="ce27"/>
          <table:table-cell table:style-name="ce51" office:value-type="float" office:value="73.63" calcext:value-type="float">
            <text:p><text:s/>73.63 </text:p>
          </table:table-cell>
          <table:table-cell table:style-name="ce64" office:value-type="float" office:value="69.7791208791209" calcext:value-type="float">
            <text:p><text:s/>69.78 </text:p>
          </table:table-cell>
          <table:table-cell table:style-name="ce51" office:value-type="float" office:value="55.25" calcext:value-type="float">
            <text:p><text:s/>55.25 </text:p>
          </table:table-cell>
          <table:table-cell table:style-name="ce51" office:value-type="float" office:value="66.55" calcext:value-type="float">
            <text:p><text:s/>66.55 </text:p>
          </table:table-cell>
          <table:table-cell table:style-name="ce64" office:value-type="float" office:value="63.9" calcext:value-type="float">
            <text:p><text:s/>63.90 </text:p>
          </table:table-cell>
          <table:table-cell table:style-name="ce64" office:value-type="float" office:value="58.3476263399694" calcext:value-type="float">
            <text:p><text:s/>58.35 </text:p>
          </table:table-cell>
          <table:table-cell table:style-name="ce51"/>
          <table:table-cell table:style-name="ce85"/>
          <table:table-cell table:style-name="ce51" table:formula="of:=51.33*1.02" office:value-type="float" office:value="52.3566" calcext:value-type="float">
            <text:p><text:s/>52.36 </text:p>
          </table:table-cell>
          <table:table-cell table:style-name="ce51" table:formula="of:=170394/(38.5*52)" office:value-type="float" office:value="85.1118881118881" calcext:value-type="float">
            <text:p><text:s/>85.11 </text:p>
          </table:table-cell>
          <table:table-cell table:style-name="ce51" office:value-type="float" office:value="66.39" calcext:value-type="float">
            <text:p><text:s/>66.39 </text:p>
          </table:table-cell>
          <table:table-cell table:style-name="ce51"/>
          <table:table-cell table:style-name="ce100"/>
          <table:table-cell table:style-name="ce109" table:formula="of:=COUNT([.D59:.N59])" office:value-type="float" office:value="8" calcext:value-type="float">
            <text:p>8</text:p>
          </table:table-cell>
          <table:table-cell table:style-name="ce116" table:formula="of:=AVERAGE([.D59:.N59])" office:value-type="float" office:value="64.7106544163723" calcext:value-type="float">
            <text:p><text:s/>64.71 </text:p>
          </table:table-cell>
          <table:table-cell table:style-name="ce121" table:formula="of:=MAX([.D59:.N59])" office:value-type="float" office:value="85.1118881118881" calcext:value-type="float">
            <text:p><text:s/>85.11 </text:p>
          </table:table-cell>
          <table:table-cell table:style-name="ce121" table:formula="of:=MEDIAN([.D59:.N59])" office:value-type="float" office:value="65.145" calcext:value-type="float">
            <text:p><text:s/>65.15 </text:p>
          </table:table-cell>
          <table:table-cell table:style-name="ce121" table:formula="of:=PERCENTILE([.D59:.N59];0.75)" office:value-type="float" office:value="67.3572802197802" calcext:value-type="float">
            <text:p><text:s/>67.36 </text:p>
          </table:table-cell>
          <table:table-cell table:style-name="ce230" table:formula="of:=([.T59]-[.C59])/-[.C59]" office:value-type="float" office:value="0.0851924457452095" calcext:value-type="float">
            <text:p>0.08519244574521</text:p>
          </table:table-cell>
          <table:table-cell table:number-columns-repeated="233"/>
        </table:table-row>
        <table:table-row table:style-name="ro2">
          <table:table-cell table:style-name="ce2" office:value-type="float" office:value="30" calcext:value-type="float">
            <text:p>30</text:p>
          </table:table-cell>
          <table:table-cell table:style-name="ce26" office:value-type="string" calcext:value-type="string">
            <text:p>Director of Public Works</text:p>
          </table:table-cell>
          <table:table-cell table:style-name="ce50" office:value-type="float" office:value="68.93" calcext:value-type="float">
            <text:p><text:s/>68.93 </text:p>
          </table:table-cell>
          <table:table-cell table:style-name="ce63" office:value-type="float" office:value="59.7807692307692" calcext:value-type="float">
            <text:p><text:s/>59.78 </text:p>
          </table:table-cell>
          <table:table-cell table:style-name="ce50" office:value-type="float" office:value="63.3" calcext:value-type="float">
            <text:p><text:s/>63.30 </text:p>
          </table:table-cell>
          <table:table-cell table:style-name="ce52" office:value-type="float" office:value="67.1" calcext:value-type="float">
            <text:p><text:s/>67.10 </text:p>
          </table:table-cell>
          <table:table-cell table:style-name="ce65" office:value-type="float" office:value="70.26" calcext:value-type="float">
            <text:p><text:s/>70.26 </text:p>
          </table:table-cell>
          <table:table-cell table:style-name="ce65" office:value-type="float" office:value="54.5768249106687" calcext:value-type="float">
            <text:p><text:s/>54.58 </text:p>
          </table:table-cell>
          <table:table-cell table:style-name="ce72" table:formula="of:=1.02*29.72" office:value-type="float" office:value="30.3144" calcext:value-type="float">
            <text:p><text:s/>30.31 </text:p>
          </table:table-cell>
          <table:table-cell table:style-name="ce50" office:value-type="float" office:value="73.59" calcext:value-type="float">
            <text:p><text:s/>73.59 </text:p>
          </table:table-cell>
          <table:table-cell table:style-name="ce72" table:formula="of:=53.12*1.02" office:value-type="float" office:value="54.1824" calcext:value-type="float">
            <text:p><text:s/>54.18 </text:p>
          </table:table-cell>
          <table:table-cell table:style-name="ce50" office:value-type="float" office:value="80.75" calcext:value-type="float">
            <text:p><text:s/>80.75 </text:p>
          </table:table-cell>
          <table:table-cell table:style-name="ce50" office:value-type="float" office:value="50.53" calcext:value-type="float">
            <text:p><text:s/>50.53 </text:p>
          </table:table-cell>
          <table:table-cell table:style-name="ce50"/>
          <table:table-cell table:style-name="ce99"/>
          <table:table-cell table:style-name="ce108" table:formula="of:=COUNT([.D60:.N60])" office:value-type="float" office:value="10" calcext:value-type="float">
            <text:p>10</text:p>
          </table:table-cell>
          <table:table-cell table:style-name="ce115" table:formula="of:=AVERAGE([.D60:.N60])" office:value-type="float" office:value="60.4384394141438" calcext:value-type="float">
            <text:p><text:s/>60.44 </text:p>
          </table:table-cell>
          <table:table-cell table:style-name="ce120" table:formula="of:=MIN([.D60:.N60])" office:value-type="float" office:value="30.3144" calcext:value-type="float">
            <text:p><text:s/>30.31 </text:p>
          </table:table-cell>
          <table:table-cell table:style-name="ce120" table:formula="of:=MEDIAN([.D60:.N60])" office:value-type="float" office:value="61.5403846153846" calcext:value-type="float">
            <text:p><text:s/>61.54 </text:p>
          </table:table-cell>
          <table:table-cell table:style-name="ce120" table:formula="of:=PERCENTILE([.D60:.N60];0.75)" office:value-type="float" office:value="69.47" calcext:value-type="float">
            <text:p><text:s/>69.47 </text:p>
          </table:table-cell>
          <table:table-cell table:style-name="ce229" table:formula="of:=([.T60]-[.C60])/-[.C60]" office:value-type="float" office:value="-0.00783403452778169" calcext:value-type="float">
            <text:p>-0.007834034527782</text:p>
          </table:table-cell>
          <table:table-cell table:number-columns-repeated="233"/>
        </table:table-row>
        <table:table-row table:style-name="ro2">
          <table:table-cell table:style-name="ce5"/>
          <table:table-cell table:style-name="ce27"/>
          <table:table-cell table:style-name="ce51" office:value-type="float" office:value="87.69" calcext:value-type="float">
            <text:p><text:s/>87.69 </text:p>
          </table:table-cell>
          <table:table-cell table:style-name="ce64" office:value-type="float" office:value="86.3857142857143" calcext:value-type="float">
            <text:p><text:s/>86.39 </text:p>
          </table:table-cell>
          <table:table-cell table:style-name="ce51" office:value-type="float" office:value="63.3" calcext:value-type="float">
            <text:p><text:s/>63.30 </text:p>
          </table:table-cell>
          <table:table-cell table:style-name="ce51" office:value-type="float" office:value="80.52" calcext:value-type="float">
            <text:p><text:s/>80.52 </text:p>
          </table:table-cell>
          <table:table-cell table:style-name="ce64" table:formula="of:=1.02*68.8860576923077" office:value-type="float" office:value="70.2637788461539" calcext:value-type="float">
            <text:p><text:s/>70.26 </text:p>
          </table:table-cell>
          <table:table-cell table:style-name="ce64" office:value-type="float" office:value="70.6008167432364" calcext:value-type="float">
            <text:p><text:s/>70.60 </text:p>
          </table:table-cell>
          <table:table-cell table:style-name="ce82" table:formula="of:=1.02*40.13" office:value-type="float" office:value="40.9326" calcext:value-type="float">
            <text:p><text:s/>40.93 </text:p>
          </table:table-cell>
          <table:table-cell table:style-name="ce51" office:value-type="float" office:value="73.59" calcext:value-type="float">
            <text:p><text:s/>73.59 </text:p>
          </table:table-cell>
          <table:table-cell table:style-name="ce82" table:formula="of:=63.14*1.02" office:value-type="float" office:value="64.4028" calcext:value-type="float">
            <text:p><text:s/>64.40 </text:p>
          </table:table-cell>
          <table:table-cell table:style-name="ce51" table:formula="of:=161668/(38.5*52)" office:value-type="float" office:value="80.7532467532468" calcext:value-type="float">
            <text:p><text:s/>80.75 </text:p>
          </table:table-cell>
          <table:table-cell table:style-name="ce51" office:value-type="float" office:value="75.23" calcext:value-type="float">
            <text:p><text:s/>75.23 </text:p>
          </table:table-cell>
          <table:table-cell table:style-name="ce51"/>
          <table:table-cell table:style-name="ce100"/>
          <table:table-cell table:style-name="ce109" table:formula="of:=COUNT([.D61:.N61])" office:value-type="float" office:value="10" calcext:value-type="float">
            <text:p>10</text:p>
          </table:table-cell>
          <table:table-cell table:style-name="ce116" table:formula="of:=AVERAGE([.D61:.N61])" office:value-type="float" office:value="70.5978956628351" calcext:value-type="float">
            <text:p><text:s/>70.60 </text:p>
          </table:table-cell>
          <table:table-cell table:style-name="ce121" table:formula="of:=MAX([.D61:.N61])" office:value-type="float" office:value="86.3857142857143" calcext:value-type="float">
            <text:p><text:s/>86.39 </text:p>
          </table:table-cell>
          <table:table-cell table:style-name="ce121" table:formula="of:=MEDIAN([.D61:.N61])" office:value-type="float" office:value="72.0954083716182" calcext:value-type="float">
            <text:p><text:s/>72.10 </text:p>
          </table:table-cell>
          <table:table-cell table:style-name="ce121" table:formula="of:=PERCENTILE([.D61:.N61];0.75)" office:value-type="float" office:value="79.1975" calcext:value-type="float">
            <text:p><text:s/>79.20 </text:p>
          </table:table-cell>
          <table:table-cell table:style-name="ce230" table:formula="of:=([.T61]-[.C61])/-[.C61]" office:value-type="float" office:value="0.0968468468468469" calcext:value-type="float">
            <text:p>0.096846846846847</text:p>
          </table:table-cell>
          <table:table-cell table:number-columns-repeated="233"/>
        </table:table-row>
        <table:table-row table:style-name="ro3">
          <table:table-cell table:style-name="ce2" office:value-type="float" office:value="31" calcext:value-type="float">
            <text:p>31</text:p>
          </table:table-cell>
          <table:table-cell table:style-name="ce30" office:value-type="string" calcext:value-type="string">
            <text:p>Director of Strategic Initiatives and Communications (Mayor's Office)</text:p>
          </table:table-cell>
          <table:table-cell table:style-name="ce50" office:value-type="float" office:value="48.05" calcext:value-type="float">
            <text:p><text:s/>48.05 </text:p>
          </table:table-cell>
          <table:table-cell table:style-name="ce63" office:value-type="float" office:value="45.6417582417582" calcext:value-type="float">
            <text:p><text:s/>45.64 </text:p>
          </table:table-cell>
          <table:table-cell table:style-name="ce50"/>
          <table:table-cell table:style-name="ce52"/>
          <table:table-cell table:style-name="ce65"/>
          <table:table-cell table:style-name="ce65" office:value-type="float" office:value="41.0040837161817" calcext:value-type="float">
            <text:p><text:s/>41.00 </text:p>
          </table:table-cell>
          <table:table-cell table:style-name="ce72"/>
          <table:table-cell table:style-name="ce50" table:number-columns-repeated="4"/>
          <table:table-cell table:style-name="ce50" office:value-type="float" office:value="52.36" calcext:value-type="float">
            <text:p><text:s/>52.36 </text:p>
          </table:table-cell>
          <table:table-cell table:style-name="ce99"/>
          <table:table-cell table:style-name="ce108" table:formula="of:=COUNT([.D62:.N62])" office:value-type="float" office:value="3" calcext:value-type="float">
            <text:p>3</text:p>
          </table:table-cell>
          <table:table-cell table:style-name="ce115" table:formula="of:=AVERAGE([.D62:.N62])" office:value-type="float" office:value="46.3352806526466" calcext:value-type="float">
            <text:p><text:s/>46.34 </text:p>
          </table:table-cell>
          <table:table-cell table:style-name="ce120" table:formula="of:=MIN([.D62:.N62])" office:value-type="float" office:value="41.0040837161817" calcext:value-type="float">
            <text:p><text:s/>41.00 </text:p>
          </table:table-cell>
          <table:table-cell table:style-name="ce120" table:formula="of:=MEDIAN([.D62:.N62])" office:value-type="float" office:value="45.6417582417582" calcext:value-type="float">
            <text:p><text:s/>45.64 </text:p>
          </table:table-cell>
          <table:table-cell table:style-name="ce120" table:formula="of:=PERCENTILE([.D62:.N62];0.75)" office:value-type="float" office:value="49.0008791208791" calcext:value-type="float">
            <text:p><text:s/>49.00 </text:p>
          </table:table-cell>
          <table:table-cell table:style-name="ce229" table:formula="of:=([.T62]-[.C62])/-[.C62]" office:value-type="float" office:value="-0.019789367760231" calcext:value-type="float">
            <text:p>-0.019789367760231</text:p>
          </table:table-cell>
          <table:table-cell table:number-columns-repeated="233"/>
        </table:table-row>
        <table:table-row table:style-name="ro2">
          <table:table-cell table:style-name="ce3"/>
          <table:table-cell table:style-name="ce27"/>
          <table:table-cell table:style-name="ce51" office:value-type="float" office:value="61.74" calcext:value-type="float">
            <text:p><text:s/>61.74 </text:p>
          </table:table-cell>
          <table:table-cell table:style-name="ce64" office:value-type="float" office:value="59.0571428571429" calcext:value-type="float">
            <text:p><text:s/>59.06 </text:p>
          </table:table-cell>
          <table:table-cell table:style-name="ce51" table:number-columns-repeated="2"/>
          <table:table-cell table:style-name="ce64"/>
          <table:table-cell table:style-name="ce64" office:value-type="float" office:value="53.0433894844308" calcext:value-type="float">
            <text:p><text:s/>53.04 </text:p>
          </table:table-cell>
          <table:table-cell table:style-name="ce82"/>
          <table:table-cell table:style-name="ce51" table:number-columns-repeated="4"/>
          <table:table-cell table:style-name="ce51" office:value-type="float" office:value="82.03" calcext:value-type="float">
            <text:p><text:s/>82.03 </text:p>
          </table:table-cell>
          <table:table-cell table:style-name="ce100"/>
          <table:table-cell table:style-name="ce109" table:formula="of:=COUNT([.D63:.N63])" office:value-type="float" office:value="3" calcext:value-type="float">
            <text:p>3</text:p>
          </table:table-cell>
          <table:table-cell table:style-name="ce116" table:formula="of:=AVERAGE([.D63:.N63])" office:value-type="float" office:value="64.7101774471912" calcext:value-type="float">
            <text:p><text:s/>64.71 </text:p>
          </table:table-cell>
          <table:table-cell table:style-name="ce121" table:formula="of:=MAX([.D63:.N63])" office:value-type="float" office:value="82.03" calcext:value-type="float">
            <text:p><text:s/>82.03 </text:p>
          </table:table-cell>
          <table:table-cell table:style-name="ce121" table:formula="of:=MEDIAN([.D63:.N63])" office:value-type="float" office:value="59.0571428571429" calcext:value-type="float">
            <text:p><text:s/>59.06 </text:p>
          </table:table-cell>
          <table:table-cell table:style-name="ce121" table:formula="of:=PERCENTILE([.D63:.N63];0.75)" office:value-type="float" office:value="70.5435714285715" calcext:value-type="float">
            <text:p><text:s/>70.54 </text:p>
          </table:table-cell>
          <table:table-cell table:style-name="ce230" table:formula="of:=([.T63]-[.C63])/-[.C63]" office:value-type="float" office:value="-0.142591050025453" calcext:value-type="float">
            <text:p>-0.142591050025453</text:p>
          </table:table-cell>
          <table:table-cell table:number-columns-repeated="233"/>
        </table:table-row>
        <table:table-row table:style-name="ro2">
          <table:table-cell table:style-name="ce2" office:value-type="float" office:value="32" calcext:value-type="float">
            <text:p>32</text:p>
          </table:table-cell>
          <table:table-cell table:style-name="ce35" office:value-type="string" calcext:value-type="string">
            <text:p>Energy Efficiency Manager</text:p>
          </table:table-cell>
          <table:table-cell table:style-name="ce50" office:value-type="float" office:value="28.47" calcext:value-type="float">
            <text:p><text:s/>28.47 </text:p>
          </table:table-cell>
          <table:table-cell table:style-name="ce63" office:value-type="float" office:value="34.7835164835165" calcext:value-type="float">
            <text:p><text:s/>34.78 </text:p>
          </table:table-cell>
          <table:table-cell table:style-name="ce50" office:value-type="float" office:value="41.71" calcext:value-type="float">
            <text:p><text:s/>41.71 </text:p>
          </table:table-cell>
          <table:table-cell table:style-name="ce50"/>
          <table:table-cell table:style-name="ce63" table:number-columns-repeated="2"/>
          <table:table-cell table:style-name="ce50" table:number-columns-repeated="5"/>
          <table:table-cell table:style-name="ce50" office:value-type="float" office:value="29.42" calcext:value-type="float">
            <text:p><text:s/>29.42 </text:p>
          </table:table-cell>
          <table:table-cell table:style-name="ce99"/>
          <table:table-cell table:style-name="ce108" table:formula="of:=COUNT([.D64:.N64])" office:value-type="float" office:value="3" calcext:value-type="float">
            <text:p>3</text:p>
          </table:table-cell>
          <table:table-cell table:style-name="ce115" table:formula="of:=AVERAGE([.D64:.N64])" office:value-type="float" office:value="35.3045054945055" calcext:value-type="float">
            <text:p><text:s/>35.30 </text:p>
          </table:table-cell>
          <table:table-cell table:style-name="ce120" table:formula="of:=MIN([.D64:.N64])" office:value-type="float" office:value="29.42" calcext:value-type="float">
            <text:p><text:s/>29.42 </text:p>
          </table:table-cell>
          <table:table-cell table:style-name="ce120" table:formula="of:=MEDIAN([.D64:.N64])" office:value-type="float" office:value="34.7835164835165" calcext:value-type="float">
            <text:p><text:s/>34.78 </text:p>
          </table:table-cell>
          <table:table-cell table:style-name="ce120" table:formula="of:=PERCENTILE([.D64:.N64];0.75)" office:value-type="float" office:value="38.2467582417582" calcext:value-type="float">
            <text:p><text:s/>38.25 </text:p>
          </table:table-cell>
          <table:table-cell table:style-name="ce229" table:formula="of:=([.T64]-[.C64])/-[.C64]" office:value-type="float" office:value="-0.34340562844251" calcext:value-type="float">
            <text:p>-0.34340562844251</text:p>
          </table:table-cell>
          <table:table-cell table:number-columns-repeated="233"/>
        </table:table-row>
        <table:table-row table:style-name="ro2">
          <table:table-cell table:style-name="ce5"/>
          <table:table-cell table:style-name="ce36"/>
          <table:table-cell table:style-name="ce51" office:value-type="float" office:value="31.37" calcext:value-type="float">
            <text:p><text:s/>31.37 </text:p>
          </table:table-cell>
          <table:table-cell table:style-name="ce64" office:value-type="float" office:value="45.0076923076923" calcext:value-type="float">
            <text:p><text:s/>45.01 </text:p>
          </table:table-cell>
          <table:table-cell table:style-name="ce51" table:formula="of:=77156/1850" office:value-type="float" office:value="41.705945945946" calcext:value-type="float">
            <text:p><text:s/>41.71 </text:p>
          </table:table-cell>
          <table:table-cell table:style-name="ce51"/>
          <table:table-cell table:style-name="ce64" table:number-columns-repeated="2"/>
          <table:table-cell table:style-name="ce51" table:number-columns-repeated="5"/>
          <table:table-cell table:style-name="ce52" office:value-type="float" office:value="39.27" calcext:value-type="float">
            <text:p><text:s/>39.27 </text:p>
          </table:table-cell>
          <table:table-cell table:style-name="ce103"/>
          <table:table-cell table:style-name="ce109" table:formula="of:=COUNT([.D65:.N65])" office:value-type="float" office:value="3" calcext:value-type="float">
            <text:p>3</text:p>
          </table:table-cell>
          <table:table-cell table:style-name="ce116" table:formula="of:=AVERAGE([.D65:.N65])" office:value-type="float" office:value="41.9945460845461" calcext:value-type="float">
            <text:p><text:s/>41.99 </text:p>
          </table:table-cell>
          <table:table-cell table:style-name="ce121" table:formula="of:=MAX([.D65:.N65])" office:value-type="float" office:value="45.0076923076923" calcext:value-type="float">
            <text:p><text:s/>45.01 </text:p>
          </table:table-cell>
          <table:table-cell table:style-name="ce121" table:formula="of:=MEDIAN([.D65:.N65])" office:value-type="float" office:value="41.705945945946" calcext:value-type="float">
            <text:p><text:s/>41.71 </text:p>
          </table:table-cell>
          <table:table-cell table:style-name="ce121" table:formula="of:=PERCENTILE([.D65:.N65];0.75)" office:value-type="float" office:value="43.3568191268191" calcext:value-type="float">
            <text:p><text:s/>43.36 </text:p>
          </table:table-cell>
          <table:table-cell table:style-name="ce230" table:formula="of:=([.T65]-[.C65])/-[.C65]" office:value-type="float" office:value="-0.382110906178487" calcext:value-type="float">
            <text:p>-0.382110906178487</text:p>
          </table:table-cell>
          <table:table-cell table:number-columns-repeated="233"/>
        </table:table-row>
        <table:table-row table:style-name="ro2">
          <table:table-cell table:style-name="ce2" office:value-type="float" office:value="33" calcext:value-type="float">
            <text:p>33</text:p>
          </table:table-cell>
          <table:table-cell table:style-name="ce26" office:value-type="string" calcext:value-type="string">
            <text:p>Executive Assistant to City Solicitor</text:p>
          </table:table-cell>
          <table:table-cell table:style-name="ce50" office:value-type="float" office:value="28.26" calcext:value-type="float">
            <text:p><text:s/>28.26 </text:p>
          </table:table-cell>
          <table:table-cell table:style-name="ce63" office:value-type="float" office:value="32.1598901098901" calcext:value-type="float">
            <text:p><text:s/>32.16 </text:p>
          </table:table-cell>
          <table:table-cell table:style-name="ce50" table:number-columns-repeated="2"/>
          <table:table-cell table:style-name="ce63" table:number-columns-repeated="2"/>
          <table:table-cell table:style-name="ce50" table:number-columns-repeated="5"/>
          <table:table-cell table:style-name="ce50" office:value-type="float" office:value="30.14" calcext:value-type="float">
            <text:p><text:s/>30.14 </text:p>
          </table:table-cell>
          <table:table-cell table:style-name="ce99"/>
          <table:table-cell table:style-name="ce108" table:formula="of:=COUNT([.D66:.N66])" office:value-type="float" office:value="2" calcext:value-type="float">
            <text:p>2</text:p>
          </table:table-cell>
          <table:table-cell table:style-name="ce115" table:formula="of:=AVERAGE([.D66:.N66])" office:value-type="float" office:value="31.1499450549451" calcext:value-type="float">
            <text:p><text:s/>31.15 </text:p>
          </table:table-cell>
          <table:table-cell table:style-name="ce120" table:formula="of:=MIN([.D66:.N66])" office:value-type="float" office:value="30.14" calcext:value-type="float">
            <text:p><text:s/>30.14 </text:p>
          </table:table-cell>
          <table:table-cell table:style-name="ce120" table:formula="of:=MEDIAN([.D66:.N66])" office:value-type="float" office:value="31.1499450549451" calcext:value-type="float">
            <text:p><text:s/>31.15 </text:p>
          </table:table-cell>
          <table:table-cell table:style-name="ce120" table:formula="of:=PERCENTILE([.D66:.N66];0.75)" office:value-type="float" office:value="31.6549175824176" calcext:value-type="float">
            <text:p><text:s/>31.65 </text:p>
          </table:table-cell>
          <table:table-cell table:style-name="ce229" table:formula="of:=([.T66]-[.C66])/-[.C66]" office:value-type="float" office:value="-0.120131549271676" calcext:value-type="float">
            <text:p>-0.120131549271676</text:p>
          </table:table-cell>
          <table:table-cell table:number-columns-repeated="233"/>
        </table:table-row>
        <table:table-row table:style-name="ro2">
          <table:table-cell table:style-name="ce3"/>
          <table:table-cell table:style-name="ce29"/>
          <table:table-cell table:style-name="ce51" office:value-type="float" office:value="36.31" calcext:value-type="float">
            <text:p><text:s/>36.31 </text:p>
          </table:table-cell>
          <table:table-cell table:style-name="ce64" office:value-type="float" office:value="41.6126373626374" calcext:value-type="float">
            <text:p><text:s/>41.61 </text:p>
          </table:table-cell>
          <table:table-cell table:style-name="ce51" table:number-columns-repeated="2"/>
          <table:table-cell table:style-name="ce64" table:number-columns-repeated="2"/>
          <table:table-cell table:style-name="ce51" table:number-columns-repeated="5"/>
          <table:table-cell table:style-name="ce51" office:value-type="float" office:value="41.17" calcext:value-type="float">
            <text:p><text:s/>41.17 </text:p>
          </table:table-cell>
          <table:table-cell table:style-name="ce100"/>
          <table:table-cell table:style-name="ce109" table:formula="of:=COUNT([.D67:.N67])" office:value-type="float" office:value="2" calcext:value-type="float">
            <text:p>2</text:p>
          </table:table-cell>
          <table:table-cell table:style-name="ce116" table:formula="of:=AVERAGE([.D67:.N67])" office:value-type="float" office:value="41.3913186813187" calcext:value-type="float">
            <text:p><text:s/>41.39 </text:p>
          </table:table-cell>
          <table:table-cell table:style-name="ce121" table:formula="of:=MAX([.D67:.N67])" office:value-type="float" office:value="41.6126373626374" calcext:value-type="float">
            <text:p><text:s/>41.61 </text:p>
          </table:table-cell>
          <table:table-cell table:style-name="ce121" table:formula="of:=MEDIAN([.D67:.N67])" office:value-type="float" office:value="41.3913186813187" calcext:value-type="float">
            <text:p><text:s/>41.39 </text:p>
          </table:table-cell>
          <table:table-cell table:style-name="ce121" table:formula="of:=PERCENTILE([.D67:.N67];0.75)" office:value-type="float" office:value="41.501978021978" calcext:value-type="float">
            <text:p><text:s/>41.50 </text:p>
          </table:table-cell>
          <table:table-cell table:style-name="ce230" table:formula="of:=([.T67]-[.C67])/-[.C67]" office:value-type="float" office:value="-0.142990306306198" calcext:value-type="float">
            <text:p>-0.142990306306198</text:p>
          </table:table-cell>
          <table:table-cell table:number-columns-repeated="233"/>
        </table:table-row>
        <table:table-row table:style-name="ro2">
          <table:table-cell table:style-name="ce2" office:value-type="float" office:value="34" calcext:value-type="float">
            <text:p>34</text:p>
          </table:table-cell>
          <table:table-cell table:style-name="ce30" office:value-type="string" calcext:value-type="string">
            <text:p>Executive Director - Melrose Contributory Retirement</text:p>
          </table:table-cell>
          <table:table-cell table:style-name="ce50" office:value-type="float" office:value="44.4" calcext:value-type="float">
            <text:p><text:s/>44.40 </text:p>
          </table:table-cell>
          <table:table-cell table:style-name="ce63" office:value-type="float" office:value="49.0489010989011" calcext:value-type="float">
            <text:p><text:s/>49.05 </text:p>
          </table:table-cell>
          <table:table-cell table:style-name="ce50" table:number-columns-repeated="2"/>
          <table:table-cell table:style-name="ce63" table:number-columns-repeated="2"/>
          <table:table-cell table:style-name="ce50" table:number-columns-repeated="3"/>
          <table:table-cell table:style-name="ce50" office:value-type="float" office:value="57.3" calcext:value-type="float">
            <text:p><text:s/>57.30 </text:p>
          </table:table-cell>
          <table:table-cell table:style-name="ce50"/>
          <table:table-cell table:style-name="ce50" office:value-type="float" office:value="32.37" calcext:value-type="float">
            <text:p><text:s/>32.37 </text:p>
          </table:table-cell>
          <table:table-cell table:style-name="ce99"/>
          <table:table-cell table:style-name="ce108" table:formula="of:=COUNT([.D68:.N68])" office:value-type="float" office:value="3" calcext:value-type="float">
            <text:p>3</text:p>
          </table:table-cell>
          <table:table-cell table:style-name="ce115" table:formula="of:=AVERAGE([.D68:.N68])" office:value-type="float" office:value="46.2396336996337" calcext:value-type="float">
            <text:p><text:s/>46.24 </text:p>
          </table:table-cell>
          <table:table-cell table:style-name="ce120" table:formula="of:=MIN([.D68:.N68])" office:value-type="float" office:value="32.37" calcext:value-type="float">
            <text:p><text:s/>32.37 </text:p>
          </table:table-cell>
          <table:table-cell table:style-name="ce120" table:formula="of:=MEDIAN([.D68:.N68])" office:value-type="float" office:value="49.0489010989011" calcext:value-type="float">
            <text:p><text:s/>49.05 </text:p>
          </table:table-cell>
          <table:table-cell table:style-name="ce120" table:formula="of:=PERCENTILE([.D68:.N68];0.75)" office:value-type="float" office:value="53.1744505494506" calcext:value-type="float">
            <text:p><text:s/>53.17 </text:p>
          </table:table-cell>
          <table:table-cell table:style-name="ce229" table:formula="of:=([.T68]-[.C68])/-[.C68]" office:value-type="float" office:value="-0.19762276012276" calcext:value-type="float">
            <text:p>-0.19762276012276</text:p>
          </table:table-cell>
          <table:table-cell table:number-columns-repeated="233"/>
        </table:table-row>
        <table:table-row table:style-name="ro2">
          <table:table-cell table:style-name="ce5"/>
          <table:table-cell table:style-name="ce29"/>
          <table:table-cell table:style-name="ce51" office:value-type="float" office:value="48.91" calcext:value-type="float">
            <text:p><text:s/>48.91 </text:p>
          </table:table-cell>
          <table:table-cell table:style-name="ce64" office:value-type="float" office:value="70.878021978022" calcext:value-type="float">
            <text:p><text:s/>70.88 </text:p>
          </table:table-cell>
          <table:table-cell table:style-name="ce51" table:number-columns-repeated="2"/>
          <table:table-cell table:style-name="ce64" table:number-columns-repeated="2"/>
          <table:table-cell table:style-name="ce51" table:number-columns-repeated="3"/>
          <table:table-cell table:style-name="ce51" table:formula="of:=114709/(38.5*52)" office:value-type="float" office:value="57.2972027972028" calcext:value-type="float">
            <text:p><text:s/>57.30 </text:p>
          </table:table-cell>
          <table:table-cell table:style-name="ce51"/>
          <table:table-cell table:style-name="ce51" office:value-type="float" office:value="45.74" calcext:value-type="float">
            <text:p><text:s/>45.74 </text:p>
          </table:table-cell>
          <table:table-cell table:style-name="ce100"/>
          <table:table-cell table:style-name="ce109" table:formula="of:=COUNT([.D69:.N69])" office:value-type="float" office:value="3" calcext:value-type="float">
            <text:p>3</text:p>
          </table:table-cell>
          <table:table-cell table:style-name="ce116" table:formula="of:=AVERAGE([.D69:.N69])" office:value-type="float" office:value="57.9717415917416" calcext:value-type="float">
            <text:p><text:s/>57.97 </text:p>
          </table:table-cell>
          <table:table-cell table:style-name="ce121" table:formula="of:=MAX([.D69:.N69])" office:value-type="float" office:value="70.878021978022" calcext:value-type="float">
            <text:p><text:s/>70.88 </text:p>
          </table:table-cell>
          <table:table-cell table:style-name="ce121" table:formula="of:=MEDIAN([.D69:.N69])" office:value-type="float" office:value="57.2972027972028" calcext:value-type="float">
            <text:p><text:s/>57.30 </text:p>
          </table:table-cell>
          <table:table-cell table:style-name="ce121" table:formula="of:=PERCENTILE([.D69:.N69];0.75)" office:value-type="float" office:value="64.0876123876124" calcext:value-type="float">
            <text:p><text:s/>64.09 </text:p>
          </table:table-cell>
          <table:table-cell table:style-name="ce230" table:formula="of:=([.T69]-[.C69])/-[.C69]" office:value-type="float" office:value="-0.31031716188126" calcext:value-type="float">
            <text:p>-0.31031716188126</text:p>
          </table:table-cell>
          <table:table-cell table:number-columns-repeated="233"/>
        </table:table-row>
        <table:table-row table:style-name="ro2">
          <table:table-cell table:style-name="ce6" office:value-type="float" office:value="35" calcext:value-type="float">
            <text:p>35</text:p>
          </table:table-cell>
          <table:table-cell table:style-name="ce37" office:value-type="string" calcext:value-type="string">
            <text:p>Executive Director Melrose Memorial Hall</text:p>
          </table:table-cell>
          <table:table-cell table:style-name="ce50" office:value-type="float" office:value="33.88" calcext:value-type="float">
            <text:p><text:s/>33.88 </text:p>
          </table:table-cell>
          <table:table-cell table:style-name="ce63"/>
          <table:table-cell table:style-name="ce50"/>
          <table:table-cell table:style-name="ce50" office:value-type="float" office:value="31.31" calcext:value-type="float">
            <text:p><text:s/>31.31 </text:p>
          </table:table-cell>
          <table:table-cell table:style-name="ce63" table:number-columns-repeated="2"/>
          <table:table-cell table:style-name="ce50" table:number-columns-repeated="4"/>
          <table:table-cell table:style-name="ce50" office:value-type="float" office:value="34.58" calcext:value-type="float">
            <text:p><text:s/>34.58 </text:p>
          </table:table-cell>
          <table:table-cell table:style-name="ce50" office:value-type="float" office:value="32.92" calcext:value-type="float">
            <text:p><text:s/>32.92 </text:p>
          </table:table-cell>
          <table:table-cell table:style-name="ce99"/>
          <table:table-cell table:style-name="ce108" table:formula="of:=COUNT([.D70:.N70])" office:value-type="float" office:value="3" calcext:value-type="float">
            <text:p>3</text:p>
          </table:table-cell>
          <table:table-cell table:style-name="ce115" table:formula="of:=AVERAGE([.D70:.N70])" office:value-type="float" office:value="32.9366666666667" calcext:value-type="float">
            <text:p><text:s/>32.94 </text:p>
          </table:table-cell>
          <table:table-cell table:style-name="ce120" table:formula="of:=MIN([.D70:.N70])" office:value-type="float" office:value="31.31" calcext:value-type="float">
            <text:p><text:s/>31.31 </text:p>
          </table:table-cell>
          <table:table-cell table:style-name="ce120" table:formula="of:=MEDIAN([.D70:.N70])" office:value-type="float" office:value="32.92" calcext:value-type="float">
            <text:p><text:s/>32.92 </text:p>
          </table:table-cell>
          <table:table-cell table:style-name="ce120" table:formula="of:=PERCENTILE([.D70:.N70];0.75)" office:value-type="float" office:value="33.75" calcext:value-type="float">
            <text:p><text:s/>33.75 </text:p>
          </table:table-cell>
          <table:table-cell table:style-name="ce229" table:formula="of:=([.T70]-[.C70])/-[.C70]" office:value-type="float" office:value="0.00383707201889028" calcext:value-type="float">
            <text:p>0.00383707201889</text:p>
          </table:table-cell>
          <table:table-cell table:number-columns-repeated="233"/>
        </table:table-row>
        <table:table-row table:style-name="ro2">
          <table:table-cell table:style-name="ce7"/>
          <table:table-cell table:style-name="ce38"/>
          <table:table-cell table:style-name="ce51" office:value-type="float" office:value="43.54" calcext:value-type="float">
            <text:p><text:s/>43.54 </text:p>
          </table:table-cell>
          <table:table-cell table:style-name="ce64"/>
          <table:table-cell table:style-name="ce51"/>
          <table:table-cell table:style-name="ce51" office:value-type="float" office:value="37.57" calcext:value-type="float">
            <text:p><text:s/>37.57 </text:p>
          </table:table-cell>
          <table:table-cell table:style-name="ce64" table:number-columns-repeated="2"/>
          <table:table-cell table:style-name="ce51" table:number-columns-repeated="4"/>
          <table:table-cell table:style-name="ce51" office:value-type="float" office:value="50.48" calcext:value-type="float">
            <text:p><text:s/>50.48 </text:p>
          </table:table-cell>
          <table:table-cell table:style-name="ce51" office:value-type="float" office:value="44.27" calcext:value-type="float">
            <text:p><text:s/>44.27 </text:p>
          </table:table-cell>
          <table:table-cell table:style-name="ce100"/>
          <table:table-cell table:style-name="ce109" table:formula="of:=COUNT([.D71:.N71])" office:value-type="float" office:value="3" calcext:value-type="float">
            <text:p>3</text:p>
          </table:table-cell>
          <table:table-cell table:style-name="ce116" table:formula="of:=AVERAGE([.D71:.N71])" office:value-type="float" office:value="44.1066666666667" calcext:value-type="float">
            <text:p><text:s/>44.11 </text:p>
          </table:table-cell>
          <table:table-cell table:style-name="ce121" table:formula="of:=MAX([.D71:.N71])" office:value-type="float" office:value="50.48" calcext:value-type="float">
            <text:p><text:s/>50.48 </text:p>
          </table:table-cell>
          <table:table-cell table:style-name="ce121" table:formula="of:=MEDIAN([.D71:.N71])" office:value-type="float" office:value="44.27" calcext:value-type="float">
            <text:p><text:s/>44.27 </text:p>
          </table:table-cell>
          <table:table-cell table:style-name="ce121" table:formula="of:=PERCENTILE([.D71:.N71];0.75)" office:value-type="float" office:value="47.375" calcext:value-type="float">
            <text:p><text:s/>47.38 </text:p>
          </table:table-cell>
          <table:table-cell table:style-name="ce230" table:formula="of:=([.T71]-[.C71])/-[.C71]" office:value-type="float" office:value="-0.0880799265043638" calcext:value-type="float">
            <text:p>-0.088079926504364</text:p>
          </table:table-cell>
          <table:table-cell table:number-columns-repeated="233"/>
        </table:table-row>
        <table:table-row table:style-name="ro2">
          <table:table-cell table:style-name="ce2" office:value-type="float" office:value="36" calcext:value-type="float">
            <text:p>36</text:p>
          </table:table-cell>
          <table:table-cell table:style-name="ce26" office:value-type="string" calcext:value-type="string">
            <text:p>Executive Office Manager - Police</text:p>
          </table:table-cell>
          <table:table-cell table:style-name="ce50" office:value-type="float" office:value="26.12" calcext:value-type="float">
            <text:p><text:s/>26.12 </text:p>
          </table:table-cell>
          <table:table-cell table:style-name="ce63" office:value-type="float" office:value="36.87" calcext:value-type="float">
            <text:p><text:s/>36.87 </text:p>
          </table:table-cell>
          <table:table-cell table:style-name="ce50" office:value-type="float" office:value="36.65" calcext:value-type="float">
            <text:p><text:s/>36.65 </text:p>
          </table:table-cell>
          <table:table-cell table:style-name="ce50"/>
          <table:table-cell table:style-name="ce63" office:value-type="float" office:value="36.43" calcext:value-type="float">
            <text:p><text:s/>36.43 </text:p>
          </table:table-cell>
          <table:table-cell table:style-name="ce63" office:value-type="float" office:value="41.29" calcext:value-type="float">
            <text:p><text:s/>41.29 </text:p>
          </table:table-cell>
          <table:table-cell table:style-name="ce50"/>
          <table:table-cell table:style-name="ce50" office:value-type="float" office:value="32.13" calcext:value-type="float">
            <text:p><text:s/>32.13 </text:p>
          </table:table-cell>
          <table:table-cell table:style-name="ce50" office:value-type="float" office:value="27.39" calcext:value-type="float">
            <text:p><text:s/>27.39 </text:p>
          </table:table-cell>
          <table:table-cell table:style-name="ce50"/>
          <table:table-cell table:style-name="ce50" office:value-type="float" office:value="31.37" calcext:value-type="float">
            <text:p><text:s/>31.37 </text:p>
          </table:table-cell>
          <table:table-cell table:style-name="ce50" office:value-type="float" office:value="30.48" calcext:value-type="float">
            <text:p><text:s/>30.48 </text:p>
          </table:table-cell>
          <table:table-cell table:style-name="ce99"/>
          <table:table-cell table:style-name="ce108" table:formula="of:=COUNT([.D72:.N72])" office:value-type="float" office:value="8" calcext:value-type="float">
            <text:p>8</text:p>
          </table:table-cell>
          <table:table-cell table:style-name="ce115" table:formula="of:=AVERAGE([.D72:.N72])" office:value-type="float" office:value="34.07625" calcext:value-type="float">
            <text:p><text:s/>34.08 </text:p>
          </table:table-cell>
          <table:table-cell table:style-name="ce120" table:formula="of:=MIN([.D72:.N72])" office:value-type="float" office:value="27.39" calcext:value-type="float">
            <text:p><text:s/>27.39 </text:p>
          </table:table-cell>
          <table:table-cell table:style-name="ce120" table:formula="of:=MEDIAN([.D72:.N72])" office:value-type="float" office:value="34.28" calcext:value-type="float">
            <text:p><text:s/>34.28 </text:p>
          </table:table-cell>
          <table:table-cell table:style-name="ce120" table:formula="of:=PERCENTILE([.D72:.N72];0.75)" office:value-type="float" office:value="36.705" calcext:value-type="float">
            <text:p><text:s/>36.71 </text:p>
          </table:table-cell>
          <table:table-cell table:style-name="ce229" table:formula="of:=([.T72]-[.C72])/-[.C72]" office:value-type="float" office:value="-0.405245022970903" calcext:value-type="float">
            <text:p>-0.405245022970903</text:p>
          </table:table-cell>
          <table:table-cell table:number-columns-repeated="233"/>
        </table:table-row>
        <table:table-row table:style-name="ro2">
          <table:table-cell table:style-name="ce5"/>
          <table:table-cell table:style-name="ce27"/>
          <table:table-cell table:style-name="ce51" office:value-type="float" office:value="28.79" calcext:value-type="float">
            <text:p><text:s/>28.79 </text:p>
          </table:table-cell>
          <table:table-cell table:style-name="ce64" table:formula="of:=76690/2080" office:value-type="float" office:value="36.8701923076923" calcext:value-type="float">
            <text:p><text:s/>36.87 </text:p>
          </table:table-cell>
          <table:table-cell table:style-name="ce51" table:formula="of:=67804/1850" office:value-type="float" office:value="36.6508108108108" calcext:value-type="float">
            <text:p><text:s/>36.65 </text:p>
          </table:table-cell>
          <table:table-cell table:style-name="ce51"/>
          <table:table-cell table:style-name="ce64" table:formula="of:=1.02*35.7171597633136" office:value-type="float" office:value="36.4315029585799" calcext:value-type="float">
            <text:p><text:s/>36.43 </text:p>
          </table:table-cell>
          <table:table-cell table:style-name="ce64" table:formula="of:=85878/2080" office:value-type="float" office:value="41.2875" calcext:value-type="float">
            <text:p><text:s/>41.29 </text:p>
          </table:table-cell>
          <table:table-cell table:style-name="ce51"/>
          <table:table-cell table:style-name="ce51" office:value-type="float" office:value="32.13" calcext:value-type="float">
            <text:p><text:s/>32.13 </text:p>
          </table:table-cell>
          <table:table-cell table:style-name="ce51" office:value-type="float" office:value="27.39" calcext:value-type="float">
            <text:p><text:s/>27.39 </text:p>
          </table:table-cell>
          <table:table-cell table:style-name="ce51"/>
          <table:table-cell table:style-name="ce51" office:value-type="float" office:value="39.65" calcext:value-type="float">
            <text:p><text:s/>39.65 </text:p>
          </table:table-cell>
          <table:table-cell table:style-name="ce51" office:value-type="float" office:value="38.41" calcext:value-type="float">
            <text:p><text:s/>38.41 </text:p>
          </table:table-cell>
          <table:table-cell table:style-name="ce100"/>
          <table:table-cell table:style-name="ce109" table:formula="of:=COUNT([.D73:.N73])" office:value-type="float" office:value="8" calcext:value-type="float">
            <text:p>8</text:p>
          </table:table-cell>
          <table:table-cell table:style-name="ce116" table:formula="of:=AVERAGE([.D73:.N73])" office:value-type="float" office:value="36.1025007596354" calcext:value-type="float">
            <text:p><text:s/>36.10 </text:p>
          </table:table-cell>
          <table:table-cell table:style-name="ce121" table:formula="of:=MAX([.D73:.N73])" office:value-type="float" office:value="41.2875" calcext:value-type="float">
            <text:p><text:s/>41.29 </text:p>
          </table:table-cell>
          <table:table-cell table:style-name="ce121" table:formula="of:=MEDIAN([.D73:.N73])" office:value-type="float" office:value="36.7605015592516" calcext:value-type="float">
            <text:p><text:s/>36.76 </text:p>
          </table:table-cell>
          <table:table-cell table:style-name="ce121" table:formula="of:=PERCENTILE([.D73:.N73];0.75)" office:value-type="float" office:value="38.72" calcext:value-type="float">
            <text:p><text:s/>38.72 </text:p>
          </table:table-cell>
          <table:table-cell table:style-name="ce230" table:formula="of:=([.T73]-[.C73])/-[.C73]" office:value-type="float" office:value="-0.34491142757902" calcext:value-type="float">
            <text:p>-0.34491142757902</text:p>
          </table:table-cell>
          <table:table-cell table:number-columns-repeated="233"/>
        </table:table-row>
        <table:table-row table:style-name="ro2">
          <table:table-cell table:style-name="ce6" office:value-type="float" office:value="37" calcext:value-type="float">
            <text:p>37</text:p>
          </table:table-cell>
          <table:table-cell table:style-name="ce39" office:value-type="string" calcext:value-type="string">
            <text:p>Event Operations Assistant - Memorial Hall</text:p>
          </table:table-cell>
          <table:table-cell table:style-name="ce50" office:value-type="float" office:value="19.51" calcext:value-type="float">
            <text:p><text:s/>19.51 </text:p>
          </table:table-cell>
          <table:table-cell table:style-name="ce63"/>
          <table:table-cell table:style-name="ce50" table:number-columns-repeated="2"/>
          <table:table-cell table:style-name="ce63" table:number-columns-repeated="2"/>
          <table:table-cell table:style-name="ce72"/>
          <table:table-cell table:style-name="ce50" table:number-columns-repeated="4"/>
          <table:table-cell table:style-name="ce50" office:value-type="float" office:value="20.65" calcext:value-type="float">
            <text:p><text:s/>20.65 </text:p>
          </table:table-cell>
          <table:table-cell table:style-name="ce99"/>
          <table:table-cell table:style-name="ce108" table:formula="of:=COUNT([.D74:.N74])" office:value-type="float" office:value="1" calcext:value-type="float">
            <text:p>1</text:p>
          </table:table-cell>
          <table:table-cell table:style-name="ce115" table:formula="of:=AVERAGE([.D74:.N74])" office:value-type="float" office:value="20.65" calcext:value-type="float">
            <text:p><text:s/>20.65 </text:p>
          </table:table-cell>
          <table:table-cell table:style-name="ce120" table:formula="of:=MIN([.D74:.N74])" office:value-type="float" office:value="20.65" calcext:value-type="float">
            <text:p><text:s/>20.65 </text:p>
          </table:table-cell>
          <table:table-cell table:style-name="ce120" table:formula="of:=MEDIAN([.D74:.N74])" office:value-type="float" office:value="20.65" calcext:value-type="float">
            <text:p><text:s/>20.65 </text:p>
          </table:table-cell>
          <table:table-cell table:style-name="ce120" table:formula="of:=PERCENTILE([.D74:.N74];0.75)" office:value-type="float" office:value="20.65" calcext:value-type="float">
            <text:p><text:s/>20.65 </text:p>
          </table:table-cell>
          <table:table-cell table:style-name="ce229" table:formula="of:=([.T74]-[.C74])/-[.C74]" office:value-type="float" office:value="-0.0584315735520245" calcext:value-type="float">
            <text:p>-0.058431573552025</text:p>
          </table:table-cell>
          <table:table-cell table:number-columns-repeated="233"/>
        </table:table-row>
        <table:table-row table:style-name="ro2">
          <table:table-cell table:style-name="ce7"/>
          <table:table-cell table:style-name="ce38"/>
          <table:table-cell table:style-name="ce51" office:value-type="float" office:value="21.5" calcext:value-type="float">
            <text:p><text:s/>21.50 </text:p>
          </table:table-cell>
          <table:table-cell table:style-name="ce64"/>
          <table:table-cell table:style-name="ce51" table:number-columns-repeated="2"/>
          <table:table-cell table:style-name="ce64" table:number-columns-repeated="2"/>
          <table:table-cell table:style-name="ce51" table:number-columns-repeated="5"/>
          <table:table-cell table:style-name="ce51" office:value-type="float" office:value="28.98" calcext:value-type="float">
            <text:p><text:s/>28.98 </text:p>
          </table:table-cell>
          <table:table-cell table:style-name="ce100"/>
          <table:table-cell table:style-name="ce109" table:formula="of:=COUNT([.D75:.N75])" office:value-type="float" office:value="1" calcext:value-type="float">
            <text:p>1</text:p>
          </table:table-cell>
          <table:table-cell table:style-name="ce116" table:formula="of:=AVERAGE([.D75:.N75])" office:value-type="float" office:value="28.98" calcext:value-type="float">
            <text:p><text:s/>28.98 </text:p>
          </table:table-cell>
          <table:table-cell table:style-name="ce121" table:formula="of:=MAX([.D75:.N75])" office:value-type="float" office:value="28.98" calcext:value-type="float">
            <text:p><text:s/>28.98 </text:p>
          </table:table-cell>
          <table:table-cell table:style-name="ce121" table:formula="of:=MEDIAN([.D75:.N75])" office:value-type="float" office:value="28.98" calcext:value-type="float">
            <text:p><text:s/>28.98 </text:p>
          </table:table-cell>
          <table:table-cell table:style-name="ce121" table:formula="of:=PERCENTILE([.D75:.N75];0.75)" office:value-type="float" office:value="28.98" calcext:value-type="float">
            <text:p><text:s/>28.98 </text:p>
          </table:table-cell>
          <table:table-cell table:style-name="ce230" table:formula="of:=([.T75]-[.C75])/-[.C75]" office:value-type="float" office:value="-0.347906976744186" calcext:value-type="float">
            <text:p>-0.347906976744186</text:p>
          </table:table-cell>
          <table:table-cell table:number-columns-repeated="233"/>
        </table:table-row>
        <table:table-row table:style-name="ro4">
          <table:table-cell table:style-name="ce2" office:value-type="float" office:value="38" calcext:value-type="float">
            <text:p>38</text:p>
          </table:table-cell>
          <table:table-cell table:style-name="ce26" office:value-type="string" calcext:value-type="string">
            <text:p>Facilities Manager - City and Schools</text:p>
          </table:table-cell>
          <table:table-cell table:style-name="ce50" office:value-type="float" office:value="45.76" calcext:value-type="float">
            <text:p><text:s/>45.76 </text:p>
          </table:table-cell>
          <table:table-cell table:style-name="ce63" office:value-type="float" office:value="59.7807692307692" calcext:value-type="float">
            <text:p><text:s/>59.78 </text:p>
          </table:table-cell>
          <table:table-cell table:style-name="ce50"/>
          <table:table-cell table:style-name="ce50" office:value-type="float" office:value="45.83" calcext:value-type="float">
            <text:p><text:s/>45.83 </text:p>
          </table:table-cell>
          <table:table-cell table:style-name="ce63" office:value-type="float" office:value="57.44" calcext:value-type="float">
            <text:p><text:s/>57.44 </text:p>
          </table:table-cell>
          <table:table-cell table:style-name="ce78" office:value-type="float" office:value="54.5768249106687" calcext:value-type="float">
            <text:p><text:s/>54.58 </text:p>
          </table:table-cell>
          <table:table-cell table:style-name="ce50"/>
          <table:table-cell table:style-name="ce50" office:value-type="float" office:value="48.52" calcext:value-type="float">
            <text:p><text:s/>48.52 </text:p>
          </table:table-cell>
          <table:table-cell table:style-name="ce50"/>
          <table:table-cell table:style-name="ce50" office:value-type="float" office:value="59.92" calcext:value-type="float">
            <text:p><text:s/>59.92 </text:p>
          </table:table-cell>
          <table:table-cell table:style-name="ce50" office:value-type="float" office:value="44.59" calcext:value-type="float">
            <text:p><text:s/>44.59 </text:p>
          </table:table-cell>
          <table:table-cell table:style-name="ce50"/>
          <table:table-cell table:style-name="ce99"/>
          <table:table-cell table:style-name="ce108" table:formula="of:=COUNT([.D76:.N76])" office:value-type="float" office:value="7" calcext:value-type="float">
            <text:p>7</text:p>
          </table:table-cell>
          <table:table-cell table:style-name="ce115" table:formula="of:=AVERAGE([.D76:.N76])" office:value-type="float" office:value="52.9510848773483" calcext:value-type="float">
            <text:p><text:s/>52.95 </text:p>
          </table:table-cell>
          <table:table-cell table:style-name="ce120" table:formula="of:=MIN([.D76:.N76])" office:value-type="float" office:value="44.59" calcext:value-type="float">
            <text:p><text:s/>44.59 </text:p>
          </table:table-cell>
          <table:table-cell table:style-name="ce120" table:formula="of:=MEDIAN([.D76:.N76])" office:value-type="float" office:value="54.5768249106687" calcext:value-type="float">
            <text:p><text:s/>54.58 </text:p>
          </table:table-cell>
          <table:table-cell table:style-name="ce120" table:formula="of:=PERCENTILE([.D76:.N76];0.75)" office:value-type="float" office:value="58.6103846153846" calcext:value-type="float">
            <text:p><text:s/>58.61 </text:p>
          </table:table-cell>
          <table:table-cell table:style-name="ce229" table:formula="of:=([.T76]-[.C76])/-[.C76]" office:value-type="float" office:value="-0.280821342119419" calcext:value-type="float">
            <text:p>-0.280821342119419</text:p>
          </table:table-cell>
          <table:table-cell table:number-columns-repeated="233"/>
        </table:table-row>
        <table:table-row table:style-name="ro2">
          <table:table-cell table:style-name="ce3"/>
          <table:table-cell table:style-name="ce29"/>
          <table:table-cell table:style-name="ce51" office:value-type="float" office:value="58.8" calcext:value-type="float">
            <text:p><text:s/>58.80 </text:p>
          </table:table-cell>
          <table:table-cell table:style-name="ce64" office:value-type="float" office:value="86.3857142857143" calcext:value-type="float">
            <text:p><text:s/>86.39 </text:p>
          </table:table-cell>
          <table:table-cell table:style-name="ce51"/>
          <table:table-cell table:style-name="ce51" office:value-type="float" office:value="55" calcext:value-type="float">
            <text:p><text:s/>55.00 </text:p>
          </table:table-cell>
          <table:table-cell table:style-name="ce64" table:formula="of:=1.02*56.3129807692308" office:value-type="float" office:value="57.4392403846154" calcext:value-type="float">
            <text:p><text:s/>57.44 </text:p>
          </table:table-cell>
          <table:table-cell table:style-name="ce79" office:value-type="float" office:value="70.6008167432364" calcext:value-type="float">
            <text:p><text:s/>70.60 </text:p>
          </table:table-cell>
          <table:table-cell table:style-name="ce51"/>
          <table:table-cell table:style-name="ce51" office:value-type="float" office:value="48.52" calcext:value-type="float">
            <text:p><text:s/>48.52 </text:p>
          </table:table-cell>
          <table:table-cell table:style-name="ce51"/>
          <table:table-cell table:style-name="ce51" table:formula="of:=119950/(38.5*52)" office:value-type="float" office:value="59.9150849150849" calcext:value-type="float">
            <text:p><text:s/>59.92 </text:p>
          </table:table-cell>
          <table:table-cell table:style-name="ce51" office:value-type="float" office:value="66.39" calcext:value-type="float">
            <text:p><text:s/>66.39 </text:p>
          </table:table-cell>
          <table:table-cell table:style-name="ce51"/>
          <table:table-cell table:style-name="ce100"/>
          <table:table-cell table:style-name="ce109" table:formula="of:=COUNT([.D77:.N77])" office:value-type="float" office:value="7" calcext:value-type="float">
            <text:p>7</text:p>
          </table:table-cell>
          <table:table-cell table:style-name="ce116" table:formula="of:=AVERAGE([.D77:.N77])" office:value-type="float" office:value="63.4644080469502" calcext:value-type="float">
            <text:p><text:s/>63.46 </text:p>
          </table:table-cell>
          <table:table-cell table:style-name="ce121" table:formula="of:=MAX([.D77:.N77])" office:value-type="float" office:value="86.3857142857143" calcext:value-type="float">
            <text:p><text:s/>86.39 </text:p>
          </table:table-cell>
          <table:table-cell table:style-name="ce121" table:formula="of:=MEDIAN([.D77:.N77])" office:value-type="float" office:value="59.9150849150849" calcext:value-type="float">
            <text:p><text:s/>59.92 </text:p>
          </table:table-cell>
          <table:table-cell table:style-name="ce121" table:formula="of:=PERCENTILE([.D77:.N77];0.75)" office:value-type="float" office:value="68.4954083716182" calcext:value-type="float">
            <text:p><text:s/>68.50 </text:p>
          </table:table-cell>
          <table:table-cell table:style-name="ce230" table:formula="of:=([.T77]-[.C77])/-[.C77]" office:value-type="float" office:value="-0.1648878974765" calcext:value-type="float">
            <text:p>-0.1648878974765</text:p>
          </table:table-cell>
          <table:table-cell table:number-columns-repeated="233"/>
        </table:table-row>
        <table:table-row table:style-name="ro2">
          <table:table-cell table:style-name="ce4" office:value-type="float" office:value="39" calcext:value-type="float">
            <text:p>39</text:p>
          </table:table-cell>
          <table:table-cell table:style-name="ce28" office:value-type="string" calcext:value-type="string">
            <text:p>Finance Manager (Auditing)</text:p>
          </table:table-cell>
          <table:table-cell table:style-name="ce52" office:value-type="float" office:value="28.26" calcext:value-type="float">
            <text:p><text:s/>28.26 </text:p>
          </table:table-cell>
          <table:table-cell table:style-name="ce65" office:value-type="float" office:value="30.3186813186813" calcext:value-type="float">
            <text:p><text:s/>30.32 </text:p>
          </table:table-cell>
          <table:table-cell table:style-name="ce52" table:number-columns-repeated="2"/>
          <table:table-cell table:style-name="ce65" table:number-columns-repeated="2"/>
          <table:table-cell table:style-name="ce52"/>
          <table:table-cell table:style-name="ce52" office:value-type="float" office:value="34.54" calcext:value-type="float">
            <text:p><text:s/>34.54 </text:p>
          </table:table-cell>
          <table:table-cell table:style-name="ce53"/>
          <table:table-cell table:style-name="ce52" table:number-columns-repeated="2"/>
          <table:table-cell table:style-name="ce52" office:value-type="float" office:value="31.84" calcext:value-type="float">
            <text:p><text:s/>31.84 </text:p>
          </table:table-cell>
          <table:table-cell table:style-name="ce103"/>
          <table:table-cell table:style-name="ce108" table:formula="of:=COUNT([.D78:.N78])" office:value-type="float" office:value="3" calcext:value-type="float">
            <text:p>3</text:p>
          </table:table-cell>
          <table:table-cell table:style-name="ce115" table:formula="of:=AVERAGE([.D78:.N78])" office:value-type="float" office:value="32.2328937728938" calcext:value-type="float">
            <text:p><text:s/>32.23 </text:p>
          </table:table-cell>
          <table:table-cell table:style-name="ce120" table:formula="of:=MIN([.D78:.N78])" office:value-type="float" office:value="30.3186813186813" calcext:value-type="float">
            <text:p><text:s/>30.32 </text:p>
          </table:table-cell>
          <table:table-cell table:style-name="ce120" table:formula="of:=MEDIAN([.D78:.N78])" office:value-type="float" office:value="31.84" calcext:value-type="float">
            <text:p><text:s/>31.84 </text:p>
          </table:table-cell>
          <table:table-cell table:style-name="ce120" table:formula="of:=PERCENTILE([.D78:.N78];0.75)" office:value-type="float" office:value="33.19" calcext:value-type="float">
            <text:p><text:s/>33.19 </text:p>
          </table:table-cell>
          <table:table-cell table:style-name="ce229" table:formula="of:=([.T78]-[.C78])/-[.C78]" office:value-type="float" office:value="-0.174451521585279" calcext:value-type="float">
            <text:p>-0.174451521585279</text:p>
          </table:table-cell>
          <table:table-cell table:number-columns-repeated="233"/>
        </table:table-row>
        <table:table-row table:style-name="ro2">
          <table:table-cell table:style-name="ce4"/>
          <table:table-cell table:style-name="ce33"/>
          <table:table-cell table:style-name="ce52" office:value-type="float" office:value="36.31" calcext:value-type="float">
            <text:p><text:s/>36.31 </text:p>
          </table:table-cell>
          <table:table-cell table:style-name="ce65" office:value-type="float" office:value="39.7950549450549" calcext:value-type="float">
            <text:p><text:s/>39.80 </text:p>
          </table:table-cell>
          <table:table-cell table:style-name="ce52" table:number-columns-repeated="2"/>
          <table:table-cell table:style-name="ce65" table:number-columns-repeated="2"/>
          <table:table-cell table:style-name="ce52"/>
          <table:table-cell table:style-name="ce52" office:value-type="float" office:value="34.54" calcext:value-type="float">
            <text:p><text:s/>34.54 </text:p>
          </table:table-cell>
          <table:table-cell table:style-name="ce54"/>
          <table:table-cell table:style-name="ce52" table:number-columns-repeated="2"/>
          <table:table-cell table:style-name="ce52" office:value-type="float" office:value="46.51" calcext:value-type="float">
            <text:p><text:s/>46.51 </text:p>
          </table:table-cell>
          <table:table-cell table:style-name="ce103"/>
          <table:table-cell table:style-name="ce109" table:formula="of:=COUNT([.D79:.N79])" office:value-type="float" office:value="3" calcext:value-type="float">
            <text:p>3</text:p>
          </table:table-cell>
          <table:table-cell table:style-name="ce116" table:formula="of:=AVERAGE([.D79:.N79])" office:value-type="float" office:value="40.281684981685" calcext:value-type="float">
            <text:p><text:s/>40.28 </text:p>
          </table:table-cell>
          <table:table-cell table:style-name="ce121" table:formula="of:=MAX([.D79:.N79])" office:value-type="float" office:value="46.51" calcext:value-type="float">
            <text:p><text:s/>46.51 </text:p>
          </table:table-cell>
          <table:table-cell table:style-name="ce121" table:formula="of:=MEDIAN([.D79:.N79])" office:value-type="float" office:value="39.7950549450549" calcext:value-type="float">
            <text:p><text:s/>39.80 </text:p>
          </table:table-cell>
          <table:table-cell table:style-name="ce121" table:formula="of:=PERCENTILE([.D79:.N79];0.75)" office:value-type="float" office:value="43.1525274725275" calcext:value-type="float">
            <text:p><text:s/>43.15 </text:p>
          </table:table-cell>
          <table:table-cell table:style-name="ce230" table:formula="of:=([.T79]-[.C79])/-[.C79]" office:value-type="float" office:value="-0.188447465506126" calcext:value-type="float">
            <text:p>-0.188447465506126</text:p>
          </table:table-cell>
          <table:table-cell table:number-columns-repeated="233"/>
        </table:table-row>
        <table:table-row table:style-name="ro2">
          <table:table-cell table:style-name="ce2" office:value-type="float" office:value="40" calcext:value-type="float">
            <text:p>40</text:p>
          </table:table-cell>
          <table:table-cell table:style-name="ce26" office:value-type="string" calcext:value-type="string">
            <text:p>Finance Administrator of Fire Dept and Public Safety</text:p>
          </table:table-cell>
          <table:table-cell table:style-name="ce50" office:value-type="float" office:value="25.67" calcext:value-type="float">
            <text:p><text:s/>25.67 </text:p>
          </table:table-cell>
          <table:table-cell table:style-name="ce63" office:value-type="float" office:value="28.8752747252747" calcext:value-type="float">
            <text:p><text:s/>28.88 </text:p>
          </table:table-cell>
          <table:table-cell table:style-name="ce50" table:number-columns-repeated="2"/>
          <table:table-cell table:style-name="ce63" table:number-columns-repeated="2"/>
          <table:table-cell table:style-name="ce50" table:number-columns-repeated="2"/>
          <table:table-cell table:style-name="ce52"/>
          <table:table-cell table:style-name="ce50" office:value-type="float" office:value="28.74" calcext:value-type="float">
            <text:p><text:s/>28.74 </text:p>
          </table:table-cell>
          <table:table-cell table:style-name="ce50"/>
          <table:table-cell table:style-name="ce50" office:value-type="float" office:value="27.3" calcext:value-type="float">
            <text:p><text:s/>27.30 </text:p>
          </table:table-cell>
          <table:table-cell table:style-name="ce99"/>
          <table:table-cell table:style-name="ce108" table:formula="of:=COUNT([.D80:.N80])" office:value-type="float" office:value="3" calcext:value-type="float">
            <text:p>3</text:p>
          </table:table-cell>
          <table:table-cell table:style-name="ce115" table:formula="of:=AVERAGE([.D80:.N80])" office:value-type="float" office:value="28.3050915750916" calcext:value-type="float">
            <text:p><text:s/>28.31 </text:p>
          </table:table-cell>
          <table:table-cell table:style-name="ce120" table:formula="of:=MIN([.D80:.N80])" office:value-type="float" office:value="27.3" calcext:value-type="float">
            <text:p><text:s/>27.30 </text:p>
          </table:table-cell>
          <table:table-cell table:style-name="ce120" table:formula="of:=MEDIAN([.D80:.N80])" office:value-type="float" office:value="28.74" calcext:value-type="float">
            <text:p><text:s/>28.74 </text:p>
          </table:table-cell>
          <table:table-cell table:style-name="ce120" table:formula="of:=PERCENTILE([.D80:.N80];0.75)" office:value-type="float" office:value="28.8076373626374" calcext:value-type="float">
            <text:p><text:s/>28.81 </text:p>
          </table:table-cell>
          <table:table-cell table:style-name="ce229" table:formula="of:=([.T80]-[.C80])/-[.C80]" office:value-type="float" office:value="-0.122229737539437" calcext:value-type="float">
            <text:p>-0.122229737539437</text:p>
          </table:table-cell>
          <table:table-cell table:number-columns-repeated="233"/>
        </table:table-row>
        <table:table-row table:style-name="ro2">
          <table:table-cell table:style-name="ce5"/>
          <table:table-cell table:style-name="ce29"/>
          <table:table-cell table:style-name="ce51" office:value-type="float" office:value="32.99" calcext:value-type="float">
            <text:p><text:s/>32.99 </text:p>
          </table:table-cell>
          <table:table-cell table:style-name="ce64" office:value-type="float" office:value="37.9263736263736" calcext:value-type="float">
            <text:p><text:s/>37.93 </text:p>
          </table:table-cell>
          <table:table-cell table:style-name="ce51" table:number-columns-repeated="2"/>
          <table:table-cell table:style-name="ce64" table:number-columns-repeated="2"/>
          <table:table-cell table:style-name="ce51" table:number-columns-repeated="2"/>
          <table:table-cell table:style-name="ce52"/>
          <table:table-cell table:style-name="ce51" office:value-type="float" office:value="35.44" calcext:value-type="float">
            <text:p><text:s/>35.44 </text:p>
          </table:table-cell>
          <table:table-cell table:style-name="ce51"/>
          <table:table-cell table:style-name="ce51" office:value-type="float" office:value="35.44" calcext:value-type="float">
            <text:p><text:s/>35.44 </text:p>
          </table:table-cell>
          <table:table-cell table:style-name="ce100"/>
          <table:table-cell table:style-name="ce109" table:formula="of:=COUNT([.D81:.N81])" office:value-type="float" office:value="3" calcext:value-type="float">
            <text:p>3</text:p>
          </table:table-cell>
          <table:table-cell table:style-name="ce116" table:formula="of:=AVERAGE([.D81:.N81])" office:value-type="float" office:value="36.2687912087912" calcext:value-type="float">
            <text:p><text:s/>36.27 </text:p>
          </table:table-cell>
          <table:table-cell table:style-name="ce121" table:formula="of:=MAX([.D81:.N81])" office:value-type="float" office:value="37.9263736263736" calcext:value-type="float">
            <text:p><text:s/>37.93 </text:p>
          </table:table-cell>
          <table:table-cell table:style-name="ce121" table:formula="of:=MEDIAN([.D81:.N81])" office:value-type="float" office:value="35.44" calcext:value-type="float">
            <text:p><text:s/>35.44 </text:p>
          </table:table-cell>
          <table:table-cell table:style-name="ce121" table:formula="of:=PERCENTILE([.D81:.N81];0.75)" office:value-type="float" office:value="36.6831868131868" calcext:value-type="float">
            <text:p><text:s/>36.68 </text:p>
          </table:table-cell>
          <table:table-cell table:style-name="ce230" table:formula="of:=([.T81]-[.C81])/-[.C81]" office:value-type="float" office:value="-0.11194867575589" calcext:value-type="float">
            <text:p>-0.11194867575589</text:p>
          </table:table-cell>
          <table:table-cell table:number-columns-repeated="233"/>
        </table:table-row>
        <table:table-row table:style-name="ro3">
          <table:table-cell table:style-name="ce2" office:value-type="float" office:value="41" calcext:value-type="float">
            <text:p>41</text:p>
          </table:table-cell>
          <table:table-cell table:style-name="ce30" office:value-type="string" calcext:value-type="string">
            <text:p>Financial Systems Analyst + Project Manager (Auditor IT Depts)</text:p>
          </table:table-cell>
          <table:table-cell table:style-name="ce50" office:value-type="float" office:value="39.52" calcext:value-type="float">
            <text:p><text:s/>39.52 </text:p>
          </table:table-cell>
          <table:table-cell table:style-name="ce63" office:value-type="float" office:value="42.6554945054945" calcext:value-type="float">
            <text:p><text:s/>42.66 </text:p>
          </table:table-cell>
          <table:table-cell table:style-name="ce50"/>
          <table:table-cell table:style-name="ce50" office:value-type="float" office:value="50.42" calcext:value-type="float">
            <text:p><text:s/>50.42 </text:p>
          </table:table-cell>
          <table:table-cell table:style-name="ce63" table:number-columns-repeated="2"/>
          <table:table-cell table:style-name="ce50" table:number-columns-repeated="2"/>
          <table:table-cell table:style-name="ce53"/>
          <table:table-cell table:style-name="ce50"/>
          <table:table-cell table:style-name="ce50" office:value-type="float" office:value="31.37" calcext:value-type="float">
            <text:p><text:s/>31.37 </text:p>
          </table:table-cell>
          <table:table-cell table:style-name="ce50" office:value-type="float" office:value="51.06" calcext:value-type="float">
            <text:p><text:s/>51.06 </text:p>
          </table:table-cell>
          <table:table-cell table:style-name="ce99"/>
          <table:table-cell table:style-name="ce108" table:formula="of:=COUNT([.D82:.N82])" office:value-type="float" office:value="4" calcext:value-type="float">
            <text:p>4</text:p>
          </table:table-cell>
          <table:table-cell table:style-name="ce115" table:formula="of:=AVERAGE([.D82:.N82])" office:value-type="float" office:value="43.8763736263736" calcext:value-type="float">
            <text:p><text:s/>43.88 </text:p>
          </table:table-cell>
          <table:table-cell table:style-name="ce120" table:formula="of:=MIN([.D82:.N82])" office:value-type="float" office:value="31.37" calcext:value-type="float">
            <text:p><text:s/>31.37 </text:p>
          </table:table-cell>
          <table:table-cell table:style-name="ce120" table:formula="of:=MEDIAN([.D82:.N82])" office:value-type="float" office:value="46.5377472527473" calcext:value-type="float">
            <text:p><text:s/>46.54 </text:p>
          </table:table-cell>
          <table:table-cell table:style-name="ce120" table:formula="of:=PERCENTILE([.D82:.N82];0.75)" office:value-type="float" office:value="50.58" calcext:value-type="float">
            <text:p><text:s/>50.58 </text:p>
          </table:table-cell>
          <table:table-cell table:style-name="ce229" table:formula="of:=([.T82]-[.C82])/-[.C82]" office:value-type="float" office:value="-0.279858299595142" calcext:value-type="float">
            <text:p>-0.279858299595142</text:p>
          </table:table-cell>
          <table:table-cell table:number-columns-repeated="233"/>
        </table:table-row>
        <table:table-row table:style-name="ro2">
          <table:table-cell table:style-name="ce5"/>
          <table:table-cell table:style-name="ce27"/>
          <table:table-cell table:style-name="ce51" office:value-type="float" office:value="50.78" calcext:value-type="float">
            <text:p><text:s/>50.78 </text:p>
          </table:table-cell>
          <table:table-cell table:style-name="ce64" office:value-type="float" office:value="55.1934065934066" calcext:value-type="float">
            <text:p><text:s/>55.19 </text:p>
          </table:table-cell>
          <table:table-cell table:style-name="ce51"/>
          <table:table-cell table:style-name="ce51" office:value-type="float" office:value="60.5" calcext:value-type="float">
            <text:p><text:s/>60.50 </text:p>
          </table:table-cell>
          <table:table-cell table:style-name="ce64" table:number-columns-repeated="2"/>
          <table:table-cell table:style-name="ce51" table:number-columns-repeated="2"/>
          <table:table-cell table:style-name="ce54"/>
          <table:table-cell table:style-name="ce51"/>
          <table:table-cell table:style-name="ce51" office:value-type="float" office:value="45.67" calcext:value-type="float">
            <text:p><text:s/>45.67 </text:p>
          </table:table-cell>
          <table:table-cell table:style-name="ce51" office:value-type="float" office:value="68.47" calcext:value-type="float">
            <text:p><text:s/>68.47 </text:p>
          </table:table-cell>
          <table:table-cell table:style-name="ce100"/>
          <table:table-cell table:style-name="ce109" table:formula="of:=COUNT([.D83:.N83])" office:value-type="float" office:value="4" calcext:value-type="float">
            <text:p>4</text:p>
          </table:table-cell>
          <table:table-cell table:style-name="ce116" table:formula="of:=AVERAGE([.D83:.N83])" office:value-type="float" office:value="57.4583516483516" calcext:value-type="float">
            <text:p><text:s/>57.46 </text:p>
          </table:table-cell>
          <table:table-cell table:style-name="ce121" table:formula="of:=MAX([.D83:.N83])" office:value-type="float" office:value="68.47" calcext:value-type="float">
            <text:p><text:s/>68.47 </text:p>
          </table:table-cell>
          <table:table-cell table:style-name="ce121" table:formula="of:=MEDIAN([.D83:.N83])" office:value-type="float" office:value="57.8467032967033" calcext:value-type="float">
            <text:p><text:s/>57.85 </text:p>
          </table:table-cell>
          <table:table-cell table:style-name="ce121" table:formula="of:=PERCENTILE([.D83:.N83];0.75)" office:value-type="float" office:value="62.4925" calcext:value-type="float">
            <text:p><text:s/>62.49 </text:p>
          </table:table-cell>
          <table:table-cell table:style-name="ce230" table:formula="of:=([.T83]-[.C83])/-[.C83]" office:value-type="float" office:value="-0.230651831429697" calcext:value-type="float">
            <text:p>-0.230651831429697</text:p>
          </table:table-cell>
          <table:table-cell table:number-columns-repeated="233"/>
        </table:table-row>
        <table:table-row table:style-name="ro2">
          <table:table-cell table:style-name="ce2" office:value-type="float" office:value="42" calcext:value-type="float">
            <text:p>42</text:p>
          </table:table-cell>
          <table:table-cell table:style-name="ce26" office:value-type="string" calcext:value-type="string">
            <text:p>Fire Chief</text:p>
          </table:table-cell>
          <table:table-cell table:style-name="ce50" office:value-type="float" office:value="66.27" calcext:value-type="float">
            <text:p><text:s/>66.27 </text:p>
          </table:table-cell>
          <table:table-cell table:style-name="ce63" office:value-type="float" office:value="59.7807692307692" calcext:value-type="float">
            <text:p><text:s/>59.78 </text:p>
          </table:table-cell>
          <table:table-cell table:style-name="ce50" office:value-type="float" office:value="64.96" calcext:value-type="float">
            <text:p><text:s/>64.96 </text:p>
          </table:table-cell>
          <table:table-cell table:style-name="ce52" office:value-type="float" office:value="67.1" calcext:value-type="float">
            <text:p><text:s/>67.10 </text:p>
          </table:table-cell>
          <table:table-cell table:style-name="ce65"/>
          <table:table-cell table:style-name="ce65" office:value-type="float" office:value="54.5768249106687" calcext:value-type="float">
            <text:p><text:s/>54.58 </text:p>
          </table:table-cell>
          <table:table-cell table:style-name="ce50"/>
          <table:table-cell table:style-name="ce50" office:value-type="float" office:value="72.5" calcext:value-type="float">
            <text:p><text:s/>72.50 </text:p>
          </table:table-cell>
          <table:table-cell table:style-name="ce52" office:value-type="float" office:value="64.72" calcext:value-type="float">
            <text:p><text:s/>64.72 </text:p>
          </table:table-cell>
          <table:table-cell table:style-name="ce53" office:value-type="float" office:value="76.6" calcext:value-type="float">
            <text:p><text:s/>76.60 </text:p>
          </table:table-cell>
          <table:table-cell table:style-name="ce53" office:value-type="float" office:value="50.53" calcext:value-type="float">
            <text:p><text:s/>50.53 </text:p>
          </table:table-cell>
          <table:table-cell table:style-name="ce53"/>
          <table:table-cell table:style-name="ce99"/>
          <table:table-cell table:style-name="ce108" table:formula="of:=COUNT([.D84:.N84])" office:value-type="float" office:value="8" calcext:value-type="float">
            <text:p>8</text:p>
          </table:table-cell>
          <table:table-cell table:style-name="ce115" table:formula="of:=AVERAGE([.D84:.N84])" office:value-type="float" office:value="63.8459492676797" calcext:value-type="float">
            <text:p><text:s/>63.85 </text:p>
          </table:table-cell>
          <table:table-cell table:style-name="ce120" table:formula="of:=MIN([.D84:.N84])" office:value-type="float" office:value="50.53" calcext:value-type="float">
            <text:p><text:s/>50.53 </text:p>
          </table:table-cell>
          <table:table-cell table:style-name="ce120" table:formula="of:=MEDIAN([.D84:.N84])" office:value-type="float" office:value="64.84" calcext:value-type="float">
            <text:p><text:s/>64.84 </text:p>
          </table:table-cell>
          <table:table-cell table:style-name="ce120" table:formula="of:=PERCENTILE([.D84:.N84];0.75)" office:value-type="float" office:value="68.45" calcext:value-type="float">
            <text:p><text:s/>68.45 </text:p>
          </table:table-cell>
          <table:table-cell table:style-name="ce229"/>
          <table:table-cell table:number-columns-repeated="233"/>
        </table:table-row>
        <table:table-row table:style-name="ro2">
          <table:table-cell table:style-name="ce3"/>
          <table:table-cell table:style-name="ce27"/>
          <table:table-cell table:style-name="ce51" office:value-type="float" office:value="66.27" calcext:value-type="float">
            <text:p><text:s/>66.27 </text:p>
          </table:table-cell>
          <table:table-cell table:style-name="ce64" office:value-type="float" office:value="86.3857142857143" calcext:value-type="float">
            <text:p><text:s/>86.39 </text:p>
          </table:table-cell>
          <table:table-cell table:style-name="ce51" office:value-type="float" office:value="64.96" calcext:value-type="float">
            <text:p><text:s/>64.96 </text:p>
          </table:table-cell>
          <table:table-cell table:style-name="ce51" office:value-type="float" office:value="80.52" calcext:value-type="float">
            <text:p><text:s/>80.52 </text:p>
          </table:table-cell>
          <table:table-cell table:style-name="ce64"/>
          <table:table-cell table:style-name="ce64" office:value-type="float" office:value="70.6008167432364" calcext:value-type="float">
            <text:p><text:s/>70.60 </text:p>
          </table:table-cell>
          <table:table-cell table:style-name="ce51"/>
          <table:table-cell table:style-name="ce51" office:value-type="float" office:value="72.5" calcext:value-type="float">
            <text:p><text:s/>72.50 </text:p>
          </table:table-cell>
          <table:table-cell table:style-name="ce52" office:value-type="float" office:value="64.72" calcext:value-type="float">
            <text:p><text:s/>64.72 </text:p>
          </table:table-cell>
          <table:table-cell table:style-name="ce54" table:formula="of:=159326/2080" office:value-type="float" office:value="76.5990384615385" calcext:value-type="float">
            <text:p><text:s/>76.60 </text:p>
          </table:table-cell>
          <table:table-cell table:style-name="ce54" office:value-type="float" office:value="75.23" calcext:value-type="float">
            <text:p><text:s/>75.23 </text:p>
          </table:table-cell>
          <table:table-cell table:style-name="ce54"/>
          <table:table-cell table:style-name="ce100"/>
          <table:table-cell table:style-name="ce109" table:formula="of:=COUNT([.D85:.N85])" office:value-type="float" office:value="8" calcext:value-type="float">
            <text:p>8</text:p>
          </table:table-cell>
          <table:table-cell table:style-name="ce116" table:formula="of:=AVERAGE([.D85:.N85])" office:value-type="float" office:value="73.9394461863111" calcext:value-type="float">
            <text:p><text:s/>73.94 </text:p>
          </table:table-cell>
          <table:table-cell table:style-name="ce121" table:formula="of:=MAX([.D85:.N85])" office:value-type="float" office:value="86.3857142857143" calcext:value-type="float">
            <text:p><text:s/>86.39 </text:p>
          </table:table-cell>
          <table:table-cell table:style-name="ce121" table:formula="of:=MEDIAN([.D85:.N85])" office:value-type="float" office:value="73.865" calcext:value-type="float">
            <text:p><text:s/>73.87 </text:p>
          </table:table-cell>
          <table:table-cell table:style-name="ce121" table:formula="of:=PERCENTILE([.D85:.N85];0.75)" office:value-type="float" office:value="77.5792788461538" calcext:value-type="float">
            <text:p><text:s/>77.58 </text:p>
          </table:table-cell>
          <table:table-cell table:style-name="ce230" table:formula="of:=([.T85]-[.C85])/-[.C85]" office:value-type="float" office:value="-0.170654577428004" calcext:value-type="float">
            <text:p>-0.170654577428004</text:p>
          </table:table-cell>
          <table:table-cell table:number-columns-repeated="233"/>
        </table:table-row>
        <table:table-row table:style-name="ro2">
          <table:table-cell table:style-name="ce2" office:value-type="float" office:value="43" calcext:value-type="float">
            <text:p>43</text:p>
          </table:table-cell>
          <table:table-cell table:style-name="ce26" office:value-type="string" calcext:value-type="string">
            <text:p>Health Director (Melrose is regional)</text:p>
          </table:table-cell>
          <table:table-cell table:style-name="ce50" office:value-type="float" office:value="61.35" calcext:value-type="float">
            <text:p><text:s/>61.35 </text:p>
          </table:table-cell>
          <table:table-cell table:style-name="ce63" office:value-type="float" office:value="45.6417582417582" calcext:value-type="float">
            <text:p><text:s/>45.64 </text:p>
          </table:table-cell>
          <table:table-cell table:style-name="ce50" office:value-type="float" office:value="40.67" calcext:value-type="float">
            <text:p><text:s/>40.67 </text:p>
          </table:table-cell>
          <table:table-cell table:style-name="ce50" office:value-type="float" office:value="37.88" calcext:value-type="float">
            <text:p><text:s/>37.88 </text:p>
          </table:table-cell>
          <table:table-cell table:style-name="ce63" table:number-columns-repeated="2"/>
          <table:table-cell table:style-name="ce50" table:formula="of:=1.02*23.44" office:value-type="float" office:value="23.9088" calcext:value-type="float">
            <text:p><text:s/>23.91 </text:p>
          </table:table-cell>
          <table:table-cell table:style-name="ce50" office:value-type="float" office:value="54.26" calcext:value-type="float">
            <text:p><text:s/>54.26 </text:p>
          </table:table-cell>
          <table:table-cell table:style-name="ce50" table:formula="of:=32.53*1.02" office:value-type="float" office:value="33.1806" calcext:value-type="float">
            <text:p><text:s/>33.18 </text:p>
          </table:table-cell>
          <table:table-cell table:style-name="ce50"/>
          <table:table-cell table:style-name="ce50" office:value-type="float" office:value="35.79" calcext:value-type="float">
            <text:p><text:s/>35.79 </text:p>
          </table:table-cell>
          <table:table-cell table:style-name="ce50"/>
          <table:table-cell table:style-name="ce99"/>
          <table:table-cell table:style-name="ce108" table:formula="of:=COUNT([.D86:.N86])" office:value-type="float" office:value="7" calcext:value-type="float">
            <text:p>7</text:p>
          </table:table-cell>
          <table:table-cell table:style-name="ce115" table:formula="of:=AVERAGE([.D86:.N86])" office:value-type="float" office:value="38.7615940345369" calcext:value-type="float">
            <text:p><text:s/>38.76 </text:p>
          </table:table-cell>
          <table:table-cell table:style-name="ce120" table:formula="of:=MIN([.D86:.N86])" office:value-type="float" office:value="23.9088" calcext:value-type="float">
            <text:p><text:s/>23.91 </text:p>
          </table:table-cell>
          <table:table-cell table:style-name="ce120" table:formula="of:=MEDIAN([.D86:.N86])" office:value-type="float" office:value="37.88" calcext:value-type="float">
            <text:p><text:s/>37.88 </text:p>
          </table:table-cell>
          <table:table-cell table:style-name="ce120" table:formula="of:=PERCENTILE([.D86:.N86];0.75)" office:value-type="float" office:value="43.1558791208791" calcext:value-type="float">
            <text:p><text:s/>43.16 </text:p>
          </table:table-cell>
          <table:table-cell table:style-name="ce229" table:formula="of:=([.T86]-[.C86])/-[.C86]" office:value-type="float" office:value="0.296562687516233" calcext:value-type="float">
            <text:p>0.296562687516233</text:p>
          </table:table-cell>
          <table:table-cell table:number-columns-repeated="233"/>
        </table:table-row>
        <table:table-row table:style-name="ro2">
          <table:table-cell table:style-name="ce3"/>
          <table:table-cell table:style-name="ce27"/>
          <table:table-cell table:style-name="ce51" office:value-type="float" office:value="78.05" calcext:value-type="float">
            <text:p><text:s/>78.05 </text:p>
          </table:table-cell>
          <table:table-cell table:style-name="ce64" office:value-type="float" office:value="59.0571428571429" calcext:value-type="float">
            <text:p><text:s/>59.06 </text:p>
          </table:table-cell>
          <table:table-cell table:style-name="ce51" office:value-type="float" office:value="46.16" calcext:value-type="float">
            <text:p><text:s/>46.16 </text:p>
          </table:table-cell>
          <table:table-cell table:style-name="ce51" office:value-type="float" office:value="45.45" calcext:value-type="float">
            <text:p><text:s/>45.45 </text:p>
          </table:table-cell>
          <table:table-cell table:style-name="ce64" table:number-columns-repeated="2"/>
          <table:table-cell table:style-name="ce51" table:formula="of:=1.02*31.63" office:value-type="float" office:value="32.2626" calcext:value-type="float">
            <text:p><text:s/>32.26 </text:p>
          </table:table-cell>
          <table:table-cell table:style-name="ce51" office:value-type="float" office:value="54.26" calcext:value-type="float">
            <text:p><text:s/>54.26 </text:p>
          </table:table-cell>
          <table:table-cell table:style-name="ce51" table:formula="of:=38.66*1.02" office:value-type="float" office:value="39.4332" calcext:value-type="float">
            <text:p><text:s/>39.43 </text:p>
          </table:table-cell>
          <table:table-cell table:style-name="ce51"/>
          <table:table-cell table:style-name="ce51" office:value-type="float" office:value="53.29" calcext:value-type="float">
            <text:p><text:s/>53.29 </text:p>
          </table:table-cell>
          <table:table-cell table:style-name="ce51"/>
          <table:table-cell table:style-name="ce100"/>
          <table:table-cell table:style-name="ce109" table:formula="of:=COUNT([.D87:.N87])" office:value-type="float" office:value="7" calcext:value-type="float">
            <text:p>7</text:p>
          </table:table-cell>
          <table:table-cell table:style-name="ce116" table:formula="of:=AVERAGE([.D87:.N87])" office:value-type="float" office:value="47.1304204081633" calcext:value-type="float">
            <text:p><text:s/>47.13 </text:p>
          </table:table-cell>
          <table:table-cell table:style-name="ce121" table:formula="of:=MAX([.D87:.N87])" office:value-type="float" office:value="59.0571428571429" calcext:value-type="float">
            <text:p><text:s/>59.06 </text:p>
          </table:table-cell>
          <table:table-cell table:style-name="ce121" table:formula="of:=MEDIAN([.D87:.N87])" office:value-type="float" office:value="46.16" calcext:value-type="float">
            <text:p><text:s/>46.16 </text:p>
          </table:table-cell>
          <table:table-cell table:style-name="ce121" table:formula="of:=PERCENTILE([.D87:.N87];0.75)" office:value-type="float" office:value="53.775" calcext:value-type="float">
            <text:p><text:s/>53.78 </text:p>
          </table:table-cell>
          <table:table-cell table:style-name="ce230" table:formula="of:=([.T87]-[.C87])/-[.C87]" office:value-type="float" office:value="0.311018577834721" calcext:value-type="float">
            <text:p>0.311018577834721</text:p>
          </table:table-cell>
          <table:table-cell table:number-columns-repeated="233"/>
        </table:table-row>
        <table:table-row table:style-name="ro2">
          <table:table-cell table:style-name="ce2" office:value-type="float" office:value="44" calcext:value-type="float">
            <text:p>44</text:p>
          </table:table-cell>
          <table:table-cell table:style-name="ce26" office:value-type="string" calcext:value-type="string">
            <text:p>Human Resources <text:s/>Administrator</text:p>
          </table:table-cell>
          <table:table-cell table:style-name="ce50" office:value-type="float" office:value="28.47" calcext:value-type="float">
            <text:p><text:s/>28.47 </text:p>
          </table:table-cell>
          <table:table-cell table:style-name="ce63"/>
          <table:table-cell table:style-name="ce50" table:number-columns-repeated="2"/>
          <table:table-cell table:style-name="ce63" table:number-columns-repeated="2"/>
          <table:table-cell table:style-name="ce72"/>
          <table:table-cell table:style-name="ce50" table:number-columns-repeated="4"/>
          <table:table-cell table:style-name="ce52" office:value-type="float" office:value="26.44" calcext:value-type="float">
            <text:p><text:s/>26.44 </text:p>
          </table:table-cell>
          <table:table-cell table:style-name="ce103"/>
          <table:table-cell table:style-name="ce108" table:formula="of:=COUNT([.D88:.N88])" office:value-type="float" office:value="1" calcext:value-type="float">
            <text:p>1</text:p>
          </table:table-cell>
          <table:table-cell table:style-name="ce115" table:formula="of:=AVERAGE([.D88:.N88])" office:value-type="float" office:value="26.44" calcext:value-type="float">
            <text:p><text:s/>26.44 </text:p>
          </table:table-cell>
          <table:table-cell table:style-name="ce120" table:formula="of:=MIN([.D88:.N88])" office:value-type="float" office:value="26.44" calcext:value-type="float">
            <text:p><text:s/>26.44 </text:p>
          </table:table-cell>
          <table:table-cell table:style-name="ce120" table:formula="of:=MEDIAN([.D88:.N88])" office:value-type="float" office:value="26.44" calcext:value-type="float">
            <text:p><text:s/>26.44 </text:p>
          </table:table-cell>
          <table:table-cell table:style-name="ce120" table:formula="of:=PERCENTILE([.D88:.N88];0.75)" office:value-type="float" office:value="26.44" calcext:value-type="float">
            <text:p><text:s/>26.44 </text:p>
          </table:table-cell>
          <table:table-cell table:style-name="ce229" table:formula="of:=([.T88]-[.C88])/-[.C88]" office:value-type="float" office:value="0.0713031260976466" calcext:value-type="float">
            <text:p>0.071303126097647</text:p>
          </table:table-cell>
          <table:table-cell table:number-columns-repeated="233"/>
        </table:table-row>
        <table:table-row table:style-name="ro2">
          <table:table-cell table:style-name="ce3"/>
          <table:table-cell table:style-name="ce27"/>
          <table:table-cell table:style-name="ce51" office:value-type="float" office:value="31.37" calcext:value-type="float">
            <text:p><text:s/>31.37 </text:p>
          </table:table-cell>
          <table:table-cell table:style-name="ce64"/>
          <table:table-cell table:style-name="ce51" table:number-columns-repeated="2"/>
          <table:table-cell table:style-name="ce64" table:number-columns-repeated="2"/>
          <table:table-cell table:style-name="ce82"/>
          <table:table-cell table:style-name="ce51" office:value-type="float" office:value="36.27" calcext:value-type="float">
            <text:p><text:s/>36.27 </text:p>
          </table:table-cell>
          <table:table-cell table:style-name="ce51" table:number-columns-repeated="3"/>
          <table:table-cell table:style-name="ce54" office:value-type="float" office:value="34.98" calcext:value-type="float">
            <text:p><text:s/>34.98 </text:p>
          </table:table-cell>
          <table:table-cell table:style-name="ce103"/>
          <table:table-cell table:style-name="ce109" table:formula="of:=COUNT([.D89:.N89])" office:value-type="float" office:value="2" calcext:value-type="float">
            <text:p>2</text:p>
          </table:table-cell>
          <table:table-cell table:style-name="ce116" table:formula="of:=AVERAGE([.D89:.N89])" office:value-type="float" office:value="35.625" calcext:value-type="float">
            <text:p><text:s/>35.63 </text:p>
          </table:table-cell>
          <table:table-cell table:style-name="ce121" table:formula="of:=MAX([.D89:.N89])" office:value-type="float" office:value="36.27" calcext:value-type="float">
            <text:p><text:s/>36.27 </text:p>
          </table:table-cell>
          <table:table-cell table:style-name="ce121" table:formula="of:=MEDIAN([.D89:.N89])" office:value-type="float" office:value="35.625" calcext:value-type="float">
            <text:p><text:s/>35.63 </text:p>
          </table:table-cell>
          <table:table-cell table:style-name="ce121" table:formula="of:=PERCENTILE([.D89:.N89];0.75)" office:value-type="float" office:value="35.9475" calcext:value-type="float">
            <text:p><text:s/>35.95 </text:p>
          </table:table-cell>
          <table:table-cell table:style-name="ce230" table:formula="of:=([.T89]-[.C89])/-[.C89]" office:value-type="float" office:value="-0.145919668473064" calcext:value-type="float">
            <text:p>-0.145919668473064</text:p>
          </table:table-cell>
          <table:table-cell table:number-columns-repeated="233"/>
        </table:table-row>
        <table:table-row table:style-name="ro2">
          <table:table-cell table:style-name="ce4" office:value-type="float" office:value="45" calcext:value-type="float">
            <text:p>45</text:p>
          </table:table-cell>
          <table:table-cell table:style-name="ce28" office:value-type="string" calcext:value-type="string">
            <text:p>Human Resources Director</text:p>
          </table:table-cell>
          <table:table-cell table:style-name="ce50" office:value-type="float" office:value="48.05" calcext:value-type="float">
            <text:p><text:s/>48.05 </text:p>
          </table:table-cell>
          <table:table-cell table:style-name="ce65" office:value-type="float" office:value="49.0489010989011" calcext:value-type="float">
            <text:p><text:s/>49.05 </text:p>
          </table:table-cell>
          <table:table-cell table:style-name="ce52" office:value-type="float" office:value="49.45" calcext:value-type="float">
            <text:p><text:s/>49.45 </text:p>
          </table:table-cell>
          <table:table-cell table:style-name="ce52" office:value-type="float" office:value="41.67" calcext:value-type="float">
            <text:p><text:s/>41.67 </text:p>
          </table:table-cell>
          <table:table-cell table:style-name="ce65" office:value-type="float" office:value="69.79" calcext:value-type="float">
            <text:p><text:s/>69.79 </text:p>
          </table:table-cell>
          <table:table-cell table:style-name="ce65" office:value-type="float" office:value="41.0040837161817" calcext:value-type="float">
            <text:p><text:s/>41.00 </text:p>
          </table:table-cell>
          <table:table-cell table:style-name="ce83" table:formula="of:=1.02*26.19" office:value-type="float" office:value="26.7138" calcext:value-type="float">
            <text:p><text:s/>26.71 </text:p>
          </table:table-cell>
          <table:table-cell table:style-name="ce52" office:value-type="float" office:value="51.55" calcext:value-type="float">
            <text:p><text:s/>51.55 </text:p>
          </table:table-cell>
          <table:table-cell table:style-name="ce52" table:formula="of:=39.5*1.02" office:value-type="float" office:value="40.29" calcext:value-type="float">
            <text:p><text:s/>40.29 </text:p>
          </table:table-cell>
          <table:table-cell table:style-name="ce52" office:value-type="float" office:value="53.53" calcext:value-type="float">
            <text:p><text:s/>53.53 </text:p>
          </table:table-cell>
          <table:table-cell table:style-name="ce52" office:value-type="float" office:value="44.59" calcext:value-type="float">
            <text:p><text:s/>44.59 </text:p>
          </table:table-cell>
          <table:table-cell table:style-name="ce52"/>
          <table:table-cell table:style-name="ce103"/>
          <table:table-cell table:style-name="ce108" table:formula="of:=COUNT([.D90:.N90])" office:value-type="float" office:value="10" calcext:value-type="float">
            <text:p>10</text:p>
          </table:table-cell>
          <table:table-cell table:style-name="ce115" table:formula="of:=AVERAGE([.D90:.N90])" office:value-type="float" office:value="46.7636784815083" calcext:value-type="float">
            <text:p><text:s/>46.76 </text:p>
          </table:table-cell>
          <table:table-cell table:style-name="ce120" table:formula="of:=MIN([.D90:.N90])" office:value-type="float" office:value="26.7138" calcext:value-type="float">
            <text:p><text:s/>26.71 </text:p>
          </table:table-cell>
          <table:table-cell table:style-name="ce120" table:formula="of:=MEDIAN([.D90:.N90])" office:value-type="float" office:value="46.8194505494506" calcext:value-type="float">
            <text:p><text:s/>46.82 </text:p>
          </table:table-cell>
          <table:table-cell table:style-name="ce120" table:formula="of:=PERCENTILE([.D90:.N90];0.75)" office:value-type="float" office:value="51.025" calcext:value-type="float">
            <text:p><text:s/>51.03 </text:p>
          </table:table-cell>
          <table:table-cell table:style-name="ce229" table:formula="of:=([.T90]-[.C90])/-[.C90]" office:value-type="float" office:value="-0.0619146722164412" calcext:value-type="float">
            <text:p>-0.061914672216441</text:p>
          </table:table-cell>
          <table:table-cell table:number-columns-repeated="233"/>
        </table:table-row>
        <table:table-row table:style-name="ro2">
          <table:table-cell table:style-name="ce4"/>
          <table:table-cell table:style-name="ce28"/>
          <table:table-cell table:style-name="ce52" office:value-type="float" office:value="61.74" calcext:value-type="float">
            <text:p><text:s/>61.74 </text:p>
          </table:table-cell>
          <table:table-cell table:style-name="ce65" office:value-type="float" office:value="70.878021978022" calcext:value-type="float">
            <text:p><text:s/>70.88 </text:p>
          </table:table-cell>
          <table:table-cell table:style-name="ce52" office:value-type="float" office:value="49.45" calcext:value-type="float">
            <text:p><text:s/>49.45 </text:p>
          </table:table-cell>
          <table:table-cell table:style-name="ce52" office:value-type="float" office:value="50" calcext:value-type="float">
            <text:p><text:s/>50.00 </text:p>
          </table:table-cell>
          <table:table-cell table:style-name="ce65" table:formula="of:=1.02*68.4260355029586" office:value-type="float" office:value="69.7945562130178" calcext:value-type="float">
            <text:p><text:s/>69.79 </text:p>
          </table:table-cell>
          <table:table-cell table:style-name="ce65" office:value-type="float" office:value="53.0433894844308" calcext:value-type="float">
            <text:p><text:s/>53.04 </text:p>
          </table:table-cell>
          <table:table-cell table:style-name="ce83" table:formula="of:=1.02*35.37" office:value-type="float" office:value="36.0774" calcext:value-type="float">
            <text:p><text:s/>36.08 </text:p>
          </table:table-cell>
          <table:table-cell table:style-name="ce52" office:value-type="float" office:value="51.55" calcext:value-type="float">
            <text:p><text:s/>51.55 </text:p>
          </table:table-cell>
          <table:table-cell table:style-name="ce52" table:formula="of:=46.95*1.02" office:value-type="float" office:value="47.889" calcext:value-type="float">
            <text:p><text:s/>47.89 </text:p>
          </table:table-cell>
          <table:table-cell table:style-name="ce52" table:formula="of:=107162/(38.5*52)" office:value-type="float" office:value="53.5274725274725" calcext:value-type="float">
            <text:p><text:s/>53.53 </text:p>
          </table:table-cell>
          <table:table-cell table:style-name="ce52" office:value-type="float" office:value="66.39" calcext:value-type="float">
            <text:p><text:s/>66.39 </text:p>
          </table:table-cell>
          <table:table-cell table:style-name="ce52"/>
          <table:table-cell table:style-name="ce103"/>
          <table:table-cell table:style-name="ce109" table:formula="of:=COUNT([.D91:.N91])" office:value-type="float" office:value="10" calcext:value-type="float">
            <text:p>10</text:p>
          </table:table-cell>
          <table:table-cell table:style-name="ce116" table:formula="of:=AVERAGE([.D91:.N91])" office:value-type="float" office:value="54.8599840202943" calcext:value-type="float">
            <text:p><text:s/>54.86 </text:p>
          </table:table-cell>
          <table:table-cell table:style-name="ce121" table:formula="of:=MAX([.D91:.N91])" office:value-type="float" office:value="70.878021978022" calcext:value-type="float">
            <text:p><text:s/>70.88 </text:p>
          </table:table-cell>
          <table:table-cell table:style-name="ce121" table:formula="of:=MEDIAN([.D91:.N91])" office:value-type="float" office:value="52.2966947422154" calcext:value-type="float">
            <text:p><text:s/>52.30 </text:p>
          </table:table-cell>
          <table:table-cell table:style-name="ce121" table:formula="of:=PERCENTILE([.D91:.N91];0.75)" office:value-type="float" office:value="63.1743681318681" calcext:value-type="float">
            <text:p><text:s/>63.17 </text:p>
          </table:table-cell>
          <table:table-cell table:style-name="ce230" table:formula="of:=([.T91]-[.C91])/-[.C91]" office:value-type="float" office:value="-0.0232323960458071" calcext:value-type="float">
            <text:p>-0.023232396045807</text:p>
          </table:table-cell>
          <table:table-cell table:number-columns-repeated="233"/>
        </table:table-row>
        <table:table-row table:style-name="ro2">
          <table:table-cell table:style-name="ce2" office:value-type="float" office:value="46" calcext:value-type="float">
            <text:p>46</text:p>
          </table:table-cell>
          <table:table-cell table:style-name="ce26" office:value-type="string" calcext:value-type="string">
            <text:p>Human Resources Benefits Coordinator</text:p>
          </table:table-cell>
          <table:table-cell table:style-name="ce50" office:value-type="float" office:value="36.95" calcext:value-type="float">
            <text:p><text:s/>36.95 </text:p>
          </table:table-cell>
          <table:table-cell table:style-name="ce63" office:value-type="float" office:value="29.3082417582418" calcext:value-type="float">
            <text:p><text:s/>29.31 </text:p>
          </table:table-cell>
          <table:table-cell table:style-name="ce50" office:value-type="float" office:value="37.88" calcext:value-type="float">
            <text:p><text:s/>37.88 </text:p>
          </table:table-cell>
          <table:table-cell table:style-name="ce50" office:value-type="float" office:value="28.46" calcext:value-type="float">
            <text:p><text:s/>28.46 </text:p>
          </table:table-cell>
          <table:table-cell table:style-name="ce63" office:value-type="float" office:value="36.43" calcext:value-type="float">
            <text:p><text:s/>36.43 </text:p>
          </table:table-cell>
          <table:table-cell table:style-name="ce78" office:value-type="float" office:value="30.8070444104135" calcext:value-type="float">
            <text:p><text:s/>30.81 </text:p>
          </table:table-cell>
          <table:table-cell table:style-name="ce50" table:formula="of:=1.02*16.87" office:value-type="float" office:value="17.2074" calcext:value-type="float">
            <text:p><text:s/>17.21 </text:p>
          </table:table-cell>
          <table:table-cell table:style-name="ce50" office:value-type="float" office:value="33.59" calcext:value-type="float">
            <text:p><text:s/>33.59 </text:p>
          </table:table-cell>
          <table:table-cell table:style-name="ce50" table:formula="of:=28.23*1.02" office:value-type="float" office:value="28.7946" calcext:value-type="float">
            <text:p><text:s/>28.79 </text:p>
          </table:table-cell>
          <table:table-cell table:style-name="ce50" office:value-type="float" office:value="45.15" calcext:value-type="float">
            <text:p><text:s/>45.15 </text:p>
          </table:table-cell>
          <table:table-cell table:style-name="ce50" office:value-type="float" office:value="34.58" calcext:value-type="float">
            <text:p><text:s/>34.58 </text:p>
          </table:table-cell>
          <table:table-cell table:style-name="ce50"/>
          <table:table-cell table:style-name="ce99"/>
          <table:table-cell table:style-name="ce108" table:formula="of:=COUNT([.D92:.N92])" office:value-type="float" office:value="10" calcext:value-type="float">
            <text:p>10</text:p>
          </table:table-cell>
          <table:table-cell table:style-name="ce115" table:formula="of:=AVERAGE([.D92:.N92])" office:value-type="float" office:value="32.2207286168655" calcext:value-type="float">
            <text:p><text:s/>32.22 </text:p>
          </table:table-cell>
          <table:table-cell table:style-name="ce120" table:formula="of:=MIN([.D92:.N92])" office:value-type="float" office:value="17.2074" calcext:value-type="float">
            <text:p><text:s/>17.21 </text:p>
          </table:table-cell>
          <table:table-cell table:style-name="ce120" table:formula="of:=MEDIAN([.D92:.N92])" office:value-type="float" office:value="32.1985222052067" calcext:value-type="float">
            <text:p><text:s/>32.20 </text:p>
          </table:table-cell>
          <table:table-cell table:style-name="ce120" table:formula="of:=PERCENTILE([.D92:.N92];0.75)" office:value-type="float" office:value="35.9675" calcext:value-type="float">
            <text:p><text:s/>35.97 </text:p>
          </table:table-cell>
          <table:table-cell table:style-name="ce229" table:formula="of:=([.T92]-[.C92])/-[.C92]" office:value-type="float" office:value="0.0265899864682003" calcext:value-type="float">
            <text:p>0.0265899864682</text:p>
          </table:table-cell>
          <table:table-cell table:number-columns-repeated="233"/>
        </table:table-row>
        <table:table-row table:style-name="ro2">
          <table:table-cell table:style-name="ce3"/>
          <table:table-cell table:style-name="ce29"/>
          <table:table-cell table:style-name="ce51" office:value-type="float" office:value="47.49" calcext:value-type="float">
            <text:p><text:s/>47.49 </text:p>
          </table:table-cell>
          <table:table-cell table:style-name="ce64" office:value-type="float" office:value="37.9241758241758" calcext:value-type="float">
            <text:p><text:s/>37.92 </text:p>
          </table:table-cell>
          <table:table-cell table:style-name="ce51" office:value-type="float" office:value="37.88" calcext:value-type="float">
            <text:p><text:s/>37.88 </text:p>
          </table:table-cell>
          <table:table-cell table:style-name="ce51" office:value-type="float" office:value="34.15" calcext:value-type="float">
            <text:p><text:s/>34.15 </text:p>
          </table:table-cell>
          <table:table-cell table:style-name="ce64" table:formula="of:=1.02*35.7171597633136" office:value-type="float" office:value="36.4315029585799" calcext:value-type="float">
            <text:p><text:s/>36.43 </text:p>
          </table:table-cell>
          <table:table-cell table:style-name="ce79" office:value-type="float" office:value="39.8524757529352" calcext:value-type="float">
            <text:p><text:s/>39.85 </text:p>
          </table:table-cell>
          <table:table-cell table:style-name="ce51" table:formula="of:=1.02*22.78" office:value-type="float" office:value="23.2356" calcext:value-type="float">
            <text:p><text:s/>23.24 </text:p>
          </table:table-cell>
          <table:table-cell table:style-name="ce51" office:value-type="float" office:value="33.59" calcext:value-type="float">
            <text:p><text:s/>33.59 </text:p>
          </table:table-cell>
          <table:table-cell table:style-name="ce51" table:formula="of:=33.58*1.02" office:value-type="float" office:value="34.2516" calcext:value-type="float">
            <text:p><text:s/>34.25 </text:p>
          </table:table-cell>
          <table:table-cell table:style-name="ce51" table:formula="of:=90390/(38.5*52)" office:value-type="float" office:value="45.1498501498502" calcext:value-type="float">
            <text:p><text:s/>45.15 </text:p>
          </table:table-cell>
          <table:table-cell table:style-name="ce51" office:value-type="float" office:value="50.48" calcext:value-type="float">
            <text:p><text:s/>50.48 </text:p>
          </table:table-cell>
          <table:table-cell table:style-name="ce51"/>
          <table:table-cell table:style-name="ce100"/>
          <table:table-cell table:style-name="ce109" table:formula="of:=COUNT([.D93:.N93])" office:value-type="float" office:value="10" calcext:value-type="float">
            <text:p>10</text:p>
          </table:table-cell>
          <table:table-cell table:style-name="ce116" table:formula="of:=AVERAGE([.D93:.N93])" office:value-type="float" office:value="37.2945204685541" calcext:value-type="float">
            <text:p><text:s/>37.29 </text:p>
          </table:table-cell>
          <table:table-cell table:style-name="ce121" table:formula="of:=MAX([.D93:.N93])" office:value-type="float" office:value="50.48" calcext:value-type="float">
            <text:p><text:s/>50.48 </text:p>
          </table:table-cell>
          <table:table-cell table:style-name="ce121" table:formula="of:=MEDIAN([.D93:.N93])" office:value-type="float" office:value="37.1557514792899" calcext:value-type="float">
            <text:p><text:s/>37.16 </text:p>
          </table:table-cell>
          <table:table-cell table:style-name="ce121" table:formula="of:=PERCENTILE([.D93:.N93];0.75)" office:value-type="float" office:value="39.3704007707453" calcext:value-type="float">
            <text:p><text:s/>39.37 </text:p>
          </table:table-cell>
          <table:table-cell table:style-name="ce230" table:formula="of:=([.T93]-[.C93])/-[.C93]" office:value-type="float" office:value="0.170974925863438" calcext:value-type="float">
            <text:p>0.170974925863438</text:p>
          </table:table-cell>
          <table:table-cell table:number-columns-repeated="233"/>
        </table:table-row>
        <table:table-row table:style-name="ro2">
          <table:table-cell table:style-name="ce2" office:value-type="float" office:value="47" calcext:value-type="float">
            <text:p>47</text:p>
          </table:table-cell>
          <table:table-cell table:style-name="ce26" office:value-type="string" calcext:value-type="string">
            <text:p>Library Director</text:p>
          </table:table-cell>
          <table:table-cell table:style-name="ce50" office:value-type="float" office:value="36.59" calcext:value-type="float">
            <text:p><text:s/>36.59 </text:p>
          </table:table-cell>
          <table:table-cell table:style-name="ce63" office:value-type="float" office:value="54.3467032967033" calcext:value-type="float">
            <text:p><text:s/>54.35 </text:p>
          </table:table-cell>
          <table:table-cell table:style-name="ce50" office:value-type="float" office:value="46.51" calcext:value-type="float">
            <text:p><text:s/>46.51 </text:p>
          </table:table-cell>
          <table:table-cell table:style-name="ce52" office:value-type="float" office:value="41.67" calcext:value-type="float">
            <text:p><text:s/>41.67 </text:p>
          </table:table-cell>
          <table:table-cell table:style-name="ce65" office:value-type="float" office:value="54.78" calcext:value-type="float">
            <text:p><text:s/>54.78 </text:p>
          </table:table-cell>
          <table:table-cell table:style-name="ce65" office:value-type="float" office:value="49.6151097498724" calcext:value-type="float">
            <text:p><text:s/>49.62 </text:p>
          </table:table-cell>
          <table:table-cell table:style-name="ce50" table:formula="of:=1.02*24.85" office:value-type="float" office:value="25.347" calcext:value-type="float">
            <text:p><text:s/>25.35 </text:p>
          </table:table-cell>
          <table:table-cell table:style-name="ce50" office:value-type="float" office:value="48.84" calcext:value-type="float">
            <text:p><text:s/>48.84 </text:p>
          </table:table-cell>
          <table:table-cell table:style-name="ce50" table:formula="of:=39.5*1.02" office:value-type="float" office:value="40.29" calcext:value-type="float">
            <text:p><text:s/>40.29 </text:p>
          </table:table-cell>
          <table:table-cell table:style-name="ce50" office:value-type="float" office:value="53.63" calcext:value-type="float">
            <text:p><text:s/>53.63 </text:p>
          </table:table-cell>
          <table:table-cell table:style-name="ce50" office:value-type="float" office:value="44.59" calcext:value-type="float">
            <text:p><text:s/>44.59 </text:p>
          </table:table-cell>
          <table:table-cell table:style-name="ce50"/>
          <table:table-cell table:style-name="ce99"/>
          <table:table-cell table:style-name="ce108" table:formula="of:=COUNT([.D94:.N94])" office:value-type="float" office:value="10" calcext:value-type="float">
            <text:p>10</text:p>
          </table:table-cell>
          <table:table-cell table:style-name="ce115" table:formula="of:=AVERAGE([.D94:.N94])" office:value-type="float" office:value="45.9618813046576" calcext:value-type="float">
            <text:p><text:s/>45.96 </text:p>
          </table:table-cell>
          <table:table-cell table:style-name="ce120" table:formula="of:=MIN([.D94:.N94])" office:value-type="float" office:value="25.347" calcext:value-type="float">
            <text:p><text:s/>25.35 </text:p>
          </table:table-cell>
          <table:table-cell table:style-name="ce120" table:formula="of:=MEDIAN([.D94:.N94])" office:value-type="float" office:value="47.675" calcext:value-type="float">
            <text:p><text:s/>47.68 </text:p>
          </table:table-cell>
          <table:table-cell table:style-name="ce120" table:formula="of:=PERCENTILE([.D94:.N94];0.75)" office:value-type="float" office:value="52.6262774374681" calcext:value-type="float">
            <text:p><text:s/>52.63 </text:p>
          </table:table-cell>
          <table:table-cell table:style-name="ce229" table:formula="of:=([.T94]-[.C94])/-[.C94]" office:value-type="float" office:value="-0.438269402499811" calcext:value-type="float">
            <text:p>-0.438269402499811</text:p>
          </table:table-cell>
          <table:table-cell table:number-columns-repeated="233"/>
        </table:table-row>
        <table:table-row table:style-name="ro2">
          <table:table-cell table:style-name="ce4"/>
          <table:table-cell table:style-name="ce28"/>
          <table:table-cell table:style-name="ce52" office:value-type="float" office:value="47.02" calcext:value-type="float">
            <text:p><text:s/>47.02 </text:p>
          </table:table-cell>
          <table:table-cell table:style-name="ce65" office:value-type="float" office:value="78.532967032967" calcext:value-type="float">
            <text:p><text:s/>78.53 </text:p>
          </table:table-cell>
          <table:table-cell table:style-name="ce52" office:value-type="float" office:value="46.51" calcext:value-type="float">
            <text:p><text:s/>46.51 </text:p>
          </table:table-cell>
          <table:table-cell table:style-name="ce52" office:value-type="float" office:value="50" calcext:value-type="float">
            <text:p><text:s/>50.00 </text:p>
          </table:table-cell>
          <table:table-cell table:style-name="ce64" table:formula="of:=1.02*53.7010989010989" office:value-type="float" office:value="54.7751208791209" calcext:value-type="float">
            <text:p><text:s/>54.78 </text:p>
          </table:table-cell>
          <table:table-cell table:style-name="ce64" office:value-type="float" office:value="64.1822358346095" calcext:value-type="float">
            <text:p><text:s/>64.18 </text:p>
          </table:table-cell>
          <table:table-cell table:style-name="ce51" table:formula="of:=1.02*33.58" office:value-type="float" office:value="34.2516" calcext:value-type="float">
            <text:p><text:s/>34.25 </text:p>
          </table:table-cell>
          <table:table-cell table:style-name="ce51" office:value-type="float" office:value="48.84" calcext:value-type="float">
            <text:p><text:s/>48.84 </text:p>
          </table:table-cell>
          <table:table-cell table:style-name="ce52" table:formula="of:=46.95*1.02" office:value-type="float" office:value="47.889" calcext:value-type="float">
            <text:p><text:s/>47.89 </text:p>
          </table:table-cell>
          <table:table-cell table:style-name="ce51" table:formula="of:=111549/2080" office:value-type="float" office:value="53.6293269230769" calcext:value-type="float">
            <text:p><text:s/>53.63 </text:p>
          </table:table-cell>
          <table:table-cell table:style-name="ce51" office:value-type="float" office:value="66.39" calcext:value-type="float">
            <text:p><text:s/>66.39 </text:p>
          </table:table-cell>
          <table:table-cell table:style-name="ce52"/>
          <table:table-cell table:style-name="ce103"/>
          <table:table-cell table:style-name="ce109" table:formula="of:=COUNT([.D95:.N95])" office:value-type="float" office:value="10" calcext:value-type="float">
            <text:p>10</text:p>
          </table:table-cell>
          <table:table-cell table:style-name="ce116" table:formula="of:=AVERAGE([.D95:.N95])" office:value-type="float" office:value="54.5000250669774" calcext:value-type="float">
            <text:p><text:s/>54.50 </text:p>
          </table:table-cell>
          <table:table-cell table:style-name="ce121" table:formula="of:=MAX([.D95:.N95])" office:value-type="float" office:value="78.532967032967" calcext:value-type="float">
            <text:p><text:s/>78.53 </text:p>
          </table:table-cell>
          <table:table-cell table:style-name="ce121" table:formula="of:=MEDIAN([.D95:.N95])" office:value-type="float" office:value="51.8146634615385" calcext:value-type="float">
            <text:p><text:s/>51.81 </text:p>
          </table:table-cell>
          <table:table-cell table:style-name="ce121" table:formula="of:=PERCENTILE([.D95:.N95];0.75)" office:value-type="float" office:value="61.8304570957374" calcext:value-type="float">
            <text:p><text:s/>61.83 </text:p>
          </table:table-cell>
          <table:table-cell table:style-name="ce230" table:formula="of:=([.T95]-[.C95])/-[.C95]" office:value-type="float" office:value="-0.314982073495052" calcext:value-type="float">
            <text:p>-0.314982073495052</text:p>
          </table:table-cell>
          <table:table-cell table:number-columns-repeated="233"/>
        </table:table-row>
        <table:table-row table:style-name="ro2">
          <table:table-cell table:style-name="ce2" office:value-type="float" office:value="48" calcext:value-type="float">
            <text:p>48</text:p>
          </table:table-cell>
          <table:table-cell table:style-name="ce35" office:value-type="string" calcext:value-type="string">
            <text:p>Local Building Inspector (Certified)</text:p>
          </table:table-cell>
          <table:table-cell table:style-name="ce50" office:value-type="float" office:value="40.21" calcext:value-type="float">
            <text:p><text:s/>40.21 </text:p>
          </table:table-cell>
          <table:table-cell table:style-name="ce63" office:value-type="float" office:value="33.6032967032967" calcext:value-type="float">
            <text:p><text:s/>33.60 </text:p>
          </table:table-cell>
          <table:table-cell table:style-name="ce50" office:value-type="float" office:value="39.17" calcext:value-type="float">
            <text:p><text:s/>39.17 </text:p>
          </table:table-cell>
          <table:table-cell table:style-name="ce50" office:value-type="float" office:value="31.31" calcext:value-type="float">
            <text:p><text:s/>31.31 </text:p>
          </table:table-cell>
          <table:table-cell table:style-name="ce63" office:value-type="float" office:value="40.39" calcext:value-type="float">
            <text:p><text:s/>40.39 </text:p>
          </table:table-cell>
          <table:table-cell table:style-name="ce78"/>
          <table:table-cell table:style-name="ce50"/>
          <table:table-cell table:style-name="ce50" office:value-type="float" office:value="28.42" calcext:value-type="float">
            <text:p><text:s/>28.42 </text:p>
          </table:table-cell>
          <table:table-cell table:style-name="ce50" office:value-type="float" office:value="34.01" calcext:value-type="float">
            <text:p><text:s/>34.01 </text:p>
          </table:table-cell>
          <table:table-cell table:style-name="ce50"/>
          <table:table-cell table:style-name="ce50" office:value-type="float" office:value="34.58" calcext:value-type="float">
            <text:p><text:s/>34.58 </text:p>
          </table:table-cell>
          <table:table-cell table:style-name="ce50"/>
          <table:table-cell table:style-name="ce99"/>
          <table:table-cell table:style-name="ce108" table:formula="of:=COUNT([.D96:.N96])" office:value-type="float" office:value="7" calcext:value-type="float">
            <text:p>7</text:p>
          </table:table-cell>
          <table:table-cell table:style-name="ce115" table:formula="of:=AVERAGE([.D96:.N96])" office:value-type="float" office:value="34.4976138147567" calcext:value-type="float">
            <text:p><text:s/>34.50 </text:p>
          </table:table-cell>
          <table:table-cell table:style-name="ce120" table:formula="of:=MIN([.D96:.N96])" office:value-type="float" office:value="28.42" calcext:value-type="float">
            <text:p><text:s/>28.42 </text:p>
          </table:table-cell>
          <table:table-cell table:style-name="ce120" table:formula="of:=MEDIAN([.D96:.N96])" office:value-type="float" office:value="34.01" calcext:value-type="float">
            <text:p><text:s/>34.01 </text:p>
          </table:table-cell>
          <table:table-cell table:style-name="ce120" table:formula="of:=PERCENTILE([.D96:.N96];0.75)" office:value-type="float" office:value="36.875" calcext:value-type="float">
            <text:p><text:s/>36.88 </text:p>
          </table:table-cell>
          <table:table-cell table:style-name="ce229" table:formula="of:=([.T96]-[.C96])/-[.C96]" office:value-type="float" office:value="0.0829395672718229" calcext:value-type="float">
            <text:p>0.082939567271823</text:p>
          </table:table-cell>
          <table:table-cell table:number-columns-repeated="233"/>
        </table:table-row>
        <table:table-row table:style-name="ro2">
          <table:table-cell table:style-name="ce5"/>
          <table:table-cell table:style-name="ce36"/>
          <table:table-cell table:style-name="ce52" office:value-type="float" office:value="44.3" calcext:value-type="float">
            <text:p><text:s/>44.30 </text:p>
          </table:table-cell>
          <table:table-cell table:style-name="ce65" office:value-type="float" office:value="45.0153846153846" calcext:value-type="float">
            <text:p><text:s/>45.02 </text:p>
          </table:table-cell>
          <table:table-cell table:style-name="ce52" table:formula="of:=(71045*1.02)/1850" office:value-type="float" office:value="39.1707567567567" calcext:value-type="float">
            <text:p><text:s/>39.17 </text:p>
          </table:table-cell>
          <table:table-cell table:style-name="ce52" office:value-type="float" office:value="37.57" calcext:value-type="float">
            <text:p><text:s/>37.57 </text:p>
          </table:table-cell>
          <table:table-cell table:style-name="ce64" table:formula="of:=1.02*39.5976331360947" office:value-type="float" office:value="40.3895857988166" calcext:value-type="float">
            <text:p><text:s/>40.39 </text:p>
          </table:table-cell>
          <table:table-cell table:style-name="ce79"/>
          <table:table-cell table:style-name="ce51"/>
          <table:table-cell table:style-name="ce51" office:value-type="float" office:value="28.42" calcext:value-type="float">
            <text:p><text:s/>28.42 </text:p>
          </table:table-cell>
          <table:table-cell table:style-name="ce52" office:value-type="float" office:value="40.4" calcext:value-type="float">
            <text:p><text:s/>40.40 </text:p>
          </table:table-cell>
          <table:table-cell table:style-name="ce51"/>
          <table:table-cell table:style-name="ce51" office:value-type="float" office:value="50.48" calcext:value-type="float">
            <text:p><text:s/>50.48 </text:p>
          </table:table-cell>
          <table:table-cell table:style-name="ce52"/>
          <table:table-cell table:style-name="ce103"/>
          <table:table-cell table:style-name="ce109" table:formula="of:=COUNT([.D97:.N97])" office:value-type="float" office:value="7" calcext:value-type="float">
            <text:p>7</text:p>
          </table:table-cell>
          <table:table-cell table:style-name="ce116" table:formula="of:=AVERAGE([.D97:.N97])" office:value-type="float" office:value="40.206532452994" calcext:value-type="float">
            <text:p><text:s/>40.21 </text:p>
          </table:table-cell>
          <table:table-cell table:style-name="ce121" table:formula="of:=MAX([.D97:.N97])" office:value-type="float" office:value="50.48" calcext:value-type="float">
            <text:p><text:s/>50.48 </text:p>
          </table:table-cell>
          <table:table-cell table:style-name="ce121" table:formula="of:=MEDIAN([.D97:.N97])" office:value-type="float" office:value="40.3895857988166" calcext:value-type="float">
            <text:p><text:s/>40.39 </text:p>
          </table:table-cell>
          <table:table-cell table:style-name="ce121" table:formula="of:=PERCENTILE([.D97:.N97];0.75)" office:value-type="float" office:value="42.7076923076923" calcext:value-type="float">
            <text:p><text:s/>42.71 </text:p>
          </table:table-cell>
          <table:table-cell table:style-name="ce230" table:formula="of:=([.T97]-[.C97])/-[.C97]" office:value-type="float" office:value="0.0359437402326794" calcext:value-type="float">
            <text:p>0.03594374023268</text:p>
          </table:table-cell>
          <table:table-cell table:number-columns-repeated="233"/>
        </table:table-row>
        <table:table-row table:style-name="ro2">
          <table:table-cell table:style-name="ce6" office:value-type="float" office:value="49" calcext:value-type="float">
            <text:p>49</text:p>
          </table:table-cell>
          <table:table-cell table:style-name="ce39" office:value-type="string" calcext:value-type="string">
            <text:p>Milano Center Manager (COA)</text:p>
          </table:table-cell>
          <table:table-cell table:style-name="ce50" office:value-type="float" office:value="31.03" calcext:value-type="float">
            <text:p><text:s/>31.03 </text:p>
          </table:table-cell>
          <table:table-cell table:style-name="ce63"/>
          <table:table-cell table:style-name="ce50" table:number-columns-repeated="2"/>
          <table:table-cell table:style-name="ce63" table:number-columns-repeated="2"/>
          <table:table-cell table:style-name="ce72"/>
          <table:table-cell table:style-name="ce50" table:number-columns-repeated="4"/>
          <table:table-cell table:style-name="ce50" office:value-type="float" office:value="41.25" calcext:value-type="float">
            <text:p><text:s/>41.25 </text:p>
          </table:table-cell>
          <table:table-cell table:style-name="ce99"/>
          <table:table-cell table:style-name="ce108" table:formula="of:=COUNT([.D98:.N98])" office:value-type="float" office:value="1" calcext:value-type="float">
            <text:p>1</text:p>
          </table:table-cell>
          <table:table-cell table:style-name="ce115" table:formula="of:=AVERAGE([.D98:.N98])" office:value-type="float" office:value="41.25" calcext:value-type="float">
            <text:p><text:s/>41.25 </text:p>
          </table:table-cell>
          <table:table-cell table:style-name="ce120" table:formula="of:=MIN([.D98:.N98])" office:value-type="float" office:value="41.25" calcext:value-type="float">
            <text:p><text:s/>41.25 </text:p>
          </table:table-cell>
          <table:table-cell table:style-name="ce120" table:formula="of:=MEDIAN([.D98:.N98])" office:value-type="float" office:value="41.25" calcext:value-type="float">
            <text:p><text:s/>41.25 </text:p>
          </table:table-cell>
          <table:table-cell table:style-name="ce120" table:formula="of:=PERCENTILE([.D98:.N98];0.75)" office:value-type="float" office:value="41.25" calcext:value-type="float">
            <text:p><text:s/>41.25 </text:p>
          </table:table-cell>
          <table:table-cell table:style-name="ce229" table:formula="of:=([.T98]-[.C98])/-[.C98]" office:value-type="float" office:value="-0.32935868514341" calcext:value-type="float">
            <text:p>-0.32935868514341</text:p>
          </table:table-cell>
          <table:table-cell table:number-columns-repeated="233"/>
        </table:table-row>
        <table:table-row table:style-name="ro2">
          <table:table-cell table:style-name="ce7"/>
          <table:table-cell table:style-name="ce38"/>
          <table:table-cell table:style-name="ce52" office:value-type="float" office:value="34.19" calcext:value-type="float">
            <text:p><text:s/>34.19 </text:p>
          </table:table-cell>
          <table:table-cell table:style-name="ce65"/>
          <table:table-cell table:style-name="ce52" table:number-columns-repeated="2"/>
          <table:table-cell table:style-name="ce65" table:number-columns-repeated="2"/>
          <table:table-cell table:style-name="ce51" table:number-columns-repeated="2"/>
          <table:table-cell table:style-name="ce52"/>
          <table:table-cell table:style-name="ce51" table:number-columns-repeated="2"/>
          <table:table-cell table:style-name="ce52" office:value-type="float" office:value="54.84" calcext:value-type="float">
            <text:p><text:s/>54.84 </text:p>
          </table:table-cell>
          <table:table-cell table:style-name="ce103"/>
          <table:table-cell table:style-name="ce109" table:formula="of:=COUNT([.D99:.N99])" office:value-type="float" office:value="1" calcext:value-type="float">
            <text:p>1</text:p>
          </table:table-cell>
          <table:table-cell table:style-name="ce116" table:formula="of:=AVERAGE([.D99:.N99])" office:value-type="float" office:value="54.84" calcext:value-type="float">
            <text:p><text:s/>54.84 </text:p>
          </table:table-cell>
          <table:table-cell table:style-name="ce121" table:formula="of:=MAX([.D99:.N99])" office:value-type="float" office:value="54.84" calcext:value-type="float">
            <text:p><text:s/>54.84 </text:p>
          </table:table-cell>
          <table:table-cell table:style-name="ce121" table:formula="of:=MEDIAN([.D99:.N99])" office:value-type="float" office:value="54.84" calcext:value-type="float">
            <text:p><text:s/>54.84 </text:p>
          </table:table-cell>
          <table:table-cell table:style-name="ce121" table:formula="of:=PERCENTILE([.D99:.N99];0.75)" office:value-type="float" office:value="54.84" calcext:value-type="float">
            <text:p><text:s/>54.84 </text:p>
          </table:table-cell>
          <table:table-cell table:style-name="ce230" table:formula="of:=([.T99]-[.C99])/-[.C99]" office:value-type="float" office:value="-0.603977771278152" calcext:value-type="float">
            <text:p>-0.603977771278152</text:p>
          </table:table-cell>
          <table:table-cell table:number-columns-repeated="233"/>
        </table:table-row>
        <table:table-row table:style-name="ro2">
          <table:table-cell table:style-name="ce6" office:value-type="float" office:value="50" calcext:value-type="float">
            <text:p>50</text:p>
          </table:table-cell>
          <table:table-cell table:style-name="ce39" office:value-type="string" calcext:value-type="string">
            <text:p>Operations Manager - DPW</text:p>
          </table:table-cell>
          <table:table-cell table:style-name="ce50" office:value-type="float" office:value="39.52" calcext:value-type="float">
            <text:p><text:s/>39.52 </text:p>
          </table:table-cell>
          <table:table-cell table:style-name="ce63" office:value-type="float" office:value="42.6516483516484" calcext:value-type="float">
            <text:p><text:s/>42.65 </text:p>
          </table:table-cell>
          <table:table-cell table:style-name="ce50" office:value-type="float" office:value="43.51" calcext:value-type="float">
            <text:p><text:s/>43.51 </text:p>
          </table:table-cell>
          <table:table-cell table:style-name="ce50" office:value-type="float" office:value="45.83" calcext:value-type="float">
            <text:p><text:s/>45.83 </text:p>
          </table:table-cell>
          <table:table-cell table:style-name="ce63" table:number-columns-repeated="2"/>
          <table:table-cell table:style-name="ce50"/>
          <table:table-cell table:style-name="ce50" office:value-type="float" office:value="44.58" calcext:value-type="float">
            <text:p><text:s/>44.58 </text:p>
          </table:table-cell>
          <table:table-cell table:style-name="ce50"/>
          <table:table-cell table:style-name="ce50" office:value-type="float" office:value="46.94" calcext:value-type="float">
            <text:p><text:s/>46.94 </text:p>
          </table:table-cell>
          <table:table-cell table:style-name="ce50" office:value-type="float" office:value="39.02" calcext:value-type="float">
            <text:p><text:s/>39.02 </text:p>
          </table:table-cell>
          <table:table-cell table:style-name="ce50"/>
          <table:table-cell table:style-name="ce99"/>
          <table:table-cell table:style-name="ce108" table:formula="of:=COUNT([.D100:.N100])" office:value-type="float" office:value="6" calcext:value-type="float">
            <text:p>6</text:p>
          </table:table-cell>
          <table:table-cell table:style-name="ce115" table:formula="of:=AVERAGE([.D100:.N100])" office:value-type="float" office:value="43.7552747252747" calcext:value-type="float">
            <text:p><text:s/>43.76 </text:p>
          </table:table-cell>
          <table:table-cell table:style-name="ce120" table:formula="of:=MIN([.D100:.N100])" office:value-type="float" office:value="39.02" calcext:value-type="float">
            <text:p><text:s/>39.02 </text:p>
          </table:table-cell>
          <table:table-cell table:style-name="ce120" table:formula="of:=MEDIAN([.D100:.N100])" office:value-type="float" office:value="44.045" calcext:value-type="float">
            <text:p><text:s/>44.05 </text:p>
          </table:table-cell>
          <table:table-cell table:style-name="ce120" table:formula="of:=PERCENTILE([.D100:.N100];0.75)" office:value-type="float" office:value="45.5175" calcext:value-type="float">
            <text:p><text:s/>45.52 </text:p>
          </table:table-cell>
          <table:table-cell table:style-name="ce229" table:formula="of:=([.T100]-[.C100])/-[.C100]" office:value-type="float" office:value="-0.151758603238866" calcext:value-type="float">
            <text:p>-0.151758603238866</text:p>
          </table:table-cell>
          <table:table-cell table:number-columns-repeated="233"/>
        </table:table-row>
        <table:table-row table:style-name="ro2">
          <table:table-cell table:style-name="ce7"/>
          <table:table-cell table:style-name="ce38"/>
          <table:table-cell table:style-name="ce52" office:value-type="float" office:value="50.78" calcext:value-type="float">
            <text:p><text:s/>50.78 </text:p>
          </table:table-cell>
          <table:table-cell table:style-name="ce65" office:value-type="float" office:value="57.1362637362637" calcext:value-type="float">
            <text:p><text:s/>57.14 </text:p>
          </table:table-cell>
          <table:table-cell table:style-name="ce52" office:value-type="float" office:value="48.32" calcext:value-type="float">
            <text:p><text:s/>48.32 </text:p>
          </table:table-cell>
          <table:table-cell table:style-name="ce52" office:value-type="float" office:value="55" calcext:value-type="float">
            <text:p><text:s/>55.00 </text:p>
          </table:table-cell>
          <table:table-cell table:style-name="ce65" table:number-columns-repeated="2"/>
          <table:table-cell table:style-name="ce51"/>
          <table:table-cell table:style-name="ce51" office:value-type="float" office:value="44.58" calcext:value-type="float">
            <text:p><text:s/>44.58 </text:p>
          </table:table-cell>
          <table:table-cell table:style-name="ce51"/>
          <table:table-cell table:style-name="ce51" table:formula="of:=93971/(38.5*52)" office:value-type="float" office:value="46.9385614385614" calcext:value-type="float">
            <text:p><text:s/>46.94 </text:p>
          </table:table-cell>
          <table:table-cell table:style-name="ce51" office:value-type="float" office:value="58.09" calcext:value-type="float">
            <text:p><text:s/>58.09 </text:p>
          </table:table-cell>
          <table:table-cell table:style-name="ce52"/>
          <table:table-cell table:style-name="ce103"/>
          <table:table-cell table:style-name="ce109" table:formula="of:=COUNT([.D101:.N101])" office:value-type="float" office:value="6" calcext:value-type="float">
            <text:p>6</text:p>
          </table:table-cell>
          <table:table-cell table:style-name="ce116" table:formula="of:=AVERAGE([.D101:.N101])" office:value-type="float" office:value="51.6774708624708" calcext:value-type="float">
            <text:p><text:s/>51.68 </text:p>
          </table:table-cell>
          <table:table-cell table:style-name="ce121" table:formula="of:=MAX([.D101:.N101])" office:value-type="float" office:value="58.09" calcext:value-type="float">
            <text:p><text:s/>58.09 </text:p>
          </table:table-cell>
          <table:table-cell table:style-name="ce121" table:formula="of:=MEDIAN([.D101:.N101])" office:value-type="float" office:value="51.66" calcext:value-type="float">
            <text:p><text:s/>51.66 </text:p>
          </table:table-cell>
          <table:table-cell table:style-name="ce121" table:formula="of:=PERCENTILE([.D101:.N101];0.75)" office:value-type="float" office:value="56.6021978021978" calcext:value-type="float">
            <text:p><text:s/>56.60 </text:p>
          </table:table-cell>
          <table:table-cell table:style-name="ce230" table:formula="of:=([.T101]-[.C101])/-[.C101]" office:value-type="float" office:value="-0.114655332851473" calcext:value-type="float">
            <text:p>-0.114655332851473</text:p>
          </table:table-cell>
          <table:table-cell table:number-columns-repeated="233"/>
        </table:table-row>
        <table:table-row table:style-name="ro2">
          <table:table-cell table:style-name="ce6" office:value-type="float" office:value="51" calcext:value-type="float">
            <text:p>51</text:p>
          </table:table-cell>
          <table:table-cell table:style-name="ce40" office:value-type="string" calcext:value-type="string">
            <text:p>Program Coordinator - MA in MotionZBA Clerk</text:p>
          </table:table-cell>
          <table:table-cell table:style-name="ce50" office:value-type="float" office:value="28.47" calcext:value-type="float">
            <text:p><text:s/>28.47 </text:p>
          </table:table-cell>
          <table:table-cell table:style-name="ce63"/>
          <table:table-cell table:style-name="ce50" table:number-columns-repeated="2"/>
          <table:table-cell table:style-name="ce63" table:number-columns-repeated="2"/>
          <table:table-cell table:style-name="ce50" table:number-columns-repeated="5"/>
          <table:table-cell table:style-name="ce50" office:value-type="float" office:value="25.38" calcext:value-type="float">
            <text:p><text:s/>25.38 </text:p>
          </table:table-cell>
          <table:table-cell table:style-name="ce99"/>
          <table:table-cell table:style-name="ce108" table:formula="of:=COUNT([.D102:.N102])" office:value-type="float" office:value="1" calcext:value-type="float">
            <text:p>1</text:p>
          </table:table-cell>
          <table:table-cell table:style-name="ce115" table:formula="of:=AVERAGE([.D102:.N102])" office:value-type="float" office:value="25.38" calcext:value-type="float">
            <text:p><text:s/>25.38 </text:p>
          </table:table-cell>
          <table:table-cell table:style-name="ce120" table:formula="of:=MIN([.D102:.N102])" office:value-type="float" office:value="25.38" calcext:value-type="float">
            <text:p><text:s/>25.38 </text:p>
          </table:table-cell>
          <table:table-cell table:style-name="ce120" table:formula="of:=MEDIAN([.D102:.N102])" office:value-type="float" office:value="25.38" calcext:value-type="float">
            <text:p><text:s/>25.38 </text:p>
          </table:table-cell>
          <table:table-cell table:style-name="ce120" table:formula="of:=PERCENTILE([.D102:.N102];0.75)" office:value-type="float" office:value="25.38" calcext:value-type="float">
            <text:p><text:s/>25.38 </text:p>
          </table:table-cell>
          <table:table-cell table:style-name="ce229" table:formula="of:=([.T102]-[.C102])/-[.C102]" office:value-type="float" office:value="0.108535300316122" calcext:value-type="float">
            <text:p>0.108535300316122</text:p>
          </table:table-cell>
          <table:table-cell table:number-columns-repeated="233"/>
        </table:table-row>
        <table:table-row table:style-name="ro2">
          <table:table-cell table:style-name="ce7"/>
          <table:table-cell table:style-name="ce32"/>
          <table:table-cell table:style-name="ce51" office:value-type="float" office:value="31.37" calcext:value-type="float">
            <text:p><text:s/>31.37 </text:p>
          </table:table-cell>
          <table:table-cell table:style-name="ce64"/>
          <table:table-cell table:style-name="ce51" table:number-columns-repeated="2"/>
          <table:table-cell table:style-name="ce64" table:number-columns-repeated="2"/>
          <table:table-cell table:style-name="ce51" table:number-columns-repeated="5"/>
          <table:table-cell table:style-name="ce51" office:value-type="float" office:value="34.09" calcext:value-type="float">
            <text:p><text:s/>34.09 </text:p>
          </table:table-cell>
          <table:table-cell table:style-name="ce100"/>
          <table:table-cell table:style-name="ce109" table:formula="of:=COUNT([.D103:.N103])" office:value-type="float" office:value="1" calcext:value-type="float">
            <text:p>1</text:p>
          </table:table-cell>
          <table:table-cell table:style-name="ce116" table:formula="of:=AVERAGE([.D103:.N103])" office:value-type="float" office:value="34.09" calcext:value-type="float">
            <text:p><text:s/>34.09 </text:p>
          </table:table-cell>
          <table:table-cell table:style-name="ce121" table:formula="of:=MAX([.D103:.N103])" office:value-type="float" office:value="34.09" calcext:value-type="float">
            <text:p><text:s/>34.09 </text:p>
          </table:table-cell>
          <table:table-cell table:style-name="ce121" table:formula="of:=MEDIAN([.D103:.N103])" office:value-type="float" office:value="34.09" calcext:value-type="float">
            <text:p><text:s/>34.09 </text:p>
          </table:table-cell>
          <table:table-cell table:style-name="ce121" table:formula="of:=PERCENTILE([.D103:.N103];0.75)" office:value-type="float" office:value="34.09" calcext:value-type="float">
            <text:p><text:s/>34.09 </text:p>
          </table:table-cell>
          <table:table-cell table:style-name="ce230" table:formula="of:=([.T103]-[.C103])/-[.C103]" office:value-type="float" office:value="-0.0867070449474021" calcext:value-type="float">
            <text:p>-0.086707044947402</text:p>
          </table:table-cell>
          <table:table-cell table:number-columns-repeated="233"/>
        </table:table-row>
        <table:table-row table:style-name="ro2">
          <table:table-cell table:style-name="ce6" office:value-type="float" office:value="52" calcext:value-type="float">
            <text:p>52</text:p>
          </table:table-cell>
          <table:table-cell table:style-name="ce40" office:value-type="string" calcext:value-type="string">
            <text:p>Planning Coordinator &amp; ZBA Clerk</text:p>
          </table:table-cell>
          <table:table-cell table:style-name="ce50" office:value-type="float" office:value="24.47" calcext:value-type="float">
            <text:p><text:s/>24.47 </text:p>
          </table:table-cell>
          <table:table-cell table:style-name="ce63"/>
          <table:table-cell table:style-name="ce50"/>
          <table:table-cell table:style-name="ce50" office:value-type="float" office:value="28.46" calcext:value-type="float">
            <text:p><text:s/>28.46 </text:p>
          </table:table-cell>
          <table:table-cell table:style-name="ce63" table:number-columns-repeated="2"/>
          <table:table-cell table:style-name="ce50" table:formula="of:=18.28*1.02" office:value-type="float" office:value="18.6456" calcext:value-type="float">
            <text:p><text:s/>18.65 </text:p>
          </table:table-cell>
          <table:table-cell table:style-name="ce50" table:number-columns-repeated="4"/>
          <table:table-cell table:style-name="ce50" office:value-type="float" office:value="22.25" calcext:value-type="float">
            <text:p><text:s/>22.25 </text:p>
          </table:table-cell>
          <table:table-cell table:style-name="ce99"/>
          <table:table-cell table:style-name="ce108" table:formula="of:=COUNT([.D104:.N104])" office:value-type="float" office:value="3" calcext:value-type="float">
            <text:p>3</text:p>
          </table:table-cell>
          <table:table-cell table:style-name="ce115" table:formula="of:=AVERAGE([.D104:.N104])" office:value-type="float" office:value="23.1185333333333" calcext:value-type="float">
            <text:p><text:s/>23.12 </text:p>
          </table:table-cell>
          <table:table-cell table:style-name="ce120" table:formula="of:=MIN([.D104:.N104])" office:value-type="float" office:value="18.6456" calcext:value-type="float">
            <text:p><text:s/>18.65 </text:p>
          </table:table-cell>
          <table:table-cell table:style-name="ce120" table:formula="of:=MEDIAN([.D104:.N104])" office:value-type="float" office:value="22.25" calcext:value-type="float">
            <text:p><text:s/>22.25 </text:p>
          </table:table-cell>
          <table:table-cell table:style-name="ce120" table:formula="of:=PERCENTILE([.D104:.N104];0.75)" office:value-type="float" office:value="25.355" calcext:value-type="float">
            <text:p><text:s/>25.36 </text:p>
          </table:table-cell>
          <table:table-cell table:style-name="ce229" table:formula="of:=([.T104]-[.C104])/-[.C104]" office:value-type="float" office:value="-0.0361667347772784" calcext:value-type="float">
            <text:p>-0.036166734777278</text:p>
          </table:table-cell>
          <table:table-cell table:number-columns-repeated="233"/>
        </table:table-row>
        <table:table-row table:style-name="ro2">
          <table:table-cell table:style-name="ce7"/>
          <table:table-cell table:style-name="ce32"/>
          <table:table-cell table:style-name="ce51" office:value-type="float" office:value="26.96" calcext:value-type="float">
            <text:p><text:s/>26.96 </text:p>
          </table:table-cell>
          <table:table-cell table:style-name="ce64"/>
          <table:table-cell table:style-name="ce51"/>
          <table:table-cell table:style-name="ce51" office:value-type="float" office:value="34.15" calcext:value-type="float">
            <text:p><text:s/>34.15 </text:p>
          </table:table-cell>
          <table:table-cell table:style-name="ce64" table:number-columns-repeated="2"/>
          <table:table-cell table:style-name="ce51" table:formula="of:=24.65*1.02" office:value-type="float" office:value="25.143" calcext:value-type="float">
            <text:p><text:s/>25.14 </text:p>
          </table:table-cell>
          <table:table-cell table:style-name="ce51" table:number-columns-repeated="4"/>
          <table:table-cell table:style-name="ce51" office:value-type="float" office:value="30.25" calcext:value-type="float">
            <text:p><text:s/>30.25 </text:p>
          </table:table-cell>
          <table:table-cell table:style-name="ce100"/>
          <table:table-cell table:style-name="ce109" table:formula="of:=COUNT([.D105:.N105])" office:value-type="float" office:value="3" calcext:value-type="float">
            <text:p>3</text:p>
          </table:table-cell>
          <table:table-cell table:style-name="ce116" table:formula="of:=AVERAGE([.D105:.N105])" office:value-type="float" office:value="29.8476666666667" calcext:value-type="float">
            <text:p><text:s/>29.85 </text:p>
          </table:table-cell>
          <table:table-cell table:style-name="ce121" table:formula="of:=MAX([.D105:.N105])" office:value-type="float" office:value="34.15" calcext:value-type="float">
            <text:p><text:s/>34.15 </text:p>
          </table:table-cell>
          <table:table-cell table:style-name="ce121" table:formula="of:=MEDIAN([.D105:.N105])" office:value-type="float" office:value="30.25" calcext:value-type="float">
            <text:p><text:s/>30.25 </text:p>
          </table:table-cell>
          <table:table-cell table:style-name="ce121" table:formula="of:=PERCENTILE([.D105:.N105];0.75)" office:value-type="float" office:value="32.2" calcext:value-type="float">
            <text:p><text:s/>32.20 </text:p>
          </table:table-cell>
          <table:table-cell table:style-name="ce230" table:formula="of:=([.T105]-[.C105])/-[.C105]" office:value-type="float" office:value="-0.194362017804154" calcext:value-type="float">
            <text:p>-0.194362017804154</text:p>
          </table:table-cell>
          <table:table-cell table:number-columns-repeated="233"/>
        </table:table-row>
        <table:table-row table:style-name="ro2">
          <table:table-cell table:style-name="ce6" office:value-type="float" office:value="53" calcext:value-type="float">
            <text:p>53</text:p>
          </table:table-cell>
          <table:table-cell table:style-name="ce40" office:value-type="string" calcext:value-type="string">
            <text:p>Plumbing and Gas Inspector</text:p>
          </table:table-cell>
          <table:table-cell table:style-name="ce50" office:value-type="float" office:value="28.47" calcext:value-type="float">
            <text:p><text:s/>28.47 </text:p>
          </table:table-cell>
          <table:table-cell table:style-name="ce63" office:value-type="float" office:value="34.7807692307692" calcext:value-type="float">
            <text:p><text:s/>34.78 </text:p>
          </table:table-cell>
          <table:table-cell table:style-name="ce50"/>
          <table:table-cell table:style-name="ce52" office:value-type="float" office:value="28.46" calcext:value-type="float">
            <text:p><text:s/>28.46 </text:p>
          </table:table-cell>
          <table:table-cell table:style-name="ce65" office:value-type="float" office:value="40.39" calcext:value-type="float">
            <text:p><text:s/>40.39 </text:p>
          </table:table-cell>
          <table:table-cell table:style-name="ce65" office:value-type="float" office:value="28.0066360387953" calcext:value-type="float">
            <text:p><text:s/>28.01 </text:p>
          </table:table-cell>
          <table:table-cell table:style-name="ce50" table:formula="of:=1.02*19.56" office:value-type="float" office:value="19.9512" calcext:value-type="float">
            <text:p><text:s/>19.95 </text:p>
          </table:table-cell>
          <table:table-cell table:style-name="ce50" office:value-type="float" office:value="29.27" calcext:value-type="float">
            <text:p><text:s/>29.27 </text:p>
          </table:table-cell>
          <table:table-cell table:style-name="ce50" table:number-columns-repeated="2"/>
          <table:table-cell table:style-name="ce50" office:value-type="float" office:value="32.93" calcext:value-type="float">
            <text:p><text:s/>32.93 </text:p>
          </table:table-cell>
          <table:table-cell table:style-name="ce50"/>
          <table:table-cell table:style-name="ce99"/>
          <table:table-cell table:style-name="ce108" table:formula="of:=COUNT([.D106:.N106])" office:value-type="float" office:value="7" calcext:value-type="float">
            <text:p>7</text:p>
          </table:table-cell>
          <table:table-cell table:style-name="ce115" table:formula="of:=AVERAGE([.D106:.N106])" office:value-type="float" office:value="30.5412293242235" calcext:value-type="float">
            <text:p><text:s/>30.54 </text:p>
          </table:table-cell>
          <table:table-cell table:style-name="ce120" table:formula="of:=MIN([.D106:.N106])" office:value-type="float" office:value="19.9512" calcext:value-type="float">
            <text:p><text:s/>19.95 </text:p>
          </table:table-cell>
          <table:table-cell table:style-name="ce120" table:formula="of:=MEDIAN([.D106:.N106])" office:value-type="float" office:value="29.27" calcext:value-type="float">
            <text:p><text:s/>29.27 </text:p>
          </table:table-cell>
          <table:table-cell table:style-name="ce120" table:formula="of:=PERCENTILE([.D106:.N106];0.75)" office:value-type="float" office:value="33.8553846153846" calcext:value-type="float">
            <text:p><text:s/>33.86 </text:p>
          </table:table-cell>
          <table:table-cell table:style-name="ce229" table:formula="of:=([.T106]-[.C106])/-[.C106]" office:value-type="float" office:value="-0.189159979465564" calcext:value-type="float">
            <text:p>-0.189159979465564</text:p>
          </table:table-cell>
          <table:table-cell table:number-columns-repeated="233"/>
        </table:table-row>
        <table:table-row table:style-name="ro2">
          <table:table-cell table:style-name="ce7"/>
          <table:table-cell table:style-name="ce32"/>
          <table:table-cell table:style-name="ce51" office:value-type="float" office:value="31.37" calcext:value-type="float">
            <text:p><text:s/>31.37 </text:p>
          </table:table-cell>
          <table:table-cell table:style-name="ce64" office:value-type="float" office:value="46.5906593406593" calcext:value-type="float">
            <text:p><text:s/>46.59 </text:p>
          </table:table-cell>
          <table:table-cell table:style-name="ce51"/>
          <table:table-cell table:style-name="ce51" office:value-type="float" office:value="34.15" calcext:value-type="float">
            <text:p><text:s/>34.15 </text:p>
          </table:table-cell>
          <table:table-cell table:style-name="ce64" table:formula="of:=1.02*39.5976331360947" office:value-type="float" office:value="40.3895857988166" calcext:value-type="float">
            <text:p><text:s/>40.39 </text:p>
          </table:table-cell>
          <table:table-cell table:style-name="ce64" office:value-type="float" office:value="36.2291985706993" calcext:value-type="float">
            <text:p><text:s/>36.23 </text:p>
          </table:table-cell>
          <table:table-cell table:style-name="ce51" table:formula="of:=1.02*26.42" office:value-type="float" office:value="26.9484" calcext:value-type="float">
            <text:p><text:s/>26.95 </text:p>
          </table:table-cell>
          <table:table-cell table:style-name="ce51" office:value-type="float" office:value="29.27" calcext:value-type="float">
            <text:p><text:s/>29.27 </text:p>
          </table:table-cell>
          <table:table-cell table:style-name="ce51" table:number-columns-repeated="2"/>
          <table:table-cell table:style-name="ce51" office:value-type="float" office:value="48.02" calcext:value-type="float">
            <text:p><text:s/>48.02 </text:p>
          </table:table-cell>
          <table:table-cell table:style-name="ce51"/>
          <table:table-cell table:style-name="ce100"/>
          <table:table-cell table:style-name="ce109" table:formula="of:=COUNT([.D107:.N107])" office:value-type="float" office:value="7" calcext:value-type="float">
            <text:p>7</text:p>
          </table:table-cell>
          <table:table-cell table:style-name="ce116" table:formula="of:=AVERAGE([.D107:.N107])" office:value-type="float" office:value="37.371120530025" calcext:value-type="float">
            <text:p><text:s/>37.37 </text:p>
          </table:table-cell>
          <table:table-cell table:style-name="ce121" table:formula="of:=MAX([.D107:.N107])" office:value-type="float" office:value="48.02" calcext:value-type="float">
            <text:p><text:s/>48.02 </text:p>
          </table:table-cell>
          <table:table-cell table:style-name="ce121" table:formula="of:=MEDIAN([.D107:.N107])" office:value-type="float" office:value="36.2291985706993" calcext:value-type="float">
            <text:p><text:s/>36.23 </text:p>
          </table:table-cell>
          <table:table-cell table:style-name="ce121" table:formula="of:=PERCENTILE([.D107:.N107];0.75)" office:value-type="float" office:value="43.490122569738" calcext:value-type="float">
            <text:p><text:s/>43.49 </text:p>
          </table:table-cell>
          <table:table-cell table:style-name="ce230" table:formula="of:=([.T107]-[.C107])/-[.C107]" office:value-type="float" office:value="-0.386360298684665" calcext:value-type="float">
            <text:p>-0.386360298684665</text:p>
          </table:table-cell>
          <table:table-cell table:number-columns-repeated="233"/>
        </table:table-row>
        <table:table-row table:style-name="ro2">
          <table:table-cell table:style-name="ce6" office:value-type="float" office:value="54" calcext:value-type="float">
            <text:p>54</text:p>
          </table:table-cell>
          <table:table-cell table:style-name="ce31" office:value-type="string" calcext:value-type="string">
            <text:p>Program Coordinator - Substance Abuse Prevention </text:p>
          </table:table-cell>
          <table:table-cell table:style-name="ce50" office:value-type="float" office:value="34.47" calcext:value-type="float">
            <text:p><text:s/>34.47 </text:p>
          </table:table-cell>
          <table:table-cell table:style-name="ce63" office:value-type="float" office:value="33.6076923076923" calcext:value-type="float">
            <text:p><text:s/>33.61 </text:p>
          </table:table-cell>
          <table:table-cell table:style-name="ce50" table:number-columns-repeated="2"/>
          <table:table-cell table:style-name="ce63" table:number-columns-repeated="2"/>
          <table:table-cell table:style-name="ce50" table:number-columns-repeated="5"/>
          <table:table-cell table:style-name="ce50" office:value-type="float" office:value="38.2" calcext:value-type="float">
            <text:p><text:s/>38.20 </text:p>
          </table:table-cell>
          <table:table-cell table:style-name="ce99"/>
          <table:table-cell table:style-name="ce108" table:formula="of:=COUNT([.D108:.N108])" office:value-type="float" office:value="2" calcext:value-type="float">
            <text:p>2</text:p>
          </table:table-cell>
          <table:table-cell table:style-name="ce115" table:formula="of:=AVERAGE([.D108:.N108])" office:value-type="float" office:value="35.9038461538461" calcext:value-type="float">
            <text:p><text:s/>35.90 </text:p>
          </table:table-cell>
          <table:table-cell table:style-name="ce120" table:formula="of:=MIN([.D108:.N108])" office:value-type="float" office:value="33.6076923076923" calcext:value-type="float">
            <text:p><text:s/>33.61 </text:p>
          </table:table-cell>
          <table:table-cell table:style-name="ce120" table:formula="of:=MEDIAN([.D108:.N108])" office:value-type="float" office:value="35.9038461538461" calcext:value-type="float">
            <text:p><text:s/>35.90 </text:p>
          </table:table-cell>
          <table:table-cell table:style-name="ce120" table:formula="of:=PERCENTILE([.D108:.N108];0.75)" office:value-type="float" office:value="37.0519230769231" calcext:value-type="float">
            <text:p><text:s/>37.05 </text:p>
          </table:table-cell>
          <table:table-cell table:style-name="ce229" table:formula="of:=([.T108]-[.C108])/-[.C108]" office:value-type="float" office:value="-0.0749034835196715" calcext:value-type="float">
            <text:p>-0.074903483519672</text:p>
          </table:table-cell>
          <table:table-cell table:number-columns-repeated="233"/>
        </table:table-row>
        <table:table-row table:style-name="ro2">
          <table:table-cell table:style-name="ce7"/>
          <table:table-cell table:style-name="ce32"/>
          <table:table-cell table:style-name="ce52" office:value-type="float" office:value="37.98" calcext:value-type="float">
            <text:p><text:s/>37.98 </text:p>
          </table:table-cell>
          <table:table-cell table:style-name="ce65" office:value-type="float" office:value="43.4851648351648" calcext:value-type="float">
            <text:p><text:s/>43.49 </text:p>
          </table:table-cell>
          <table:table-cell table:style-name="ce52" table:number-columns-repeated="2"/>
          <table:table-cell table:style-name="ce65" table:number-columns-repeated="2"/>
          <table:table-cell table:style-name="ce51" table:number-columns-repeated="2"/>
          <table:table-cell table:style-name="ce52"/>
          <table:table-cell table:style-name="ce51" table:number-columns-repeated="2"/>
          <table:table-cell table:style-name="ce52" office:value-type="float" office:value="52.27" calcext:value-type="float">
            <text:p><text:s/>52.27 </text:p>
          </table:table-cell>
          <table:table-cell table:style-name="ce103"/>
          <table:table-cell table:style-name="ce109" table:formula="of:=COUNT([.D109:.N109])" office:value-type="float" office:value="2" calcext:value-type="float">
            <text:p>2</text:p>
          </table:table-cell>
          <table:table-cell table:style-name="ce116" table:formula="of:=AVERAGE([.D109:.N109])" office:value-type="float" office:value="47.8775824175824" calcext:value-type="float">
            <text:p><text:s/>47.88 </text:p>
          </table:table-cell>
          <table:table-cell table:style-name="ce121" table:formula="of:=MAX([.D109:.N109])" office:value-type="float" office:value="52.27" calcext:value-type="float">
            <text:p><text:s/>52.27 </text:p>
          </table:table-cell>
          <table:table-cell table:style-name="ce121" table:formula="of:=MEDIAN([.D109:.N109])" office:value-type="float" office:value="47.8775824175824" calcext:value-type="float">
            <text:p><text:s/>47.88 </text:p>
          </table:table-cell>
          <table:table-cell table:style-name="ce121" table:formula="of:=PERCENTILE([.D109:.N109];0.75)" office:value-type="float" office:value="50.0737912087912" calcext:value-type="float">
            <text:p><text:s/>50.07 </text:p>
          </table:table-cell>
          <table:table-cell table:style-name="ce230" table:formula="of:=([.T109]-[.C109])/-[.C109]" office:value-type="float" office:value="-0.318425255629047" calcext:value-type="float">
            <text:p>-0.318425255629047</text:p>
          </table:table-cell>
          <table:table-cell table:number-columns-repeated="233"/>
        </table:table-row>
        <table:table-row table:style-name="ro2">
          <table:table-cell table:style-name="ce6" office:value-type="float" office:value="55" calcext:value-type="float">
            <text:p>55</text:p>
          </table:table-cell>
          <table:table-cell table:style-name="ce40" office:value-type="string" calcext:value-type="string">
            <text:p>Program Coordinator - Tobacco and Alcohol</text:p>
          </table:table-cell>
          <table:table-cell table:style-name="ce50" office:value-type="float" office:value="26.12" calcext:value-type="float">
            <text:p><text:s/>26.12 </text:p>
          </table:table-cell>
          <table:table-cell table:style-name="ce63"/>
          <table:table-cell table:style-name="ce50" table:number-columns-repeated="2"/>
          <table:table-cell table:style-name="ce63" table:number-columns-repeated="2"/>
          <table:table-cell table:style-name="ce50" table:number-columns-repeated="5"/>
          <table:table-cell table:style-name="ce50" office:value-type="float" office:value="34.25" calcext:value-type="float">
            <text:p><text:s/>34.25 </text:p>
          </table:table-cell>
          <table:table-cell table:style-name="ce99"/>
          <table:table-cell table:style-name="ce108" table:formula="of:=COUNT([.D110:.N110])" office:value-type="float" office:value="1" calcext:value-type="float">
            <text:p>1</text:p>
          </table:table-cell>
          <table:table-cell table:style-name="ce115" table:formula="of:=AVERAGE([.D110:.N110])" office:value-type="float" office:value="34.25" calcext:value-type="float">
            <text:p><text:s/>34.25 </text:p>
          </table:table-cell>
          <table:table-cell table:style-name="ce120" table:formula="of:=MIN([.D110:.N110])" office:value-type="float" office:value="34.25" calcext:value-type="float">
            <text:p><text:s/>34.25 </text:p>
          </table:table-cell>
          <table:table-cell table:style-name="ce120" table:formula="of:=MEDIAN([.D110:.N110])" office:value-type="float" office:value="34.25" calcext:value-type="float">
            <text:p><text:s/>34.25 </text:p>
          </table:table-cell>
          <table:table-cell table:style-name="ce120" table:formula="of:=PERCENTILE([.D110:.N110];0.75)" office:value-type="float" office:value="34.25" calcext:value-type="float">
            <text:p><text:s/>34.25 </text:p>
          </table:table-cell>
          <table:table-cell table:style-name="ce229" table:formula="of:=([.T110]-[.C110])/-[.C110]" office:value-type="float" office:value="-0.31125574272588" calcext:value-type="float">
            <text:p>-0.31125574272588</text:p>
          </table:table-cell>
          <table:table-cell table:number-columns-repeated="233"/>
        </table:table-row>
        <table:table-row table:style-name="ro2">
          <table:table-cell table:style-name="ce7"/>
          <table:table-cell table:style-name="ce32"/>
          <table:table-cell table:style-name="ce52" office:value-type="float" office:value="28.78" calcext:value-type="float">
            <text:p><text:s/>28.78 </text:p>
          </table:table-cell>
          <table:table-cell table:style-name="ce65"/>
          <table:table-cell table:style-name="ce52" table:number-columns-repeated="2"/>
          <table:table-cell table:style-name="ce65" table:number-columns-repeated="2"/>
          <table:table-cell table:style-name="ce51" table:number-columns-repeated="2"/>
          <table:table-cell table:style-name="ce52"/>
          <table:table-cell table:style-name="ce51" table:number-columns-repeated="2"/>
          <table:table-cell table:style-name="ce52" office:value-type="float" office:value="46.91" calcext:value-type="float">
            <text:p><text:s/>46.91 </text:p>
          </table:table-cell>
          <table:table-cell table:style-name="ce103"/>
          <table:table-cell table:style-name="ce109" table:formula="of:=COUNT([.D111:.N111])" office:value-type="float" office:value="1" calcext:value-type="float">
            <text:p>1</text:p>
          </table:table-cell>
          <table:table-cell table:style-name="ce116" table:formula="of:=AVERAGE([.D111:.N111])" office:value-type="float" office:value="46.91" calcext:value-type="float">
            <text:p><text:s/>46.91 </text:p>
          </table:table-cell>
          <table:table-cell table:style-name="ce121" table:formula="of:=MAX([.D111:.N111])" office:value-type="float" office:value="46.91" calcext:value-type="float">
            <text:p><text:s/>46.91 </text:p>
          </table:table-cell>
          <table:table-cell table:style-name="ce121" table:formula="of:=MEDIAN([.D111:.N111])" office:value-type="float" office:value="46.91" calcext:value-type="float">
            <text:p><text:s/>46.91 </text:p>
          </table:table-cell>
          <table:table-cell table:style-name="ce121" table:formula="of:=PERCENTILE([.D111:.N111];0.75)" office:value-type="float" office:value="46.91" calcext:value-type="float">
            <text:p><text:s/>46.91 </text:p>
          </table:table-cell>
          <table:table-cell table:style-name="ce230" table:formula="of:=([.T111]-[.C111])/-[.C111]" office:value-type="float" office:value="-0.629951355107713" calcext:value-type="float">
            <text:p>-0.629951355107713</text:p>
          </table:table-cell>
          <table:table-cell table:number-columns-repeated="233"/>
        </table:table-row>
        <table:table-row table:style-name="ro2">
          <table:table-cell table:style-name="ce6" office:value-type="float" office:value="56" calcext:value-type="float">
            <text:p>56</text:p>
          </table:table-cell>
          <table:table-cell table:style-name="ce40" office:value-type="string" calcext:value-type="string">
            <text:p>Project Engineer</text:p>
          </table:table-cell>
          <table:table-cell table:style-name="ce50" office:value-type="float" office:value="28.26" calcext:value-type="float">
            <text:p><text:s/>28.26 </text:p>
          </table:table-cell>
          <table:table-cell table:style-name="ce63" office:value-type="float" office:value="31.6846153846154" calcext:value-type="float">
            <text:p><text:s/>31.68 </text:p>
          </table:table-cell>
          <table:table-cell table:style-name="ce50" table:formula="of:=75417/2080" office:value-type="float" office:value="36.2581730769231" calcext:value-type="float">
            <text:p><text:s/>36.26 </text:p>
          </table:table-cell>
          <table:table-cell table:style-name="ce50" office:value-type="float" office:value="34.44" calcext:value-type="float">
            <text:p><text:s/>34.44 </text:p>
          </table:table-cell>
          <table:table-cell table:style-name="ce63"/>
          <table:table-cell table:style-name="ce78"/>
          <table:table-cell table:style-name="ce50"/>
          <table:table-cell table:style-name="ce50" office:value-type="float" office:value="47.28" calcext:value-type="float">
            <text:p><text:s/>47.28 </text:p>
          </table:table-cell>
          <table:table-cell table:style-name="ce50" office:value-type="float" office:value="34.82" calcext:value-type="float">
            <text:p><text:s/>34.82 </text:p>
          </table:table-cell>
          <table:table-cell table:style-name="ce50"/>
          <table:table-cell table:style-name="ce50" office:value-type="float" office:value="36.31" calcext:value-type="float">
            <text:p><text:s/>36.31 </text:p>
          </table:table-cell>
          <table:table-cell table:style-name="ce50"/>
          <table:table-cell table:style-name="ce99"/>
          <table:table-cell table:style-name="ce108" table:formula="of:=COUNT([.D112:.N112])" office:value-type="float" office:value="6" calcext:value-type="float">
            <text:p>6</text:p>
          </table:table-cell>
          <table:table-cell table:style-name="ce115" table:formula="of:=AVERAGE([.D112:.N112])" office:value-type="float" office:value="36.7987980769231" calcext:value-type="float">
            <text:p><text:s/>36.80 </text:p>
          </table:table-cell>
          <table:table-cell table:style-name="ce120" table:formula="of:=MIN([.D112:.N112])" office:value-type="float" office:value="31.6846153846154" calcext:value-type="float">
            <text:p><text:s/>31.68 </text:p>
          </table:table-cell>
          <table:table-cell table:style-name="ce120" table:formula="of:=MEDIAN([.D112:.N112])" office:value-type="float" office:value="35.5390865384615" calcext:value-type="float">
            <text:p><text:s/>35.54 </text:p>
          </table:table-cell>
          <table:table-cell table:style-name="ce120" table:formula="of:=PERCENTILE([.D112:.N112];0.75)" office:value-type="float" office:value="36.2970432692308" calcext:value-type="float">
            <text:p><text:s/>36.30 </text:p>
          </table:table-cell>
          <table:table-cell table:style-name="ce229" table:formula="of:=([.T112]-[.C112])/-[.C112]" office:value-type="float" office:value="-0.284396435570799" calcext:value-type="float">
            <text:p>-0.284396435570799</text:p>
          </table:table-cell>
          <table:table-cell table:number-columns-repeated="233"/>
        </table:table-row>
        <table:table-row table:style-name="ro2">
          <table:table-cell table:style-name="ce7"/>
          <table:table-cell table:style-name="ce32"/>
          <table:table-cell table:style-name="ce52" office:value-type="float" office:value="36.31" calcext:value-type="float">
            <text:p><text:s/>36.31 </text:p>
          </table:table-cell>
          <table:table-cell table:style-name="ce65" office:value-type="float" office:value="41.5598901098901" calcext:value-type="float">
            <text:p><text:s/>41.56 </text:p>
          </table:table-cell>
          <table:table-cell table:style-name="ce52" table:formula="of:=92649/2080" office:value-type="float" office:value="44.5427884615385" calcext:value-type="float">
            <text:p><text:s/>44.54 </text:p>
          </table:table-cell>
          <table:table-cell table:style-name="ce52" office:value-type="float" office:value="41.32" calcext:value-type="float">
            <text:p><text:s/>41.32 </text:p>
          </table:table-cell>
          <table:table-cell table:style-name="ce64"/>
          <table:table-cell table:style-name="ce79"/>
          <table:table-cell table:style-name="ce51"/>
          <table:table-cell table:style-name="ce51" office:value-type="float" office:value="47.28" calcext:value-type="float">
            <text:p><text:s/>47.28 </text:p>
          </table:table-cell>
          <table:table-cell table:style-name="ce52" office:value-type="float" office:value="34.82" calcext:value-type="float">
            <text:p><text:s/>34.82 </text:p>
          </table:table-cell>
          <table:table-cell table:style-name="ce51"/>
          <table:table-cell table:style-name="ce51" office:value-type="float" office:value="53.61" calcext:value-type="float">
            <text:p><text:s/>53.61 </text:p>
          </table:table-cell>
          <table:table-cell table:style-name="ce52"/>
          <table:table-cell table:style-name="ce103"/>
          <table:table-cell table:style-name="ce109" table:formula="of:=COUNT([.D113:.N113])" office:value-type="float" office:value="6" calcext:value-type="float">
            <text:p>6</text:p>
          </table:table-cell>
          <table:table-cell table:style-name="ce116" table:formula="of:=AVERAGE([.D113:.N113])" office:value-type="float" office:value="43.8554464285714" calcext:value-type="float">
            <text:p><text:s/>43.86 </text:p>
          </table:table-cell>
          <table:table-cell table:style-name="ce121" table:formula="of:=MAX([.D113:.N113])" office:value-type="float" office:value="53.61" calcext:value-type="float">
            <text:p><text:s/>53.61 </text:p>
          </table:table-cell>
          <table:table-cell table:style-name="ce121" table:formula="of:=MEDIAN([.D113:.N113])" office:value-type="float" office:value="43.0513392857143" calcext:value-type="float">
            <text:p><text:s/>43.05 </text:p>
          </table:table-cell>
          <table:table-cell table:style-name="ce121" table:formula="of:=PERCENTILE([.D113:.N113];0.75)" office:value-type="float" office:value="46.5956971153846" calcext:value-type="float">
            <text:p><text:s/>46.60 </text:p>
          </table:table-cell>
          <table:table-cell table:style-name="ce230" table:formula="of:=([.T113]-[.C113])/-[.C113]" office:value-type="float" office:value="-0.283274500561405" calcext:value-type="float">
            <text:p>-0.283274500561405</text:p>
          </table:table-cell>
          <table:table-cell table:number-columns-repeated="233"/>
        </table:table-row>
        <table:table-row table:style-name="ro2">
          <table:table-cell table:style-name="ce6" office:value-type="float" office:value="57" calcext:value-type="float">
            <text:p>57</text:p>
          </table:table-cell>
          <table:table-cell table:style-name="ce40" office:value-type="string" calcext:value-type="string">
            <text:p>Recreation Coordinator</text:p>
          </table:table-cell>
          <table:table-cell table:style-name="ce50" office:value-type="float" office:value="26.12" calcext:value-type="float">
            <text:p><text:s/>26.12 </text:p>
          </table:table-cell>
          <table:table-cell table:style-name="ce63" office:value-type="float" office:value="33.6032967032967" calcext:value-type="float">
            <text:p><text:s/>33.60 </text:p>
          </table:table-cell>
          <table:table-cell table:style-name="ce50" office:value-type="float" office:value="24.52" calcext:value-type="float">
            <text:p><text:s/>24.52 </text:p>
          </table:table-cell>
          <table:table-cell table:style-name="ce50" office:value-type="float" office:value="23.06" calcext:value-type="float">
            <text:p><text:s/>23.06 </text:p>
          </table:table-cell>
          <table:table-cell table:style-name="ce63" office:value-type="float" office:value="30.25" calcext:value-type="float">
            <text:p><text:s/>30.25 </text:p>
          </table:table-cell>
          <table:table-cell table:style-name="ce78"/>
          <table:table-cell table:style-name="ce50" table:formula="of:=1.02*16.87" office:value-type="float" office:value="17.2074" calcext:value-type="float">
            <text:p><text:s/>17.21 </text:p>
          </table:table-cell>
          <table:table-cell table:style-name="ce50" office:value-type="float" office:value="21.66" calcext:value-type="float">
            <text:p><text:s/>21.66 </text:p>
          </table:table-cell>
          <table:table-cell table:style-name="ce50"/>
          <table:table-cell table:style-name="ce50" office:value-type="float" office:value="24.75" calcext:value-type="float">
            <text:p><text:s/>24.75 </text:p>
          </table:table-cell>
          <table:table-cell table:style-name="ce50" office:value-type="float" office:value="32.93" calcext:value-type="float">
            <text:p><text:s/>32.93 </text:p>
          </table:table-cell>
          <table:table-cell table:style-name="ce50"/>
          <table:table-cell table:style-name="ce99"/>
          <table:table-cell table:style-name="ce108" table:formula="of:=COUNT([.D114:.N114])" office:value-type="float" office:value="8" calcext:value-type="float">
            <text:p>8</text:p>
          </table:table-cell>
          <table:table-cell table:style-name="ce115" table:formula="of:=AVERAGE([.D114:.N114])" office:value-type="float" office:value="25.9975870879121" calcext:value-type="float">
            <text:p><text:s/>26.00 </text:p>
          </table:table-cell>
          <table:table-cell table:style-name="ce120" table:formula="of:=MIN([.D114:.N114])" office:value-type="float" office:value="17.2074" calcext:value-type="float">
            <text:p><text:s/>17.21 </text:p>
          </table:table-cell>
          <table:table-cell table:style-name="ce120" table:formula="of:=MEDIAN([.D114:.N114])" office:value-type="float" office:value="24.635" calcext:value-type="float">
            <text:p><text:s/>24.64 </text:p>
          </table:table-cell>
          <table:table-cell table:style-name="ce120" table:formula="of:=PERCENTILE([.D114:.N114];0.75)" office:value-type="float" office:value="30.92" calcext:value-type="float">
            <text:p><text:s/>30.92 </text:p>
          </table:table-cell>
          <table:table-cell table:style-name="ce229" table:formula="of:=([.T114]-[.C114])/-[.C114]" office:value-type="float" office:value="-0.183767228177642" calcext:value-type="float">
            <text:p>-0.183767228177642</text:p>
          </table:table-cell>
          <table:table-cell table:number-columns-repeated="233"/>
        </table:table-row>
        <table:table-row table:style-name="ro2">
          <table:table-cell table:style-name="ce7"/>
          <table:table-cell table:style-name="ce32"/>
          <table:table-cell table:style-name="ce51" office:value-type="float" office:value="28.78" calcext:value-type="float">
            <text:p><text:s/>28.78 </text:p>
          </table:table-cell>
          <table:table-cell table:style-name="ce64" office:value-type="float" office:value="45.0153846153846" calcext:value-type="float">
            <text:p><text:s/>45.02 </text:p>
          </table:table-cell>
          <table:table-cell table:style-name="ce51" office:value-type="float" office:value="24.52" calcext:value-type="float">
            <text:p><text:s/>24.52 </text:p>
          </table:table-cell>
          <table:table-cell table:style-name="ce51" office:value-type="float" office:value="27.67" calcext:value-type="float">
            <text:p><text:s/>27.67 </text:p>
          </table:table-cell>
          <table:table-cell table:style-name="ce64" table:formula="of:=1.02*29.6528846153846" office:value-type="float" office:value="30.2459423076923" calcext:value-type="float">
            <text:p><text:s/>30.25 </text:p>
          </table:table-cell>
          <table:table-cell table:style-name="ce79"/>
          <table:table-cell table:style-name="ce51" table:formula="of:=1.02*22.78" office:value-type="float" office:value="23.2356" calcext:value-type="float">
            <text:p><text:s/>23.24 </text:p>
          </table:table-cell>
          <table:table-cell table:style-name="ce51" office:value-type="float" office:value="26.27" calcext:value-type="float">
            <text:p><text:s/>26.27 </text:p>
          </table:table-cell>
          <table:table-cell table:style-name="ce51"/>
          <table:table-cell table:style-name="ce51" office:value-type="float" office:value="29.52" calcext:value-type="float">
            <text:p><text:s/>29.52 </text:p>
          </table:table-cell>
          <table:table-cell table:style-name="ce51" office:value-type="float" office:value="48.02" calcext:value-type="float">
            <text:p><text:s/>48.02 </text:p>
          </table:table-cell>
          <table:table-cell table:style-name="ce51"/>
          <table:table-cell table:style-name="ce100"/>
          <table:table-cell table:style-name="ce109" table:formula="of:=COUNT([.D115:.N115])" office:value-type="float" office:value="8" calcext:value-type="float">
            <text:p>8</text:p>
          </table:table-cell>
          <table:table-cell table:style-name="ce116" table:formula="of:=AVERAGE([.D115:.N115])" office:value-type="float" office:value="31.8121158653846" calcext:value-type="float">
            <text:p><text:s/>31.81 </text:p>
          </table:table-cell>
          <table:table-cell table:style-name="ce121" table:formula="of:=MAX([.D115:.N115])" office:value-type="float" office:value="48.02" calcext:value-type="float">
            <text:p><text:s/>48.02 </text:p>
          </table:table-cell>
          <table:table-cell table:style-name="ce121" table:formula="of:=MEDIAN([.D115:.N115])" office:value-type="float" office:value="28.595" calcext:value-type="float">
            <text:p><text:s/>28.60 </text:p>
          </table:table-cell>
          <table:table-cell table:style-name="ce121" table:formula="of:=PERCENTILE([.D115:.N115];0.75)" office:value-type="float" office:value="33.9383028846154" calcext:value-type="float">
            <text:p><text:s/>33.94 </text:p>
          </table:table-cell>
          <table:table-cell table:style-name="ce230" table:formula="of:=([.T115]-[.C115])/-[.C115]" office:value-type="float" office:value="-0.179232205858769" calcext:value-type="float">
            <text:p>-0.179232205858769</text:p>
          </table:table-cell>
          <table:table-cell table:number-columns-repeated="233"/>
        </table:table-row>
        <table:table-row table:style-name="ro4">
          <table:table-cell table:style-name="ce6" office:value-type="float" office:value="58" calcext:value-type="float">
            <text:p>58</text:p>
          </table:table-cell>
          <table:table-cell table:style-name="ce40" office:value-type="string" calcext:value-type="string">
            <text:p>Recreation Director</text:p>
          </table:table-cell>
          <table:table-cell table:style-name="ce50" office:value-type="float" office:value="45.76" calcext:value-type="float">
            <text:p><text:s/>45.76 </text:p>
          </table:table-cell>
          <table:table-cell table:style-name="ce63" office:value-type="float" office:value="49.0489010989011" calcext:value-type="float">
            <text:p><text:s/>49.05 </text:p>
          </table:table-cell>
          <table:table-cell table:style-name="ce50" office:value-type="float" office:value="35.97" calcext:value-type="float">
            <text:p><text:s/>35.97 </text:p>
          </table:table-cell>
          <table:table-cell table:style-name="ce52" office:value-type="float" office:value="41.67" calcext:value-type="float">
            <text:p><text:s/>41.67 </text:p>
          </table:table-cell>
          <table:table-cell table:style-name="ce65" office:value-type="float" office:value="53.07" calcext:value-type="float">
            <text:p><text:s/>53.07 </text:p>
          </table:table-cell>
          <table:table-cell table:style-name="ce65" office:value-type="float" office:value="33.8876978050026" calcext:value-type="float">
            <text:p><text:s/>33.89 </text:p>
          </table:table-cell>
          <table:table-cell table:style-name="ce50" table:formula="of:=1.02*26.19" office:value-type="float" office:value="26.7138" calcext:value-type="float">
            <text:p><text:s/>26.71 </text:p>
          </table:table-cell>
          <table:table-cell table:style-name="ce50" office:value-type="float" office:value="40.19" calcext:value-type="float">
            <text:p><text:s/>40.19 </text:p>
          </table:table-cell>
          <table:table-cell table:style-name="ce50" table:formula="of:=37.03*1.02" office:value-type="float" office:value="37.7706" calcext:value-type="float">
            <text:p><text:s/>37.77 </text:p>
          </table:table-cell>
          <table:table-cell table:style-name="ce50"/>
          <table:table-cell table:style-name="ce50" office:value-type="float" office:value="40.91" calcext:value-type="float">
            <text:p><text:s/>40.91 </text:p>
          </table:table-cell>
          <table:table-cell table:style-name="ce50"/>
          <table:table-cell table:style-name="ce99"/>
          <table:table-cell table:style-name="ce108" table:formula="of:=COUNT([.D116:.N116])" office:value-type="float" office:value="9" calcext:value-type="float">
            <text:p>9</text:p>
          </table:table-cell>
          <table:table-cell table:style-name="ce115" table:formula="of:=AVERAGE([.D116:.N116])" office:value-type="float" office:value="39.9145554337671" calcext:value-type="float">
            <text:p><text:s/>39.91 </text:p>
          </table:table-cell>
          <table:table-cell table:style-name="ce120" table:formula="of:=MIN([.D116:.N116])" office:value-type="float" office:value="26.7138" calcext:value-type="float">
            <text:p><text:s/>26.71 </text:p>
          </table:table-cell>
          <table:table-cell table:style-name="ce120" table:formula="of:=MEDIAN([.D116:.N116])" office:value-type="float" office:value="40.19" calcext:value-type="float">
            <text:p><text:s/>40.19 </text:p>
          </table:table-cell>
          <table:table-cell table:style-name="ce120" table:formula="of:=PERCENTILE([.D116:.N116];0.75)" office:value-type="float" office:value="41.67" calcext:value-type="float">
            <text:p><text:s/>41.67 </text:p>
          </table:table-cell>
          <table:table-cell table:style-name="ce229" table:formula="of:=([.T116]-[.C116])/-[.C116]" office:value-type="float" office:value="0.0893793706293705" calcext:value-type="float">
            <text:p>0.089379370629371</text:p>
          </table:table-cell>
          <table:table-cell table:number-columns-repeated="233"/>
        </table:table-row>
        <table:table-row table:style-name="ro2">
          <table:table-cell table:style-name="ce7"/>
          <table:table-cell table:style-name="ce32"/>
          <table:table-cell table:style-name="ce52" office:value-type="float" office:value="58.8" calcext:value-type="float">
            <text:p><text:s/>58.80 </text:p>
          </table:table-cell>
          <table:table-cell table:style-name="ce65" office:value-type="float" office:value="70.878021978022" calcext:value-type="float">
            <text:p><text:s/>70.88 </text:p>
          </table:table-cell>
          <table:table-cell table:style-name="ce52" office:value-type="float" office:value="40.78" calcext:value-type="float">
            <text:p><text:s/>40.78 </text:p>
          </table:table-cell>
          <table:table-cell table:style-name="ce52" office:value-type="float" office:value="50" calcext:value-type="float">
            <text:p><text:s/>50.00 </text:p>
          </table:table-cell>
          <table:table-cell table:style-name="ce64" table:formula="of:=1.02*52.0293269230769" office:value-type="float" office:value="53.0699134615384" calcext:value-type="float">
            <text:p><text:s/>53.07 </text:p>
          </table:table-cell>
          <table:table-cell table:style-name="ce64" office:value-type="float" office:value="43.8376722817764" calcext:value-type="float">
            <text:p><text:s/>43.84 </text:p>
          </table:table-cell>
          <table:table-cell table:style-name="ce51" table:formula="of:=1.02*35.37" office:value-type="float" office:value="36.0774" calcext:value-type="float">
            <text:p><text:s/>36.08 </text:p>
          </table:table-cell>
          <table:table-cell table:style-name="ce51" office:value-type="float" office:value="40.19" calcext:value-type="float">
            <text:p><text:s/>40.19 </text:p>
          </table:table-cell>
          <table:table-cell table:style-name="ce51" table:formula="of:=44.02*1.02" office:value-type="float" office:value="44.9004" calcext:value-type="float">
            <text:p><text:s/>44.90 </text:p>
          </table:table-cell>
          <table:table-cell table:style-name="ce51"/>
          <table:table-cell table:style-name="ce51" office:value-type="float" office:value="60.91" calcext:value-type="float">
            <text:p><text:s/>60.91 </text:p>
          </table:table-cell>
          <table:table-cell table:style-name="ce52"/>
          <table:table-cell table:style-name="ce103"/>
          <table:table-cell table:style-name="ce109" table:formula="of:=COUNT([.D117:.N117])" office:value-type="float" office:value="9" calcext:value-type="float">
            <text:p>9</text:p>
          </table:table-cell>
          <table:table-cell table:style-name="ce116" table:formula="of:=AVERAGE([.D117:.N117])" office:value-type="float" office:value="48.9603786357041" calcext:value-type="float">
            <text:p><text:s/>48.96 </text:p>
          </table:table-cell>
          <table:table-cell table:style-name="ce121" table:formula="of:=MAX([.D117:.N117])" office:value-type="float" office:value="70.878021978022" calcext:value-type="float">
            <text:p><text:s/>70.88 </text:p>
          </table:table-cell>
          <table:table-cell table:style-name="ce121" table:formula="of:=MEDIAN([.D117:.N117])" office:value-type="float" office:value="44.9004" calcext:value-type="float">
            <text:p><text:s/>44.90 </text:p>
          </table:table-cell>
          <table:table-cell table:style-name="ce121" table:formula="of:=PERCENTILE([.D117:.N117];0.75)" office:value-type="float" office:value="53.0699134615384" calcext:value-type="float">
            <text:p><text:s/>53.07 </text:p>
          </table:table-cell>
          <table:table-cell table:style-name="ce230" table:formula="of:=([.T117]-[.C117])/-[.C117]" office:value-type="float" office:value="0.0974504513343802" calcext:value-type="float">
            <text:p>0.09745045133438</text:p>
          </table:table-cell>
          <table:table-cell table:number-columns-repeated="233"/>
        </table:table-row>
        <table:table-row table:style-name="ro2">
          <table:table-cell table:style-name="ce6" office:value-type="float" office:value="59" calcext:value-type="float">
            <text:p>59</text:p>
          </table:table-cell>
          <table:table-cell table:style-name="ce40" office:value-type="string" calcext:value-type="string">
            <text:p>Sealer of Weights and Measures</text:p>
          </table:table-cell>
          <table:table-cell table:style-name="ce50" office:value-type="float" office:value="31.92" calcext:value-type="float">
            <text:p><text:s/>31.92 </text:p>
          </table:table-cell>
          <table:table-cell table:style-name="ce63" office:value-type="float" office:value="30.7736263736264" calcext:value-type="float">
            <text:p><text:s/>30.77 </text:p>
          </table:table-cell>
          <table:table-cell table:style-name="ce50"/>
          <table:table-cell table:style-name="ce53"/>
          <table:table-cell table:style-name="ce63" office:value-type="float" office:value="40.39" calcext:value-type="float">
            <text:p><text:s/>40.39 </text:p>
          </table:table-cell>
          <table:table-cell table:style-name="ce78"/>
          <table:table-cell table:style-name="ce50" table:number-columns-repeated="4"/>
          <table:table-cell table:style-name="ce50" office:value-type="float" office:value="32.93" calcext:value-type="float">
            <text:p><text:s/>32.93 </text:p>
          </table:table-cell>
          <table:table-cell table:style-name="ce50"/>
          <table:table-cell table:style-name="ce99"/>
          <table:table-cell table:style-name="ce108" table:formula="of:=COUNT([.D118:.N118])" office:value-type="float" office:value="3" calcext:value-type="float">
            <text:p>3</text:p>
          </table:table-cell>
          <table:table-cell table:style-name="ce115" table:formula="of:=AVERAGE([.D118:.N118])" office:value-type="float" office:value="34.6978754578755" calcext:value-type="float">
            <text:p><text:s/>34.70 </text:p>
          </table:table-cell>
          <table:table-cell table:style-name="ce120" table:formula="of:=MIN([.D118:.N118])" office:value-type="float" office:value="30.7736263736264" calcext:value-type="float">
            <text:p><text:s/>30.77 </text:p>
          </table:table-cell>
          <table:table-cell table:style-name="ce120" table:formula="of:=MEDIAN([.D118:.N118])" office:value-type="float" office:value="32.93" calcext:value-type="float">
            <text:p><text:s/>32.93 </text:p>
          </table:table-cell>
          <table:table-cell table:style-name="ce120" table:formula="of:=PERCENTILE([.D118:.N118];0.75)" office:value-type="float" office:value="36.66" calcext:value-type="float">
            <text:p><text:s/>36.66 </text:p>
          </table:table-cell>
          <table:table-cell table:style-name="ce229" table:formula="of:=([.T118]-[.C118])/-[.C118]" office:value-type="float" office:value="-0.148496240601504" calcext:value-type="float">
            <text:p>-0.148496240601504</text:p>
          </table:table-cell>
          <table:table-cell table:number-columns-repeated="233"/>
        </table:table-row>
        <table:table-row table:style-name="ro2">
          <table:table-cell table:style-name="ce7"/>
          <table:table-cell table:style-name="ce32"/>
          <table:table-cell table:style-name="ce52" office:value-type="float" office:value="35.17" calcext:value-type="float">
            <text:p><text:s/>35.17 </text:p>
          </table:table-cell>
          <table:table-cell table:style-name="ce65" office:value-type="float" office:value="39.8208791208791" calcext:value-type="float">
            <text:p><text:s/>39.82 </text:p>
          </table:table-cell>
          <table:table-cell table:style-name="ce52"/>
          <table:table-cell table:style-name="ce54"/>
          <table:table-cell table:style-name="ce64" table:formula="of:=1.02*39.5976331360947" office:value-type="float" office:value="40.3895857988166" calcext:value-type="float">
            <text:p><text:s/>40.39 </text:p>
          </table:table-cell>
          <table:table-cell table:style-name="ce79"/>
          <table:table-cell table:style-name="ce51" table:number-columns-repeated="2"/>
          <table:table-cell table:style-name="ce52"/>
          <table:table-cell table:style-name="ce51"/>
          <table:table-cell table:style-name="ce51" office:value-type="float" office:value="48.02" calcext:value-type="float">
            <text:p><text:s/>48.02 </text:p>
          </table:table-cell>
          <table:table-cell table:style-name="ce52"/>
          <table:table-cell table:style-name="ce103"/>
          <table:table-cell table:style-name="ce109" table:formula="of:=COUNT([.D119:.N119])" office:value-type="float" office:value="3" calcext:value-type="float">
            <text:p>3</text:p>
          </table:table-cell>
          <table:table-cell table:style-name="ce116" table:formula="of:=AVERAGE([.D119:.N119])" office:value-type="float" office:value="42.7434883065652" calcext:value-type="float">
            <text:p><text:s/>42.74 </text:p>
          </table:table-cell>
          <table:table-cell table:style-name="ce121" table:formula="of:=MAX([.D119:.N119])" office:value-type="float" office:value="48.02" calcext:value-type="float">
            <text:p><text:s/>48.02 </text:p>
          </table:table-cell>
          <table:table-cell table:style-name="ce121" table:formula="of:=MEDIAN([.D119:.N119])" office:value-type="float" office:value="40.3895857988166" calcext:value-type="float">
            <text:p><text:s/>40.39 </text:p>
          </table:table-cell>
          <table:table-cell table:style-name="ce121" table:formula="of:=PERCENTILE([.D119:.N119];0.75)" office:value-type="float" office:value="44.2047928994083" calcext:value-type="float">
            <text:p><text:s/>44.20 </text:p>
          </table:table-cell>
          <table:table-cell table:style-name="ce230" table:formula="of:=([.T119]-[.C119])/-[.C119]" office:value-type="float" office:value="-0.256889192476779" calcext:value-type="float">
            <text:p>-0.256889192476779</text:p>
          </table:table-cell>
          <table:table-cell table:number-columns-repeated="233"/>
        </table:table-row>
        <table:table-row table:style-name="ro2">
          <table:table-cell table:style-name="ce6" office:value-type="float" office:value="60" calcext:value-type="float">
            <text:p>60</text:p>
          </table:table-cell>
          <table:table-cell table:style-name="ce40" office:value-type="string" calcext:value-type="string">
            <text:p>Senior Planner</text:p>
          </table:table-cell>
          <table:table-cell table:style-name="ce50" office:value-type="float" office:value="40.21" calcext:value-type="float">
            <text:p><text:s/>40.21 </text:p>
          </table:table-cell>
          <table:table-cell table:style-name="ce63" office:value-type="float" office:value="34.7835164835165" calcext:value-type="float">
            <text:p><text:s/>34.78 </text:p>
          </table:table-cell>
          <table:table-cell table:style-name="ce50" table:formula="of:=75417/1850" office:value-type="float" office:value="40.7659459459459" calcext:value-type="float">
            <text:p><text:s/>40.77 </text:p>
          </table:table-cell>
          <table:table-cell table:style-name="ce52" office:value-type="float" office:value="28.46" calcext:value-type="float">
            <text:p><text:s/>28.46 </text:p>
          </table:table-cell>
          <table:table-cell table:style-name="ce65" office:value-type="float" office:value="38.47" calcext:value-type="float">
            <text:p><text:s/>38.47 </text:p>
          </table:table-cell>
          <table:table-cell table:style-name="ce65" office:value-type="float" office:value="28.0066360387953" calcext:value-type="float">
            <text:p><text:s/>28.01 </text:p>
          </table:table-cell>
          <table:table-cell table:style-name="ce50"/>
          <table:table-cell table:style-name="ce50" office:value-type="float" office:value="50.3" calcext:value-type="float">
            <text:p><text:s/>50.30 </text:p>
          </table:table-cell>
          <table:table-cell table:style-name="ce50" table:number-columns-repeated="2"/>
          <table:table-cell table:style-name="ce50" office:value-type="float" office:value="34.43" calcext:value-type="float">
            <text:p><text:s/>34.43 </text:p>
          </table:table-cell>
          <table:table-cell table:style-name="ce50"/>
          <table:table-cell table:style-name="ce99"/>
          <table:table-cell table:style-name="ce108" table:formula="of:=COUNT([.D120:.N120])" office:value-type="float" office:value="7" calcext:value-type="float">
            <text:p>7</text:p>
          </table:table-cell>
          <table:table-cell table:style-name="ce115" table:formula="of:=AVERAGE([.D120:.N120])" office:value-type="float" office:value="36.4594426383225" calcext:value-type="float">
            <text:p><text:s/>36.46 </text:p>
          </table:table-cell>
          <table:table-cell table:style-name="ce120" table:formula="of:=MIN([.D120:.N120])" office:value-type="float" office:value="28.0066360387953" calcext:value-type="float">
            <text:p><text:s/>28.01 </text:p>
          </table:table-cell>
          <table:table-cell table:style-name="ce120" table:formula="of:=MEDIAN([.D120:.N120])" office:value-type="float" office:value="34.7835164835165" calcext:value-type="float">
            <text:p><text:s/>34.78 </text:p>
          </table:table-cell>
          <table:table-cell table:style-name="ce120" table:formula="of:=PERCENTILE([.D120:.N120];0.75)" office:value-type="float" office:value="39.617972972973" calcext:value-type="float">
            <text:p><text:s/>39.62 </text:p>
          </table:table-cell>
          <table:table-cell table:style-name="ce229" table:formula="of:=([.T120]-[.C120])/-[.C120]" office:value-type="float" office:value="0.0147233779414829" calcext:value-type="float">
            <text:p>0.014723377941483</text:p>
          </table:table-cell>
          <table:table-cell table:number-columns-repeated="233"/>
        </table:table-row>
        <table:table-row table:style-name="ro2">
          <table:table-cell table:style-name="ce7"/>
          <table:table-cell table:style-name="ce32"/>
          <table:table-cell table:style-name="ce52" office:value-type="float" office:value="44.3" calcext:value-type="float">
            <text:p><text:s/>44.30 </text:p>
          </table:table-cell>
          <table:table-cell table:style-name="ce65" office:value-type="float" office:value="45.0076923076923" calcext:value-type="float">
            <text:p><text:s/>45.01 </text:p>
          </table:table-cell>
          <table:table-cell table:style-name="ce52" table:formula="of:=92649/1850" office:value-type="float" office:value="50.0805405405405" calcext:value-type="float">
            <text:p><text:s/>50.08 </text:p>
          </table:table-cell>
          <table:table-cell table:style-name="ce52" office:value-type="float" office:value="34.15" calcext:value-type="float">
            <text:p><text:s/>34.15 </text:p>
          </table:table-cell>
          <table:table-cell table:style-name="ce64" table:formula="of:=1.02*37.7118343195266" office:value-type="float" office:value="38.4660710059171" calcext:value-type="float">
            <text:p><text:s/>38.47 </text:p>
          </table:table-cell>
          <table:table-cell table:style-name="ce64" office:value-type="float" office:value="36.2291985706993" calcext:value-type="float">
            <text:p><text:s/>36.23 </text:p>
          </table:table-cell>
          <table:table-cell table:style-name="ce51"/>
          <table:table-cell table:style-name="ce51" office:value-type="float" office:value="50.3" calcext:value-type="float">
            <text:p><text:s/>50.30 </text:p>
          </table:table-cell>
          <table:table-cell table:style-name="ce52"/>
          <table:table-cell table:style-name="ce51"/>
          <table:table-cell table:style-name="ce51" office:value-type="float" office:value="51.27" calcext:value-type="float">
            <text:p><text:s/>51.27 </text:p>
          </table:table-cell>
          <table:table-cell table:style-name="ce52"/>
          <table:table-cell table:style-name="ce103"/>
          <table:table-cell table:style-name="ce109" table:formula="of:=COUNT([.D121:.N121])" office:value-type="float" office:value="7" calcext:value-type="float">
            <text:p>7</text:p>
          </table:table-cell>
          <table:table-cell table:style-name="ce116" table:formula="of:=AVERAGE([.D121:.N121])" office:value-type="float" office:value="43.6433574892642" calcext:value-type="float">
            <text:p><text:s/>43.64 </text:p>
          </table:table-cell>
          <table:table-cell table:style-name="ce121" table:formula="of:=MAX([.D121:.N121])" office:value-type="float" office:value="51.27" calcext:value-type="float">
            <text:p><text:s/>51.27 </text:p>
          </table:table-cell>
          <table:table-cell table:style-name="ce121" table:formula="of:=MEDIAN([.D121:.N121])" office:value-type="float" office:value="45.0076923076923" calcext:value-type="float">
            <text:p><text:s/>45.01 </text:p>
          </table:table-cell>
          <table:table-cell table:style-name="ce121" table:formula="of:=PERCENTILE([.D121:.N121];0.75)" office:value-type="float" office:value="50.1902702702703" calcext:value-type="float">
            <text:p><text:s/>50.19 </text:p>
          </table:table-cell>
          <table:table-cell table:style-name="ce230" table:formula="of:=([.T121]-[.C121])/-[.C121]" office:value-type="float" office:value="-0.132963211518516" calcext:value-type="float">
            <text:p>-0.132963211518516</text:p>
          </table:table-cell>
          <table:table-cell table:number-columns-repeated="233"/>
        </table:table-row>
        <table:table-row table:style-name="ro3">
          <table:table-cell table:style-name="ce6" office:value-type="float" office:value="61" calcext:value-type="float">
            <text:p>61</text:p>
          </table:table-cell>
          <table:table-cell table:style-name="ce31" office:value-type="string" calcext:value-type="string">
            <text:p>Superintendent of Mount Hood (Parks + Golf Course + Open Space)</text:p>
          </table:table-cell>
          <table:table-cell table:style-name="ce53" office:value-type="float" office:value="45.76" calcext:value-type="float">
            <text:p><text:s/>45.76 </text:p>
          </table:table-cell>
          <table:table-cell table:style-name="ce63"/>
          <table:table-cell table:style-name="ce50" table:number-columns-repeated="2"/>
          <table:table-cell table:style-name="ce63" table:number-columns-repeated="2"/>
          <table:table-cell table:style-name="ce50" table:formula="of:=1.02*25.16" office:value-type="float" office:value="25.6632" calcext:value-type="float">
            <text:p><text:s/>25.66 </text:p>
          </table:table-cell>
          <table:table-cell table:style-name="ce50" table:number-columns-repeated="4"/>
          <table:table-cell table:style-name="ce50" office:value-type="float" office:value="43.81" calcext:value-type="float">
            <text:p><text:s/>43.81 </text:p>
          </table:table-cell>
          <table:table-cell table:style-name="ce99"/>
          <table:table-cell table:style-name="ce108" table:formula="of:=COUNT([.D122:.N122])" office:value-type="float" office:value="2" calcext:value-type="float">
            <text:p>2</text:p>
          </table:table-cell>
          <table:table-cell table:style-name="ce115" table:formula="of:=AVERAGE([.D122:.N122])" office:value-type="float" office:value="34.7366" calcext:value-type="float">
            <text:p><text:s/>34.74 </text:p>
          </table:table-cell>
          <table:table-cell table:style-name="ce120" table:formula="of:=MIN([.D122:.N122])" office:value-type="float" office:value="25.6632" calcext:value-type="float">
            <text:p><text:s/>25.66 </text:p>
          </table:table-cell>
          <table:table-cell table:style-name="ce120" table:formula="of:=MEDIAN([.D122:.N122])" office:value-type="float" office:value="34.7366" calcext:value-type="float">
            <text:p><text:s/>34.74 </text:p>
          </table:table-cell>
          <table:table-cell table:style-name="ce120" table:formula="of:=PERCENTILE([.D122:.N122];0.75)" office:value-type="float" office:value="39.2733" calcext:value-type="float">
            <text:p><text:s/>39.27 </text:p>
          </table:table-cell>
          <table:table-cell table:style-name="ce229" table:formula="of:=([.T122]-[.C122])/-[.C122]" office:value-type="float" office:value="0.141754807692308" calcext:value-type="float">
            <text:p>0.141754807692308</text:p>
          </table:table-cell>
          <table:table-cell table:number-columns-repeated="233"/>
        </table:table-row>
        <table:table-row table:style-name="ro2">
          <table:table-cell table:style-name="ce7"/>
          <table:table-cell table:style-name="ce41"/>
          <table:table-cell table:style-name="ce54" office:value-type="float" office:value="58.8" calcext:value-type="float">
            <text:p><text:s/>58.80 </text:p>
          </table:table-cell>
          <table:table-cell table:style-name="ce64"/>
          <table:table-cell table:style-name="ce51" table:number-columns-repeated="2"/>
          <table:table-cell table:style-name="ce64" table:number-columns-repeated="2"/>
          <table:table-cell table:style-name="ce51" table:formula="of:=1.02*33.97" office:value-type="float" office:value="34.6494" calcext:value-type="float">
            <text:p><text:s/>34.65 </text:p>
          </table:table-cell>
          <table:table-cell table:style-name="ce51" table:number-columns-repeated="4"/>
          <table:table-cell table:style-name="ce51" office:value-type="float" office:value="60.47" calcext:value-type="float">
            <text:p><text:s/>60.47 </text:p>
          </table:table-cell>
          <table:table-cell table:style-name="ce100"/>
          <table:table-cell table:style-name="ce109" table:formula="of:=COUNT([.D123:.N123])" office:value-type="float" office:value="2" calcext:value-type="float">
            <text:p>2</text:p>
          </table:table-cell>
          <table:table-cell table:style-name="ce116" table:formula="of:=AVERAGE([.D123:.N123])" office:value-type="float" office:value="47.5597" calcext:value-type="float">
            <text:p><text:s/>47.56 </text:p>
          </table:table-cell>
          <table:table-cell table:style-name="ce121" table:formula="of:=MAX([.D123:.N123])" office:value-type="float" office:value="60.47" calcext:value-type="float">
            <text:p><text:s/>60.47 </text:p>
          </table:table-cell>
          <table:table-cell table:style-name="ce121" table:formula="of:=MEDIAN([.D123:.N123])" office:value-type="float" office:value="47.5597" calcext:value-type="float">
            <text:p><text:s/>47.56 </text:p>
          </table:table-cell>
          <table:table-cell table:style-name="ce121" table:formula="of:=PERCENTILE([.D123:.N123];0.75)" office:value-type="float" office:value="54.01485" calcext:value-type="float">
            <text:p><text:s/>54.01 </text:p>
          </table:table-cell>
          <table:table-cell table:style-name="ce230" table:formula="of:=([.T123]-[.C123])/-[.C123]" office:value-type="float" office:value="0.0813801020408164" calcext:value-type="float">
            <text:p>0.081380102040816</text:p>
          </table:table-cell>
          <table:table-cell table:number-columns-repeated="233"/>
        </table:table-row>
        <table:table-row table:style-name="ro2">
          <table:table-cell table:style-name="ce2" office:value-type="float" office:value="62" calcext:value-type="float">
            <text:p>62</text:p>
          </table:table-cell>
          <table:table-cell table:style-name="ce26" office:value-type="string" calcext:value-type="string">
            <text:p>Superintendent of Parks </text:p>
          </table:table-cell>
          <table:table-cell table:style-name="ce55" office:value-type="float" office:value="29.12" calcext:value-type="float">
            <text:p><text:s/>29.12 </text:p>
          </table:table-cell>
          <table:table-cell table:style-name="ce63" office:value-type="float" office:value="33.6032967032967" calcext:value-type="float">
            <text:p><text:s/>33.60 </text:p>
          </table:table-cell>
          <table:table-cell table:style-name="ce50" office:value-type="float" office:value="38.82" calcext:value-type="float">
            <text:p><text:s/>38.82 </text:p>
          </table:table-cell>
          <table:table-cell table:style-name="ce52"/>
          <table:table-cell table:style-name="ce65" office:value-type="float" office:value="39.8" calcext:value-type="float">
            <text:p><text:s/>39.80 </text:p>
          </table:table-cell>
          <table:table-cell table:style-name="ce65" office:value-type="float" office:value="41.6776416539051" calcext:value-type="float">
            <text:p><text:s/>41.68 </text:p>
          </table:table-cell>
          <table:table-cell table:style-name="ce50" table:formula="of:=1.02*26.19" office:value-type="float" office:value="26.7138" calcext:value-type="float">
            <text:p><text:s/>26.71 </text:p>
          </table:table-cell>
          <table:table-cell table:style-name="ce50" table:number-columns-repeated="5"/>
          <table:table-cell table:style-name="ce99"/>
          <table:table-cell table:style-name="ce108" table:formula="of:=COUNT([.D124:.N124])" office:value-type="float" office:value="5" calcext:value-type="float">
            <text:p>5</text:p>
          </table:table-cell>
          <table:table-cell table:style-name="ce115" table:formula="of:=AVERAGE([.D124:.N124])" office:value-type="float" office:value="36.1229476714404" calcext:value-type="float">
            <text:p><text:s/>36.12 </text:p>
          </table:table-cell>
          <table:table-cell table:style-name="ce120" table:formula="of:=MIN([.D124:.N124])" office:value-type="float" office:value="26.7138" calcext:value-type="float">
            <text:p><text:s/>26.71 </text:p>
          </table:table-cell>
          <table:table-cell table:style-name="ce120" table:formula="of:=MEDIAN([.D124:.N124])" office:value-type="float" office:value="38.82" calcext:value-type="float">
            <text:p><text:s/>38.82 </text:p>
          </table:table-cell>
          <table:table-cell table:style-name="ce120" table:formula="of:=PERCENTILE([.D124:.N124];0.75)" office:value-type="float" office:value="39.8" calcext:value-type="float">
            <text:p><text:s/>39.80 </text:p>
          </table:table-cell>
          <table:table-cell table:style-name="ce229" table:formula="of:=([.T124]-[.C124])/-[.C124]" office:value-type="float" office:value="-0.366758241758242" calcext:value-type="float">
            <text:p>-0.366758241758242</text:p>
          </table:table-cell>
          <table:table-cell table:number-columns-repeated="233"/>
        </table:table-row>
        <table:table-row table:style-name="ro2">
          <table:table-cell table:style-name="ce3"/>
          <table:table-cell table:style-name="ce27"/>
          <table:table-cell table:style-name="ce51" office:value-type="float" office:value="29.12" calcext:value-type="float">
            <text:p><text:s/>29.12 </text:p>
          </table:table-cell>
          <table:table-cell table:style-name="ce64" office:value-type="float" office:value="45.0153846153846" calcext:value-type="float">
            <text:p><text:s/>45.02 </text:p>
          </table:table-cell>
          <table:table-cell table:style-name="ce51" office:value-type="float" office:value="38.82" calcext:value-type="float">
            <text:p><text:s/>38.82 </text:p>
          </table:table-cell>
          <table:table-cell table:style-name="ce51"/>
          <table:table-cell table:style-name="ce64" table:formula="of:=1.02*39.0230769230769" office:value-type="float" office:value="39.8035384615384" calcext:value-type="float">
            <text:p><text:s/>39.80 </text:p>
          </table:table-cell>
          <table:table-cell table:style-name="ce64" office:value-type="float" office:value="49.7702909647779" calcext:value-type="float">
            <text:p><text:s/>49.77 </text:p>
          </table:table-cell>
          <table:table-cell table:style-name="ce51" table:formula="of:=1.02*35.37" office:value-type="float" office:value="36.0774" calcext:value-type="float">
            <text:p><text:s/>36.08 </text:p>
          </table:table-cell>
          <table:table-cell table:style-name="ce51"/>
          <table:table-cell table:style-name="ce52"/>
          <table:table-cell table:style-name="ce51" table:number-columns-repeated="3"/>
          <table:table-cell table:style-name="ce100"/>
          <table:table-cell table:style-name="ce109" table:formula="of:=COUNT([.D125:.N125])" office:value-type="float" office:value="5" calcext:value-type="float">
            <text:p>5</text:p>
          </table:table-cell>
          <table:table-cell table:style-name="ce116" table:formula="of:=AVERAGE([.D125:.N125])" office:value-type="float" office:value="41.8973228083402" calcext:value-type="float">
            <text:p><text:s/>41.90 </text:p>
          </table:table-cell>
          <table:table-cell table:style-name="ce121" table:formula="of:=MAX([.D125:.N125])" office:value-type="float" office:value="49.7702909647779" calcext:value-type="float">
            <text:p><text:s/>49.77 </text:p>
          </table:table-cell>
          <table:table-cell table:style-name="ce121" table:formula="of:=MEDIAN([.D125:.N125])" office:value-type="float" office:value="39.8035384615384" calcext:value-type="float">
            <text:p><text:s/>39.80 </text:p>
          </table:table-cell>
          <table:table-cell table:style-name="ce121" table:formula="of:=PERCENTILE([.D125:.N125];0.75)" office:value-type="float" office:value="45.0153846153846" calcext:value-type="float">
            <text:p><text:s/>45.02 </text:p>
          </table:table-cell>
          <table:table-cell table:style-name="ce230" table:formula="of:=([.T125]-[.C125])/-[.C125]" office:value-type="float" office:value="-0.54585798816568" calcext:value-type="float">
            <text:p>-0.54585798816568</text:p>
          </table:table-cell>
          <table:table-cell table:number-columns-repeated="233"/>
        </table:table-row>
        <table:table-row table:style-name="ro2">
          <table:table-cell table:style-name="ce2" office:value-type="float" office:value="63" calcext:value-type="float">
            <text:p>63</text:p>
          </table:table-cell>
          <table:table-cell table:style-name="ce26" office:value-type="string" calcext:value-type="string">
            <text:p>Sustainability Manager</text:p>
          </table:table-cell>
          <table:table-cell table:style-name="ce50" office:value-type="float" office:value="28.26" calcext:value-type="float">
            <text:p><text:s/>28.26 </text:p>
          </table:table-cell>
          <table:table-cell table:style-name="ce63"/>
          <table:table-cell table:style-name="ce50" table:number-columns-repeated="2"/>
          <table:table-cell table:style-name="ce63" table:number-columns-repeated="2"/>
          <table:table-cell table:style-name="ce50" table:number-columns-repeated="4"/>
          <table:table-cell table:style-name="ce50" office:value-type="float" office:value="37.53" calcext:value-type="float">
            <text:p><text:s/>37.53 </text:p>
          </table:table-cell>
          <table:table-cell table:style-name="ce50" office:value-type="float" office:value="34.64" calcext:value-type="float">
            <text:p><text:s/>34.64 </text:p>
          </table:table-cell>
          <table:table-cell table:style-name="ce99"/>
          <table:table-cell table:style-name="ce108" table:formula="of:=COUNT([.D126:.N126])" office:value-type="float" office:value="2" calcext:value-type="float">
            <text:p>2</text:p>
          </table:table-cell>
          <table:table-cell table:style-name="ce115" table:formula="of:=AVERAGE([.D126:.N126])" office:value-type="float" office:value="36.085" calcext:value-type="float">
            <text:p><text:s/>36.09 </text:p>
          </table:table-cell>
          <table:table-cell table:style-name="ce120" table:formula="of:=MIN([.D126:.N126])" office:value-type="float" office:value="34.64" calcext:value-type="float">
            <text:p><text:s/>34.64 </text:p>
          </table:table-cell>
          <table:table-cell table:style-name="ce120" table:formula="of:=MEDIAN([.D126:.N126])" office:value-type="float" office:value="36.085" calcext:value-type="float">
            <text:p><text:s/>36.09 </text:p>
          </table:table-cell>
          <table:table-cell table:style-name="ce120" table:formula="of:=PERCENTILE([.D126:.N126];0.75)" office:value-type="float" office:value="36.8075" calcext:value-type="float">
            <text:p><text:s/>36.81 </text:p>
          </table:table-cell>
          <table:table-cell table:style-name="ce229" table:formula="of:=([.T126]-[.C126])/-[.C126]" office:value-type="float" office:value="-0.302459306440198" calcext:value-type="float">
            <text:p>-0.302459306440198</text:p>
          </table:table-cell>
          <table:table-cell table:number-columns-repeated="233"/>
        </table:table-row>
        <table:table-row table:style-name="ro2">
          <table:table-cell table:style-name="ce4"/>
          <table:table-cell table:style-name="ce28"/>
          <table:table-cell table:style-name="ce52" office:value-type="float" office:value="36.31" calcext:value-type="float">
            <text:p><text:s/>36.31 </text:p>
          </table:table-cell>
          <table:table-cell table:style-name="ce65"/>
          <table:table-cell table:style-name="ce52" table:number-columns-repeated="2"/>
          <table:table-cell table:style-name="ce65" table:number-columns-repeated="2"/>
          <table:table-cell table:style-name="ce51" table:number-columns-repeated="2"/>
          <table:table-cell table:style-name="ce52"/>
          <table:table-cell table:style-name="ce51"/>
          <table:table-cell table:style-name="ce51" office:value-type="float" office:value="55.88" calcext:value-type="float">
            <text:p><text:s/>55.88 </text:p>
          </table:table-cell>
          <table:table-cell table:style-name="ce52" office:value-type="float" office:value="46.79" calcext:value-type="float">
            <text:p><text:s/>46.79 </text:p>
          </table:table-cell>
          <table:table-cell table:style-name="ce103"/>
          <table:table-cell table:style-name="ce109" table:formula="of:=COUNT([.D127:.N127])" office:value-type="float" office:value="2" calcext:value-type="float">
            <text:p>2</text:p>
          </table:table-cell>
          <table:table-cell table:style-name="ce116" table:formula="of:=AVERAGE([.D127:.N127])" office:value-type="float" office:value="51.335" calcext:value-type="float">
            <text:p><text:s/>51.34 </text:p>
          </table:table-cell>
          <table:table-cell table:style-name="ce121" table:formula="of:=MAX([.D127:.N127])" office:value-type="float" office:value="55.88" calcext:value-type="float">
            <text:p><text:s/>55.88 </text:p>
          </table:table-cell>
          <table:table-cell table:style-name="ce121" table:formula="of:=MEDIAN([.D127:.N127])" office:value-type="float" office:value="51.335" calcext:value-type="float">
            <text:p><text:s/>51.34 </text:p>
          </table:table-cell>
          <table:table-cell table:style-name="ce121" table:formula="of:=PERCENTILE([.D127:.N127];0.75)" office:value-type="float" office:value="53.6075" calcext:value-type="float">
            <text:p><text:s/>53.61 </text:p>
          </table:table-cell>
          <table:table-cell table:style-name="ce230" table:formula="of:=([.T127]-[.C127])/-[.C127]" office:value-type="float" office:value="-0.476383916276508" calcext:value-type="float">
            <text:p>-0.476383916276508</text:p>
          </table:table-cell>
          <table:table-cell table:number-columns-repeated="233"/>
        </table:table-row>
        <table:table-row table:style-name="ro3">
          <table:table-cell table:style-name="ce2" office:value-type="float" office:value="64" calcext:value-type="float">
            <text:p>64</text:p>
          </table:table-cell>
          <table:table-cell table:style-name="ce30" office:value-type="string" calcext:value-type="string">
            <text:p>Systems Analyst IT (city and schools) - networks and databases</text:p>
          </table:table-cell>
          <table:table-cell table:style-name="ce50" office:value-type="float" office:value="30.8" calcext:value-type="float">
            <text:p><text:s/>30.80 </text:p>
          </table:table-cell>
          <table:table-cell table:style-name="ce63" office:value-type="float" office:value="42.6554945054945" calcext:value-type="float">
            <text:p><text:s/>42.66 </text:p>
          </table:table-cell>
          <table:table-cell table:style-name="ce50"/>
          <table:table-cell table:style-name="ce50" office:value-type="float" office:value="45.83" calcext:value-type="float">
            <text:p><text:s/>45.83 </text:p>
          </table:table-cell>
          <table:table-cell table:style-name="ce63" office:value-type="float" office:value="48.25" calcext:value-type="float">
            <text:p><text:s/>48.25 </text:p>
          </table:table-cell>
          <table:table-cell table:style-name="ce63"/>
          <table:table-cell table:style-name="ce50" table:number-columns-repeated="3"/>
          <table:table-cell table:style-name="ce50" office:value-type="float" office:value="45.23" calcext:value-type="float">
            <text:p><text:s/>45.23 </text:p>
          </table:table-cell>
          <table:table-cell table:style-name="ce50" office:value-type="float" office:value="34.43" calcext:value-type="float">
            <text:p><text:s/>34.43 </text:p>
          </table:table-cell>
          <table:table-cell table:style-name="ce50"/>
          <table:table-cell table:style-name="ce99"/>
          <table:table-cell table:style-name="ce108" table:formula="of:=COUNT([.D128:.N128])" office:value-type="float" office:value="5" calcext:value-type="float">
            <text:p>5</text:p>
          </table:table-cell>
          <table:table-cell table:style-name="ce115" table:formula="of:=AVERAGE([.D128:.N128])" office:value-type="float" office:value="43.2790989010989" calcext:value-type="float">
            <text:p><text:s/>43.28 </text:p>
          </table:table-cell>
          <table:table-cell table:style-name="ce120" table:formula="of:=MIN([.D128:.N128])" office:value-type="float" office:value="34.43" calcext:value-type="float">
            <text:p><text:s/>34.43 </text:p>
          </table:table-cell>
          <table:table-cell table:style-name="ce120" table:formula="of:=MEDIAN([.D128:.N128])" office:value-type="float" office:value="45.23" calcext:value-type="float">
            <text:p><text:s/>45.23 </text:p>
          </table:table-cell>
          <table:table-cell table:style-name="ce120" table:formula="of:=PERCENTILE([.D128:.N128];0.75)" office:value-type="float" office:value="45.83" calcext:value-type="float">
            <text:p><text:s/>45.83 </text:p>
          </table:table-cell>
          <table:table-cell table:style-name="ce229" table:formula="of:=([.T128]-[.C128])/-[.C128]" office:value-type="float" office:value="-0.487987012987013" calcext:value-type="float">
            <text:p>-0.487987012987013</text:p>
          </table:table-cell>
          <table:table-cell table:number-columns-repeated="233"/>
        </table:table-row>
        <table:table-row table:style-name="ro2">
          <table:table-cell table:style-name="ce3"/>
          <table:table-cell table:style-name="ce27"/>
          <table:table-cell table:style-name="ce51" office:value-type="float" office:value="39.58" calcext:value-type="float">
            <text:p><text:s/>39.58 </text:p>
          </table:table-cell>
          <table:table-cell table:style-name="ce64" office:value-type="float" office:value="55.1934065934066" calcext:value-type="float">
            <text:p><text:s/>55.19 </text:p>
          </table:table-cell>
          <table:table-cell table:style-name="ce51"/>
          <table:table-cell table:style-name="ce51" office:value-type="float" office:value="55" calcext:value-type="float">
            <text:p><text:s/>55.00 </text:p>
          </table:table-cell>
          <table:table-cell table:style-name="ce64" table:formula="of:=1.02*47.3023668639053" office:value-type="float" office:value="48.2484142011834" calcext:value-type="float">
            <text:p><text:s/>48.25 </text:p>
          </table:table-cell>
          <table:table-cell table:style-name="ce64"/>
          <table:table-cell table:style-name="ce51" table:number-columns-repeated="2"/>
          <table:table-cell table:style-name="ce52"/>
          <table:table-cell table:style-name="ce51" table:formula="of:=94088/(2080)" office:value-type="float" office:value="45.2346153846154" calcext:value-type="float">
            <text:p><text:s/>45.23 </text:p>
          </table:table-cell>
          <table:table-cell table:style-name="ce51" office:value-type="float" office:value="51.27" calcext:value-type="float">
            <text:p><text:s/>51.27 </text:p>
          </table:table-cell>
          <table:table-cell table:style-name="ce51"/>
          <table:table-cell table:style-name="ce100"/>
          <table:table-cell table:style-name="ce109" table:formula="of:=COUNT([.D129:.N129])" office:value-type="float" office:value="5" calcext:value-type="float">
            <text:p>5</text:p>
          </table:table-cell>
          <table:table-cell table:style-name="ce116" table:formula="of:=AVERAGE([.D129:.N129])" office:value-type="float" office:value="50.9892872358411" calcext:value-type="float">
            <text:p><text:s/>50.99 </text:p>
          </table:table-cell>
          <table:table-cell table:style-name="ce121" table:formula="of:=MAX([.D129:.N129])" office:value-type="float" office:value="55.1934065934066" calcext:value-type="float">
            <text:p><text:s/>55.19 </text:p>
          </table:table-cell>
          <table:table-cell table:style-name="ce121" table:formula="of:=MEDIAN([.D129:.N129])" office:value-type="float" office:value="51.27" calcext:value-type="float">
            <text:p><text:s/>51.27 </text:p>
          </table:table-cell>
          <table:table-cell table:style-name="ce121" table:formula="of:=PERCENTILE([.D129:.N129];0.75)" office:value-type="float" office:value="55" calcext:value-type="float">
            <text:p><text:s/>55.00 </text:p>
          </table:table-cell>
          <table:table-cell table:style-name="ce230" table:formula="of:=([.T129]-[.C129])/-[.C129]" office:value-type="float" office:value="-0.389590702374937" calcext:value-type="float">
            <text:p>-0.389590702374937</text:p>
          </table:table-cell>
          <table:table-cell table:number-columns-repeated="233"/>
        </table:table-row>
        <table:table-row table:style-name="ro2">
          <table:table-cell table:style-name="ce2" office:value-type="float" office:value="65" calcext:value-type="float">
            <text:p>65</text:p>
          </table:table-cell>
          <table:table-cell table:style-name="ce35" office:value-type="string" calcext:value-type="string">
            <text:p>Treasurer Collector</text:p>
          </table:table-cell>
          <table:table-cell table:style-name="ce50" office:value-type="float" office:value="48.05" calcext:value-type="float">
            <text:p><text:s/>48.05 </text:p>
          </table:table-cell>
          <table:table-cell table:style-name="ce63" office:value-type="float" office:value="54.3467032967033" calcext:value-type="float">
            <text:p><text:s/>54.35 </text:p>
          </table:table-cell>
          <table:table-cell table:style-name="ce50" office:value-type="float" office:value="45.27" calcext:value-type="float">
            <text:p><text:s/>45.27 </text:p>
          </table:table-cell>
          <table:table-cell table:style-name="ce52" office:value-type="float" office:value="50.42" calcext:value-type="float">
            <text:p><text:s/>50.42 </text:p>
          </table:table-cell>
          <table:table-cell table:style-name="ce65" office:value-type="float" office:value="48.99" calcext:value-type="float">
            <text:p><text:s/>48.99 </text:p>
          </table:table-cell>
          <table:table-cell table:style-name="ce65" office:value-type="float" office:value="41.0040837161817" calcext:value-type="float">
            <text:p><text:s/>41.00 </text:p>
          </table:table-cell>
          <table:table-cell table:style-name="ce50" table:formula="of:=1.02*23.44" office:value-type="float" office:value="23.9088" calcext:value-type="float">
            <text:p><text:s/>23.91 </text:p>
          </table:table-cell>
          <table:table-cell table:style-name="ce50" office:value-type="float" office:value="70.24" calcext:value-type="float">
            <text:p><text:s/>70.24 </text:p>
          </table:table-cell>
          <table:table-cell table:style-name="ce50" table:formula="of:=46.33*1.02" office:value-type="float" office:value="47.2566" calcext:value-type="float">
            <text:p><text:s/>47.26 </text:p>
          </table:table-cell>
          <table:table-cell table:style-name="ce50"/>
          <table:table-cell table:style-name="ce50" office:value-type="float" office:value="44.59" calcext:value-type="float">
            <text:p><text:s/>44.59 </text:p>
          </table:table-cell>
          <table:table-cell table:style-name="ce50"/>
          <table:table-cell table:style-name="ce99"/>
          <table:table-cell table:style-name="ce108" table:formula="of:=COUNT([.D130:.N130])" office:value-type="float" office:value="9" calcext:value-type="float">
            <text:p>9</text:p>
          </table:table-cell>
          <table:table-cell table:style-name="ce115" table:formula="of:=AVERAGE([.D130:.N130])" office:value-type="float" office:value="47.3362430014317" calcext:value-type="float">
            <text:p><text:s/>47.34 </text:p>
          </table:table-cell>
          <table:table-cell table:style-name="ce120" table:formula="of:=MIN([.D130:.N130])" office:value-type="float" office:value="23.9088" calcext:value-type="float">
            <text:p><text:s/>23.91 </text:p>
          </table:table-cell>
          <table:table-cell table:style-name="ce120" table:formula="of:=MEDIAN([.D130:.N130])" office:value-type="float" office:value="47.2566" calcext:value-type="float">
            <text:p><text:s/>47.26 </text:p>
          </table:table-cell>
          <table:table-cell table:style-name="ce120" table:formula="of:=PERCENTILE([.D130:.N130];0.75)" office:value-type="float" office:value="50.42" calcext:value-type="float">
            <text:p><text:s/>50.42 </text:p>
          </table:table-cell>
          <table:table-cell table:style-name="ce229" table:formula="of:=([.T130]-[.C130])/-[.C130]" office:value-type="float" office:value="-0.0493236212278877" calcext:value-type="float">
            <text:p>-0.049323621227888</text:p>
          </table:table-cell>
          <table:table-cell table:number-columns-repeated="233"/>
        </table:table-row>
        <table:table-row table:style-name="ro2">
          <table:table-cell table:style-name="ce5"/>
          <table:table-cell table:style-name="ce36"/>
          <table:table-cell table:style-name="ce52" office:value-type="float" office:value="61.74" calcext:value-type="float">
            <text:p><text:s/>61.74 </text:p>
          </table:table-cell>
          <table:table-cell table:style-name="ce65" office:value-type="float" office:value="78.532967032967" calcext:value-type="float">
            <text:p><text:s/>78.53 </text:p>
          </table:table-cell>
          <table:table-cell table:style-name="ce52" office:value-type="float" office:value="50.77" calcext:value-type="float">
            <text:p><text:s/>50.77 </text:p>
          </table:table-cell>
          <table:table-cell table:style-name="ce52" office:value-type="float" office:value="60.5" calcext:value-type="float">
            <text:p><text:s/>60.50 </text:p>
          </table:table-cell>
          <table:table-cell table:style-name="ce64" table:formula="of:=1.02*48.0284023668639" office:value-type="float" office:value="48.9889704142012" calcext:value-type="float">
            <text:p><text:s/>48.99 </text:p>
          </table:table-cell>
          <table:table-cell table:style-name="ce64" office:value-type="float" office:value="53.0433894844308" calcext:value-type="float">
            <text:p><text:s/>53.04 </text:p>
          </table:table-cell>
          <table:table-cell table:style-name="ce51" table:formula="of:=1.02*37.05" office:value-type="float" office:value="37.791" calcext:value-type="float">
            <text:p><text:s/>37.79 </text:p>
          </table:table-cell>
          <table:table-cell table:style-name="ce51" office:value-type="float" office:value="70.24" calcext:value-type="float">
            <text:p><text:s/>70.24 </text:p>
          </table:table-cell>
          <table:table-cell table:style-name="ce52" table:formula="of:=55.07*1.02" office:value-type="float" office:value="56.1714" calcext:value-type="float">
            <text:p><text:s/>56.17 </text:p>
          </table:table-cell>
          <table:table-cell table:style-name="ce51"/>
          <table:table-cell table:style-name="ce51" office:value-type="float" office:value="66.39" calcext:value-type="float">
            <text:p><text:s/>66.39 </text:p>
          </table:table-cell>
          <table:table-cell table:style-name="ce52"/>
          <table:table-cell table:style-name="ce103"/>
          <table:table-cell table:style-name="ce109" table:formula="of:=COUNT([.D131:.N131])" office:value-type="float" office:value="9" calcext:value-type="float">
            <text:p>9</text:p>
          </table:table-cell>
          <table:table-cell table:style-name="ce116" table:formula="of:=AVERAGE([.D131:.N131])" office:value-type="float" office:value="58.0475252146221" calcext:value-type="float">
            <text:p><text:s/>58.05 </text:p>
          </table:table-cell>
          <table:table-cell table:style-name="ce121" table:formula="of:=MAX([.D131:.N131])" office:value-type="float" office:value="78.532967032967" calcext:value-type="float">
            <text:p><text:s/>78.53 </text:p>
          </table:table-cell>
          <table:table-cell table:style-name="ce121" table:formula="of:=MEDIAN([.D131:.N131])" office:value-type="float" office:value="56.1714" calcext:value-type="float">
            <text:p><text:s/>56.17 </text:p>
          </table:table-cell>
          <table:table-cell table:style-name="ce121" table:formula="of:=PERCENTILE([.D131:.N131];0.75)" office:value-type="float" office:value="66.39" calcext:value-type="float">
            <text:p><text:s/>66.39 </text:p>
          </table:table-cell>
          <table:table-cell table:style-name="ce230" table:formula="of:=([.T131]-[.C131])/-[.C131]" office:value-type="float" office:value="-0.075315840621963" calcext:value-type="float">
            <text:p>-0.075315840621963</text:p>
          </table:table-cell>
          <table:table-cell table:number-columns-repeated="233"/>
        </table:table-row>
        <table:table-row table:style-name="ro2">
          <table:table-cell table:style-name="ce6" office:value-type="float" office:value="66" calcext:value-type="float">
            <text:p>66</text:p>
          </table:table-cell>
          <table:table-cell table:style-name="ce39" office:value-type="string" calcext:value-type="string">
            <text:p>Veteran's Administrative Assistant (PT)</text:p>
          </table:table-cell>
          <table:table-cell table:style-name="ce50" office:value-type="float" office:value="19.51" calcext:value-type="float">
            <text:p><text:s/>19.51 </text:p>
          </table:table-cell>
          <table:table-cell table:style-name="ce63"/>
          <table:table-cell table:style-name="ce50" table:number-columns-repeated="2"/>
          <table:table-cell table:style-name="ce63" table:number-columns-repeated="2"/>
          <table:table-cell table:style-name="ce50"/>
          <table:table-cell table:style-name="ce50" office:value-type="float" office:value="30.11" calcext:value-type="float">
            <text:p><text:s/>30.11 </text:p>
          </table:table-cell>
          <table:table-cell table:style-name="ce50" table:number-columns-repeated="3"/>
          <table:table-cell table:style-name="ce50" office:value-type="float" office:value="31.74" calcext:value-type="float">
            <text:p><text:s/>31.74 </text:p>
          </table:table-cell>
          <table:table-cell table:style-name="ce99"/>
          <table:table-cell table:style-name="ce108" table:formula="of:=COUNT([.D132:.N132])" office:value-type="float" office:value="2" calcext:value-type="float">
            <text:p>2</text:p>
          </table:table-cell>
          <table:table-cell table:style-name="ce115" table:formula="of:=AVERAGE([.D132:.N132])" office:value-type="float" office:value="30.925" calcext:value-type="float">
            <text:p><text:s/>30.93 </text:p>
          </table:table-cell>
          <table:table-cell table:style-name="ce120" table:formula="of:=MIN([.D132:.N132])" office:value-type="float" office:value="30.11" calcext:value-type="float">
            <text:p><text:s/>30.11 </text:p>
          </table:table-cell>
          <table:table-cell table:style-name="ce120" table:formula="of:=MEDIAN([.D132:.N132])" office:value-type="float" office:value="30.925" calcext:value-type="float">
            <text:p><text:s/>30.93 </text:p>
          </table:table-cell>
          <table:table-cell table:style-name="ce120" table:formula="of:=PERCENTILE([.D132:.N132];0.75)" office:value-type="float" office:value="31.3325" calcext:value-type="float">
            <text:p><text:s/>31.33 </text:p>
          </table:table-cell>
          <table:table-cell table:style-name="ce229" table:formula="of:=([.T132]-[.C132])/-[.C132]" office:value-type="float" office:value="-0.605971296770887" calcext:value-type="float">
            <text:p>-0.605971296770887</text:p>
          </table:table-cell>
          <table:table-cell table:number-columns-repeated="233"/>
        </table:table-row>
        <table:table-row table:style-name="ro2">
          <table:table-cell table:style-name="ce7"/>
          <table:table-cell table:style-name="ce38"/>
          <table:table-cell table:style-name="ce51" office:value-type="float" office:value="21.5" calcext:value-type="float">
            <text:p><text:s/>21.50 </text:p>
          </table:table-cell>
          <table:table-cell table:style-name="ce64"/>
          <table:table-cell table:style-name="ce51" table:number-columns-repeated="2"/>
          <table:table-cell table:style-name="ce64" table:number-columns-repeated="2"/>
          <table:table-cell table:style-name="ce51"/>
          <table:table-cell table:style-name="ce51" office:value-type="float" office:value="30.11" calcext:value-type="float">
            <text:p><text:s/>30.11 </text:p>
          </table:table-cell>
          <table:table-cell table:style-name="ce51" table:number-columns-repeated="3"/>
          <table:table-cell table:style-name="ce51" office:value-type="float" office:value="42.56" calcext:value-type="float">
            <text:p><text:s/>42.56 </text:p>
          </table:table-cell>
          <table:table-cell table:style-name="ce100"/>
          <table:table-cell table:style-name="ce109" table:formula="of:=COUNT([.D133:.N133])" office:value-type="float" office:value="2" calcext:value-type="float">
            <text:p>2</text:p>
          </table:table-cell>
          <table:table-cell table:style-name="ce116" table:formula="of:=AVERAGE([.D133:.N133])" office:value-type="float" office:value="36.335" calcext:value-type="float">
            <text:p><text:s/>36.34 </text:p>
          </table:table-cell>
          <table:table-cell table:style-name="ce121" table:formula="of:=MAX([.D133:.N133])" office:value-type="float" office:value="42.56" calcext:value-type="float">
            <text:p><text:s/>42.56 </text:p>
          </table:table-cell>
          <table:table-cell table:style-name="ce121" table:formula="of:=MEDIAN([.D133:.N133])" office:value-type="float" office:value="36.335" calcext:value-type="float">
            <text:p><text:s/>36.34 </text:p>
          </table:table-cell>
          <table:table-cell table:style-name="ce121" table:formula="of:=PERCENTILE([.D133:.N133];0.75)" office:value-type="float" office:value="39.4475" calcext:value-type="float">
            <text:p><text:s/>39.45 </text:p>
          </table:table-cell>
          <table:table-cell table:style-name="ce230" table:formula="of:=([.T133]-[.C133])/-[.C133]" office:value-type="float" office:value="-0.834767441860465" calcext:value-type="float">
            <text:p>-0.834767441860465</text:p>
          </table:table-cell>
          <table:table-cell table:number-columns-repeated="233"/>
        </table:table-row>
        <table:table-row table:style-name="ro2">
          <table:table-cell table:style-name="ce6" office:value-type="float" office:value="67" calcext:value-type="float">
            <text:p>67</text:p>
          </table:table-cell>
          <table:table-cell table:style-name="ce39" office:value-type="string" calcext:value-type="string">
            <text:p>Veterans Services Director (Regional Position)</text:p>
          </table:table-cell>
          <table:table-cell table:style-name="ce50" office:value-type="float" office:value="39.81" calcext:value-type="float">
            <text:p><text:s/>39.81 </text:p>
          </table:table-cell>
          <table:table-cell table:style-name="ce63" office:value-type="float" office:value="32.156043956044" calcext:value-type="float">
            <text:p><text:s/>32.16 </text:p>
          </table:table-cell>
          <table:table-cell table:style-name="ce50" office:value-type="float" office:value="37.29" calcext:value-type="float">
            <text:p><text:s/>37.29 </text:p>
          </table:table-cell>
          <table:table-cell table:style-name="ce52" office:value-type="float" office:value="28.46" calcext:value-type="float">
            <text:p><text:s/>28.46 </text:p>
          </table:table-cell>
          <table:table-cell table:style-name="ce65" office:value-type="float" office:value="47.14" calcext:value-type="float">
            <text:p><text:s/>47.14 </text:p>
          </table:table-cell>
          <table:table-cell table:style-name="ce65" office:value-type="float" office:value="28.0066360387953" calcext:value-type="float">
            <text:p><text:s/>28.01 </text:p>
          </table:table-cell>
          <table:table-cell table:style-name="ce50" table:formula="of:=1.02*19.56" office:value-type="float" office:value="19.9512" calcext:value-type="float">
            <text:p><text:s/>19.95 </text:p>
          </table:table-cell>
          <table:table-cell table:style-name="ce50"/>
          <table:table-cell table:style-name="ce50" table:formula="of:=23.76*1.02" office:value-type="float" office:value="24.2352" calcext:value-type="float">
            <text:p><text:s/>24.24 </text:p>
          </table:table-cell>
          <table:table-cell table:style-name="ce50" table:number-columns-repeated="3"/>
          <table:table-cell table:style-name="ce99"/>
          <table:table-cell table:style-name="ce108" table:formula="of:=COUNT([.D134:.N134])" office:value-type="float" office:value="7" calcext:value-type="float">
            <text:p>7</text:p>
          </table:table-cell>
          <table:table-cell table:style-name="ce115" table:formula="of:=AVERAGE([.D134:.N134])" office:value-type="float" office:value="31.034154284977" calcext:value-type="float">
            <text:p><text:s/>31.03 </text:p>
          </table:table-cell>
          <table:table-cell table:style-name="ce120" table:formula="of:=MIN([.D134:.N134])" office:value-type="float" office:value="19.9512" calcext:value-type="float">
            <text:p><text:s/>19.95 </text:p>
          </table:table-cell>
          <table:table-cell table:style-name="ce120" table:formula="of:=MEDIAN([.D134:.N134])" office:value-type="float" office:value="28.46" calcext:value-type="float">
            <text:p><text:s/>28.46 </text:p>
          </table:table-cell>
          <table:table-cell table:style-name="ce120" table:formula="of:=PERCENTILE([.D134:.N134];0.75)" office:value-type="float" office:value="34.723021978022" calcext:value-type="float">
            <text:p><text:s/>34.72 </text:p>
          </table:table-cell>
          <table:table-cell table:style-name="ce229" table:formula="of:=([.T134]-[.C134])/-[.C134]" office:value-type="float" office:value="0.127781412257674" calcext:value-type="float">
            <text:p>0.127781412257674</text:p>
          </table:table-cell>
          <table:table-cell table:number-columns-repeated="233"/>
        </table:table-row>
        <table:table-row table:style-name="ro2">
          <table:table-cell table:style-name="ce7"/>
          <table:table-cell table:style-name="ce38"/>
          <table:table-cell table:style-name="ce52" office:value-type="float" office:value="43.87" calcext:value-type="float">
            <text:p><text:s/>43.87 </text:p>
          </table:table-cell>
          <table:table-cell table:style-name="ce65" office:value-type="float" office:value="43.0774725274725" calcext:value-type="float">
            <text:p><text:s/>43.08 </text:p>
          </table:table-cell>
          <table:table-cell table:style-name="ce52" office:value-type="float" office:value="42.79" calcext:value-type="float">
            <text:p><text:s/>42.79 </text:p>
          </table:table-cell>
          <table:table-cell table:style-name="ce52" office:value-type="float" office:value="34.15" calcext:value-type="float">
            <text:p><text:s/>34.15 </text:p>
          </table:table-cell>
          <table:table-cell table:style-name="ce64" table:formula="of:=1.02*46.2112426035503" office:value-type="float" office:value="47.1354674556213" calcext:value-type="float">
            <text:p><text:s/>47.14 </text:p>
          </table:table-cell>
          <table:table-cell table:style-name="ce64" office:value-type="float" office:value="36.2291985706993" calcext:value-type="float">
            <text:p><text:s/>36.23 </text:p>
          </table:table-cell>
          <table:table-cell table:style-name="ce51" table:formula="of:=1.02*26.42" office:value-type="float" office:value="26.9484" calcext:value-type="float">
            <text:p><text:s/>26.95 </text:p>
          </table:table-cell>
          <table:table-cell table:style-name="ce51"/>
          <table:table-cell table:style-name="ce52" table:formula="of:=28.22*1.02" office:value-type="float" office:value="28.7844" calcext:value-type="float">
            <text:p><text:s/>28.78 </text:p>
          </table:table-cell>
          <table:table-cell table:style-name="ce51"/>
          <table:table-cell table:style-name="ce81"/>
          <table:table-cell table:style-name="ce84"/>
          <table:table-cell table:style-name="ce103"/>
          <table:table-cell table:style-name="ce109" table:formula="of:=COUNT([.D135:.N135])" office:value-type="float" office:value="7" calcext:value-type="float">
            <text:p>7</text:p>
          </table:table-cell>
          <table:table-cell table:style-name="ce116" table:formula="of:=AVERAGE([.D135:.N135])" office:value-type="float" office:value="37.016419793399" calcext:value-type="float">
            <text:p><text:s/>37.02 </text:p>
          </table:table-cell>
          <table:table-cell table:style-name="ce121" table:formula="of:=MAX([.D135:.N135])" office:value-type="float" office:value="47.1354674556213" calcext:value-type="float">
            <text:p><text:s/>47.14 </text:p>
          </table:table-cell>
          <table:table-cell table:style-name="ce121" table:formula="of:=MEDIAN([.D135:.N135])" office:value-type="float" office:value="36.2291985706993" calcext:value-type="float">
            <text:p><text:s/>36.23 </text:p>
          </table:table-cell>
          <table:table-cell table:style-name="ce121" table:formula="of:=PERCENTILE([.D135:.N135];0.75)" office:value-type="float" office:value="42.9337362637363" calcext:value-type="float">
            <text:p><text:s/>42.93 </text:p>
          </table:table-cell>
          <table:table-cell table:style-name="ce230" table:formula="of:=([.T135]-[.C135])/-[.C135]" office:value-type="float" office:value="0.0213417765275529" calcext:value-type="float">
            <text:p>0.021341776527553</text:p>
          </table:table-cell>
          <table:table-cell table:number-columns-repeated="233"/>
        </table:table-row>
        <table:table-row table:style-name="ro2">
          <table:table-cell table:style-name="ce6" office:value-type="float" office:value="68" calcext:value-type="float">
            <text:p>68</text:p>
          </table:table-cell>
          <table:table-cell table:style-name="ce39" office:value-type="string" calcext:value-type="string">
            <text:p>Water-Sewer Administrator (Billing)</text:p>
          </table:table-cell>
          <table:table-cell table:style-name="ce50" office:value-type="float" office:value="30.8" calcext:value-type="float">
            <text:p><text:s/>30.80 </text:p>
          </table:table-cell>
          <table:table-cell table:style-name="ce63"/>
          <table:table-cell table:style-name="ce50" table:formula="of:=55107/1850" office:value-type="float" office:value="29.7875675675676" calcext:value-type="float">
            <text:p><text:s/>29.79 </text:p>
          </table:table-cell>
          <table:table-cell table:style-name="ce50"/>
          <table:table-cell table:style-name="ce63" office:value-type="float" office:value="40.39" calcext:value-type="float">
            <text:p><text:s/>40.39 </text:p>
          </table:table-cell>
          <table:table-cell table:style-name="ce63"/>
          <table:table-cell table:style-name="ce50" table:formula="of:=1.02*20.87" office:value-type="float" office:value="21.2874" calcext:value-type="float">
            <text:p><text:s/>21.29 </text:p>
          </table:table-cell>
          <table:table-cell table:style-name="ce50" office:value-type="float" office:value="23.75" calcext:value-type="float">
            <text:p><text:s/>23.75 </text:p>
          </table:table-cell>
          <table:table-cell table:style-name="ce50" office:value-type="float" office:value="39.37" calcext:value-type="float">
            <text:p><text:s/>39.37 </text:p>
          </table:table-cell>
          <table:table-cell table:style-name="ce50" table:number-columns-repeated="3"/>
          <table:table-cell table:style-name="ce99"/>
          <table:table-cell table:style-name="ce108" table:formula="of:=COUNT([.D136:.N136])" office:value-type="float" office:value="5" calcext:value-type="float">
            <text:p>5</text:p>
          </table:table-cell>
          <table:table-cell table:style-name="ce115" table:formula="of:=AVERAGE([.D136:.N136])" office:value-type="float" office:value="30.9169935135135" calcext:value-type="float">
            <text:p><text:s/>30.92 </text:p>
          </table:table-cell>
          <table:table-cell table:style-name="ce120" table:formula="of:=MIN([.D136:.N136])" office:value-type="float" office:value="21.2874" calcext:value-type="float">
            <text:p><text:s/>21.29 </text:p>
          </table:table-cell>
          <table:table-cell table:style-name="ce120" table:formula="of:=MEDIAN([.D136:.N136])" office:value-type="float" office:value="29.7875675675676" calcext:value-type="float">
            <text:p><text:s/>29.79 </text:p>
          </table:table-cell>
          <table:table-cell table:style-name="ce120" table:formula="of:=PERCENTILE([.D136:.N136];0.75)" office:value-type="float" office:value="39.37" calcext:value-type="float">
            <text:p><text:s/>39.37 </text:p>
          </table:table-cell>
          <table:table-cell table:style-name="ce229" table:formula="of:=([.T136]-[.C136])/-[.C136]" office:value-type="float" office:value="-0.278246753246753" calcext:value-type="float">
            <text:p>-0.278246753246753</text:p>
          </table:table-cell>
          <table:table-cell table:number-columns-repeated="233"/>
        </table:table-row>
        <table:table-row table:style-name="ro2">
          <table:table-cell table:style-name="ce7"/>
          <table:table-cell table:style-name="ce38"/>
          <table:table-cell table:style-name="ce52" office:value-type="float" office:value="39.58" calcext:value-type="float">
            <text:p><text:s/>39.58 </text:p>
          </table:table-cell>
          <table:table-cell table:style-name="ce65"/>
          <table:table-cell table:style-name="ce52" table:formula="of:=67698/1850" office:value-type="float" office:value="36.5935135135135" calcext:value-type="float">
            <text:p><text:s/>36.59 </text:p>
          </table:table-cell>
          <table:table-cell table:style-name="ce52"/>
          <table:table-cell table:style-name="ce65" table:formula="of:=1.02*39.5976331360947" office:value-type="float" office:value="40.3895857988166" calcext:value-type="float">
            <text:p><text:s/>40.39 </text:p>
          </table:table-cell>
          <table:table-cell table:style-name="ce65"/>
          <table:table-cell table:style-name="ce51" table:formula="of:=1.02*28.18" office:value-type="float" office:value="28.7436" calcext:value-type="float">
            <text:p><text:s/>28.74 </text:p>
          </table:table-cell>
          <table:table-cell table:style-name="ce51" office:value-type="float" office:value="30.11" calcext:value-type="float">
            <text:p><text:s/>30.11 </text:p>
          </table:table-cell>
          <table:table-cell table:style-name="ce51" office:value-type="float" office:value="39.37" calcext:value-type="float">
            <text:p><text:s/>39.37 </text:p>
          </table:table-cell>
          <table:table-cell table:style-name="ce51" table:number-columns-repeated="2"/>
          <table:table-cell table:style-name="ce52"/>
          <table:table-cell table:style-name="ce103"/>
          <table:table-cell table:style-name="ce109" table:formula="of:=COUNT([.D137:.N137])" office:value-type="float" office:value="5" calcext:value-type="float">
            <text:p>5</text:p>
          </table:table-cell>
          <table:table-cell table:style-name="ce116" table:formula="of:=AVERAGE([.D137:.N137])" office:value-type="float" office:value="35.041339862466" calcext:value-type="float">
            <text:p><text:s/>35.04 </text:p>
          </table:table-cell>
          <table:table-cell table:style-name="ce121" table:formula="of:=MAX([.D137:.N137])" office:value-type="float" office:value="40.3895857988166" calcext:value-type="float">
            <text:p><text:s/>40.39 </text:p>
          </table:table-cell>
          <table:table-cell table:style-name="ce121" table:formula="of:=MEDIAN([.D137:.N137])" office:value-type="float" office:value="36.5935135135135" calcext:value-type="float">
            <text:p><text:s/>36.59 </text:p>
          </table:table-cell>
          <table:table-cell table:style-name="ce121" table:formula="of:=PERCENTILE([.D137:.N137];0.75)" office:value-type="float" office:value="39.37" calcext:value-type="float">
            <text:p><text:s/>39.37 </text:p>
          </table:table-cell>
          <table:table-cell table:style-name="ce230" table:formula="of:=([.T137]-[.C137])/-[.C137]" office:value-type="float" office:value="0.00530570995452251" calcext:value-type="float">
            <text:p>0.005305709954523</text:p>
          </table:table-cell>
          <table:table-cell table:number-columns-repeated="233"/>
        </table:table-row>
        <table:table-row table:style-name="ro2">
          <table:table-cell table:style-name="ce6" office:value-type="float" office:value="69" calcext:value-type="float">
            <text:p>69</text:p>
          </table:table-cell>
          <table:table-cell table:style-name="ce40" office:value-type="string" calcext:value-type="string">
            <text:p>Wiring Inspector</text:p>
          </table:table-cell>
          <table:table-cell table:style-name="ce50" office:value-type="float" office:value="31.92" calcext:value-type="float">
            <text:p><text:s/>31.92 </text:p>
          </table:table-cell>
          <table:table-cell table:style-name="ce63" office:value-type="float" office:value="34.7807692307692" calcext:value-type="float">
            <text:p><text:s/>34.78 </text:p>
          </table:table-cell>
          <table:table-cell table:style-name="ce50" office:value-type="float" office:value="41.11" calcext:value-type="float">
            <text:p><text:s/>41.11 </text:p>
          </table:table-cell>
          <table:table-cell table:style-name="ce50" office:value-type="float" office:value="28.46" calcext:value-type="float">
            <text:p><text:s/>28.46 </text:p>
          </table:table-cell>
          <table:table-cell table:style-name="ce63" office:value-type="float" office:value="42.75" calcext:value-type="float">
            <text:p><text:s/>42.75 </text:p>
          </table:table-cell>
          <table:table-cell table:style-name="ce78" office:value-type="float" office:value="28.0066360387953" calcext:value-type="float">
            <text:p><text:s/>28.01 </text:p>
          </table:table-cell>
          <table:table-cell table:style-name="ce50" table:formula="of:=1.02*19.56" office:value-type="float" office:value="19.9512" calcext:value-type="float">
            <text:p><text:s/>19.95 </text:p>
          </table:table-cell>
          <table:table-cell table:style-name="ce50" office:value-type="float" office:value="46.35" calcext:value-type="float">
            <text:p><text:s/>46.35 </text:p>
          </table:table-cell>
          <table:table-cell table:style-name="ce50" table:number-columns-repeated="2"/>
          <table:table-cell table:style-name="ce50" office:value-type="float" office:value="32.93" calcext:value-type="float">
            <text:p><text:s/>32.93 </text:p>
          </table:table-cell>
          <table:table-cell table:style-name="ce50"/>
          <table:table-cell table:style-name="ce99"/>
          <table:table-cell table:style-name="ce108" table:formula="of:=COUNT([.D138:.N138])" office:value-type="float" office:value="8" calcext:value-type="float">
            <text:p>8</text:p>
          </table:table-cell>
          <table:table-cell table:style-name="ce115" table:formula="of:=AVERAGE([.D138:.N138])" office:value-type="float" office:value="34.2923256586956" calcext:value-type="float">
            <text:p><text:s/>34.29 </text:p>
          </table:table-cell>
          <table:table-cell table:style-name="ce120" table:formula="of:=MIN([.D138:.N138])" office:value-type="float" office:value="19.9512" calcext:value-type="float">
            <text:p><text:s/>19.95 </text:p>
          </table:table-cell>
          <table:table-cell table:style-name="ce120" table:formula="of:=MEDIAN([.D138:.N138])" office:value-type="float" office:value="33.8553846153846" calcext:value-type="float">
            <text:p><text:s/>33.86 </text:p>
          </table:table-cell>
          <table:table-cell table:style-name="ce120" table:formula="of:=PERCENTILE([.D138:.N138];0.75)" office:value-type="float" office:value="41.52" calcext:value-type="float">
            <text:p><text:s/>41.52 </text:p>
          </table:table-cell>
          <table:table-cell table:style-name="ce229" table:formula="of:=([.T138]-[.C138])/-[.C138]" office:value-type="float" office:value="-0.300751879699248" calcext:value-type="float">
            <text:p>-0.300751879699248</text:p>
          </table:table-cell>
          <table:table-cell table:number-columns-repeated="233"/>
        </table:table-row>
        <table:table-row table:style-name="ro2">
          <table:table-cell table:style-name="ce7"/>
          <table:table-cell table:style-name="ce32"/>
          <table:table-cell table:style-name="ce51" office:value-type="float" office:value="35.17" calcext:value-type="float">
            <text:p><text:s/>35.17 </text:p>
          </table:table-cell>
          <table:table-cell table:style-name="ce64" office:value-type="float" office:value="46.5906593406593" calcext:value-type="float">
            <text:p><text:s/>46.59 </text:p>
          </table:table-cell>
          <table:table-cell table:style-name="ce51" office:value-type="float" office:value="41.11" calcext:value-type="float">
            <text:p><text:s/>41.11 </text:p>
          </table:table-cell>
          <table:table-cell table:style-name="ce51" office:value-type="float" office:value="34.15" calcext:value-type="float">
            <text:p><text:s/>34.15 </text:p>
          </table:table-cell>
          <table:table-cell table:style-name="ce64" table:formula="of:=1.02*41.9136094674556" office:value-type="float" office:value="42.7518816568047" calcext:value-type="float">
            <text:p><text:s/>42.75 </text:p>
          </table:table-cell>
          <table:table-cell table:style-name="ce79" office:value-type="float" office:value="36.2291985706993" calcext:value-type="float">
            <text:p><text:s/>36.23 </text:p>
          </table:table-cell>
          <table:table-cell table:style-name="ce51" table:formula="of:=1.02*26.42" office:value-type="float" office:value="26.9484" calcext:value-type="float">
            <text:p><text:s/>26.95 </text:p>
          </table:table-cell>
          <table:table-cell table:style-name="ce51" office:value-type="float" office:value="46.35" calcext:value-type="float">
            <text:p><text:s/>46.35 </text:p>
          </table:table-cell>
          <table:table-cell table:style-name="ce51" table:number-columns-repeated="2"/>
          <table:table-cell table:style-name="ce51" office:value-type="float" office:value="48.02" calcext:value-type="float">
            <text:p><text:s/>48.02 </text:p>
          </table:table-cell>
          <table:table-cell table:style-name="ce51"/>
          <table:table-cell table:style-name="ce100"/>
          <table:table-cell table:style-name="ce110" table:formula="of:=COUNT([.D139:.N139])" office:value-type="float" office:value="8" calcext:value-type="float">
            <text:p>8</text:p>
          </table:table-cell>
          <table:table-cell table:style-name="ce117" table:formula="of:=AVERAGE([.D139:.N139])" office:value-type="float" office:value="40.2687674460204" calcext:value-type="float">
            <text:p><text:s/>40.27 </text:p>
          </table:table-cell>
          <table:table-cell table:style-name="ce122" table:formula="of:=MAX([.D139:.N139])" office:value-type="float" office:value="48.02" calcext:value-type="float">
            <text:p><text:s/>48.02 </text:p>
          </table:table-cell>
          <table:table-cell table:style-name="ce122" table:formula="of:=MEDIAN([.D139:.N139])" office:value-type="float" office:value="41.9309408284024" calcext:value-type="float">
            <text:p><text:s/>41.93 </text:p>
          </table:table-cell>
          <table:table-cell table:style-name="ce122" table:formula="of:=PERCENTILE([.D139:.N139];0.75)" office:value-type="float" office:value="46.4101648351648" calcext:value-type="float">
            <text:p><text:s/>46.41 </text:p>
          </table:table-cell>
          <table:table-cell table:style-name="ce231" table:formula="of:=([.T139]-[.C139])/-[.C139]" office:value-type="float" office:value="-0.319595246948104" calcext:value-type="float">
            <text:p>-0.319595246948104</text:p>
          </table:table-cell>
          <table:table-cell table:number-columns-repeated="233"/>
        </table:table-row>
        <table:table-row table:style-name="ro2" table:number-rows-repeated="1048334">
          <table:table-cell table:number-columns-repeated="254"/>
        </table:table-row>
        <table:table-row table:style-name="ro5" table:number-rows-repeated="102">
          <table:table-cell table:number-columns-repeated="254"/>
        </table:table-row>
        <table:table-row table:style-name="ro5">
          <table:table-cell table:number-columns-repeated="254"/>
        </table:table-row>
        <table:named-expressions>
          <table:named-range table:name="Excel_BuiltIn_Print_Area" table:base-cell-address="$'Comp Market data'.$A$1" table:cell-range-address="$'Comp Market data'.$A$2:.$U$139"/>
          <table:named-expression table:name="Excel_BuiltIn_Print_Titles" table:base-cell-address="$'Comp Market data'.$A$1" table:expression="([$'Comp Market data'.$A$1:.$C$1048576];[$'Comp Market data'.$A$1:.$AMJ$1])"/>
          <table:named-range table:name="Excel_BuiltIn__FilterDatabase" table:base-cell-address="$'Comp Market data'.$A$1" table:cell-range-address="#REF!"/>
        </table:named-expressions>
      </table:table>
      <table:table table:name="Current Employees" table:style-name="ta2">
        <office:forms form:automatic-focus="false" form:apply-design-mode="false"/>
        <table:table-column table:style-name="co11" table:default-cell-style-name="ce136"/>
        <table:table-column table:style-name="co12" table:default-cell-style-name="ce136"/>
        <table:table-column table:style-name="co13" table:default-cell-style-name="ce136"/>
        <table:table-column table:style-name="co14" table:number-columns-repeated="2" table:default-cell-style-name="ce136"/>
        <table:table-column table:style-name="co15" table:default-cell-style-name="ce136"/>
        <table:table-column table:style-name="co16" table:default-cell-style-name="ce136"/>
        <table:table-column table:style-name="co9" table:number-columns-repeated="250" table:default-cell-style-name="ce136"/>
        <table:table-row table:style-name="ro6">
          <table:table-cell table:style-name="ce131" office:value-type="string" calcext:value-type="string">
            <text:p>Melrose Non-Union Positions</text:p>
          </table:table-cell>
          <table:table-cell table:style-name="ce137" office:value-type="string" calcext:value-type="string">
            <text:p>Level</text:p>
          </table:table-cell>
          <table:table-cell table:style-name="ce137" office:value-type="string" calcext:value-type="string">
            <text:p>Salary Schedule</text:p>
          </table:table-cell>
          <table:table-cell table:style-name="ce137" office:value-type="string" calcext:value-type="string">
            <text:p>Tier**</text:p>
          </table:table-cell>
          <table:table-cell table:style-name="ce144" office:value-type="string" calcext:value-type="string">
            <text:p>Hrs/wk</text:p>
          </table:table-cell>
          <table:table-cell table:style-name="ce145" table:number-columns-repeated="2"/>
          <table:table-cell table:number-columns-repeated="250"/>
        </table:table-row>
        <table:table-row table:style-name="ro7">
          <table:table-cell table:style-name="ce132" office:value-type="string" calcext:value-type="string">
            <text:p>Accounting Assistant - Public Safety</text:p>
          </table:table-cell>
          <table:table-cell table:style-name="ce138" office:value-type="float" office:value="9" calcext:value-type="float">
            <text:p>9</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18" calcext:value-type="float">
            <text:p>18</text:p>
          </table:table-cell>
          <table:table-cell table:style-name="ce145" table:number-columns-repeated="2"/>
          <table:table-cell table:number-columns-repeated="250"/>
        </table:table-row>
        <table:table-row table:style-name="ro7">
          <table:table-cell table:style-name="ce132" office:value-type="string" calcext:value-type="string">
            <text:p>Animal Control Officer/Animal Inspector</text:p>
          </table:table-cell>
          <table:table-cell table:style-name="ce138" office:value-type="float" office:value="13" calcext:value-type="float">
            <text:p>13</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18" calcext:value-type="float">
            <text:p>18</text:p>
          </table:table-cell>
          <table:table-cell table:style-name="ce145" table:number-columns-repeated="2"/>
          <table:table-cell table:number-columns-repeated="250"/>
        </table:table-row>
        <table:table-row table:style-name="ro8">
          <table:table-cell table:style-name="ce132" office:value-type="string" calcext:value-type="string">
            <text:p>Assistant Auditor</text:p>
          </table:table-cell>
          <table:table-cell table:style-name="ce138" office:value-type="float" office:value="19" calcext:value-type="float">
            <text:p>19</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Assistant City Clerk</text:p>
          </table:table-cell>
          <table:table-cell table:style-name="ce138" office:value-type="float" office:value="14" calcext:value-type="float">
            <text:p>14</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9">
          <table:table-cell table:style-name="ce132" office:value-type="string" calcext:value-type="string">
            <text:p>Assistant Director - Library</text:p>
          </table:table-cell>
          <table:table-cell table:style-name="ce138" office:value-type="float" office:value="19" calcext:value-type="float">
            <text:p>19</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Assistant Director, DPW</text:p>
          </table:table-cell>
          <table:table-cell table:style-name="ce138" office:value-type="float" office:value="24" calcext:value-type="float">
            <text:p>24</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40" calcext:value-type="float">
            <text:p>40</text:p>
          </table:table-cell>
          <table:table-cell table:style-name="ce145" table:number-columns-repeated="2"/>
          <table:table-cell table:number-columns-repeated="250"/>
        </table:table-row>
        <table:table-row table:style-name="ro8">
          <table:table-cell table:style-name="ce132" office:value-type="string" calcext:value-type="string">
            <text:p>Assistant Director, IT</text:p>
          </table:table-cell>
          <table:table-cell table:style-name="ce138" office:value-type="float" office:value="19" calcext:value-type="float">
            <text:p>19</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Assistant Planning Director</text:p>
          </table:table-cell>
          <table:table-cell table:style-name="ce138" office:value-type="float" office:value="16" calcext:value-type="float">
            <text:p>16</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Assistant to Director of Inspection Services</text:p>
          </table:table-cell>
          <table:table-cell table:style-name="ce138" office:value-type="float" office:value="14" calcext:value-type="float">
            <text:p>14</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Assistant Treasurer</text:p>
          </table:table-cell>
          <table:table-cell table:style-name="ce138" office:value-type="float" office:value="19" calcext:value-type="float">
            <text:p>19</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Cemetery Adminstrator</text:p>
          </table:table-cell>
          <table:table-cell table:style-name="ce138" office:value-type="float" office:value="16" calcext:value-type="float">
            <text:p>16</text:p>
          </table:table-cell>
          <table:table-cell table:style-name="ce142" office:value-type="string" calcext:value-type="string">
            <text:p>CNU2</text:p>
          </table:table-cell>
          <table:table-cell table:style-name="ce138" office:value-type="float" office:value="1" calcext:value-type="float">
            <text:p>1</text:p>
          </table:table-cell>
          <table:table-cell table:style-name="ce138" office:value-type="float" office:value="25" calcext:value-type="float">
            <text:p>25</text:p>
          </table:table-cell>
          <table:table-cell table:style-name="ce145" table:number-columns-repeated="2"/>
          <table:table-cell table:number-columns-repeated="250"/>
        </table:table-row>
        <table:table-row table:style-name="ro7">
          <table:table-cell table:style-name="ce132" office:value-type="string" calcext:value-type="string">
            <text:p>Chief Assessor*</text:p>
          </table:table-cell>
          <table:table-cell table:style-name="ce138" office:value-type="float" office:value="23" calcext:value-type="float">
            <text:p>23</text:p>
          </table:table-cell>
          <table:table-cell table:style-name="ce142" office:value-type="string" calcext:value-type="string">
            <text:p>CNU4</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text:span text:style-name="T1">Chief Financial Officer/Auditor</text:span><text:span text:style-name="T2">*</text:span></text:p>
          </table:table-cell>
          <table:table-cell table:style-name="ce138" office:value-type="float" office:value="29" calcext:value-type="float">
            <text:p>29</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City Clerk*</text:p>
          </table:table-cell>
          <table:table-cell table:style-name="ce138" office:value-type="float" office:value="20" calcext:value-type="float">
            <text:p>20</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City Engineer</text:p>
          </table:table-cell>
          <table:table-cell table:style-name="ce138" office:value-type="float" office:value="22" calcext:value-type="float">
            <text:p>22</text:p>
          </table:table-cell>
          <table:table-cell table:style-name="ce142" office:value-type="string" calcext:value-type="string">
            <text:p>CNU5</text:p>
          </table:table-cell>
          <table:table-cell table:style-name="ce138" office:value-type="float" office:value="1" calcext:value-type="float">
            <text:p>1</text:p>
          </table:table-cell>
          <table:table-cell table:style-name="ce138" office:value-type="float" office:value="40" calcext:value-type="float">
            <text:p>40</text:p>
          </table:table-cell>
          <table:table-cell table:style-name="ce145" table:number-columns-repeated="2"/>
          <table:table-cell table:number-columns-repeated="250"/>
        </table:table-row>
        <table:table-row table:style-name="ro7">
          <table:table-cell table:style-name="ce132" office:value-type="string" calcext:value-type="string">
            <text:p>City Solicitor*</text:p>
          </table:table-cell>
          <table:table-cell table:style-name="ce138" office:value-type="float" office:value="30" calcext:value-type="float">
            <text:p>30</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Clerk of Committees*</text:p>
          </table:table-cell>
          <table:table-cell table:style-name="ce138" office:value-type="float" office:value="16" calcext:value-type="float">
            <text:p>16</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Coordinator, Council on Aging</text:p>
          </table:table-cell>
          <table:table-cell table:style-name="ce138" office:value-type="float" office:value="9" calcext:value-type="float">
            <text:p>9</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Coordinator, Recreation</text:p>
          </table:table-cell>
          <table:table-cell table:style-name="ce138" office:value-type="float" office:value="9" calcext:value-type="float">
            <text:p>9</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Director - Community Planning &amp; Development*</text:p>
          </table:table-cell>
          <table:table-cell table:style-name="ce138" office:value-type="float" office:value="23" calcext:value-type="float">
            <text:p>23</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Director - Community Services/City Operations*</text:p>
          </table:table-cell>
          <table:table-cell table:style-name="ce138" office:value-type="float" office:value="20" calcext:value-type="float">
            <text:p>20</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Director - Council on Aging*</text:p>
          </table:table-cell>
          <table:table-cell table:style-name="ce138" office:value-type="float" office:value="21" calcext:value-type="float">
            <text:p>21</text:p>
          </table:table-cell>
          <table:table-cell table:style-name="ce142" office:value-type="string" calcext:value-type="string">
            <text:p>CNU4</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Director - HR*</text:p>
          </table:table-cell>
          <table:table-cell table:style-name="ce138" office:value-type="float" office:value="23" calcext:value-type="float">
            <text:p>23</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Director - Inspectional Services*</text:p>
          </table:table-cell>
          <table:table-cell table:style-name="ce138" office:value-type="float" office:value="20" calcext:value-type="float">
            <text:p>20</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Director - IT*</text:p>
          </table:table-cell>
          <table:table-cell table:style-name="ce138" office:value-type="float" office:value="26" calcext:value-type="float">
            <text:p>26</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Director - Library*</text:p>
          </table:table-cell>
          <table:table-cell table:style-name="ce138" office:value-type="float" office:value="19" calcext:value-type="float">
            <text:p>19</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Director - Public Health*-Regional</text:p>
          </table:table-cell>
          <table:table-cell table:style-name="ce138" office:value-type="float" office:value="20" calcext:value-type="float">
            <text:p>20</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Director Retirement*</text:p>
          </table:table-cell>
          <table:table-cell table:style-name="ce138" office:value-type="float" office:value="21" calcext:value-type="float">
            <text:p>21</text:p>
          </table:table-cell>
          <table:table-cell table:style-name="ce142" office:value-type="string" calcext:value-type="string">
            <text:p>CNU4</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DPW Director of Public Works*</text:p>
          </table:table-cell>
          <table:table-cell table:style-name="ce138" office:value-type="float" office:value="29" calcext:value-type="float">
            <text:p>29</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Energy Efficency Manager</text:p>
          </table:table-cell>
          <table:table-cell table:style-name="ce138" office:value-type="float" office:value="15" calcext:value-type="float">
            <text:p>15</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0" calcext:value-type="float">
            <text:p>30</text:p>
          </table:table-cell>
          <table:table-cell table:style-name="ce145" table:number-columns-repeated="2"/>
          <table:table-cell table:number-columns-repeated="250"/>
        </table:table-row>
        <table:table-row table:style-name="ro8">
          <table:table-cell table:style-name="ce132" office:value-type="string" calcext:value-type="string">
            <text:p>Event Operations Assistant - Memorial Hall</text:p>
          </table:table-cell>
          <table:table-cell table:style-name="ce138" office:value-type="float" office:value="9" calcext:value-type="float">
            <text:p>9</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18" calcext:value-type="float">
            <text:p>18</text:p>
          </table:table-cell>
          <table:table-cell table:style-name="ce145" table:number-columns-repeated="2"/>
          <table:table-cell table:number-columns-repeated="250"/>
        </table:table-row>
        <table:table-row table:style-name="ro8">
          <table:table-cell table:style-name="ce132" office:value-type="string" calcext:value-type="string">
            <text:p>Executive Director - Memorial Hall*</text:p>
          </table:table-cell>
          <table:table-cell table:style-name="ce138" office:value-type="float" office:value="18" calcext:value-type="float">
            <text:p>18</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Facilities Manager, DPW</text:p>
          </table:table-cell>
          <table:table-cell table:style-name="ce138" office:value-type="float" office:value="22" calcext:value-type="float">
            <text:p>22</text:p>
          </table:table-cell>
          <table:table-cell table:style-name="ce142" office:value-type="string" calcext:value-type="string">
            <text:p>CNU6</text:p>
          </table:table-cell>
          <table:table-cell table:style-name="ce138" office:value-type="float" office:value="2" calcext:value-type="float">
            <text:p>2</text:p>
          </table:table-cell>
          <table:table-cell table:style-name="ce138" office:value-type="float" office:value="40" calcext:value-type="float">
            <text:p>40</text:p>
          </table:table-cell>
          <table:table-cell table:style-name="ce145" table:number-columns-repeated="2"/>
          <table:table-cell table:number-columns-repeated="250"/>
        </table:table-row>
        <table:table-row table:style-name="ro8">
          <table:table-cell table:style-name="ce132" office:value-type="string" calcext:value-type="string">
            <text:p>Finance Administrator Public Safety</text:p>
          </table:table-cell>
          <table:table-cell table:style-name="ce138" office:value-type="float" office:value="14" calcext:value-type="float">
            <text:p>14</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Financial Manager</text:p>
          </table:table-cell>
          <table:table-cell table:style-name="ce138" office:value-type="float" office:value="15" calcext:value-type="float">
            <text:p>15</text:p>
          </table:table-cell>
          <table:table-cell table:style-name="ce142" office:value-type="string" calcext:value-type="string">
            <text:p>CNU1</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Financial Systems Analyst</text:p>
          </table:table-cell>
          <table:table-cell table:style-name="ce138" office:value-type="float" office:value="20" calcext:value-type="float">
            <text:p>20</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HR Coordinator</text:p>
          </table:table-cell>
          <table:table-cell table:style-name="ce138" office:value-type="float" office:value="19" calcext:value-type="float">
            <text:p>19</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Legal Assistant to City Solicitor</text:p>
          </table:table-cell>
          <table:table-cell table:style-name="ce138" office:value-type="float" office:value="15" calcext:value-type="float">
            <text:p>15</text:p>
          </table:table-cell>
          <table:table-cell table:style-name="ce142" office:value-type="string" calcext:value-type="string">
            <text:p>CNU1</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Mayor</text:p>
          </table:table-cell>
          <table:table-cell table:style-name="ce139"/>
          <table:table-cell table:style-name="ce143" office:value-type="float" office:value="125000" calcext:value-type="float">
            <text:p>125,000</text:p>
          </table:table-cell>
          <table:table-cell table:style-name="ce139" table:number-columns-repeated="2"/>
          <table:table-cell table:style-name="ce145" table:number-columns-repeated="2"/>
          <table:table-cell table:number-columns-repeated="250"/>
        </table:table-row>
        <table:table-row table:style-name="ro9">
          <table:table-cell table:style-name="ce132" office:value-type="string" calcext:value-type="string">
            <text:p>Operations Manager, DPW</text:p>
          </table:table-cell>
          <table:table-cell table:style-name="ce138" office:value-type="float" office:value="20" calcext:value-type="float">
            <text:p>20</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6">
          <table:table-cell table:style-name="ce132" office:value-type="string" calcext:value-type="string">
            <text:p>Planning Coordinator</text:p>
          </table:table-cell>
          <table:table-cell table:style-name="ce138" office:value-type="float" office:value="13" calcext:value-type="float">
            <text:p>13</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24" calcext:value-type="float">
            <text:p>24</text:p>
          </table:table-cell>
          <table:table-cell table:style-name="ce145" table:number-columns-repeated="2"/>
          <table:table-cell table:number-columns-repeated="250"/>
        </table:table-row>
        <table:table-row table:style-name="ro7">
          <table:table-cell table:style-name="ce132" office:value-type="string" calcext:value-type="string">
            <text:p>Plumbing Inspector</text:p>
          </table:table-cell>
          <table:table-cell table:style-name="ce138" office:value-type="float" office:value="15" calcext:value-type="float">
            <text:p>15</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24" calcext:value-type="float">
            <text:p>24</text:p>
          </table:table-cell>
          <table:table-cell table:style-name="ce145" table:number-columns-repeated="2"/>
          <table:table-cell table:number-columns-repeated="250"/>
        </table:table-row>
        <table:table-row table:style-name="ro7">
          <table:table-cell table:style-name="ce132" office:value-type="string" calcext:value-type="string">
            <text:p>Program Coordinator - MA in Motion</text:p>
          </table:table-cell>
          <table:table-cell table:style-name="ce138" office:value-type="float" office:value="15" calcext:value-type="float">
            <text:p>15</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24" calcext:value-type="float">
            <text:p>24</text:p>
          </table:table-cell>
          <table:table-cell table:style-name="ce145" table:number-columns-repeated="2"/>
          <table:table-cell table:number-columns-repeated="250"/>
        </table:table-row>
        <table:table-row table:style-name="ro8">
          <table:table-cell table:style-name="ce132" office:value-type="string" calcext:value-type="string">
            <text:p>Program Coordinator - Substance Abuse</text:p>
          </table:table-cell>
          <table:table-cell table:style-name="ce138" office:value-type="float" office:value="16" calcext:value-type="float">
            <text:p>16</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Program Coordinator - Substance Abuse</text:p>
          </table:table-cell>
          <table:table-cell table:style-name="ce138" office:value-type="float" office:value="16" calcext:value-type="float">
            <text:p>16</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Program Coordinator - Tobacco/Alcohol</text:p>
          </table:table-cell>
          <table:table-cell table:style-name="ce138" office:value-type="float" office:value="14" calcext:value-type="float">
            <text:p>14</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Project Engineer</text:p>
          </table:table-cell>
          <table:table-cell table:style-name="ce138" office:value-type="float" office:value="15" calcext:value-type="float">
            <text:p>15</text:p>
          </table:table-cell>
          <table:table-cell table:style-name="ce142" office:value-type="string" calcext:value-type="string">
            <text:p>CNU5</text:p>
          </table:table-cell>
          <table:table-cell table:style-name="ce138" office:value-type="float" office:value="2" calcext:value-type="float">
            <text:p>2</text:p>
          </table:table-cell>
          <table:table-cell table:style-name="ce138" office:value-type="float" office:value="40" calcext:value-type="float">
            <text:p>40</text:p>
          </table:table-cell>
          <table:table-cell table:style-name="ce145" table:number-columns-repeated="2"/>
          <table:table-cell table:number-columns-repeated="250"/>
        </table:table-row>
        <table:table-row table:style-name="ro8">
          <table:table-cell table:style-name="ce132" office:value-type="string" calcext:value-type="string">
            <text:p>Recreation Director*</text:p>
          </table:table-cell>
          <table:table-cell table:style-name="ce138" office:value-type="float" office:value="22" calcext:value-type="float">
            <text:p>22</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7">
          <table:table-cell table:style-name="ce132" office:value-type="string" calcext:value-type="string">
            <text:p>Superintendent, Parks &amp; Open Spaces*</text:p>
          </table:table-cell>
          <table:table-cell table:style-name="ce138" office:value-type="float" office:value="22" calcext:value-type="float">
            <text:p>22</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Systems Analyst, IT</text:p>
          </table:table-cell>
          <table:table-cell table:style-name="ce138" office:value-type="float" office:value="16" calcext:value-type="float">
            <text:p>16</text:p>
          </table:table-cell>
          <table:table-cell table:style-name="ce142" office:value-type="string" calcext:value-type="string">
            <text:p>CNU1</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Treasurer Collector*</text:p>
          </table:table-cell>
          <table:table-cell table:style-name="ce138" office:value-type="float" office:value="23" calcext:value-type="float">
            <text:p>23</text:p>
          </table:table-cell>
          <table:table-cell table:style-name="ce142" office:value-type="string" calcext:value-type="string">
            <text:p>CNU3</text:p>
          </table:table-cell>
          <table:table-cell table:style-name="ce138" office:value-type="float" office:value="1" calcext:value-type="float">
            <text:p>1</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Veteran Services Officer-Regional</text:p>
          </table:table-cell>
          <table:table-cell table:style-name="ce138" office:value-type="float" office:value="14" calcext:value-type="float">
            <text:p>14</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18" calcext:value-type="float">
            <text:p>18</text:p>
          </table:table-cell>
          <table:table-cell table:style-name="ce145" table:number-columns-repeated="2"/>
          <table:table-cell table:number-columns-repeated="250"/>
        </table:table-row>
        <table:table-row table:style-name="ro7">
          <table:table-cell table:style-name="ce132" office:value-type="string" calcext:value-type="string">
            <text:p>Veterans Adminstrative Assistant</text:p>
          </table:table-cell>
          <table:table-cell table:style-name="ce138" office:value-type="float" office:value="9" calcext:value-type="float">
            <text:p>9</text:p>
          </table:table-cell>
          <table:table-cell table:style-name="ce142" office:value-type="string" calcext:value-type="string">
            <text:p>CNU2</text:p>
          </table:table-cell>
          <table:table-cell table:style-name="ce138" office:value-type="float" office:value="2" calcext:value-type="float">
            <text:p>2</text:p>
          </table:table-cell>
          <table:table-cell table:style-name="ce138" office:value-type="float" office:value="18" calcext:value-type="float">
            <text:p>18</text:p>
          </table:table-cell>
          <table:table-cell table:style-name="ce145" table:number-columns-repeated="2"/>
          <table:table-cell table:number-columns-repeated="250"/>
        </table:table-row>
        <table:table-row table:style-name="ro8">
          <table:table-cell table:style-name="ce132" office:value-type="string" calcext:value-type="string">
            <text:p>Veteran's Services Director*-Regional</text:p>
          </table:table-cell>
          <table:table-cell table:style-name="ce138" office:value-type="float" office:value="20" calcext:value-type="float">
            <text:p>20</text:p>
          </table:table-cell>
          <table:table-cell table:style-name="ce142" office:value-type="string" calcext:value-type="string">
            <text:p>CNU4</text:p>
          </table:table-cell>
          <table:table-cell table:style-name="ce138" office:value-type="float" office:value="2" calcext:value-type="float">
            <text:p>2</text:p>
          </table:table-cell>
          <table:table-cell table:style-name="ce138" office:value-type="float" office:value="35" calcext:value-type="float">
            <text:p>35</text:p>
          </table:table-cell>
          <table:table-cell table:style-name="ce145" table:number-columns-repeated="2"/>
          <table:table-cell table:number-columns-repeated="250"/>
        </table:table-row>
        <table:table-row table:style-name="ro8">
          <table:table-cell table:style-name="ce132" office:value-type="string" calcext:value-type="string">
            <text:p>Wire Inspector</text:p>
          </table:table-cell>
          <table:table-cell table:style-name="ce138" office:value-type="float" office:value="17" calcext:value-type="float">
            <text:p>17</text:p>
          </table:table-cell>
          <table:table-cell table:style-name="ce142" office:value-type="string" calcext:value-type="string">
            <text:p>CNU2</text:p>
          </table:table-cell>
          <table:table-cell table:style-name="ce138" office:value-type="float" office:value="1" calcext:value-type="float">
            <text:p>1</text:p>
          </table:table-cell>
          <table:table-cell table:style-name="ce138" office:value-type="float" office:value="24" calcext:value-type="float">
            <text:p>24</text:p>
          </table:table-cell>
          <table:table-cell table:style-name="ce145" table:number-columns-repeated="2"/>
          <table:table-cell table:number-columns-repeated="250"/>
        </table:table-row>
        <table:table-row table:style-name="ro8">
          <table:table-cell table:style-name="ce132" office:value-type="string" calcext:value-type="string">
            <text:p>Police Chief*</text:p>
          </table:table-cell>
          <table:table-cell table:style-name="ce139"/>
          <table:table-cell table:style-name="ce142" office:value-type="string" calcext:value-type="string">
            <text:p>Salary by Contract</text:p>
          </table:table-cell>
          <table:table-cell table:style-name="ce139" table:number-columns-repeated="2"/>
          <table:table-cell table:style-name="ce145" table:number-columns-repeated="2"/>
          <table:table-cell table:number-columns-repeated="250"/>
        </table:table-row>
        <table:table-row table:style-name="ro7">
          <table:table-cell table:style-name="ce132" office:value-type="string" calcext:value-type="string">
            <text:p>Fire Chief*</text:p>
          </table:table-cell>
          <table:table-cell table:style-name="ce139"/>
          <table:table-cell table:style-name="ce142" office:value-type="string" calcext:value-type="string">
            <text:p>Salary by Contract</text:p>
          </table:table-cell>
          <table:table-cell table:style-name="ce139" table:number-columns-repeated="2"/>
          <table:table-cell table:style-name="ce145" table:number-columns-repeated="2"/>
          <table:table-cell table:number-columns-repeated="250"/>
        </table:table-row>
        <table:table-row table:style-name="ro10">
          <table:table-cell table:style-name="ce133" office:value-type="string" calcext:value-type="string">
            <text:p><text:span text:style-name="T3">* </text:span><text:span text:style-name="T4">Department Head</text:span></text:p>
          </table:table-cell>
          <table:table-cell table:style-name="ce140" table:number-columns-repeated="4"/>
          <table:table-cell table:style-name="ce145" table:number-columns-repeated="2"/>
          <table:table-cell table:number-columns-repeated="250"/>
        </table:table-row>
        <table:table-row table:style-name="ro11">
          <table:table-cell table:style-name="ce134" office:value-type="string" calcext:value-type="string">
            <text:p><text:span text:style-name="T5">** </text:span><text:span text:style-name="T6">Tier 1 </text:span><text:span text:style-name="T7">Salary Schedules for EES hired before 2/2011 have 3.5% between steps up to step 8, then 2% COLA is applied thereafter.</text:span></text:p>
          </table:table-cell>
          <table:table-cell table:style-name="ce141" table:number-columns-repeated="4"/>
          <table:table-cell table:number-columns-repeated="252"/>
        </table:table-row>
        <table:table-row table:style-name="ro12">
          <table:table-cell table:style-name="ce239" office:value-type="string" calcext:value-type="string" table:number-columns-spanned="5" table:number-rows-spanned="1">
            <text:p><text:span text:style-name="T5">** </text:span><text:span text:style-name="T6">Tier 2 </text:span><text:span text:style-name="T7">Salary Schedules for EES hired after 2/2011 have 1.25% between steps up to step 8, then 2% COLA is applied thereafter.If an employee has a step increase during any fiscal year, they will not receive an additional cost of living increase. If an employee is at the top step of the salary schedule, they will only receive a cost of</text:span></text:p>
            <text:p><text:span text:style-name="T8">living increase.</text:span></text:p>
          </table:table-cell>
          <table:covered-table-cell table:number-columns-repeated="4" table:style-name="ce239"/>
          <table:table-cell table:number-columns-repeated="252"/>
        </table:table-row>
        <table:table-row table:style-name="ro13" table:number-rows-repeated="1048514">
          <table:table-cell table:number-columns-repeated="257"/>
        </table:table-row>
        <table:table-row table:style-name="ro13">
          <table:table-cell table:number-columns-repeated="257"/>
        </table:table-row>
      </table:table>
      <table:table table:name="Sheet3" table:style-name="ta3">
        <office:forms form:automatic-focus="false" form:apply-design-mode="false"/>
        <table:table-column table:style-name="co10" table:number-columns-repeated="24" table:default-cell-style-name="Default"/>
        <table:table-row table:style-name="ro14">
          <table:table-cell table:style-name="ce250" office:value-type="string" calcext:value-type="string">
            <text:p>Line</text:p>
          </table:table-cell>
          <table:table-cell office:value-type="string" calcext:value-type="string">
            <text:p>CNU Salary Schedule</text:p>
          </table:table-cell>
          <table:table-cell office:value-type="string" calcext:value-type="string">
            <text:p>Current Level</text:p>
          </table:table-cell>
          <table:table-cell office:value-type="string" calcext:value-type="string">
            <text:p>Current Tier</text:p>
          </table:table-cell>
          <table:table-cell office:value-type="string" calcext:value-type="string">
            <text:p>POSITION TITLE</text:p>
          </table:table-cell>
          <table:table-cell office:value-type="string" calcext:value-type="string">
            <text:p><text:s/>Melrose Current FY22 </text:p>
          </table:table-cell>
          <table:table-cell office:value-type="string" calcext:value-type="string">
            <text:p><text:s/>Arlington </text:p>
          </table:table-cell>
          <table:table-cell office:value-type="string" calcext:value-type="string">
            <text:p><text:s/>Newburyport </text:p>
          </table:table-cell>
          <table:table-cell office:value-type="string" calcext:value-type="string">
            <text:p><text:s/>North Andover </text:p>
          </table:table-cell>
          <table:table-cell office:value-type="string" calcext:value-type="string">
            <text:p><text:s/>Peabody FY21+2% </text:p>
          </table:table-cell>
          <table:table-cell office:value-type="string" calcext:value-type="string">
            <text:p><text:s/>Reading </text:p>
          </table:table-cell>
          <table:table-cell office:value-type="string" calcext:value-type="string">
            <text:p><text:s/>Salem FY21 +2% </text:p>
          </table:table-cell>
          <table:table-cell office:value-type="string" calcext:value-type="string">
            <text:p><text:s/>Saugus </text:p>
          </table:table-cell>
          <table:table-cell office:value-type="string" calcext:value-type="string">
            <text:p><text:s/>Stoneham FY21+2% </text:p>
          </table:table-cell>
          <table:table-cell office:value-type="string" calcext:value-type="string">
            <text:p><text:s/>Wakefield </text:p>
          </table:table-cell>
          <table:table-cell office:value-type="string" calcext:value-type="string">
            <text:p><text:s/>Winchester </text:p>
          </table:table-cell>
          <table:table-cell office:value-type="string" calcext:value-type="string">
            <text:p><text:s/>ERI </text:p>
          </table:table-cell>
          <table:table-cell/>
          <table:table-cell office:value-type="string" calcext:value-type="string">
            <text:p>Comp Data Points</text:p>
          </table:table-cell>
          <table:table-cell office:value-type="string" calcext:value-type="string">
            <text:p>Comp Average</text:p>
          </table:table-cell>
          <table:table-cell office:value-type="string" calcext:value-type="string">
            <text:p>Comp Lo-Hi Range</text:p>
          </table:table-cell>
          <table:table-cell office:value-type="string" calcext:value-type="string">
            <text:p>Comp Median</text:p>
          </table:table-cell>
          <table:table-cell office:value-type="string" calcext:value-type="string">
            <text:p>75th Percent of Market</text:p>
          </table:table-cell>
          <table:table-cell office:value-type="string" calcext:value-type="string">
            <text:p>% Melrose Higher Lower than 75th Percentile</text:p>
          </table:table-cell>
        </table:table-row>
        <table:table-row table:style-name="ro15">
          <table:table-cell table:number-columns-repeated="4"/>
          <table:table-cell office:value-type="string" calcext:value-type="string">
            <text:p>BENCHMARK DATA</text:p>
          </table:table-cell>
          <table:table-cell table:number-columns-repeated="19"/>
        </table:table-row>
        <table:table-row table:style-name="ro15">
          <table:table-cell office:value-type="float" office:value="70" calcext:value-type="float">
            <text:p>70</text:p>
          </table:table-cell>
          <table:table-cell table:number-columns-repeated="3"/>
          <table:table-cell office:value-type="string" calcext:value-type="string">
            <text:p>Assistant Health Director</text:p>
          </table:table-cell>
          <table:table-cell/>
          <table:table-cell office:value-type="float" office:value="33.61" calcext:value-type="float">
            <text:p>33.61</text:p>
          </table:table-cell>
          <table:table-cell office:value-type="float" office:value="33.51" calcext:value-type="float">
            <text:p>33.51</text:p>
          </table:table-cell>
          <table:table-cell table:number-columns-repeated="8"/>
          <table:table-cell office:value-type="float" office:value="29.58" calcext:value-type="float">
            <text:p>29.58</text:p>
          </table:table-cell>
          <table:table-cell/>
          <table:table-cell office:value-type="float" office:value="3" calcext:value-type="float">
            <text:p>3</text:p>
          </table:table-cell>
          <table:table-cell office:value-type="float" office:value="32.23" calcext:value-type="float">
            <text:p>32.23</text:p>
          </table:table-cell>
          <table:table-cell office:value-type="float" office:value="29.58" calcext:value-type="float">
            <text:p>29.58</text:p>
          </table:table-cell>
          <table:table-cell office:value-type="float" office:value="33.51" calcext:value-type="float">
            <text:p>33.51</text:p>
          </table:table-cell>
          <table:table-cell office:value-type="float" office:value="33.56" calcext:value-type="float">
            <text:p>33.56</text:p>
          </table:table-cell>
          <table:table-cell/>
        </table:table-row>
        <table:table-row table:style-name="ro15">
          <table:table-cell table:number-columns-repeated="6"/>
          <table:table-cell office:value-type="float" office:value="43.49" calcext:value-type="float">
            <text:p>43.49</text:p>
          </table:table-cell>
          <table:table-cell office:value-type="float" office:value="41.16" calcext:value-type="float">
            <text:p>41.16</text:p>
          </table:table-cell>
          <table:table-cell table:number-columns-repeated="8"/>
          <table:table-cell office:value-type="float" office:value="42.16" calcext:value-type="float">
            <text:p>42.16</text:p>
          </table:table-cell>
          <table:table-cell/>
          <table:table-cell office:value-type="float" office:value="3" calcext:value-type="float">
            <text:p>3</text:p>
          </table:table-cell>
          <table:table-cell office:value-type="float" office:value="42.27" calcext:value-type="float">
            <text:p>42.27</text:p>
          </table:table-cell>
          <table:table-cell office:value-type="float" office:value="43.49" calcext:value-type="float">
            <text:p>43.49</text:p>
          </table:table-cell>
          <table:table-cell office:value-type="float" office:value="42.16" calcext:value-type="float">
            <text:p>42.16</text:p>
          </table:table-cell>
          <table:table-cell office:value-type="float" office:value="42.82" calcext:value-type="float">
            <text:p>42.82</text:p>
          </table:table-cell>
          <table:table-cell/>
        </table:table-row>
        <table:table-row table:style-name="ro15">
          <table:table-cell office:value-type="float" office:value="71" calcext:value-type="float">
            <text:p>71</text:p>
          </table:table-cell>
          <table:table-cell table:number-columns-repeated="3"/>
          <table:table-cell office:value-type="string" calcext:value-type="string">
            <text:p>Director - E-911</text:p>
          </table:table-cell>
          <table:table-cell table:number-columns-repeated="11"/>
          <table:table-cell office:value-type="float" office:value="32.87" calcext:value-type="float">
            <text:p>32.87</text:p>
          </table:table-cell>
          <table:table-cell/>
          <table:table-cell office:value-type="float" office:value="1" calcext:value-type="float">
            <text:p>1</text:p>
          </table:table-cell>
          <table:table-cell table:number-columns-repeated="4" office:value-type="float" office:value="32.87" calcext:value-type="float">
            <text:p>32.87</text:p>
          </table:table-cell>
          <table:table-cell/>
        </table:table-row>
        <table:table-row table:style-name="ro15">
          <table:table-cell table:number-columns-repeated="16"/>
          <table:table-cell office:value-type="float" office:value="45.59" calcext:value-type="float">
            <text:p>45.59</text:p>
          </table:table-cell>
          <table:table-cell/>
          <table:table-cell office:value-type="float" office:value="1" calcext:value-type="float">
            <text:p>1</text:p>
          </table:table-cell>
          <table:table-cell table:number-columns-repeated="4" office:value-type="float" office:value="45.59" calcext:value-type="float">
            <text:p>45.59</text:p>
          </table:table-cell>
          <table:table-cell/>
        </table:table-row>
        <table:table-row table:style-name="ro15">
          <table:table-cell office:value-type="float" office:value="72" calcext:value-type="float">
            <text:p>72</text:p>
          </table:table-cell>
          <table:table-cell table:number-columns-repeated="3"/>
          <table:table-cell office:value-type="string" calcext:value-type="string">
            <text:p>Dispatch Center Manager</text:p>
          </table:table-cell>
          <table:table-cell table:number-columns-repeated="2"/>
          <table:table-cell office:value-type="float" office:value="25.62" calcext:value-type="float">
            <text:p>25.62</text:p>
          </table:table-cell>
          <table:table-cell office:value-type="float" office:value="27.82" calcext:value-type="float">
            <text:p>27.82</text:p>
          </table:table-cell>
          <table:table-cell office:value-type="float" office:value="34.97" calcext:value-type="float">
            <text:p>34.97</text:p>
          </table:table-cell>
          <table:table-cell office:value-type="float" office:value="30.81" calcext:value-type="float">
            <text:p>30.81</text:p>
          </table:table-cell>
          <table:table-cell table:number-columns-repeated="5"/>
          <table:table-cell office:value-type="float" office:value="22.27" calcext:value-type="float">
            <text:p>22.27</text:p>
          </table:table-cell>
          <table:table-cell/>
          <table:table-cell office:value-type="float" office:value="5" calcext:value-type="float">
            <text:p>5</text:p>
          </table:table-cell>
          <table:table-cell office:value-type="float" office:value="28.3" calcext:value-type="float">
            <text:p>28.3</text:p>
          </table:table-cell>
          <table:table-cell office:value-type="float" office:value="22.27" calcext:value-type="float">
            <text:p>22.27</text:p>
          </table:table-cell>
          <table:table-cell office:value-type="float" office:value="27.82" calcext:value-type="float">
            <text:p>27.82</text:p>
          </table:table-cell>
          <table:table-cell office:value-type="float" office:value="30.81" calcext:value-type="float">
            <text:p>30.81</text:p>
          </table:table-cell>
          <table:table-cell/>
        </table:table-row>
        <table:table-row table:style-name="ro15">
          <table:table-cell table:number-columns-repeated="7"/>
          <table:table-cell office:value-type="float" office:value="29.87" calcext:value-type="float">
            <text:p>29.87</text:p>
          </table:table-cell>
          <table:table-cell office:value-type="float" office:value="30.6" calcext:value-type="float">
            <text:p>30.6</text:p>
          </table:table-cell>
          <table:table-cell office:value-type="float" office:value="34.97" calcext:value-type="float">
            <text:p>34.97</text:p>
          </table:table-cell>
          <table:table-cell office:value-type="float" office:value="39.85" calcext:value-type="float">
            <text:p>39.85</text:p>
          </table:table-cell>
          <table:table-cell table:number-columns-repeated="5"/>
          <table:table-cell office:value-type="float" office:value="30.93" calcext:value-type="float">
            <text:p>30.93</text:p>
          </table:table-cell>
          <table:table-cell/>
          <table:table-cell office:value-type="float" office:value="5" calcext:value-type="float">
            <text:p>5</text:p>
          </table:table-cell>
          <table:table-cell office:value-type="float" office:value="33.24" calcext:value-type="float">
            <text:p>33.24</text:p>
          </table:table-cell>
          <table:table-cell office:value-type="float" office:value="39.85" calcext:value-type="float">
            <text:p>39.85</text:p>
          </table:table-cell>
          <table:table-cell office:value-type="float" office:value="30.93" calcext:value-type="float">
            <text:p>30.93</text:p>
          </table:table-cell>
          <table:table-cell office:value-type="float" office:value="34.97" calcext:value-type="float">
            <text:p>34.97</text:p>
          </table:table-cell>
          <table:table-cell/>
        </table:table-row>
        <table:table-row table:style-name="ro15">
          <table:table-cell office:value-type="float" office:value="73" calcext:value-type="float">
            <text:p>73</text:p>
          </table:table-cell>
          <table:table-cell table:number-columns-repeated="3"/>
          <table:table-cell office:value-type="string" calcext:value-type="string">
            <text:p>Dispatcher/Communicator</text:p>
          </table:table-cell>
          <table:table-cell/>
          <table:table-cell office:value-type="float" office:value="22.86" calcext:value-type="float">
            <text:p>22.86</text:p>
          </table:table-cell>
          <table:table-cell office:value-type="float" office:value="20.59" calcext:value-type="float">
            <text:p>20.59</text:p>
          </table:table-cell>
          <table:table-cell office:value-type="float" office:value="20.55" calcext:value-type="float">
            <text:p>20.55</text:p>
          </table:table-cell>
          <table:table-cell/>
          <table:table-cell office:value-type="float" office:value="28.01" calcext:value-type="float">
            <text:p>28.01</text:p>
          </table:table-cell>
          <table:table-cell/>
          <table:table-cell office:value-type="float" office:value="20.83" calcext:value-type="float">
            <text:p>20.83</text:p>
          </table:table-cell>
          <table:table-cell office:value-type="float" office:value="22.52" calcext:value-type="float">
            <text:p>22.52</text:p>
          </table:table-cell>
          <table:table-cell table:number-columns-repeated="4"/>
          <table:table-cell office:value-type="float" office:value="6" calcext:value-type="float">
            <text:p>6</text:p>
          </table:table-cell>
          <table:table-cell office:value-type="float" office:value="22.56" calcext:value-type="float">
            <text:p>22.56</text:p>
          </table:table-cell>
          <table:table-cell office:value-type="float" office:value="20.55" calcext:value-type="float">
            <text:p>20.55</text:p>
          </table:table-cell>
          <table:table-cell office:value-type="float" office:value="21.68" calcext:value-type="float">
            <text:p>21.68</text:p>
          </table:table-cell>
          <table:table-cell office:value-type="float" office:value="22.78" calcext:value-type="float">
            <text:p>22.78</text:p>
          </table:table-cell>
          <table:table-cell/>
        </table:table-row>
        <table:table-row table:style-name="ro15">
          <table:table-cell table:number-columns-repeated="6"/>
          <table:table-cell office:value-type="float" office:value="28.38" calcext:value-type="float">
            <text:p>28.38</text:p>
          </table:table-cell>
          <table:table-cell office:value-type="float" office:value="24.3" calcext:value-type="float">
            <text:p>24.3</text:p>
          </table:table-cell>
          <table:table-cell office:value-type="float" office:value="26.85" calcext:value-type="float">
            <text:p>26.85</text:p>
          </table:table-cell>
          <table:table-cell/>
          <table:table-cell office:value-type="float" office:value="36.23" calcext:value-type="float">
            <text:p>36.23</text:p>
          </table:table-cell>
          <table:table-cell/>
          <table:table-cell office:value-type="float" office:value="24.91" calcext:value-type="float">
            <text:p>24.91</text:p>
          </table:table-cell>
          <table:table-cell office:value-type="float" office:value="26.1" calcext:value-type="float">
            <text:p>26.1</text:p>
          </table:table-cell>
          <table:table-cell table:number-columns-repeated="4"/>
          <table:table-cell office:value-type="float" office:value="6" calcext:value-type="float">
            <text:p>6</text:p>
          </table:table-cell>
          <table:table-cell office:value-type="float" office:value="27.8" calcext:value-type="float">
            <text:p>27.8</text:p>
          </table:table-cell>
          <table:table-cell office:value-type="float" office:value="36.23" calcext:value-type="float">
            <text:p>36.23</text:p>
          </table:table-cell>
          <table:table-cell office:value-type="float" office:value="26.48" calcext:value-type="float">
            <text:p>26.48</text:p>
          </table:table-cell>
          <table:table-cell office:value-type="float" office:value="28" calcext:value-type="float">
            <text:p>28</text:p>
          </table:table-cell>
          <table:table-cell/>
        </table:table-row>
        <table:table-row table:style-name="ro15">
          <table:table-cell office:value-type="float" office:value="74" calcext:value-type="float">
            <text:p>74</text:p>
          </table:table-cell>
          <table:table-cell table:number-columns-repeated="3"/>
          <table:table-cell office:value-type="string" calcext:value-type="string">
            <text:p>Diversity, Equity and Inclusion Director/Coordinator</text:p>
          </table:table-cell>
          <table:table-cell/>
          <table:table-cell office:value-type="float" office:value="36" calcext:value-type="float">
            <text:p>36</text:p>
          </table:table-cell>
          <table:table-cell table:number-columns-repeated="3"/>
          <table:table-cell office:value-type="float" office:value="37.28" calcext:value-type="float">
            <text:p>37.28</text:p>
          </table:table-cell>
          <table:table-cell table:number-columns-repeated="5"/>
          <table:table-cell office:value-type="float" office:value="53.94" calcext:value-type="float">
            <text:p>53.94</text:p>
          </table:table-cell>
          <table:table-cell/>
          <table:table-cell office:value-type="float" office:value="3" calcext:value-type="float">
            <text:p>3</text:p>
          </table:table-cell>
          <table:table-cell office:value-type="float" office:value="42.41" calcext:value-type="float">
            <text:p>42.41</text:p>
          </table:table-cell>
          <table:table-cell office:value-type="float" office:value="36" calcext:value-type="float">
            <text:p>36</text:p>
          </table:table-cell>
          <table:table-cell office:value-type="float" office:value="37.28" calcext:value-type="float">
            <text:p>37.28</text:p>
          </table:table-cell>
          <table:table-cell office:value-type="float" office:value="45.61" calcext:value-type="float">
            <text:p>45.61</text:p>
          </table:table-cell>
          <table:table-cell/>
        </table:table-row>
        <table:table-row table:style-name="ro15">
          <table:table-cell table:number-columns-repeated="6"/>
          <table:table-cell office:value-type="float" office:value="46.58" calcext:value-type="float">
            <text:p>46.58</text:p>
          </table:table-cell>
          <table:table-cell table:number-columns-repeated="3"/>
          <table:table-cell office:value-type="float" office:value="48.22" calcext:value-type="float">
            <text:p>48.22</text:p>
          </table:table-cell>
          <table:table-cell table:number-columns-repeated="5"/>
          <table:table-cell office:value-type="float" office:value="82.11" calcext:value-type="float">
            <text:p>82.11</text:p>
          </table:table-cell>
          <table:table-cell/>
          <table:table-cell office:value-type="float" office:value="3" calcext:value-type="float">
            <text:p>3</text:p>
          </table:table-cell>
          <table:table-cell office:value-type="float" office:value="58.97" calcext:value-type="float">
            <text:p>58.97</text:p>
          </table:table-cell>
          <table:table-cell office:value-type="float" office:value="82.11" calcext:value-type="float">
            <text:p>82.11</text:p>
          </table:table-cell>
          <table:table-cell office:value-type="float" office:value="48.22" calcext:value-type="float">
            <text:p>48.22</text:p>
          </table:table-cell>
          <table:table-cell office:value-type="float" office:value="65.17" calcext:value-type="float">
            <text:p>65.17</text:p>
          </table:table-cell>
          <table:table-cell/>
        </table:table-row>
        <table:table-row table:style-name="ro15">
          <table:table-cell office:value-type="float" office:value="75" calcext:value-type="float">
            <text:p>75</text:p>
          </table:table-cell>
          <table:table-cell table:number-columns-repeated="3"/>
          <table:table-cell office:value-type="string" calcext:value-type="string">
            <text:p>Emergency Management Director</text:p>
          </table:table-cell>
          <table:table-cell table:number-columns-repeated="9"/>
          <table:table-cell office:value-type="float" office:value="45.34" calcext:value-type="float">
            <text:p>45.34</text:p>
          </table:table-cell>
          <table:table-cell/>
          <table:table-cell office:value-type="float" office:value="40.13" calcext:value-type="float">
            <text:p>40.13</text:p>
          </table:table-cell>
          <table:table-cell/>
          <table:table-cell office:value-type="float" office:value="2" calcext:value-type="float">
            <text:p>2</text:p>
          </table:table-cell>
          <table:table-cell office:value-type="float" office:value="42.74" calcext:value-type="float">
            <text:p>42.74</text:p>
          </table:table-cell>
          <table:table-cell office:value-type="float" office:value="40.13" calcext:value-type="float">
            <text:p>40.13</text:p>
          </table:table-cell>
          <table:table-cell office:value-type="float" office:value="42.74" calcext:value-type="float">
            <text:p>42.74</text:p>
          </table:table-cell>
          <table:table-cell office:value-type="float" office:value="44.04" calcext:value-type="float">
            <text:p>44.04</text:p>
          </table:table-cell>
          <table:table-cell/>
        </table:table-row>
        <table:table-row table:style-name="ro15">
          <table:table-cell table:number-columns-repeated="14"/>
          <table:table-cell office:value-type="float" office:value="45.34" calcext:value-type="float">
            <text:p>45.34</text:p>
          </table:table-cell>
          <table:table-cell/>
          <table:table-cell office:value-type="float" office:value="54.97" calcext:value-type="float">
            <text:p>54.97</text:p>
          </table:table-cell>
          <table:table-cell/>
          <table:table-cell office:value-type="float" office:value="1" calcext:value-type="float">
            <text:p>1</text:p>
          </table:table-cell>
          <table:table-cell table:number-columns-repeated="4" office:value-type="float" office:value="45.34" calcext:value-type="float">
            <text:p>45.34</text:p>
          </table:table-cell>
          <table:table-cell/>
        </table:table-row>
        <table:table-row table:style-name="ro15">
          <table:table-cell office:value-type="float" office:value="76" calcext:value-type="float">
            <text:p>76</text:p>
          </table:table-cell>
          <table:table-cell table:number-columns-repeated="3"/>
          <table:table-cell office:value-type="string" calcext:value-type="string">
            <text:p>Health and Human Services Director</text:p>
          </table:table-cell>
          <table:table-cell/>
          <table:table-cell office:value-type="float" office:value="54.35" calcext:value-type="float">
            <text:p>54.35</text:p>
          </table:table-cell>
          <table:table-cell table:number-columns-repeated="2"/>
          <table:table-cell office:value-type="float" office:value="65.32" calcext:value-type="float">
            <text:p>65.32</text:p>
          </table:table-cell>
          <table:table-cell office:value-type="float" office:value="49.62" calcext:value-type="float">
            <text:p>49.62</text:p>
          </table:table-cell>
          <table:table-cell table:number-columns-repeated="5"/>
          <table:table-cell office:value-type="float" office:value="51.82" calcext:value-type="float">
            <text:p>51.82</text:p>
          </table:table-cell>
          <table:table-cell/>
          <table:table-cell office:value-type="float" office:value="4" calcext:value-type="float">
            <text:p>4</text:p>
          </table:table-cell>
          <table:table-cell office:value-type="float" office:value="55.28" calcext:value-type="float">
            <text:p>55.28</text:p>
          </table:table-cell>
          <table:table-cell office:value-type="float" office:value="49.62" calcext:value-type="float">
            <text:p>49.62</text:p>
          </table:table-cell>
          <table:table-cell office:value-type="float" office:value="53.08" calcext:value-type="float">
            <text:p>53.08</text:p>
          </table:table-cell>
          <table:table-cell office:value-type="float" office:value="57.09" calcext:value-type="float">
            <text:p>57.09</text:p>
          </table:table-cell>
          <table:table-cell/>
        </table:table-row>
        <table:table-row table:style-name="ro15">
          <table:table-cell table:number-columns-repeated="6"/>
          <table:table-cell office:value-type="float" office:value="78.53" calcext:value-type="float">
            <text:p>78.53</text:p>
          </table:table-cell>
          <table:table-cell table:number-columns-repeated="2"/>
          <table:table-cell office:value-type="float" office:value="65.32" calcext:value-type="float">
            <text:p>65.32</text:p>
          </table:table-cell>
          <table:table-cell office:value-type="float" office:value="64.18" calcext:value-type="float">
            <text:p>64.18</text:p>
          </table:table-cell>
          <table:table-cell/>
          <table:table-cell office:value-type="float" office:value="41.04" calcext:value-type="float">
            <text:p>41.04</text:p>
          </table:table-cell>
          <table:table-cell table:number-columns-repeated="3"/>
          <table:table-cell office:value-type="float" office:value="70.92" calcext:value-type="float">
            <text:p>70.92</text:p>
          </table:table-cell>
          <table:table-cell/>
          <table:table-cell office:value-type="float" office:value="5" calcext:value-type="float">
            <text:p>5</text:p>
          </table:table-cell>
          <table:table-cell office:value-type="float" office:value="64" calcext:value-type="float">
            <text:p>64</text:p>
          </table:table-cell>
          <table:table-cell office:value-type="float" office:value="78.53" calcext:value-type="float">
            <text:p>78.53</text:p>
          </table:table-cell>
          <table:table-cell office:value-type="float" office:value="65.32" calcext:value-type="float">
            <text:p>65.32</text:p>
          </table:table-cell>
          <table:table-cell office:value-type="float" office:value="70.92" calcext:value-type="float">
            <text:p>70.92</text:p>
          </table:table-cell>
          <table:table-cell/>
        </table:table-row>
        <table:table-row table:style-name="ro15">
          <table:table-cell office:value-type="float" office:value="77" calcext:value-type="float">
            <text:p>77</text:p>
          </table:table-cell>
          <table:table-cell table:number-columns-repeated="3"/>
          <table:table-cell office:value-type="string" calcext:value-type="string">
            <text:p>Help Desk Technician</text:p>
          </table:table-cell>
          <table:table-cell/>
          <table:table-cell office:value-type="float" office:value="33.6" calcext:value-type="float">
            <text:p>33.6</text:p>
          </table:table-cell>
          <table:table-cell/>
          <table:table-cell office:value-type="float" office:value="28.46" calcext:value-type="float">
            <text:p>28.46</text:p>
          </table:table-cell>
          <table:table-cell office:value-type="float" office:value="35.82" calcext:value-type="float">
            <text:p>35.82</text:p>
          </table:table-cell>
          <table:table-cell office:value-type="float" office:value="30.81" calcext:value-type="float">
            <text:p>30.81</text:p>
          </table:table-cell>
          <table:table-cell table:number-columns-repeated="2"/>
          <table:table-cell office:value-type="float" office:value="28.05" calcext:value-type="float">
            <text:p>28.05</text:p>
          </table:table-cell>
          <table:table-cell table:number-columns-repeated="4"/>
          <table:table-cell office:value-type="float" office:value="5" calcext:value-type="float">
            <text:p>5</text:p>
          </table:table-cell>
          <table:table-cell office:value-type="float" office:value="31.35" calcext:value-type="float">
            <text:p>31.35</text:p>
          </table:table-cell>
          <table:table-cell office:value-type="float" office:value="28.05" calcext:value-type="float">
            <text:p>28.05</text:p>
          </table:table-cell>
          <table:table-cell office:value-type="float" office:value="30.81" calcext:value-type="float">
            <text:p>30.81</text:p>
          </table:table-cell>
          <table:table-cell office:value-type="float" office:value="33.6" calcext:value-type="float">
            <text:p>33.6</text:p>
          </table:table-cell>
          <table:table-cell/>
        </table:table-row>
        <table:table-row table:style-name="ro15">
          <table:table-cell table:number-columns-repeated="6"/>
          <table:table-cell office:value-type="float" office:value="45.02" calcext:value-type="float">
            <text:p>45.02</text:p>
          </table:table-cell>
          <table:table-cell/>
          <table:table-cell office:value-type="float" office:value="34.15" calcext:value-type="float">
            <text:p>34.15</text:p>
          </table:table-cell>
          <table:table-cell office:value-type="float" office:value="35.82" calcext:value-type="float">
            <text:p>35.82</text:p>
          </table:table-cell>
          <table:table-cell office:value-type="float" office:value="39.85" calcext:value-type="float">
            <text:p>39.85</text:p>
          </table:table-cell>
          <table:table-cell table:number-columns-repeated="2"/>
          <table:table-cell office:value-type="float" office:value="33.34" calcext:value-type="float">
            <text:p>33.34</text:p>
          </table:table-cell>
          <table:table-cell table:number-columns-repeated="4"/>
          <table:table-cell office:value-type="float" office:value="5" calcext:value-type="float">
            <text:p>5</text:p>
          </table:table-cell>
          <table:table-cell office:value-type="float" office:value="37.64" calcext:value-type="float">
            <text:p>37.64</text:p>
          </table:table-cell>
          <table:table-cell office:value-type="float" office:value="45.02" calcext:value-type="float">
            <text:p>45.02</text:p>
          </table:table-cell>
          <table:table-cell office:value-type="float" office:value="35.82" calcext:value-type="float">
            <text:p>35.82</text:p>
          </table:table-cell>
          <table:table-cell office:value-type="float" office:value="39.85" calcext:value-type="float">
            <text:p>39.85</text:p>
          </table:table-cell>
          <table:table-cell/>
        </table:table-row>
        <table:table-row table:style-name="ro15">
          <table:table-cell office:value-type="float" office:value="78" calcext:value-type="float">
            <text:p>78</text:p>
          </table:table-cell>
          <table:table-cell table:number-columns-repeated="3"/>
          <table:table-cell office:value-type="string" calcext:value-type="string">
            <text:p>Mental Health Clinician</text:p>
          </table:table-cell>
          <table:table-cell table:number-columns-repeated="5"/>
          <table:table-cell office:value-type="float" office:value="25.46" calcext:value-type="float">
            <text:p>25.46</text:p>
          </table:table-cell>
          <table:table-cell table:number-columns-repeated="4"/>
          <table:table-cell office:value-type="float" office:value="29.87" calcext:value-type="float">
            <text:p>29.87</text:p>
          </table:table-cell>
          <table:table-cell office:value-type="float" office:value="21.46" calcext:value-type="float">
            <text:p>21.46</text:p>
          </table:table-cell>
          <table:table-cell/>
          <table:table-cell office:value-type="float" office:value="3" calcext:value-type="float">
            <text:p>3</text:p>
          </table:table-cell>
          <table:table-cell office:value-type="float" office:value="25.6" calcext:value-type="float">
            <text:p>25.6</text:p>
          </table:table-cell>
          <table:table-cell office:value-type="float" office:value="21.46" calcext:value-type="float">
            <text:p>21.46</text:p>
          </table:table-cell>
          <table:table-cell office:value-type="float" office:value="25.46" calcext:value-type="float">
            <text:p>25.46</text:p>
          </table:table-cell>
          <table:table-cell office:value-type="float" office:value="27.67" calcext:value-type="float">
            <text:p>27.67</text:p>
          </table:table-cell>
          <table:table-cell/>
        </table:table-row>
        <table:table-row table:style-name="ro15">
          <table:table-cell table:number-columns-repeated="10"/>
          <table:table-cell office:value-type="float" office:value="32.94" calcext:value-type="float">
            <text:p>32.94</text:p>
          </table:table-cell>
          <table:table-cell table:number-columns-repeated="4"/>
          <table:table-cell office:value-type="float" office:value="43.61" calcext:value-type="float">
            <text:p>43.61</text:p>
          </table:table-cell>
          <table:table-cell office:value-type="float" office:value="31.56" calcext:value-type="float">
            <text:p>31.56</text:p>
          </table:table-cell>
          <table:table-cell/>
          <table:table-cell office:value-type="float" office:value="3" calcext:value-type="float">
            <text:p>3</text:p>
          </table:table-cell>
          <table:table-cell office:value-type="float" office:value="36.04" calcext:value-type="float">
            <text:p>36.04</text:p>
          </table:table-cell>
          <table:table-cell office:value-type="float" office:value="43.61" calcext:value-type="float">
            <text:p>43.61</text:p>
          </table:table-cell>
          <table:table-cell office:value-type="float" office:value="32.94" calcext:value-type="float">
            <text:p>32.94</text:p>
          </table:table-cell>
          <table:table-cell office:value-type="float" office:value="38.27" calcext:value-type="float">
            <text:p>38.27</text:p>
          </table:table-cell>
          <table:table-cell/>
        </table:table-row>
        <table:table-row table:style-name="ro15">
          <table:table-cell office:value-type="float" office:value="79" calcext:value-type="float">
            <text:p>79</text:p>
          </table:table-cell>
          <table:table-cell table:number-columns-repeated="3"/>
          <table:table-cell office:value-type="string" calcext:value-type="string">
            <text:p>Parks Grounds Laborer (Pine Banks)</text:p>
          </table:table-cell>
          <table:table-cell/>
          <table:table-cell office:value-type="float" office:value="18.38" calcext:value-type="float">
            <text:p>18.38</text:p>
          </table:table-cell>
          <table:table-cell table:number-columns-repeated="4"/>
          <table:table-cell office:value-type="float" office:value="22.24" calcext:value-type="float">
            <text:p>22.24</text:p>
          </table:table-cell>
          <table:table-cell/>
          <table:table-cell office:value-type="float" office:value="25.67" calcext:value-type="float">
            <text:p>25.67</text:p>
          </table:table-cell>
          <table:table-cell table:number-columns-repeated="2"/>
          <table:table-cell office:value-type="float" office:value="17.46" calcext:value-type="float">
            <text:p>17.46</text:p>
          </table:table-cell>
          <table:table-cell/>
          <table:table-cell office:value-type="float" office:value="4" calcext:value-type="float">
            <text:p>4</text:p>
          </table:table-cell>
          <table:table-cell office:value-type="float" office:value="20.94" calcext:value-type="float">
            <text:p>20.94</text:p>
          </table:table-cell>
          <table:table-cell office:value-type="float" office:value="17.46" calcext:value-type="float">
            <text:p>17.46</text:p>
          </table:table-cell>
          <table:table-cell office:value-type="float" office:value="20.31" calcext:value-type="float">
            <text:p>20.31</text:p>
          </table:table-cell>
          <table:table-cell office:value-type="float" office:value="23.1" calcext:value-type="float">
            <text:p>23.1</text:p>
          </table:table-cell>
          <table:table-cell/>
        </table:table-row>
        <table:table-row table:style-name="ro15">
          <table:table-cell table:number-columns-repeated="6"/>
          <table:table-cell office:value-type="float" office:value="22.95" calcext:value-type="float">
            <text:p>22.95</text:p>
          </table:table-cell>
          <table:table-cell table:number-columns-repeated="4"/>
          <table:table-cell office:value-type="float" office:value="23.89" calcext:value-type="float">
            <text:p>23.89</text:p>
          </table:table-cell>
          <table:table-cell/>
          <table:table-cell office:value-type="float" office:value="29.9" calcext:value-type="float">
            <text:p>29.9</text:p>
          </table:table-cell>
          <table:table-cell table:number-columns-repeated="2"/>
          <table:table-cell office:value-type="float" office:value="22.48" calcext:value-type="float">
            <text:p>22.48</text:p>
          </table:table-cell>
          <table:table-cell/>
          <table:table-cell office:value-type="float" office:value="4" calcext:value-type="float">
            <text:p>4</text:p>
          </table:table-cell>
          <table:table-cell office:value-type="float" office:value="24.8" calcext:value-type="float">
            <text:p>24.8</text:p>
          </table:table-cell>
          <table:table-cell office:value-type="float" office:value="29.9" calcext:value-type="float">
            <text:p>29.9</text:p>
          </table:table-cell>
          <table:table-cell office:value-type="float" office:value="23.42" calcext:value-type="float">
            <text:p>23.42</text:p>
          </table:table-cell>
          <table:table-cell office:value-type="float" office:value="25.39" calcext:value-type="float">
            <text:p>25.39</text:p>
          </table:table-cell>
          <table:table-cell/>
        </table:table-row>
        <table:table-row table:style-name="ro15">
          <table:table-cell office:value-type="float" office:value="80" calcext:value-type="float">
            <text:p>80</text:p>
          </table:table-cell>
          <table:table-cell table:number-columns-repeated="3"/>
          <table:table-cell office:value-type="string" calcext:value-type="string">
            <text:p>Park Ranger</text:p>
          </table:table-cell>
          <table:table-cell table:number-columns-repeated="11"/>
          <table:table-cell office:value-type="float" office:value="24.03" calcext:value-type="float">
            <text:p>24.03</text:p>
          </table:table-cell>
          <table:table-cell/>
          <table:table-cell office:value-type="float" office:value="1" calcext:value-type="float">
            <text:p>1</text:p>
          </table:table-cell>
          <table:table-cell table:number-columns-repeated="4" office:value-type="float" office:value="24.03" calcext:value-type="float">
            <text:p>24.03</text:p>
          </table:table-cell>
          <table:table-cell/>
        </table:table-row>
        <table:table-row table:style-name="ro15">
          <table:table-cell table:number-columns-repeated="16"/>
          <table:table-cell office:value-type="float" office:value="29.96" calcext:value-type="float">
            <text:p>29.96</text:p>
          </table:table-cell>
          <table:table-cell/>
          <table:table-cell office:value-type="float" office:value="1" calcext:value-type="float">
            <text:p>1</text:p>
          </table:table-cell>
          <table:table-cell table:number-columns-repeated="4" office:value-type="float" office:value="29.96" calcext:value-type="float">
            <text:p>29.96</text:p>
          </table:table-cell>
          <table:table-cell/>
        </table:table-row>
        <table:table-row table:style-name="ro15">
          <table:table-cell office:value-type="float" office:value="81" calcext:value-type="float">
            <text:p>81</text:p>
          </table:table-cell>
          <table:table-cell table:number-columns-repeated="3"/>
          <table:table-cell office:value-type="string" calcext:value-type="string">
            <text:p>Purchasing Director/Coordinator</text:p>
          </table:table-cell>
          <table:table-cell/>
          <table:table-cell office:value-type="float" office:value="42.66" calcext:value-type="float">
            <text:p>42.66</text:p>
          </table:table-cell>
          <table:table-cell office:value-type="float" office:value="34.19" calcext:value-type="float">
            <text:p>34.19</text:p>
          </table:table-cell>
          <table:table-cell/>
          <table:table-cell office:value-type="float" office:value="48.99" calcext:value-type="float">
            <text:p>48.99</text:p>
          </table:table-cell>
          <table:table-cell office:value-type="float" office:value="37.28" calcext:value-type="float">
            <text:p>37.28</text:p>
          </table:table-cell>
          <table:table-cell office:value-type="float" office:value="23.91" calcext:value-type="float">
            <text:p>23.91</text:p>
          </table:table-cell>
          <table:table-cell table:number-columns-repeated="3"/>
          <table:table-cell office:value-type="float" office:value="34.58" calcext:value-type="float">
            <text:p>34.58</text:p>
          </table:table-cell>
          <table:table-cell table:number-columns-repeated="2"/>
          <table:table-cell office:value-type="float" office:value="6" calcext:value-type="float">
            <text:p>6</text:p>
          </table:table-cell>
          <table:table-cell office:value-type="float" office:value="36.93" calcext:value-type="float">
            <text:p>36.93</text:p>
          </table:table-cell>
          <table:table-cell office:value-type="float" office:value="23.91" calcext:value-type="float">
            <text:p>23.91</text:p>
          </table:table-cell>
          <table:table-cell office:value-type="float" office:value="35.93" calcext:value-type="float">
            <text:p>35.93</text:p>
          </table:table-cell>
          <table:table-cell office:value-type="float" office:value="41.31" calcext:value-type="float">
            <text:p>41.31</text:p>
          </table:table-cell>
          <table:table-cell/>
        </table:table-row>
        <table:table-row table:style-name="ro15">
          <table:table-cell table:number-columns-repeated="6"/>
          <table:table-cell office:value-type="float" office:value="55.19" calcext:value-type="float">
            <text:p>55.19</text:p>
          </table:table-cell>
          <table:table-cell office:value-type="float" office:value="34.19" calcext:value-type="float">
            <text:p>34.19</text:p>
          </table:table-cell>
          <table:table-cell/>
          <table:table-cell office:value-type="float" office:value="48.99" calcext:value-type="float">
            <text:p>48.99</text:p>
          </table:table-cell>
          <table:table-cell office:value-type="float" office:value="48.22" calcext:value-type="float">
            <text:p>48.22</text:p>
          </table:table-cell>
          <table:table-cell office:value-type="float" office:value="32.26" calcext:value-type="float">
            <text:p>32.26</text:p>
          </table:table-cell>
          <table:table-cell table:number-columns-repeated="3"/>
          <table:table-cell office:value-type="float" office:value="50.48" calcext:value-type="float">
            <text:p>50.48</text:p>
          </table:table-cell>
          <table:table-cell table:number-columns-repeated="2"/>
          <table:table-cell office:value-type="float" office:value="6" calcext:value-type="float">
            <text:p>6</text:p>
          </table:table-cell>
          <table:table-cell office:value-type="float" office:value="44.89" calcext:value-type="float">
            <text:p>44.89</text:p>
          </table:table-cell>
          <table:table-cell office:value-type="float" office:value="55.19" calcext:value-type="float">
            <text:p>55.19</text:p>
          </table:table-cell>
          <table:table-cell office:value-type="float" office:value="48.61" calcext:value-type="float">
            <text:p>48.61</text:p>
          </table:table-cell>
          <table:table-cell office:value-type="float" office:value="50.11" calcext:value-type="float">
            <text:p>50.11</text:p>
          </table:table-cell>
          <table:table-cell/>
        </table:table-row>
        <table:table-row table:style-name="ro15">
          <table:table-cell office:value-type="float" office:value="82" calcext:value-type="float">
            <text:p>82</text:p>
          </table:table-cell>
          <table:table-cell table:number-columns-repeated="3"/>
          <table:table-cell office:value-type="string" calcext:value-type="string">
            <text:p>Social Worker</text:p>
          </table:table-cell>
          <table:table-cell/>
          <table:table-cell office:value-type="float" office:value="33.61" calcext:value-type="float">
            <text:p>33.61</text:p>
          </table:table-cell>
          <table:table-cell table:number-columns-repeated="8"/>
          <table:table-cell office:value-type="float" office:value="36.31" calcext:value-type="float">
            <text:p>36.31</text:p>
          </table:table-cell>
          <table:table-cell office:value-type="float" office:value="22.73" calcext:value-type="float">
            <text:p>22.73</text:p>
          </table:table-cell>
          <table:table-cell/>
          <table:table-cell office:value-type="float" office:value="3" calcext:value-type="float">
            <text:p>3</text:p>
          </table:table-cell>
          <table:table-cell office:value-type="float" office:value="30.88" calcext:value-type="float">
            <text:p>30.88</text:p>
          </table:table-cell>
          <table:table-cell office:value-type="float" office:value="22.73" calcext:value-type="float">
            <text:p>22.73</text:p>
          </table:table-cell>
          <table:table-cell office:value-type="float" office:value="33.61" calcext:value-type="float">
            <text:p>33.61</text:p>
          </table:table-cell>
          <table:table-cell office:value-type="float" office:value="34.96" calcext:value-type="float">
            <text:p>34.96</text:p>
          </table:table-cell>
          <table:table-cell/>
        </table:table-row>
        <table:table-row table:style-name="ro15">
          <table:table-cell table:number-columns-repeated="6"/>
          <table:table-cell office:value-type="float" office:value="43.49" calcext:value-type="float">
            <text:p>43.49</text:p>
          </table:table-cell>
          <table:table-cell table:number-columns-repeated="8"/>
          <table:table-cell office:value-type="float" office:value="53.61" calcext:value-type="float">
            <text:p>53.61</text:p>
          </table:table-cell>
          <table:table-cell office:value-type="float" office:value="33.01" calcext:value-type="float">
            <text:p>33.01</text:p>
          </table:table-cell>
          <table:table-cell/>
          <table:table-cell office:value-type="float" office:value="3" calcext:value-type="float">
            <text:p>3</text:p>
          </table:table-cell>
          <table:table-cell office:value-type="float" office:value="43.37" calcext:value-type="float">
            <text:p>43.37</text:p>
          </table:table-cell>
          <table:table-cell office:value-type="float" office:value="53.61" calcext:value-type="float">
            <text:p>53.61</text:p>
          </table:table-cell>
          <table:table-cell office:value-type="float" office:value="43.49" calcext:value-type="float">
            <text:p>43.49</text:p>
          </table:table-cell>
          <table:table-cell office:value-type="float" office:value="48.55" calcext:value-type="float">
            <text:p>48.55</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Times New Roman" svg:font-family="'Times New Roman'"/>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table-cell">
      <style:paragraph-properties style:tab-stop-distance="0.5in"/>
      <style:text-properties style:font-name="Liberation Sans" fo:language="en" fo:country="US" style:font-name-asian="Unifont" style:language-asian="zh" style:country-asian="CN" style:font-name-complex="FreeSans"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 </number:text>
      <number:fill-character> </number:fill-character>
      <number:text>(</number:text>
      <number:number number:decimal-places="2" number:min-decimal-places="2" number:min-integer-digits="1" number:grouping="true"/>
      <number:text>)</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number:min-decimal-places="1" number:min-integer-digits="1" number:min-exponent-digits="1" number:exponent-interval="3" number:forced-exponent-sign="true"/>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 </number:text>
      <number:fill-character> </number:fill-character>
      <number:text>(</number:text>
      <number:number number:decimal-places="0" number:min-decimal-places="0" number:min-integer-digits="1" number:grouping="true"/>
      <number:text>)</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percentage-style style:name="N133">
      <number:number number:decimal-places="1" number:min-decimal-places="1" number:min-integer-digits="1"/>
      <number:text>%</number:text>
    </number:percentage-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 </number:text>
      <number:fill-character> </number:fill-character>
      <number:text>(</number:text>
      <number:number number:decimal-places="0" number:min-decimal-places="0" number:min-integer-digits="1" number:grouping="true"/>
      <number:text>)</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 </number:text>
      <number:fill-character> </number:fill-character>
      <number:text>(</number:text>
      <number:number number:decimal-places="2" number:min-decimal-places="2" number:min-integer-digits="1" number:grouping="true"/>
      <number:text>)</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28in"/>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25in" fo:margin-bottom="0.05in" fo:margin-left="0.5in" fo:margin-right="0.5in" style:first-page-number="continue" style:scale-to="85%" style:table-centering="horizontal" style:writing-mode="lr-tb"/>
      <style:header-style>
        <style:header-footer-properties fo:min-height="0.2953in" fo:margin-left="0.248in" fo:margin-right="0.248in" fo:margin-bottom="0.0555in"/>
      </style:header-style>
      <style:footer-style>
        <style:header-footer-properties fo:min-height="0.2953in" fo:margin-left="0.248in" fo:margin-right="0.248in" fo:margin-top="0.311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MT2"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7">00/00/0000</text:date>, <text:time style:data-style-name="N2" text:time-value="22:04:14.409184817">00:00:00</text:time></text:p>
        </style:region-right>
      </style:header>
      <style:header-left style:display="false"/>
      <style:footer>
        <text:p>Page <text:page-number>1</text:page-number><text:s/>/ <text:page-count>99</text:page-count></text:p>
      </style:footer>
      <style:footer-left style:display="false"/>
    </style:master-page>
    <style:master-page style:name="PageStyle_5f_Comp_20_Market_20_data" style:display-name="PageStyle_Comp Market data" style:page-layout-name="Mpm3">
      <style:header>
        <text:p><text:span text:style-name="MT1"><text:file-name text:display="name-and-extension">???</text:file-name></text:span></text:p>
      </style:header>
      <style:header-left style:display="false">
        <text:p><text:span text:style-name="MT1"><text:file-name text:display="name-and-extension">???</text:file-name></text:span></text:p>
      </style:header-left>
      <style:footer>
        <style:region-left>
          <text:p><text:span text:style-name="MT2"><text:file-name text:display="name-and-extension">???</text:file-name></text:span></text:p>
        </style:region-left>
        <style:region-center>
          <text:p><text:span text:style-name="MT2"><text:page-number>1</text:page-number></text:span></text:p>
        </style:region-center>
        <style:region-right>
          <text:p><text:span text:style-name="MT2">Human Resources Services, Inc.</text:span></text:p>
        </style:region-right>
      </style:footer>
      <style:footer-left style:display="false">
        <style:region-left>
          <text:p><text:span text:style-name="MT2"><text:file-name text:display="name-and-extension">???</text:file-name></text:span></text:p>
        </style:region-left>
        <style:region-center>
          <text:p><text:span text:style-name="MT2"><text:page-number>1</text:page-number></text:span></text:p>
        </style:region-center>
        <style:region-right>
          <text:p><text:span text:style-name="MT2">Human Resources Services, Inc.</text:span></text:p>
        </style:region-right>
      </style:footer-left>
    </style:master-page>
    <style:master-page style:name="PageStyle_5f_Current_20_Employees" style:display-name="PageStyle_Current Employe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RS</dc:title>
    <meta:initial-creator>HRS</meta:initial-creator>
    <meta:creation-date>2011-10-18T10:08:02</meta:creation-date>
    <dc:date>2022-03-07T23:15:42.330848322</dc:date>
    <meta:print-date>2021-11-29T17:06:09</meta:print-date>
    <meta:editing-cycles>42</meta:editing-cycles>
    <meta:editing-duration>PT1H18M52S</meta:editing-duration>
    <meta:generator>LibreOffice/7.0.4.2$Linux_X86_64 LibreOffice_project/00$Build-2</meta:generator>
    <meta:document-statistic meta:table-count="3" meta:cell-count="2448" meta:object-count="0"/>
  </office:meta>
</office:document-meta>
</file>